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7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6.024cm"/>
    </style:style>
    <style:style style:name="co6" style:family="table-column">
      <style:table-column-properties fo:break-before="auto" style:column-width="11.582cm"/>
    </style:style>
    <style:style style:name="co7" style:family="table-column">
      <style:table-column-properties fo:break-before="auto" style:column-width="0.9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41"/>
    <style:style style:name="ce2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M6JCX : PICO</text:p>
          </table:table-cell>
          <table:table-cell office:value-type="float" office:value="351">
            <text:p>351</text:p>
          </table:table-cell>
          <table:table-cell office:value-type="time" office:time-value="PT13H35M36S">
            <text:p>13:35:36</text:p>
          </table:table-cell>
          <table:table-cell office:value-type="float" office:value="52.213">
            <text:p>52.213</text:p>
          </table:table-cell>
          <table:table-cell office:value-type="float" office:value="0.1014">
            <text:p>0.101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C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2">
            <text:p>352</text:p>
          </table:table-cell>
          <table:table-cell office:value-type="time" office:time-value="PT13H35M49S">
            <text:p>13:35:49</text:p>
          </table:table-cell>
          <table:table-cell office:value-type="float" office:value="52.2128">
            <text:p>52.2128</text:p>
          </table:table-cell>
          <table:table-cell office:value-type="float" office:value="0.1013">
            <text:p>0.101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5A7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3">
            <text:p>353</text:p>
          </table:table-cell>
          <table:table-cell office:value-type="time" office:time-value="PT13H36M02S">
            <text:p>13:36:02</text:p>
          </table:table-cell>
          <table:table-cell office:value-type="float" office:value="52.2127">
            <text:p>52.2127</text:p>
          </table:table-cell>
          <table:table-cell office:value-type="float" office:value="0.1009">
            <text:p>0.100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D9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4">
            <text:p>354</text:p>
          </table:table-cell>
          <table:table-cell office:value-type="time" office:time-value="PT13H36M14S">
            <text:p>13:36:14</text:p>
          </table:table-cell>
          <table:table-cell office:value-type="float" office:value="52.2125">
            <text:p>52.2125</text:p>
          </table:table-cell>
          <table:table-cell office:value-type="float" office:value="0.1003">
            <text:p>0.100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805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5">
            <text:p>355</text:p>
          </table:table-cell>
          <table:table-cell office:value-type="time" office:time-value="PT13H36M28S">
            <text:p>13:36:28</text:p>
          </table:table-cell>
          <table:table-cell office:value-type="float" office:value="52.2122">
            <text:p>52.2122</text:p>
          </table:table-cell>
          <table:table-cell office:value-type="float" office:value="0.0996">
            <text:p>0.0996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7">
            <text:p>357</text:p>
          </table:table-cell>
          <table:table-cell office:value-type="time" office:time-value="PT13H36M54S">
            <text:p>13:36:54</text:p>
          </table:table-cell>
          <table:table-cell office:value-type="float" office:value="52.2117">
            <text:p>52.2117</text:p>
          </table:table-cell>
          <table:table-cell office:value-type="float" office:value="0.0983">
            <text:p>0.098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8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8">
            <text:p>358</text:p>
          </table:table-cell>
          <table:table-cell office:value-type="time" office:time-value="PT13H37M07S">
            <text:p>13:37:07</text:p>
          </table:table-cell>
          <table:table-cell office:value-type="float" office:value="52.2115">
            <text:p>52.2115</text:p>
          </table:table-cell>
          <table:table-cell office:value-type="float" office:value="0.0976">
            <text:p>0.097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87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58">
            <text:p>358</text:p>
          </table:table-cell>
          <table:table-cell office:value-type="time" office:time-value="PT13H37M07S">
            <text:p>13:37:07</text:p>
          </table:table-cell>
          <table:table-cell office:value-type="float" office:value="52.2115">
            <text:p>52.2115</text:p>
          </table:table-cell>
          <table:table-cell office:value-type="float" office:value="0.0976">
            <text:p>0.097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87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59">
            <text:p>359</text:p>
          </table:table-cell>
          <table:table-cell office:value-type="time" office:time-value="PT13H37M20S">
            <text:p>13:37:20</text:p>
          </table:table-cell>
          <table:table-cell office:value-type="float" office:value="52.2113">
            <text:p>52.2113</text:p>
          </table:table-cell>
          <table:table-cell office:value-type="float" office:value="0.097">
            <text:p>0.097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05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0">
            <text:p>360</text:p>
          </table:table-cell>
          <table:table-cell office:value-type="time" office:time-value="PT13H37M33S">
            <text:p>13:37:33</text:p>
          </table:table-cell>
          <table:table-cell office:value-type="float" office:value="52.211">
            <text:p>52.211</text:p>
          </table:table-cell>
          <table:table-cell office:value-type="float" office:value="0.0963">
            <text:p>0.096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6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0">
            <text:p>360</text:p>
          </table:table-cell>
          <table:table-cell office:value-type="time" office:time-value="PT13H37M33S">
            <text:p>13:37:33</text:p>
          </table:table-cell>
          <table:table-cell office:value-type="float" office:value="52.211">
            <text:p>52.211</text:p>
          </table:table-cell>
          <table:table-cell office:value-type="float" office:value="0.0963">
            <text:p>0.096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6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1">
            <text:p>361</text:p>
          </table:table-cell>
          <table:table-cell office:value-type="time" office:time-value="PT13H37M46S">
            <text:p>13:37:46</text:p>
          </table:table-cell>
          <table:table-cell office:value-type="float" office:value="52.2107">
            <text:p>52.2107</text:p>
          </table:table-cell>
          <table:table-cell office:value-type="float" office:value="0.0957">
            <text:p>0.0957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C7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1">
            <text:p>361</text:p>
          </table:table-cell>
          <table:table-cell office:value-type="time" office:time-value="PT13H37M46S">
            <text:p>13:37:46</text:p>
          </table:table-cell>
          <table:table-cell office:value-type="float" office:value="52.2107">
            <text:p>52.2107</text:p>
          </table:table-cell>
          <table:table-cell office:value-type="float" office:value="0.0957">
            <text:p>0.0957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C7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2">
            <text:p>362</text:p>
          </table:table-cell>
          <table:table-cell office:value-type="time" office:time-value="PT13H37M59S">
            <text:p>13:37:59</text:p>
          </table:table-cell>
          <table:table-cell office:value-type="float" office:value="52.2104">
            <text:p>52.2104</text:p>
          </table:table-cell>
          <table:table-cell office:value-type="float" office:value="0.095">
            <text:p>0.09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2">
            <text:p>362</text:p>
          </table:table-cell>
          <table:table-cell office:value-type="time" office:time-value="PT13H37M59S">
            <text:p>13:37:59</text:p>
          </table:table-cell>
          <table:table-cell office:value-type="float" office:value="52.2104">
            <text:p>52.2104</text:p>
          </table:table-cell>
          <table:table-cell office:value-type="float" office:value="0.095">
            <text:p>0.09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2">
            <text:p>362</text:p>
          </table:table-cell>
          <table:table-cell office:value-type="time" office:time-value="PT13H37M59S">
            <text:p>13:37:59</text:p>
          </table:table-cell>
          <table:table-cell office:value-type="float" office:value="52.2104">
            <text:p>52.2104</text:p>
          </table:table-cell>
          <table:table-cell office:value-type="float" office:value="0.095">
            <text:p>0.09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3">
            <text:p>363</text:p>
          </table:table-cell>
          <table:table-cell office:value-type="time" office:time-value="PT13H38M12S">
            <text:p>13:38:12</text:p>
          </table:table-cell>
          <table:table-cell office:value-type="float" office:value="52.2101">
            <text:p>52.2101</text:p>
          </table:table-cell>
          <table:table-cell office:value-type="float" office:value="0.0942">
            <text:p>0.094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3">
            <text:p>363</text:p>
          </table:table-cell>
          <table:table-cell office:value-type="time" office:time-value="PT13H38M12S">
            <text:p>13:38:12</text:p>
          </table:table-cell>
          <table:table-cell office:value-type="float" office:value="52.2101">
            <text:p>52.2101</text:p>
          </table:table-cell>
          <table:table-cell office:value-type="float" office:value="0.0942">
            <text:p>0.094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F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3">
            <text:p>363</text:p>
          </table:table-cell>
          <table:table-cell office:value-type="time" office:time-value="PT13H38M12S">
            <text:p>13:38:12</text:p>
          </table:table-cell>
          <table:table-cell office:value-type="float" office:value="52.2101">
            <text:p>52.2101</text:p>
          </table:table-cell>
          <table:table-cell office:value-type="float" office:value="0.0942">
            <text:p>0.094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4">
            <text:p>364</text:p>
          </table:table-cell>
          <table:table-cell office:value-type="time" office:time-value="PT13H38M25S">
            <text:p>13:38:25</text:p>
          </table:table-cell>
          <table:table-cell office:value-type="float" office:value="52.2098">
            <text:p>52.2098</text:p>
          </table:table-cell>
          <table:table-cell office:value-type="float" office:value="0.0935">
            <text:p>0.093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F2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4">
            <text:p>364</text:p>
          </table:table-cell>
          <table:table-cell office:value-type="time" office:time-value="PT13H38M25S">
            <text:p>13:38:25</text:p>
          </table:table-cell>
          <table:table-cell office:value-type="float" office:value="52.2098">
            <text:p>52.2098</text:p>
          </table:table-cell>
          <table:table-cell office:value-type="float" office:value="0.0935">
            <text:p>0.093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F2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4">
            <text:p>364</text:p>
          </table:table-cell>
          <table:table-cell office:value-type="time" office:time-value="PT13H38M25S">
            <text:p>13:38:25</text:p>
          </table:table-cell>
          <table:table-cell office:value-type="float" office:value="52.2098">
            <text:p>52.2098</text:p>
          </table:table-cell>
          <table:table-cell office:value-type="float" office:value="0.0935">
            <text:p>0.093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F2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5">
            <text:p>365</text:p>
          </table:table-cell>
          <table:table-cell office:value-type="time" office:time-value="PT13H38M38S">
            <text:p>13:38:38</text:p>
          </table:table-cell>
          <table:table-cell office:value-type="float" office:value="52.2095">
            <text:p>52.2095</text:p>
          </table:table-cell>
          <table:table-cell office:value-type="float" office:value="0.0928">
            <text:p>0.09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2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5">
            <text:p>365</text:p>
          </table:table-cell>
          <table:table-cell office:value-type="time" office:time-value="PT13H38M38S">
            <text:p>13:38:38</text:p>
          </table:table-cell>
          <table:table-cell office:value-type="float" office:value="52.2095">
            <text:p>52.2095</text:p>
          </table:table-cell>
          <table:table-cell office:value-type="float" office:value="0.0928">
            <text:p>0.09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2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5">
            <text:p>365</text:p>
          </table:table-cell>
          <table:table-cell office:value-type="time" office:time-value="PT13H38M38S">
            <text:p>13:38:38</text:p>
          </table:table-cell>
          <table:table-cell office:value-type="float" office:value="52.2095">
            <text:p>52.2095</text:p>
          </table:table-cell>
          <table:table-cell office:value-type="float" office:value="0.0928">
            <text:p>0.09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2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6">
            <text:p>366</text:p>
          </table:table-cell>
          <table:table-cell office:value-type="time" office:time-value="PT13H38M51S">
            <text:p>13:38:51</text:p>
          </table:table-cell>
          <table:table-cell office:value-type="float" office:value="52.2092">
            <text:p>52.2092</text:p>
          </table:table-cell>
          <table:table-cell office:value-type="float" office:value="0.0921">
            <text:p>0.092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B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6">
            <text:p>366</text:p>
          </table:table-cell>
          <table:table-cell office:value-type="time" office:time-value="PT13H38M51S">
            <text:p>13:38:51</text:p>
          </table:table-cell>
          <table:table-cell office:value-type="float" office:value="52.2092">
            <text:p>52.2092</text:p>
          </table:table-cell>
          <table:table-cell office:value-type="float" office:value="0.0921">
            <text:p>0.092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B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6">
            <text:p>366</text:p>
          </table:table-cell>
          <table:table-cell office:value-type="time" office:time-value="PT13H38M51S">
            <text:p>13:38:51</text:p>
          </table:table-cell>
          <table:table-cell office:value-type="float" office:value="52.2092">
            <text:p>52.2092</text:p>
          </table:table-cell>
          <table:table-cell office:value-type="float" office:value="0.0921">
            <text:p>0.092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BA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7">
            <text:p>367</text:p>
          </table:table-cell>
          <table:table-cell office:value-type="time" office:time-value="PT13H39M04S">
            <text:p>13:39:04</text:p>
          </table:table-cell>
          <table:table-cell office:value-type="float" office:value="52.2089">
            <text:p>52.2089</text:p>
          </table:table-cell>
          <table:table-cell office:value-type="float" office:value="0.0913">
            <text:p>0.091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0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7">
            <text:p>367</text:p>
          </table:table-cell>
          <table:table-cell office:value-type="time" office:time-value="PT13H39M04S">
            <text:p>13:39:04</text:p>
          </table:table-cell>
          <table:table-cell office:value-type="float" office:value="52.2089">
            <text:p>52.2089</text:p>
          </table:table-cell>
          <table:table-cell office:value-type="float" office:value="0.0913">
            <text:p>0.091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0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7">
            <text:p>367</text:p>
          </table:table-cell>
          <table:table-cell office:value-type="time" office:time-value="PT13H39M04S">
            <text:p>13:39:04</text:p>
          </table:table-cell>
          <table:table-cell office:value-type="float" office:value="52.2089">
            <text:p>52.2089</text:p>
          </table:table-cell>
          <table:table-cell office:value-type="float" office:value="0.0913">
            <text:p>0.091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0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8">
            <text:p>368</text:p>
          </table:table-cell>
          <table:table-cell office:value-type="time" office:time-value="PT13H39M17S">
            <text:p>13:39:17</text:p>
          </table:table-cell>
          <table:table-cell office:value-type="float" office:value="52.2085">
            <text:p>52.2085</text:p>
          </table:table-cell>
          <table:table-cell office:value-type="float" office:value="0.0905">
            <text:p>0.0905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86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8">
            <text:p>368</text:p>
          </table:table-cell>
          <table:table-cell office:value-type="time" office:time-value="PT13H39M17S">
            <text:p>13:39:17</text:p>
          </table:table-cell>
          <table:table-cell office:value-type="float" office:value="52.2085">
            <text:p>52.2085</text:p>
          </table:table-cell>
          <table:table-cell office:value-type="float" office:value="0.0905">
            <text:p>0.0905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86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8">
            <text:p>368</text:p>
          </table:table-cell>
          <table:table-cell office:value-type="time" office:time-value="PT13H39M17S">
            <text:p>13:39:17</text:p>
          </table:table-cell>
          <table:table-cell office:value-type="float" office:value="52.2085">
            <text:p>52.2085</text:p>
          </table:table-cell>
          <table:table-cell office:value-type="float" office:value="0.0905">
            <text:p>0.0905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86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69">
            <text:p>369</text:p>
          </table:table-cell>
          <table:table-cell office:value-type="time" office:time-value="PT13H39M30S">
            <text:p>13:39:30</text:p>
          </table:table-cell>
          <table:table-cell office:value-type="float" office:value="52.208">
            <text:p>52.208</text:p>
          </table:table-cell>
          <table:table-cell office:value-type="float" office:value="0.0897">
            <text:p>0.0897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6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69">
            <text:p>369</text:p>
          </table:table-cell>
          <table:table-cell office:value-type="time" office:time-value="PT13H39M30S">
            <text:p>13:39:30</text:p>
          </table:table-cell>
          <table:table-cell office:value-type="float" office:value="52.208">
            <text:p>52.208</text:p>
          </table:table-cell>
          <table:table-cell office:value-type="float" office:value="0.0897">
            <text:p>0.0897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6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69">
            <text:p>369</text:p>
          </table:table-cell>
          <table:table-cell office:value-type="time" office:time-value="PT13H39M30S">
            <text:p>13:39:30</text:p>
          </table:table-cell>
          <table:table-cell office:value-type="float" office:value="52.208">
            <text:p>52.208</text:p>
          </table:table-cell>
          <table:table-cell office:value-type="float" office:value="0.0897">
            <text:p>0.0897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6E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0">
            <text:p>370</text:p>
          </table:table-cell>
          <table:table-cell office:value-type="time" office:time-value="PT13H39M44S">
            <text:p>13:39:44</text:p>
          </table:table-cell>
          <table:table-cell office:value-type="float" office:value="52.2076">
            <text:p>52.2076</text:p>
          </table:table-cell>
          <table:table-cell office:value-type="float" office:value="0.0888">
            <text:p>0.0888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3E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0">
            <text:p>370</text:p>
          </table:table-cell>
          <table:table-cell office:value-type="time" office:time-value="PT13H39M44S">
            <text:p>13:39:44</text:p>
          </table:table-cell>
          <table:table-cell office:value-type="float" office:value="52.2076">
            <text:p>52.2076</text:p>
          </table:table-cell>
          <table:table-cell office:value-type="float" office:value="0.0888">
            <text:p>0.0888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3E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1">
            <text:p>371</text:p>
          </table:table-cell>
          <table:table-cell office:value-type="time" office:time-value="PT13H39M57S">
            <text:p>13:39:57</text:p>
          </table:table-cell>
          <table:table-cell office:value-type="float" office:value="52.207">
            <text:p>52.207</text:p>
          </table:table-cell>
          <table:table-cell office:value-type="float" office:value="0.0879">
            <text:p>0.087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08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1">
            <text:p>371</text:p>
          </table:table-cell>
          <table:table-cell office:value-type="time" office:time-value="PT13H39M57S">
            <text:p>13:39:57</text:p>
          </table:table-cell>
          <table:table-cell office:value-type="float" office:value="52.207">
            <text:p>52.207</text:p>
          </table:table-cell>
          <table:table-cell office:value-type="float" office:value="0.0879">
            <text:p>0.087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08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1">
            <text:p>371</text:p>
          </table:table-cell>
          <table:table-cell office:value-type="time" office:time-value="PT13H39M57S">
            <text:p>13:39:57</text:p>
          </table:table-cell>
          <table:table-cell office:value-type="float" office:value="52.207">
            <text:p>52.207</text:p>
          </table:table-cell>
          <table:table-cell office:value-type="float" office:value="0.0879">
            <text:p>0.087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08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2">
            <text:p>372</text:p>
          </table:table-cell>
          <table:table-cell office:value-type="time" office:time-value="PT13H40M10S">
            <text:p>13:40:10</text:p>
          </table:table-cell>
          <table:table-cell office:value-type="float" office:value="52.2064">
            <text:p>52.2064</text:p>
          </table:table-cell>
          <table:table-cell office:value-type="float" office:value="0.087">
            <text:p>0.087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6E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2">
            <text:p>372</text:p>
          </table:table-cell>
          <table:table-cell office:value-type="time" office:time-value="PT13H40M10S">
            <text:p>13:40:10</text:p>
          </table:table-cell>
          <table:table-cell office:value-type="float" office:value="52.2064">
            <text:p>52.2064</text:p>
          </table:table-cell>
          <table:table-cell office:value-type="float" office:value="0.087">
            <text:p>0.087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6E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3">
            <text:p>373</text:p>
          </table:table-cell>
          <table:table-cell office:value-type="time" office:time-value="PT13H40M23S">
            <text:p>13:40:23</text:p>
          </table:table-cell>
          <table:table-cell office:value-type="float" office:value="52.2058">
            <text:p>52.2058</text:p>
          </table:table-cell>
          <table:table-cell office:value-type="float" office:value="0.0861">
            <text:p>0.0861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82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3">
            <text:p>373</text:p>
          </table:table-cell>
          <table:table-cell office:value-type="time" office:time-value="PT13H40M23S">
            <text:p>13:40:23</text:p>
          </table:table-cell>
          <table:table-cell office:value-type="float" office:value="52.2058">
            <text:p>52.2058</text:p>
          </table:table-cell>
          <table:table-cell office:value-type="float" office:value="0.0861">
            <text:p>0.0861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82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4">
            <text:p>374</text:p>
          </table:table-cell>
          <table:table-cell office:value-type="time" office:time-value="PT13H40M36S">
            <text:p>13:40:36</text:p>
          </table:table-cell>
          <table:table-cell office:value-type="float" office:value="52.2052">
            <text:p>52.2052</text:p>
          </table:table-cell>
          <table:table-cell office:value-type="float" office:value="0.0852">
            <text:p>0.0852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5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4">
            <text:p>374</text:p>
          </table:table-cell>
          <table:table-cell office:value-type="time" office:time-value="PT13H40M36S">
            <text:p>13:40:36</text:p>
          </table:table-cell>
          <table:table-cell office:value-type="float" office:value="52.2052">
            <text:p>52.2052</text:p>
          </table:table-cell>
          <table:table-cell office:value-type="float" office:value="0.0852">
            <text:p>0.0852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5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4">
            <text:p>374</text:p>
          </table:table-cell>
          <table:table-cell office:value-type="time" office:time-value="PT13H40M36S">
            <text:p>13:40:36</text:p>
          </table:table-cell>
          <table:table-cell office:value-type="float" office:value="52.2052">
            <text:p>52.2052</text:p>
          </table:table-cell>
          <table:table-cell office:value-type="float" office:value="0.0852">
            <text:p>0.0852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5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5">
            <text:p>375</text:p>
          </table:table-cell>
          <table:table-cell office:value-type="time" office:time-value="PT13H40M49S">
            <text:p>13:40:49</text:p>
          </table:table-cell>
          <table:table-cell office:value-type="float" office:value="52.2046">
            <text:p>52.2046</text:p>
          </table:table-cell>
          <table:table-cell office:value-type="float" office:value="0.0844">
            <text:p>0.0844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3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5">
            <text:p>375</text:p>
          </table:table-cell>
          <table:table-cell office:value-type="time" office:time-value="PT13H40M49S">
            <text:p>13:40:49</text:p>
          </table:table-cell>
          <table:table-cell office:value-type="float" office:value="52.2046">
            <text:p>52.2046</text:p>
          </table:table-cell>
          <table:table-cell office:value-type="float" office:value="0.0844">
            <text:p>0.0844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3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6">
            <text:p>376</text:p>
          </table:table-cell>
          <table:table-cell office:value-type="time" office:time-value="PT13H41M02S">
            <text:p>13:41:02</text:p>
          </table:table-cell>
          <table:table-cell office:value-type="float" office:value="52.2039">
            <text:p>52.2039</text:p>
          </table:table-cell>
          <table:table-cell office:value-type="float" office:value="0.0835">
            <text:p>0.0835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3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6">
            <text:p>376</text:p>
          </table:table-cell>
          <table:table-cell office:value-type="time" office:time-value="PT13H41M02S">
            <text:p>13:41:02</text:p>
          </table:table-cell>
          <table:table-cell office:value-type="float" office:value="52.2039">
            <text:p>52.2039</text:p>
          </table:table-cell>
          <table:table-cell office:value-type="float" office:value="0.0835">
            <text:p>0.0835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3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7">
            <text:p>377</text:p>
          </table:table-cell>
          <table:table-cell office:value-type="time" office:time-value="PT13H41M15S">
            <text:p>13:41:15</text:p>
          </table:table-cell>
          <table:table-cell office:value-type="float" office:value="52.2033">
            <text:p>52.2033</text:p>
          </table:table-cell>
          <table:table-cell office:value-type="float" office:value="0.0827">
            <text:p>0.082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7">
            <text:p>377</text:p>
          </table:table-cell>
          <table:table-cell office:value-type="time" office:time-value="PT13H41M15S">
            <text:p>13:41:15</text:p>
          </table:table-cell>
          <table:table-cell office:value-type="float" office:value="52.2033">
            <text:p>52.2033</text:p>
          </table:table-cell>
          <table:table-cell office:value-type="float" office:value="0.0827">
            <text:p>0.082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7">
            <text:p>377</text:p>
          </table:table-cell>
          <table:table-cell office:value-type="time" office:time-value="PT13H41M15S">
            <text:p>13:41:15</text:p>
          </table:table-cell>
          <table:table-cell office:value-type="float" office:value="52.2033">
            <text:p>52.2033</text:p>
          </table:table-cell>
          <table:table-cell office:value-type="float" office:value="0.0827">
            <text:p>0.082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8">
            <text:p>378</text:p>
          </table:table-cell>
          <table:table-cell office:value-type="time" office:time-value="PT13H41M28S">
            <text:p>13:41:28</text:p>
          </table:table-cell>
          <table:table-cell office:value-type="float" office:value="52.2027">
            <text:p>52.2027</text:p>
          </table:table-cell>
          <table:table-cell office:value-type="float" office:value="0.082">
            <text:p>0.082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B9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8">
            <text:p>378</text:p>
          </table:table-cell>
          <table:table-cell office:value-type="time" office:time-value="PT13H41M28S">
            <text:p>13:41:28</text:p>
          </table:table-cell>
          <table:table-cell office:value-type="float" office:value="52.2027">
            <text:p>52.2027</text:p>
          </table:table-cell>
          <table:table-cell office:value-type="float" office:value="0.082">
            <text:p>0.082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B9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79">
            <text:p>379</text:p>
          </table:table-cell>
          <table:table-cell office:value-type="time" office:time-value="PT13H41M41S">
            <text:p>13:41:41</text:p>
          </table:table-cell>
          <table:table-cell office:value-type="float" office:value="52.2021">
            <text:p>52.2021</text:p>
          </table:table-cell>
          <table:table-cell office:value-type="float" office:value="0.0812">
            <text:p>0.0812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79">
            <text:p>379</text:p>
          </table:table-cell>
          <table:table-cell office:value-type="time" office:time-value="PT13H41M41S">
            <text:p>13:41:41</text:p>
          </table:table-cell>
          <table:table-cell office:value-type="float" office:value="52.2021">
            <text:p>52.2021</text:p>
          </table:table-cell>
          <table:table-cell office:value-type="float" office:value="0.0812">
            <text:p>0.0812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79">
            <text:p>379</text:p>
          </table:table-cell>
          <table:table-cell office:value-type="time" office:time-value="PT13H41M41S">
            <text:p>13:41:41</text:p>
          </table:table-cell>
          <table:table-cell office:value-type="float" office:value="52.2021">
            <text:p>52.2021</text:p>
          </table:table-cell>
          <table:table-cell office:value-type="float" office:value="0.0812">
            <text:p>0.0812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6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0">
            <text:p>380</text:p>
          </table:table-cell>
          <table:table-cell office:value-type="time" office:time-value="PT13H41M54S">
            <text:p>13:41:54</text:p>
          </table:table-cell>
          <table:table-cell office:value-type="float" office:value="52.2014">
            <text:p>52.2014</text:p>
          </table:table-cell>
          <table:table-cell office:value-type="float" office:value="0.0805">
            <text:p>0.080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DF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0">
            <text:p>380</text:p>
          </table:table-cell>
          <table:table-cell office:value-type="time" office:time-value="PT13H41M54S">
            <text:p>13:41:54</text:p>
          </table:table-cell>
          <table:table-cell office:value-type="float" office:value="52.2014">
            <text:p>52.2014</text:p>
          </table:table-cell>
          <table:table-cell office:value-type="float" office:value="0.0805">
            <text:p>0.080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DF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0">
            <text:p>380</text:p>
          </table:table-cell>
          <table:table-cell office:value-type="time" office:time-value="PT13H41M54S">
            <text:p>13:41:54</text:p>
          </table:table-cell>
          <table:table-cell office:value-type="float" office:value="52.2014">
            <text:p>52.2014</text:p>
          </table:table-cell>
          <table:table-cell office:value-type="float" office:value="0.0805">
            <text:p>0.080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DFA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1">
            <text:p>381</text:p>
          </table:table-cell>
          <table:table-cell office:value-type="time" office:time-value="PT13H42M07S">
            <text:p>13:42:07</text:p>
          </table:table-cell>
          <table:table-cell office:value-type="float" office:value="52.2008">
            <text:p>52.2008</text:p>
          </table:table-cell>
          <table:table-cell office:value-type="float" office:value="0.0798">
            <text:p>0.079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DE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1">
            <text:p>381</text:p>
          </table:table-cell>
          <table:table-cell office:value-type="time" office:time-value="PT13H42M07S">
            <text:p>13:42:07</text:p>
          </table:table-cell>
          <table:table-cell office:value-type="float" office:value="52.2008">
            <text:p>52.2008</text:p>
          </table:table-cell>
          <table:table-cell office:value-type="float" office:value="0.0798">
            <text:p>0.079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DE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1">
            <text:p>381</text:p>
          </table:table-cell>
          <table:table-cell office:value-type="time" office:time-value="PT13H42M07S">
            <text:p>13:42:07</text:p>
          </table:table-cell>
          <table:table-cell office:value-type="float" office:value="52.2008">
            <text:p>52.2008</text:p>
          </table:table-cell>
          <table:table-cell office:value-type="float" office:value="0.0798">
            <text:p>0.079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DE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2">
            <text:p>382</text:p>
          </table:table-cell>
          <table:table-cell office:value-type="time" office:time-value="PT13H42M20S">
            <text:p>13:42:20</text:p>
          </table:table-cell>
          <table:table-cell office:value-type="float" office:value="52.2002">
            <text:p>52.2002</text:p>
          </table:table-cell>
          <table:table-cell office:value-type="float" office:value="0.0791">
            <text:p>0.0791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7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2">
            <text:p>382</text:p>
          </table:table-cell>
          <table:table-cell office:value-type="time" office:time-value="PT13H42M20S">
            <text:p>13:42:20</text:p>
          </table:table-cell>
          <table:table-cell office:value-type="float" office:value="52.2002">
            <text:p>52.2002</text:p>
          </table:table-cell>
          <table:table-cell office:value-type="float" office:value="0.0791">
            <text:p>0.0791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7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3">
            <text:p>383</text:p>
          </table:table-cell>
          <table:table-cell office:value-type="time" office:time-value="PT13H42M33S">
            <text:p>13:42:33</text:p>
          </table:table-cell>
          <table:table-cell office:value-type="float" office:value="52.1996">
            <text:p>52.1996</text:p>
          </table:table-cell>
          <table:table-cell office:value-type="float" office:value="0.0785">
            <text:p>0.0785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06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3">
            <text:p>383</text:p>
          </table:table-cell>
          <table:table-cell office:value-type="time" office:time-value="PT13H42M33S">
            <text:p>13:42:33</text:p>
          </table:table-cell>
          <table:table-cell office:value-type="float" office:value="52.1996">
            <text:p>52.1996</text:p>
          </table:table-cell>
          <table:table-cell office:value-type="float" office:value="0.0785">
            <text:p>0.0785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06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3">
            <text:p>383</text:p>
          </table:table-cell>
          <table:table-cell office:value-type="time" office:time-value="PT13H42M33S">
            <text:p>13:42:33</text:p>
          </table:table-cell>
          <table:table-cell office:value-type="float" office:value="52.1996">
            <text:p>52.1996</text:p>
          </table:table-cell>
          <table:table-cell office:value-type="float" office:value="0.0785">
            <text:p>0.0785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06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4">
            <text:p>384</text:p>
          </table:table-cell>
          <table:table-cell office:value-type="time" office:time-value="PT13H42M46S">
            <text:p>13:42:46</text:p>
          </table:table-cell>
          <table:table-cell office:value-type="float" office:value="52.199">
            <text:p>52.199</text:p>
          </table:table-cell>
          <table:table-cell office:value-type="float" office:value="0.0778">
            <text:p>0.077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2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4">
            <text:p>384</text:p>
          </table:table-cell>
          <table:table-cell office:value-type="time" office:time-value="PT13H42M46S">
            <text:p>13:42:46</text:p>
          </table:table-cell>
          <table:table-cell office:value-type="float" office:value="52.199">
            <text:p>52.199</text:p>
          </table:table-cell>
          <table:table-cell office:value-type="float" office:value="0.0778">
            <text:p>0.077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2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4">
            <text:p>384</text:p>
          </table:table-cell>
          <table:table-cell office:value-type="time" office:time-value="PT13H42M46S">
            <text:p>13:42:46</text:p>
          </table:table-cell>
          <table:table-cell office:value-type="float" office:value="52.199">
            <text:p>52.199</text:p>
          </table:table-cell>
          <table:table-cell office:value-type="float" office:value="0.0778">
            <text:p>0.077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2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5">
            <text:p>385</text:p>
          </table:table-cell>
          <table:table-cell office:value-type="time" office:time-value="PT13H43M00S">
            <text:p>13:43:00</text:p>
          </table:table-cell>
          <table:table-cell office:value-type="float" office:value="52.1983">
            <text:p>52.1983</text:p>
          </table:table-cell>
          <table:table-cell office:value-type="float" office:value="0.0772">
            <text:p>0.077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C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5">
            <text:p>385</text:p>
          </table:table-cell>
          <table:table-cell office:value-type="time" office:time-value="PT13H43M00S">
            <text:p>13:43:00</text:p>
          </table:table-cell>
          <table:table-cell office:value-type="float" office:value="52.1983">
            <text:p>52.1983</text:p>
          </table:table-cell>
          <table:table-cell office:value-type="float" office:value="0.0772">
            <text:p>0.077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C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6">
            <text:p>386</text:p>
          </table:table-cell>
          <table:table-cell office:value-type="time" office:time-value="PT13H43M13S">
            <text:p>13:43:13</text:p>
          </table:table-cell>
          <table:table-cell office:value-type="float" office:value="52.1977">
            <text:p>52.1977</text:p>
          </table:table-cell>
          <table:table-cell office:value-type="float" office:value="0.0765">
            <text:p>0.076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1E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6">
            <text:p>386</text:p>
          </table:table-cell>
          <table:table-cell office:value-type="time" office:time-value="PT13H43M13S">
            <text:p>13:43:13</text:p>
          </table:table-cell>
          <table:table-cell office:value-type="float" office:value="52.1977">
            <text:p>52.1977</text:p>
          </table:table-cell>
          <table:table-cell office:value-type="float" office:value="0.0765">
            <text:p>0.076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1E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7">
            <text:p>387</text:p>
          </table:table-cell>
          <table:table-cell office:value-type="time" office:time-value="PT13H43M26S">
            <text:p>13:43:26</text:p>
          </table:table-cell>
          <table:table-cell office:value-type="float" office:value="52.197">
            <text:p>52.197</text:p>
          </table:table-cell>
          <table:table-cell office:value-type="float" office:value="0.0759">
            <text:p>0.0759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8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7">
            <text:p>387</text:p>
          </table:table-cell>
          <table:table-cell office:value-type="time" office:time-value="PT13H43M26S">
            <text:p>13:43:26</text:p>
          </table:table-cell>
          <table:table-cell office:value-type="float" office:value="52.197">
            <text:p>52.197</text:p>
          </table:table-cell>
          <table:table-cell office:value-type="float" office:value="0.0759">
            <text:p>0.0759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8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7">
            <text:p>387</text:p>
          </table:table-cell>
          <table:table-cell office:value-type="time" office:time-value="PT13H43M26S">
            <text:p>13:43:26</text:p>
          </table:table-cell>
          <table:table-cell office:value-type="float" office:value="52.197">
            <text:p>52.197</text:p>
          </table:table-cell>
          <table:table-cell office:value-type="float" office:value="0.0759">
            <text:p>0.0759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8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8">
            <text:p>388</text:p>
          </table:table-cell>
          <table:table-cell office:value-type="time" office:time-value="PT13H43M39S">
            <text:p>13:43:39</text:p>
          </table:table-cell>
          <table:table-cell office:value-type="float" office:value="52.1964">
            <text:p>52.1964</text:p>
          </table:table-cell>
          <table:table-cell office:value-type="float" office:value="0.0753">
            <text:p>0.0753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C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8">
            <text:p>388</text:p>
          </table:table-cell>
          <table:table-cell office:value-type="time" office:time-value="PT13H43M39S">
            <text:p>13:43:39</text:p>
          </table:table-cell>
          <table:table-cell office:value-type="float" office:value="52.1964">
            <text:p>52.1964</text:p>
          </table:table-cell>
          <table:table-cell office:value-type="float" office:value="0.0753">
            <text:p>0.0753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C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8">
            <text:p>388</text:p>
          </table:table-cell>
          <table:table-cell office:value-type="time" office:time-value="PT13H43M39S">
            <text:p>13:43:39</text:p>
          </table:table-cell>
          <table:table-cell office:value-type="float" office:value="52.1964">
            <text:p>52.1964</text:p>
          </table:table-cell>
          <table:table-cell office:value-type="float" office:value="0.0753">
            <text:p>0.0753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C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89">
            <text:p>389</text:p>
          </table:table-cell>
          <table:table-cell office:value-type="time" office:time-value="PT13H43M52S">
            <text:p>13:43:52</text:p>
          </table:table-cell>
          <table:table-cell office:value-type="float" office:value="52.1958">
            <text:p>52.1958</text:p>
          </table:table-cell>
          <table:table-cell office:value-type="float" office:value="0.0747">
            <text:p>0.0747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90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89">
            <text:p>389</text:p>
          </table:table-cell>
          <table:table-cell office:value-type="time" office:time-value="PT13H43M52S">
            <text:p>13:43:52</text:p>
          </table:table-cell>
          <table:table-cell office:value-type="float" office:value="52.1958">
            <text:p>52.1958</text:p>
          </table:table-cell>
          <table:table-cell office:value-type="float" office:value="0.0747">
            <text:p>0.0747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90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89">
            <text:p>389</text:p>
          </table:table-cell>
          <table:table-cell office:value-type="time" office:time-value="PT13H43M52S">
            <text:p>13:43:52</text:p>
          </table:table-cell>
          <table:table-cell office:value-type="float" office:value="52.1958">
            <text:p>52.1958</text:p>
          </table:table-cell>
          <table:table-cell office:value-type="float" office:value="0.0747">
            <text:p>0.0747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90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0">
            <text:p>390</text:p>
          </table:table-cell>
          <table:table-cell office:value-type="time" office:time-value="PT13H44M05S">
            <text:p>13:44:05</text:p>
          </table:table-cell>
          <table:table-cell office:value-type="float" office:value="52.1951">
            <text:p>52.1951</text:p>
          </table:table-cell>
          <table:table-cell office:value-type="float" office:value="0.0741">
            <text:p>0.074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0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0">
            <text:p>390</text:p>
          </table:table-cell>
          <table:table-cell office:value-type="time" office:time-value="PT13H44M05S">
            <text:p>13:44:05</text:p>
          </table:table-cell>
          <table:table-cell office:value-type="float" office:value="52.1951">
            <text:p>52.1951</text:p>
          </table:table-cell>
          <table:table-cell office:value-type="float" office:value="0.0741">
            <text:p>0.074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0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1">
            <text:p>391</text:p>
          </table:table-cell>
          <table:table-cell office:value-type="time" office:time-value="PT13H44M18S">
            <text:p>13:44:18</text:p>
          </table:table-cell>
          <table:table-cell office:value-type="float" office:value="52.1944">
            <text:p>52.1944</text:p>
          </table:table-cell>
          <table:table-cell office:value-type="float" office:value="0.0735">
            <text:p>0.073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B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1">
            <text:p>391</text:p>
          </table:table-cell>
          <table:table-cell office:value-type="time" office:time-value="PT13H44M18S">
            <text:p>13:44:18</text:p>
          </table:table-cell>
          <table:table-cell office:value-type="float" office:value="52.1944">
            <text:p>52.1944</text:p>
          </table:table-cell>
          <table:table-cell office:value-type="float" office:value="0.0735">
            <text:p>0.073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B1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2">
            <text:p>392</text:p>
          </table:table-cell>
          <table:table-cell office:value-type="time" office:time-value="PT13H44M31S">
            <text:p>13:44:31</text:p>
          </table:table-cell>
          <table:table-cell office:value-type="float" office:value="52.1937">
            <text:p>52.1937</text:p>
          </table:table-cell>
          <table:table-cell office:value-type="float" office:value="0.0729">
            <text:p>0.0729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2">
            <text:p>392</text:p>
          </table:table-cell>
          <table:table-cell office:value-type="time" office:time-value="PT13H44M31S">
            <text:p>13:44:31</text:p>
          </table:table-cell>
          <table:table-cell office:value-type="float" office:value="52.1937">
            <text:p>52.1937</text:p>
          </table:table-cell>
          <table:table-cell office:value-type="float" office:value="0.0729">
            <text:p>0.0729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2">
            <text:p>392</text:p>
          </table:table-cell>
          <table:table-cell office:value-type="time" office:time-value="PT13H44M31S">
            <text:p>13:44:31</text:p>
          </table:table-cell>
          <table:table-cell office:value-type="float" office:value="52.1937">
            <text:p>52.1937</text:p>
          </table:table-cell>
          <table:table-cell office:value-type="float" office:value="0.0729">
            <text:p>0.0729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6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3">
            <text:p>393</text:p>
          </table:table-cell>
          <table:table-cell office:value-type="time" office:time-value="PT13H44M44S">
            <text:p>13:44:44</text:p>
          </table:table-cell>
          <table:table-cell office:value-type="float" office:value="52.193">
            <text:p>52.193</text:p>
          </table:table-cell>
          <table:table-cell office:value-type="float" office:value="0.0723">
            <text:p>0.0723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5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3">
            <text:p>393</text:p>
          </table:table-cell>
          <table:table-cell office:value-type="time" office:time-value="PT13H44M44S">
            <text:p>13:44:44</text:p>
          </table:table-cell>
          <table:table-cell office:value-type="float" office:value="52.193">
            <text:p>52.193</text:p>
          </table:table-cell>
          <table:table-cell office:value-type="float" office:value="0.0723">
            <text:p>0.0723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5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3">
            <text:p>393</text:p>
          </table:table-cell>
          <table:table-cell office:value-type="time" office:time-value="PT13H44M44S">
            <text:p>13:44:44</text:p>
          </table:table-cell>
          <table:table-cell office:value-type="float" office:value="52.193">
            <text:p>52.193</text:p>
          </table:table-cell>
          <table:table-cell office:value-type="float" office:value="0.0723">
            <text:p>0.0723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5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4">
            <text:p>394</text:p>
          </table:table-cell>
          <table:table-cell office:value-type="time" office:time-value="PT13H44M57S">
            <text:p>13:44:57</text:p>
          </table:table-cell>
          <table:table-cell office:value-type="float" office:value="52.1922">
            <text:p>52.1922</text:p>
          </table:table-cell>
          <table:table-cell office:value-type="float" office:value="0.0717">
            <text:p>0.0717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3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4">
            <text:p>394</text:p>
          </table:table-cell>
          <table:table-cell office:value-type="time" office:time-value="PT13H44M57S">
            <text:p>13:44:57</text:p>
          </table:table-cell>
          <table:table-cell office:value-type="float" office:value="52.1922">
            <text:p>52.1922</text:p>
          </table:table-cell>
          <table:table-cell office:value-type="float" office:value="0.0717">
            <text:p>0.0717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3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4">
            <text:p>394</text:p>
          </table:table-cell>
          <table:table-cell office:value-type="time" office:time-value="PT13H44M57S">
            <text:p>13:44:57</text:p>
          </table:table-cell>
          <table:table-cell office:value-type="float" office:value="52.1922">
            <text:p>52.1922</text:p>
          </table:table-cell>
          <table:table-cell office:value-type="float" office:value="0.0717">
            <text:p>0.0717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3A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5">
            <text:p>395</text:p>
          </table:table-cell>
          <table:table-cell office:value-type="time" office:time-value="PT13H45M10S">
            <text:p>13:45:10</text:p>
          </table:table-cell>
          <table:table-cell office:value-type="float" office:value="52.1915">
            <text:p>52.1915</text:p>
          </table:table-cell>
          <table:table-cell office:value-type="float" office:value="0.0711">
            <text:p>0.071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5">
            <text:p>395</text:p>
          </table:table-cell>
          <table:table-cell office:value-type="time" office:time-value="PT13H45M10S">
            <text:p>13:45:10</text:p>
          </table:table-cell>
          <table:table-cell office:value-type="float" office:value="52.1915">
            <text:p>52.1915</text:p>
          </table:table-cell>
          <table:table-cell office:value-type="float" office:value="0.0711">
            <text:p>0.071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2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5">
            <text:p>395</text:p>
          </table:table-cell>
          <table:table-cell office:value-type="time" office:time-value="PT13H45M10S">
            <text:p>13:45:10</text:p>
          </table:table-cell>
          <table:table-cell office:value-type="float" office:value="52.1915">
            <text:p>52.1915</text:p>
          </table:table-cell>
          <table:table-cell office:value-type="float" office:value="0.0711">
            <text:p>0.071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2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6">
            <text:p>396</text:p>
          </table:table-cell>
          <table:table-cell office:value-type="time" office:time-value="PT13H45M23S">
            <text:p>13:45:23</text:p>
          </table:table-cell>
          <table:table-cell office:value-type="float" office:value="52.1908">
            <text:p>52.1908</text:p>
          </table:table-cell>
          <table:table-cell office:value-type="float" office:value="0.0706">
            <text:p>0.0706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D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6">
            <text:p>396</text:p>
          </table:table-cell>
          <table:table-cell office:value-type="time" office:time-value="PT13H45M23S">
            <text:p>13:45:23</text:p>
          </table:table-cell>
          <table:table-cell office:value-type="float" office:value="52.1908">
            <text:p>52.1908</text:p>
          </table:table-cell>
          <table:table-cell office:value-type="float" office:value="0.0706">
            <text:p>0.0706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6">
            <text:p>396</text:p>
          </table:table-cell>
          <table:table-cell office:value-type="time" office:time-value="PT13H45M23S">
            <text:p>13:45:23</text:p>
          </table:table-cell>
          <table:table-cell office:value-type="float" office:value="52.1908">
            <text:p>52.1908</text:p>
          </table:table-cell>
          <table:table-cell office:value-type="float" office:value="0.0706">
            <text:p>0.0706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0D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7">
            <text:p>397</text:p>
          </table:table-cell>
          <table:table-cell office:value-type="time" office:time-value="PT13H45M36S">
            <text:p>13:45:36</text:p>
          </table:table-cell>
          <table:table-cell office:value-type="float" office:value="52.19">
            <text:p>52.19</text:p>
          </table:table-cell>
          <table:table-cell office:value-type="float" office:value="0.07">
            <text:p>0.07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7">
            <text:p>397</text:p>
          </table:table-cell>
          <table:table-cell office:value-type="time" office:time-value="PT13H45M36S">
            <text:p>13:45:36</text:p>
          </table:table-cell>
          <table:table-cell office:value-type="float" office:value="52.19">
            <text:p>52.19</text:p>
          </table:table-cell>
          <table:table-cell office:value-type="float" office:value="0.07">
            <text:p>0.07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7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7">
            <text:p>397</text:p>
          </table:table-cell>
          <table:table-cell office:value-type="time" office:time-value="PT13H45M36S">
            <text:p>13:45:36</text:p>
          </table:table-cell>
          <table:table-cell office:value-type="float" office:value="52.19">
            <text:p>52.19</text:p>
          </table:table-cell>
          <table:table-cell office:value-type="float" office:value="0.07">
            <text:p>0.07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8">
            <text:p>398</text:p>
          </table:table-cell>
          <table:table-cell office:value-type="time" office:time-value="PT13H45M49S">
            <text:p>13:45:49</text:p>
          </table:table-cell>
          <table:table-cell office:value-type="float" office:value="52.1893">
            <text:p>52.1893</text:p>
          </table:table-cell>
          <table:table-cell office:value-type="float" office:value="0.0694">
            <text:p>0.0694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A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398">
            <text:p>398</text:p>
          </table:table-cell>
          <table:table-cell office:value-type="time" office:time-value="PT13H45M49S">
            <text:p>13:45:49</text:p>
          </table:table-cell>
          <table:table-cell office:value-type="float" office:value="52.1893">
            <text:p>52.1893</text:p>
          </table:table-cell>
          <table:table-cell office:value-type="float" office:value="0.0694">
            <text:p>0.0694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A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399">
            <text:p>399</text:p>
          </table:table-cell>
          <table:table-cell office:value-type="time" office:time-value="PT13H46M02S">
            <text:p>13:46:02</text:p>
          </table:table-cell>
          <table:table-cell office:value-type="float" office:value="52.1885">
            <text:p>52.1885</text:p>
          </table:table-cell>
          <table:table-cell office:value-type="float" office:value="0.0689">
            <text:p>0.0689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7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399">
            <text:p>399</text:p>
          </table:table-cell>
          <table:table-cell office:value-type="time" office:time-value="PT13H46M02S">
            <text:p>13:46:02</text:p>
          </table:table-cell>
          <table:table-cell office:value-type="float" office:value="52.1885">
            <text:p>52.1885</text:p>
          </table:table-cell>
          <table:table-cell office:value-type="float" office:value="0.0689">
            <text:p>0.0689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7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0">
            <text:p>400</text:p>
          </table:table-cell>
          <table:table-cell office:value-type="time" office:time-value="PT13H46M16S">
            <text:p>13:46:16</text:p>
          </table:table-cell>
          <table:table-cell office:value-type="float" office:value="52.1877">
            <text:p>52.1877</text:p>
          </table:table-cell>
          <table:table-cell office:value-type="float" office:value="0.0683">
            <text:p>0.0683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C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0">
            <text:p>400</text:p>
          </table:table-cell>
          <table:table-cell office:value-type="time" office:time-value="PT13H46M16S">
            <text:p>13:46:16</text:p>
          </table:table-cell>
          <table:table-cell office:value-type="float" office:value="52.1877">
            <text:p>52.1877</text:p>
          </table:table-cell>
          <table:table-cell office:value-type="float" office:value="0.0683">
            <text:p>0.0683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C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1">
            <text:p>401</text:p>
          </table:table-cell>
          <table:table-cell office:value-type="time" office:time-value="PT13H46M29S">
            <text:p>13:46:29</text:p>
          </table:table-cell>
          <table:table-cell office:value-type="float" office:value="52.1869">
            <text:p>52.1869</text:p>
          </table:table-cell>
          <table:table-cell office:value-type="float" office:value="0.0678">
            <text:p>0.067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1">
            <text:p>401</text:p>
          </table:table-cell>
          <table:table-cell office:value-type="time" office:time-value="PT13H46M29S">
            <text:p>13:46:29</text:p>
          </table:table-cell>
          <table:table-cell office:value-type="float" office:value="52.1869">
            <text:p>52.1869</text:p>
          </table:table-cell>
          <table:table-cell office:value-type="float" office:value="0.0678">
            <text:p>0.067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1">
            <text:p>401</text:p>
          </table:table-cell>
          <table:table-cell office:value-type="time" office:time-value="PT13H46M29S">
            <text:p>13:46:29</text:p>
          </table:table-cell>
          <table:table-cell office:value-type="float" office:value="52.1869">
            <text:p>52.1869</text:p>
          </table:table-cell>
          <table:table-cell office:value-type="float" office:value="0.0678">
            <text:p>0.067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2">
            <text:p>402</text:p>
          </table:table-cell>
          <table:table-cell office:value-type="time" office:time-value="PT13H46M42S">
            <text:p>13:46:42</text:p>
          </table:table-cell>
          <table:table-cell office:value-type="float" office:value="52.186">
            <text:p>52.186</text:p>
          </table:table-cell>
          <table:table-cell office:value-type="float" office:value="0.0673">
            <text:p>0.0673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4E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2">
            <text:p>402</text:p>
          </table:table-cell>
          <table:table-cell office:value-type="time" office:time-value="PT13H46M42S">
            <text:p>13:46:42</text:p>
          </table:table-cell>
          <table:table-cell office:value-type="float" office:value="52.186">
            <text:p>52.186</text:p>
          </table:table-cell>
          <table:table-cell office:value-type="float" office:value="0.0673">
            <text:p>0.0673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4E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3">
            <text:p>403</text:p>
          </table:table-cell>
          <table:table-cell office:value-type="time" office:time-value="PT13H46M55S">
            <text:p>13:46:55</text:p>
          </table:table-cell>
          <table:table-cell office:value-type="float" office:value="52.1852">
            <text:p>52.1852</text:p>
          </table:table-cell>
          <table:table-cell office:value-type="float" office:value="0.0667">
            <text:p>0.0667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7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3">
            <text:p>403</text:p>
          </table:table-cell>
          <table:table-cell office:value-type="time" office:time-value="PT13H46M55S">
            <text:p>13:46:55</text:p>
          </table:table-cell>
          <table:table-cell office:value-type="float" office:value="52.1852">
            <text:p>52.1852</text:p>
          </table:table-cell>
          <table:table-cell office:value-type="float" office:value="0.0667">
            <text:p>0.0667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7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4">
            <text:p>404</text:p>
          </table:table-cell>
          <table:table-cell office:value-type="time" office:time-value="PT13H47M08S">
            <text:p>13:47:08</text:p>
          </table:table-cell>
          <table:table-cell office:value-type="float" office:value="52.1843">
            <text:p>52.1843</text:p>
          </table:table-cell>
          <table:table-cell office:value-type="float" office:value="0.0662">
            <text:p>0.066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4">
            <text:p>404</text:p>
          </table:table-cell>
          <table:table-cell office:value-type="time" office:time-value="PT13H47M08S">
            <text:p>13:47:08</text:p>
          </table:table-cell>
          <table:table-cell office:value-type="float" office:value="52.1843">
            <text:p>52.1843</text:p>
          </table:table-cell>
          <table:table-cell office:value-type="float" office:value="0.0662">
            <text:p>0.066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4">
            <text:p>404</text:p>
          </table:table-cell>
          <table:table-cell office:value-type="time" office:time-value="PT13H47M08S">
            <text:p>13:47:08</text:p>
          </table:table-cell>
          <table:table-cell office:value-type="float" office:value="52.1843">
            <text:p>52.1843</text:p>
          </table:table-cell>
          <table:table-cell office:value-type="float" office:value="0.0662">
            <text:p>0.066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5">
            <text:p>405</text:p>
          </table:table-cell>
          <table:table-cell office:value-type="time" office:time-value="PT13H47M21S">
            <text:p>13:47:21</text:p>
          </table:table-cell>
          <table:table-cell office:value-type="float" office:value="52.1834">
            <text:p>52.1834</text:p>
          </table:table-cell>
          <table:table-cell office:value-type="float" office:value="0.0657">
            <text:p>0.0657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5">
            <text:p>405</text:p>
          </table:table-cell>
          <table:table-cell office:value-type="time" office:time-value="PT13H47M21S">
            <text:p>13:47:21</text:p>
          </table:table-cell>
          <table:table-cell office:value-type="float" office:value="52.1834">
            <text:p>52.1834</text:p>
          </table:table-cell>
          <table:table-cell office:value-type="float" office:value="0.0657">
            <text:p>0.0657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E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6">
            <text:p>406</text:p>
          </table:table-cell>
          <table:table-cell office:value-type="time" office:time-value="PT13H47M34S">
            <text:p>13:47:34</text:p>
          </table:table-cell>
          <table:table-cell office:value-type="float" office:value="52.1825">
            <text:p>52.1825</text:p>
          </table:table-cell>
          <table:table-cell office:value-type="float" office:value="0.0651">
            <text:p>0.0651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BA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6">
            <text:p>406</text:p>
          </table:table-cell>
          <table:table-cell office:value-type="time" office:time-value="PT13H47M34S">
            <text:p>13:47:34</text:p>
          </table:table-cell>
          <table:table-cell office:value-type="float" office:value="52.1825">
            <text:p>52.1825</text:p>
          </table:table-cell>
          <table:table-cell office:value-type="float" office:value="0.0651">
            <text:p>0.0651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BA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6">
            <text:p>406</text:p>
          </table:table-cell>
          <table:table-cell office:value-type="time" office:time-value="PT13H47M34S">
            <text:p>13:47:34</text:p>
          </table:table-cell>
          <table:table-cell office:value-type="float" office:value="52.1825">
            <text:p>52.1825</text:p>
          </table:table-cell>
          <table:table-cell office:value-type="float" office:value="0.0651">
            <text:p>0.0651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BA4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7">
            <text:p>407</text:p>
          </table:table-cell>
          <table:table-cell office:value-type="time" office:time-value="PT13H47M47S">
            <text:p>13:47:47</text:p>
          </table:table-cell>
          <table:table-cell office:value-type="float" office:value="52.1816">
            <text:p>52.1816</text:p>
          </table:table-cell>
          <table:table-cell office:value-type="float" office:value="0.0645">
            <text:p>0.0645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0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7">
            <text:p>407</text:p>
          </table:table-cell>
          <table:table-cell office:value-type="time" office:time-value="PT13H47M47S">
            <text:p>13:47:47</text:p>
          </table:table-cell>
          <table:table-cell office:value-type="float" office:value="52.1816">
            <text:p>52.1816</text:p>
          </table:table-cell>
          <table:table-cell office:value-type="float" office:value="0.0645">
            <text:p>0.0645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0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7">
            <text:p>407</text:p>
          </table:table-cell>
          <table:table-cell office:value-type="time" office:time-value="PT13H47M47S">
            <text:p>13:47:47</text:p>
          </table:table-cell>
          <table:table-cell office:value-type="float" office:value="52.1816">
            <text:p>52.1816</text:p>
          </table:table-cell>
          <table:table-cell office:value-type="float" office:value="0.0645">
            <text:p>0.0645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06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8">
            <text:p>408</text:p>
          </table:table-cell>
          <table:table-cell office:value-type="time" office:time-value="PT13H48M00S">
            <text:p>13:48:00</text:p>
          </table:table-cell>
          <table:table-cell office:value-type="float" office:value="52.1806">
            <text:p>52.1806</text:p>
          </table:table-cell>
          <table:table-cell office:value-type="float" office:value="0.064">
            <text:p>0.06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B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8">
            <text:p>408</text:p>
          </table:table-cell>
          <table:table-cell office:value-type="time" office:time-value="PT13H48M00S">
            <text:p>13:48:00</text:p>
          </table:table-cell>
          <table:table-cell office:value-type="float" office:value="52.1806">
            <text:p>52.1806</text:p>
          </table:table-cell>
          <table:table-cell office:value-type="float" office:value="0.064">
            <text:p>0.06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B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8">
            <text:p>408</text:p>
          </table:table-cell>
          <table:table-cell office:value-type="time" office:time-value="PT13H48M00S">
            <text:p>13:48:00</text:p>
          </table:table-cell>
          <table:table-cell office:value-type="float" office:value="52.1806">
            <text:p>52.1806</text:p>
          </table:table-cell>
          <table:table-cell office:value-type="float" office:value="0.064">
            <text:p>0.06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B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09">
            <text:p>409</text:p>
          </table:table-cell>
          <table:table-cell office:value-type="time" office:time-value="PT13H48M13S">
            <text:p>13:48:13</text:p>
          </table:table-cell>
          <table:table-cell office:value-type="float" office:value="52.1796">
            <text:p>52.1796</text:p>
          </table:table-cell>
          <table:table-cell office:value-type="float" office:value="0.0635">
            <text:p>0.0635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5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09">
            <text:p>409</text:p>
          </table:table-cell>
          <table:table-cell office:value-type="time" office:time-value="PT13H48M13S">
            <text:p>13:48:13</text:p>
          </table:table-cell>
          <table:table-cell office:value-type="float" office:value="52.1796">
            <text:p>52.1796</text:p>
          </table:table-cell>
          <table:table-cell office:value-type="float" office:value="0.0635">
            <text:p>0.0635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5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09">
            <text:p>409</text:p>
          </table:table-cell>
          <table:table-cell office:value-type="time" office:time-value="PT13H48M13S">
            <text:p>13:48:13</text:p>
          </table:table-cell>
          <table:table-cell office:value-type="float" office:value="52.1796">
            <text:p>52.1796</text:p>
          </table:table-cell>
          <table:table-cell office:value-type="float" office:value="0.0635">
            <text:p>0.0635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5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0">
            <text:p>410</text:p>
          </table:table-cell>
          <table:table-cell office:value-type="time" office:time-value="PT13H48M26S">
            <text:p>13:48:26</text:p>
          </table:table-cell>
          <table:table-cell office:value-type="float" office:value="52.1787">
            <text:p>52.1787</text:p>
          </table:table-cell>
          <table:table-cell office:value-type="float" office:value="0.063">
            <text:p>0.063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8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0">
            <text:p>410</text:p>
          </table:table-cell>
          <table:table-cell office:value-type="time" office:time-value="PT13H48M26S">
            <text:p>13:48:26</text:p>
          </table:table-cell>
          <table:table-cell office:value-type="float" office:value="52.1787">
            <text:p>52.1787</text:p>
          </table:table-cell>
          <table:table-cell office:value-type="float" office:value="0.063">
            <text:p>0.063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8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1">
            <text:p>411</text:p>
          </table:table-cell>
          <table:table-cell office:value-type="time" office:time-value="PT13H48M39S">
            <text:p>13:48:39</text:p>
          </table:table-cell>
          <table:table-cell office:value-type="float" office:value="52.1777">
            <text:p>52.1777</text:p>
          </table:table-cell>
          <table:table-cell office:value-type="float" office:value="0.0626">
            <text:p>0.062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1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1">
            <text:p>411</text:p>
          </table:table-cell>
          <table:table-cell office:value-type="time" office:time-value="PT13H48M39S">
            <text:p>13:48:39</text:p>
          </table:table-cell>
          <table:table-cell office:value-type="float" office:value="52.1777">
            <text:p>52.1777</text:p>
          </table:table-cell>
          <table:table-cell office:value-type="float" office:value="0.0626">
            <text:p>0.062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1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2">
            <text:p>412</text:p>
          </table:table-cell>
          <table:table-cell office:value-type="time" office:time-value="PT13H48M52S">
            <text:p>13:48:52</text:p>
          </table:table-cell>
          <table:table-cell office:value-type="float" office:value="52.1767">
            <text:p>52.1767</text:p>
          </table:table-cell>
          <table:table-cell office:value-type="float" office:value="0.0621">
            <text:p>0.0621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1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2">
            <text:p>412</text:p>
          </table:table-cell>
          <table:table-cell office:value-type="time" office:time-value="PT13H48M52S">
            <text:p>13:48:52</text:p>
          </table:table-cell>
          <table:table-cell office:value-type="float" office:value="52.1767">
            <text:p>52.1767</text:p>
          </table:table-cell>
          <table:table-cell office:value-type="float" office:value="0.0621">
            <text:p>0.0621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1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2">
            <text:p>412</text:p>
          </table:table-cell>
          <table:table-cell office:value-type="time" office:time-value="PT13H48M52S">
            <text:p>13:48:52</text:p>
          </table:table-cell>
          <table:table-cell office:value-type="float" office:value="52.1767">
            <text:p>52.1767</text:p>
          </table:table-cell>
          <table:table-cell office:value-type="float" office:value="0.0621">
            <text:p>0.0621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1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3">
            <text:p>413</text:p>
          </table:table-cell>
          <table:table-cell office:value-type="time" office:time-value="PT13H49M05S">
            <text:p>13:49:05</text:p>
          </table:table-cell>
          <table:table-cell office:value-type="float" office:value="52.1757">
            <text:p>52.1757</text:p>
          </table:table-cell>
          <table:table-cell office:value-type="float" office:value="0.0617">
            <text:p>0.0617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1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3">
            <text:p>413</text:p>
          </table:table-cell>
          <table:table-cell office:value-type="time" office:time-value="PT13H49M05S">
            <text:p>13:49:05</text:p>
          </table:table-cell>
          <table:table-cell office:value-type="float" office:value="52.1757">
            <text:p>52.1757</text:p>
          </table:table-cell>
          <table:table-cell office:value-type="float" office:value="0.0617">
            <text:p>0.0617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1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3">
            <text:p>413</text:p>
          </table:table-cell>
          <table:table-cell office:value-type="time" office:time-value="PT13H49M05S">
            <text:p>13:49:05</text:p>
          </table:table-cell>
          <table:table-cell office:value-type="float" office:value="52.1757">
            <text:p>52.1757</text:p>
          </table:table-cell>
          <table:table-cell office:value-type="float" office:value="0.0617">
            <text:p>0.0617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1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3">
            <text:p>413</text:p>
          </table:table-cell>
          <table:table-cell office:value-type="time" office:time-value="PT13H49M05S">
            <text:p>13:49:05</text:p>
          </table:table-cell>
          <table:table-cell office:value-type="float" office:value="52.1757">
            <text:p>52.1757</text:p>
          </table:table-cell>
          <table:table-cell office:value-type="float" office:value="0.0617">
            <text:p>0.0617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15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4">
            <text:p>414</text:p>
          </table:table-cell>
          <table:table-cell office:value-type="time" office:time-value="PT13H49M18S">
            <text:p>13:49:18</text:p>
          </table:table-cell>
          <table:table-cell office:value-type="float" office:value="52.1747">
            <text:p>52.1747</text:p>
          </table:table-cell>
          <table:table-cell office:value-type="float" office:value="0.0613">
            <text:p>0.0613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2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4">
            <text:p>414</text:p>
          </table:table-cell>
          <table:table-cell office:value-type="time" office:time-value="PT13H49M18S">
            <text:p>13:49:18</text:p>
          </table:table-cell>
          <table:table-cell office:value-type="float" office:value="52.1747">
            <text:p>52.1747</text:p>
          </table:table-cell>
          <table:table-cell office:value-type="float" office:value="0.0613">
            <text:p>0.0613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2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5">
            <text:p>415</text:p>
          </table:table-cell>
          <table:table-cell office:value-type="time" office:time-value="PT13H49M32S">
            <text:p>13:49:32</text:p>
          </table:table-cell>
          <table:table-cell office:value-type="float" office:value="52.1736">
            <text:p>52.1736</text:p>
          </table:table-cell>
          <table:table-cell office:value-type="float" office:value="0.0608">
            <text:p>0.060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5">
            <text:p>415</text:p>
          </table:table-cell>
          <table:table-cell office:value-type="time" office:time-value="PT13H49M32S">
            <text:p>13:49:32</text:p>
          </table:table-cell>
          <table:table-cell office:value-type="float" office:value="52.1736">
            <text:p>52.1736</text:p>
          </table:table-cell>
          <table:table-cell office:value-type="float" office:value="0.0608">
            <text:p>0.060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5">
            <text:p>415</text:p>
          </table:table-cell>
          <table:table-cell office:value-type="time" office:time-value="PT13H49M32S">
            <text:p>13:49:32</text:p>
          </table:table-cell>
          <table:table-cell office:value-type="float" office:value="52.1736">
            <text:p>52.1736</text:p>
          </table:table-cell>
          <table:table-cell office:value-type="float" office:value="0.0608">
            <text:p>0.060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5">
            <text:p>415</text:p>
          </table:table-cell>
          <table:table-cell office:value-type="time" office:time-value="PT13H49M32S">
            <text:p>13:49:32</text:p>
          </table:table-cell>
          <table:table-cell office:value-type="float" office:value="52.1736">
            <text:p>52.1736</text:p>
          </table:table-cell>
          <table:table-cell office:value-type="float" office:value="0.0608">
            <text:p>0.060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6">
            <text:p>416</text:p>
          </table:table-cell>
          <table:table-cell office:value-type="time" office:time-value="PT13H49M45S">
            <text:p>13:49:45</text:p>
          </table:table-cell>
          <table:table-cell office:value-type="float" office:value="52.1726">
            <text:p>52.1726</text:p>
          </table:table-cell>
          <table:table-cell office:value-type="float" office:value="0.0604">
            <text:p>0.0604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1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6">
            <text:p>416</text:p>
          </table:table-cell>
          <table:table-cell office:value-type="time" office:time-value="PT13H49M45S">
            <text:p>13:49:45</text:p>
          </table:table-cell>
          <table:table-cell office:value-type="float" office:value="52.1726">
            <text:p>52.1726</text:p>
          </table:table-cell>
          <table:table-cell office:value-type="float" office:value="0.0604">
            <text:p>0.0604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1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6">
            <text:p>416</text:p>
          </table:table-cell>
          <table:table-cell office:value-type="time" office:time-value="PT13H49M45S">
            <text:p>13:49:45</text:p>
          </table:table-cell>
          <table:table-cell office:value-type="float" office:value="52.1726">
            <text:p>52.1726</text:p>
          </table:table-cell>
          <table:table-cell office:value-type="float" office:value="0.0604">
            <text:p>0.0604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1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7">
            <text:p>417</text:p>
          </table:table-cell>
          <table:table-cell office:value-type="time" office:time-value="PT13H49M58S">
            <text:p>13:49:58</text:p>
          </table:table-cell>
          <table:table-cell office:value-type="float" office:value="52.1715">
            <text:p>52.1715</text:p>
          </table:table-cell>
          <table:table-cell office:value-type="float" office:value="0.0601">
            <text:p>0.0601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7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7">
            <text:p>417</text:p>
          </table:table-cell>
          <table:table-cell office:value-type="time" office:time-value="PT13H49M58S">
            <text:p>13:49:58</text:p>
          </table:table-cell>
          <table:table-cell office:value-type="float" office:value="52.1715">
            <text:p>52.1715</text:p>
          </table:table-cell>
          <table:table-cell office:value-type="float" office:value="0.0601">
            <text:p>0.0601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77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7">
            <text:p>417</text:p>
          </table:table-cell>
          <table:table-cell office:value-type="time" office:time-value="PT13H49M58S">
            <text:p>13:49:58</text:p>
          </table:table-cell>
          <table:table-cell office:value-type="float" office:value="52.1715">
            <text:p>52.1715</text:p>
          </table:table-cell>
          <table:table-cell office:value-type="float" office:value="0.0601">
            <text:p>0.0601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7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7">
            <text:p>417</text:p>
          </table:table-cell>
          <table:table-cell office:value-type="time" office:time-value="PT13H49M58S">
            <text:p>13:49:58</text:p>
          </table:table-cell>
          <table:table-cell office:value-type="float" office:value="52.1715">
            <text:p>52.1715</text:p>
          </table:table-cell>
          <table:table-cell office:value-type="float" office:value="0.0601">
            <text:p>0.0601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7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8">
            <text:p>418</text:p>
          </table:table-cell>
          <table:table-cell office:value-type="time" office:time-value="PT13H50M11S">
            <text:p>13:50:11</text:p>
          </table:table-cell>
          <table:table-cell office:value-type="float" office:value="52.1704">
            <text:p>52.1704</text:p>
          </table:table-cell>
          <table:table-cell office:value-type="float" office:value="0.0597">
            <text:p>0.0597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C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18">
            <text:p>418</text:p>
          </table:table-cell>
          <table:table-cell office:value-type="time" office:time-value="PT13H50M11S">
            <text:p>13:50:11</text:p>
          </table:table-cell>
          <table:table-cell office:value-type="float" office:value="52.1704">
            <text:p>52.1704</text:p>
          </table:table-cell>
          <table:table-cell office:value-type="float" office:value="0.0597">
            <text:p>0.0597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8">
            <text:p>418</text:p>
          </table:table-cell>
          <table:table-cell office:value-type="time" office:time-value="PT13H50M11S">
            <text:p>13:50:11</text:p>
          </table:table-cell>
          <table:table-cell office:value-type="float" office:value="52.1704">
            <text:p>52.1704</text:p>
          </table:table-cell>
          <table:table-cell office:value-type="float" office:value="0.0597">
            <text:p>0.0597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19">
            <text:p>419</text:p>
          </table:table-cell>
          <table:table-cell office:value-type="time" office:time-value="PT13H50M24S">
            <text:p>13:50:24</text:p>
          </table:table-cell>
          <table:table-cell office:value-type="float" office:value="52.1694">
            <text:p>52.1694</text:p>
          </table:table-cell>
          <table:table-cell office:value-type="float" office:value="0.0594">
            <text:p>0.059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19">
            <text:p>419</text:p>
          </table:table-cell>
          <table:table-cell office:value-type="time" office:time-value="PT13H50M24S">
            <text:p>13:50:24</text:p>
          </table:table-cell>
          <table:table-cell office:value-type="float" office:value="52.1694">
            <text:p>52.1694</text:p>
          </table:table-cell>
          <table:table-cell office:value-type="float" office:value="0.0594">
            <text:p>0.059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F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19">
            <text:p>419</text:p>
          </table:table-cell>
          <table:table-cell office:value-type="time" office:time-value="PT13H50M24S">
            <text:p>13:50:24</text:p>
          </table:table-cell>
          <table:table-cell office:value-type="float" office:value="52.1694">
            <text:p>52.1694</text:p>
          </table:table-cell>
          <table:table-cell office:value-type="float" office:value="0.0594">
            <text:p>0.059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0">
            <text:p>420</text:p>
          </table:table-cell>
          <table:table-cell office:value-type="time" office:time-value="PT13H50M37S">
            <text:p>13:50:37</text:p>
          </table:table-cell>
          <table:table-cell office:value-type="float" office:value="52.1683">
            <text:p>52.1683</text:p>
          </table:table-cell>
          <table:table-cell office:value-type="float" office:value="0.0591">
            <text:p>0.0591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0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0">
            <text:p>420</text:p>
          </table:table-cell>
          <table:table-cell office:value-type="time" office:time-value="PT13H50M37S">
            <text:p>13:50:37</text:p>
          </table:table-cell>
          <table:table-cell office:value-type="float" office:value="52.1683">
            <text:p>52.1683</text:p>
          </table:table-cell>
          <table:table-cell office:value-type="float" office:value="0.0591">
            <text:p>0.0591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0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0">
            <text:p>420</text:p>
          </table:table-cell>
          <table:table-cell office:value-type="time" office:time-value="PT13H50M37S">
            <text:p>13:50:37</text:p>
          </table:table-cell>
          <table:table-cell office:value-type="float" office:value="52.1683">
            <text:p>52.1683</text:p>
          </table:table-cell>
          <table:table-cell office:value-type="float" office:value="0.0591">
            <text:p>0.0591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0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1">
            <text:p>421</text:p>
          </table:table-cell>
          <table:table-cell office:value-type="time" office:time-value="PT13H50M50S">
            <text:p>13:50:50</text:p>
          </table:table-cell>
          <table:table-cell office:value-type="float" office:value="52.1672">
            <text:p>52.1672</text:p>
          </table:table-cell>
          <table:table-cell office:value-type="float" office:value="0.0588">
            <text:p>0.0588</text:p>
          </table:table-cell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1">
            <text:p>421</text:p>
          </table:table-cell>
          <table:table-cell office:value-type="time" office:time-value="PT13H50M50S">
            <text:p>13:50:50</text:p>
          </table:table-cell>
          <table:table-cell office:value-type="float" office:value="52.1672">
            <text:p>52.1672</text:p>
          </table:table-cell>
          <table:table-cell office:value-type="float" office:value="0.0588">
            <text:p>0.0588</text:p>
          </table:table-cell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2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1">
            <text:p>421</text:p>
          </table:table-cell>
          <table:table-cell office:value-type="time" office:time-value="PT13H50M50S">
            <text:p>13:50:50</text:p>
          </table:table-cell>
          <table:table-cell office:value-type="float" office:value="52.1672">
            <text:p>52.1672</text:p>
          </table:table-cell>
          <table:table-cell office:value-type="float" office:value="0.0588">
            <text:p>0.0588</text:p>
          </table:table-cell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2">
            <text:p>422</text:p>
          </table:table-cell>
          <table:table-cell office:value-type="time" office:time-value="PT13H51M03S">
            <text:p>13:51:03</text:p>
          </table:table-cell>
          <table:table-cell office:value-type="float" office:value="52.1661">
            <text:p>52.1661</text:p>
          </table:table-cell>
          <table:table-cell office:value-type="float" office:value="0.0585">
            <text:p>0.0585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A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2">
            <text:p>422</text:p>
          </table:table-cell>
          <table:table-cell office:value-type="time" office:time-value="PT13H51M03S">
            <text:p>13:51:03</text:p>
          </table:table-cell>
          <table:table-cell office:value-type="float" office:value="52.1661">
            <text:p>52.1661</text:p>
          </table:table-cell>
          <table:table-cell office:value-type="float" office:value="0.0585">
            <text:p>0.0585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A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2">
            <text:p>422</text:p>
          </table:table-cell>
          <table:table-cell office:value-type="time" office:time-value="PT13H51M03S">
            <text:p>13:51:03</text:p>
          </table:table-cell>
          <table:table-cell office:value-type="float" office:value="52.1661">
            <text:p>52.1661</text:p>
          </table:table-cell>
          <table:table-cell office:value-type="float" office:value="0.0585">
            <text:p>0.0585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A1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3">
            <text:p>423</text:p>
          </table:table-cell>
          <table:table-cell office:value-type="time" office:time-value="PT13H51M16S">
            <text:p>13:51:16</text:p>
          </table:table-cell>
          <table:table-cell office:value-type="float" office:value="52.1651">
            <text:p>52.1651</text:p>
          </table:table-cell>
          <table:table-cell office:value-type="float" office:value="0.0583">
            <text:p>0.0583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8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3">
            <text:p>423</text:p>
          </table:table-cell>
          <table:table-cell office:value-type="time" office:time-value="PT13H51M16S">
            <text:p>13:51:16</text:p>
          </table:table-cell>
          <table:table-cell office:value-type="float" office:value="52.1651">
            <text:p>52.1651</text:p>
          </table:table-cell>
          <table:table-cell office:value-type="float" office:value="0.0583">
            <text:p>0.0583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8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3">
            <text:p>423</text:p>
          </table:table-cell>
          <table:table-cell office:value-type="time" office:time-value="PT13H51M16S">
            <text:p>13:51:16</text:p>
          </table:table-cell>
          <table:table-cell office:value-type="float" office:value="52.1651">
            <text:p>52.1651</text:p>
          </table:table-cell>
          <table:table-cell office:value-type="float" office:value="0.0583">
            <text:p>0.0583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8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3">
            <text:p>423</text:p>
          </table:table-cell>
          <table:table-cell office:value-type="time" office:time-value="PT13H51M16S">
            <text:p>13:51:16</text:p>
          </table:table-cell>
          <table:table-cell office:value-type="float" office:value="52.1651">
            <text:p>52.1651</text:p>
          </table:table-cell>
          <table:table-cell office:value-type="float" office:value="0.0583">
            <text:p>0.0583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8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4">
            <text:p>424</text:p>
          </table:table-cell>
          <table:table-cell office:value-type="time" office:time-value="PT13H51M29S">
            <text:p>13:51:29</text:p>
          </table:table-cell>
          <table:table-cell office:value-type="float" office:value="52.164">
            <text:p>52.164</text:p>
          </table:table-cell>
          <table:table-cell office:value-type="float" office:value="0.058">
            <text:p>0.058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14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4">
            <text:p>424</text:p>
          </table:table-cell>
          <table:table-cell office:value-type="time" office:time-value="PT13H51M29S">
            <text:p>13:51:29</text:p>
          </table:table-cell>
          <table:table-cell office:value-type="float" office:value="52.164">
            <text:p>52.164</text:p>
          </table:table-cell>
          <table:table-cell office:value-type="float" office:value="0.058">
            <text:p>0.058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1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4">
            <text:p>424</text:p>
          </table:table-cell>
          <table:table-cell office:value-type="time" office:time-value="PT13H51M29S">
            <text:p>13:51:29</text:p>
          </table:table-cell>
          <table:table-cell office:value-type="float" office:value="52.164">
            <text:p>52.164</text:p>
          </table:table-cell>
          <table:table-cell office:value-type="float" office:value="0.058">
            <text:p>0.058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1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4">
            <text:p>424</text:p>
          </table:table-cell>
          <table:table-cell office:value-type="time" office:time-value="PT13H51M29S">
            <text:p>13:51:29</text:p>
          </table:table-cell>
          <table:table-cell office:value-type="float" office:value="52.164">
            <text:p>52.164</text:p>
          </table:table-cell>
          <table:table-cell office:value-type="float" office:value="0.058">
            <text:p>0.058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14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5">
            <text:p>425</text:p>
          </table:table-cell>
          <table:table-cell office:value-type="time" office:time-value="PT13H51M42S">
            <text:p>13:51:42</text:p>
          </table:table-cell>
          <table:table-cell office:value-type="float" office:value="52.1629">
            <text:p>52.1629</text:p>
          </table:table-cell>
          <table:table-cell office:value-type="float" office:value="0.0577">
            <text:p>0.0577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CF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5">
            <text:p>425</text:p>
          </table:table-cell>
          <table:table-cell office:value-type="time" office:time-value="PT13H51M42S">
            <text:p>13:51:42</text:p>
          </table:table-cell>
          <table:table-cell office:value-type="float" office:value="52.1629">
            <text:p>52.1629</text:p>
          </table:table-cell>
          <table:table-cell office:value-type="float" office:value="0.0577">
            <text:p>0.0577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CF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5">
            <text:p>425</text:p>
          </table:table-cell>
          <table:table-cell office:value-type="time" office:time-value="PT13H51M42S">
            <text:p>13:51:42</text:p>
          </table:table-cell>
          <table:table-cell office:value-type="float" office:value="52.1629">
            <text:p>52.1629</text:p>
          </table:table-cell>
          <table:table-cell office:value-type="float" office:value="0.0577">
            <text:p>0.0577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CF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6">
            <text:p>426</text:p>
          </table:table-cell>
          <table:table-cell office:value-type="time" office:time-value="PT13H51M55S">
            <text:p>13:51:55</text:p>
          </table:table-cell>
          <table:table-cell office:value-type="float" office:value="52.1618">
            <text:p>52.1618</text:p>
          </table:table-cell>
          <table:table-cell office:value-type="float" office:value="0.0575">
            <text:p>0.0575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6">
            <text:p>426</text:p>
          </table:table-cell>
          <table:table-cell office:value-type="time" office:time-value="PT13H51M55S">
            <text:p>13:51:55</text:p>
          </table:table-cell>
          <table:table-cell office:value-type="float" office:value="52.1618">
            <text:p>52.1618</text:p>
          </table:table-cell>
          <table:table-cell office:value-type="float" office:value="0.0575">
            <text:p>0.0575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C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6">
            <text:p>426</text:p>
          </table:table-cell>
          <table:table-cell office:value-type="time" office:time-value="PT13H51M55S">
            <text:p>13:51:55</text:p>
          </table:table-cell>
          <table:table-cell office:value-type="float" office:value="52.1618">
            <text:p>52.1618</text:p>
          </table:table-cell>
          <table:table-cell office:value-type="float" office:value="0.0575">
            <text:p>0.0575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C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6">
            <text:p>426</text:p>
          </table:table-cell>
          <table:table-cell office:value-type="time" office:time-value="PT13H51M55S">
            <text:p>13:51:55</text:p>
          </table:table-cell>
          <table:table-cell office:value-type="float" office:value="52.1618">
            <text:p>52.1618</text:p>
          </table:table-cell>
          <table:table-cell office:value-type="float" office:value="0.0575">
            <text:p>0.0575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C5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7">
            <text:p>427</text:p>
          </table:table-cell>
          <table:table-cell office:value-type="time" office:time-value="PT13H52M08S">
            <text:p>13:52:08</text:p>
          </table:table-cell>
          <table:table-cell office:value-type="float" office:value="52.1607">
            <text:p>52.1607</text:p>
          </table:table-cell>
          <table:table-cell office:value-type="float" office:value="0.0572">
            <text:p>0.0572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7">
            <text:p>427</text:p>
          </table:table-cell>
          <table:table-cell office:value-type="time" office:time-value="PT13H52M08S">
            <text:p>13:52:08</text:p>
          </table:table-cell>
          <table:table-cell office:value-type="float" office:value="52.1607">
            <text:p>52.1607</text:p>
          </table:table-cell>
          <table:table-cell office:value-type="float" office:value="0.0572">
            <text:p>0.0572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7">
            <text:p>427</text:p>
          </table:table-cell>
          <table:table-cell office:value-type="time" office:time-value="PT13H52M08S">
            <text:p>13:52:08</text:p>
          </table:table-cell>
          <table:table-cell office:value-type="float" office:value="52.1607">
            <text:p>52.1607</text:p>
          </table:table-cell>
          <table:table-cell office:value-type="float" office:value="0.0572">
            <text:p>0.0572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7">
            <text:p>427</text:p>
          </table:table-cell>
          <table:table-cell office:value-type="time" office:time-value="PT13H52M08S">
            <text:p>13:52:08</text:p>
          </table:table-cell>
          <table:table-cell office:value-type="float" office:value="52.1607">
            <text:p>52.1607</text:p>
          </table:table-cell>
          <table:table-cell office:value-type="float" office:value="0.0572">
            <text:p>0.0572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8">
            <text:p>428</text:p>
          </table:table-cell>
          <table:table-cell office:value-type="time" office:time-value="PT13H52M21S">
            <text:p>13:52:21</text:p>
          </table:table-cell>
          <table:table-cell office:value-type="float" office:value="52.1596">
            <text:p>52.1596</text:p>
          </table:table-cell>
          <table:table-cell office:value-type="float" office:value="0.057">
            <text:p>0.057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6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28">
            <text:p>428</text:p>
          </table:table-cell>
          <table:table-cell office:value-type="time" office:time-value="PT13H52M21S">
            <text:p>13:52:21</text:p>
          </table:table-cell>
          <table:table-cell office:value-type="float" office:value="52.1596">
            <text:p>52.1596</text:p>
          </table:table-cell>
          <table:table-cell office:value-type="float" office:value="0.057">
            <text:p>0.057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6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8">
            <text:p>428</text:p>
          </table:table-cell>
          <table:table-cell office:value-type="time" office:time-value="PT13H52M21S">
            <text:p>13:52:21</text:p>
          </table:table-cell>
          <table:table-cell office:value-type="float" office:value="52.1596">
            <text:p>52.1596</text:p>
          </table:table-cell>
          <table:table-cell office:value-type="float" office:value="0.057">
            <text:p>0.057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6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8">
            <text:p>428</text:p>
          </table:table-cell>
          <table:table-cell office:value-type="time" office:time-value="PT13H52M21S">
            <text:p>13:52:21</text:p>
          </table:table-cell>
          <table:table-cell office:value-type="float" office:value="52.1596">
            <text:p>52.1596</text:p>
          </table:table-cell>
          <table:table-cell office:value-type="float" office:value="0.057">
            <text:p>0.057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6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29">
            <text:p>429</text:p>
          </table:table-cell>
          <table:table-cell office:value-type="time" office:time-value="PT13H52M34S">
            <text:p>13:52:34</text:p>
          </table:table-cell>
          <table:table-cell office:value-type="float" office:value="52.1585">
            <text:p>52.1585</text:p>
          </table:table-cell>
          <table:table-cell office:value-type="float" office:value="0.0568">
            <text:p>0.0568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24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29">
            <text:p>429</text:p>
          </table:table-cell>
          <table:table-cell office:value-type="time" office:time-value="PT13H52M34S">
            <text:p>13:52:34</text:p>
          </table:table-cell>
          <table:table-cell office:value-type="float" office:value="52.1585">
            <text:p>52.1585</text:p>
          </table:table-cell>
          <table:table-cell office:value-type="float" office:value="0.0568">
            <text:p>0.0568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24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29">
            <text:p>429</text:p>
          </table:table-cell>
          <table:table-cell office:value-type="time" office:time-value="PT13H52M34S">
            <text:p>13:52:34</text:p>
          </table:table-cell>
          <table:table-cell office:value-type="float" office:value="52.1585">
            <text:p>52.1585</text:p>
          </table:table-cell>
          <table:table-cell office:value-type="float" office:value="0.0568">
            <text:p>0.0568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24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0">
            <text:p>430</text:p>
          </table:table-cell>
          <table:table-cell office:value-type="time" office:time-value="PT13H52M48S">
            <text:p>13:52:48</text:p>
          </table:table-cell>
          <table:table-cell office:value-type="float" office:value="52.1573">
            <text:p>52.1573</text:p>
          </table:table-cell>
          <table:table-cell office:value-type="float" office:value="0.0565">
            <text:p>0.0565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DB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0">
            <text:p>430</text:p>
          </table:table-cell>
          <table:table-cell office:value-type="time" office:time-value="PT13H52M48S">
            <text:p>13:52:48</text:p>
          </table:table-cell>
          <table:table-cell office:value-type="float" office:value="52.1573">
            <text:p>52.1573</text:p>
          </table:table-cell>
          <table:table-cell office:value-type="float" office:value="0.0565">
            <text:p>0.0565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DB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0">
            <text:p>430</text:p>
          </table:table-cell>
          <table:table-cell office:value-type="time" office:time-value="PT13H52M48S">
            <text:p>13:52:48</text:p>
          </table:table-cell>
          <table:table-cell office:value-type="float" office:value="52.1573">
            <text:p>52.1573</text:p>
          </table:table-cell>
          <table:table-cell office:value-type="float" office:value="0.0565">
            <text:p>0.0565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DB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1">
            <text:p>431</text:p>
          </table:table-cell>
          <table:table-cell office:value-type="time" office:time-value="PT13H53M01S">
            <text:p>13:53:01</text:p>
          </table:table-cell>
          <table:table-cell office:value-type="float" office:value="52.1561">
            <text:p>52.1561</text:p>
          </table:table-cell>
          <table:table-cell office:value-type="float" office:value="0.0564">
            <text:p>0.0564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1">
            <text:p>431</text:p>
          </table:table-cell>
          <table:table-cell office:value-type="time" office:time-value="PT13H53M01S">
            <text:p>13:53:01</text:p>
          </table:table-cell>
          <table:table-cell office:value-type="float" office:value="52.1561">
            <text:p>52.1561</text:p>
          </table:table-cell>
          <table:table-cell office:value-type="float" office:value="0.0564">
            <text:p>0.0564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C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1">
            <text:p>431</text:p>
          </table:table-cell>
          <table:table-cell office:value-type="time" office:time-value="PT13H53M01S">
            <text:p>13:53:01</text:p>
          </table:table-cell>
          <table:table-cell office:value-type="float" office:value="52.1561">
            <text:p>52.1561</text:p>
          </table:table-cell>
          <table:table-cell office:value-type="float" office:value="0.0564">
            <text:p>0.0564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1">
            <text:p>431</text:p>
          </table:table-cell>
          <table:table-cell office:value-type="time" office:time-value="PT13H53M01S">
            <text:p>13:53:01</text:p>
          </table:table-cell>
          <table:table-cell office:value-type="float" office:value="52.1561">
            <text:p>52.1561</text:p>
          </table:table-cell>
          <table:table-cell office:value-type="float" office:value="0.0564">
            <text:p>0.0564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2">
            <text:p>432</text:p>
          </table:table-cell>
          <table:table-cell office:value-type="time" office:time-value="PT13H53M14S">
            <text:p>13:53:14</text:p>
          </table:table-cell>
          <table:table-cell office:value-type="float" office:value="52.155">
            <text:p>52.155</text:p>
          </table:table-cell>
          <table:table-cell office:value-type="float" office:value="0.0562">
            <text:p>0.0562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6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2">
            <text:p>432</text:p>
          </table:table-cell>
          <table:table-cell office:value-type="time" office:time-value="PT13H53M14S">
            <text:p>13:53:14</text:p>
          </table:table-cell>
          <table:table-cell office:value-type="float" office:value="52.155">
            <text:p>52.155</text:p>
          </table:table-cell>
          <table:table-cell office:value-type="float" office:value="0.0562">
            <text:p>0.0562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69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3">
            <text:p>433</text:p>
          </table:table-cell>
          <table:table-cell office:value-type="time" office:time-value="PT13H53M27S">
            <text:p>13:53:27</text:p>
          </table:table-cell>
          <table:table-cell office:value-type="float" office:value="52.1539">
            <text:p>52.1539</text:p>
          </table:table-cell>
          <table:table-cell office:value-type="float" office:value="0.0561">
            <text:p>0.0561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6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3">
            <text:p>433</text:p>
          </table:table-cell>
          <table:table-cell office:value-type="time" office:time-value="PT13H53M27S">
            <text:p>13:53:27</text:p>
          </table:table-cell>
          <table:table-cell office:value-type="float" office:value="52.1539">
            <text:p>52.1539</text:p>
          </table:table-cell>
          <table:table-cell office:value-type="float" office:value="0.0561">
            <text:p>0.0561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67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3">
            <text:p>433</text:p>
          </table:table-cell>
          <table:table-cell office:value-type="time" office:time-value="PT13H53M27S">
            <text:p>13:53:27</text:p>
          </table:table-cell>
          <table:table-cell office:value-type="float" office:value="52.1539">
            <text:p>52.1539</text:p>
          </table:table-cell>
          <table:table-cell office:value-type="float" office:value="0.0561">
            <text:p>0.0561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6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4">
            <text:p>434</text:p>
          </table:table-cell>
          <table:table-cell office:value-type="time" office:time-value="PT13H53M40S">
            <text:p>13:53:40</text:p>
          </table:table-cell>
          <table:table-cell office:value-type="float" office:value="52.1527">
            <text:p>52.1527</text:p>
          </table:table-cell>
          <table:table-cell office:value-type="float" office:value="0.056">
            <text:p>0.056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E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4">
            <text:p>434</text:p>
          </table:table-cell>
          <table:table-cell office:value-type="time" office:time-value="PT13H53M40S">
            <text:p>13:53:40</text:p>
          </table:table-cell>
          <table:table-cell office:value-type="float" office:value="52.1527">
            <text:p>52.1527</text:p>
          </table:table-cell>
          <table:table-cell office:value-type="float" office:value="0.056">
            <text:p>0.056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E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4">
            <text:p>434</text:p>
          </table:table-cell>
          <table:table-cell office:value-type="time" office:time-value="PT13H53M40S">
            <text:p>13:53:40</text:p>
          </table:table-cell>
          <table:table-cell office:value-type="float" office:value="52.1527">
            <text:p>52.1527</text:p>
          </table:table-cell>
          <table:table-cell office:value-type="float" office:value="0.056">
            <text:p>0.056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E6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5">
            <text:p>435</text:p>
          </table:table-cell>
          <table:table-cell office:value-type="time" office:time-value="PT13H53M53S">
            <text:p>13:53:53</text:p>
          </table:table-cell>
          <table:table-cell office:value-type="float" office:value="52.1515">
            <text:p>52.1515</text:p>
          </table:table-cell>
          <table:table-cell office:value-type="float" office:value="0.0558">
            <text:p>0.0558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5">
            <text:p>435</text:p>
          </table:table-cell>
          <table:table-cell office:value-type="time" office:time-value="PT13H53M53S">
            <text:p>13:53:53</text:p>
          </table:table-cell>
          <table:table-cell office:value-type="float" office:value="52.1515">
            <text:p>52.1515</text:p>
          </table:table-cell>
          <table:table-cell office:value-type="float" office:value="0.0558">
            <text:p>0.0558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5">
            <text:p>435</text:p>
          </table:table-cell>
          <table:table-cell office:value-type="time" office:time-value="PT13H53M53S">
            <text:p>13:53:53</text:p>
          </table:table-cell>
          <table:table-cell office:value-type="float" office:value="52.1515">
            <text:p>52.1515</text:p>
          </table:table-cell>
          <table:table-cell office:value-type="float" office:value="0.0558">
            <text:p>0.0558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5">
            <text:p>435</text:p>
          </table:table-cell>
          <table:table-cell office:value-type="time" office:time-value="PT13H53M53S">
            <text:p>13:53:53</text:p>
          </table:table-cell>
          <table:table-cell office:value-type="float" office:value="52.1515">
            <text:p>52.1515</text:p>
          </table:table-cell>
          <table:table-cell office:value-type="float" office:value="0.0558">
            <text:p>0.0558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E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6">
            <text:p>436</text:p>
          </table:table-cell>
          <table:table-cell office:value-type="time" office:time-value="PT13H54M06S">
            <text:p>13:54:06</text:p>
          </table:table-cell>
          <table:table-cell office:value-type="float" office:value="52.1503">
            <text:p>52.1503</text:p>
          </table:table-cell>
          <table:table-cell office:value-type="float" office:value="0.0556">
            <text:p>0.0556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C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6">
            <text:p>436</text:p>
          </table:table-cell>
          <table:table-cell office:value-type="time" office:time-value="PT13H54M06S">
            <text:p>13:54:06</text:p>
          </table:table-cell>
          <table:table-cell office:value-type="float" office:value="52.1503">
            <text:p>52.1503</text:p>
          </table:table-cell>
          <table:table-cell office:value-type="float" office:value="0.0556">
            <text:p>0.0556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C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6">
            <text:p>436</text:p>
          </table:table-cell>
          <table:table-cell office:value-type="time" office:time-value="PT13H54M06S">
            <text:p>13:54:06</text:p>
          </table:table-cell>
          <table:table-cell office:value-type="float" office:value="52.1503">
            <text:p>52.1503</text:p>
          </table:table-cell>
          <table:table-cell office:value-type="float" office:value="0.0556">
            <text:p>0.0556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C7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7">
            <text:p>437</text:p>
          </table:table-cell>
          <table:table-cell office:value-type="time" office:time-value="PT13H54M19S">
            <text:p>13:54:19</text:p>
          </table:table-cell>
          <table:table-cell office:value-type="float" office:value="52.1491">
            <text:p>52.1491</text:p>
          </table:table-cell>
          <table:table-cell office:value-type="float" office:value="0.0554">
            <text:p>0.0554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A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7">
            <text:p>437</text:p>
          </table:table-cell>
          <table:table-cell office:value-type="time" office:time-value="PT13H54M19S">
            <text:p>13:54:19</text:p>
          </table:table-cell>
          <table:table-cell office:value-type="float" office:value="52.1491">
            <text:p>52.1491</text:p>
          </table:table-cell>
          <table:table-cell office:value-type="float" office:value="0.0554">
            <text:p>0.0554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A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7">
            <text:p>437</text:p>
          </table:table-cell>
          <table:table-cell office:value-type="time" office:time-value="PT13H54M19S">
            <text:p>13:54:19</text:p>
          </table:table-cell>
          <table:table-cell office:value-type="float" office:value="52.1491">
            <text:p>52.1491</text:p>
          </table:table-cell>
          <table:table-cell office:value-type="float" office:value="0.0554">
            <text:p>0.0554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A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7">
            <text:p>437</text:p>
          </table:table-cell>
          <table:table-cell office:value-type="time" office:time-value="PT13H54M19S">
            <text:p>13:54:19</text:p>
          </table:table-cell>
          <table:table-cell office:value-type="float" office:value="52.1491">
            <text:p>52.1491</text:p>
          </table:table-cell>
          <table:table-cell office:value-type="float" office:value="0.0554">
            <text:p>0.0554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A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8">
            <text:p>438</text:p>
          </table:table-cell>
          <table:table-cell office:value-type="time" office:time-value="PT13H54M32S">
            <text:p>13:54:32</text:p>
          </table:table-cell>
          <table:table-cell office:value-type="float" office:value="52.1478">
            <text:p>52.1478</text:p>
          </table:table-cell>
          <table:table-cell office:value-type="float" office:value="0.0553">
            <text:p>0.055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8">
            <text:p>438</text:p>
          </table:table-cell>
          <table:table-cell office:value-type="time" office:time-value="PT13H54M32S">
            <text:p>13:54:32</text:p>
          </table:table-cell>
          <table:table-cell office:value-type="float" office:value="52.1478">
            <text:p>52.1478</text:p>
          </table:table-cell>
          <table:table-cell office:value-type="float" office:value="0.0553">
            <text:p>0.055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8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8">
            <text:p>438</text:p>
          </table:table-cell>
          <table:table-cell office:value-type="time" office:time-value="PT13H54M32S">
            <text:p>13:54:32</text:p>
          </table:table-cell>
          <table:table-cell office:value-type="float" office:value="52.1478">
            <text:p>52.1478</text:p>
          </table:table-cell>
          <table:table-cell office:value-type="float" office:value="0.0553">
            <text:p>0.055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8">
            <text:p>438</text:p>
          </table:table-cell>
          <table:table-cell office:value-type="time" office:time-value="PT13H54M32S">
            <text:p>13:54:32</text:p>
          </table:table-cell>
          <table:table-cell office:value-type="float" office:value="52.1478">
            <text:p>52.1478</text:p>
          </table:table-cell>
          <table:table-cell office:value-type="float" office:value="0.0553">
            <text:p>0.055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8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39">
            <text:p>439</text:p>
          </table:table-cell>
          <table:table-cell office:value-type="time" office:time-value="PT13H54M45S">
            <text:p>13:54:45</text:p>
          </table:table-cell>
          <table:table-cell office:value-type="float" office:value="52.1466">
            <text:p>52.1466</text:p>
          </table:table-cell>
          <table:table-cell office:value-type="float" office:value="0.0551">
            <text:p>0.0551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1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39">
            <text:p>439</text:p>
          </table:table-cell>
          <table:table-cell office:value-type="time" office:time-value="PT13H54M45S">
            <text:p>13:54:45</text:p>
          </table:table-cell>
          <table:table-cell office:value-type="float" office:value="52.1466">
            <text:p>52.1466</text:p>
          </table:table-cell>
          <table:table-cell office:value-type="float" office:value="0.0551">
            <text:p>0.0551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1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39">
            <text:p>439</text:p>
          </table:table-cell>
          <table:table-cell office:value-type="time" office:time-value="PT13H54M45S">
            <text:p>13:54:45</text:p>
          </table:table-cell>
          <table:table-cell office:value-type="float" office:value="52.1466">
            <text:p>52.1466</text:p>
          </table:table-cell>
          <table:table-cell office:value-type="float" office:value="0.0551">
            <text:p>0.0551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1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39">
            <text:p>439</text:p>
          </table:table-cell>
          <table:table-cell office:value-type="time" office:time-value="PT13H54M45S">
            <text:p>13:54:45</text:p>
          </table:table-cell>
          <table:table-cell office:value-type="float" office:value="52.1466">
            <text:p>52.1466</text:p>
          </table:table-cell>
          <table:table-cell office:value-type="float" office:value="0.0551">
            <text:p>0.0551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119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0">
            <text:p>440</text:p>
          </table:table-cell>
          <table:table-cell office:value-type="time" office:time-value="PT13H54M58S">
            <text:p>13:54:58</text:p>
          </table:table-cell>
          <table:table-cell office:value-type="float" office:value="52.1453">
            <text:p>52.1453</text:p>
          </table:table-cell>
          <table:table-cell office:value-type="float" office:value="0.0548">
            <text:p>0.0548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0">
            <text:p>440</text:p>
          </table:table-cell>
          <table:table-cell office:value-type="time" office:time-value="PT13H54M58S">
            <text:p>13:54:58</text:p>
          </table:table-cell>
          <table:table-cell office:value-type="float" office:value="52.1453">
            <text:p>52.1453</text:p>
          </table:table-cell>
          <table:table-cell office:value-type="float" office:value="0.0548">
            <text:p>0.0548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0">
            <text:p>440</text:p>
          </table:table-cell>
          <table:table-cell office:value-type="time" office:time-value="PT13H54M58S">
            <text:p>13:54:58</text:p>
          </table:table-cell>
          <table:table-cell office:value-type="float" office:value="52.1453">
            <text:p>52.1453</text:p>
          </table:table-cell>
          <table:table-cell office:value-type="float" office:value="0.0548">
            <text:p>0.0548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DC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1">
            <text:p>441</text:p>
          </table:table-cell>
          <table:table-cell office:value-type="time" office:time-value="PT13H55M11S">
            <text:p>13:55:11</text:p>
          </table:table-cell>
          <table:table-cell office:value-type="float" office:value="52.144">
            <text:p>52.144</text:p>
          </table:table-cell>
          <table:table-cell office:value-type="float" office:value="0.0546">
            <text:p>0.0546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9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1">
            <text:p>441</text:p>
          </table:table-cell>
          <table:table-cell office:value-type="time" office:time-value="PT13H55M11S">
            <text:p>13:55:11</text:p>
          </table:table-cell>
          <table:table-cell office:value-type="float" office:value="52.144">
            <text:p>52.144</text:p>
          </table:table-cell>
          <table:table-cell office:value-type="float" office:value="0.0546">
            <text:p>0.0546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9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1">
            <text:p>441</text:p>
          </table:table-cell>
          <table:table-cell office:value-type="time" office:time-value="PT13H55M11S">
            <text:p>13:55:11</text:p>
          </table:table-cell>
          <table:table-cell office:value-type="float" office:value="52.144">
            <text:p>52.144</text:p>
          </table:table-cell>
          <table:table-cell office:value-type="float" office:value="0.0546">
            <text:p>0.0546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9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1">
            <text:p>441</text:p>
          </table:table-cell>
          <table:table-cell office:value-type="time" office:time-value="PT13H55M11S">
            <text:p>13:55:11</text:p>
          </table:table-cell>
          <table:table-cell office:value-type="float" office:value="52.144">
            <text:p>52.144</text:p>
          </table:table-cell>
          <table:table-cell office:value-type="float" office:value="0.0546">
            <text:p>0.0546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9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2">
            <text:p>442</text:p>
          </table:table-cell>
          <table:table-cell office:value-type="time" office:time-value="PT13H55M24S">
            <text:p>13:55:24</text:p>
          </table:table-cell>
          <table:table-cell office:value-type="float" office:value="52.1427">
            <text:p>52.1427</text:p>
          </table:table-cell>
          <table:table-cell office:value-type="float" office:value="0.0543">
            <text:p>0.0543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4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2">
            <text:p>442</text:p>
          </table:table-cell>
          <table:table-cell office:value-type="time" office:time-value="PT13H55M24S">
            <text:p>13:55:24</text:p>
          </table:table-cell>
          <table:table-cell office:value-type="float" office:value="52.1427">
            <text:p>52.1427</text:p>
          </table:table-cell>
          <table:table-cell office:value-type="float" office:value="0.0543">
            <text:p>0.0543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2">
            <text:p>442</text:p>
          </table:table-cell>
          <table:table-cell office:value-type="time" office:time-value="PT13H55M24S">
            <text:p>13:55:24</text:p>
          </table:table-cell>
          <table:table-cell office:value-type="float" office:value="52.1427">
            <text:p>52.1427</text:p>
          </table:table-cell>
          <table:table-cell office:value-type="float" office:value="0.0543">
            <text:p>0.0543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2">
            <text:p>442</text:p>
          </table:table-cell>
          <table:table-cell office:value-type="time" office:time-value="PT13H55M24S">
            <text:p>13:55:24</text:p>
          </table:table-cell>
          <table:table-cell office:value-type="float" office:value="52.1427">
            <text:p>52.1427</text:p>
          </table:table-cell>
          <table:table-cell office:value-type="float" office:value="0.0543">
            <text:p>0.0543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3">
            <text:p>443</text:p>
          </table:table-cell>
          <table:table-cell office:value-type="time" office:time-value="PT13H55M37S">
            <text:p>13:55:37</text:p>
          </table:table-cell>
          <table:table-cell office:value-type="float" office:value="52.1415">
            <text:p>52.1415</text:p>
          </table:table-cell>
          <table:table-cell office:value-type="float" office:value="0.0541">
            <text:p>0.0541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3">
            <text:p>443</text:p>
          </table:table-cell>
          <table:table-cell office:value-type="time" office:time-value="PT13H55M37S">
            <text:p>13:55:37</text:p>
          </table:table-cell>
          <table:table-cell office:value-type="float" office:value="52.1415">
            <text:p>52.1415</text:p>
          </table:table-cell>
          <table:table-cell office:value-type="float" office:value="0.0541">
            <text:p>0.0541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4">
            <text:p>444</text:p>
          </table:table-cell>
          <table:table-cell office:value-type="time" office:time-value="PT13H55M50S">
            <text:p>13:55:50</text:p>
          </table:table-cell>
          <table:table-cell office:value-type="float" office:value="52.1402">
            <text:p>52.1402</text:p>
          </table:table-cell>
          <table:table-cell office:value-type="float" office:value="0.0538">
            <text:p>0.0538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A4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4">
            <text:p>444</text:p>
          </table:table-cell>
          <table:table-cell office:value-type="time" office:time-value="PT13H55M50S">
            <text:p>13:55:50</text:p>
          </table:table-cell>
          <table:table-cell office:value-type="float" office:value="52.1402">
            <text:p>52.1402</text:p>
          </table:table-cell>
          <table:table-cell office:value-type="float" office:value="0.0538">
            <text:p>0.0538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A4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4">
            <text:p>444</text:p>
          </table:table-cell>
          <table:table-cell office:value-type="time" office:time-value="PT13H55M50S">
            <text:p>13:55:50</text:p>
          </table:table-cell>
          <table:table-cell office:value-type="float" office:value="52.1402">
            <text:p>52.1402</text:p>
          </table:table-cell>
          <table:table-cell office:value-type="float" office:value="0.0538">
            <text:p>0.0538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A4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5">
            <text:p>445</text:p>
          </table:table-cell>
          <table:table-cell office:value-type="time" office:time-value="PT13H56M04S">
            <text:p>13:56:04</text:p>
          </table:table-cell>
          <table:table-cell office:value-type="float" office:value="52.1389">
            <text:p>52.1389</text:p>
          </table:table-cell>
          <table:table-cell office:value-type="float" office:value="0.0535">
            <text:p>0.0535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5">
            <text:p>445</text:p>
          </table:table-cell>
          <table:table-cell office:value-type="time" office:time-value="PT13H56M04S">
            <text:p>13:56:04</text:p>
          </table:table-cell>
          <table:table-cell office:value-type="float" office:value="52.1389">
            <text:p>52.1389</text:p>
          </table:table-cell>
          <table:table-cell office:value-type="float" office:value="0.0535">
            <text:p>0.0535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5">
            <text:p>445</text:p>
          </table:table-cell>
          <table:table-cell office:value-type="time" office:time-value="PT13H56M04S">
            <text:p>13:56:04</text:p>
          </table:table-cell>
          <table:table-cell office:value-type="float" office:value="52.1389">
            <text:p>52.1389</text:p>
          </table:table-cell>
          <table:table-cell office:value-type="float" office:value="0.0535">
            <text:p>0.0535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31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6">
            <text:p>446</text:p>
          </table:table-cell>
          <table:table-cell office:value-type="time" office:time-value="PT13H56M17S">
            <text:p>13:56:17</text:p>
          </table:table-cell>
          <table:table-cell office:value-type="float" office:value="52.1377">
            <text:p>52.1377</text:p>
          </table:table-cell>
          <table:table-cell office:value-type="float" office:value="0.0532">
            <text:p>0.0532</text:p>
          </table:table-cell>
          <table:table-cell office:value-type="float" office:value="939">
            <text:p>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7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6">
            <text:p>446</text:p>
          </table:table-cell>
          <table:table-cell office:value-type="time" office:time-value="PT13H56M17S">
            <text:p>13:56:17</text:p>
          </table:table-cell>
          <table:table-cell office:value-type="float" office:value="52.1377">
            <text:p>52.1377</text:p>
          </table:table-cell>
          <table:table-cell office:value-type="float" office:value="0.0532">
            <text:p>0.0532</text:p>
          </table:table-cell>
          <table:table-cell office:value-type="float" office:value="939">
            <text:p>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7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6">
            <text:p>446</text:p>
          </table:table-cell>
          <table:table-cell office:value-type="time" office:time-value="PT13H56M17S">
            <text:p>13:56:17</text:p>
          </table:table-cell>
          <table:table-cell office:value-type="float" office:value="52.1377">
            <text:p>52.1377</text:p>
          </table:table-cell>
          <table:table-cell office:value-type="float" office:value="0.0532">
            <text:p>0.0532</text:p>
          </table:table-cell>
          <table:table-cell office:value-type="float" office:value="939">
            <text:p>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79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7">
            <text:p>447</text:p>
          </table:table-cell>
          <table:table-cell office:value-type="time" office:time-value="PT13H56M30S">
            <text:p>13:56:30</text:p>
          </table:table-cell>
          <table:table-cell office:value-type="float" office:value="52.1366">
            <text:p>52.1366</text:p>
          </table:table-cell>
          <table:table-cell office:value-type="float" office:value="0.0528">
            <text:p>0.0528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7">
            <text:p>447</text:p>
          </table:table-cell>
          <table:table-cell office:value-type="time" office:time-value="PT13H56M30S">
            <text:p>13:56:30</text:p>
          </table:table-cell>
          <table:table-cell office:value-type="float" office:value="52.1366">
            <text:p>52.1366</text:p>
          </table:table-cell>
          <table:table-cell office:value-type="float" office:value="0.0528">
            <text:p>0.0528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7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7">
            <text:p>447</text:p>
          </table:table-cell>
          <table:table-cell office:value-type="time" office:time-value="PT13H56M30S">
            <text:p>13:56:30</text:p>
          </table:table-cell>
          <table:table-cell office:value-type="float" office:value="52.1366">
            <text:p>52.1366</text:p>
          </table:table-cell>
          <table:table-cell office:value-type="float" office:value="0.0528">
            <text:p>0.0528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77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8">
            <text:p>448</text:p>
          </table:table-cell>
          <table:table-cell office:value-type="time" office:time-value="PT13H56M43S">
            <text:p>13:56:43</text:p>
          </table:table-cell>
          <table:table-cell office:value-type="float" office:value="52.1354">
            <text:p>52.1354</text:p>
          </table:table-cell>
          <table:table-cell office:value-type="float" office:value="0.0525">
            <text:p>0.0525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8">
            <text:p>448</text:p>
          </table:table-cell>
          <table:table-cell office:value-type="time" office:time-value="PT13H56M43S">
            <text:p>13:56:43</text:p>
          </table:table-cell>
          <table:table-cell office:value-type="float" office:value="52.1354">
            <text:p>52.1354</text:p>
          </table:table-cell>
          <table:table-cell office:value-type="float" office:value="0.0525">
            <text:p>0.0525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7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8">
            <text:p>448</text:p>
          </table:table-cell>
          <table:table-cell office:value-type="time" office:time-value="PT13H56M43S">
            <text:p>13:56:43</text:p>
          </table:table-cell>
          <table:table-cell office:value-type="float" office:value="52.1354">
            <text:p>52.1354</text:p>
          </table:table-cell>
          <table:table-cell office:value-type="float" office:value="0.0525">
            <text:p>0.0525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48">
            <text:p>448</text:p>
          </table:table-cell>
          <table:table-cell office:value-type="time" office:time-value="PT13H56M43S">
            <text:p>13:56:43</text:p>
          </table:table-cell>
          <table:table-cell office:value-type="float" office:value="52.1354">
            <text:p>52.1354</text:p>
          </table:table-cell>
          <table:table-cell office:value-type="float" office:value="0.0525">
            <text:p>0.0525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7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49">
            <text:p>449</text:p>
          </table:table-cell>
          <table:table-cell office:value-type="time" office:time-value="PT13H56M56S">
            <text:p>13:56:56</text:p>
          </table:table-cell>
          <table:table-cell office:value-type="float" office:value="52.1343">
            <text:p>52.1343</text:p>
          </table:table-cell>
          <table:table-cell office:value-type="float" office:value="0.052">
            <text:p>0.052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7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49">
            <text:p>449</text:p>
          </table:table-cell>
          <table:table-cell office:value-type="time" office:time-value="PT13H56M56S">
            <text:p>13:56:56</text:p>
          </table:table-cell>
          <table:table-cell office:value-type="float" office:value="52.1343">
            <text:p>52.1343</text:p>
          </table:table-cell>
          <table:table-cell office:value-type="float" office:value="0.052">
            <text:p>0.052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7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49">
            <text:p>449</text:p>
          </table:table-cell>
          <table:table-cell office:value-type="time" office:time-value="PT13H56M56S">
            <text:p>13:56:56</text:p>
          </table:table-cell>
          <table:table-cell office:value-type="float" office:value="52.1343">
            <text:p>52.1343</text:p>
          </table:table-cell>
          <table:table-cell office:value-type="float" office:value="0.052">
            <text:p>0.052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07A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0">
            <text:p>450</text:p>
          </table:table-cell>
          <table:table-cell office:value-type="time" office:time-value="PT13H57M09S">
            <text:p>13:57:09</text:p>
          </table:table-cell>
          <table:table-cell office:value-type="float" office:value="52.1331">
            <text:p>52.1331</text:p>
          </table:table-cell>
          <table:table-cell office:value-type="float" office:value="0.0516">
            <text:p>0.0516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6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0">
            <text:p>450</text:p>
          </table:table-cell>
          <table:table-cell office:value-type="time" office:time-value="PT13H57M09S">
            <text:p>13:57:09</text:p>
          </table:table-cell>
          <table:table-cell office:value-type="float" office:value="52.1331">
            <text:p>52.1331</text:p>
          </table:table-cell>
          <table:table-cell office:value-type="float" office:value="0.0516">
            <text:p>0.0516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6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0">
            <text:p>450</text:p>
          </table:table-cell>
          <table:table-cell office:value-type="time" office:time-value="PT13H57M09S">
            <text:p>13:57:09</text:p>
          </table:table-cell>
          <table:table-cell office:value-type="float" office:value="52.1331">
            <text:p>52.1331</text:p>
          </table:table-cell>
          <table:table-cell office:value-type="float" office:value="0.0516">
            <text:p>0.0516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6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0">
            <text:p>450</text:p>
          </table:table-cell>
          <table:table-cell office:value-type="time" office:time-value="PT13H57M09S">
            <text:p>13:57:09</text:p>
          </table:table-cell>
          <table:table-cell office:value-type="float" office:value="52.1331">
            <text:p>52.1331</text:p>
          </table:table-cell>
          <table:table-cell office:value-type="float" office:value="0.0516">
            <text:p>0.0516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6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1">
            <text:p>451</text:p>
          </table:table-cell>
          <table:table-cell office:value-type="time" office:time-value="PT13H57M22S">
            <text:p>13:57:22</text:p>
          </table:table-cell>
          <table:table-cell office:value-type="float" office:value="52.132">
            <text:p>52.132</text:p>
          </table:table-cell>
          <table:table-cell office:value-type="float" office:value="0.0511">
            <text:p>0.0511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3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1">
            <text:p>451</text:p>
          </table:table-cell>
          <table:table-cell office:value-type="time" office:time-value="PT13H57M22S">
            <text:p>13:57:22</text:p>
          </table:table-cell>
          <table:table-cell office:value-type="float" office:value="52.132">
            <text:p>52.132</text:p>
          </table:table-cell>
          <table:table-cell office:value-type="float" office:value="0.0511">
            <text:p>0.0511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3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2">
            <text:p>452</text:p>
          </table:table-cell>
          <table:table-cell office:value-type="time" office:time-value="PT13H57M35S">
            <text:p>13:57:35</text:p>
          </table:table-cell>
          <table:table-cell office:value-type="float" office:value="52.1309">
            <text:p>52.1309</text:p>
          </table:table-cell>
          <table:table-cell office:value-type="float" office:value="0.0506">
            <text:p>0.0506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2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2">
            <text:p>452</text:p>
          </table:table-cell>
          <table:table-cell office:value-type="time" office:time-value="PT13H57M35S">
            <text:p>13:57:35</text:p>
          </table:table-cell>
          <table:table-cell office:value-type="float" office:value="52.1309">
            <text:p>52.1309</text:p>
          </table:table-cell>
          <table:table-cell office:value-type="float" office:value="0.0506">
            <text:p>0.0506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2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2">
            <text:p>452</text:p>
          </table:table-cell>
          <table:table-cell office:value-type="time" office:time-value="PT13H57M35S">
            <text:p>13:57:35</text:p>
          </table:table-cell>
          <table:table-cell office:value-type="float" office:value="52.1309">
            <text:p>52.1309</text:p>
          </table:table-cell>
          <table:table-cell office:value-type="float" office:value="0.0506">
            <text:p>0.0506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2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2">
            <text:p>452</text:p>
          </table:table-cell>
          <table:table-cell office:value-type="time" office:time-value="PT13H57M35S">
            <text:p>13:57:35</text:p>
          </table:table-cell>
          <table:table-cell office:value-type="float" office:value="52.1309">
            <text:p>52.1309</text:p>
          </table:table-cell>
          <table:table-cell office:value-type="float" office:value="0.0506">
            <text:p>0.0506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2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3">
            <text:p>453</text:p>
          </table:table-cell>
          <table:table-cell office:value-type="time" office:time-value="PT13H57M48S">
            <text:p>13:57:48</text:p>
          </table:table-cell>
          <table:table-cell office:value-type="float" office:value="52.1298">
            <text:p>52.1298</text:p>
          </table:table-cell>
          <table:table-cell office:value-type="float" office:value="0.0501">
            <text:p>0.0501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8F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3">
            <text:p>453</text:p>
          </table:table-cell>
          <table:table-cell office:value-type="time" office:time-value="PT13H57M48S">
            <text:p>13:57:48</text:p>
          </table:table-cell>
          <table:table-cell office:value-type="float" office:value="52.1298">
            <text:p>52.1298</text:p>
          </table:table-cell>
          <table:table-cell office:value-type="float" office:value="0.0501">
            <text:p>0.0501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8F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3">
            <text:p>453</text:p>
          </table:table-cell>
          <table:table-cell office:value-type="time" office:time-value="PT13H57M48S">
            <text:p>13:57:48</text:p>
          </table:table-cell>
          <table:table-cell office:value-type="float" office:value="52.1298">
            <text:p>52.1298</text:p>
          </table:table-cell>
          <table:table-cell office:value-type="float" office:value="0.0501">
            <text:p>0.0501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8F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3">
            <text:p>453</text:p>
          </table:table-cell>
          <table:table-cell office:value-type="time" office:time-value="PT13H57M48S">
            <text:p>13:57:48</text:p>
          </table:table-cell>
          <table:table-cell office:value-type="float" office:value="52.1298">
            <text:p>52.1298</text:p>
          </table:table-cell>
          <table:table-cell office:value-type="float" office:value="0.0501">
            <text:p>0.0501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8F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4">
            <text:p>454</text:p>
          </table:table-cell>
          <table:table-cell office:value-type="time" office:time-value="PT13H58M01S">
            <text:p>13:58:01</text:p>
          </table:table-cell>
          <table:table-cell office:value-type="float" office:value="52.1287">
            <text:p>52.1287</text:p>
          </table:table-cell>
          <table:table-cell office:value-type="float" office:value="0.0495">
            <text:p>0.0495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4">
            <text:p>454</text:p>
          </table:table-cell>
          <table:table-cell office:value-type="time" office:time-value="PT13H58M01S">
            <text:p>13:58:01</text:p>
          </table:table-cell>
          <table:table-cell office:value-type="float" office:value="52.1287">
            <text:p>52.1287</text:p>
          </table:table-cell>
          <table:table-cell office:value-type="float" office:value="0.0495">
            <text:p>0.0495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4">
            <text:p>454</text:p>
          </table:table-cell>
          <table:table-cell office:value-type="time" office:time-value="PT13H58M01S">
            <text:p>13:58:01</text:p>
          </table:table-cell>
          <table:table-cell office:value-type="float" office:value="52.1287">
            <text:p>52.1287</text:p>
          </table:table-cell>
          <table:table-cell office:value-type="float" office:value="0.0495">
            <text:p>0.0495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5">
            <text:p>455</text:p>
          </table:table-cell>
          <table:table-cell office:value-type="time" office:time-value="PT13H58M14S">
            <text:p>13:58:14</text:p>
          </table:table-cell>
          <table:table-cell office:value-type="float" office:value="52.1276">
            <text:p>52.1276</text:p>
          </table:table-cell>
          <table:table-cell office:value-type="float" office:value="0.0489">
            <text:p>0.0489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1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5">
            <text:p>455</text:p>
          </table:table-cell>
          <table:table-cell office:value-type="time" office:time-value="PT13H58M14S">
            <text:p>13:58:14</text:p>
          </table:table-cell>
          <table:table-cell office:value-type="float" office:value="52.1276">
            <text:p>52.1276</text:p>
          </table:table-cell>
          <table:table-cell office:value-type="float" office:value="0.0489">
            <text:p>0.0489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16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6">
            <text:p>456</text:p>
          </table:table-cell>
          <table:table-cell office:value-type="time" office:time-value="PT13H58M27S">
            <text:p>13:58:27</text:p>
          </table:table-cell>
          <table:table-cell office:value-type="float" office:value="52.1265">
            <text:p>52.1265</text:p>
          </table:table-cell>
          <table:table-cell office:value-type="float" office:value="0.0483">
            <text:p>0.0483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0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6">
            <text:p>456</text:p>
          </table:table-cell>
          <table:table-cell office:value-type="time" office:time-value="PT13H58M27S">
            <text:p>13:58:27</text:p>
          </table:table-cell>
          <table:table-cell office:value-type="float" office:value="52.1265">
            <text:p>52.1265</text:p>
          </table:table-cell>
          <table:table-cell office:value-type="float" office:value="0.0483">
            <text:p>0.0483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0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6">
            <text:p>456</text:p>
          </table:table-cell>
          <table:table-cell office:value-type="time" office:time-value="PT13H58M27S">
            <text:p>13:58:27</text:p>
          </table:table-cell>
          <table:table-cell office:value-type="float" office:value="52.1265">
            <text:p>52.1265</text:p>
          </table:table-cell>
          <table:table-cell office:value-type="float" office:value="0.0483">
            <text:p>0.0483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0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6">
            <text:p>456</text:p>
          </table:table-cell>
          <table:table-cell office:value-type="time" office:time-value="PT13H58M27S">
            <text:p>13:58:27</text:p>
          </table:table-cell>
          <table:table-cell office:value-type="float" office:value="52.1265">
            <text:p>52.1265</text:p>
          </table:table-cell>
          <table:table-cell office:value-type="float" office:value="0.0483">
            <text:p>0.0483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05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7">
            <text:p>457</text:p>
          </table:table-cell>
          <table:table-cell office:value-type="time" office:time-value="PT13H58M40S">
            <text:p>13:58:40</text:p>
          </table:table-cell>
          <table:table-cell office:value-type="float" office:value="52.1254">
            <text:p>52.1254</text:p>
          </table:table-cell>
          <table:table-cell office:value-type="float" office:value="0.0478">
            <text:p>0.0478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79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7">
            <text:p>457</text:p>
          </table:table-cell>
          <table:table-cell office:value-type="time" office:time-value="PT13H58M40S">
            <text:p>13:58:40</text:p>
          </table:table-cell>
          <table:table-cell office:value-type="float" office:value="52.1254">
            <text:p>52.1254</text:p>
          </table:table-cell>
          <table:table-cell office:value-type="float" office:value="0.0478">
            <text:p>0.0478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79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7">
            <text:p>457</text:p>
          </table:table-cell>
          <table:table-cell office:value-type="time" office:time-value="PT13H58M40S">
            <text:p>13:58:40</text:p>
          </table:table-cell>
          <table:table-cell office:value-type="float" office:value="52.1254">
            <text:p>52.1254</text:p>
          </table:table-cell>
          <table:table-cell office:value-type="float" office:value="0.0478">
            <text:p>0.0478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79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7">
            <text:p>457</text:p>
          </table:table-cell>
          <table:table-cell office:value-type="time" office:time-value="PT13H58M40S">
            <text:p>13:58:40</text:p>
          </table:table-cell>
          <table:table-cell office:value-type="float" office:value="52.1254">
            <text:p>52.1254</text:p>
          </table:table-cell>
          <table:table-cell office:value-type="float" office:value="0.0478">
            <text:p>0.0478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79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57">
            <text:p>457</text:p>
          </table:table-cell>
          <table:table-cell office:value-type="time" office:time-value="PT13H58M40S">
            <text:p>13:58:40</text:p>
          </table:table-cell>
          <table:table-cell office:value-type="float" office:value="52.1254">
            <text:p>52.1254</text:p>
          </table:table-cell>
          <table:table-cell office:value-type="float" office:value="0.0478">
            <text:p>0.0478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795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58">
            <text:p>458</text:p>
          </table:table-cell>
          <table:table-cell office:value-type="time" office:time-value="PT13H58M54S">
            <text:p>13:58:54</text:p>
          </table:table-cell>
          <table:table-cell office:value-type="float" office:value="52.1243">
            <text:p>52.1243</text:p>
          </table:table-cell>
          <table:table-cell office:value-type="float" office:value="0.0472">
            <text:p>0.0472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8">
            <text:p>458</text:p>
          </table:table-cell>
          <table:table-cell office:value-type="time" office:time-value="PT13H58M54S">
            <text:p>13:58:54</text:p>
          </table:table-cell>
          <table:table-cell office:value-type="float" office:value="52.1243">
            <text:p>52.1243</text:p>
          </table:table-cell>
          <table:table-cell office:value-type="float" office:value="0.0472">
            <text:p>0.0472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8">
            <text:p>458</text:p>
          </table:table-cell>
          <table:table-cell office:value-type="time" office:time-value="PT13H58M54S">
            <text:p>13:58:54</text:p>
          </table:table-cell>
          <table:table-cell office:value-type="float" office:value="52.1243">
            <text:p>52.1243</text:p>
          </table:table-cell>
          <table:table-cell office:value-type="float" office:value="0.0472">
            <text:p>0.0472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59">
            <text:p>459</text:p>
          </table:table-cell>
          <table:table-cell office:value-type="time" office:time-value="PT13H59M07S">
            <text:p>13:59:07</text:p>
          </table:table-cell>
          <table:table-cell office:value-type="float" office:value="52.1233">
            <text:p>52.1233</text:p>
          </table:table-cell>
          <table:table-cell office:value-type="float" office:value="0.0467">
            <text:p>0.0467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B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59">
            <text:p>459</text:p>
          </table:table-cell>
          <table:table-cell office:value-type="time" office:time-value="PT13H59M07S">
            <text:p>13:59:07</text:p>
          </table:table-cell>
          <table:table-cell office:value-type="float" office:value="52.1233">
            <text:p>52.1233</text:p>
          </table:table-cell>
          <table:table-cell office:value-type="float" office:value="0.0467">
            <text:p>0.0467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B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59">
            <text:p>459</text:p>
          </table:table-cell>
          <table:table-cell office:value-type="time" office:time-value="PT13H59M07S">
            <text:p>13:59:07</text:p>
          </table:table-cell>
          <table:table-cell office:value-type="float" office:value="52.1233">
            <text:p>52.1233</text:p>
          </table:table-cell>
          <table:table-cell office:value-type="float" office:value="0.0467">
            <text:p>0.0467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B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60">
            <text:p>460</text:p>
          </table:table-cell>
          <table:table-cell office:value-type="time" office:time-value="PT13H59M20S">
            <text:p>13:59:20</text:p>
          </table:table-cell>
          <table:table-cell office:value-type="float" office:value="52.1223">
            <text:p>52.1223</text:p>
          </table:table-cell>
          <table:table-cell office:value-type="float" office:value="0.0462">
            <text:p>0.0462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D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0">
            <text:p>460</text:p>
          </table:table-cell>
          <table:table-cell office:value-type="time" office:time-value="PT13H59M20S">
            <text:p>13:59:20</text:p>
          </table:table-cell>
          <table:table-cell office:value-type="float" office:value="52.1223">
            <text:p>52.1223</text:p>
          </table:table-cell>
          <table:table-cell office:value-type="float" office:value="0.0462">
            <text:p>0.0462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D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0">
            <text:p>460</text:p>
          </table:table-cell>
          <table:table-cell office:value-type="time" office:time-value="PT13H59M20S">
            <text:p>13:59:20</text:p>
          </table:table-cell>
          <table:table-cell office:value-type="float" office:value="52.1223">
            <text:p>52.1223</text:p>
          </table:table-cell>
          <table:table-cell office:value-type="float" office:value="0.0462">
            <text:p>0.0462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D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0">
            <text:p>460</text:p>
          </table:table-cell>
          <table:table-cell office:value-type="time" office:time-value="PT13H59M20S">
            <text:p>13:59:20</text:p>
          </table:table-cell>
          <table:table-cell office:value-type="float" office:value="52.1223">
            <text:p>52.1223</text:p>
          </table:table-cell>
          <table:table-cell office:value-type="float" office:value="0.0462">
            <text:p>0.0462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D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61">
            <text:p>461</text:p>
          </table:table-cell>
          <table:table-cell office:value-type="time" office:time-value="PT13H59M34S">
            <text:p>13:59:34</text:p>
          </table:table-cell>
          <table:table-cell office:value-type="float" office:value="52.1212">
            <text:p>52.1212</text:p>
          </table:table-cell>
          <table:table-cell office:value-type="float" office:value="0.0456">
            <text:p>0.0456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6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1">
            <text:p>461</text:p>
          </table:table-cell>
          <table:table-cell office:value-type="time" office:time-value="PT13H59M34S">
            <text:p>13:59:34</text:p>
          </table:table-cell>
          <table:table-cell office:value-type="float" office:value="52.1212">
            <text:p>52.1212</text:p>
          </table:table-cell>
          <table:table-cell office:value-type="float" office:value="0.0456">
            <text:p>0.0456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6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1">
            <text:p>461</text:p>
          </table:table-cell>
          <table:table-cell office:value-type="time" office:time-value="PT13H59M34S">
            <text:p>13:59:34</text:p>
          </table:table-cell>
          <table:table-cell office:value-type="float" office:value="52.1212">
            <text:p>52.1212</text:p>
          </table:table-cell>
          <table:table-cell office:value-type="float" office:value="0.0456">
            <text:p>0.0456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6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1">
            <text:p>461</text:p>
          </table:table-cell>
          <table:table-cell office:value-type="time" office:time-value="PT13H59M34S">
            <text:p>13:59:34</text:p>
          </table:table-cell>
          <table:table-cell office:value-type="float" office:value="52.1212">
            <text:p>52.1212</text:p>
          </table:table-cell>
          <table:table-cell office:value-type="float" office:value="0.0456">
            <text:p>0.0456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6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2">
            <text:p>462</text:p>
          </table:table-cell>
          <table:table-cell office:value-type="time" office:time-value="PT13H59M47S">
            <text:p>13:59:47</text:p>
          </table:table-cell>
          <table:table-cell office:value-type="float" office:value="52.1202">
            <text:p>52.1202</text:p>
          </table:table-cell>
          <table:table-cell office:value-type="float" office:value="0.045">
            <text:p>0.045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2">
            <text:p>462</text:p>
          </table:table-cell>
          <table:table-cell office:value-type="time" office:time-value="PT13H59M47S">
            <text:p>13:59:47</text:p>
          </table:table-cell>
          <table:table-cell office:value-type="float" office:value="52.1202">
            <text:p>52.1202</text:p>
          </table:table-cell>
          <table:table-cell office:value-type="float" office:value="0.045">
            <text:p>0.045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3">
            <text:p>463</text:p>
          </table:table-cell>
          <table:table-cell office:value-type="time" office:time-value="PT14H00M00S">
            <text:p>14:00:00</text:p>
          </table:table-cell>
          <table:table-cell office:value-type="float" office:value="52.1192">
            <text:p>52.1192</text:p>
          </table:table-cell>
          <table:table-cell office:value-type="float" office:value="0.0444">
            <text:p>0.0444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6F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3">
            <text:p>463</text:p>
          </table:table-cell>
          <table:table-cell office:value-type="time" office:time-value="PT14H00M00S">
            <text:p>14:00:00</text:p>
          </table:table-cell>
          <table:table-cell office:value-type="float" office:value="52.1192">
            <text:p>52.1192</text:p>
          </table:table-cell>
          <table:table-cell office:value-type="float" office:value="0.0444">
            <text:p>0.0444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6F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3">
            <text:p>463</text:p>
          </table:table-cell>
          <table:table-cell office:value-type="time" office:time-value="PT14H00M00S">
            <text:p>14:00:00</text:p>
          </table:table-cell>
          <table:table-cell office:value-type="float" office:value="52.1192">
            <text:p>52.1192</text:p>
          </table:table-cell>
          <table:table-cell office:value-type="float" office:value="0.0444">
            <text:p>0.0444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6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4">
            <text:p>464</text:p>
          </table:table-cell>
          <table:table-cell office:value-type="time" office:time-value="PT14H00M13S">
            <text:p>14:00:13</text:p>
          </table:table-cell>
          <table:table-cell office:value-type="float" office:value="52.1182">
            <text:p>52.1182</text:p>
          </table:table-cell>
          <table:table-cell office:value-type="float" office:value="0.0438">
            <text:p>0.0438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4">
            <text:p>464</text:p>
          </table:table-cell>
          <table:table-cell office:value-type="time" office:time-value="PT14H00M13S">
            <text:p>14:00:13</text:p>
          </table:table-cell>
          <table:table-cell office:value-type="float" office:value="52.1182">
            <text:p>52.1182</text:p>
          </table:table-cell>
          <table:table-cell office:value-type="float" office:value="0.0438">
            <text:p>0.0438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4">
            <text:p>464</text:p>
          </table:table-cell>
          <table:table-cell office:value-type="time" office:time-value="PT14H00M13S">
            <text:p>14:00:13</text:p>
          </table:table-cell>
          <table:table-cell office:value-type="float" office:value="52.1182">
            <text:p>52.1182</text:p>
          </table:table-cell>
          <table:table-cell office:value-type="float" office:value="0.0438">
            <text:p>0.0438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5">
            <text:p>465</text:p>
          </table:table-cell>
          <table:table-cell office:value-type="time" office:time-value="PT14H00M27S">
            <text:p>14:00:27</text:p>
          </table:table-cell>
          <table:table-cell office:value-type="float" office:value="52.1171">
            <text:p>52.1171</text:p>
          </table:table-cell>
          <table:table-cell office:value-type="float" office:value="0.0431">
            <text:p>0.0431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5">
            <text:p>465</text:p>
          </table:table-cell>
          <table:table-cell office:value-type="time" office:time-value="PT14H00M27S">
            <text:p>14:00:27</text:p>
          </table:table-cell>
          <table:table-cell office:value-type="float" office:value="52.1171">
            <text:p>52.1171</text:p>
          </table:table-cell>
          <table:table-cell office:value-type="float" office:value="0.0431">
            <text:p>0.0431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5">
            <text:p>465</text:p>
          </table:table-cell>
          <table:table-cell office:value-type="time" office:time-value="PT14H00M27S">
            <text:p>14:00:27</text:p>
          </table:table-cell>
          <table:table-cell office:value-type="float" office:value="52.1171">
            <text:p>52.1171</text:p>
          </table:table-cell>
          <table:table-cell office:value-type="float" office:value="0.0431">
            <text:p>0.0431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6">
            <text:p>466</text:p>
          </table:table-cell>
          <table:table-cell office:value-type="time" office:time-value="PT14H00M40S">
            <text:p>14:00:40</text:p>
          </table:table-cell>
          <table:table-cell office:value-type="float" office:value="52.1161">
            <text:p>52.1161</text:p>
          </table:table-cell>
          <table:table-cell office:value-type="float" office:value="0.0425">
            <text:p>0.0425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4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6">
            <text:p>466</text:p>
          </table:table-cell>
          <table:table-cell office:value-type="time" office:time-value="PT14H00M40S">
            <text:p>14:00:40</text:p>
          </table:table-cell>
          <table:table-cell office:value-type="float" office:value="52.1161">
            <text:p>52.1161</text:p>
          </table:table-cell>
          <table:table-cell office:value-type="float" office:value="0.0425">
            <text:p>0.0425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4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6">
            <text:p>466</text:p>
          </table:table-cell>
          <table:table-cell office:value-type="time" office:time-value="PT14H00M40S">
            <text:p>14:00:40</text:p>
          </table:table-cell>
          <table:table-cell office:value-type="float" office:value="52.1161">
            <text:p>52.1161</text:p>
          </table:table-cell>
          <table:table-cell office:value-type="float" office:value="0.0425">
            <text:p>0.0425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43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67">
            <text:p>467</text:p>
          </table:table-cell>
          <table:table-cell office:value-type="time" office:time-value="PT14H00M53S">
            <text:p>14:00:53</text:p>
          </table:table-cell>
          <table:table-cell office:value-type="float" office:value="52.1151">
            <text:p>52.1151</text:p>
          </table:table-cell>
          <table:table-cell office:value-type="float" office:value="0.0419">
            <text:p>0.0419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3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7">
            <text:p>467</text:p>
          </table:table-cell>
          <table:table-cell office:value-type="time" office:time-value="PT14H00M53S">
            <text:p>14:00:53</text:p>
          </table:table-cell>
          <table:table-cell office:value-type="float" office:value="52.1151">
            <text:p>52.1151</text:p>
          </table:table-cell>
          <table:table-cell office:value-type="float" office:value="0.0419">
            <text:p>0.0419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3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7">
            <text:p>467</text:p>
          </table:table-cell>
          <table:table-cell office:value-type="time" office:time-value="PT14H00M53S">
            <text:p>14:00:53</text:p>
          </table:table-cell>
          <table:table-cell office:value-type="float" office:value="52.1151">
            <text:p>52.1151</text:p>
          </table:table-cell>
          <table:table-cell office:value-type="float" office:value="0.0419">
            <text:p>0.0419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3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7">
            <text:p>467</text:p>
          </table:table-cell>
          <table:table-cell office:value-type="time" office:time-value="PT14H00M53S">
            <text:p>14:00:53</text:p>
          </table:table-cell>
          <table:table-cell office:value-type="float" office:value="52.1151">
            <text:p>52.1151</text:p>
          </table:table-cell>
          <table:table-cell office:value-type="float" office:value="0.0419">
            <text:p>0.0419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3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467">
            <text:p>467</text:p>
          </table:table-cell>
          <table:table-cell office:value-type="time" office:time-value="PT14H00M53S">
            <text:p>14:00:53</text:p>
          </table:table-cell>
          <table:table-cell office:value-type="float" office:value="52.1151">
            <text:p>52.1151</text:p>
          </table:table-cell>
          <table:table-cell office:value-type="float" office:value="0.0419">
            <text:p>0.0419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3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8">
            <text:p>468</text:p>
          </table:table-cell>
          <table:table-cell office:value-type="time" office:time-value="PT14H01M07S">
            <text:p>14:01:07</text:p>
          </table:table-cell>
          <table:table-cell office:value-type="float" office:value="52.114">
            <text:p>52.114</text:p>
          </table:table-cell>
          <table:table-cell office:value-type="float" office:value="0.0411">
            <text:p>0.0411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8">
            <text:p>468</text:p>
          </table:table-cell>
          <table:table-cell office:value-type="time" office:time-value="PT14H01M07S">
            <text:p>14:01:07</text:p>
          </table:table-cell>
          <table:table-cell office:value-type="float" office:value="52.114">
            <text:p>52.114</text:p>
          </table:table-cell>
          <table:table-cell office:value-type="float" office:value="0.0411">
            <text:p>0.0411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8">
            <text:p>468</text:p>
          </table:table-cell>
          <table:table-cell office:value-type="time" office:time-value="PT14H01M07S">
            <text:p>14:01:07</text:p>
          </table:table-cell>
          <table:table-cell office:value-type="float" office:value="52.114">
            <text:p>52.114</text:p>
          </table:table-cell>
          <table:table-cell office:value-type="float" office:value="0.0411">
            <text:p>0.0411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A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69">
            <text:p>469</text:p>
          </table:table-cell>
          <table:table-cell office:value-type="time" office:time-value="PT14H01M20S">
            <text:p>14:01:20</text:p>
          </table:table-cell>
          <table:table-cell office:value-type="float" office:value="52.113">
            <text:p>52.113</text:p>
          </table:table-cell>
          <table:table-cell office:value-type="float" office:value="0.0405">
            <text:p>0.0405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F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69">
            <text:p>469</text:p>
          </table:table-cell>
          <table:table-cell office:value-type="time" office:time-value="PT14H01M20S">
            <text:p>14:01:20</text:p>
          </table:table-cell>
          <table:table-cell office:value-type="float" office:value="52.113">
            <text:p>52.113</text:p>
          </table:table-cell>
          <table:table-cell office:value-type="float" office:value="0.0405">
            <text:p>0.0405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69">
            <text:p>469</text:p>
          </table:table-cell>
          <table:table-cell office:value-type="time" office:time-value="PT14H01M20S">
            <text:p>14:01:20</text:p>
          </table:table-cell>
          <table:table-cell office:value-type="float" office:value="52.113">
            <text:p>52.113</text:p>
          </table:table-cell>
          <table:table-cell office:value-type="float" office:value="0.0405">
            <text:p>0.0405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F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69">
            <text:p>469</text:p>
          </table:table-cell>
          <table:table-cell office:value-type="time" office:time-value="PT14H01M20S">
            <text:p>14:01:20</text:p>
          </table:table-cell>
          <table:table-cell office:value-type="float" office:value="52.113">
            <text:p>52.113</text:p>
          </table:table-cell>
          <table:table-cell office:value-type="float" office:value="0.0405">
            <text:p>0.0405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F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69">
            <text:p>469</text:p>
          </table:table-cell>
          <table:table-cell office:value-type="time" office:time-value="PT14H01M20S">
            <text:p>14:01:20</text:p>
          </table:table-cell>
          <table:table-cell office:value-type="float" office:value="52.113">
            <text:p>52.113</text:p>
          </table:table-cell>
          <table:table-cell office:value-type="float" office:value="0.0405">
            <text:p>0.0405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0">
            <text:p>470</text:p>
          </table:table-cell>
          <table:table-cell office:value-type="time" office:time-value="PT14H01M33S">
            <text:p>14:01:33</text:p>
          </table:table-cell>
          <table:table-cell office:value-type="float" office:value="52.1119">
            <text:p>52.1119</text:p>
          </table:table-cell>
          <table:table-cell office:value-type="float" office:value="0.0398">
            <text:p>0.0398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5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0">
            <text:p>470</text:p>
          </table:table-cell>
          <table:table-cell office:value-type="time" office:time-value="PT14H01M33S">
            <text:p>14:01:33</text:p>
          </table:table-cell>
          <table:table-cell office:value-type="float" office:value="52.1119">
            <text:p>52.1119</text:p>
          </table:table-cell>
          <table:table-cell office:value-type="float" office:value="0.0398">
            <text:p>0.0398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5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0">
            <text:p>470</text:p>
          </table:table-cell>
          <table:table-cell office:value-type="time" office:time-value="PT14H01M33S">
            <text:p>14:01:33</text:p>
          </table:table-cell>
          <table:table-cell office:value-type="float" office:value="52.1119">
            <text:p>52.1119</text:p>
          </table:table-cell>
          <table:table-cell office:value-type="float" office:value="0.0398">
            <text:p>0.0398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5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1">
            <text:p>471</text:p>
          </table:table-cell>
          <table:table-cell office:value-type="time" office:time-value="PT14H01M46S">
            <text:p>14:01:46</text:p>
          </table:table-cell>
          <table:table-cell office:value-type="float" office:value="52.1109">
            <text:p>52.1109</text:p>
          </table:table-cell>
          <table:table-cell office:value-type="float" office:value="0.0392">
            <text:p>0.0392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5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1">
            <text:p>471</text:p>
          </table:table-cell>
          <table:table-cell office:value-type="time" office:time-value="PT14H01M46S">
            <text:p>14:01:46</text:p>
          </table:table-cell>
          <table:table-cell office:value-type="float" office:value="52.1109">
            <text:p>52.1109</text:p>
          </table:table-cell>
          <table:table-cell office:value-type="float" office:value="0.0392">
            <text:p>0.0392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5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1">
            <text:p>471</text:p>
          </table:table-cell>
          <table:table-cell office:value-type="time" office:time-value="PT14H01M46S">
            <text:p>14:01:46</text:p>
          </table:table-cell>
          <table:table-cell office:value-type="float" office:value="52.1109">
            <text:p>52.1109</text:p>
          </table:table-cell>
          <table:table-cell office:value-type="float" office:value="0.0392">
            <text:p>0.0392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5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2">
            <text:p>472</text:p>
          </table:table-cell>
          <table:table-cell office:value-type="time" office:time-value="PT14H02M00S">
            <text:p>14:02:00</text:p>
          </table:table-cell>
          <table:table-cell office:value-type="float" office:value="52.1099">
            <text:p>52.1099</text:p>
          </table:table-cell>
          <table:table-cell office:value-type="float" office:value="0.0386">
            <text:p>0.0386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8D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2">
            <text:p>472</text:p>
          </table:table-cell>
          <table:table-cell office:value-type="time" office:time-value="PT14H02M00S">
            <text:p>14:02:00</text:p>
          </table:table-cell>
          <table:table-cell office:value-type="float" office:value="52.1099">
            <text:p>52.1099</text:p>
          </table:table-cell>
          <table:table-cell office:value-type="float" office:value="0.0386">
            <text:p>0.0386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8D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2">
            <text:p>472</text:p>
          </table:table-cell>
          <table:table-cell office:value-type="time" office:time-value="PT14H02M00S">
            <text:p>14:02:00</text:p>
          </table:table-cell>
          <table:table-cell office:value-type="float" office:value="52.1099">
            <text:p>52.1099</text:p>
          </table:table-cell>
          <table:table-cell office:value-type="float" office:value="0.0386">
            <text:p>0.0386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8D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3">
            <text:p>473</text:p>
          </table:table-cell>
          <table:table-cell office:value-type="time" office:time-value="PT14H02M13S">
            <text:p>14:02:13</text:p>
          </table:table-cell>
          <table:table-cell office:value-type="float" office:value="52.1088">
            <text:p>52.1088</text:p>
          </table:table-cell>
          <table:table-cell office:value-type="float" office:value="0.0381">
            <text:p>0.0381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3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73">
            <text:p>473</text:p>
          </table:table-cell>
          <table:table-cell office:value-type="time" office:time-value="PT14H02M13S">
            <text:p>14:02:13</text:p>
          </table:table-cell>
          <table:table-cell office:value-type="float" office:value="52.1088">
            <text:p>52.1088</text:p>
          </table:table-cell>
          <table:table-cell office:value-type="float" office:value="0.0381">
            <text:p>0.0381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3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3">
            <text:p>473</text:p>
          </table:table-cell>
          <table:table-cell office:value-type="time" office:time-value="PT14H02M13S">
            <text:p>14:02:13</text:p>
          </table:table-cell>
          <table:table-cell office:value-type="float" office:value="52.1088">
            <text:p>52.1088</text:p>
          </table:table-cell>
          <table:table-cell office:value-type="float" office:value="0.0381">
            <text:p>0.0381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3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4">
            <text:p>474</text:p>
          </table:table-cell>
          <table:table-cell office:value-type="time" office:time-value="PT14H02M26S">
            <text:p>14:02:26</text:p>
          </table:table-cell>
          <table:table-cell office:value-type="float" office:value="52.1078">
            <text:p>52.1078</text:p>
          </table:table-cell>
          <table:table-cell office:value-type="float" office:value="0.0375">
            <text:p>0.0375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C1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4">
            <text:p>474</text:p>
          </table:table-cell>
          <table:table-cell office:value-type="time" office:time-value="PT14H02M26S">
            <text:p>14:02:26</text:p>
          </table:table-cell>
          <table:table-cell office:value-type="float" office:value="52.1078">
            <text:p>52.1078</text:p>
          </table:table-cell>
          <table:table-cell office:value-type="float" office:value="0.0375">
            <text:p>0.0375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C1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4">
            <text:p>474</text:p>
          </table:table-cell>
          <table:table-cell office:value-type="time" office:time-value="PT14H02M26S">
            <text:p>14:02:26</text:p>
          </table:table-cell>
          <table:table-cell office:value-type="float" office:value="52.1078">
            <text:p>52.1078</text:p>
          </table:table-cell>
          <table:table-cell office:value-type="float" office:value="0.0375">
            <text:p>0.0375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C1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5">
            <text:p>475</text:p>
          </table:table-cell>
          <table:table-cell office:value-type="time" office:time-value="PT14H02M40S">
            <text:p>14:02:40</text:p>
          </table:table-cell>
          <table:table-cell office:value-type="float" office:value="52.1068">
            <text:p>52.1068</text:p>
          </table:table-cell>
          <table:table-cell office:value-type="float" office:value="0.0368">
            <text:p>0.0368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8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75">
            <text:p>475</text:p>
          </table:table-cell>
          <table:table-cell office:value-type="time" office:time-value="PT14H02M40S">
            <text:p>14:02:40</text:p>
          </table:table-cell>
          <table:table-cell office:value-type="float" office:value="52.1068">
            <text:p>52.1068</text:p>
          </table:table-cell>
          <table:table-cell office:value-type="float" office:value="0.0368">
            <text:p>0.0368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8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5">
            <text:p>475</text:p>
          </table:table-cell>
          <table:table-cell office:value-type="time" office:time-value="PT14H02M40S">
            <text:p>14:02:40</text:p>
          </table:table-cell>
          <table:table-cell office:value-type="float" office:value="52.1068">
            <text:p>52.1068</text:p>
          </table:table-cell>
          <table:table-cell office:value-type="float" office:value="0.0368">
            <text:p>0.0368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8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5">
            <text:p>475</text:p>
          </table:table-cell>
          <table:table-cell office:value-type="time" office:time-value="PT14H02M40S">
            <text:p>14:02:40</text:p>
          </table:table-cell>
          <table:table-cell office:value-type="float" office:value="52.1068">
            <text:p>52.1068</text:p>
          </table:table-cell>
          <table:table-cell office:value-type="float" office:value="0.0368">
            <text:p>0.0368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8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6">
            <text:p>476</text:p>
          </table:table-cell>
          <table:table-cell office:value-type="time" office:time-value="PT14H02M53S">
            <text:p>14:02:53</text:p>
          </table:table-cell>
          <table:table-cell office:value-type="float" office:value="52.1058">
            <text:p>52.1058</text:p>
          </table:table-cell>
          <table:table-cell office:value-type="float" office:value="0.0362">
            <text:p>0.0362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F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6">
            <text:p>476</text:p>
          </table:table-cell>
          <table:table-cell office:value-type="time" office:time-value="PT14H02M53S">
            <text:p>14:02:53</text:p>
          </table:table-cell>
          <table:table-cell office:value-type="float" office:value="52.1058">
            <text:p>52.1058</text:p>
          </table:table-cell>
          <table:table-cell office:value-type="float" office:value="0.0362">
            <text:p>0.0362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F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6">
            <text:p>476</text:p>
          </table:table-cell>
          <table:table-cell office:value-type="time" office:time-value="PT14H02M53S">
            <text:p>14:02:53</text:p>
          </table:table-cell>
          <table:table-cell office:value-type="float" office:value="52.1058">
            <text:p>52.1058</text:p>
          </table:table-cell>
          <table:table-cell office:value-type="float" office:value="0.0362">
            <text:p>0.0362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F6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76">
            <text:p>476</text:p>
          </table:table-cell>
          <table:table-cell office:value-type="time" office:time-value="PT14H02M53S">
            <text:p>14:02:53</text:p>
          </table:table-cell>
          <table:table-cell office:value-type="float" office:value="52.1058">
            <text:p>52.1058</text:p>
          </table:table-cell>
          <table:table-cell office:value-type="float" office:value="0.0362">
            <text:p>0.0362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F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7">
            <text:p>477</text:p>
          </table:table-cell>
          <table:table-cell office:value-type="time" office:time-value="PT14H03M06S">
            <text:p>14:03:06</text:p>
          </table:table-cell>
          <table:table-cell office:value-type="float" office:value="52.1048">
            <text:p>52.1048</text:p>
          </table:table-cell>
          <table:table-cell office:value-type="float" office:value="0.0355">
            <text:p>0.0355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1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7">
            <text:p>477</text:p>
          </table:table-cell>
          <table:table-cell office:value-type="time" office:time-value="PT14H03M06S">
            <text:p>14:03:06</text:p>
          </table:table-cell>
          <table:table-cell office:value-type="float" office:value="52.1048">
            <text:p>52.1048</text:p>
          </table:table-cell>
          <table:table-cell office:value-type="float" office:value="0.0355">
            <text:p>0.0355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1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7">
            <text:p>477</text:p>
          </table:table-cell>
          <table:table-cell office:value-type="time" office:time-value="PT14H03M06S">
            <text:p>14:03:06</text:p>
          </table:table-cell>
          <table:table-cell office:value-type="float" office:value="52.1048">
            <text:p>52.1048</text:p>
          </table:table-cell>
          <table:table-cell office:value-type="float" office:value="0.0355">
            <text:p>0.0355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1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8">
            <text:p>478</text:p>
          </table:table-cell>
          <table:table-cell office:value-type="time" office:time-value="PT14H03M19S">
            <text:p>14:03:19</text:p>
          </table:table-cell>
          <table:table-cell office:value-type="float" office:value="52.1039">
            <text:p>52.1039</text:p>
          </table:table-cell>
          <table:table-cell office:value-type="float" office:value="0.0349">
            <text:p>0.0349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F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8">
            <text:p>478</text:p>
          </table:table-cell>
          <table:table-cell office:value-type="time" office:time-value="PT14H03M19S">
            <text:p>14:03:19</text:p>
          </table:table-cell>
          <table:table-cell office:value-type="float" office:value="52.1039">
            <text:p>52.1039</text:p>
          </table:table-cell>
          <table:table-cell office:value-type="float" office:value="0.0349">
            <text:p>0.0349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F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8">
            <text:p>478</text:p>
          </table:table-cell>
          <table:table-cell office:value-type="time" office:time-value="PT14H03M19S">
            <text:p>14:03:19</text:p>
          </table:table-cell>
          <table:table-cell office:value-type="float" office:value="52.1039">
            <text:p>52.1039</text:p>
          </table:table-cell>
          <table:table-cell office:value-type="float" office:value="0.0349">
            <text:p>0.0349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79">
            <text:p>479</text:p>
          </table:table-cell>
          <table:table-cell office:value-type="time" office:time-value="PT14H03M33S">
            <text:p>14:03:33</text:p>
          </table:table-cell>
          <table:table-cell office:value-type="float" office:value="52.1029">
            <text:p>52.1029</text:p>
          </table:table-cell>
          <table:table-cell office:value-type="float" office:value="0.0342">
            <text:p>0.0342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0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79">
            <text:p>479</text:p>
          </table:table-cell>
          <table:table-cell office:value-type="time" office:time-value="PT14H03M33S">
            <text:p>14:03:33</text:p>
          </table:table-cell>
          <table:table-cell office:value-type="float" office:value="52.1029">
            <text:p>52.1029</text:p>
          </table:table-cell>
          <table:table-cell office:value-type="float" office:value="0.0342">
            <text:p>0.0342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0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79">
            <text:p>479</text:p>
          </table:table-cell>
          <table:table-cell office:value-type="time" office:time-value="PT14H03M33S">
            <text:p>14:03:33</text:p>
          </table:table-cell>
          <table:table-cell office:value-type="float" office:value="52.1029">
            <text:p>52.1029</text:p>
          </table:table-cell>
          <table:table-cell office:value-type="float" office:value="0.0342">
            <text:p>0.0342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0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0">
            <text:p>480</text:p>
          </table:table-cell>
          <table:table-cell office:value-type="time" office:time-value="PT14H03M46S">
            <text:p>14:03:46</text:p>
          </table:table-cell>
          <table:table-cell office:value-type="float" office:value="52.1021">
            <text:p>52.1021</text:p>
          </table:table-cell>
          <table:table-cell office:value-type="float" office:value="0.0335">
            <text:p>0.0335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0">
            <text:p>480</text:p>
          </table:table-cell>
          <table:table-cell office:value-type="time" office:time-value="PT14H03M46S">
            <text:p>14:03:46</text:p>
          </table:table-cell>
          <table:table-cell office:value-type="float" office:value="52.1021">
            <text:p>52.1021</text:p>
          </table:table-cell>
          <table:table-cell office:value-type="float" office:value="0.0335">
            <text:p>0.0335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1">
            <text:p>481</text:p>
          </table:table-cell>
          <table:table-cell office:value-type="time" office:time-value="PT14H03M59S">
            <text:p>14:03:59</text:p>
          </table:table-cell>
          <table:table-cell office:value-type="float" office:value="52.1012">
            <text:p>52.1012</text:p>
          </table:table-cell>
          <table:table-cell office:value-type="float" office:value="0.0329">
            <text:p>0.0329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6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1">
            <text:p>481</text:p>
          </table:table-cell>
          <table:table-cell office:value-type="time" office:time-value="PT14H03M59S">
            <text:p>14:03:59</text:p>
          </table:table-cell>
          <table:table-cell office:value-type="float" office:value="52.1012">
            <text:p>52.1012</text:p>
          </table:table-cell>
          <table:table-cell office:value-type="float" office:value="0.0329">
            <text:p>0.0329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6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1">
            <text:p>481</text:p>
          </table:table-cell>
          <table:table-cell office:value-type="time" office:time-value="PT14H03M59S">
            <text:p>14:03:59</text:p>
          </table:table-cell>
          <table:table-cell office:value-type="float" office:value="52.1012">
            <text:p>52.1012</text:p>
          </table:table-cell>
          <table:table-cell office:value-type="float" office:value="0.0329">
            <text:p>0.0329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6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2">
            <text:p>482</text:p>
          </table:table-cell>
          <table:table-cell office:value-type="time" office:time-value="PT14H04M13S">
            <text:p>14:04:13</text:p>
          </table:table-cell>
          <table:table-cell office:value-type="float" office:value="52.1004">
            <text:p>52.1004</text:p>
          </table:table-cell>
          <table:table-cell office:value-type="float" office:value="0.0322">
            <text:p>0.0322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B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2">
            <text:p>482</text:p>
          </table:table-cell>
          <table:table-cell office:value-type="time" office:time-value="PT14H04M13S">
            <text:p>14:04:13</text:p>
          </table:table-cell>
          <table:table-cell office:value-type="float" office:value="52.1004">
            <text:p>52.1004</text:p>
          </table:table-cell>
          <table:table-cell office:value-type="float" office:value="0.0322">
            <text:p>0.0322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B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2">
            <text:p>482</text:p>
          </table:table-cell>
          <table:table-cell office:value-type="time" office:time-value="PT14H04M13S">
            <text:p>14:04:13</text:p>
          </table:table-cell>
          <table:table-cell office:value-type="float" office:value="52.1004">
            <text:p>52.1004</text:p>
          </table:table-cell>
          <table:table-cell office:value-type="float" office:value="0.0322">
            <text:p>0.0322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B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3">
            <text:p>483</text:p>
          </table:table-cell>
          <table:table-cell office:value-type="time" office:time-value="PT14H04M26S">
            <text:p>14:04:26</text:p>
          </table:table-cell>
          <table:table-cell office:value-type="float" office:value="52.0996">
            <text:p>52.0996</text:p>
          </table:table-cell>
          <table:table-cell office:value-type="float" office:value="0.0315">
            <text:p>0.0315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9B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3">
            <text:p>483</text:p>
          </table:table-cell>
          <table:table-cell office:value-type="time" office:time-value="PT14H04M26S">
            <text:p>14:04:26</text:p>
          </table:table-cell>
          <table:table-cell office:value-type="float" office:value="52.0996">
            <text:p>52.0996</text:p>
          </table:table-cell>
          <table:table-cell office:value-type="float" office:value="0.0315">
            <text:p>0.0315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9B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3">
            <text:p>483</text:p>
          </table:table-cell>
          <table:table-cell office:value-type="time" office:time-value="PT14H04M26S">
            <text:p>14:04:26</text:p>
          </table:table-cell>
          <table:table-cell office:value-type="float" office:value="52.0996">
            <text:p>52.0996</text:p>
          </table:table-cell>
          <table:table-cell office:value-type="float" office:value="0.0315">
            <text:p>0.0315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9B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4">
            <text:p>484</text:p>
          </table:table-cell>
          <table:table-cell office:value-type="time" office:time-value="PT14H04M39S">
            <text:p>14:04:39</text:p>
          </table:table-cell>
          <table:table-cell office:value-type="float" office:value="52.0988">
            <text:p>52.0988</text:p>
          </table:table-cell>
          <table:table-cell office:value-type="float" office:value="0.0309">
            <text:p>0.0309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4">
            <text:p>484</text:p>
          </table:table-cell>
          <table:table-cell office:value-type="time" office:time-value="PT14H04M39S">
            <text:p>14:04:39</text:p>
          </table:table-cell>
          <table:table-cell office:value-type="float" office:value="52.0988">
            <text:p>52.0988</text:p>
          </table:table-cell>
          <table:table-cell office:value-type="float" office:value="0.0309">
            <text:p>0.0309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0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4">
            <text:p>484</text:p>
          </table:table-cell>
          <table:table-cell office:value-type="time" office:time-value="PT14H04M39S">
            <text:p>14:04:39</text:p>
          </table:table-cell>
          <table:table-cell office:value-type="float" office:value="52.0988">
            <text:p>52.0988</text:p>
          </table:table-cell>
          <table:table-cell office:value-type="float" office:value="0.0309">
            <text:p>0.0309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5">
            <text:p>485</text:p>
          </table:table-cell>
          <table:table-cell office:value-type="time" office:time-value="PT14H04M52S">
            <text:p>14:04:52</text:p>
          </table:table-cell>
          <table:table-cell office:value-type="float" office:value="52.098">
            <text:p>52.098</text:p>
          </table:table-cell>
          <table:table-cell office:value-type="float" office:value="0.0303">
            <text:p>0.0303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5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5">
            <text:p>485</text:p>
          </table:table-cell>
          <table:table-cell office:value-type="time" office:time-value="PT14H04M52S">
            <text:p>14:04:52</text:p>
          </table:table-cell>
          <table:table-cell office:value-type="float" office:value="52.098">
            <text:p>52.098</text:p>
          </table:table-cell>
          <table:table-cell office:value-type="float" office:value="0.0303">
            <text:p>0.0303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5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5">
            <text:p>485</text:p>
          </table:table-cell>
          <table:table-cell office:value-type="time" office:time-value="PT14H04M52S">
            <text:p>14:04:52</text:p>
          </table:table-cell>
          <table:table-cell office:value-type="float" office:value="52.098">
            <text:p>52.098</text:p>
          </table:table-cell>
          <table:table-cell office:value-type="float" office:value="0.0303">
            <text:p>0.0303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5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6">
            <text:p>486</text:p>
          </table:table-cell>
          <table:table-cell office:value-type="time" office:time-value="PT14H05M06S">
            <text:p>14:05:06</text:p>
          </table:table-cell>
          <table:table-cell office:value-type="float" office:value="52.0973">
            <text:p>52.0973</text:p>
          </table:table-cell>
          <table:table-cell office:value-type="float" office:value="0.0297">
            <text:p>0.0297</text:p>
          </table:table-cell>
          <table:table-cell office:value-type="float" office:value="1239">
            <text:p>12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6">
            <text:p>486</text:p>
          </table:table-cell>
          <table:table-cell office:value-type="time" office:time-value="PT14H05M06S">
            <text:p>14:05:06</text:p>
          </table:table-cell>
          <table:table-cell office:value-type="float" office:value="52.0973">
            <text:p>52.0973</text:p>
          </table:table-cell>
          <table:table-cell office:value-type="float" office:value="0.0297">
            <text:p>0.0297</text:p>
          </table:table-cell>
          <table:table-cell office:value-type="float" office:value="1239">
            <text:p>12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6">
            <text:p>486</text:p>
          </table:table-cell>
          <table:table-cell office:value-type="time" office:time-value="PT14H05M06S">
            <text:p>14:05:06</text:p>
          </table:table-cell>
          <table:table-cell office:value-type="float" office:value="52.0973">
            <text:p>52.0973</text:p>
          </table:table-cell>
          <table:table-cell office:value-type="float" office:value="0.0297">
            <text:p>0.0297</text:p>
          </table:table-cell>
          <table:table-cell office:value-type="float" office:value="1239">
            <text:p>12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7">
            <text:p>487</text:p>
          </table:table-cell>
          <table:table-cell office:value-type="time" office:time-value="PT14H05M19S">
            <text:p>14:05:19</text:p>
          </table:table-cell>
          <table:table-cell office:value-type="float" office:value="52.0967">
            <text:p>52.0967</text:p>
          </table:table-cell>
          <table:table-cell office:value-type="float" office:value="0.0291">
            <text:p>0.029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B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7">
            <text:p>487</text:p>
          </table:table-cell>
          <table:table-cell office:value-type="time" office:time-value="PT14H05M19S">
            <text:p>14:05:19</text:p>
          </table:table-cell>
          <table:table-cell office:value-type="float" office:value="52.0967">
            <text:p>52.0967</text:p>
          </table:table-cell>
          <table:table-cell office:value-type="float" office:value="0.0291">
            <text:p>0.029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B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7">
            <text:p>487</text:p>
          </table:table-cell>
          <table:table-cell office:value-type="time" office:time-value="PT14H05M19S">
            <text:p>14:05:19</text:p>
          </table:table-cell>
          <table:table-cell office:value-type="float" office:value="52.0967">
            <text:p>52.0967</text:p>
          </table:table-cell>
          <table:table-cell office:value-type="float" office:value="0.0291">
            <text:p>0.029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B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8">
            <text:p>488</text:p>
          </table:table-cell>
          <table:table-cell office:value-type="time" office:time-value="PT14H05M32S">
            <text:p>14:05:32</text:p>
          </table:table-cell>
          <table:table-cell office:value-type="float" office:value="52.0961">
            <text:p>52.0961</text:p>
          </table:table-cell>
          <table:table-cell office:value-type="float" office:value="0.0285">
            <text:p>0.0285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D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8">
            <text:p>488</text:p>
          </table:table-cell>
          <table:table-cell office:value-type="time" office:time-value="PT14H05M32S">
            <text:p>14:05:32</text:p>
          </table:table-cell>
          <table:table-cell office:value-type="float" office:value="52.0961">
            <text:p>52.0961</text:p>
          </table:table-cell>
          <table:table-cell office:value-type="float" office:value="0.0285">
            <text:p>0.0285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D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8">
            <text:p>488</text:p>
          </table:table-cell>
          <table:table-cell office:value-type="time" office:time-value="PT14H05M32S">
            <text:p>14:05:32</text:p>
          </table:table-cell>
          <table:table-cell office:value-type="float" office:value="52.0961">
            <text:p>52.0961</text:p>
          </table:table-cell>
          <table:table-cell office:value-type="float" office:value="0.0285">
            <text:p>0.0285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D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89">
            <text:p>489</text:p>
          </table:table-cell>
          <table:table-cell office:value-type="time" office:time-value="PT14H05M46S">
            <text:p>14:05:46</text:p>
          </table:table-cell>
          <table:table-cell office:value-type="float" office:value="52.0954">
            <text:p>52.0954</text:p>
          </table:table-cell>
          <table:table-cell office:value-type="float" office:value="0.028">
            <text:p>0.028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6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89">
            <text:p>489</text:p>
          </table:table-cell>
          <table:table-cell office:value-type="time" office:time-value="PT14H05M46S">
            <text:p>14:05:46</text:p>
          </table:table-cell>
          <table:table-cell office:value-type="float" office:value="52.0954">
            <text:p>52.0954</text:p>
          </table:table-cell>
          <table:table-cell office:value-type="float" office:value="0.028">
            <text:p>0.028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89">
            <text:p>489</text:p>
          </table:table-cell>
          <table:table-cell office:value-type="time" office:time-value="PT14H05M46S">
            <text:p>14:05:46</text:p>
          </table:table-cell>
          <table:table-cell office:value-type="float" office:value="52.0954">
            <text:p>52.0954</text:p>
          </table:table-cell>
          <table:table-cell office:value-type="float" office:value="0.028">
            <text:p>0.028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0">
            <text:p>490</text:p>
          </table:table-cell>
          <table:table-cell office:value-type="time" office:time-value="PT14H05M59S">
            <text:p>14:05:59</text:p>
          </table:table-cell>
          <table:table-cell office:value-type="float" office:value="52.0948">
            <text:p>52.0948</text:p>
          </table:table-cell>
          <table:table-cell office:value-type="float" office:value="0.0276">
            <text:p>0.0276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0">
            <text:p>490</text:p>
          </table:table-cell>
          <table:table-cell office:value-type="time" office:time-value="PT14H05M59S">
            <text:p>14:05:59</text:p>
          </table:table-cell>
          <table:table-cell office:value-type="float" office:value="52.0948">
            <text:p>52.0948</text:p>
          </table:table-cell>
          <table:table-cell office:value-type="float" office:value="0.0276">
            <text:p>0.0276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5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0">
            <text:p>490</text:p>
          </table:table-cell>
          <table:table-cell office:value-type="time" office:time-value="PT14H05M59S">
            <text:p>14:05:59</text:p>
          </table:table-cell>
          <table:table-cell office:value-type="float" office:value="52.0948">
            <text:p>52.0948</text:p>
          </table:table-cell>
          <table:table-cell office:value-type="float" office:value="0.0276">
            <text:p>0.0276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5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91">
            <text:p>491</text:p>
          </table:table-cell>
          <table:table-cell office:value-type="time" office:time-value="PT14H06M12S">
            <text:p>14:06:12</text:p>
          </table:table-cell>
          <table:table-cell office:value-type="float" office:value="52.0942">
            <text:p>52.0942</text:p>
          </table:table-cell>
          <table:table-cell office:value-type="float" office:value="0.0271">
            <text:p>0.0271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16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1">
            <text:p>491</text:p>
          </table:table-cell>
          <table:table-cell office:value-type="time" office:time-value="PT14H06M12S">
            <text:p>14:06:12</text:p>
          </table:table-cell>
          <table:table-cell office:value-type="float" office:value="52.0942">
            <text:p>52.0942</text:p>
          </table:table-cell>
          <table:table-cell office:value-type="float" office:value="0.0271">
            <text:p>0.0271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16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1">
            <text:p>491</text:p>
          </table:table-cell>
          <table:table-cell office:value-type="time" office:time-value="PT14H06M12S">
            <text:p>14:06:12</text:p>
          </table:table-cell>
          <table:table-cell office:value-type="float" office:value="52.0942">
            <text:p>52.0942</text:p>
          </table:table-cell>
          <table:table-cell office:value-type="float" office:value="0.0271">
            <text:p>0.0271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16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1">
            <text:p>491</text:p>
          </table:table-cell>
          <table:table-cell office:value-type="time" office:time-value="PT14H06M12S">
            <text:p>14:06:12</text:p>
          </table:table-cell>
          <table:table-cell office:value-type="float" office:value="52.0942">
            <text:p>52.0942</text:p>
          </table:table-cell>
          <table:table-cell office:value-type="float" office:value="0.0271">
            <text:p>0.0271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16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492">
            <text:p>492</text:p>
          </table:table-cell>
          <table:table-cell office:value-type="time" office:time-value="PT14H06M25S">
            <text:p>14:06:25</text:p>
          </table:table-cell>
          <table:table-cell office:value-type="float" office:value="52.0935">
            <text:p>52.0935</text:p>
          </table:table-cell>
          <table:table-cell office:value-type="float" office:value="0.0268">
            <text:p>0.026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1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2">
            <text:p>492</text:p>
          </table:table-cell>
          <table:table-cell office:value-type="time" office:time-value="PT14H06M25S">
            <text:p>14:06:25</text:p>
          </table:table-cell>
          <table:table-cell office:value-type="float" office:value="52.0935">
            <text:p>52.0935</text:p>
          </table:table-cell>
          <table:table-cell office:value-type="float" office:value="0.0268">
            <text:p>0.026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1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92">
            <text:p>492</text:p>
          </table:table-cell>
          <table:table-cell office:value-type="time" office:time-value="PT14H06M25S">
            <text:p>14:06:25</text:p>
          </table:table-cell>
          <table:table-cell office:value-type="float" office:value="52.0935">
            <text:p>52.0935</text:p>
          </table:table-cell>
          <table:table-cell office:value-type="float" office:value="0.0268">
            <text:p>0.026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1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2">
            <text:p>492</text:p>
          </table:table-cell>
          <table:table-cell office:value-type="time" office:time-value="PT14H06M25S">
            <text:p>14:06:25</text:p>
          </table:table-cell>
          <table:table-cell office:value-type="float" office:value="52.0935">
            <text:p>52.0935</text:p>
          </table:table-cell>
          <table:table-cell office:value-type="float" office:value="0.0268">
            <text:p>0.026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1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2">
            <text:p>492</text:p>
          </table:table-cell>
          <table:table-cell office:value-type="time" office:time-value="PT14H06M25S">
            <text:p>14:06:25</text:p>
          </table:table-cell>
          <table:table-cell office:value-type="float" office:value="52.0935">
            <text:p>52.0935</text:p>
          </table:table-cell>
          <table:table-cell office:value-type="float" office:value="0.0268">
            <text:p>0.026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1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3">
            <text:p>493</text:p>
          </table:table-cell>
          <table:table-cell office:value-type="time" office:time-value="PT14H06M39S">
            <text:p>14:06:39</text:p>
          </table:table-cell>
          <table:table-cell office:value-type="float" office:value="52.0929">
            <text:p>52.0929</text:p>
          </table:table-cell>
          <table:table-cell office:value-type="float" office:value="0.0264">
            <text:p>0.0264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1D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3">
            <text:p>493</text:p>
          </table:table-cell>
          <table:table-cell office:value-type="time" office:time-value="PT14H06M39S">
            <text:p>14:06:39</text:p>
          </table:table-cell>
          <table:table-cell office:value-type="float" office:value="52.0929">
            <text:p>52.0929</text:p>
          </table:table-cell>
          <table:table-cell office:value-type="float" office:value="0.0264">
            <text:p>0.0264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1D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3">
            <text:p>493</text:p>
          </table:table-cell>
          <table:table-cell office:value-type="time" office:time-value="PT14H06M39S">
            <text:p>14:06:39</text:p>
          </table:table-cell>
          <table:table-cell office:value-type="float" office:value="52.0929">
            <text:p>52.0929</text:p>
          </table:table-cell>
          <table:table-cell office:value-type="float" office:value="0.0264">
            <text:p>0.0264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1D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4">
            <text:p>494</text:p>
          </table:table-cell>
          <table:table-cell office:value-type="time" office:time-value="PT14H06M52S">
            <text:p>14:06:52</text:p>
          </table:table-cell>
          <table:table-cell office:value-type="float" office:value="52.0923">
            <text:p>52.0923</text:p>
          </table:table-cell>
          <table:table-cell office:value-type="float" office:value="0.0261">
            <text:p>0.0261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D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4">
            <text:p>494</text:p>
          </table:table-cell>
          <table:table-cell office:value-type="time" office:time-value="PT14H06M52S">
            <text:p>14:06:52</text:p>
          </table:table-cell>
          <table:table-cell office:value-type="float" office:value="52.0923">
            <text:p>52.0923</text:p>
          </table:table-cell>
          <table:table-cell office:value-type="float" office:value="0.0261">
            <text:p>0.0261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D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5">
            <text:p>495</text:p>
          </table:table-cell>
          <table:table-cell office:value-type="time" office:time-value="PT14H07M05S">
            <text:p>14:07:05</text:p>
          </table:table-cell>
          <table:table-cell office:value-type="float" office:value="52.0918">
            <text:p>52.0918</text:p>
          </table:table-cell>
          <table:table-cell office:value-type="float" office:value="0.0257">
            <text:p>0.0257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0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5">
            <text:p>495</text:p>
          </table:table-cell>
          <table:table-cell office:value-type="time" office:time-value="PT14H07M05S">
            <text:p>14:07:05</text:p>
          </table:table-cell>
          <table:table-cell office:value-type="float" office:value="52.0918">
            <text:p>52.0918</text:p>
          </table:table-cell>
          <table:table-cell office:value-type="float" office:value="0.0257">
            <text:p>0.0257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0D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5">
            <text:p>495</text:p>
          </table:table-cell>
          <table:table-cell office:value-type="time" office:time-value="PT14H07M05S">
            <text:p>14:07:05</text:p>
          </table:table-cell>
          <table:table-cell office:value-type="float" office:value="52.0918">
            <text:p>52.0918</text:p>
          </table:table-cell>
          <table:table-cell office:value-type="float" office:value="0.0257">
            <text:p>0.0257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0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6">
            <text:p>496</text:p>
          </table:table-cell>
          <table:table-cell office:value-type="time" office:time-value="PT14H07M19S">
            <text:p>14:07:19</text:p>
          </table:table-cell>
          <table:table-cell office:value-type="float" office:value="52.0912">
            <text:p>52.0912</text:p>
          </table:table-cell>
          <table:table-cell office:value-type="float" office:value="0.0254">
            <text:p>0.0254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6">
            <text:p>496</text:p>
          </table:table-cell>
          <table:table-cell office:value-type="time" office:time-value="PT14H07M19S">
            <text:p>14:07:19</text:p>
          </table:table-cell>
          <table:table-cell office:value-type="float" office:value="52.0912">
            <text:p>52.0912</text:p>
          </table:table-cell>
          <table:table-cell office:value-type="float" office:value="0.0254">
            <text:p>0.0254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8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7">
            <text:p>497</text:p>
          </table:table-cell>
          <table:table-cell office:value-type="time" office:time-value="PT14H07M32S">
            <text:p>14:07:32</text:p>
          </table:table-cell>
          <table:table-cell office:value-type="float" office:value="52.0907">
            <text:p>52.0907</text:p>
          </table:table-cell>
          <table:table-cell office:value-type="float" office:value="0.0251">
            <text:p>0.0251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7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7">
            <text:p>497</text:p>
          </table:table-cell>
          <table:table-cell office:value-type="time" office:time-value="PT14H07M32S">
            <text:p>14:07:32</text:p>
          </table:table-cell>
          <table:table-cell office:value-type="float" office:value="52.0907">
            <text:p>52.0907</text:p>
          </table:table-cell>
          <table:table-cell office:value-type="float" office:value="0.0251">
            <text:p>0.0251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7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7">
            <text:p>497</text:p>
          </table:table-cell>
          <table:table-cell office:value-type="time" office:time-value="PT14H07M32S">
            <text:p>14:07:32</text:p>
          </table:table-cell>
          <table:table-cell office:value-type="float" office:value="52.0907">
            <text:p>52.0907</text:p>
          </table:table-cell>
          <table:table-cell office:value-type="float" office:value="0.0251">
            <text:p>0.0251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17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498">
            <text:p>498</text:p>
          </table:table-cell>
          <table:table-cell office:value-type="time" office:time-value="PT14H07M45S">
            <text:p>14:07:45</text:p>
          </table:table-cell>
          <table:table-cell office:value-type="float" office:value="52.0903">
            <text:p>52.0903</text:p>
          </table:table-cell>
          <table:table-cell office:value-type="float" office:value="0.025">
            <text:p>0.025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B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8">
            <text:p>498</text:p>
          </table:table-cell>
          <table:table-cell office:value-type="time" office:time-value="PT14H07M45S">
            <text:p>14:07:45</text:p>
          </table:table-cell>
          <table:table-cell office:value-type="float" office:value="52.0903">
            <text:p>52.0903</text:p>
          </table:table-cell>
          <table:table-cell office:value-type="float" office:value="0.025">
            <text:p>0.025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B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8">
            <text:p>498</text:p>
          </table:table-cell>
          <table:table-cell office:value-type="time" office:time-value="PT14H07M45S">
            <text:p>14:07:45</text:p>
          </table:table-cell>
          <table:table-cell office:value-type="float" office:value="52.0903">
            <text:p>52.0903</text:p>
          </table:table-cell>
          <table:table-cell office:value-type="float" office:value="0.025">
            <text:p>0.025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B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499">
            <text:p>499</text:p>
          </table:table-cell>
          <table:table-cell office:value-type="time" office:time-value="PT14H07M59S">
            <text:p>14:07:59</text:p>
          </table:table-cell>
          <table:table-cell office:value-type="float" office:value="52.0897">
            <text:p>52.0897</text:p>
          </table:table-cell>
          <table:table-cell office:value-type="float" office:value="0.0248">
            <text:p>0.0248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499">
            <text:p>499</text:p>
          </table:table-cell>
          <table:table-cell office:value-type="time" office:time-value="PT14H07M59S">
            <text:p>14:07:59</text:p>
          </table:table-cell>
          <table:table-cell office:value-type="float" office:value="52.0897">
            <text:p>52.0897</text:p>
          </table:table-cell>
          <table:table-cell office:value-type="float" office:value="0.0248">
            <text:p>0.0248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499">
            <text:p>499</text:p>
          </table:table-cell>
          <table:table-cell office:value-type="time" office:time-value="PT14H07M59S">
            <text:p>14:07:59</text:p>
          </table:table-cell>
          <table:table-cell office:value-type="float" office:value="52.0897">
            <text:p>52.0897</text:p>
          </table:table-cell>
          <table:table-cell office:value-type="float" office:value="0.0248">
            <text:p>0.0248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0">
            <text:p>500</text:p>
          </table:table-cell>
          <table:table-cell office:value-type="time" office:time-value="PT14H08M12S">
            <text:p>14:08:12</text:p>
          </table:table-cell>
          <table:table-cell office:value-type="float" office:value="52.0893">
            <text:p>52.0893</text:p>
          </table:table-cell>
          <table:table-cell office:value-type="float" office:value="0.0247">
            <text:p>0.0247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203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0">
            <text:p>500</text:p>
          </table:table-cell>
          <table:table-cell office:value-type="time" office:time-value="PT14H08M12S">
            <text:p>14:08:12</text:p>
          </table:table-cell>
          <table:table-cell office:value-type="float" office:value="52.0893">
            <text:p>52.0893</text:p>
          </table:table-cell>
          <table:table-cell office:value-type="float" office:value="0.0247">
            <text:p>0.0247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203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0">
            <text:p>500</text:p>
          </table:table-cell>
          <table:table-cell office:value-type="time" office:time-value="PT14H08M12S">
            <text:p>14:08:12</text:p>
          </table:table-cell>
          <table:table-cell office:value-type="float" office:value="52.0893">
            <text:p>52.0893</text:p>
          </table:table-cell>
          <table:table-cell office:value-type="float" office:value="0.0247">
            <text:p>0.0247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203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0">
            <text:p>500</text:p>
          </table:table-cell>
          <table:table-cell office:value-type="time" office:time-value="PT14H08M12S">
            <text:p>14:08:12</text:p>
          </table:table-cell>
          <table:table-cell office:value-type="float" office:value="52.0893">
            <text:p>52.0893</text:p>
          </table:table-cell>
          <table:table-cell office:value-type="float" office:value="0.0247">
            <text:p>0.0247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203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1">
            <text:p>501</text:p>
          </table:table-cell>
          <table:table-cell office:value-type="time" office:time-value="PT14H08M25S">
            <text:p>14:08:25</text:p>
          </table:table-cell>
          <table:table-cell office:value-type="float" office:value="52.0888">
            <text:p>52.0888</text:p>
          </table:table-cell>
          <table:table-cell office:value-type="float" office:value="0.0245">
            <text:p>0.0245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8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1">
            <text:p>501</text:p>
          </table:table-cell>
          <table:table-cell office:value-type="time" office:time-value="PT14H08M25S">
            <text:p>14:08:25</text:p>
          </table:table-cell>
          <table:table-cell office:value-type="float" office:value="52.0888">
            <text:p>52.0888</text:p>
          </table:table-cell>
          <table:table-cell office:value-type="float" office:value="0.0245">
            <text:p>0.0245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8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02">
            <text:p>502</text:p>
          </table:table-cell>
          <table:table-cell office:value-type="time" office:time-value="PT14H08M38S">
            <text:p>14:08:38</text:p>
          </table:table-cell>
          <table:table-cell office:value-type="float" office:value="52.0884">
            <text:p>52.0884</text:p>
          </table:table-cell>
          <table:table-cell office:value-type="float" office:value="0.0244">
            <text:p>0.0244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AF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2">
            <text:p>502</text:p>
          </table:table-cell>
          <table:table-cell office:value-type="time" office:time-value="PT14H08M38S">
            <text:p>14:08:38</text:p>
          </table:table-cell>
          <table:table-cell office:value-type="float" office:value="52.0884">
            <text:p>52.0884</text:p>
          </table:table-cell>
          <table:table-cell office:value-type="float" office:value="0.0244">
            <text:p>0.0244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AF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2">
            <text:p>502</text:p>
          </table:table-cell>
          <table:table-cell office:value-type="time" office:time-value="PT14H08M38S">
            <text:p>14:08:38</text:p>
          </table:table-cell>
          <table:table-cell office:value-type="float" office:value="52.0884">
            <text:p>52.0884</text:p>
          </table:table-cell>
          <table:table-cell office:value-type="float" office:value="0.0244">
            <text:p>0.0244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AF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2">
            <text:p>502</text:p>
          </table:table-cell>
          <table:table-cell office:value-type="time" office:time-value="PT14H08M38S">
            <text:p>14:08:38</text:p>
          </table:table-cell>
          <table:table-cell office:value-type="float" office:value="52.0884">
            <text:p>52.0884</text:p>
          </table:table-cell>
          <table:table-cell office:value-type="float" office:value="0.0244">
            <text:p>0.0244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AF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3">
            <text:p>503</text:p>
          </table:table-cell>
          <table:table-cell office:value-type="time" office:time-value="PT14H08M51S">
            <text:p>14:08:51</text:p>
          </table:table-cell>
          <table:table-cell office:value-type="float" office:value="52.088">
            <text:p>52.088</text:p>
          </table:table-cell>
          <table:table-cell office:value-type="float" office:value="0.0243">
            <text:p>0.0243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2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3">
            <text:p>503</text:p>
          </table:table-cell>
          <table:table-cell office:value-type="time" office:time-value="PT14H08M51S">
            <text:p>14:08:51</text:p>
          </table:table-cell>
          <table:table-cell office:value-type="float" office:value="52.088">
            <text:p>52.088</text:p>
          </table:table-cell>
          <table:table-cell office:value-type="float" office:value="0.0243">
            <text:p>0.0243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2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3">
            <text:p>503</text:p>
          </table:table-cell>
          <table:table-cell office:value-type="time" office:time-value="PT14H08M51S">
            <text:p>14:08:51</text:p>
          </table:table-cell>
          <table:table-cell office:value-type="float" office:value="52.088">
            <text:p>52.088</text:p>
          </table:table-cell>
          <table:table-cell office:value-type="float" office:value="0.0243">
            <text:p>0.0243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2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4">
            <text:p>504</text:p>
          </table:table-cell>
          <table:table-cell office:value-type="time" office:time-value="PT14H09M05S">
            <text:p>14:09:05</text:p>
          </table:table-cell>
          <table:table-cell office:value-type="float" office:value="52.0875">
            <text:p>52.0875</text:p>
          </table:table-cell>
          <table:table-cell office:value-type="float" office:value="0.0243">
            <text:p>0.0243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4">
            <text:p>504</text:p>
          </table:table-cell>
          <table:table-cell office:value-type="time" office:time-value="PT14H09M05S">
            <text:p>14:09:05</text:p>
          </table:table-cell>
          <table:table-cell office:value-type="float" office:value="52.0875">
            <text:p>52.0875</text:p>
          </table:table-cell>
          <table:table-cell office:value-type="float" office:value="0.0243">
            <text:p>0.0243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11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04">
            <text:p>504</text:p>
          </table:table-cell>
          <table:table-cell office:value-type="time" office:time-value="PT14H09M05S">
            <text:p>14:09:05</text:p>
          </table:table-cell>
          <table:table-cell office:value-type="float" office:value="52.0875">
            <text:p>52.0875</text:p>
          </table:table-cell>
          <table:table-cell office:value-type="float" office:value="0.0243">
            <text:p>0.0243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1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4">
            <text:p>504</text:p>
          </table:table-cell>
          <table:table-cell office:value-type="time" office:time-value="PT14H09M05S">
            <text:p>14:09:05</text:p>
          </table:table-cell>
          <table:table-cell office:value-type="float" office:value="52.0875">
            <text:p>52.0875</text:p>
          </table:table-cell>
          <table:table-cell office:value-type="float" office:value="0.0243">
            <text:p>0.0243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1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5">
            <text:p>505</text:p>
          </table:table-cell>
          <table:table-cell office:value-type="time" office:time-value="PT14H09M18S">
            <text:p>14:09:18</text:p>
          </table:table-cell>
          <table:table-cell office:value-type="float" office:value="52.0871">
            <text:p>52.0871</text:p>
          </table:table-cell>
          <table:table-cell office:value-type="float" office:value="0.0242">
            <text:p>0.0242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7F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5">
            <text:p>505</text:p>
          </table:table-cell>
          <table:table-cell office:value-type="time" office:time-value="PT14H09M18S">
            <text:p>14:09:18</text:p>
          </table:table-cell>
          <table:table-cell office:value-type="float" office:value="52.0871">
            <text:p>52.0871</text:p>
          </table:table-cell>
          <table:table-cell office:value-type="float" office:value="0.0242">
            <text:p>0.0242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7F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5">
            <text:p>505</text:p>
          </table:table-cell>
          <table:table-cell office:value-type="time" office:time-value="PT14H09M18S">
            <text:p>14:09:18</text:p>
          </table:table-cell>
          <table:table-cell office:value-type="float" office:value="52.0871">
            <text:p>52.0871</text:p>
          </table:table-cell>
          <table:table-cell office:value-type="float" office:value="0.0242">
            <text:p>0.0242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7F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06">
            <text:p>506</text:p>
          </table:table-cell>
          <table:table-cell office:value-type="time" office:time-value="PT14H09M31S">
            <text:p>14:09:31</text:p>
          </table:table-cell>
          <table:table-cell office:value-type="float" office:value="52.0867">
            <text:p>52.0867</text:p>
          </table:table-cell>
          <table:table-cell office:value-type="float" office:value="0.0242">
            <text:p>0.0242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B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6">
            <text:p>506</text:p>
          </table:table-cell>
          <table:table-cell office:value-type="time" office:time-value="PT14H09M31S">
            <text:p>14:09:31</text:p>
          </table:table-cell>
          <table:table-cell office:value-type="float" office:value="52.0867">
            <text:p>52.0867</text:p>
          </table:table-cell>
          <table:table-cell office:value-type="float" office:value="0.0242">
            <text:p>0.0242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B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6">
            <text:p>506</text:p>
          </table:table-cell>
          <table:table-cell office:value-type="time" office:time-value="PT14H09M31S">
            <text:p>14:09:31</text:p>
          </table:table-cell>
          <table:table-cell office:value-type="float" office:value="52.0867">
            <text:p>52.0867</text:p>
          </table:table-cell>
          <table:table-cell office:value-type="float" office:value="0.0242">
            <text:p>0.0242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B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6">
            <text:p>506</text:p>
          </table:table-cell>
          <table:table-cell office:value-type="time" office:time-value="PT14H09M31S">
            <text:p>14:09:31</text:p>
          </table:table-cell>
          <table:table-cell office:value-type="float" office:value="52.0867">
            <text:p>52.0867</text:p>
          </table:table-cell>
          <table:table-cell office:value-type="float" office:value="0.0242">
            <text:p>0.0242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BC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6">
            <text:p>506</text:p>
          </table:table-cell>
          <table:table-cell office:value-type="time" office:time-value="PT14H09M31S">
            <text:p>14:09:31</text:p>
          </table:table-cell>
          <table:table-cell office:value-type="float" office:value="52.0867">
            <text:p>52.0867</text:p>
          </table:table-cell>
          <table:table-cell office:value-type="float" office:value="0.0242">
            <text:p>0.0242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B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7">
            <text:p>507</text:p>
          </table:table-cell>
          <table:table-cell office:value-type="time" office:time-value="PT14H09M45S">
            <text:p>14:09:45</text:p>
          </table:table-cell>
          <table:table-cell office:value-type="float" office:value="52.0862">
            <text:p>52.0862</text:p>
          </table:table-cell>
          <table:table-cell office:value-type="float" office:value="0.0243">
            <text:p>0.024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0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7">
            <text:p>507</text:p>
          </table:table-cell>
          <table:table-cell office:value-type="time" office:time-value="PT14H09M45S">
            <text:p>14:09:45</text:p>
          </table:table-cell>
          <table:table-cell office:value-type="float" office:value="52.0862">
            <text:p>52.0862</text:p>
          </table:table-cell>
          <table:table-cell office:value-type="float" office:value="0.0243">
            <text:p>0.024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0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7">
            <text:p>507</text:p>
          </table:table-cell>
          <table:table-cell office:value-type="time" office:time-value="PT14H09M45S">
            <text:p>14:09:45</text:p>
          </table:table-cell>
          <table:table-cell office:value-type="float" office:value="52.0862">
            <text:p>52.0862</text:p>
          </table:table-cell>
          <table:table-cell office:value-type="float" office:value="0.0243">
            <text:p>0.024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0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07">
            <text:p>507</text:p>
          </table:table-cell>
          <table:table-cell office:value-type="time" office:time-value="PT14H09M45S">
            <text:p>14:09:45</text:p>
          </table:table-cell>
          <table:table-cell office:value-type="float" office:value="52.0862">
            <text:p>52.0862</text:p>
          </table:table-cell>
          <table:table-cell office:value-type="float" office:value="0.0243">
            <text:p>0.024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0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8">
            <text:p>508</text:p>
          </table:table-cell>
          <table:table-cell office:value-type="time" office:time-value="PT14H09M58S">
            <text:p>14:09:58</text:p>
          </table:table-cell>
          <table:table-cell office:value-type="float" office:value="52.0858">
            <text:p>52.0858</text:p>
          </table:table-cell>
          <table:table-cell office:value-type="float" office:value="0.0243">
            <text:p>0.0243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BE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8">
            <text:p>508</text:p>
          </table:table-cell>
          <table:table-cell office:value-type="time" office:time-value="PT14H09M58S">
            <text:p>14:09:58</text:p>
          </table:table-cell>
          <table:table-cell office:value-type="float" office:value="52.0858">
            <text:p>52.0858</text:p>
          </table:table-cell>
          <table:table-cell office:value-type="float" office:value="0.0243">
            <text:p>0.0243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BE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8">
            <text:p>508</text:p>
          </table:table-cell>
          <table:table-cell office:value-type="time" office:time-value="PT14H09M58S">
            <text:p>14:09:58</text:p>
          </table:table-cell>
          <table:table-cell office:value-type="float" office:value="52.0858">
            <text:p>52.0858</text:p>
          </table:table-cell>
          <table:table-cell office:value-type="float" office:value="0.0243">
            <text:p>0.0243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BE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09">
            <text:p>509</text:p>
          </table:table-cell>
          <table:table-cell office:value-type="time" office:time-value="PT14H10M11S">
            <text:p>14:10:11</text:p>
          </table:table-cell>
          <table:table-cell office:value-type="float" office:value="52.0854">
            <text:p>52.0854</text:p>
          </table:table-cell>
          <table:table-cell office:value-type="float" office:value="0.0243">
            <text:p>0.0243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E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09">
            <text:p>509</text:p>
          </table:table-cell>
          <table:table-cell office:value-type="time" office:time-value="PT14H10M11S">
            <text:p>14:10:11</text:p>
          </table:table-cell>
          <table:table-cell office:value-type="float" office:value="52.0854">
            <text:p>52.0854</text:p>
          </table:table-cell>
          <table:table-cell office:value-type="float" office:value="0.0243">
            <text:p>0.0243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E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09">
            <text:p>509</text:p>
          </table:table-cell>
          <table:table-cell office:value-type="time" office:time-value="PT14H10M11S">
            <text:p>14:10:11</text:p>
          </table:table-cell>
          <table:table-cell office:value-type="float" office:value="52.0854">
            <text:p>52.0854</text:p>
          </table:table-cell>
          <table:table-cell office:value-type="float" office:value="0.0243">
            <text:p>0.0243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E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0">
            <text:p>510</text:p>
          </table:table-cell>
          <table:table-cell office:value-type="time" office:time-value="PT14H10M24S">
            <text:p>14:10:24</text:p>
          </table:table-cell>
          <table:table-cell office:value-type="float" office:value="52.085">
            <text:p>52.085</text:p>
          </table:table-cell>
          <table:table-cell office:value-type="float" office:value="0.0244">
            <text:p>0.024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0">
            <text:p>510</text:p>
          </table:table-cell>
          <table:table-cell office:value-type="time" office:time-value="PT14H10M24S">
            <text:p>14:10:24</text:p>
          </table:table-cell>
          <table:table-cell office:value-type="float" office:value="52.085">
            <text:p>52.085</text:p>
          </table:table-cell>
          <table:table-cell office:value-type="float" office:value="0.0244">
            <text:p>0.024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10">
            <text:p>510</text:p>
          </table:table-cell>
          <table:table-cell office:value-type="time" office:time-value="PT14H10M24S">
            <text:p>14:10:24</text:p>
          </table:table-cell>
          <table:table-cell office:value-type="float" office:value="52.085">
            <text:p>52.085</text:p>
          </table:table-cell>
          <table:table-cell office:value-type="float" office:value="0.0244">
            <text:p>0.024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0">
            <text:p>510</text:p>
          </table:table-cell>
          <table:table-cell office:value-type="time" office:time-value="PT14H10M24S">
            <text:p>14:10:24</text:p>
          </table:table-cell>
          <table:table-cell office:value-type="float" office:value="52.085">
            <text:p>52.085</text:p>
          </table:table-cell>
          <table:table-cell office:value-type="float" office:value="0.0244">
            <text:p>0.024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1">
            <text:p>511</text:p>
          </table:table-cell>
          <table:table-cell office:value-type="time" office:time-value="PT14H10M38S">
            <text:p>14:10:38</text:p>
          </table:table-cell>
          <table:table-cell office:value-type="float" office:value="52.0846">
            <text:p>52.0846</text:p>
          </table:table-cell>
          <table:table-cell office:value-type="float" office:value="0.0244">
            <text:p>0.0244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5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11">
            <text:p>511</text:p>
          </table:table-cell>
          <table:table-cell office:value-type="time" office:time-value="PT14H10M38S">
            <text:p>14:10:38</text:p>
          </table:table-cell>
          <table:table-cell office:value-type="float" office:value="52.0846">
            <text:p>52.0846</text:p>
          </table:table-cell>
          <table:table-cell office:value-type="float" office:value="0.0244">
            <text:p>0.0244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5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1">
            <text:p>511</text:p>
          </table:table-cell>
          <table:table-cell office:value-type="time" office:time-value="PT14H10M38S">
            <text:p>14:10:38</text:p>
          </table:table-cell>
          <table:table-cell office:value-type="float" office:value="52.0846">
            <text:p>52.0846</text:p>
          </table:table-cell>
          <table:table-cell office:value-type="float" office:value="0.0244">
            <text:p>0.0244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5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1">
            <text:p>511</text:p>
          </table:table-cell>
          <table:table-cell office:value-type="time" office:time-value="PT14H10M38S">
            <text:p>14:10:38</text:p>
          </table:table-cell>
          <table:table-cell office:value-type="float" office:value="52.0846">
            <text:p>52.0846</text:p>
          </table:table-cell>
          <table:table-cell office:value-type="float" office:value="0.0244">
            <text:p>0.0244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5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11">
            <text:p>511</text:p>
          </table:table-cell>
          <table:table-cell office:value-type="time" office:time-value="PT14H10M38S">
            <text:p>14:10:38</text:p>
          </table:table-cell>
          <table:table-cell office:value-type="float" office:value="52.0846">
            <text:p>52.0846</text:p>
          </table:table-cell>
          <table:table-cell office:value-type="float" office:value="0.0244">
            <text:p>0.0244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E5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2">
            <text:p>512</text:p>
          </table:table-cell>
          <table:table-cell office:value-type="time" office:time-value="PT14H10M51S">
            <text:p>14:10:51</text:p>
          </table:table-cell>
          <table:table-cell office:value-type="float" office:value="52.0842">
            <text:p>52.0842</text:p>
          </table:table-cell>
          <table:table-cell office:value-type="float" office:value="0.0244">
            <text:p>0.0244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2">
            <text:p>512</text:p>
          </table:table-cell>
          <table:table-cell office:value-type="time" office:time-value="PT14H10M51S">
            <text:p>14:10:51</text:p>
          </table:table-cell>
          <table:table-cell office:value-type="float" office:value="52.0842">
            <text:p>52.0842</text:p>
          </table:table-cell>
          <table:table-cell office:value-type="float" office:value="0.0244">
            <text:p>0.0244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2">
            <text:p>512</text:p>
          </table:table-cell>
          <table:table-cell office:value-type="time" office:time-value="PT14H10M51S">
            <text:p>14:10:51</text:p>
          </table:table-cell>
          <table:table-cell office:value-type="float" office:value="52.0842">
            <text:p>52.0842</text:p>
          </table:table-cell>
          <table:table-cell office:value-type="float" office:value="0.0244">
            <text:p>0.0244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12">
            <text:p>512</text:p>
          </table:table-cell>
          <table:table-cell office:value-type="time" office:time-value="PT14H10M51S">
            <text:p>14:10:51</text:p>
          </table:table-cell>
          <table:table-cell office:value-type="float" office:value="52.0842">
            <text:p>52.0842</text:p>
          </table:table-cell>
          <table:table-cell office:value-type="float" office:value="0.0244">
            <text:p>0.0244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3">
            <text:p>513</text:p>
          </table:table-cell>
          <table:table-cell office:value-type="time" office:time-value="PT14H11M04S">
            <text:p>14:11:04</text:p>
          </table:table-cell>
          <table:table-cell office:value-type="float" office:value="52.0838">
            <text:p>52.0838</text:p>
          </table:table-cell>
          <table:table-cell office:value-type="float" office:value="0.0244">
            <text:p>0.0244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D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3">
            <text:p>513</text:p>
          </table:table-cell>
          <table:table-cell office:value-type="time" office:time-value="PT14H11M04S">
            <text:p>14:11:04</text:p>
          </table:table-cell>
          <table:table-cell office:value-type="float" office:value="52.0838">
            <text:p>52.0838</text:p>
          </table:table-cell>
          <table:table-cell office:value-type="float" office:value="0.0244">
            <text:p>0.0244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D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3">
            <text:p>513</text:p>
          </table:table-cell>
          <table:table-cell office:value-type="time" office:time-value="PT14H11M04S">
            <text:p>14:11:04</text:p>
          </table:table-cell>
          <table:table-cell office:value-type="float" office:value="52.0838">
            <text:p>52.0838</text:p>
          </table:table-cell>
          <table:table-cell office:value-type="float" office:value="0.0244">
            <text:p>0.0244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D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13">
            <text:p>513</text:p>
          </table:table-cell>
          <table:table-cell office:value-type="time" office:time-value="PT14H11M04S">
            <text:p>14:11:04</text:p>
          </table:table-cell>
          <table:table-cell office:value-type="float" office:value="52.0838">
            <text:p>52.0838</text:p>
          </table:table-cell>
          <table:table-cell office:value-type="float" office:value="0.0244">
            <text:p>0.0244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9D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4">
            <text:p>514</text:p>
          </table:table-cell>
          <table:table-cell office:value-type="time" office:time-value="PT14H11M18S">
            <text:p>14:11:18</text:p>
          </table:table-cell>
          <table:table-cell office:value-type="float" office:value="52.0834">
            <text:p>52.0834</text:p>
          </table:table-cell>
          <table:table-cell office:value-type="float" office:value="0.0244">
            <text:p>0.024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7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4">
            <text:p>514</text:p>
          </table:table-cell>
          <table:table-cell office:value-type="time" office:time-value="PT14H11M18S">
            <text:p>14:11:18</text:p>
          </table:table-cell>
          <table:table-cell office:value-type="float" office:value="52.0834">
            <text:p>52.0834</text:p>
          </table:table-cell>
          <table:table-cell office:value-type="float" office:value="0.0244">
            <text:p>0.024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7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4">
            <text:p>514</text:p>
          </table:table-cell>
          <table:table-cell office:value-type="time" office:time-value="PT14H11M18S">
            <text:p>14:11:18</text:p>
          </table:table-cell>
          <table:table-cell office:value-type="float" office:value="52.0834">
            <text:p>52.0834</text:p>
          </table:table-cell>
          <table:table-cell office:value-type="float" office:value="0.0244">
            <text:p>0.024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7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5">
            <text:p>515</text:p>
          </table:table-cell>
          <table:table-cell office:value-type="time" office:time-value="PT14H11M31S">
            <text:p>14:11:31</text:p>
          </table:table-cell>
          <table:table-cell office:value-type="float" office:value="52.083">
            <text:p>52.083</text:p>
          </table:table-cell>
          <table:table-cell office:value-type="float" office:value="0.0245">
            <text:p>0.0245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B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5">
            <text:p>515</text:p>
          </table:table-cell>
          <table:table-cell office:value-type="time" office:time-value="PT14H11M31S">
            <text:p>14:11:31</text:p>
          </table:table-cell>
          <table:table-cell office:value-type="float" office:value="52.083">
            <text:p>52.083</text:p>
          </table:table-cell>
          <table:table-cell office:value-type="float" office:value="0.0245">
            <text:p>0.0245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B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5">
            <text:p>515</text:p>
          </table:table-cell>
          <table:table-cell office:value-type="time" office:time-value="PT14H11M31S">
            <text:p>14:11:31</text:p>
          </table:table-cell>
          <table:table-cell office:value-type="float" office:value="52.083">
            <text:p>52.083</text:p>
          </table:table-cell>
          <table:table-cell office:value-type="float" office:value="0.0245">
            <text:p>0.0245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B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15">
            <text:p>515</text:p>
          </table:table-cell>
          <table:table-cell office:value-type="time" office:time-value="PT14H11M31S">
            <text:p>14:11:31</text:p>
          </table:table-cell>
          <table:table-cell office:value-type="float" office:value="52.083">
            <text:p>52.083</text:p>
          </table:table-cell>
          <table:table-cell office:value-type="float" office:value="0.0245">
            <text:p>0.0245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B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6">
            <text:p>516</text:p>
          </table:table-cell>
          <table:table-cell office:value-type="time" office:time-value="PT14H11M44S">
            <text:p>14:11:44</text:p>
          </table:table-cell>
          <table:table-cell office:value-type="float" office:value="52.0826">
            <text:p>52.0826</text:p>
          </table:table-cell>
          <table:table-cell office:value-type="float" office:value="0.0246">
            <text:p>0.0246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F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6">
            <text:p>516</text:p>
          </table:table-cell>
          <table:table-cell office:value-type="time" office:time-value="PT14H11M44S">
            <text:p>14:11:44</text:p>
          </table:table-cell>
          <table:table-cell office:value-type="float" office:value="52.0826">
            <text:p>52.0826</text:p>
          </table:table-cell>
          <table:table-cell office:value-type="float" office:value="0.0246">
            <text:p>0.0246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F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6">
            <text:p>516</text:p>
          </table:table-cell>
          <table:table-cell office:value-type="time" office:time-value="PT14H11M44S">
            <text:p>14:11:44</text:p>
          </table:table-cell>
          <table:table-cell office:value-type="float" office:value="52.0826">
            <text:p>52.0826</text:p>
          </table:table-cell>
          <table:table-cell office:value-type="float" office:value="0.0246">
            <text:p>0.0246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F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16">
            <text:p>516</text:p>
          </table:table-cell>
          <table:table-cell office:value-type="time" office:time-value="PT14H11M44S">
            <text:p>14:11:44</text:p>
          </table:table-cell>
          <table:table-cell office:value-type="float" office:value="52.0826">
            <text:p>52.0826</text:p>
          </table:table-cell>
          <table:table-cell office:value-type="float" office:value="0.0246">
            <text:p>0.0246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F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7">
            <text:p>517</text:p>
          </table:table-cell>
          <table:table-cell office:value-type="time" office:time-value="PT14H11M58S">
            <text:p>14:11:58</text:p>
          </table:table-cell>
          <table:table-cell office:value-type="float" office:value="52.0823">
            <text:p>52.0823</text:p>
          </table:table-cell>
          <table:table-cell office:value-type="float" office:value="0.0248">
            <text:p>0.0248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A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7">
            <text:p>517</text:p>
          </table:table-cell>
          <table:table-cell office:value-type="time" office:time-value="PT14H11M58S">
            <text:p>14:11:58</text:p>
          </table:table-cell>
          <table:table-cell office:value-type="float" office:value="52.0823">
            <text:p>52.0823</text:p>
          </table:table-cell>
          <table:table-cell office:value-type="float" office:value="0.0248">
            <text:p>0.0248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A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8">
            <text:p>518</text:p>
          </table:table-cell>
          <table:table-cell office:value-type="time" office:time-value="PT14H12M11S">
            <text:p>14:12:11</text:p>
          </table:table-cell>
          <table:table-cell office:value-type="float" office:value="52.082">
            <text:p>52.082</text:p>
          </table:table-cell>
          <table:table-cell office:value-type="float" office:value="0.025">
            <text:p>0.025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53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18">
            <text:p>518</text:p>
          </table:table-cell>
          <table:table-cell office:value-type="time" office:time-value="PT14H12M11S">
            <text:p>14:12:11</text:p>
          </table:table-cell>
          <table:table-cell office:value-type="float" office:value="52.082">
            <text:p>52.082</text:p>
          </table:table-cell>
          <table:table-cell office:value-type="float" office:value="0.025">
            <text:p>0.025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53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18">
            <text:p>518</text:p>
          </table:table-cell>
          <table:table-cell office:value-type="time" office:time-value="PT14H12M11S">
            <text:p>14:12:11</text:p>
          </table:table-cell>
          <table:table-cell office:value-type="float" office:value="52.082">
            <text:p>52.082</text:p>
          </table:table-cell>
          <table:table-cell office:value-type="float" office:value="0.025">
            <text:p>0.025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53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8">
            <text:p>518</text:p>
          </table:table-cell>
          <table:table-cell office:value-type="time" office:time-value="PT14H12M11S">
            <text:p>14:12:11</text:p>
          </table:table-cell>
          <table:table-cell office:value-type="float" office:value="52.082">
            <text:p>52.082</text:p>
          </table:table-cell>
          <table:table-cell office:value-type="float" office:value="0.025">
            <text:p>0.025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53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19">
            <text:p>519</text:p>
          </table:table-cell>
          <table:table-cell office:value-type="time" office:time-value="PT14H12M24S">
            <text:p>14:12:24</text:p>
          </table:table-cell>
          <table:table-cell office:value-type="float" office:value="52.0817">
            <text:p>52.0817</text:p>
          </table:table-cell>
          <table:table-cell office:value-type="float" office:value="0.0252">
            <text:p>0.0252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AE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19">
            <text:p>519</text:p>
          </table:table-cell>
          <table:table-cell office:value-type="time" office:time-value="PT14H12M24S">
            <text:p>14:12:24</text:p>
          </table:table-cell>
          <table:table-cell office:value-type="float" office:value="52.0817">
            <text:p>52.0817</text:p>
          </table:table-cell>
          <table:table-cell office:value-type="float" office:value="0.0252">
            <text:p>0.0252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AE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0">
            <text:p>520</text:p>
          </table:table-cell>
          <table:table-cell office:value-type="time" office:time-value="PT14H12M37S">
            <text:p>14:12:37</text:p>
          </table:table-cell>
          <table:table-cell office:value-type="float" office:value="52.0815">
            <text:p>52.0815</text:p>
          </table:table-cell>
          <table:table-cell office:value-type="float" office:value="0.0254">
            <text:p>0.0254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2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0">
            <text:p>520</text:p>
          </table:table-cell>
          <table:table-cell office:value-type="time" office:time-value="PT14H12M37S">
            <text:p>14:12:37</text:p>
          </table:table-cell>
          <table:table-cell office:value-type="float" office:value="52.0815">
            <text:p>52.0815</text:p>
          </table:table-cell>
          <table:table-cell office:value-type="float" office:value="0.0254">
            <text:p>0.0254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2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0">
            <text:p>520</text:p>
          </table:table-cell>
          <table:table-cell office:value-type="time" office:time-value="PT14H12M37S">
            <text:p>14:12:37</text:p>
          </table:table-cell>
          <table:table-cell office:value-type="float" office:value="52.0815">
            <text:p>52.0815</text:p>
          </table:table-cell>
          <table:table-cell office:value-type="float" office:value="0.0254">
            <text:p>0.0254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2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1">
            <text:p>521</text:p>
          </table:table-cell>
          <table:table-cell office:value-type="time" office:time-value="PT14H12M51S">
            <text:p>14:12:51</text:p>
          </table:table-cell>
          <table:table-cell office:value-type="float" office:value="52.0812">
            <text:p>52.0812</text:p>
          </table:table-cell>
          <table:table-cell office:value-type="float" office:value="0.0256">
            <text:p>0.0256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6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1">
            <text:p>521</text:p>
          </table:table-cell>
          <table:table-cell office:value-type="time" office:time-value="PT14H12M51S">
            <text:p>14:12:51</text:p>
          </table:table-cell>
          <table:table-cell office:value-type="float" office:value="52.0812">
            <text:p>52.0812</text:p>
          </table:table-cell>
          <table:table-cell office:value-type="float" office:value="0.0256">
            <text:p>0.0256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6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21">
            <text:p>521</text:p>
          </table:table-cell>
          <table:table-cell office:value-type="time" office:time-value="PT14H12M51S">
            <text:p>14:12:51</text:p>
          </table:table-cell>
          <table:table-cell office:value-type="float" office:value="52.0812">
            <text:p>52.0812</text:p>
          </table:table-cell>
          <table:table-cell office:value-type="float" office:value="0.0256">
            <text:p>0.0256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6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1">
            <text:p>521</text:p>
          </table:table-cell>
          <table:table-cell office:value-type="time" office:time-value="PT14H12M51S">
            <text:p>14:12:51</text:p>
          </table:table-cell>
          <table:table-cell office:value-type="float" office:value="52.0812">
            <text:p>52.0812</text:p>
          </table:table-cell>
          <table:table-cell office:value-type="float" office:value="0.0256">
            <text:p>0.0256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6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2">
            <text:p>522</text:p>
          </table:table-cell>
          <table:table-cell office:value-type="time" office:time-value="PT14H13M04S">
            <text:p>14:13:04</text:p>
          </table:table-cell>
          <table:table-cell office:value-type="float" office:value="52.0809">
            <text:p>52.0809</text:p>
          </table:table-cell>
          <table:table-cell office:value-type="float" office:value="0.0258">
            <text:p>0.0258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2">
            <text:p>522</text:p>
          </table:table-cell>
          <table:table-cell office:value-type="time" office:time-value="PT14H13M04S">
            <text:p>14:13:04</text:p>
          </table:table-cell>
          <table:table-cell office:value-type="float" office:value="52.0809">
            <text:p>52.0809</text:p>
          </table:table-cell>
          <table:table-cell office:value-type="float" office:value="0.0258">
            <text:p>0.0258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2">
            <text:p>522</text:p>
          </table:table-cell>
          <table:table-cell office:value-type="time" office:time-value="PT14H13M04S">
            <text:p>14:13:04</text:p>
          </table:table-cell>
          <table:table-cell office:value-type="float" office:value="52.0809">
            <text:p>52.0809</text:p>
          </table:table-cell>
          <table:table-cell office:value-type="float" office:value="0.0258">
            <text:p>0.0258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22">
            <text:p>522</text:p>
          </table:table-cell>
          <table:table-cell office:value-type="time" office:time-value="PT14H13M04S">
            <text:p>14:13:04</text:p>
          </table:table-cell>
          <table:table-cell office:value-type="float" office:value="52.0809">
            <text:p>52.0809</text:p>
          </table:table-cell>
          <table:table-cell office:value-type="float" office:value="0.0258">
            <text:p>0.0258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3">
            <text:p>523</text:p>
          </table:table-cell>
          <table:table-cell office:value-type="time" office:time-value="PT14H13M17S">
            <text:p>14:13:17</text:p>
          </table:table-cell>
          <table:table-cell office:value-type="float" office:value="52.0807">
            <text:p>52.0807</text:p>
          </table:table-cell>
          <table:table-cell office:value-type="float" office:value="0.0261">
            <text:p>0.0261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3">
            <text:p>523</text:p>
          </table:table-cell>
          <table:table-cell office:value-type="time" office:time-value="PT14H13M17S">
            <text:p>14:13:17</text:p>
          </table:table-cell>
          <table:table-cell office:value-type="float" office:value="52.0807">
            <text:p>52.0807</text:p>
          </table:table-cell>
          <table:table-cell office:value-type="float" office:value="0.0261">
            <text:p>0.0261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3">
            <text:p>523</text:p>
          </table:table-cell>
          <table:table-cell office:value-type="time" office:time-value="PT14H13M17S">
            <text:p>14:13:17</text:p>
          </table:table-cell>
          <table:table-cell office:value-type="float" office:value="52.0807">
            <text:p>52.0807</text:p>
          </table:table-cell>
          <table:table-cell office:value-type="float" office:value="0.0261">
            <text:p>0.0261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3">
            <text:p>523</text:p>
          </table:table-cell>
          <table:table-cell office:value-type="time" office:time-value="PT14H13M17S">
            <text:p>14:13:17</text:p>
          </table:table-cell>
          <table:table-cell office:value-type="float" office:value="52.0807">
            <text:p>52.0807</text:p>
          </table:table-cell>
          <table:table-cell office:value-type="float" office:value="0.0261">
            <text:p>0.0261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A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4">
            <text:p>524</text:p>
          </table:table-cell>
          <table:table-cell office:value-type="time" office:time-value="PT14H13M31S">
            <text:p>14:13:31</text:p>
          </table:table-cell>
          <table:table-cell office:value-type="float" office:value="52.0804">
            <text:p>52.0804</text:p>
          </table:table-cell>
          <table:table-cell office:value-type="float" office:value="0.0263">
            <text:p>0.0263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F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4">
            <text:p>524</text:p>
          </table:table-cell>
          <table:table-cell office:value-type="time" office:time-value="PT14H13M31S">
            <text:p>14:13:31</text:p>
          </table:table-cell>
          <table:table-cell office:value-type="float" office:value="52.0804">
            <text:p>52.0804</text:p>
          </table:table-cell>
          <table:table-cell office:value-type="float" office:value="0.0263">
            <text:p>0.0263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F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4">
            <text:p>524</text:p>
          </table:table-cell>
          <table:table-cell office:value-type="time" office:time-value="PT14H13M31S">
            <text:p>14:13:31</text:p>
          </table:table-cell>
          <table:table-cell office:value-type="float" office:value="52.0804">
            <text:p>52.0804</text:p>
          </table:table-cell>
          <table:table-cell office:value-type="float" office:value="0.0263">
            <text:p>0.0263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F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4">
            <text:p>524</text:p>
          </table:table-cell>
          <table:table-cell office:value-type="time" office:time-value="PT14H13M31S">
            <text:p>14:13:31</text:p>
          </table:table-cell>
          <table:table-cell office:value-type="float" office:value="52.0804">
            <text:p>52.0804</text:p>
          </table:table-cell>
          <table:table-cell office:value-type="float" office:value="0.0263">
            <text:p>0.0263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F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5">
            <text:p>525</text:p>
          </table:table-cell>
          <table:table-cell office:value-type="time" office:time-value="PT14H13M44S">
            <text:p>14:13:44</text:p>
          </table:table-cell>
          <table:table-cell office:value-type="float" office:value="52.0802">
            <text:p>52.0802</text:p>
          </table:table-cell>
          <table:table-cell office:value-type="float" office:value="0.0265">
            <text:p>0.0265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2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5">
            <text:p>525</text:p>
          </table:table-cell>
          <table:table-cell office:value-type="time" office:time-value="PT14H13M44S">
            <text:p>14:13:44</text:p>
          </table:table-cell>
          <table:table-cell office:value-type="float" office:value="52.0802">
            <text:p>52.0802</text:p>
          </table:table-cell>
          <table:table-cell office:value-type="float" office:value="0.0265">
            <text:p>0.0265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2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5">
            <text:p>525</text:p>
          </table:table-cell>
          <table:table-cell office:value-type="time" office:time-value="PT14H13M44S">
            <text:p>14:13:44</text:p>
          </table:table-cell>
          <table:table-cell office:value-type="float" office:value="52.0802">
            <text:p>52.0802</text:p>
          </table:table-cell>
          <table:table-cell office:value-type="float" office:value="0.0265">
            <text:p>0.0265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2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25">
            <text:p>525</text:p>
          </table:table-cell>
          <table:table-cell office:value-type="time" office:time-value="PT14H13M44S">
            <text:p>14:13:44</text:p>
          </table:table-cell>
          <table:table-cell office:value-type="float" office:value="52.0802">
            <text:p>52.0802</text:p>
          </table:table-cell>
          <table:table-cell office:value-type="float" office:value="0.0265">
            <text:p>0.0265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2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5">
            <text:p>525</text:p>
          </table:table-cell>
          <table:table-cell office:value-type="time" office:time-value="PT14H13M44S">
            <text:p>14:13:44</text:p>
          </table:table-cell>
          <table:table-cell office:value-type="float" office:value="52.0802">
            <text:p>52.0802</text:p>
          </table:table-cell>
          <table:table-cell office:value-type="float" office:value="0.0265">
            <text:p>0.0265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2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6">
            <text:p>526</text:p>
          </table:table-cell>
          <table:table-cell office:value-type="time" office:time-value="PT14H13M57S">
            <text:p>14:13:57</text:p>
          </table:table-cell>
          <table:table-cell office:value-type="float" office:value="52.0799">
            <text:p>52.0799</text:p>
          </table:table-cell>
          <table:table-cell office:value-type="float" office:value="0.0269">
            <text:p>0.0269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6">
            <text:p>526</text:p>
          </table:table-cell>
          <table:table-cell office:value-type="time" office:time-value="PT14H13M57S">
            <text:p>14:13:57</text:p>
          </table:table-cell>
          <table:table-cell office:value-type="float" office:value="52.0799">
            <text:p>52.0799</text:p>
          </table:table-cell>
          <table:table-cell office:value-type="float" office:value="0.0269">
            <text:p>0.0269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1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6">
            <text:p>526</text:p>
          </table:table-cell>
          <table:table-cell office:value-type="time" office:time-value="PT14H13M57S">
            <text:p>14:13:57</text:p>
          </table:table-cell>
          <table:table-cell office:value-type="float" office:value="52.0799">
            <text:p>52.0799</text:p>
          </table:table-cell>
          <table:table-cell office:value-type="float" office:value="0.0269">
            <text:p>0.0269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1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6">
            <text:p>526</text:p>
          </table:table-cell>
          <table:table-cell office:value-type="time" office:time-value="PT14H13M57S">
            <text:p>14:13:57</text:p>
          </table:table-cell>
          <table:table-cell office:value-type="float" office:value="52.0799">
            <text:p>52.0799</text:p>
          </table:table-cell>
          <table:table-cell office:value-type="float" office:value="0.0269">
            <text:p>0.0269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1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7">
            <text:p>527</text:p>
          </table:table-cell>
          <table:table-cell office:value-type="time" office:time-value="PT14H14M10S">
            <text:p>14:14:10</text:p>
          </table:table-cell>
          <table:table-cell office:value-type="float" office:value="52.0797">
            <text:p>52.0797</text:p>
          </table:table-cell>
          <table:table-cell office:value-type="float" office:value="0.0273">
            <text:p>0.0273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F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7">
            <text:p>527</text:p>
          </table:table-cell>
          <table:table-cell office:value-type="time" office:time-value="PT14H14M10S">
            <text:p>14:14:10</text:p>
          </table:table-cell>
          <table:table-cell office:value-type="float" office:value="52.0797">
            <text:p>52.0797</text:p>
          </table:table-cell>
          <table:table-cell office:value-type="float" office:value="0.0273">
            <text:p>0.0273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F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7">
            <text:p>527</text:p>
          </table:table-cell>
          <table:table-cell office:value-type="time" office:time-value="PT14H14M10S">
            <text:p>14:14:10</text:p>
          </table:table-cell>
          <table:table-cell office:value-type="float" office:value="52.0797">
            <text:p>52.0797</text:p>
          </table:table-cell>
          <table:table-cell office:value-type="float" office:value="0.0273">
            <text:p>0.0273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F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7">
            <text:p>527</text:p>
          </table:table-cell>
          <table:table-cell office:value-type="time" office:time-value="PT14H14M10S">
            <text:p>14:14:10</text:p>
          </table:table-cell>
          <table:table-cell office:value-type="float" office:value="52.0797">
            <text:p>52.0797</text:p>
          </table:table-cell>
          <table:table-cell office:value-type="float" office:value="0.0273">
            <text:p>0.0273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F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8">
            <text:p>528</text:p>
          </table:table-cell>
          <table:table-cell office:value-type="time" office:time-value="PT14H14M24S">
            <text:p>14:14:24</text:p>
          </table:table-cell>
          <table:table-cell office:value-type="float" office:value="52.0796">
            <text:p>52.0796</text:p>
          </table:table-cell>
          <table:table-cell office:value-type="float" office:value="0.0278">
            <text:p>0.0278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B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8">
            <text:p>528</text:p>
          </table:table-cell>
          <table:table-cell office:value-type="time" office:time-value="PT14H14M24S">
            <text:p>14:14:24</text:p>
          </table:table-cell>
          <table:table-cell office:value-type="float" office:value="52.0796">
            <text:p>52.0796</text:p>
          </table:table-cell>
          <table:table-cell office:value-type="float" office:value="0.0278">
            <text:p>0.0278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B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28">
            <text:p>528</text:p>
          </table:table-cell>
          <table:table-cell office:value-type="time" office:time-value="PT14H14M24S">
            <text:p>14:14:24</text:p>
          </table:table-cell>
          <table:table-cell office:value-type="float" office:value="52.0796">
            <text:p>52.0796</text:p>
          </table:table-cell>
          <table:table-cell office:value-type="float" office:value="0.0278">
            <text:p>0.0278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B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8">
            <text:p>528</text:p>
          </table:table-cell>
          <table:table-cell office:value-type="time" office:time-value="PT14H14M24S">
            <text:p>14:14:24</text:p>
          </table:table-cell>
          <table:table-cell office:value-type="float" office:value="52.0796">
            <text:p>52.0796</text:p>
          </table:table-cell>
          <table:table-cell office:value-type="float" office:value="0.0278">
            <text:p>0.0278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B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8">
            <text:p>528</text:p>
          </table:table-cell>
          <table:table-cell office:value-type="time" office:time-value="PT14H14M24S">
            <text:p>14:14:24</text:p>
          </table:table-cell>
          <table:table-cell office:value-type="float" office:value="52.0796">
            <text:p>52.0796</text:p>
          </table:table-cell>
          <table:table-cell office:value-type="float" office:value="0.0278">
            <text:p>0.0278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B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29">
            <text:p>529</text:p>
          </table:table-cell>
          <table:table-cell office:value-type="time" office:time-value="PT14H14M37S">
            <text:p>14:14:37</text:p>
          </table:table-cell>
          <table:table-cell office:value-type="float" office:value="52.0796">
            <text:p>52.0796</text:p>
          </table:table-cell>
          <table:table-cell office:value-type="float" office:value="0.0283">
            <text:p>0.0283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29">
            <text:p>529</text:p>
          </table:table-cell>
          <table:table-cell office:value-type="time" office:time-value="PT14H14M37S">
            <text:p>14:14:37</text:p>
          </table:table-cell>
          <table:table-cell office:value-type="float" office:value="52.0796">
            <text:p>52.0796</text:p>
          </table:table-cell>
          <table:table-cell office:value-type="float" office:value="0.0283">
            <text:p>0.0283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29">
            <text:p>529</text:p>
          </table:table-cell>
          <table:table-cell office:value-type="time" office:time-value="PT14H14M37S">
            <text:p>14:14:37</text:p>
          </table:table-cell>
          <table:table-cell office:value-type="float" office:value="52.0796">
            <text:p>52.0796</text:p>
          </table:table-cell>
          <table:table-cell office:value-type="float" office:value="0.0283">
            <text:p>0.0283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29">
            <text:p>529</text:p>
          </table:table-cell>
          <table:table-cell office:value-type="time" office:time-value="PT14H14M37S">
            <text:p>14:14:37</text:p>
          </table:table-cell>
          <table:table-cell office:value-type="float" office:value="52.0796">
            <text:p>52.0796</text:p>
          </table:table-cell>
          <table:table-cell office:value-type="float" office:value="0.0283">
            <text:p>0.0283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0">
            <text:p>530</text:p>
          </table:table-cell>
          <table:table-cell office:value-type="time" office:time-value="PT14H14M50S">
            <text:p>14:14:50</text:p>
          </table:table-cell>
          <table:table-cell office:value-type="float" office:value="52.0796">
            <text:p>52.0796</text:p>
          </table:table-cell>
          <table:table-cell office:value-type="float" office:value="0.0288">
            <text:p>0.0288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D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0">
            <text:p>530</text:p>
          </table:table-cell>
          <table:table-cell office:value-type="time" office:time-value="PT14H14M50S">
            <text:p>14:14:50</text:p>
          </table:table-cell>
          <table:table-cell office:value-type="float" office:value="52.0796">
            <text:p>52.0796</text:p>
          </table:table-cell>
          <table:table-cell office:value-type="float" office:value="0.0288">
            <text:p>0.0288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D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0">
            <text:p>530</text:p>
          </table:table-cell>
          <table:table-cell office:value-type="time" office:time-value="PT14H14M50S">
            <text:p>14:14:50</text:p>
          </table:table-cell>
          <table:table-cell office:value-type="float" office:value="52.0796">
            <text:p>52.0796</text:p>
          </table:table-cell>
          <table:table-cell office:value-type="float" office:value="0.0288">
            <text:p>0.0288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D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0">
            <text:p>530</text:p>
          </table:table-cell>
          <table:table-cell office:value-type="time" office:time-value="PT14H14M50S">
            <text:p>14:14:50</text:p>
          </table:table-cell>
          <table:table-cell office:value-type="float" office:value="52.0796">
            <text:p>52.0796</text:p>
          </table:table-cell>
          <table:table-cell office:value-type="float" office:value="0.0288">
            <text:p>0.0288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D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1">
            <text:p>531</text:p>
          </table:table-cell>
          <table:table-cell office:value-type="time" office:time-value="PT14H15M04S">
            <text:p>14:15:04</text:p>
          </table:table-cell>
          <table:table-cell office:value-type="float" office:value="52.0796">
            <text:p>52.0796</text:p>
          </table:table-cell>
          <table:table-cell office:value-type="float" office:value="0.0295">
            <text:p>0.0295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1">
            <text:p>531</text:p>
          </table:table-cell>
          <table:table-cell office:value-type="time" office:time-value="PT14H15M04S">
            <text:p>14:15:04</text:p>
          </table:table-cell>
          <table:table-cell office:value-type="float" office:value="52.0796">
            <text:p>52.0796</text:p>
          </table:table-cell>
          <table:table-cell office:value-type="float" office:value="0.0295">
            <text:p>0.0295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31">
            <text:p>531</text:p>
          </table:table-cell>
          <table:table-cell office:value-type="time" office:time-value="PT14H15M04S">
            <text:p>14:15:04</text:p>
          </table:table-cell>
          <table:table-cell office:value-type="float" office:value="52.0796">
            <text:p>52.0796</text:p>
          </table:table-cell>
          <table:table-cell office:value-type="float" office:value="0.0295">
            <text:p>0.0295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1">
            <text:p>531</text:p>
          </table:table-cell>
          <table:table-cell office:value-type="time" office:time-value="PT14H15M04S">
            <text:p>14:15:04</text:p>
          </table:table-cell>
          <table:table-cell office:value-type="float" office:value="52.0796">
            <text:p>52.0796</text:p>
          </table:table-cell>
          <table:table-cell office:value-type="float" office:value="0.0295">
            <text:p>0.0295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1">
            <text:p>531</text:p>
          </table:table-cell>
          <table:table-cell office:value-type="time" office:time-value="PT14H15M04S">
            <text:p>14:15:04</text:p>
          </table:table-cell>
          <table:table-cell office:value-type="float" office:value="52.0796">
            <text:p>52.0796</text:p>
          </table:table-cell>
          <table:table-cell office:value-type="float" office:value="0.0295">
            <text:p>0.0295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A1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2">
            <text:p>532</text:p>
          </table:table-cell>
          <table:table-cell office:value-type="time" office:time-value="PT14H15M17S">
            <text:p>14:15:17</text:p>
          </table:table-cell>
          <table:table-cell office:value-type="float" office:value="52.0796">
            <text:p>52.0796</text:p>
          </table:table-cell>
          <table:table-cell office:value-type="float" office:value="0.0301">
            <text:p>0.0301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2">
            <text:p>532</text:p>
          </table:table-cell>
          <table:table-cell office:value-type="time" office:time-value="PT14H15M17S">
            <text:p>14:15:17</text:p>
          </table:table-cell>
          <table:table-cell office:value-type="float" office:value="52.0796">
            <text:p>52.0796</text:p>
          </table:table-cell>
          <table:table-cell office:value-type="float" office:value="0.0301">
            <text:p>0.0301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2">
            <text:p>532</text:p>
          </table:table-cell>
          <table:table-cell office:value-type="time" office:time-value="PT14H15M17S">
            <text:p>14:15:17</text:p>
          </table:table-cell>
          <table:table-cell office:value-type="float" office:value="52.0796">
            <text:p>52.0796</text:p>
          </table:table-cell>
          <table:table-cell office:value-type="float" office:value="0.0301">
            <text:p>0.0301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3">
            <text:p>533</text:p>
          </table:table-cell>
          <table:table-cell office:value-type="time" office:time-value="PT14H15M30S">
            <text:p>14:15:30</text:p>
          </table:table-cell>
          <table:table-cell office:value-type="float" office:value="52.0796">
            <text:p>52.0796</text:p>
          </table:table-cell>
          <table:table-cell office:value-type="float" office:value="0.0306">
            <text:p>0.0306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7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3">
            <text:p>533</text:p>
          </table:table-cell>
          <table:table-cell office:value-type="time" office:time-value="PT14H15M30S">
            <text:p>14:15:30</text:p>
          </table:table-cell>
          <table:table-cell office:value-type="float" office:value="52.0796">
            <text:p>52.0796</text:p>
          </table:table-cell>
          <table:table-cell office:value-type="float" office:value="0.0306">
            <text:p>0.0306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7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3">
            <text:p>533</text:p>
          </table:table-cell>
          <table:table-cell office:value-type="time" office:time-value="PT14H15M30S">
            <text:p>14:15:30</text:p>
          </table:table-cell>
          <table:table-cell office:value-type="float" office:value="52.0796">
            <text:p>52.0796</text:p>
          </table:table-cell>
          <table:table-cell office:value-type="float" office:value="0.0306">
            <text:p>0.0306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7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3">
            <text:p>533</text:p>
          </table:table-cell>
          <table:table-cell office:value-type="time" office:time-value="PT14H15M30S">
            <text:p>14:15:30</text:p>
          </table:table-cell>
          <table:table-cell office:value-type="float" office:value="52.0796">
            <text:p>52.0796</text:p>
          </table:table-cell>
          <table:table-cell office:value-type="float" office:value="0.0306">
            <text:p>0.0306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7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4">
            <text:p>534</text:p>
          </table:table-cell>
          <table:table-cell office:value-type="time" office:time-value="PT14H15M43S">
            <text:p>14:15:43</text:p>
          </table:table-cell>
          <table:table-cell office:value-type="float" office:value="52.0796">
            <text:p>52.0796</text:p>
          </table:table-cell>
          <table:table-cell office:value-type="float" office:value="0.0312">
            <text:p>0.031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8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4">
            <text:p>534</text:p>
          </table:table-cell>
          <table:table-cell office:value-type="time" office:time-value="PT14H15M43S">
            <text:p>14:15:43</text:p>
          </table:table-cell>
          <table:table-cell office:value-type="float" office:value="52.0796">
            <text:p>52.0796</text:p>
          </table:table-cell>
          <table:table-cell office:value-type="float" office:value="0.0312">
            <text:p>0.031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81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34">
            <text:p>534</text:p>
          </table:table-cell>
          <table:table-cell office:value-type="time" office:time-value="PT14H15M43S">
            <text:p>14:15:43</text:p>
          </table:table-cell>
          <table:table-cell office:value-type="float" office:value="52.0796">
            <text:p>52.0796</text:p>
          </table:table-cell>
          <table:table-cell office:value-type="float" office:value="0.0312">
            <text:p>0.031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8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4">
            <text:p>534</text:p>
          </table:table-cell>
          <table:table-cell office:value-type="time" office:time-value="PT14H15M43S">
            <text:p>14:15:43</text:p>
          </table:table-cell>
          <table:table-cell office:value-type="float" office:value="52.0796">
            <text:p>52.0796</text:p>
          </table:table-cell>
          <table:table-cell office:value-type="float" office:value="0.0312">
            <text:p>0.031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8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4">
            <text:p>534</text:p>
          </table:table-cell>
          <table:table-cell office:value-type="time" office:time-value="PT14H15M43S">
            <text:p>14:15:43</text:p>
          </table:table-cell>
          <table:table-cell office:value-type="float" office:value="52.0796">
            <text:p>52.0796</text:p>
          </table:table-cell>
          <table:table-cell office:value-type="float" office:value="0.0312">
            <text:p>0.031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68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5">
            <text:p>535</text:p>
          </table:table-cell>
          <table:table-cell office:value-type="time" office:time-value="PT14H15M57S">
            <text:p>14:15:57</text:p>
          </table:table-cell>
          <table:table-cell office:value-type="float" office:value="52.0796">
            <text:p>52.0796</text:p>
          </table:table-cell>
          <table:table-cell office:value-type="float" office:value="0.0318">
            <text:p>0.0318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5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5">
            <text:p>535</text:p>
          </table:table-cell>
          <table:table-cell office:value-type="time" office:time-value="PT14H15M57S">
            <text:p>14:15:57</text:p>
          </table:table-cell>
          <table:table-cell office:value-type="float" office:value="52.0796">
            <text:p>52.0796</text:p>
          </table:table-cell>
          <table:table-cell office:value-type="float" office:value="0.0318">
            <text:p>0.0318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5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5">
            <text:p>535</text:p>
          </table:table-cell>
          <table:table-cell office:value-type="time" office:time-value="PT14H15M57S">
            <text:p>14:15:57</text:p>
          </table:table-cell>
          <table:table-cell office:value-type="float" office:value="52.0796">
            <text:p>52.0796</text:p>
          </table:table-cell>
          <table:table-cell office:value-type="float" office:value="0.0318">
            <text:p>0.0318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5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5">
            <text:p>535</text:p>
          </table:table-cell>
          <table:table-cell office:value-type="time" office:time-value="PT14H15M57S">
            <text:p>14:15:57</text:p>
          </table:table-cell>
          <table:table-cell office:value-type="float" office:value="52.0796">
            <text:p>52.0796</text:p>
          </table:table-cell>
          <table:table-cell office:value-type="float" office:value="0.0318">
            <text:p>0.0318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85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6">
            <text:p>536</text:p>
          </table:table-cell>
          <table:table-cell office:value-type="time" office:time-value="PT14H16M10S">
            <text:p>14:16:10</text:p>
          </table:table-cell>
          <table:table-cell office:value-type="float" office:value="52.0795">
            <text:p>52.0795</text:p>
          </table:table-cell>
          <table:table-cell office:value-type="float" office:value="0.0323">
            <text:p>0.0323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D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6">
            <text:p>536</text:p>
          </table:table-cell>
          <table:table-cell office:value-type="time" office:time-value="PT14H16M10S">
            <text:p>14:16:10</text:p>
          </table:table-cell>
          <table:table-cell office:value-type="float" office:value="52.0795">
            <text:p>52.0795</text:p>
          </table:table-cell>
          <table:table-cell office:value-type="float" office:value="0.0323">
            <text:p>0.0323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D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6">
            <text:p>536</text:p>
          </table:table-cell>
          <table:table-cell office:value-type="time" office:time-value="PT14H16M10S">
            <text:p>14:16:10</text:p>
          </table:table-cell>
          <table:table-cell office:value-type="float" office:value="52.0795">
            <text:p>52.0795</text:p>
          </table:table-cell>
          <table:table-cell office:value-type="float" office:value="0.0323">
            <text:p>0.0323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D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6">
            <text:p>536</text:p>
          </table:table-cell>
          <table:table-cell office:value-type="time" office:time-value="PT14H16M10S">
            <text:p>14:16:10</text:p>
          </table:table-cell>
          <table:table-cell office:value-type="float" office:value="52.0795">
            <text:p>52.0795</text:p>
          </table:table-cell>
          <table:table-cell office:value-type="float" office:value="0.0323">
            <text:p>0.0323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D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7">
            <text:p>537</text:p>
          </table:table-cell>
          <table:table-cell office:value-type="time" office:time-value="PT14H16M23S">
            <text:p>14:16:23</text:p>
          </table:table-cell>
          <table:table-cell office:value-type="float" office:value="52.0795">
            <text:p>52.0795</text:p>
          </table:table-cell>
          <table:table-cell office:value-type="float" office:value="0.0331">
            <text:p>0.0331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6A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7">
            <text:p>537</text:p>
          </table:table-cell>
          <table:table-cell office:value-type="time" office:time-value="PT14H16M23S">
            <text:p>14:16:23</text:p>
          </table:table-cell>
          <table:table-cell office:value-type="float" office:value="52.0795">
            <text:p>52.0795</text:p>
          </table:table-cell>
          <table:table-cell office:value-type="float" office:value="0.0331">
            <text:p>0.0331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6A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37">
            <text:p>537</text:p>
          </table:table-cell>
          <table:table-cell office:value-type="time" office:time-value="PT14H16M23S">
            <text:p>14:16:23</text:p>
          </table:table-cell>
          <table:table-cell office:value-type="float" office:value="52.0795">
            <text:p>52.0795</text:p>
          </table:table-cell>
          <table:table-cell office:value-type="float" office:value="0.0331">
            <text:p>0.0331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6A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7">
            <text:p>537</text:p>
          </table:table-cell>
          <table:table-cell office:value-type="time" office:time-value="PT14H16M23S">
            <text:p>14:16:23</text:p>
          </table:table-cell>
          <table:table-cell office:value-type="float" office:value="52.0795">
            <text:p>52.0795</text:p>
          </table:table-cell>
          <table:table-cell office:value-type="float" office:value="0.0331">
            <text:p>0.0331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6A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7">
            <text:p>537</text:p>
          </table:table-cell>
          <table:table-cell office:value-type="time" office:time-value="PT14H16M23S">
            <text:p>14:16:23</text:p>
          </table:table-cell>
          <table:table-cell office:value-type="float" office:value="52.0795">
            <text:p>52.0795</text:p>
          </table:table-cell>
          <table:table-cell office:value-type="float" office:value="0.0331">
            <text:p>0.0331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6A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38">
            <text:p>538</text:p>
          </table:table-cell>
          <table:table-cell office:value-type="time" office:time-value="PT14H16M37S">
            <text:p>14:16:37</text:p>
          </table:table-cell>
          <table:table-cell office:value-type="float" office:value="52.0795">
            <text:p>52.0795</text:p>
          </table:table-cell>
          <table:table-cell office:value-type="float" office:value="0.0339">
            <text:p>0.0339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0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8">
            <text:p>538</text:p>
          </table:table-cell>
          <table:table-cell office:value-type="time" office:time-value="PT14H16M37S">
            <text:p>14:16:37</text:p>
          </table:table-cell>
          <table:table-cell office:value-type="float" office:value="52.0795">
            <text:p>52.0795</text:p>
          </table:table-cell>
          <table:table-cell office:value-type="float" office:value="0.0339">
            <text:p>0.0339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0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8">
            <text:p>538</text:p>
          </table:table-cell>
          <table:table-cell office:value-type="time" office:time-value="PT14H16M37S">
            <text:p>14:16:37</text:p>
          </table:table-cell>
          <table:table-cell office:value-type="float" office:value="52.0795">
            <text:p>52.0795</text:p>
          </table:table-cell>
          <table:table-cell office:value-type="float" office:value="0.0339">
            <text:p>0.0339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0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8">
            <text:p>538</text:p>
          </table:table-cell>
          <table:table-cell office:value-type="time" office:time-value="PT14H16M37S">
            <text:p>14:16:37</text:p>
          </table:table-cell>
          <table:table-cell office:value-type="float" office:value="52.0795">
            <text:p>52.0795</text:p>
          </table:table-cell>
          <table:table-cell office:value-type="float" office:value="0.0339">
            <text:p>0.0339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0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8">
            <text:p>538</text:p>
          </table:table-cell>
          <table:table-cell office:value-type="time" office:time-value="PT14H16M37S">
            <text:p>14:16:37</text:p>
          </table:table-cell>
          <table:table-cell office:value-type="float" office:value="52.0795">
            <text:p>52.0795</text:p>
          </table:table-cell>
          <table:table-cell office:value-type="float" office:value="0.0339">
            <text:p>0.0339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F0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39">
            <text:p>539</text:p>
          </table:table-cell>
          <table:table-cell office:value-type="time" office:time-value="PT14H16M50S">
            <text:p>14:16:50</text:p>
          </table:table-cell>
          <table:table-cell office:value-type="float" office:value="52.0794">
            <text:p>52.0794</text:p>
          </table:table-cell>
          <table:table-cell office:value-type="float" office:value="0.0347">
            <text:p>0.0347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1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39">
            <text:p>539</text:p>
          </table:table-cell>
          <table:table-cell office:value-type="time" office:time-value="PT14H16M50S">
            <text:p>14:16:50</text:p>
          </table:table-cell>
          <table:table-cell office:value-type="float" office:value="52.0794">
            <text:p>52.0794</text:p>
          </table:table-cell>
          <table:table-cell office:value-type="float" office:value="0.0347">
            <text:p>0.0347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1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39">
            <text:p>539</text:p>
          </table:table-cell>
          <table:table-cell office:value-type="time" office:time-value="PT14H16M50S">
            <text:p>14:16:50</text:p>
          </table:table-cell>
          <table:table-cell office:value-type="float" office:value="52.0794">
            <text:p>52.0794</text:p>
          </table:table-cell>
          <table:table-cell office:value-type="float" office:value="0.0347">
            <text:p>0.0347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1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39">
            <text:p>539</text:p>
          </table:table-cell>
          <table:table-cell office:value-type="time" office:time-value="PT14H16M50S">
            <text:p>14:16:50</text:p>
          </table:table-cell>
          <table:table-cell office:value-type="float" office:value="52.0794">
            <text:p>52.0794</text:p>
          </table:table-cell>
          <table:table-cell office:value-type="float" office:value="0.0347">
            <text:p>0.0347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1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39">
            <text:p>539</text:p>
          </table:table-cell>
          <table:table-cell office:value-type="time" office:time-value="PT14H16M50S">
            <text:p>14:16:50</text:p>
          </table:table-cell>
          <table:table-cell office:value-type="float" office:value="52.0794">
            <text:p>52.0794</text:p>
          </table:table-cell>
          <table:table-cell office:value-type="float" office:value="0.0347">
            <text:p>0.0347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1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0">
            <text:p>540</text:p>
          </table:table-cell>
          <table:table-cell office:value-type="time" office:time-value="PT14H17M03S">
            <text:p>14:17:03</text:p>
          </table:table-cell>
          <table:table-cell office:value-type="float" office:value="52.0794">
            <text:p>52.0794</text:p>
          </table:table-cell>
          <table:table-cell office:value-type="float" office:value="0.0355">
            <text:p>0.035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0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0">
            <text:p>540</text:p>
          </table:table-cell>
          <table:table-cell office:value-type="time" office:time-value="PT14H17M03S">
            <text:p>14:17:03</text:p>
          </table:table-cell>
          <table:table-cell office:value-type="float" office:value="52.0794">
            <text:p>52.0794</text:p>
          </table:table-cell>
          <table:table-cell office:value-type="float" office:value="0.0355">
            <text:p>0.035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0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0">
            <text:p>540</text:p>
          </table:table-cell>
          <table:table-cell office:value-type="time" office:time-value="PT14H17M03S">
            <text:p>14:17:03</text:p>
          </table:table-cell>
          <table:table-cell office:value-type="float" office:value="52.0794">
            <text:p>52.0794</text:p>
          </table:table-cell>
          <table:table-cell office:value-type="float" office:value="0.0355">
            <text:p>0.035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0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0">
            <text:p>540</text:p>
          </table:table-cell>
          <table:table-cell office:value-type="time" office:time-value="PT14H17M03S">
            <text:p>14:17:03</text:p>
          </table:table-cell>
          <table:table-cell office:value-type="float" office:value="52.0794">
            <text:p>52.0794</text:p>
          </table:table-cell>
          <table:table-cell office:value-type="float" office:value="0.0355">
            <text:p>0.035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40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1">
            <text:p>541</text:p>
          </table:table-cell>
          <table:table-cell office:value-type="time" office:time-value="PT14H17M16S">
            <text:p>14:17:16</text:p>
          </table:table-cell>
          <table:table-cell office:value-type="float" office:value="52.0794">
            <text:p>52.0794</text:p>
          </table:table-cell>
          <table:table-cell office:value-type="float" office:value="0.0365">
            <text:p>0.036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1">
            <text:p>541</text:p>
          </table:table-cell>
          <table:table-cell office:value-type="time" office:time-value="PT14H17M16S">
            <text:p>14:17:16</text:p>
          </table:table-cell>
          <table:table-cell office:value-type="float" office:value="52.0794">
            <text:p>52.0794</text:p>
          </table:table-cell>
          <table:table-cell office:value-type="float" office:value="0.0365">
            <text:p>0.036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5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1">
            <text:p>541</text:p>
          </table:table-cell>
          <table:table-cell office:value-type="time" office:time-value="PT14H17M16S">
            <text:p>14:17:16</text:p>
          </table:table-cell>
          <table:table-cell office:value-type="float" office:value="52.0794">
            <text:p>52.0794</text:p>
          </table:table-cell>
          <table:table-cell office:value-type="float" office:value="0.0365">
            <text:p>0.036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5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1">
            <text:p>541</text:p>
          </table:table-cell>
          <table:table-cell office:value-type="time" office:time-value="PT14H17M16S">
            <text:p>14:17:16</text:p>
          </table:table-cell>
          <table:table-cell office:value-type="float" office:value="52.0794">
            <text:p>52.0794</text:p>
          </table:table-cell>
          <table:table-cell office:value-type="float" office:value="0.0365">
            <text:p>0.036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5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1">
            <text:p>541</text:p>
          </table:table-cell>
          <table:table-cell office:value-type="time" office:time-value="PT14H17M16S">
            <text:p>14:17:16</text:p>
          </table:table-cell>
          <table:table-cell office:value-type="float" office:value="52.0794">
            <text:p>52.0794</text:p>
          </table:table-cell>
          <table:table-cell office:value-type="float" office:value="0.0365">
            <text:p>0.036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5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2">
            <text:p>542</text:p>
          </table:table-cell>
          <table:table-cell office:value-type="time" office:time-value="PT14H17M30S">
            <text:p>14:17:30</text:p>
          </table:table-cell>
          <table:table-cell office:value-type="float" office:value="52.0794">
            <text:p>52.0794</text:p>
          </table:table-cell>
          <table:table-cell office:value-type="float" office:value="0.0374">
            <text:p>0.037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5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2">
            <text:p>542</text:p>
          </table:table-cell>
          <table:table-cell office:value-type="time" office:time-value="PT14H17M30S">
            <text:p>14:17:30</text:p>
          </table:table-cell>
          <table:table-cell office:value-type="float" office:value="52.0794">
            <text:p>52.0794</text:p>
          </table:table-cell>
          <table:table-cell office:value-type="float" office:value="0.0374">
            <text:p>0.037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5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2">
            <text:p>542</text:p>
          </table:table-cell>
          <table:table-cell office:value-type="time" office:time-value="PT14H17M30S">
            <text:p>14:17:30</text:p>
          </table:table-cell>
          <table:table-cell office:value-type="float" office:value="52.0794">
            <text:p>52.0794</text:p>
          </table:table-cell>
          <table:table-cell office:value-type="float" office:value="0.0374">
            <text:p>0.037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5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2">
            <text:p>542</text:p>
          </table:table-cell>
          <table:table-cell office:value-type="time" office:time-value="PT14H17M30S">
            <text:p>14:17:30</text:p>
          </table:table-cell>
          <table:table-cell office:value-type="float" office:value="52.0794">
            <text:p>52.0794</text:p>
          </table:table-cell>
          <table:table-cell office:value-type="float" office:value="0.0374">
            <text:p>0.037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5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3">
            <text:p>543</text:p>
          </table:table-cell>
          <table:table-cell office:value-type="time" office:time-value="PT14H17M43S">
            <text:p>14:17:43</text:p>
          </table:table-cell>
          <table:table-cell office:value-type="float" office:value="52.0795">
            <text:p>52.0795</text:p>
          </table:table-cell>
          <table:table-cell office:value-type="float" office:value="0.0382">
            <text:p>0.0382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5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3">
            <text:p>543</text:p>
          </table:table-cell>
          <table:table-cell office:value-type="time" office:time-value="PT14H17M43S">
            <text:p>14:17:43</text:p>
          </table:table-cell>
          <table:table-cell office:value-type="float" office:value="52.0795">
            <text:p>52.0795</text:p>
          </table:table-cell>
          <table:table-cell office:value-type="float" office:value="0.0382">
            <text:p>0.0382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3">
            <text:p>543</text:p>
          </table:table-cell>
          <table:table-cell office:value-type="time" office:time-value="PT14H17M43S">
            <text:p>14:17:43</text:p>
          </table:table-cell>
          <table:table-cell office:value-type="float" office:value="52.0795">
            <text:p>52.0795</text:p>
          </table:table-cell>
          <table:table-cell office:value-type="float" office:value="0.0382">
            <text:p>0.0382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5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3">
            <text:p>543</text:p>
          </table:table-cell>
          <table:table-cell office:value-type="time" office:time-value="PT14H17M43S">
            <text:p>14:17:43</text:p>
          </table:table-cell>
          <table:table-cell office:value-type="float" office:value="52.0795">
            <text:p>52.0795</text:p>
          </table:table-cell>
          <table:table-cell office:value-type="float" office:value="0.0382">
            <text:p>0.0382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5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3">
            <text:p>543</text:p>
          </table:table-cell>
          <table:table-cell office:value-type="time" office:time-value="PT14H17M43S">
            <text:p>14:17:43</text:p>
          </table:table-cell>
          <table:table-cell office:value-type="float" office:value="52.0795">
            <text:p>52.0795</text:p>
          </table:table-cell>
          <table:table-cell office:value-type="float" office:value="0.0382">
            <text:p>0.0382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5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4">
            <text:p>544</text:p>
          </table:table-cell>
          <table:table-cell office:value-type="time" office:time-value="PT14H17M56S">
            <text:p>14:17:56</text:p>
          </table:table-cell>
          <table:table-cell office:value-type="float" office:value="52.0795">
            <text:p>52.0795</text:p>
          </table:table-cell>
          <table:table-cell office:value-type="float" office:value="0.0391">
            <text:p>0.0391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59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4">
            <text:p>544</text:p>
          </table:table-cell>
          <table:table-cell office:value-type="time" office:time-value="PT14H17M56S">
            <text:p>14:17:56</text:p>
          </table:table-cell>
          <table:table-cell office:value-type="float" office:value="52.0795">
            <text:p>52.0795</text:p>
          </table:table-cell>
          <table:table-cell office:value-type="float" office:value="0.0391">
            <text:p>0.0391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59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4">
            <text:p>544</text:p>
          </table:table-cell>
          <table:table-cell office:value-type="time" office:time-value="PT14H17M56S">
            <text:p>14:17:56</text:p>
          </table:table-cell>
          <table:table-cell office:value-type="float" office:value="52.0795">
            <text:p>52.0795</text:p>
          </table:table-cell>
          <table:table-cell office:value-type="float" office:value="0.0391">
            <text:p>0.0391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59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4">
            <text:p>544</text:p>
          </table:table-cell>
          <table:table-cell office:value-type="time" office:time-value="PT14H17M56S">
            <text:p>14:17:56</text:p>
          </table:table-cell>
          <table:table-cell office:value-type="float" office:value="52.0795">
            <text:p>52.0795</text:p>
          </table:table-cell>
          <table:table-cell office:value-type="float" office:value="0.0391">
            <text:p>0.0391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59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4">
            <text:p>544</text:p>
          </table:table-cell>
          <table:table-cell office:value-type="time" office:time-value="PT14H17M56S">
            <text:p>14:17:56</text:p>
          </table:table-cell>
          <table:table-cell office:value-type="float" office:value="52.0795">
            <text:p>52.0795</text:p>
          </table:table-cell>
          <table:table-cell office:value-type="float" office:value="0.0391">
            <text:p>0.0391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59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5">
            <text:p>545</text:p>
          </table:table-cell>
          <table:table-cell office:value-type="time" office:time-value="PT14H18M10S">
            <text:p>14:18:10</text:p>
          </table:table-cell>
          <table:table-cell office:value-type="float" office:value="52.0794">
            <text:p>52.0794</text:p>
          </table:table-cell>
          <table:table-cell office:value-type="float" office:value="0.0401">
            <text:p>0.0401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6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5">
            <text:p>545</text:p>
          </table:table-cell>
          <table:table-cell office:value-type="time" office:time-value="PT14H18M10S">
            <text:p>14:18:10</text:p>
          </table:table-cell>
          <table:table-cell office:value-type="float" office:value="52.0794">
            <text:p>52.0794</text:p>
          </table:table-cell>
          <table:table-cell office:value-type="float" office:value="0.0401">
            <text:p>0.0401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6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5">
            <text:p>545</text:p>
          </table:table-cell>
          <table:table-cell office:value-type="time" office:time-value="PT14H18M10S">
            <text:p>14:18:10</text:p>
          </table:table-cell>
          <table:table-cell office:value-type="float" office:value="52.0794">
            <text:p>52.0794</text:p>
          </table:table-cell>
          <table:table-cell office:value-type="float" office:value="0.0401">
            <text:p>0.0401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6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5">
            <text:p>545</text:p>
          </table:table-cell>
          <table:table-cell office:value-type="time" office:time-value="PT14H18M10S">
            <text:p>14:18:10</text:p>
          </table:table-cell>
          <table:table-cell office:value-type="float" office:value="52.0794">
            <text:p>52.0794</text:p>
          </table:table-cell>
          <table:table-cell office:value-type="float" office:value="0.0401">
            <text:p>0.0401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6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6">
            <text:p>546</text:p>
          </table:table-cell>
          <table:table-cell office:value-type="time" office:time-value="PT14H18M23S">
            <text:p>14:18:23</text:p>
          </table:table-cell>
          <table:table-cell office:value-type="float" office:value="52.0794">
            <text:p>52.0794</text:p>
          </table:table-cell>
          <table:table-cell office:value-type="float" office:value="0.0412">
            <text:p>0.0412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7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6">
            <text:p>546</text:p>
          </table:table-cell>
          <table:table-cell office:value-type="time" office:time-value="PT14H18M23S">
            <text:p>14:18:23</text:p>
          </table:table-cell>
          <table:table-cell office:value-type="float" office:value="52.0794">
            <text:p>52.0794</text:p>
          </table:table-cell>
          <table:table-cell office:value-type="float" office:value="0.0412">
            <text:p>0.0412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7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6">
            <text:p>546</text:p>
          </table:table-cell>
          <table:table-cell office:value-type="time" office:time-value="PT14H18M23S">
            <text:p>14:18:23</text:p>
          </table:table-cell>
          <table:table-cell office:value-type="float" office:value="52.0794">
            <text:p>52.0794</text:p>
          </table:table-cell>
          <table:table-cell office:value-type="float" office:value="0.0412">
            <text:p>0.0412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7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6">
            <text:p>546</text:p>
          </table:table-cell>
          <table:table-cell office:value-type="time" office:time-value="PT14H18M23S">
            <text:p>14:18:23</text:p>
          </table:table-cell>
          <table:table-cell office:value-type="float" office:value="52.0794">
            <text:p>52.0794</text:p>
          </table:table-cell>
          <table:table-cell office:value-type="float" office:value="0.0412">
            <text:p>0.0412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7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6">
            <text:p>546</text:p>
          </table:table-cell>
          <table:table-cell office:value-type="time" office:time-value="PT14H18M23S">
            <text:p>14:18:23</text:p>
          </table:table-cell>
          <table:table-cell office:value-type="float" office:value="52.0794">
            <text:p>52.0794</text:p>
          </table:table-cell>
          <table:table-cell office:value-type="float" office:value="0.0412">
            <text:p>0.0412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7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7">
            <text:p>547</text:p>
          </table:table-cell>
          <table:table-cell office:value-type="time" office:time-value="PT14H18M36S">
            <text:p>14:18:36</text:p>
          </table:table-cell>
          <table:table-cell office:value-type="float" office:value="52.0794">
            <text:p>52.0794</text:p>
          </table:table-cell>
          <table:table-cell office:value-type="float" office:value="0.0422">
            <text:p>0.0422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7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7">
            <text:p>547</text:p>
          </table:table-cell>
          <table:table-cell office:value-type="time" office:time-value="PT14H18M36S">
            <text:p>14:18:36</text:p>
          </table:table-cell>
          <table:table-cell office:value-type="float" office:value="52.0794">
            <text:p>52.0794</text:p>
          </table:table-cell>
          <table:table-cell office:value-type="float" office:value="0.0422">
            <text:p>0.0422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7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7">
            <text:p>547</text:p>
          </table:table-cell>
          <table:table-cell office:value-type="time" office:time-value="PT14H18M36S">
            <text:p>14:18:36</text:p>
          </table:table-cell>
          <table:table-cell office:value-type="float" office:value="52.0794">
            <text:p>52.0794</text:p>
          </table:table-cell>
          <table:table-cell office:value-type="float" office:value="0.0422">
            <text:p>0.0422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7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7">
            <text:p>547</text:p>
          </table:table-cell>
          <table:table-cell office:value-type="time" office:time-value="PT14H18M36S">
            <text:p>14:18:36</text:p>
          </table:table-cell>
          <table:table-cell office:value-type="float" office:value="52.0794">
            <text:p>52.0794</text:p>
          </table:table-cell>
          <table:table-cell office:value-type="float" office:value="0.0422">
            <text:p>0.0422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7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7">
            <text:p>547</text:p>
          </table:table-cell>
          <table:table-cell office:value-type="time" office:time-value="PT14H18M36S">
            <text:p>14:18:36</text:p>
          </table:table-cell>
          <table:table-cell office:value-type="float" office:value="52.0794">
            <text:p>52.0794</text:p>
          </table:table-cell>
          <table:table-cell office:value-type="float" office:value="0.0422">
            <text:p>0.0422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7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8">
            <text:p>548</text:p>
          </table:table-cell>
          <table:table-cell office:value-type="time" office:time-value="PT14H18M49S">
            <text:p>14:18:49</text:p>
          </table:table-cell>
          <table:table-cell office:value-type="float" office:value="52.0794">
            <text:p>52.0794</text:p>
          </table:table-cell>
          <table:table-cell office:value-type="float" office:value="0.0431">
            <text:p>0.043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4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48">
            <text:p>548</text:p>
          </table:table-cell>
          <table:table-cell office:value-type="time" office:time-value="PT14H18M49S">
            <text:p>14:18:49</text:p>
          </table:table-cell>
          <table:table-cell office:value-type="float" office:value="52.0794">
            <text:p>52.0794</text:p>
          </table:table-cell>
          <table:table-cell office:value-type="float" office:value="0.0431">
            <text:p>0.043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4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8">
            <text:p>548</text:p>
          </table:table-cell>
          <table:table-cell office:value-type="time" office:time-value="PT14H18M49S">
            <text:p>14:18:49</text:p>
          </table:table-cell>
          <table:table-cell office:value-type="float" office:value="52.0794">
            <text:p>52.0794</text:p>
          </table:table-cell>
          <table:table-cell office:value-type="float" office:value="0.0431">
            <text:p>0.043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4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49">
            <text:p>549</text:p>
          </table:table-cell>
          <table:table-cell office:value-type="time" office:time-value="PT14H19M03S">
            <text:p>14:19:03</text:p>
          </table:table-cell>
          <table:table-cell office:value-type="float" office:value="52.0795">
            <text:p>52.0795</text:p>
          </table:table-cell>
          <table:table-cell office:value-type="float" office:value="0.0442">
            <text:p>0.044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49">
            <text:p>549</text:p>
          </table:table-cell>
          <table:table-cell office:value-type="time" office:time-value="PT14H19M03S">
            <text:p>14:19:03</text:p>
          </table:table-cell>
          <table:table-cell office:value-type="float" office:value="52.0795">
            <text:p>52.0795</text:p>
          </table:table-cell>
          <table:table-cell office:value-type="float" office:value="0.0442">
            <text:p>0.044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49">
            <text:p>549</text:p>
          </table:table-cell>
          <table:table-cell office:value-type="time" office:time-value="PT14H19M03S">
            <text:p>14:19:03</text:p>
          </table:table-cell>
          <table:table-cell office:value-type="float" office:value="52.0795">
            <text:p>52.0795</text:p>
          </table:table-cell>
          <table:table-cell office:value-type="float" office:value="0.0442">
            <text:p>0.044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7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49">
            <text:p>549</text:p>
          </table:table-cell>
          <table:table-cell office:value-type="time" office:time-value="PT14H19M03S">
            <text:p>14:19:03</text:p>
          </table:table-cell>
          <table:table-cell office:value-type="float" office:value="52.0795">
            <text:p>52.0795</text:p>
          </table:table-cell>
          <table:table-cell office:value-type="float" office:value="0.0442">
            <text:p>0.044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0">
            <text:p>550</text:p>
          </table:table-cell>
          <table:table-cell office:value-type="time" office:time-value="PT14H19M16S">
            <text:p>14:19:16</text:p>
          </table:table-cell>
          <table:table-cell office:value-type="float" office:value="52.0796">
            <text:p>52.0796</text:p>
          </table:table-cell>
          <table:table-cell office:value-type="float" office:value="0.0452">
            <text:p>0.045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0">
            <text:p>550</text:p>
          </table:table-cell>
          <table:table-cell office:value-type="time" office:time-value="PT14H19M16S">
            <text:p>14:19:16</text:p>
          </table:table-cell>
          <table:table-cell office:value-type="float" office:value="52.0796">
            <text:p>52.0796</text:p>
          </table:table-cell>
          <table:table-cell office:value-type="float" office:value="0.0452">
            <text:p>0.045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0">
            <text:p>550</text:p>
          </table:table-cell>
          <table:table-cell office:value-type="time" office:time-value="PT14H19M16S">
            <text:p>14:19:16</text:p>
          </table:table-cell>
          <table:table-cell office:value-type="float" office:value="52.0796">
            <text:p>52.0796</text:p>
          </table:table-cell>
          <table:table-cell office:value-type="float" office:value="0.0452">
            <text:p>0.045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0">
            <text:p>550</text:p>
          </table:table-cell>
          <table:table-cell office:value-type="time" office:time-value="PT14H19M16S">
            <text:p>14:19:16</text:p>
          </table:table-cell>
          <table:table-cell office:value-type="float" office:value="52.0796">
            <text:p>52.0796</text:p>
          </table:table-cell>
          <table:table-cell office:value-type="float" office:value="0.0452">
            <text:p>0.0452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84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1">
            <text:p>551</text:p>
          </table:table-cell>
          <table:table-cell office:value-type="time" office:time-value="PT14H19M29S">
            <text:p>14:19:29</text:p>
          </table:table-cell>
          <table:table-cell office:value-type="float" office:value="52.0797">
            <text:p>52.0797</text:p>
          </table:table-cell>
          <table:table-cell office:value-type="float" office:value="0.0463">
            <text:p>0.0463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E7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1">
            <text:p>551</text:p>
          </table:table-cell>
          <table:table-cell office:value-type="time" office:time-value="PT14H19M29S">
            <text:p>14:19:29</text:p>
          </table:table-cell>
          <table:table-cell office:value-type="float" office:value="52.0797">
            <text:p>52.0797</text:p>
          </table:table-cell>
          <table:table-cell office:value-type="float" office:value="0.0463">
            <text:p>0.0463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E7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1">
            <text:p>551</text:p>
          </table:table-cell>
          <table:table-cell office:value-type="time" office:time-value="PT14H19M29S">
            <text:p>14:19:29</text:p>
          </table:table-cell>
          <table:table-cell office:value-type="float" office:value="52.0797">
            <text:p>52.0797</text:p>
          </table:table-cell>
          <table:table-cell office:value-type="float" office:value="0.0463">
            <text:p>0.0463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E7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51">
            <text:p>551</text:p>
          </table:table-cell>
          <table:table-cell office:value-type="time" office:time-value="PT14H19M29S">
            <text:p>14:19:29</text:p>
          </table:table-cell>
          <table:table-cell office:value-type="float" office:value="52.0797">
            <text:p>52.0797</text:p>
          </table:table-cell>
          <table:table-cell office:value-type="float" office:value="0.0463">
            <text:p>0.0463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E7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2">
            <text:p>552</text:p>
          </table:table-cell>
          <table:table-cell office:value-type="time" office:time-value="PT14H19M43S">
            <text:p>14:19:43</text:p>
          </table:table-cell>
          <table:table-cell office:value-type="float" office:value="52.0798">
            <text:p>52.0798</text:p>
          </table:table-cell>
          <table:table-cell office:value-type="float" office:value="0.0474">
            <text:p>0.0474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6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2">
            <text:p>552</text:p>
          </table:table-cell>
          <table:table-cell office:value-type="time" office:time-value="PT14H19M43S">
            <text:p>14:19:43</text:p>
          </table:table-cell>
          <table:table-cell office:value-type="float" office:value="52.0798">
            <text:p>52.0798</text:p>
          </table:table-cell>
          <table:table-cell office:value-type="float" office:value="0.0474">
            <text:p>0.0474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6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2">
            <text:p>552</text:p>
          </table:table-cell>
          <table:table-cell office:value-type="time" office:time-value="PT14H19M43S">
            <text:p>14:19:43</text:p>
          </table:table-cell>
          <table:table-cell office:value-type="float" office:value="52.0798">
            <text:p>52.0798</text:p>
          </table:table-cell>
          <table:table-cell office:value-type="float" office:value="0.0474">
            <text:p>0.0474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6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3">
            <text:p>553</text:p>
          </table:table-cell>
          <table:table-cell office:value-type="time" office:time-value="PT14H19M56S">
            <text:p>14:19:56</text:p>
          </table:table-cell>
          <table:table-cell office:value-type="float" office:value="52.0799">
            <text:p>52.0799</text:p>
          </table:table-cell>
          <table:table-cell office:value-type="float" office:value="0.0486">
            <text:p>0.0486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F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3">
            <text:p>553</text:p>
          </table:table-cell>
          <table:table-cell office:value-type="time" office:time-value="PT14H19M56S">
            <text:p>14:19:56</text:p>
          </table:table-cell>
          <table:table-cell office:value-type="float" office:value="52.0799">
            <text:p>52.0799</text:p>
          </table:table-cell>
          <table:table-cell office:value-type="float" office:value="0.0486">
            <text:p>0.0486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F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3">
            <text:p>553</text:p>
          </table:table-cell>
          <table:table-cell office:value-type="time" office:time-value="PT14H19M56S">
            <text:p>14:19:56</text:p>
          </table:table-cell>
          <table:table-cell office:value-type="float" office:value="52.0799">
            <text:p>52.0799</text:p>
          </table:table-cell>
          <table:table-cell office:value-type="float" office:value="0.0486">
            <text:p>0.0486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F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4">
            <text:p>554</text:p>
          </table:table-cell>
          <table:table-cell office:value-type="time" office:time-value="PT14H20M09S">
            <text:p>14:20:09</text:p>
          </table:table-cell>
          <table:table-cell office:value-type="float" office:value="52.08">
            <text:p>52.08</text:p>
          </table:table-cell>
          <table:table-cell office:value-type="float" office:value="0.0497">
            <text:p>0.0497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4">
            <text:p>554</text:p>
          </table:table-cell>
          <table:table-cell office:value-type="time" office:time-value="PT14H20M09S">
            <text:p>14:20:09</text:p>
          </table:table-cell>
          <table:table-cell office:value-type="float" office:value="52.08">
            <text:p>52.08</text:p>
          </table:table-cell>
          <table:table-cell office:value-type="float" office:value="0.0497">
            <text:p>0.0497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4">
            <text:p>554</text:p>
          </table:table-cell>
          <table:table-cell office:value-type="time" office:time-value="PT14H20M09S">
            <text:p>14:20:09</text:p>
          </table:table-cell>
          <table:table-cell office:value-type="float" office:value="52.08">
            <text:p>52.08</text:p>
          </table:table-cell>
          <table:table-cell office:value-type="float" office:value="0.0497">
            <text:p>0.0497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54">
            <text:p>554</text:p>
          </table:table-cell>
          <table:table-cell office:value-type="time" office:time-value="PT14H20M09S">
            <text:p>14:20:09</text:p>
          </table:table-cell>
          <table:table-cell office:value-type="float" office:value="52.08">
            <text:p>52.08</text:p>
          </table:table-cell>
          <table:table-cell office:value-type="float" office:value="0.0497">
            <text:p>0.0497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4">
            <text:p>554</text:p>
          </table:table-cell>
          <table:table-cell office:value-type="time" office:time-value="PT14H20M09S">
            <text:p>14:20:09</text:p>
          </table:table-cell>
          <table:table-cell office:value-type="float" office:value="52.08">
            <text:p>52.08</text:p>
          </table:table-cell>
          <table:table-cell office:value-type="float" office:value="0.0497">
            <text:p>0.0497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4B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5">
            <text:p>555</text:p>
          </table:table-cell>
          <table:table-cell office:value-type="time" office:time-value="PT14H20M23S">
            <text:p>14:20:23</text:p>
          </table:table-cell>
          <table:table-cell office:value-type="float" office:value="52.0801">
            <text:p>52.0801</text:p>
          </table:table-cell>
          <table:table-cell office:value-type="float" office:value="0.0509">
            <text:p>0.0509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7A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5">
            <text:p>555</text:p>
          </table:table-cell>
          <table:table-cell office:value-type="time" office:time-value="PT14H20M23S">
            <text:p>14:20:23</text:p>
          </table:table-cell>
          <table:table-cell office:value-type="float" office:value="52.0801">
            <text:p>52.0801</text:p>
          </table:table-cell>
          <table:table-cell office:value-type="float" office:value="0.0509">
            <text:p>0.0509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7A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5">
            <text:p>555</text:p>
          </table:table-cell>
          <table:table-cell office:value-type="time" office:time-value="PT14H20M23S">
            <text:p>14:20:23</text:p>
          </table:table-cell>
          <table:table-cell office:value-type="float" office:value="52.0801">
            <text:p>52.0801</text:p>
          </table:table-cell>
          <table:table-cell office:value-type="float" office:value="0.0509">
            <text:p>0.0509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7A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5">
            <text:p>555</text:p>
          </table:table-cell>
          <table:table-cell office:value-type="time" office:time-value="PT14H20M23S">
            <text:p>14:20:23</text:p>
          </table:table-cell>
          <table:table-cell office:value-type="float" office:value="52.0801">
            <text:p>52.0801</text:p>
          </table:table-cell>
          <table:table-cell office:value-type="float" office:value="0.0509">
            <text:p>0.0509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7A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6">
            <text:p>556</text:p>
          </table:table-cell>
          <table:table-cell office:value-type="time" office:time-value="PT14H20M36S">
            <text:p>14:20:36</text:p>
          </table:table-cell>
          <table:table-cell office:value-type="float" office:value="52.0803">
            <text:p>52.0803</text:p>
          </table:table-cell>
          <table:table-cell office:value-type="float" office:value="0.052">
            <text:p>0.052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6">
            <text:p>556</text:p>
          </table:table-cell>
          <table:table-cell office:value-type="time" office:time-value="PT14H20M36S">
            <text:p>14:20:36</text:p>
          </table:table-cell>
          <table:table-cell office:value-type="float" office:value="52.0803">
            <text:p>52.0803</text:p>
          </table:table-cell>
          <table:table-cell office:value-type="float" office:value="0.052">
            <text:p>0.052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6">
            <text:p>556</text:p>
          </table:table-cell>
          <table:table-cell office:value-type="time" office:time-value="PT14H20M36S">
            <text:p>14:20:36</text:p>
          </table:table-cell>
          <table:table-cell office:value-type="float" office:value="52.0803">
            <text:p>52.0803</text:p>
          </table:table-cell>
          <table:table-cell office:value-type="float" office:value="0.052">
            <text:p>0.052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4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7">
            <text:p>557</text:p>
          </table:table-cell>
          <table:table-cell office:value-type="time" office:time-value="PT14H20M49S">
            <text:p>14:20:49</text:p>
          </table:table-cell>
          <table:table-cell office:value-type="float" office:value="52.0805">
            <text:p>52.0805</text:p>
          </table:table-cell>
          <table:table-cell office:value-type="float" office:value="0.0532">
            <text:p>0.0532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7">
            <text:p>557</text:p>
          </table:table-cell>
          <table:table-cell office:value-type="time" office:time-value="PT14H20M49S">
            <text:p>14:20:49</text:p>
          </table:table-cell>
          <table:table-cell office:value-type="float" office:value="52.0805">
            <text:p>52.0805</text:p>
          </table:table-cell>
          <table:table-cell office:value-type="float" office:value="0.0532">
            <text:p>0.0532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7">
            <text:p>557</text:p>
          </table:table-cell>
          <table:table-cell office:value-type="time" office:time-value="PT14H20M49S">
            <text:p>14:20:49</text:p>
          </table:table-cell>
          <table:table-cell office:value-type="float" office:value="52.0805">
            <text:p>52.0805</text:p>
          </table:table-cell>
          <table:table-cell office:value-type="float" office:value="0.0532">
            <text:p>0.0532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7">
            <text:p>557</text:p>
          </table:table-cell>
          <table:table-cell office:value-type="time" office:time-value="PT14H20M49S">
            <text:p>14:20:49</text:p>
          </table:table-cell>
          <table:table-cell office:value-type="float" office:value="52.0805">
            <text:p>52.0805</text:p>
          </table:table-cell>
          <table:table-cell office:value-type="float" office:value="0.0532">
            <text:p>0.0532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8">
            <text:p>558</text:p>
          </table:table-cell>
          <table:table-cell office:value-type="time" office:time-value="PT14H21M02S">
            <text:p>14:21:02</text:p>
          </table:table-cell>
          <table:table-cell office:value-type="float" office:value="52.0806">
            <text:p>52.0806</text:p>
          </table:table-cell>
          <table:table-cell office:value-type="float" office:value="0.0543">
            <text:p>0.0543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4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8">
            <text:p>558</text:p>
          </table:table-cell>
          <table:table-cell office:value-type="time" office:time-value="PT14H21M02S">
            <text:p>14:21:02</text:p>
          </table:table-cell>
          <table:table-cell office:value-type="float" office:value="52.0806">
            <text:p>52.0806</text:p>
          </table:table-cell>
          <table:table-cell office:value-type="float" office:value="0.0543">
            <text:p>0.0543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4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8">
            <text:p>558</text:p>
          </table:table-cell>
          <table:table-cell office:value-type="time" office:time-value="PT14H21M02S">
            <text:p>14:21:02</text:p>
          </table:table-cell>
          <table:table-cell office:value-type="float" office:value="52.0806">
            <text:p>52.0806</text:p>
          </table:table-cell>
          <table:table-cell office:value-type="float" office:value="0.0543">
            <text:p>0.0543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4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59">
            <text:p>559</text:p>
          </table:table-cell>
          <table:table-cell office:value-type="time" office:time-value="PT14H21M15S">
            <text:p>14:21:15</text:p>
          </table:table-cell>
          <table:table-cell office:value-type="float" office:value="52.0808">
            <text:p>52.0808</text:p>
          </table:table-cell>
          <table:table-cell office:value-type="float" office:value="0.0554">
            <text:p>0.055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21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59">
            <text:p>559</text:p>
          </table:table-cell>
          <table:table-cell office:value-type="time" office:time-value="PT14H21M15S">
            <text:p>14:21:15</text:p>
          </table:table-cell>
          <table:table-cell office:value-type="float" office:value="52.0808">
            <text:p>52.0808</text:p>
          </table:table-cell>
          <table:table-cell office:value-type="float" office:value="0.0554">
            <text:p>0.055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21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59">
            <text:p>559</text:p>
          </table:table-cell>
          <table:table-cell office:value-type="time" office:time-value="PT14H21M15S">
            <text:p>14:21:15</text:p>
          </table:table-cell>
          <table:table-cell office:value-type="float" office:value="52.0808">
            <text:p>52.0808</text:p>
          </table:table-cell>
          <table:table-cell office:value-type="float" office:value="0.0554">
            <text:p>0.055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21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59">
            <text:p>559</text:p>
          </table:table-cell>
          <table:table-cell office:value-type="time" office:time-value="PT14H21M15S">
            <text:p>14:21:15</text:p>
          </table:table-cell>
          <table:table-cell office:value-type="float" office:value="52.0808">
            <text:p>52.0808</text:p>
          </table:table-cell>
          <table:table-cell office:value-type="float" office:value="0.0554">
            <text:p>0.055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21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0">
            <text:p>560</text:p>
          </table:table-cell>
          <table:table-cell office:value-type="time" office:time-value="PT14H21M29S">
            <text:p>14:21:29</text:p>
          </table:table-cell>
          <table:table-cell office:value-type="float" office:value="52.0809">
            <text:p>52.0809</text:p>
          </table:table-cell>
          <table:table-cell office:value-type="float" office:value="0.0566">
            <text:p>0.0566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4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0">
            <text:p>560</text:p>
          </table:table-cell>
          <table:table-cell office:value-type="time" office:time-value="PT14H21M29S">
            <text:p>14:21:29</text:p>
          </table:table-cell>
          <table:table-cell office:value-type="float" office:value="52.0809">
            <text:p>52.0809</text:p>
          </table:table-cell>
          <table:table-cell office:value-type="float" office:value="0.0566">
            <text:p>0.0566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4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0">
            <text:p>560</text:p>
          </table:table-cell>
          <table:table-cell office:value-type="time" office:time-value="PT14H21M29S">
            <text:p>14:21:29</text:p>
          </table:table-cell>
          <table:table-cell office:value-type="float" office:value="52.0809">
            <text:p>52.0809</text:p>
          </table:table-cell>
          <table:table-cell office:value-type="float" office:value="0.0566">
            <text:p>0.0566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4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0">
            <text:p>560</text:p>
          </table:table-cell>
          <table:table-cell office:value-type="time" office:time-value="PT14H21M29S">
            <text:p>14:21:29</text:p>
          </table:table-cell>
          <table:table-cell office:value-type="float" office:value="52.0809">
            <text:p>52.0809</text:p>
          </table:table-cell>
          <table:table-cell office:value-type="float" office:value="0.0566">
            <text:p>0.0566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A4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1">
            <text:p>561</text:p>
          </table:table-cell>
          <table:table-cell office:value-type="time" office:time-value="PT14H21M42S">
            <text:p>14:21:42</text:p>
          </table:table-cell>
          <table:table-cell office:value-type="float" office:value="52.0811">
            <text:p>52.0811</text:p>
          </table:table-cell>
          <table:table-cell office:value-type="float" office:value="0.0577">
            <text:p>0.0577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6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1">
            <text:p>561</text:p>
          </table:table-cell>
          <table:table-cell office:value-type="time" office:time-value="PT14H21M42S">
            <text:p>14:21:42</text:p>
          </table:table-cell>
          <table:table-cell office:value-type="float" office:value="52.0811">
            <text:p>52.0811</text:p>
          </table:table-cell>
          <table:table-cell office:value-type="float" office:value="0.0577">
            <text:p>0.0577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6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1">
            <text:p>561</text:p>
          </table:table-cell>
          <table:table-cell office:value-type="time" office:time-value="PT14H21M42S">
            <text:p>14:21:42</text:p>
          </table:table-cell>
          <table:table-cell office:value-type="float" office:value="52.0811">
            <text:p>52.0811</text:p>
          </table:table-cell>
          <table:table-cell office:value-type="float" office:value="0.0577">
            <text:p>0.0577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6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1">
            <text:p>561</text:p>
          </table:table-cell>
          <table:table-cell office:value-type="time" office:time-value="PT14H21M42S">
            <text:p>14:21:42</text:p>
          </table:table-cell>
          <table:table-cell office:value-type="float" office:value="52.0811">
            <text:p>52.0811</text:p>
          </table:table-cell>
          <table:table-cell office:value-type="float" office:value="0.0577">
            <text:p>0.0577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6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2">
            <text:p>562</text:p>
          </table:table-cell>
          <table:table-cell office:value-type="time" office:time-value="PT14H21M55S">
            <text:p>14:21:55</text:p>
          </table:table-cell>
          <table:table-cell office:value-type="float" office:value="52.0812">
            <text:p>52.0812</text:p>
          </table:table-cell>
          <table:table-cell office:value-type="float" office:value="0.0588">
            <text:p>0.0588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0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2">
            <text:p>562</text:p>
          </table:table-cell>
          <table:table-cell office:value-type="time" office:time-value="PT14H21M55S">
            <text:p>14:21:55</text:p>
          </table:table-cell>
          <table:table-cell office:value-type="float" office:value="52.0812">
            <text:p>52.0812</text:p>
          </table:table-cell>
          <table:table-cell office:value-type="float" office:value="0.0588">
            <text:p>0.0588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0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2">
            <text:p>562</text:p>
          </table:table-cell>
          <table:table-cell office:value-type="time" office:time-value="PT14H21M55S">
            <text:p>14:21:55</text:p>
          </table:table-cell>
          <table:table-cell office:value-type="float" office:value="52.0812">
            <text:p>52.0812</text:p>
          </table:table-cell>
          <table:table-cell office:value-type="float" office:value="0.0588">
            <text:p>0.0588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50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3">
            <text:p>563</text:p>
          </table:table-cell>
          <table:table-cell office:value-type="time" office:time-value="PT14H22M09S">
            <text:p>14:22:09</text:p>
          </table:table-cell>
          <table:table-cell office:value-type="float" office:value="52.0814">
            <text:p>52.0814</text:p>
          </table:table-cell>
          <table:table-cell office:value-type="float" office:value="0.0599">
            <text:p>0.059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C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3">
            <text:p>563</text:p>
          </table:table-cell>
          <table:table-cell office:value-type="time" office:time-value="PT14H22M09S">
            <text:p>14:22:09</text:p>
          </table:table-cell>
          <table:table-cell office:value-type="float" office:value="52.0814">
            <text:p>52.0814</text:p>
          </table:table-cell>
          <table:table-cell office:value-type="float" office:value="0.0599">
            <text:p>0.059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C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3">
            <text:p>563</text:p>
          </table:table-cell>
          <table:table-cell office:value-type="time" office:time-value="PT14H22M09S">
            <text:p>14:22:09</text:p>
          </table:table-cell>
          <table:table-cell office:value-type="float" office:value="52.0814">
            <text:p>52.0814</text:p>
          </table:table-cell>
          <table:table-cell office:value-type="float" office:value="0.0599">
            <text:p>0.059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C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4">
            <text:p>564</text:p>
          </table:table-cell>
          <table:table-cell office:value-type="time" office:time-value="PT14H22M22S">
            <text:p>14:22:22</text:p>
          </table:table-cell>
          <table:table-cell office:value-type="float" office:value="52.0816">
            <text:p>52.0816</text:p>
          </table:table-cell>
          <table:table-cell office:value-type="float" office:value="0.061">
            <text:p>0.061</text:p>
          </table:table-cell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4">
            <text:p>564</text:p>
          </table:table-cell>
          <table:table-cell office:value-type="time" office:time-value="PT14H22M22S">
            <text:p>14:22:22</text:p>
          </table:table-cell>
          <table:table-cell office:value-type="float" office:value="52.0816">
            <text:p>52.0816</text:p>
          </table:table-cell>
          <table:table-cell office:value-type="float" office:value="0.061">
            <text:p>0.061</text:p>
          </table:table-cell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4">
            <text:p>564</text:p>
          </table:table-cell>
          <table:table-cell office:value-type="time" office:time-value="PT14H22M22S">
            <text:p>14:22:22</text:p>
          </table:table-cell>
          <table:table-cell office:value-type="float" office:value="52.0816">
            <text:p>52.0816</text:p>
          </table:table-cell>
          <table:table-cell office:value-type="float" office:value="0.061">
            <text:p>0.061</text:p>
          </table:table-cell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4">
            <text:p>564</text:p>
          </table:table-cell>
          <table:table-cell office:value-type="time" office:time-value="PT14H22M22S">
            <text:p>14:22:22</text:p>
          </table:table-cell>
          <table:table-cell office:value-type="float" office:value="52.0816">
            <text:p>52.0816</text:p>
          </table:table-cell>
          <table:table-cell office:value-type="float" office:value="0.061">
            <text:p>0.061</text:p>
          </table:table-cell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5">
            <text:p>565</text:p>
          </table:table-cell>
          <table:table-cell office:value-type="time" office:time-value="PT14H22M35S">
            <text:p>14:22:35</text:p>
          </table:table-cell>
          <table:table-cell office:value-type="float" office:value="52.0817">
            <text:p>52.0817</text:p>
          </table:table-cell>
          <table:table-cell office:value-type="float" office:value="0.0621">
            <text:p>0.0621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5">
            <text:p>565</text:p>
          </table:table-cell>
          <table:table-cell office:value-type="time" office:time-value="PT14H22M35S">
            <text:p>14:22:35</text:p>
          </table:table-cell>
          <table:table-cell office:value-type="float" office:value="52.0817">
            <text:p>52.0817</text:p>
          </table:table-cell>
          <table:table-cell office:value-type="float" office:value="0.0621">
            <text:p>0.0621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5">
            <text:p>565</text:p>
          </table:table-cell>
          <table:table-cell office:value-type="time" office:time-value="PT14H22M35S">
            <text:p>14:22:35</text:p>
          </table:table-cell>
          <table:table-cell office:value-type="float" office:value="52.0817">
            <text:p>52.0817</text:p>
          </table:table-cell>
          <table:table-cell office:value-type="float" office:value="0.0621">
            <text:p>0.0621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5">
            <text:p>565</text:p>
          </table:table-cell>
          <table:table-cell office:value-type="time" office:time-value="PT14H22M35S">
            <text:p>14:22:35</text:p>
          </table:table-cell>
          <table:table-cell office:value-type="float" office:value="52.0817">
            <text:p>52.0817</text:p>
          </table:table-cell>
          <table:table-cell office:value-type="float" office:value="0.0621">
            <text:p>0.0621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6">
            <text:p>566</text:p>
          </table:table-cell>
          <table:table-cell office:value-type="time" office:time-value="PT14H22M48S">
            <text:p>14:22:48</text:p>
          </table:table-cell>
          <table:table-cell office:value-type="float" office:value="52.082">
            <text:p>52.082</text:p>
          </table:table-cell>
          <table:table-cell office:value-type="float" office:value="0.0631">
            <text:p>0.0631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F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6">
            <text:p>566</text:p>
          </table:table-cell>
          <table:table-cell office:value-type="time" office:time-value="PT14H22M48S">
            <text:p>14:22:48</text:p>
          </table:table-cell>
          <table:table-cell office:value-type="float" office:value="52.082">
            <text:p>52.082</text:p>
          </table:table-cell>
          <table:table-cell office:value-type="float" office:value="0.0631">
            <text:p>0.0631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F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6">
            <text:p>566</text:p>
          </table:table-cell>
          <table:table-cell office:value-type="time" office:time-value="PT14H22M48S">
            <text:p>14:22:48</text:p>
          </table:table-cell>
          <table:table-cell office:value-type="float" office:value="52.082">
            <text:p>52.082</text:p>
          </table:table-cell>
          <table:table-cell office:value-type="float" office:value="0.0631">
            <text:p>0.0631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F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7">
            <text:p>567</text:p>
          </table:table-cell>
          <table:table-cell office:value-type="time" office:time-value="PT14H23M02S">
            <text:p>14:23:02</text:p>
          </table:table-cell>
          <table:table-cell office:value-type="float" office:value="52.0823">
            <text:p>52.0823</text:p>
          </table:table-cell>
          <table:table-cell office:value-type="float" office:value="0.0644">
            <text:p>0.0644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7">
            <text:p>567</text:p>
          </table:table-cell>
          <table:table-cell office:value-type="time" office:time-value="PT14H23M02S">
            <text:p>14:23:02</text:p>
          </table:table-cell>
          <table:table-cell office:value-type="float" office:value="52.0823">
            <text:p>52.0823</text:p>
          </table:table-cell>
          <table:table-cell office:value-type="float" office:value="0.0644">
            <text:p>0.0644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7">
            <text:p>567</text:p>
          </table:table-cell>
          <table:table-cell office:value-type="time" office:time-value="PT14H23M02S">
            <text:p>14:23:02</text:p>
          </table:table-cell>
          <table:table-cell office:value-type="float" office:value="52.0823">
            <text:p>52.0823</text:p>
          </table:table-cell>
          <table:table-cell office:value-type="float" office:value="0.0644">
            <text:p>0.0644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7">
            <text:p>567</text:p>
          </table:table-cell>
          <table:table-cell office:value-type="time" office:time-value="PT14H23M02S">
            <text:p>14:23:02</text:p>
          </table:table-cell>
          <table:table-cell office:value-type="float" office:value="52.0823">
            <text:p>52.0823</text:p>
          </table:table-cell>
          <table:table-cell office:value-type="float" office:value="0.0644">
            <text:p>0.0644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8">
            <text:p>568</text:p>
          </table:table-cell>
          <table:table-cell office:value-type="time" office:time-value="PT14H23M15S">
            <text:p>14:23:15</text:p>
          </table:table-cell>
          <table:table-cell office:value-type="float" office:value="52.0826">
            <text:p>52.0826</text:p>
          </table:table-cell>
          <table:table-cell office:value-type="float" office:value="0.0655">
            <text:p>0.0655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8">
            <text:p>568</text:p>
          </table:table-cell>
          <table:table-cell office:value-type="time" office:time-value="PT14H23M15S">
            <text:p>14:23:15</text:p>
          </table:table-cell>
          <table:table-cell office:value-type="float" office:value="52.0826">
            <text:p>52.0826</text:p>
          </table:table-cell>
          <table:table-cell office:value-type="float" office:value="0.0655">
            <text:p>0.0655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8">
            <text:p>568</text:p>
          </table:table-cell>
          <table:table-cell office:value-type="time" office:time-value="PT14H23M15S">
            <text:p>14:23:15</text:p>
          </table:table-cell>
          <table:table-cell office:value-type="float" office:value="52.0826">
            <text:p>52.0826</text:p>
          </table:table-cell>
          <table:table-cell office:value-type="float" office:value="0.0655">
            <text:p>0.0655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E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8">
            <text:p>568</text:p>
          </table:table-cell>
          <table:table-cell office:value-type="time" office:time-value="PT14H23M15S">
            <text:p>14:23:15</text:p>
          </table:table-cell>
          <table:table-cell office:value-type="float" office:value="52.0826">
            <text:p>52.0826</text:p>
          </table:table-cell>
          <table:table-cell office:value-type="float" office:value="0.0655">
            <text:p>0.0655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69">
            <text:p>569</text:p>
          </table:table-cell>
          <table:table-cell office:value-type="time" office:time-value="PT14H23M28S">
            <text:p>14:23:28</text:p>
          </table:table-cell>
          <table:table-cell office:value-type="float" office:value="52.0828">
            <text:p>52.0828</text:p>
          </table:table-cell>
          <table:table-cell office:value-type="float" office:value="0.0667">
            <text:p>0.0667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5B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69">
            <text:p>569</text:p>
          </table:table-cell>
          <table:table-cell office:value-type="time" office:time-value="PT14H23M28S">
            <text:p>14:23:28</text:p>
          </table:table-cell>
          <table:table-cell office:value-type="float" office:value="52.0828">
            <text:p>52.0828</text:p>
          </table:table-cell>
          <table:table-cell office:value-type="float" office:value="0.0667">
            <text:p>0.0667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5B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69">
            <text:p>569</text:p>
          </table:table-cell>
          <table:table-cell office:value-type="time" office:time-value="PT14H23M28S">
            <text:p>14:23:28</text:p>
          </table:table-cell>
          <table:table-cell office:value-type="float" office:value="52.0828">
            <text:p>52.0828</text:p>
          </table:table-cell>
          <table:table-cell office:value-type="float" office:value="0.0667">
            <text:p>0.0667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5B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69">
            <text:p>569</text:p>
          </table:table-cell>
          <table:table-cell office:value-type="time" office:time-value="PT14H23M28S">
            <text:p>14:23:28</text:p>
          </table:table-cell>
          <table:table-cell office:value-type="float" office:value="52.0828">
            <text:p>52.0828</text:p>
          </table:table-cell>
          <table:table-cell office:value-type="float" office:value="0.0667">
            <text:p>0.0667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5B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0">
            <text:p>570</text:p>
          </table:table-cell>
          <table:table-cell office:value-type="time" office:time-value="PT14H23M42S">
            <text:p>14:23:42</text:p>
          </table:table-cell>
          <table:table-cell office:value-type="float" office:value="52.083">
            <text:p>52.083</text:p>
          </table:table-cell>
          <table:table-cell office:value-type="float" office:value="0.068">
            <text:p>0.068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2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0">
            <text:p>570</text:p>
          </table:table-cell>
          <table:table-cell office:value-type="time" office:time-value="PT14H23M42S">
            <text:p>14:23:42</text:p>
          </table:table-cell>
          <table:table-cell office:value-type="float" office:value="52.083">
            <text:p>52.083</text:p>
          </table:table-cell>
          <table:table-cell office:value-type="float" office:value="0.068">
            <text:p>0.068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2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0">
            <text:p>570</text:p>
          </table:table-cell>
          <table:table-cell office:value-type="time" office:time-value="PT14H23M42S">
            <text:p>14:23:42</text:p>
          </table:table-cell>
          <table:table-cell office:value-type="float" office:value="52.083">
            <text:p>52.083</text:p>
          </table:table-cell>
          <table:table-cell office:value-type="float" office:value="0.068">
            <text:p>0.068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2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0">
            <text:p>570</text:p>
          </table:table-cell>
          <table:table-cell office:value-type="time" office:time-value="PT14H23M42S">
            <text:p>14:23:42</text:p>
          </table:table-cell>
          <table:table-cell office:value-type="float" office:value="52.083">
            <text:p>52.083</text:p>
          </table:table-cell>
          <table:table-cell office:value-type="float" office:value="0.068">
            <text:p>0.068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2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1">
            <text:p>571</text:p>
          </table:table-cell>
          <table:table-cell office:value-type="time" office:time-value="PT14H23M55S">
            <text:p>14:23:55</text:p>
          </table:table-cell>
          <table:table-cell office:value-type="float" office:value="52.0833">
            <text:p>52.0833</text:p>
          </table:table-cell>
          <table:table-cell office:value-type="float" office:value="0.0692">
            <text:p>0.0692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D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1">
            <text:p>571</text:p>
          </table:table-cell>
          <table:table-cell office:value-type="time" office:time-value="PT14H23M55S">
            <text:p>14:23:55</text:p>
          </table:table-cell>
          <table:table-cell office:value-type="float" office:value="52.0833">
            <text:p>52.0833</text:p>
          </table:table-cell>
          <table:table-cell office:value-type="float" office:value="0.0692">
            <text:p>0.0692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D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1">
            <text:p>571</text:p>
          </table:table-cell>
          <table:table-cell office:value-type="time" office:time-value="PT14H23M55S">
            <text:p>14:23:55</text:p>
          </table:table-cell>
          <table:table-cell office:value-type="float" office:value="52.0833">
            <text:p>52.0833</text:p>
          </table:table-cell>
          <table:table-cell office:value-type="float" office:value="0.0692">
            <text:p>0.0692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D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1">
            <text:p>571</text:p>
          </table:table-cell>
          <table:table-cell office:value-type="time" office:time-value="PT14H23M55S">
            <text:p>14:23:55</text:p>
          </table:table-cell>
          <table:table-cell office:value-type="float" office:value="52.0833">
            <text:p>52.0833</text:p>
          </table:table-cell>
          <table:table-cell office:value-type="float" office:value="0.0692">
            <text:p>0.0692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D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2">
            <text:p>572</text:p>
          </table:table-cell>
          <table:table-cell office:value-type="time" office:time-value="PT14H24M08S">
            <text:p>14:24:08</text:p>
          </table:table-cell>
          <table:table-cell office:value-type="float" office:value="52.0835">
            <text:p>52.0835</text:p>
          </table:table-cell>
          <table:table-cell office:value-type="float" office:value="0.0704">
            <text:p>0.0704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2">
            <text:p>572</text:p>
          </table:table-cell>
          <table:table-cell office:value-type="time" office:time-value="PT14H24M08S">
            <text:p>14:24:08</text:p>
          </table:table-cell>
          <table:table-cell office:value-type="float" office:value="52.0835">
            <text:p>52.0835</text:p>
          </table:table-cell>
          <table:table-cell office:value-type="float" office:value="0.0704">
            <text:p>0.0704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3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2">
            <text:p>572</text:p>
          </table:table-cell>
          <table:table-cell office:value-type="time" office:time-value="PT14H24M08S">
            <text:p>14:24:08</text:p>
          </table:table-cell>
          <table:table-cell office:value-type="float" office:value="52.0835">
            <text:p>52.0835</text:p>
          </table:table-cell>
          <table:table-cell office:value-type="float" office:value="0.0704">
            <text:p>0.0704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3">
            <text:p>573</text:p>
          </table:table-cell>
          <table:table-cell office:value-type="time" office:time-value="PT14H24M22S">
            <text:p>14:24:22</text:p>
          </table:table-cell>
          <table:table-cell office:value-type="float" office:value="52.0838">
            <text:p>52.0838</text:p>
          </table:table-cell>
          <table:table-cell office:value-type="float" office:value="0.0719">
            <text:p>0.0719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3">
            <text:p>573</text:p>
          </table:table-cell>
          <table:table-cell office:value-type="time" office:time-value="PT14H24M22S">
            <text:p>14:24:22</text:p>
          </table:table-cell>
          <table:table-cell office:value-type="float" office:value="52.0838">
            <text:p>52.0838</text:p>
          </table:table-cell>
          <table:table-cell office:value-type="float" office:value="0.0719">
            <text:p>0.0719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7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3">
            <text:p>573</text:p>
          </table:table-cell>
          <table:table-cell office:value-type="time" office:time-value="PT14H24M22S">
            <text:p>14:24:22</text:p>
          </table:table-cell>
          <table:table-cell office:value-type="float" office:value="52.0838">
            <text:p>52.0838</text:p>
          </table:table-cell>
          <table:table-cell office:value-type="float" office:value="0.0719">
            <text:p>0.0719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7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4">
            <text:p>574</text:p>
          </table:table-cell>
          <table:table-cell office:value-type="time" office:time-value="PT14H24M35S">
            <text:p>14:24:35</text:p>
          </table:table-cell>
          <table:table-cell office:value-type="float" office:value="52.084">
            <text:p>52.084</text:p>
          </table:table-cell>
          <table:table-cell office:value-type="float" office:value="0.0733">
            <text:p>0.0733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0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4">
            <text:p>574</text:p>
          </table:table-cell>
          <table:table-cell office:value-type="time" office:time-value="PT14H24M35S">
            <text:p>14:24:35</text:p>
          </table:table-cell>
          <table:table-cell office:value-type="float" office:value="52.084">
            <text:p>52.084</text:p>
          </table:table-cell>
          <table:table-cell office:value-type="float" office:value="0.0733">
            <text:p>0.0733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0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4">
            <text:p>574</text:p>
          </table:table-cell>
          <table:table-cell office:value-type="time" office:time-value="PT14H24M35S">
            <text:p>14:24:35</text:p>
          </table:table-cell>
          <table:table-cell office:value-type="float" office:value="52.084">
            <text:p>52.084</text:p>
          </table:table-cell>
          <table:table-cell office:value-type="float" office:value="0.0733">
            <text:p>0.0733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0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4">
            <text:p>574</text:p>
          </table:table-cell>
          <table:table-cell office:value-type="time" office:time-value="PT14H24M35S">
            <text:p>14:24:35</text:p>
          </table:table-cell>
          <table:table-cell office:value-type="float" office:value="52.084">
            <text:p>52.084</text:p>
          </table:table-cell>
          <table:table-cell office:value-type="float" office:value="0.0733">
            <text:p>0.0733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0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5">
            <text:p>575</text:p>
          </table:table-cell>
          <table:table-cell office:value-type="time" office:time-value="PT14H24M48S">
            <text:p>14:24:48</text:p>
          </table:table-cell>
          <table:table-cell office:value-type="float" office:value="52.0843">
            <text:p>52.0843</text:p>
          </table:table-cell>
          <table:table-cell office:value-type="float" office:value="0.0747">
            <text:p>0.0747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06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5">
            <text:p>575</text:p>
          </table:table-cell>
          <table:table-cell office:value-type="time" office:time-value="PT14H24M48S">
            <text:p>14:24:48</text:p>
          </table:table-cell>
          <table:table-cell office:value-type="float" office:value="52.0843">
            <text:p>52.0843</text:p>
          </table:table-cell>
          <table:table-cell office:value-type="float" office:value="0.0747">
            <text:p>0.0747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06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5">
            <text:p>575</text:p>
          </table:table-cell>
          <table:table-cell office:value-type="time" office:time-value="PT14H24M48S">
            <text:p>14:24:48</text:p>
          </table:table-cell>
          <table:table-cell office:value-type="float" office:value="52.0843">
            <text:p>52.0843</text:p>
          </table:table-cell>
          <table:table-cell office:value-type="float" office:value="0.0747">
            <text:p>0.0747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06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75">
            <text:p>575</text:p>
          </table:table-cell>
          <table:table-cell office:value-type="time" office:time-value="PT14H24M48S">
            <text:p>14:24:48</text:p>
          </table:table-cell>
          <table:table-cell office:value-type="float" office:value="52.0843">
            <text:p>52.0843</text:p>
          </table:table-cell>
          <table:table-cell office:value-type="float" office:value="0.0747">
            <text:p>0.0747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06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5">
            <text:p>575</text:p>
          </table:table-cell>
          <table:table-cell office:value-type="time" office:time-value="PT14H24M48S">
            <text:p>14:24:48</text:p>
          </table:table-cell>
          <table:table-cell office:value-type="float" office:value="52.0843">
            <text:p>52.0843</text:p>
          </table:table-cell>
          <table:table-cell office:value-type="float" office:value="0.0747">
            <text:p>0.0747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06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6">
            <text:p>576</text:p>
          </table:table-cell>
          <table:table-cell office:value-type="time" office:time-value="PT14H25M01S">
            <text:p>14:25:01</text:p>
          </table:table-cell>
          <table:table-cell office:value-type="float" office:value="52.0845">
            <text:p>52.0845</text:p>
          </table:table-cell>
          <table:table-cell office:value-type="float" office:value="0.0761">
            <text:p>0.076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6">
            <text:p>576</text:p>
          </table:table-cell>
          <table:table-cell office:value-type="time" office:time-value="PT14H25M01S">
            <text:p>14:25:01</text:p>
          </table:table-cell>
          <table:table-cell office:value-type="float" office:value="52.0845">
            <text:p>52.0845</text:p>
          </table:table-cell>
          <table:table-cell office:value-type="float" office:value="0.0761">
            <text:p>0.076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76">
            <text:p>576</text:p>
          </table:table-cell>
          <table:table-cell office:value-type="time" office:time-value="PT14H25M01S">
            <text:p>14:25:01</text:p>
          </table:table-cell>
          <table:table-cell office:value-type="float" office:value="52.0845">
            <text:p>52.0845</text:p>
          </table:table-cell>
          <table:table-cell office:value-type="float" office:value="0.0761">
            <text:p>0.076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6">
            <text:p>576</text:p>
          </table:table-cell>
          <table:table-cell office:value-type="time" office:time-value="PT14H25M01S">
            <text:p>14:25:01</text:p>
          </table:table-cell>
          <table:table-cell office:value-type="float" office:value="52.0845">
            <text:p>52.0845</text:p>
          </table:table-cell>
          <table:table-cell office:value-type="float" office:value="0.0761">
            <text:p>0.076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6">
            <text:p>576</text:p>
          </table:table-cell>
          <table:table-cell office:value-type="time" office:time-value="PT14H25M01S">
            <text:p>14:25:01</text:p>
          </table:table-cell>
          <table:table-cell office:value-type="float" office:value="52.0845">
            <text:p>52.0845</text:p>
          </table:table-cell>
          <table:table-cell office:value-type="float" office:value="0.0761">
            <text:p>0.076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70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7">
            <text:p>577</text:p>
          </table:table-cell>
          <table:table-cell office:value-type="time" office:time-value="PT14H25M15S">
            <text:p>14:25:15</text:p>
          </table:table-cell>
          <table:table-cell office:value-type="float" office:value="52.0848">
            <text:p>52.0848</text:p>
          </table:table-cell>
          <table:table-cell office:value-type="float" office:value="0.0777">
            <text:p>0.0777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DB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7">
            <text:p>577</text:p>
          </table:table-cell>
          <table:table-cell office:value-type="time" office:time-value="PT14H25M15S">
            <text:p>14:25:15</text:p>
          </table:table-cell>
          <table:table-cell office:value-type="float" office:value="52.0848">
            <text:p>52.0848</text:p>
          </table:table-cell>
          <table:table-cell office:value-type="float" office:value="0.0777">
            <text:p>0.0777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DB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7">
            <text:p>577</text:p>
          </table:table-cell>
          <table:table-cell office:value-type="time" office:time-value="PT14H25M15S">
            <text:p>14:25:15</text:p>
          </table:table-cell>
          <table:table-cell office:value-type="float" office:value="52.0848">
            <text:p>52.0848</text:p>
          </table:table-cell>
          <table:table-cell office:value-type="float" office:value="0.0777">
            <text:p>0.0777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DB2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77">
            <text:p>577</text:p>
          </table:table-cell>
          <table:table-cell office:value-type="time" office:time-value="PT14H25M15S">
            <text:p>14:25:15</text:p>
          </table:table-cell>
          <table:table-cell office:value-type="float" office:value="52.0848">
            <text:p>52.0848</text:p>
          </table:table-cell>
          <table:table-cell office:value-type="float" office:value="0.0777">
            <text:p>0.0777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DB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7">
            <text:p>577</text:p>
          </table:table-cell>
          <table:table-cell office:value-type="time" office:time-value="PT14H25M15S">
            <text:p>14:25:15</text:p>
          </table:table-cell>
          <table:table-cell office:value-type="float" office:value="52.0848">
            <text:p>52.0848</text:p>
          </table:table-cell>
          <table:table-cell office:value-type="float" office:value="0.0777">
            <text:p>0.0777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DB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8">
            <text:p>578</text:p>
          </table:table-cell>
          <table:table-cell office:value-type="time" office:time-value="PT14H25M28S">
            <text:p>14:25:28</text:p>
          </table:table-cell>
          <table:table-cell office:value-type="float" office:value="52.0851">
            <text:p>52.0851</text:p>
          </table:table-cell>
          <table:table-cell office:value-type="float" office:value="0.0792">
            <text:p>0.0792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8">
            <text:p>578</text:p>
          </table:table-cell>
          <table:table-cell office:value-type="time" office:time-value="PT14H25M28S">
            <text:p>14:25:28</text:p>
          </table:table-cell>
          <table:table-cell office:value-type="float" office:value="52.0851">
            <text:p>52.0851</text:p>
          </table:table-cell>
          <table:table-cell office:value-type="float" office:value="0.0792">
            <text:p>0.0792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F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8">
            <text:p>578</text:p>
          </table:table-cell>
          <table:table-cell office:value-type="time" office:time-value="PT14H25M28S">
            <text:p>14:25:28</text:p>
          </table:table-cell>
          <table:table-cell office:value-type="float" office:value="52.0851">
            <text:p>52.0851</text:p>
          </table:table-cell>
          <table:table-cell office:value-type="float" office:value="0.0792">
            <text:p>0.0792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F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8">
            <text:p>578</text:p>
          </table:table-cell>
          <table:table-cell office:value-type="time" office:time-value="PT14H25M28S">
            <text:p>14:25:28</text:p>
          </table:table-cell>
          <table:table-cell office:value-type="float" office:value="52.0851">
            <text:p>52.0851</text:p>
          </table:table-cell>
          <table:table-cell office:value-type="float" office:value="0.0792">
            <text:p>0.0792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9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79">
            <text:p>579</text:p>
          </table:table-cell>
          <table:table-cell office:value-type="time" office:time-value="PT14H25M41S">
            <text:p>14:25:41</text:p>
          </table:table-cell>
          <table:table-cell office:value-type="float" office:value="52.0854">
            <text:p>52.0854</text:p>
          </table:table-cell>
          <table:table-cell office:value-type="float" office:value="0.0805">
            <text:p>0.080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B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79">
            <text:p>579</text:p>
          </table:table-cell>
          <table:table-cell office:value-type="time" office:time-value="PT14H25M41S">
            <text:p>14:25:41</text:p>
          </table:table-cell>
          <table:table-cell office:value-type="float" office:value="52.0854">
            <text:p>52.0854</text:p>
          </table:table-cell>
          <table:table-cell office:value-type="float" office:value="0.0805">
            <text:p>0.080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B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79">
            <text:p>579</text:p>
          </table:table-cell>
          <table:table-cell office:value-type="time" office:time-value="PT14H25M41S">
            <text:p>14:25:41</text:p>
          </table:table-cell>
          <table:table-cell office:value-type="float" office:value="52.0854">
            <text:p>52.0854</text:p>
          </table:table-cell>
          <table:table-cell office:value-type="float" office:value="0.0805">
            <text:p>0.080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B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79">
            <text:p>579</text:p>
          </table:table-cell>
          <table:table-cell office:value-type="time" office:time-value="PT14H25M41S">
            <text:p>14:25:41</text:p>
          </table:table-cell>
          <table:table-cell office:value-type="float" office:value="52.0854">
            <text:p>52.0854</text:p>
          </table:table-cell>
          <table:table-cell office:value-type="float" office:value="0.0805">
            <text:p>0.080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B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79">
            <text:p>579</text:p>
          </table:table-cell>
          <table:table-cell office:value-type="time" office:time-value="PT14H25M41S">
            <text:p>14:25:41</text:p>
          </table:table-cell>
          <table:table-cell office:value-type="float" office:value="52.0854">
            <text:p>52.0854</text:p>
          </table:table-cell>
          <table:table-cell office:value-type="float" office:value="0.0805">
            <text:p>0.080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B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0">
            <text:p>580</text:p>
          </table:table-cell>
          <table:table-cell office:value-type="time" office:time-value="PT14H25M55S">
            <text:p>14:25:55</text:p>
          </table:table-cell>
          <table:table-cell office:value-type="float" office:value="52.0857">
            <text:p>52.0857</text:p>
          </table:table-cell>
          <table:table-cell office:value-type="float" office:value="0.0821">
            <text:p>0.0821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C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0">
            <text:p>580</text:p>
          </table:table-cell>
          <table:table-cell office:value-type="time" office:time-value="PT14H25M55S">
            <text:p>14:25:55</text:p>
          </table:table-cell>
          <table:table-cell office:value-type="float" office:value="52.0857">
            <text:p>52.0857</text:p>
          </table:table-cell>
          <table:table-cell office:value-type="float" office:value="0.0821">
            <text:p>0.0821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0">
            <text:p>580</text:p>
          </table:table-cell>
          <table:table-cell office:value-type="time" office:time-value="PT14H25M55S">
            <text:p>14:25:55</text:p>
          </table:table-cell>
          <table:table-cell office:value-type="float" office:value="52.0857">
            <text:p>52.0857</text:p>
          </table:table-cell>
          <table:table-cell office:value-type="float" office:value="0.0821">
            <text:p>0.0821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C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80">
            <text:p>580</text:p>
          </table:table-cell>
          <table:table-cell office:value-type="time" office:time-value="PT14H25M55S">
            <text:p>14:25:55</text:p>
          </table:table-cell>
          <table:table-cell office:value-type="float" office:value="52.0857">
            <text:p>52.0857</text:p>
          </table:table-cell>
          <table:table-cell office:value-type="float" office:value="0.0821">
            <text:p>0.0821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C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0">
            <text:p>580</text:p>
          </table:table-cell>
          <table:table-cell office:value-type="time" office:time-value="PT14H25M55S">
            <text:p>14:25:55</text:p>
          </table:table-cell>
          <table:table-cell office:value-type="float" office:value="52.0857">
            <text:p>52.0857</text:p>
          </table:table-cell>
          <table:table-cell office:value-type="float" office:value="0.0821">
            <text:p>0.0821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1">
            <text:p>581</text:p>
          </table:table-cell>
          <table:table-cell office:value-type="time" office:time-value="PT14H26M08S">
            <text:p>14:26:08</text:p>
          </table:table-cell>
          <table:table-cell office:value-type="float" office:value="52.0859">
            <text:p>52.0859</text:p>
          </table:table-cell>
          <table:table-cell office:value-type="float" office:value="0.0836">
            <text:p>0.083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F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1">
            <text:p>581</text:p>
          </table:table-cell>
          <table:table-cell office:value-type="time" office:time-value="PT14H26M08S">
            <text:p>14:26:08</text:p>
          </table:table-cell>
          <table:table-cell office:value-type="float" office:value="52.0859">
            <text:p>52.0859</text:p>
          </table:table-cell>
          <table:table-cell office:value-type="float" office:value="0.0836">
            <text:p>0.083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F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81">
            <text:p>581</text:p>
          </table:table-cell>
          <table:table-cell office:value-type="time" office:time-value="PT14H26M08S">
            <text:p>14:26:08</text:p>
          </table:table-cell>
          <table:table-cell office:value-type="float" office:value="52.0859">
            <text:p>52.0859</text:p>
          </table:table-cell>
          <table:table-cell office:value-type="float" office:value="0.0836">
            <text:p>0.083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F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1">
            <text:p>581</text:p>
          </table:table-cell>
          <table:table-cell office:value-type="time" office:time-value="PT14H26M08S">
            <text:p>14:26:08</text:p>
          </table:table-cell>
          <table:table-cell office:value-type="float" office:value="52.0859">
            <text:p>52.0859</text:p>
          </table:table-cell>
          <table:table-cell office:value-type="float" office:value="0.0836">
            <text:p>0.083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F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1">
            <text:p>581</text:p>
          </table:table-cell>
          <table:table-cell office:value-type="time" office:time-value="PT14H26M08S">
            <text:p>14:26:08</text:p>
          </table:table-cell>
          <table:table-cell office:value-type="float" office:value="52.0859">
            <text:p>52.0859</text:p>
          </table:table-cell>
          <table:table-cell office:value-type="float" office:value="0.0836">
            <text:p>0.083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AF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2">
            <text:p>582</text:p>
          </table:table-cell>
          <table:table-cell office:value-type="time" office:time-value="PT14H26M21S">
            <text:p>14:26:21</text:p>
          </table:table-cell>
          <table:table-cell office:value-type="float" office:value="52.0862">
            <text:p>52.0862</text:p>
          </table:table-cell>
          <table:table-cell office:value-type="float" office:value="0.0852">
            <text:p>0.0852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C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2">
            <text:p>582</text:p>
          </table:table-cell>
          <table:table-cell office:value-type="time" office:time-value="PT14H26M21S">
            <text:p>14:26:21</text:p>
          </table:table-cell>
          <table:table-cell office:value-type="float" office:value="52.0862">
            <text:p>52.0862</text:p>
          </table:table-cell>
          <table:table-cell office:value-type="float" office:value="0.0852">
            <text:p>0.0852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C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2">
            <text:p>582</text:p>
          </table:table-cell>
          <table:table-cell office:value-type="time" office:time-value="PT14H26M21S">
            <text:p>14:26:21</text:p>
          </table:table-cell>
          <table:table-cell office:value-type="float" office:value="52.0862">
            <text:p>52.0862</text:p>
          </table:table-cell>
          <table:table-cell office:value-type="float" office:value="0.0852">
            <text:p>0.0852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C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82">
            <text:p>582</text:p>
          </table:table-cell>
          <table:table-cell office:value-type="time" office:time-value="PT14H26M21S">
            <text:p>14:26:21</text:p>
          </table:table-cell>
          <table:table-cell office:value-type="float" office:value="52.0862">
            <text:p>52.0862</text:p>
          </table:table-cell>
          <table:table-cell office:value-type="float" office:value="0.0852">
            <text:p>0.0852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C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2">
            <text:p>582</text:p>
          </table:table-cell>
          <table:table-cell office:value-type="time" office:time-value="PT14H26M21S">
            <text:p>14:26:21</text:p>
          </table:table-cell>
          <table:table-cell office:value-type="float" office:value="52.0862">
            <text:p>52.0862</text:p>
          </table:table-cell>
          <table:table-cell office:value-type="float" office:value="0.0852">
            <text:p>0.0852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C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3">
            <text:p>583</text:p>
          </table:table-cell>
          <table:table-cell office:value-type="time" office:time-value="PT14H26M34S">
            <text:p>14:26:34</text:p>
          </table:table-cell>
          <table:table-cell office:value-type="float" office:value="52.0865">
            <text:p>52.0865</text:p>
          </table:table-cell>
          <table:table-cell office:value-type="float" office:value="0.0868">
            <text:p>0.0868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3">
            <text:p>583</text:p>
          </table:table-cell>
          <table:table-cell office:value-type="time" office:time-value="PT14H26M34S">
            <text:p>14:26:34</text:p>
          </table:table-cell>
          <table:table-cell office:value-type="float" office:value="52.0865">
            <text:p>52.0865</text:p>
          </table:table-cell>
          <table:table-cell office:value-type="float" office:value="0.0868">
            <text:p>0.0868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1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3">
            <text:p>583</text:p>
          </table:table-cell>
          <table:table-cell office:value-type="time" office:time-value="PT14H26M34S">
            <text:p>14:26:34</text:p>
          </table:table-cell>
          <table:table-cell office:value-type="float" office:value="52.0865">
            <text:p>52.0865</text:p>
          </table:table-cell>
          <table:table-cell office:value-type="float" office:value="0.0868">
            <text:p>0.0868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4">
            <text:p>584</text:p>
          </table:table-cell>
          <table:table-cell office:value-type="time" office:time-value="PT14H26M48S">
            <text:p>14:26:48</text:p>
          </table:table-cell>
          <table:table-cell office:value-type="float" office:value="52.0869">
            <text:p>52.0869</text:p>
          </table:table-cell>
          <table:table-cell office:value-type="float" office:value="0.0885">
            <text:p>0.0885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3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4">
            <text:p>584</text:p>
          </table:table-cell>
          <table:table-cell office:value-type="time" office:time-value="PT14H26M48S">
            <text:p>14:26:48</text:p>
          </table:table-cell>
          <table:table-cell office:value-type="float" office:value="52.0869">
            <text:p>52.0869</text:p>
          </table:table-cell>
          <table:table-cell office:value-type="float" office:value="0.0885">
            <text:p>0.0885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3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4">
            <text:p>584</text:p>
          </table:table-cell>
          <table:table-cell office:value-type="time" office:time-value="PT14H26M48S">
            <text:p>14:26:48</text:p>
          </table:table-cell>
          <table:table-cell office:value-type="float" office:value="52.0869">
            <text:p>52.0869</text:p>
          </table:table-cell>
          <table:table-cell office:value-type="float" office:value="0.0885">
            <text:p>0.0885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3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4">
            <text:p>584</text:p>
          </table:table-cell>
          <table:table-cell office:value-type="time" office:time-value="PT14H26M48S">
            <text:p>14:26:48</text:p>
          </table:table-cell>
          <table:table-cell office:value-type="float" office:value="52.0869">
            <text:p>52.0869</text:p>
          </table:table-cell>
          <table:table-cell office:value-type="float" office:value="0.0885">
            <text:p>0.0885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43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5">
            <text:p>585</text:p>
          </table:table-cell>
          <table:table-cell office:value-type="time" office:time-value="PT14H27M01S">
            <text:p>14:27:01</text:p>
          </table:table-cell>
          <table:table-cell office:value-type="float" office:value="52.0872">
            <text:p>52.0872</text:p>
          </table:table-cell>
          <table:table-cell office:value-type="float" office:value="0.0902">
            <text:p>0.0902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5">
            <text:p>585</text:p>
          </table:table-cell>
          <table:table-cell office:value-type="time" office:time-value="PT14H27M01S">
            <text:p>14:27:01</text:p>
          </table:table-cell>
          <table:table-cell office:value-type="float" office:value="52.0872">
            <text:p>52.0872</text:p>
          </table:table-cell>
          <table:table-cell office:value-type="float" office:value="0.0902">
            <text:p>0.0902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5">
            <text:p>585</text:p>
          </table:table-cell>
          <table:table-cell office:value-type="time" office:time-value="PT14H27M01S">
            <text:p>14:27:01</text:p>
          </table:table-cell>
          <table:table-cell office:value-type="float" office:value="52.0872">
            <text:p>52.0872</text:p>
          </table:table-cell>
          <table:table-cell office:value-type="float" office:value="0.0902">
            <text:p>0.0902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C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5">
            <text:p>585</text:p>
          </table:table-cell>
          <table:table-cell office:value-type="time" office:time-value="PT14H27M01S">
            <text:p>14:27:01</text:p>
          </table:table-cell>
          <table:table-cell office:value-type="float" office:value="52.0872">
            <text:p>52.0872</text:p>
          </table:table-cell>
          <table:table-cell office:value-type="float" office:value="0.0902">
            <text:p>0.0902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6">
            <text:p>586</text:p>
          </table:table-cell>
          <table:table-cell office:value-type="time" office:time-value="PT14H27M14S">
            <text:p>14:27:14</text:p>
          </table:table-cell>
          <table:table-cell office:value-type="float" office:value="52.0875">
            <text:p>52.0875</text:p>
          </table:table-cell>
          <table:table-cell office:value-type="float" office:value="0.0919">
            <text:p>0.0919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E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6">
            <text:p>586</text:p>
          </table:table-cell>
          <table:table-cell office:value-type="time" office:time-value="PT14H27M14S">
            <text:p>14:27:14</text:p>
          </table:table-cell>
          <table:table-cell office:value-type="float" office:value="52.0875">
            <text:p>52.0875</text:p>
          </table:table-cell>
          <table:table-cell office:value-type="float" office:value="0.0919">
            <text:p>0.0919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6">
            <text:p>586</text:p>
          </table:table-cell>
          <table:table-cell office:value-type="time" office:time-value="PT14H27M14S">
            <text:p>14:27:14</text:p>
          </table:table-cell>
          <table:table-cell office:value-type="float" office:value="52.0875">
            <text:p>52.0875</text:p>
          </table:table-cell>
          <table:table-cell office:value-type="float" office:value="0.0919">
            <text:p>0.0919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E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6">
            <text:p>586</text:p>
          </table:table-cell>
          <table:table-cell office:value-type="time" office:time-value="PT14H27M14S">
            <text:p>14:27:14</text:p>
          </table:table-cell>
          <table:table-cell office:value-type="float" office:value="52.0875">
            <text:p>52.0875</text:p>
          </table:table-cell>
          <table:table-cell office:value-type="float" office:value="0.0919">
            <text:p>0.0919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6E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7">
            <text:p>587</text:p>
          </table:table-cell>
          <table:table-cell office:value-type="time" office:time-value="PT14H27M28S">
            <text:p>14:27:28</text:p>
          </table:table-cell>
          <table:table-cell office:value-type="float" office:value="52.0879">
            <text:p>52.0879</text:p>
          </table:table-cell>
          <table:table-cell office:value-type="float" office:value="0.0937">
            <text:p>0.093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7">
            <text:p>587</text:p>
          </table:table-cell>
          <table:table-cell office:value-type="time" office:time-value="PT14H27M28S">
            <text:p>14:27:28</text:p>
          </table:table-cell>
          <table:table-cell office:value-type="float" office:value="52.0879">
            <text:p>52.0879</text:p>
          </table:table-cell>
          <table:table-cell office:value-type="float" office:value="0.0937">
            <text:p>0.093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E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7">
            <text:p>587</text:p>
          </table:table-cell>
          <table:table-cell office:value-type="time" office:time-value="PT14H27M28S">
            <text:p>14:27:28</text:p>
          </table:table-cell>
          <table:table-cell office:value-type="float" office:value="52.0879">
            <text:p>52.0879</text:p>
          </table:table-cell>
          <table:table-cell office:value-type="float" office:value="0.0937">
            <text:p>0.093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E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7">
            <text:p>587</text:p>
          </table:table-cell>
          <table:table-cell office:value-type="time" office:time-value="PT14H27M28S">
            <text:p>14:27:28</text:p>
          </table:table-cell>
          <table:table-cell office:value-type="float" office:value="52.0879">
            <text:p>52.0879</text:p>
          </table:table-cell>
          <table:table-cell office:value-type="float" office:value="0.0937">
            <text:p>0.093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8">
            <text:p>588</text:p>
          </table:table-cell>
          <table:table-cell office:value-type="time" office:time-value="PT14H27M41S">
            <text:p>14:27:41</text:p>
          </table:table-cell>
          <table:table-cell office:value-type="float" office:value="52.0882">
            <text:p>52.0882</text:p>
          </table:table-cell>
          <table:table-cell office:value-type="float" office:value="0.0954">
            <text:p>0.0954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0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8">
            <text:p>588</text:p>
          </table:table-cell>
          <table:table-cell office:value-type="time" office:time-value="PT14H27M41S">
            <text:p>14:27:41</text:p>
          </table:table-cell>
          <table:table-cell office:value-type="float" office:value="52.0882">
            <text:p>52.0882</text:p>
          </table:table-cell>
          <table:table-cell office:value-type="float" office:value="0.0954">
            <text:p>0.0954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0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8">
            <text:p>588</text:p>
          </table:table-cell>
          <table:table-cell office:value-type="time" office:time-value="PT14H27M41S">
            <text:p>14:27:41</text:p>
          </table:table-cell>
          <table:table-cell office:value-type="float" office:value="52.0882">
            <text:p>52.0882</text:p>
          </table:table-cell>
          <table:table-cell office:value-type="float" office:value="0.0954">
            <text:p>0.0954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0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89">
            <text:p>589</text:p>
          </table:table-cell>
          <table:table-cell office:value-type="time" office:time-value="PT14H27M54S">
            <text:p>14:27:54</text:p>
          </table:table-cell>
          <table:table-cell office:value-type="float" office:value="52.0885">
            <text:p>52.0885</text:p>
          </table:table-cell>
          <table:table-cell office:value-type="float" office:value="0.0971">
            <text:p>0.0971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91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89">
            <text:p>589</text:p>
          </table:table-cell>
          <table:table-cell office:value-type="time" office:time-value="PT14H27M54S">
            <text:p>14:27:54</text:p>
          </table:table-cell>
          <table:table-cell office:value-type="float" office:value="52.0885">
            <text:p>52.0885</text:p>
          </table:table-cell>
          <table:table-cell office:value-type="float" office:value="0.0971">
            <text:p>0.0971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91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89">
            <text:p>589</text:p>
          </table:table-cell>
          <table:table-cell office:value-type="time" office:time-value="PT14H27M54S">
            <text:p>14:27:54</text:p>
          </table:table-cell>
          <table:table-cell office:value-type="float" office:value="52.0885">
            <text:p>52.0885</text:p>
          </table:table-cell>
          <table:table-cell office:value-type="float" office:value="0.0971">
            <text:p>0.0971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91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89">
            <text:p>589</text:p>
          </table:table-cell>
          <table:table-cell office:value-type="time" office:time-value="PT14H27M54S">
            <text:p>14:27:54</text:p>
          </table:table-cell>
          <table:table-cell office:value-type="float" office:value="52.0885">
            <text:p>52.0885</text:p>
          </table:table-cell>
          <table:table-cell office:value-type="float" office:value="0.0971">
            <text:p>0.0971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91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89">
            <text:p>589</text:p>
          </table:table-cell>
          <table:table-cell office:value-type="time" office:time-value="PT14H27M54S">
            <text:p>14:27:54</text:p>
          </table:table-cell>
          <table:table-cell office:value-type="float" office:value="52.0885">
            <text:p>52.0885</text:p>
          </table:table-cell>
          <table:table-cell office:value-type="float" office:value="0.0971">
            <text:p>0.0971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91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0">
            <text:p>590</text:p>
          </table:table-cell>
          <table:table-cell office:value-type="time" office:time-value="PT14H28M07S">
            <text:p>14:28:07</text:p>
          </table:table-cell>
          <table:table-cell office:value-type="float" office:value="52.0888">
            <text:p>52.0888</text:p>
          </table:table-cell>
          <table:table-cell office:value-type="float" office:value="0.0989">
            <text:p>0.0989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E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0">
            <text:p>590</text:p>
          </table:table-cell>
          <table:table-cell office:value-type="time" office:time-value="PT14H28M07S">
            <text:p>14:28:07</text:p>
          </table:table-cell>
          <table:table-cell office:value-type="float" office:value="52.0888">
            <text:p>52.0888</text:p>
          </table:table-cell>
          <table:table-cell office:value-type="float" office:value="0.0989">
            <text:p>0.0989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E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0">
            <text:p>590</text:p>
          </table:table-cell>
          <table:table-cell office:value-type="time" office:time-value="PT14H28M07S">
            <text:p>14:28:07</text:p>
          </table:table-cell>
          <table:table-cell office:value-type="float" office:value="52.0888">
            <text:p>52.0888</text:p>
          </table:table-cell>
          <table:table-cell office:value-type="float" office:value="0.0989">
            <text:p>0.0989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E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0">
            <text:p>590</text:p>
          </table:table-cell>
          <table:table-cell office:value-type="time" office:time-value="PT14H28M07S">
            <text:p>14:28:07</text:p>
          </table:table-cell>
          <table:table-cell office:value-type="float" office:value="52.0888">
            <text:p>52.0888</text:p>
          </table:table-cell>
          <table:table-cell office:value-type="float" office:value="0.0989">
            <text:p>0.0989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6E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91">
            <text:p>591</text:p>
          </table:table-cell>
          <table:table-cell office:value-type="time" office:time-value="PT14H28M21S">
            <text:p>14:28:21</text:p>
          </table:table-cell>
          <table:table-cell office:value-type="float" office:value="52.0892">
            <text:p>52.0892</text:p>
          </table:table-cell>
          <table:table-cell office:value-type="float" office:value="0.1007">
            <text:p>0.1007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5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1">
            <text:p>591</text:p>
          </table:table-cell>
          <table:table-cell office:value-type="time" office:time-value="PT14H28M21S">
            <text:p>14:28:21</text:p>
          </table:table-cell>
          <table:table-cell office:value-type="float" office:value="52.0892">
            <text:p>52.0892</text:p>
          </table:table-cell>
          <table:table-cell office:value-type="float" office:value="0.1007">
            <text:p>0.1007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5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1">
            <text:p>591</text:p>
          </table:table-cell>
          <table:table-cell office:value-type="time" office:time-value="PT14H28M21S">
            <text:p>14:28:21</text:p>
          </table:table-cell>
          <table:table-cell office:value-type="float" office:value="52.0892">
            <text:p>52.0892</text:p>
          </table:table-cell>
          <table:table-cell office:value-type="float" office:value="0.1007">
            <text:p>0.1007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5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1">
            <text:p>591</text:p>
          </table:table-cell>
          <table:table-cell office:value-type="time" office:time-value="PT14H28M21S">
            <text:p>14:28:21</text:p>
          </table:table-cell>
          <table:table-cell office:value-type="float" office:value="52.0892">
            <text:p>52.0892</text:p>
          </table:table-cell>
          <table:table-cell office:value-type="float" office:value="0.1007">
            <text:p>0.1007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5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1">
            <text:p>591</text:p>
          </table:table-cell>
          <table:table-cell office:value-type="time" office:time-value="PT14H28M21S">
            <text:p>14:28:21</text:p>
          </table:table-cell>
          <table:table-cell office:value-type="float" office:value="52.0892">
            <text:p>52.0892</text:p>
          </table:table-cell>
          <table:table-cell office:value-type="float" office:value="0.1007">
            <text:p>0.1007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5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2">
            <text:p>592</text:p>
          </table:table-cell>
          <table:table-cell office:value-type="time" office:time-value="PT14H28M34S">
            <text:p>14:28:34</text:p>
          </table:table-cell>
          <table:table-cell office:value-type="float" office:value="52.0895">
            <text:p>52.0895</text:p>
          </table:table-cell>
          <table:table-cell office:value-type="float" office:value="0.1025">
            <text:p>0.1025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F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2">
            <text:p>592</text:p>
          </table:table-cell>
          <table:table-cell office:value-type="time" office:time-value="PT14H28M34S">
            <text:p>14:28:34</text:p>
          </table:table-cell>
          <table:table-cell office:value-type="float" office:value="52.0895">
            <text:p>52.0895</text:p>
          </table:table-cell>
          <table:table-cell office:value-type="float" office:value="0.1025">
            <text:p>0.1025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2">
            <text:p>592</text:p>
          </table:table-cell>
          <table:table-cell office:value-type="time" office:time-value="PT14H28M34S">
            <text:p>14:28:34</text:p>
          </table:table-cell>
          <table:table-cell office:value-type="float" office:value="52.0895">
            <text:p>52.0895</text:p>
          </table:table-cell>
          <table:table-cell office:value-type="float" office:value="0.1025">
            <text:p>0.1025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F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92">
            <text:p>592</text:p>
          </table:table-cell>
          <table:table-cell office:value-type="time" office:time-value="PT14H28M34S">
            <text:p>14:28:34</text:p>
          </table:table-cell>
          <table:table-cell office:value-type="float" office:value="52.0895">
            <text:p>52.0895</text:p>
          </table:table-cell>
          <table:table-cell office:value-type="float" office:value="0.1025">
            <text:p>0.1025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F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2">
            <text:p>592</text:p>
          </table:table-cell>
          <table:table-cell office:value-type="time" office:time-value="PT14H28M34S">
            <text:p>14:28:34</text:p>
          </table:table-cell>
          <table:table-cell office:value-type="float" office:value="52.0895">
            <text:p>52.0895</text:p>
          </table:table-cell>
          <table:table-cell office:value-type="float" office:value="0.1025">
            <text:p>0.1025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3">
            <text:p>593</text:p>
          </table:table-cell>
          <table:table-cell office:value-type="time" office:time-value="PT14H28M47S">
            <text:p>14:28:47</text:p>
          </table:table-cell>
          <table:table-cell office:value-type="float" office:value="52.0898">
            <text:p>52.0898</text:p>
          </table:table-cell>
          <table:table-cell office:value-type="float" office:value="0.1042">
            <text:p>0.1042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5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3">
            <text:p>593</text:p>
          </table:table-cell>
          <table:table-cell office:value-type="time" office:time-value="PT14H28M47S">
            <text:p>14:28:47</text:p>
          </table:table-cell>
          <table:table-cell office:value-type="float" office:value="52.0898">
            <text:p>52.0898</text:p>
          </table:table-cell>
          <table:table-cell office:value-type="float" office:value="0.1042">
            <text:p>0.1042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5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93">
            <text:p>593</text:p>
          </table:table-cell>
          <table:table-cell office:value-type="time" office:time-value="PT14H28M47S">
            <text:p>14:28:47</text:p>
          </table:table-cell>
          <table:table-cell office:value-type="float" office:value="52.0898">
            <text:p>52.0898</text:p>
          </table:table-cell>
          <table:table-cell office:value-type="float" office:value="0.1042">
            <text:p>0.1042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5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3">
            <text:p>593</text:p>
          </table:table-cell>
          <table:table-cell office:value-type="time" office:time-value="PT14H28M47S">
            <text:p>14:28:47</text:p>
          </table:table-cell>
          <table:table-cell office:value-type="float" office:value="52.0898">
            <text:p>52.0898</text:p>
          </table:table-cell>
          <table:table-cell office:value-type="float" office:value="0.1042">
            <text:p>0.1042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35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4">
            <text:p>594</text:p>
          </table:table-cell>
          <table:table-cell office:value-type="time" office:time-value="PT14H29M01S">
            <text:p>14:29:01</text:p>
          </table:table-cell>
          <table:table-cell office:value-type="float" office:value="52.0901">
            <text:p>52.0901</text:p>
          </table:table-cell>
          <table:table-cell office:value-type="float" office:value="0.1061">
            <text:p>0.1061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5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4">
            <text:p>594</text:p>
          </table:table-cell>
          <table:table-cell office:value-type="time" office:time-value="PT14H29M01S">
            <text:p>14:29:01</text:p>
          </table:table-cell>
          <table:table-cell office:value-type="float" office:value="52.0901">
            <text:p>52.0901</text:p>
          </table:table-cell>
          <table:table-cell office:value-type="float" office:value="0.1061">
            <text:p>0.1061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5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4">
            <text:p>594</text:p>
          </table:table-cell>
          <table:table-cell office:value-type="time" office:time-value="PT14H29M01S">
            <text:p>14:29:01</text:p>
          </table:table-cell>
          <table:table-cell office:value-type="float" office:value="52.0901">
            <text:p>52.0901</text:p>
          </table:table-cell>
          <table:table-cell office:value-type="float" office:value="0.1061">
            <text:p>0.1061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5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94">
            <text:p>594</text:p>
          </table:table-cell>
          <table:table-cell office:value-type="time" office:time-value="PT14H29M01S">
            <text:p>14:29:01</text:p>
          </table:table-cell>
          <table:table-cell office:value-type="float" office:value="52.0901">
            <text:p>52.0901</text:p>
          </table:table-cell>
          <table:table-cell office:value-type="float" office:value="0.1061">
            <text:p>0.1061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5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4">
            <text:p>594</text:p>
          </table:table-cell>
          <table:table-cell office:value-type="time" office:time-value="PT14H29M01S">
            <text:p>14:29:01</text:p>
          </table:table-cell>
          <table:table-cell office:value-type="float" office:value="52.0901">
            <text:p>52.0901</text:p>
          </table:table-cell>
          <table:table-cell office:value-type="float" office:value="0.1061">
            <text:p>0.1061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5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5">
            <text:p>595</text:p>
          </table:table-cell>
          <table:table-cell office:value-type="time" office:time-value="PT14H29M14S">
            <text:p>14:29:14</text:p>
          </table:table-cell>
          <table:table-cell office:value-type="float" office:value="52.0904">
            <text:p>52.0904</text:p>
          </table:table-cell>
          <table:table-cell office:value-type="float" office:value="0.1078">
            <text:p>0.1078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1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5">
            <text:p>595</text:p>
          </table:table-cell>
          <table:table-cell office:value-type="time" office:time-value="PT14H29M14S">
            <text:p>14:29:14</text:p>
          </table:table-cell>
          <table:table-cell office:value-type="float" office:value="52.0904">
            <text:p>52.0904</text:p>
          </table:table-cell>
          <table:table-cell office:value-type="float" office:value="0.1078">
            <text:p>0.1078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15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5">
            <text:p>595</text:p>
          </table:table-cell>
          <table:table-cell office:value-type="time" office:time-value="PT14H29M14S">
            <text:p>14:29:14</text:p>
          </table:table-cell>
          <table:table-cell office:value-type="float" office:value="52.0904">
            <text:p>52.0904</text:p>
          </table:table-cell>
          <table:table-cell office:value-type="float" office:value="0.1078">
            <text:p>0.1078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1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6">
            <text:p>596</text:p>
          </table:table-cell>
          <table:table-cell office:value-type="time" office:time-value="PT14H29M27S">
            <text:p>14:29:27</text:p>
          </table:table-cell>
          <table:table-cell office:value-type="float" office:value="52.0907">
            <text:p>52.0907</text:p>
          </table:table-cell>
          <table:table-cell office:value-type="float" office:value="0.1095">
            <text:p>0.1095</text:p>
          </table:table-cell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A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6">
            <text:p>596</text:p>
          </table:table-cell>
          <table:table-cell office:value-type="time" office:time-value="PT14H29M27S">
            <text:p>14:29:27</text:p>
          </table:table-cell>
          <table:table-cell office:value-type="float" office:value="52.0907">
            <text:p>52.0907</text:p>
          </table:table-cell>
          <table:table-cell office:value-type="float" office:value="0.1095">
            <text:p>0.1095</text:p>
          </table:table-cell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A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6">
            <text:p>596</text:p>
          </table:table-cell>
          <table:table-cell office:value-type="time" office:time-value="PT14H29M27S">
            <text:p>14:29:27</text:p>
          </table:table-cell>
          <table:table-cell office:value-type="float" office:value="52.0907">
            <text:p>52.0907</text:p>
          </table:table-cell>
          <table:table-cell office:value-type="float" office:value="0.1095">
            <text:p>0.1095</text:p>
          </table:table-cell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A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6">
            <text:p>596</text:p>
          </table:table-cell>
          <table:table-cell office:value-type="time" office:time-value="PT14H29M27S">
            <text:p>14:29:27</text:p>
          </table:table-cell>
          <table:table-cell office:value-type="float" office:value="52.0907">
            <text:p>52.0907</text:p>
          </table:table-cell>
          <table:table-cell office:value-type="float" office:value="0.1095">
            <text:p>0.1095</text:p>
          </table:table-cell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9A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7">
            <text:p>597</text:p>
          </table:table-cell>
          <table:table-cell office:value-type="time" office:time-value="PT14H29M40S">
            <text:p>14:29:40</text:p>
          </table:table-cell>
          <table:table-cell office:value-type="float" office:value="52.091">
            <text:p>52.091</text:p>
          </table:table-cell>
          <table:table-cell office:value-type="float" office:value="0.1113">
            <text:p>0.1113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2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7">
            <text:p>597</text:p>
          </table:table-cell>
          <table:table-cell office:value-type="time" office:time-value="PT14H29M40S">
            <text:p>14:29:40</text:p>
          </table:table-cell>
          <table:table-cell office:value-type="float" office:value="52.091">
            <text:p>52.091</text:p>
          </table:table-cell>
          <table:table-cell office:value-type="float" office:value="0.1113">
            <text:p>0.1113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2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7">
            <text:p>597</text:p>
          </table:table-cell>
          <table:table-cell office:value-type="time" office:time-value="PT14H29M40S">
            <text:p>14:29:40</text:p>
          </table:table-cell>
          <table:table-cell office:value-type="float" office:value="52.091">
            <text:p>52.091</text:p>
          </table:table-cell>
          <table:table-cell office:value-type="float" office:value="0.1113">
            <text:p>0.1113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2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7">
            <text:p>597</text:p>
          </table:table-cell>
          <table:table-cell office:value-type="time" office:time-value="PT14H29M40S">
            <text:p>14:29:40</text:p>
          </table:table-cell>
          <table:table-cell office:value-type="float" office:value="52.091">
            <text:p>52.091</text:p>
          </table:table-cell>
          <table:table-cell office:value-type="float" office:value="0.1113">
            <text:p>0.1113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C2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8">
            <text:p>598</text:p>
          </table:table-cell>
          <table:table-cell office:value-type="time" office:time-value="PT14H29M54S">
            <text:p>14:29:54</text:p>
          </table:table-cell>
          <table:table-cell office:value-type="float" office:value="52.0912">
            <text:p>52.0912</text:p>
          </table:table-cell>
          <table:table-cell office:value-type="float" office:value="0.1131">
            <text:p>0.1131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6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598">
            <text:p>598</text:p>
          </table:table-cell>
          <table:table-cell office:value-type="time" office:time-value="PT14H29M54S">
            <text:p>14:29:54</text:p>
          </table:table-cell>
          <table:table-cell office:value-type="float" office:value="52.0912">
            <text:p>52.0912</text:p>
          </table:table-cell>
          <table:table-cell office:value-type="float" office:value="0.1131">
            <text:p>0.1131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6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8">
            <text:p>598</text:p>
          </table:table-cell>
          <table:table-cell office:value-type="time" office:time-value="PT14H29M54S">
            <text:p>14:29:54</text:p>
          </table:table-cell>
          <table:table-cell office:value-type="float" office:value="52.0912">
            <text:p>52.0912</text:p>
          </table:table-cell>
          <table:table-cell office:value-type="float" office:value="0.1131">
            <text:p>0.1131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6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598">
            <text:p>598</text:p>
          </table:table-cell>
          <table:table-cell office:value-type="time" office:time-value="PT14H29M54S">
            <text:p>14:29:54</text:p>
          </table:table-cell>
          <table:table-cell office:value-type="float" office:value="52.0912">
            <text:p>52.0912</text:p>
          </table:table-cell>
          <table:table-cell office:value-type="float" office:value="0.1131">
            <text:p>0.1131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26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599">
            <text:p>599</text:p>
          </table:table-cell>
          <table:table-cell office:value-type="time" office:time-value="PT14H30M07S">
            <text:p>14:30:07</text:p>
          </table:table-cell>
          <table:table-cell office:value-type="float" office:value="52.0915">
            <text:p>52.0915</text:p>
          </table:table-cell>
          <table:table-cell office:value-type="float" office:value="0.1149">
            <text:p>0.1149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599">
            <text:p>599</text:p>
          </table:table-cell>
          <table:table-cell office:value-type="time" office:time-value="PT14H30M07S">
            <text:p>14:30:07</text:p>
          </table:table-cell>
          <table:table-cell office:value-type="float" office:value="52.0915">
            <text:p>52.0915</text:p>
          </table:table-cell>
          <table:table-cell office:value-type="float" office:value="0.1149">
            <text:p>0.1149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E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599">
            <text:p>599</text:p>
          </table:table-cell>
          <table:table-cell office:value-type="time" office:time-value="PT14H30M07S">
            <text:p>14:30:07</text:p>
          </table:table-cell>
          <table:table-cell office:value-type="float" office:value="52.0915">
            <text:p>52.0915</text:p>
          </table:table-cell>
          <table:table-cell office:value-type="float" office:value="0.1149">
            <text:p>0.1149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E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0">
            <text:p>600</text:p>
          </table:table-cell>
          <table:table-cell office:value-type="time" office:time-value="PT14H30M20S">
            <text:p>14:30:20</text:p>
          </table:table-cell>
          <table:table-cell office:value-type="float" office:value="52.0917">
            <text:p>52.0917</text:p>
          </table:table-cell>
          <table:table-cell office:value-type="float" office:value="0.1166">
            <text:p>0.116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D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0">
            <text:p>600</text:p>
          </table:table-cell>
          <table:table-cell office:value-type="time" office:time-value="PT14H30M20S">
            <text:p>14:30:20</text:p>
          </table:table-cell>
          <table:table-cell office:value-type="float" office:value="52.0917">
            <text:p>52.0917</text:p>
          </table:table-cell>
          <table:table-cell office:value-type="float" office:value="0.1166">
            <text:p>0.116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D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0">
            <text:p>600</text:p>
          </table:table-cell>
          <table:table-cell office:value-type="time" office:time-value="PT14H30M20S">
            <text:p>14:30:20</text:p>
          </table:table-cell>
          <table:table-cell office:value-type="float" office:value="52.0917">
            <text:p>52.0917</text:p>
          </table:table-cell>
          <table:table-cell office:value-type="float" office:value="0.1166">
            <text:p>0.116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DC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0">
            <text:p>600</text:p>
          </table:table-cell>
          <table:table-cell office:value-type="time" office:time-value="PT14H30M20S">
            <text:p>14:30:20</text:p>
          </table:table-cell>
          <table:table-cell office:value-type="float" office:value="52.0917">
            <text:p>52.0917</text:p>
          </table:table-cell>
          <table:table-cell office:value-type="float" office:value="0.1166">
            <text:p>0.116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DC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00">
            <text:p>600</text:p>
          </table:table-cell>
          <table:table-cell office:value-type="time" office:time-value="PT14H30M20S">
            <text:p>14:30:20</text:p>
          </table:table-cell>
          <table:table-cell office:value-type="float" office:value="52.0917">
            <text:p>52.0917</text:p>
          </table:table-cell>
          <table:table-cell office:value-type="float" office:value="0.1166">
            <text:p>0.116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D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1">
            <text:p>601</text:p>
          </table:table-cell>
          <table:table-cell office:value-type="time" office:time-value="PT14H30M34S">
            <text:p>14:30:34</text:p>
          </table:table-cell>
          <table:table-cell office:value-type="float" office:value="52.092">
            <text:p>52.092</text:p>
          </table:table-cell>
          <table:table-cell office:value-type="float" office:value="0.1185">
            <text:p>0.1185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8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1">
            <text:p>601</text:p>
          </table:table-cell>
          <table:table-cell office:value-type="time" office:time-value="PT14H30M34S">
            <text:p>14:30:34</text:p>
          </table:table-cell>
          <table:table-cell office:value-type="float" office:value="52.092">
            <text:p>52.092</text:p>
          </table:table-cell>
          <table:table-cell office:value-type="float" office:value="0.1185">
            <text:p>0.1185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8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1">
            <text:p>601</text:p>
          </table:table-cell>
          <table:table-cell office:value-type="time" office:time-value="PT14H30M34S">
            <text:p>14:30:34</text:p>
          </table:table-cell>
          <table:table-cell office:value-type="float" office:value="52.092">
            <text:p>52.092</text:p>
          </table:table-cell>
          <table:table-cell office:value-type="float" office:value="0.1185">
            <text:p>0.1185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8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1">
            <text:p>601</text:p>
          </table:table-cell>
          <table:table-cell office:value-type="time" office:time-value="PT14H30M34S">
            <text:p>14:30:34</text:p>
          </table:table-cell>
          <table:table-cell office:value-type="float" office:value="52.092">
            <text:p>52.092</text:p>
          </table:table-cell>
          <table:table-cell office:value-type="float" office:value="0.1185">
            <text:p>0.1185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8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01">
            <text:p>601</text:p>
          </table:table-cell>
          <table:table-cell office:value-type="time" office:time-value="PT14H30M34S">
            <text:p>14:30:34</text:p>
          </table:table-cell>
          <table:table-cell office:value-type="float" office:value="52.092">
            <text:p>52.092</text:p>
          </table:table-cell>
          <table:table-cell office:value-type="float" office:value="0.1185">
            <text:p>0.1185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8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2">
            <text:p>602</text:p>
          </table:table-cell>
          <table:table-cell office:value-type="time" office:time-value="PT14H30M47S">
            <text:p>14:30:47</text:p>
          </table:table-cell>
          <table:table-cell office:value-type="float" office:value="52.0923">
            <text:p>52.0923</text:p>
          </table:table-cell>
          <table:table-cell office:value-type="float" office:value="0.1202">
            <text:p>0.1202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4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2">
            <text:p>602</text:p>
          </table:table-cell>
          <table:table-cell office:value-type="time" office:time-value="PT14H30M47S">
            <text:p>14:30:47</text:p>
          </table:table-cell>
          <table:table-cell office:value-type="float" office:value="52.0923">
            <text:p>52.0923</text:p>
          </table:table-cell>
          <table:table-cell office:value-type="float" office:value="0.1202">
            <text:p>0.1202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4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2">
            <text:p>602</text:p>
          </table:table-cell>
          <table:table-cell office:value-type="time" office:time-value="PT14H30M47S">
            <text:p>14:30:47</text:p>
          </table:table-cell>
          <table:table-cell office:value-type="float" office:value="52.0923">
            <text:p>52.0923</text:p>
          </table:table-cell>
          <table:table-cell office:value-type="float" office:value="0.1202">
            <text:p>0.1202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F4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3">
            <text:p>603</text:p>
          </table:table-cell>
          <table:table-cell office:value-type="time" office:time-value="PT14H31M00S">
            <text:p>14:31:00</text:p>
          </table:table-cell>
          <table:table-cell office:value-type="float" office:value="52.0925">
            <text:p>52.0925</text:p>
          </table:table-cell>
          <table:table-cell office:value-type="float" office:value="0.122">
            <text:p>0.122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2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3">
            <text:p>603</text:p>
          </table:table-cell>
          <table:table-cell office:value-type="time" office:time-value="PT14H31M00S">
            <text:p>14:31:00</text:p>
          </table:table-cell>
          <table:table-cell office:value-type="float" office:value="52.0925">
            <text:p>52.0925</text:p>
          </table:table-cell>
          <table:table-cell office:value-type="float" office:value="0.122">
            <text:p>0.122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25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3">
            <text:p>603</text:p>
          </table:table-cell>
          <table:table-cell office:value-type="time" office:time-value="PT14H31M00S">
            <text:p>14:31:00</text:p>
          </table:table-cell>
          <table:table-cell office:value-type="float" office:value="52.0925">
            <text:p>52.0925</text:p>
          </table:table-cell>
          <table:table-cell office:value-type="float" office:value="0.122">
            <text:p>0.122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25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03">
            <text:p>603</text:p>
          </table:table-cell>
          <table:table-cell office:value-type="time" office:time-value="PT14H31M00S">
            <text:p>14:31:00</text:p>
          </table:table-cell>
          <table:table-cell office:value-type="float" office:value="52.0925">
            <text:p>52.0925</text:p>
          </table:table-cell>
          <table:table-cell office:value-type="float" office:value="0.122">
            <text:p>0.122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25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4">
            <text:p>604</text:p>
          </table:table-cell>
          <table:table-cell office:value-type="time" office:time-value="PT14H31M14S">
            <text:p>14:31:14</text:p>
          </table:table-cell>
          <table:table-cell office:value-type="float" office:value="52.0928">
            <text:p>52.0928</text:p>
          </table:table-cell>
          <table:table-cell office:value-type="float" office:value="0.1239">
            <text:p>0.1239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A56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4">
            <text:p>604</text:p>
          </table:table-cell>
          <table:table-cell office:value-type="time" office:time-value="PT14H31M14S">
            <text:p>14:31:14</text:p>
          </table:table-cell>
          <table:table-cell office:value-type="float" office:value="52.0928">
            <text:p>52.0928</text:p>
          </table:table-cell>
          <table:table-cell office:value-type="float" office:value="0.1239">
            <text:p>0.1239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A5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4">
            <text:p>604</text:p>
          </table:table-cell>
          <table:table-cell office:value-type="time" office:time-value="PT14H31M14S">
            <text:p>14:31:14</text:p>
          </table:table-cell>
          <table:table-cell office:value-type="float" office:value="52.0928">
            <text:p>52.0928</text:p>
          </table:table-cell>
          <table:table-cell office:value-type="float" office:value="0.1239">
            <text:p>0.1239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A5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5">
            <text:p>605</text:p>
          </table:table-cell>
          <table:table-cell office:value-type="time" office:time-value="PT14H31M27S">
            <text:p>14:31:27</text:p>
          </table:table-cell>
          <table:table-cell office:value-type="float" office:value="52.0931">
            <text:p>52.0931</text:p>
          </table:table-cell>
          <table:table-cell office:value-type="float" office:value="0.1257">
            <text:p>0.1257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0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5">
            <text:p>605</text:p>
          </table:table-cell>
          <table:table-cell office:value-type="time" office:time-value="PT14H31M27S">
            <text:p>14:31:27</text:p>
          </table:table-cell>
          <table:table-cell office:value-type="float" office:value="52.0931">
            <text:p>52.0931</text:p>
          </table:table-cell>
          <table:table-cell office:value-type="float" office:value="0.1257">
            <text:p>0.1257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0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5">
            <text:p>605</text:p>
          </table:table-cell>
          <table:table-cell office:value-type="time" office:time-value="PT14H31M27S">
            <text:p>14:31:27</text:p>
          </table:table-cell>
          <table:table-cell office:value-type="float" office:value="52.0931">
            <text:p>52.0931</text:p>
          </table:table-cell>
          <table:table-cell office:value-type="float" office:value="0.1257">
            <text:p>0.1257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0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5">
            <text:p>605</text:p>
          </table:table-cell>
          <table:table-cell office:value-type="time" office:time-value="PT14H31M27S">
            <text:p>14:31:27</text:p>
          </table:table-cell>
          <table:table-cell office:value-type="float" office:value="52.0931">
            <text:p>52.0931</text:p>
          </table:table-cell>
          <table:table-cell office:value-type="float" office:value="0.1257">
            <text:p>0.1257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0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6">
            <text:p>606</text:p>
          </table:table-cell>
          <table:table-cell office:value-type="time" office:time-value="PT14H31M40S">
            <text:p>14:31:40</text:p>
          </table:table-cell>
          <table:table-cell office:value-type="float" office:value="52.0933">
            <text:p>52.0933</text:p>
          </table:table-cell>
          <table:table-cell office:value-type="float" office:value="0.1275">
            <text:p>0.1275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E1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6">
            <text:p>606</text:p>
          </table:table-cell>
          <table:table-cell office:value-type="time" office:time-value="PT14H31M40S">
            <text:p>14:31:40</text:p>
          </table:table-cell>
          <table:table-cell office:value-type="float" office:value="52.0933">
            <text:p>52.0933</text:p>
          </table:table-cell>
          <table:table-cell office:value-type="float" office:value="0.1275">
            <text:p>0.1275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E1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6">
            <text:p>606</text:p>
          </table:table-cell>
          <table:table-cell office:value-type="time" office:time-value="PT14H31M40S">
            <text:p>14:31:40</text:p>
          </table:table-cell>
          <table:table-cell office:value-type="float" office:value="52.0933">
            <text:p>52.0933</text:p>
          </table:table-cell>
          <table:table-cell office:value-type="float" office:value="0.1275">
            <text:p>0.1275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E1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06">
            <text:p>606</text:p>
          </table:table-cell>
          <table:table-cell office:value-type="time" office:time-value="PT14H31M40S">
            <text:p>14:31:40</text:p>
          </table:table-cell>
          <table:table-cell office:value-type="float" office:value="52.0933">
            <text:p>52.0933</text:p>
          </table:table-cell>
          <table:table-cell office:value-type="float" office:value="0.1275">
            <text:p>0.1275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E1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7">
            <text:p>607</text:p>
          </table:table-cell>
          <table:table-cell office:value-type="time" office:time-value="PT14H31M53S">
            <text:p>14:31:53</text:p>
          </table:table-cell>
          <table:table-cell office:value-type="float" office:value="52.0935">
            <text:p>52.0935</text:p>
          </table:table-cell>
          <table:table-cell office:value-type="float" office:value="0.1293">
            <text:p>0.1293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2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7">
            <text:p>607</text:p>
          </table:table-cell>
          <table:table-cell office:value-type="time" office:time-value="PT14H31M53S">
            <text:p>14:31:53</text:p>
          </table:table-cell>
          <table:table-cell office:value-type="float" office:value="52.0935">
            <text:p>52.0935</text:p>
          </table:table-cell>
          <table:table-cell office:value-type="float" office:value="0.1293">
            <text:p>0.1293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2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7">
            <text:p>607</text:p>
          </table:table-cell>
          <table:table-cell office:value-type="time" office:time-value="PT14H31M53S">
            <text:p>14:31:53</text:p>
          </table:table-cell>
          <table:table-cell office:value-type="float" office:value="52.0935">
            <text:p>52.0935</text:p>
          </table:table-cell>
          <table:table-cell office:value-type="float" office:value="0.1293">
            <text:p>0.1293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2ED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7">
            <text:p>607</text:p>
          </table:table-cell>
          <table:table-cell office:value-type="time" office:time-value="PT14H31M53S">
            <text:p>14:31:53</text:p>
          </table:table-cell>
          <table:table-cell office:value-type="float" office:value="52.0935">
            <text:p>52.0935</text:p>
          </table:table-cell>
          <table:table-cell office:value-type="float" office:value="0.1293">
            <text:p>0.1293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2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8">
            <text:p>608</text:p>
          </table:table-cell>
          <table:table-cell office:value-type="time" office:time-value="PT14H32M07S">
            <text:p>14:32:07</text:p>
          </table:table-cell>
          <table:table-cell office:value-type="float" office:value="52.0937">
            <text:p>52.0937</text:p>
          </table:table-cell>
          <table:table-cell office:value-type="float" office:value="0.1314">
            <text:p>0.1314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E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8">
            <text:p>608</text:p>
          </table:table-cell>
          <table:table-cell office:value-type="time" office:time-value="PT14H32M07S">
            <text:p>14:32:07</text:p>
          </table:table-cell>
          <table:table-cell office:value-type="float" office:value="52.0937">
            <text:p>52.0937</text:p>
          </table:table-cell>
          <table:table-cell office:value-type="float" office:value="0.1314">
            <text:p>0.1314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E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8">
            <text:p>608</text:p>
          </table:table-cell>
          <table:table-cell office:value-type="time" office:time-value="PT14H32M07S">
            <text:p>14:32:07</text:p>
          </table:table-cell>
          <table:table-cell office:value-type="float" office:value="52.0937">
            <text:p>52.0937</text:p>
          </table:table-cell>
          <table:table-cell office:value-type="float" office:value="0.1314">
            <text:p>0.1314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EA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8">
            <text:p>608</text:p>
          </table:table-cell>
          <table:table-cell office:value-type="time" office:time-value="PT14H32M07S">
            <text:p>14:32:07</text:p>
          </table:table-cell>
          <table:table-cell office:value-type="float" office:value="52.0937">
            <text:p>52.0937</text:p>
          </table:table-cell>
          <table:table-cell office:value-type="float" office:value="0.1314">
            <text:p>0.1314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E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09">
            <text:p>609</text:p>
          </table:table-cell>
          <table:table-cell office:value-type="time" office:time-value="PT14H32M20S">
            <text:p>14:32:20</text:p>
          </table:table-cell>
          <table:table-cell office:value-type="float" office:value="52.0938">
            <text:p>52.0938</text:p>
          </table:table-cell>
          <table:table-cell office:value-type="float" office:value="0.1333">
            <text:p>0.1333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09">
            <text:p>609</text:p>
          </table:table-cell>
          <table:table-cell office:value-type="time" office:time-value="PT14H32M20S">
            <text:p>14:32:20</text:p>
          </table:table-cell>
          <table:table-cell office:value-type="float" office:value="52.0938">
            <text:p>52.0938</text:p>
          </table:table-cell>
          <table:table-cell office:value-type="float" office:value="0.1333">
            <text:p>0.1333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E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09">
            <text:p>609</text:p>
          </table:table-cell>
          <table:table-cell office:value-type="time" office:time-value="PT14H32M20S">
            <text:p>14:32:20</text:p>
          </table:table-cell>
          <table:table-cell office:value-type="float" office:value="52.0938">
            <text:p>52.0938</text:p>
          </table:table-cell>
          <table:table-cell office:value-type="float" office:value="0.1333">
            <text:p>0.1333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09">
            <text:p>609</text:p>
          </table:table-cell>
          <table:table-cell office:value-type="time" office:time-value="PT14H32M20S">
            <text:p>14:32:20</text:p>
          </table:table-cell>
          <table:table-cell office:value-type="float" office:value="52.0938">
            <text:p>52.0938</text:p>
          </table:table-cell>
          <table:table-cell office:value-type="float" office:value="0.1333">
            <text:p>0.1333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E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09">
            <text:p>609</text:p>
          </table:table-cell>
          <table:table-cell office:value-type="time" office:time-value="PT14H32M20S">
            <text:p>14:32:20</text:p>
          </table:table-cell>
          <table:table-cell office:value-type="float" office:value="52.0938">
            <text:p>52.0938</text:p>
          </table:table-cell>
          <table:table-cell office:value-type="float" office:value="0.1333">
            <text:p>0.1333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E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0">
            <text:p>610</text:p>
          </table:table-cell>
          <table:table-cell office:value-type="time" office:time-value="PT14H32M33S">
            <text:p>14:32:33</text:p>
          </table:table-cell>
          <table:table-cell office:value-type="float" office:value="52.094">
            <text:p>52.094</text:p>
          </table:table-cell>
          <table:table-cell office:value-type="float" office:value="0.1352">
            <text:p>0.1352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F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0">
            <text:p>610</text:p>
          </table:table-cell>
          <table:table-cell office:value-type="time" office:time-value="PT14H32M33S">
            <text:p>14:32:33</text:p>
          </table:table-cell>
          <table:table-cell office:value-type="float" office:value="52.094">
            <text:p>52.094</text:p>
          </table:table-cell>
          <table:table-cell office:value-type="float" office:value="0.1352">
            <text:p>0.1352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F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0">
            <text:p>610</text:p>
          </table:table-cell>
          <table:table-cell office:value-type="time" office:time-value="PT14H32M33S">
            <text:p>14:32:33</text:p>
          </table:table-cell>
          <table:table-cell office:value-type="float" office:value="52.094">
            <text:p>52.094</text:p>
          </table:table-cell>
          <table:table-cell office:value-type="float" office:value="0.1352">
            <text:p>0.1352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F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0">
            <text:p>610</text:p>
          </table:table-cell>
          <table:table-cell office:value-type="time" office:time-value="PT14H32M33S">
            <text:p>14:32:33</text:p>
          </table:table-cell>
          <table:table-cell office:value-type="float" office:value="52.094">
            <text:p>52.094</text:p>
          </table:table-cell>
          <table:table-cell office:value-type="float" office:value="0.1352">
            <text:p>0.1352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9F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1">
            <text:p>611</text:p>
          </table:table-cell>
          <table:table-cell office:value-type="time" office:time-value="PT14H32M47S">
            <text:p>14:32:47</text:p>
          </table:table-cell>
          <table:table-cell office:value-type="float" office:value="52.0941">
            <text:p>52.0941</text:p>
          </table:table-cell>
          <table:table-cell office:value-type="float" office:value="0.1373">
            <text:p>0.1373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6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1">
            <text:p>611</text:p>
          </table:table-cell>
          <table:table-cell office:value-type="time" office:time-value="PT14H32M47S">
            <text:p>14:32:47</text:p>
          </table:table-cell>
          <table:table-cell office:value-type="float" office:value="52.0941">
            <text:p>52.0941</text:p>
          </table:table-cell>
          <table:table-cell office:value-type="float" office:value="0.1373">
            <text:p>0.1373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6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1">
            <text:p>611</text:p>
          </table:table-cell>
          <table:table-cell office:value-type="time" office:time-value="PT14H32M47S">
            <text:p>14:32:47</text:p>
          </table:table-cell>
          <table:table-cell office:value-type="float" office:value="52.0941">
            <text:p>52.0941</text:p>
          </table:table-cell>
          <table:table-cell office:value-type="float" office:value="0.1373">
            <text:p>0.1373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6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1">
            <text:p>611</text:p>
          </table:table-cell>
          <table:table-cell office:value-type="time" office:time-value="PT14H32M47S">
            <text:p>14:32:47</text:p>
          </table:table-cell>
          <table:table-cell office:value-type="float" office:value="52.0941">
            <text:p>52.0941</text:p>
          </table:table-cell>
          <table:table-cell office:value-type="float" office:value="0.1373">
            <text:p>0.1373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6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1">
            <text:p>611</text:p>
          </table:table-cell>
          <table:table-cell office:value-type="time" office:time-value="PT14H32M47S">
            <text:p>14:32:47</text:p>
          </table:table-cell>
          <table:table-cell office:value-type="float" office:value="52.0941">
            <text:p>52.0941</text:p>
          </table:table-cell>
          <table:table-cell office:value-type="float" office:value="0.1373">
            <text:p>0.1373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6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2">
            <text:p>612</text:p>
          </table:table-cell>
          <table:table-cell office:value-type="time" office:time-value="PT14H33M00S">
            <text:p>14:33:00</text:p>
          </table:table-cell>
          <table:table-cell office:value-type="float" office:value="52.0943">
            <text:p>52.0943</text:p>
          </table:table-cell>
          <table:table-cell office:value-type="float" office:value="0.1393">
            <text:p>0.1393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A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2">
            <text:p>612</text:p>
          </table:table-cell>
          <table:table-cell office:value-type="time" office:time-value="PT14H33M00S">
            <text:p>14:33:00</text:p>
          </table:table-cell>
          <table:table-cell office:value-type="float" office:value="52.0943">
            <text:p>52.0943</text:p>
          </table:table-cell>
          <table:table-cell office:value-type="float" office:value="0.1393">
            <text:p>0.1393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A1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2">
            <text:p>612</text:p>
          </table:table-cell>
          <table:table-cell office:value-type="time" office:time-value="PT14H33M00S">
            <text:p>14:33:00</text:p>
          </table:table-cell>
          <table:table-cell office:value-type="float" office:value="52.0943">
            <text:p>52.0943</text:p>
          </table:table-cell>
          <table:table-cell office:value-type="float" office:value="0.1393">
            <text:p>0.1393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A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2">
            <text:p>612</text:p>
          </table:table-cell>
          <table:table-cell office:value-type="time" office:time-value="PT14H33M00S">
            <text:p>14:33:00</text:p>
          </table:table-cell>
          <table:table-cell office:value-type="float" office:value="52.0943">
            <text:p>52.0943</text:p>
          </table:table-cell>
          <table:table-cell office:value-type="float" office:value="0.1393">
            <text:p>0.1393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A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3">
            <text:p>613</text:p>
          </table:table-cell>
          <table:table-cell office:value-type="time" office:time-value="PT14H33M13S">
            <text:p>14:33:13</text:p>
          </table:table-cell>
          <table:table-cell office:value-type="float" office:value="52.0943">
            <text:p>52.0943</text:p>
          </table:table-cell>
          <table:table-cell office:value-type="float" office:value="0.1413">
            <text:p>0.1413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B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3">
            <text:p>613</text:p>
          </table:table-cell>
          <table:table-cell office:value-type="time" office:time-value="PT14H33M13S">
            <text:p>14:33:13</text:p>
          </table:table-cell>
          <table:table-cell office:value-type="float" office:value="52.0943">
            <text:p>52.0943</text:p>
          </table:table-cell>
          <table:table-cell office:value-type="float" office:value="0.1413">
            <text:p>0.1413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B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3">
            <text:p>613</text:p>
          </table:table-cell>
          <table:table-cell office:value-type="time" office:time-value="PT14H33M13S">
            <text:p>14:33:13</text:p>
          </table:table-cell>
          <table:table-cell office:value-type="float" office:value="52.0943">
            <text:p>52.0943</text:p>
          </table:table-cell>
          <table:table-cell office:value-type="float" office:value="0.1413">
            <text:p>0.1413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B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3">
            <text:p>613</text:p>
          </table:table-cell>
          <table:table-cell office:value-type="time" office:time-value="PT14H33M13S">
            <text:p>14:33:13</text:p>
          </table:table-cell>
          <table:table-cell office:value-type="float" office:value="52.0943">
            <text:p>52.0943</text:p>
          </table:table-cell>
          <table:table-cell office:value-type="float" office:value="0.1413">
            <text:p>0.1413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B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4">
            <text:p>614</text:p>
          </table:table-cell>
          <table:table-cell office:value-type="time" office:time-value="PT14H33M26S">
            <text:p>14:33:26</text:p>
          </table:table-cell>
          <table:table-cell office:value-type="float" office:value="52.0944">
            <text:p>52.0944</text:p>
          </table:table-cell>
          <table:table-cell office:value-type="float" office:value="0.1434">
            <text:p>0.1434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85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4">
            <text:p>614</text:p>
          </table:table-cell>
          <table:table-cell office:value-type="time" office:time-value="PT14H33M26S">
            <text:p>14:33:26</text:p>
          </table:table-cell>
          <table:table-cell office:value-type="float" office:value="52.0944">
            <text:p>52.0944</text:p>
          </table:table-cell>
          <table:table-cell office:value-type="float" office:value="0.1434">
            <text:p>0.1434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85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4">
            <text:p>614</text:p>
          </table:table-cell>
          <table:table-cell office:value-type="time" office:time-value="PT14H33M26S">
            <text:p>14:33:26</text:p>
          </table:table-cell>
          <table:table-cell office:value-type="float" office:value="52.0944">
            <text:p>52.0944</text:p>
          </table:table-cell>
          <table:table-cell office:value-type="float" office:value="0.1434">
            <text:p>0.1434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85E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4">
            <text:p>614</text:p>
          </table:table-cell>
          <table:table-cell office:value-type="time" office:time-value="PT14H33M26S">
            <text:p>14:33:26</text:p>
          </table:table-cell>
          <table:table-cell office:value-type="float" office:value="52.0944">
            <text:p>52.0944</text:p>
          </table:table-cell>
          <table:table-cell office:value-type="float" office:value="0.1434">
            <text:p>0.1434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85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4">
            <text:p>614</text:p>
          </table:table-cell>
          <table:table-cell office:value-type="time" office:time-value="PT14H33M26S">
            <text:p>14:33:26</text:p>
          </table:table-cell>
          <table:table-cell office:value-type="float" office:value="52.0944">
            <text:p>52.0944</text:p>
          </table:table-cell>
          <table:table-cell office:value-type="float" office:value="0.1434">
            <text:p>0.1434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85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5">
            <text:p>615</text:p>
          </table:table-cell>
          <table:table-cell office:value-type="time" office:time-value="PT14H33M40S">
            <text:p>14:33:40</text:p>
          </table:table-cell>
          <table:table-cell office:value-type="float" office:value="52.0945">
            <text:p>52.0945</text:p>
          </table:table-cell>
          <table:table-cell office:value-type="float" office:value="0.1455">
            <text:p>0.145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01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5">
            <text:p>615</text:p>
          </table:table-cell>
          <table:table-cell office:value-type="time" office:time-value="PT14H33M40S">
            <text:p>14:33:40</text:p>
          </table:table-cell>
          <table:table-cell office:value-type="float" office:value="52.0945">
            <text:p>52.0945</text:p>
          </table:table-cell>
          <table:table-cell office:value-type="float" office:value="0.1455">
            <text:p>0.145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01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5">
            <text:p>615</text:p>
          </table:table-cell>
          <table:table-cell office:value-type="time" office:time-value="PT14H33M40S">
            <text:p>14:33:40</text:p>
          </table:table-cell>
          <table:table-cell office:value-type="float" office:value="52.0945">
            <text:p>52.0945</text:p>
          </table:table-cell>
          <table:table-cell office:value-type="float" office:value="0.1455">
            <text:p>0.145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01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5">
            <text:p>615</text:p>
          </table:table-cell>
          <table:table-cell office:value-type="time" office:time-value="PT14H33M40S">
            <text:p>14:33:40</text:p>
          </table:table-cell>
          <table:table-cell office:value-type="float" office:value="52.0945">
            <text:p>52.0945</text:p>
          </table:table-cell>
          <table:table-cell office:value-type="float" office:value="0.1455">
            <text:p>0.145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01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5">
            <text:p>615</text:p>
          </table:table-cell>
          <table:table-cell office:value-type="time" office:time-value="PT14H33M40S">
            <text:p>14:33:40</text:p>
          </table:table-cell>
          <table:table-cell office:value-type="float" office:value="52.0945">
            <text:p>52.0945</text:p>
          </table:table-cell>
          <table:table-cell office:value-type="float" office:value="0.1455">
            <text:p>0.145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01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6">
            <text:p>616</text:p>
          </table:table-cell>
          <table:table-cell office:value-type="time" office:time-value="PT14H33M53S">
            <text:p>14:33:53</text:p>
          </table:table-cell>
          <table:table-cell office:value-type="float" office:value="52.0946">
            <text:p>52.0946</text:p>
          </table:table-cell>
          <table:table-cell office:value-type="float" office:value="0.1475">
            <text:p>0.1475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6">
            <text:p>616</text:p>
          </table:table-cell>
          <table:table-cell office:value-type="time" office:time-value="PT14H33M53S">
            <text:p>14:33:53</text:p>
          </table:table-cell>
          <table:table-cell office:value-type="float" office:value="52.0946">
            <text:p>52.0946</text:p>
          </table:table-cell>
          <table:table-cell office:value-type="float" office:value="0.1475">
            <text:p>0.1475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6">
            <text:p>616</text:p>
          </table:table-cell>
          <table:table-cell office:value-type="time" office:time-value="PT14H33M53S">
            <text:p>14:33:53</text:p>
          </table:table-cell>
          <table:table-cell office:value-type="float" office:value="52.0946">
            <text:p>52.0946</text:p>
          </table:table-cell>
          <table:table-cell office:value-type="float" office:value="0.1475">
            <text:p>0.1475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6">
            <text:p>616</text:p>
          </table:table-cell>
          <table:table-cell office:value-type="time" office:time-value="PT14H33M53S">
            <text:p>14:33:53</text:p>
          </table:table-cell>
          <table:table-cell office:value-type="float" office:value="52.0946">
            <text:p>52.0946</text:p>
          </table:table-cell>
          <table:table-cell office:value-type="float" office:value="0.1475">
            <text:p>0.1475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6">
            <text:p>616</text:p>
          </table:table-cell>
          <table:table-cell office:value-type="time" office:time-value="PT14H33M53S">
            <text:p>14:33:53</text:p>
          </table:table-cell>
          <table:table-cell office:value-type="float" office:value="52.0946">
            <text:p>52.0946</text:p>
          </table:table-cell>
          <table:table-cell office:value-type="float" office:value="0.1475">
            <text:p>0.1475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7">
            <text:p>617</text:p>
          </table:table-cell>
          <table:table-cell office:value-type="time" office:time-value="PT14H34M06S">
            <text:p>14:34:06</text:p>
          </table:table-cell>
          <table:table-cell office:value-type="float" office:value="52.0947">
            <text:p>52.0947</text:p>
          </table:table-cell>
          <table:table-cell office:value-type="float" office:value="0.1496">
            <text:p>0.1496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D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7">
            <text:p>617</text:p>
          </table:table-cell>
          <table:table-cell office:value-type="time" office:time-value="PT14H34M06S">
            <text:p>14:34:06</text:p>
          </table:table-cell>
          <table:table-cell office:value-type="float" office:value="52.0947">
            <text:p>52.0947</text:p>
          </table:table-cell>
          <table:table-cell office:value-type="float" office:value="0.1496">
            <text:p>0.1496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D3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7">
            <text:p>617</text:p>
          </table:table-cell>
          <table:table-cell office:value-type="time" office:time-value="PT14H34M06S">
            <text:p>14:34:06</text:p>
          </table:table-cell>
          <table:table-cell office:value-type="float" office:value="52.0947">
            <text:p>52.0947</text:p>
          </table:table-cell>
          <table:table-cell office:value-type="float" office:value="0.1496">
            <text:p>0.1496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D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7">
            <text:p>617</text:p>
          </table:table-cell>
          <table:table-cell office:value-type="time" office:time-value="PT14H34M06S">
            <text:p>14:34:06</text:p>
          </table:table-cell>
          <table:table-cell office:value-type="float" office:value="52.0947">
            <text:p>52.0947</text:p>
          </table:table-cell>
          <table:table-cell office:value-type="float" office:value="0.1496">
            <text:p>0.1496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8">
            <text:p>618</text:p>
          </table:table-cell>
          <table:table-cell office:value-type="time" office:time-value="PT14H34M20S">
            <text:p>14:34:20</text:p>
          </table:table-cell>
          <table:table-cell office:value-type="float" office:value="52.0947">
            <text:p>52.0947</text:p>
          </table:table-cell>
          <table:table-cell office:value-type="float" office:value="0.1517">
            <text:p>0.1517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2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8">
            <text:p>618</text:p>
          </table:table-cell>
          <table:table-cell office:value-type="time" office:time-value="PT14H34M20S">
            <text:p>14:34:20</text:p>
          </table:table-cell>
          <table:table-cell office:value-type="float" office:value="52.0947">
            <text:p>52.0947</text:p>
          </table:table-cell>
          <table:table-cell office:value-type="float" office:value="0.1517">
            <text:p>0.1517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22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8">
            <text:p>618</text:p>
          </table:table-cell>
          <table:table-cell office:value-type="time" office:time-value="PT14H34M20S">
            <text:p>14:34:20</text:p>
          </table:table-cell>
          <table:table-cell office:value-type="float" office:value="52.0947">
            <text:p>52.0947</text:p>
          </table:table-cell>
          <table:table-cell office:value-type="float" office:value="0.1517">
            <text:p>0.1517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2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8">
            <text:p>618</text:p>
          </table:table-cell>
          <table:table-cell office:value-type="time" office:time-value="PT14H34M20S">
            <text:p>14:34:20</text:p>
          </table:table-cell>
          <table:table-cell office:value-type="float" office:value="52.0947">
            <text:p>52.0947</text:p>
          </table:table-cell>
          <table:table-cell office:value-type="float" office:value="0.1517">
            <text:p>0.1517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2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8">
            <text:p>618</text:p>
          </table:table-cell>
          <table:table-cell office:value-type="time" office:time-value="PT14H34M20S">
            <text:p>14:34:20</text:p>
          </table:table-cell>
          <table:table-cell office:value-type="float" office:value="52.0947">
            <text:p>52.0947</text:p>
          </table:table-cell>
          <table:table-cell office:value-type="float" office:value="0.1517">
            <text:p>0.1517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0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19">
            <text:p>619</text:p>
          </table:table-cell>
          <table:table-cell office:value-type="time" office:time-value="PT14H34M33S">
            <text:p>14:34:33</text:p>
          </table:table-cell>
          <table:table-cell office:value-type="float" office:value="52.0948">
            <text:p>52.0948</text:p>
          </table:table-cell>
          <table:table-cell office:value-type="float" office:value="0.1537">
            <text:p>0.1537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6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19">
            <text:p>619</text:p>
          </table:table-cell>
          <table:table-cell office:value-type="time" office:time-value="PT14H34M33S">
            <text:p>14:34:33</text:p>
          </table:table-cell>
          <table:table-cell office:value-type="float" office:value="52.0948">
            <text:p>52.0948</text:p>
          </table:table-cell>
          <table:table-cell office:value-type="float" office:value="0.1537">
            <text:p>0.1537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6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19">
            <text:p>619</text:p>
          </table:table-cell>
          <table:table-cell office:value-type="time" office:time-value="PT14H34M33S">
            <text:p>14:34:33</text:p>
          </table:table-cell>
          <table:table-cell office:value-type="float" office:value="52.0948">
            <text:p>52.0948</text:p>
          </table:table-cell>
          <table:table-cell office:value-type="float" office:value="0.1537">
            <text:p>0.1537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6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19">
            <text:p>619</text:p>
          </table:table-cell>
          <table:table-cell office:value-type="time" office:time-value="PT14H34M33S">
            <text:p>14:34:33</text:p>
          </table:table-cell>
          <table:table-cell office:value-type="float" office:value="52.0948">
            <text:p>52.0948</text:p>
          </table:table-cell>
          <table:table-cell office:value-type="float" office:value="0.1537">
            <text:p>0.1537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6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19">
            <text:p>619</text:p>
          </table:table-cell>
          <table:table-cell office:value-type="time" office:time-value="PT14H34M33S">
            <text:p>14:34:33</text:p>
          </table:table-cell>
          <table:table-cell office:value-type="float" office:value="52.0948">
            <text:p>52.0948</text:p>
          </table:table-cell>
          <table:table-cell office:value-type="float" office:value="0.1537">
            <text:p>0.1537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5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0">
            <text:p>620</text:p>
          </table:table-cell>
          <table:table-cell office:value-type="time" office:time-value="PT14H34M46S">
            <text:p>14:34:46</text:p>
          </table:table-cell>
          <table:table-cell office:value-type="float" office:value="52.0948">
            <text:p>52.0948</text:p>
          </table:table-cell>
          <table:table-cell office:value-type="float" office:value="0.1558">
            <text:p>0.15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5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0">
            <text:p>620</text:p>
          </table:table-cell>
          <table:table-cell office:value-type="time" office:time-value="PT14H34M46S">
            <text:p>14:34:46</text:p>
          </table:table-cell>
          <table:table-cell office:value-type="float" office:value="52.0948">
            <text:p>52.0948</text:p>
          </table:table-cell>
          <table:table-cell office:value-type="float" office:value="0.1558">
            <text:p>0.15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5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0">
            <text:p>620</text:p>
          </table:table-cell>
          <table:table-cell office:value-type="time" office:time-value="PT14H34M46S">
            <text:p>14:34:46</text:p>
          </table:table-cell>
          <table:table-cell office:value-type="float" office:value="52.0948">
            <text:p>52.0948</text:p>
          </table:table-cell>
          <table:table-cell office:value-type="float" office:value="0.1558">
            <text:p>0.15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5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0">
            <text:p>620</text:p>
          </table:table-cell>
          <table:table-cell office:value-type="time" office:time-value="PT14H34M46S">
            <text:p>14:34:46</text:p>
          </table:table-cell>
          <table:table-cell office:value-type="float" office:value="52.0948">
            <text:p>52.0948</text:p>
          </table:table-cell>
          <table:table-cell office:value-type="float" office:value="0.1558">
            <text:p>0.15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5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0">
            <text:p>620</text:p>
          </table:table-cell>
          <table:table-cell office:value-type="time" office:time-value="PT14H34M46S">
            <text:p>14:34:46</text:p>
          </table:table-cell>
          <table:table-cell office:value-type="float" office:value="52.0948">
            <text:p>52.0948</text:p>
          </table:table-cell>
          <table:table-cell office:value-type="float" office:value="0.1558">
            <text:p>0.15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05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1">
            <text:p>621</text:p>
          </table:table-cell>
          <table:table-cell office:value-type="time" office:time-value="PT14H34M59S">
            <text:p>14:34:59</text:p>
          </table:table-cell>
          <table:table-cell office:value-type="float" office:value="52.0949">
            <text:p>52.0949</text:p>
          </table:table-cell>
          <table:table-cell office:value-type="float" office:value="0.1578">
            <text:p>0.1578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2A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1">
            <text:p>621</text:p>
          </table:table-cell>
          <table:table-cell office:value-type="time" office:time-value="PT14H34M59S">
            <text:p>14:34:59</text:p>
          </table:table-cell>
          <table:table-cell office:value-type="float" office:value="52.0949">
            <text:p>52.0949</text:p>
          </table:table-cell>
          <table:table-cell office:value-type="float" office:value="0.1578">
            <text:p>0.1578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2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1">
            <text:p>621</text:p>
          </table:table-cell>
          <table:table-cell office:value-type="time" office:time-value="PT14H34M59S">
            <text:p>14:34:59</text:p>
          </table:table-cell>
          <table:table-cell office:value-type="float" office:value="52.0949">
            <text:p>52.0949</text:p>
          </table:table-cell>
          <table:table-cell office:value-type="float" office:value="0.1578">
            <text:p>0.1578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2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1">
            <text:p>621</text:p>
          </table:table-cell>
          <table:table-cell office:value-type="time" office:time-value="PT14H34M59S">
            <text:p>14:34:59</text:p>
          </table:table-cell>
          <table:table-cell office:value-type="float" office:value="52.0949">
            <text:p>52.0949</text:p>
          </table:table-cell>
          <table:table-cell office:value-type="float" office:value="0.1578">
            <text:p>0.1578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2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2">
            <text:p>622</text:p>
          </table:table-cell>
          <table:table-cell office:value-type="time" office:time-value="PT14H35M13S">
            <text:p>14:35:13</text:p>
          </table:table-cell>
          <table:table-cell office:value-type="float" office:value="52.0949">
            <text:p>52.0949</text:p>
          </table:table-cell>
          <table:table-cell office:value-type="float" office:value="0.16">
            <text:p>0.1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2">
            <text:p>622</text:p>
          </table:table-cell>
          <table:table-cell office:value-type="time" office:time-value="PT14H35M13S">
            <text:p>14:35:13</text:p>
          </table:table-cell>
          <table:table-cell office:value-type="float" office:value="52.0949">
            <text:p>52.0949</text:p>
          </table:table-cell>
          <table:table-cell office:value-type="float" office:value="0.16">
            <text:p>0.1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2">
            <text:p>622</text:p>
          </table:table-cell>
          <table:table-cell office:value-type="time" office:time-value="PT14H35M13S">
            <text:p>14:35:13</text:p>
          </table:table-cell>
          <table:table-cell office:value-type="float" office:value="52.0949">
            <text:p>52.0949</text:p>
          </table:table-cell>
          <table:table-cell office:value-type="float" office:value="0.16">
            <text:p>0.1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2">
            <text:p>622</text:p>
          </table:table-cell>
          <table:table-cell office:value-type="time" office:time-value="PT14H35M13S">
            <text:p>14:35:13</text:p>
          </table:table-cell>
          <table:table-cell office:value-type="float" office:value="52.0949">
            <text:p>52.0949</text:p>
          </table:table-cell>
          <table:table-cell office:value-type="float" office:value="0.16">
            <text:p>0.1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BF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3">
            <text:p>623</text:p>
          </table:table-cell>
          <table:table-cell office:value-type="time" office:time-value="PT14H35M26S">
            <text:p>14:35:26</text:p>
          </table:table-cell>
          <table:table-cell office:value-type="float" office:value="52.0949">
            <text:p>52.0949</text:p>
          </table:table-cell>
          <table:table-cell office:value-type="float" office:value="0.1621">
            <text:p>0.1621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4B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3">
            <text:p>623</text:p>
          </table:table-cell>
          <table:table-cell office:value-type="time" office:time-value="PT14H35M26S">
            <text:p>14:35:26</text:p>
          </table:table-cell>
          <table:table-cell office:value-type="float" office:value="52.0949">
            <text:p>52.0949</text:p>
          </table:table-cell>
          <table:table-cell office:value-type="float" office:value="0.1621">
            <text:p>0.1621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4B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3">
            <text:p>623</text:p>
          </table:table-cell>
          <table:table-cell office:value-type="time" office:time-value="PT14H35M26S">
            <text:p>14:35:26</text:p>
          </table:table-cell>
          <table:table-cell office:value-type="float" office:value="52.0949">
            <text:p>52.0949</text:p>
          </table:table-cell>
          <table:table-cell office:value-type="float" office:value="0.1621">
            <text:p>0.1621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4B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3">
            <text:p>623</text:p>
          </table:table-cell>
          <table:table-cell office:value-type="time" office:time-value="PT14H35M26S">
            <text:p>14:35:26</text:p>
          </table:table-cell>
          <table:table-cell office:value-type="float" office:value="52.0949">
            <text:p>52.0949</text:p>
          </table:table-cell>
          <table:table-cell office:value-type="float" office:value="0.1621">
            <text:p>0.1621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4B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3">
            <text:p>623</text:p>
          </table:table-cell>
          <table:table-cell office:value-type="time" office:time-value="PT14H35M26S">
            <text:p>14:35:26</text:p>
          </table:table-cell>
          <table:table-cell office:value-type="float" office:value="52.0949">
            <text:p>52.0949</text:p>
          </table:table-cell>
          <table:table-cell office:value-type="float" office:value="0.1621">
            <text:p>0.1621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4B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4">
            <text:p>624</text:p>
          </table:table-cell>
          <table:table-cell office:value-type="time" office:time-value="PT14H35M39S">
            <text:p>14:35:39</text:p>
          </table:table-cell>
          <table:table-cell office:value-type="float" office:value="52.0949">
            <text:p>52.0949</text:p>
          </table:table-cell>
          <table:table-cell office:value-type="float" office:value="0.1642">
            <text:p>0.1642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4">
            <text:p>624</text:p>
          </table:table-cell>
          <table:table-cell office:value-type="time" office:time-value="PT14H35M39S">
            <text:p>14:35:39</text:p>
          </table:table-cell>
          <table:table-cell office:value-type="float" office:value="52.0949">
            <text:p>52.0949</text:p>
          </table:table-cell>
          <table:table-cell office:value-type="float" office:value="0.1642">
            <text:p>0.1642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4">
            <text:p>624</text:p>
          </table:table-cell>
          <table:table-cell office:value-type="time" office:time-value="PT14H35M39S">
            <text:p>14:35:39</text:p>
          </table:table-cell>
          <table:table-cell office:value-type="float" office:value="52.0949">
            <text:p>52.0949</text:p>
          </table:table-cell>
          <table:table-cell office:value-type="float" office:value="0.1642">
            <text:p>0.1642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4">
            <text:p>624</text:p>
          </table:table-cell>
          <table:table-cell office:value-type="time" office:time-value="PT14H35M39S">
            <text:p>14:35:39</text:p>
          </table:table-cell>
          <table:table-cell office:value-type="float" office:value="52.0949">
            <text:p>52.0949</text:p>
          </table:table-cell>
          <table:table-cell office:value-type="float" office:value="0.1642">
            <text:p>0.1642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5">
            <text:p>625</text:p>
          </table:table-cell>
          <table:table-cell office:value-type="time" office:time-value="PT14H35M53S">
            <text:p>14:35:53</text:p>
          </table:table-cell>
          <table:table-cell office:value-type="float" office:value="52.0948">
            <text:p>52.0948</text:p>
          </table:table-cell>
          <table:table-cell office:value-type="float" office:value="0.1664">
            <text:p>0.166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F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5">
            <text:p>625</text:p>
          </table:table-cell>
          <table:table-cell office:value-type="time" office:time-value="PT14H35M53S">
            <text:p>14:35:53</text:p>
          </table:table-cell>
          <table:table-cell office:value-type="float" office:value="52.0948">
            <text:p>52.0948</text:p>
          </table:table-cell>
          <table:table-cell office:value-type="float" office:value="0.1664">
            <text:p>0.166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F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5">
            <text:p>625</text:p>
          </table:table-cell>
          <table:table-cell office:value-type="time" office:time-value="PT14H35M53S">
            <text:p>14:35:53</text:p>
          </table:table-cell>
          <table:table-cell office:value-type="float" office:value="52.0948">
            <text:p>52.0948</text:p>
          </table:table-cell>
          <table:table-cell office:value-type="float" office:value="0.1664">
            <text:p>0.166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F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5">
            <text:p>625</text:p>
          </table:table-cell>
          <table:table-cell office:value-type="time" office:time-value="PT14H35M53S">
            <text:p>14:35:53</text:p>
          </table:table-cell>
          <table:table-cell office:value-type="float" office:value="52.0948">
            <text:p>52.0948</text:p>
          </table:table-cell>
          <table:table-cell office:value-type="float" office:value="0.1664">
            <text:p>0.166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F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5">
            <text:p>625</text:p>
          </table:table-cell>
          <table:table-cell office:value-type="time" office:time-value="PT14H35M53S">
            <text:p>14:35:53</text:p>
          </table:table-cell>
          <table:table-cell office:value-type="float" office:value="52.0948">
            <text:p>52.0948</text:p>
          </table:table-cell>
          <table:table-cell office:value-type="float" office:value="0.1664">
            <text:p>0.166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6">
            <text:p>626</text:p>
          </table:table-cell>
          <table:table-cell office:value-type="time" office:time-value="PT14H36M06S">
            <text:p>14:36:06</text:p>
          </table:table-cell>
          <table:table-cell office:value-type="float" office:value="52.0948">
            <text:p>52.0948</text:p>
          </table:table-cell>
          <table:table-cell office:value-type="float" office:value="0.1685">
            <text:p>0.1685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F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6">
            <text:p>626</text:p>
          </table:table-cell>
          <table:table-cell office:value-type="time" office:time-value="PT14H36M06S">
            <text:p>14:36:06</text:p>
          </table:table-cell>
          <table:table-cell office:value-type="float" office:value="52.0948">
            <text:p>52.0948</text:p>
          </table:table-cell>
          <table:table-cell office:value-type="float" office:value="0.1685">
            <text:p>0.1685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F2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6">
            <text:p>626</text:p>
          </table:table-cell>
          <table:table-cell office:value-type="time" office:time-value="PT14H36M06S">
            <text:p>14:36:06</text:p>
          </table:table-cell>
          <table:table-cell office:value-type="float" office:value="52.0948">
            <text:p>52.0948</text:p>
          </table:table-cell>
          <table:table-cell office:value-type="float" office:value="0.1685">
            <text:p>0.1685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F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6">
            <text:p>626</text:p>
          </table:table-cell>
          <table:table-cell office:value-type="time" office:time-value="PT14H36M06S">
            <text:p>14:36:06</text:p>
          </table:table-cell>
          <table:table-cell office:value-type="float" office:value="52.0948">
            <text:p>52.0948</text:p>
          </table:table-cell>
          <table:table-cell office:value-type="float" office:value="0.1685">
            <text:p>0.1685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F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26">
            <text:p>626</text:p>
          </table:table-cell>
          <table:table-cell office:value-type="time" office:time-value="PT14H36M06S">
            <text:p>14:36:06</text:p>
          </table:table-cell>
          <table:table-cell office:value-type="float" office:value="52.0948">
            <text:p>52.0948</text:p>
          </table:table-cell>
          <table:table-cell office:value-type="float" office:value="0.1685">
            <text:p>0.1685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7">
            <text:p>627</text:p>
          </table:table-cell>
          <table:table-cell office:value-type="time" office:time-value="PT14H36M19S">
            <text:p>14:36:19</text:p>
          </table:table-cell>
          <table:table-cell office:value-type="float" office:value="52.0947">
            <text:p>52.0947</text:p>
          </table:table-cell>
          <table:table-cell office:value-type="float" office:value="0.1706">
            <text:p>0.1706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0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7">
            <text:p>627</text:p>
          </table:table-cell>
          <table:table-cell office:value-type="time" office:time-value="PT14H36M19S">
            <text:p>14:36:19</text:p>
          </table:table-cell>
          <table:table-cell office:value-type="float" office:value="52.0947">
            <text:p>52.0947</text:p>
          </table:table-cell>
          <table:table-cell office:value-type="float" office:value="0.1706">
            <text:p>0.1706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0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7">
            <text:p>627</text:p>
          </table:table-cell>
          <table:table-cell office:value-type="time" office:time-value="PT14H36M19S">
            <text:p>14:36:19</text:p>
          </table:table-cell>
          <table:table-cell office:value-type="float" office:value="52.0947">
            <text:p>52.0947</text:p>
          </table:table-cell>
          <table:table-cell office:value-type="float" office:value="0.1706">
            <text:p>0.1706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0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7">
            <text:p>627</text:p>
          </table:table-cell>
          <table:table-cell office:value-type="time" office:time-value="PT14H36M19S">
            <text:p>14:36:19</text:p>
          </table:table-cell>
          <table:table-cell office:value-type="float" office:value="52.0947">
            <text:p>52.0947</text:p>
          </table:table-cell>
          <table:table-cell office:value-type="float" office:value="0.1706">
            <text:p>0.1706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0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8">
            <text:p>628</text:p>
          </table:table-cell>
          <table:table-cell office:value-type="time" office:time-value="PT14H36M32S">
            <text:p>14:36:32</text:p>
          </table:table-cell>
          <table:table-cell office:value-type="float" office:value="52.0947">
            <text:p>52.0947</text:p>
          </table:table-cell>
          <table:table-cell office:value-type="float" office:value="0.1726">
            <text:p>0.1726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3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8">
            <text:p>628</text:p>
          </table:table-cell>
          <table:table-cell office:value-type="time" office:time-value="PT14H36M32S">
            <text:p>14:36:32</text:p>
          </table:table-cell>
          <table:table-cell office:value-type="float" office:value="52.0947">
            <text:p>52.0947</text:p>
          </table:table-cell>
          <table:table-cell office:value-type="float" office:value="0.1726">
            <text:p>0.1726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8">
            <text:p>628</text:p>
          </table:table-cell>
          <table:table-cell office:value-type="time" office:time-value="PT14H36M32S">
            <text:p>14:36:32</text:p>
          </table:table-cell>
          <table:table-cell office:value-type="float" office:value="52.0947">
            <text:p>52.0947</text:p>
          </table:table-cell>
          <table:table-cell office:value-type="float" office:value="0.1726">
            <text:p>0.1726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3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29">
            <text:p>629</text:p>
          </table:table-cell>
          <table:table-cell office:value-type="time" office:time-value="PT14H36M46S">
            <text:p>14:36:46</text:p>
          </table:table-cell>
          <table:table-cell office:value-type="float" office:value="52.0946">
            <text:p>52.0946</text:p>
          </table:table-cell>
          <table:table-cell office:value-type="float" office:value="0.1749">
            <text:p>0.174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D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29">
            <text:p>629</text:p>
          </table:table-cell>
          <table:table-cell office:value-type="time" office:time-value="PT14H36M46S">
            <text:p>14:36:46</text:p>
          </table:table-cell>
          <table:table-cell office:value-type="float" office:value="52.0946">
            <text:p>52.0946</text:p>
          </table:table-cell>
          <table:table-cell office:value-type="float" office:value="0.1749">
            <text:p>0.174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D6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29">
            <text:p>629</text:p>
          </table:table-cell>
          <table:table-cell office:value-type="time" office:time-value="PT14H36M46S">
            <text:p>14:36:46</text:p>
          </table:table-cell>
          <table:table-cell office:value-type="float" office:value="52.0946">
            <text:p>52.0946</text:p>
          </table:table-cell>
          <table:table-cell office:value-type="float" office:value="0.1749">
            <text:p>0.174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D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29">
            <text:p>629</text:p>
          </table:table-cell>
          <table:table-cell office:value-type="time" office:time-value="PT14H36M46S">
            <text:p>14:36:46</text:p>
          </table:table-cell>
          <table:table-cell office:value-type="float" office:value="52.0946">
            <text:p>52.0946</text:p>
          </table:table-cell>
          <table:table-cell office:value-type="float" office:value="0.1749">
            <text:p>0.174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FD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0">
            <text:p>630</text:p>
          </table:table-cell>
          <table:table-cell office:value-type="time" office:time-value="PT14H36M59S">
            <text:p>14:36:59</text:p>
          </table:table-cell>
          <table:table-cell office:value-type="float" office:value="52.0945">
            <text:p>52.0945</text:p>
          </table:table-cell>
          <table:table-cell office:value-type="float" office:value="0.1769">
            <text:p>0.1769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62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0">
            <text:p>630</text:p>
          </table:table-cell>
          <table:table-cell office:value-type="time" office:time-value="PT14H36M59S">
            <text:p>14:36:59</text:p>
          </table:table-cell>
          <table:table-cell office:value-type="float" office:value="52.0945">
            <text:p>52.0945</text:p>
          </table:table-cell>
          <table:table-cell office:value-type="float" office:value="0.1769">
            <text:p>0.1769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62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30">
            <text:p>630</text:p>
          </table:table-cell>
          <table:table-cell office:value-type="time" office:time-value="PT14H36M59S">
            <text:p>14:36:59</text:p>
          </table:table-cell>
          <table:table-cell office:value-type="float" office:value="52.0945">
            <text:p>52.0945</text:p>
          </table:table-cell>
          <table:table-cell office:value-type="float" office:value="0.1769">
            <text:p>0.1769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62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0">
            <text:p>630</text:p>
          </table:table-cell>
          <table:table-cell office:value-type="time" office:time-value="PT14H36M59S">
            <text:p>14:36:59</text:p>
          </table:table-cell>
          <table:table-cell office:value-type="float" office:value="52.0945">
            <text:p>52.0945</text:p>
          </table:table-cell>
          <table:table-cell office:value-type="float" office:value="0.1769">
            <text:p>0.1769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62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0">
            <text:p>630</text:p>
          </table:table-cell>
          <table:table-cell office:value-type="time" office:time-value="PT14H36M59S">
            <text:p>14:36:59</text:p>
          </table:table-cell>
          <table:table-cell office:value-type="float" office:value="52.0945">
            <text:p>52.0945</text:p>
          </table:table-cell>
          <table:table-cell office:value-type="float" office:value="0.1769">
            <text:p>0.1769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62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1">
            <text:p>631</text:p>
          </table:table-cell>
          <table:table-cell office:value-type="time" office:time-value="PT14H37M12S">
            <text:p>14:37:12</text:p>
          </table:table-cell>
          <table:table-cell office:value-type="float" office:value="52.0944">
            <text:p>52.0944</text:p>
          </table:table-cell>
          <table:table-cell office:value-type="float" office:value="0.179">
            <text:p>0.179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1">
            <text:p>631</text:p>
          </table:table-cell>
          <table:table-cell office:value-type="time" office:time-value="PT14H37M12S">
            <text:p>14:37:12</text:p>
          </table:table-cell>
          <table:table-cell office:value-type="float" office:value="52.0944">
            <text:p>52.0944</text:p>
          </table:table-cell>
          <table:table-cell office:value-type="float" office:value="0.179">
            <text:p>0.179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1">
            <text:p>631</text:p>
          </table:table-cell>
          <table:table-cell office:value-type="time" office:time-value="PT14H37M12S">
            <text:p>14:37:12</text:p>
          </table:table-cell>
          <table:table-cell office:value-type="float" office:value="52.0944">
            <text:p>52.0944</text:p>
          </table:table-cell>
          <table:table-cell office:value-type="float" office:value="0.179">
            <text:p>0.179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31">
            <text:p>631</text:p>
          </table:table-cell>
          <table:table-cell office:value-type="time" office:time-value="PT14H37M12S">
            <text:p>14:37:12</text:p>
          </table:table-cell>
          <table:table-cell office:value-type="float" office:value="52.0944">
            <text:p>52.0944</text:p>
          </table:table-cell>
          <table:table-cell office:value-type="float" office:value="0.179">
            <text:p>0.179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1">
            <text:p>631</text:p>
          </table:table-cell>
          <table:table-cell office:value-type="time" office:time-value="PT14H37M12S">
            <text:p>14:37:12</text:p>
          </table:table-cell>
          <table:table-cell office:value-type="float" office:value="52.0944">
            <text:p>52.0944</text:p>
          </table:table-cell>
          <table:table-cell office:value-type="float" office:value="0.179">
            <text:p>0.179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4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2">
            <text:p>632</text:p>
          </table:table-cell>
          <table:table-cell office:value-type="time" office:time-value="PT14H37M26S">
            <text:p>14:37:26</text:p>
          </table:table-cell>
          <table:table-cell office:value-type="float" office:value="52.0943">
            <text:p>52.0943</text:p>
          </table:table-cell>
          <table:table-cell office:value-type="float" office:value="0.1812">
            <text:p>0.1812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F8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2">
            <text:p>632</text:p>
          </table:table-cell>
          <table:table-cell office:value-type="time" office:time-value="PT14H37M26S">
            <text:p>14:37:26</text:p>
          </table:table-cell>
          <table:table-cell office:value-type="float" office:value="52.0943">
            <text:p>52.0943</text:p>
          </table:table-cell>
          <table:table-cell office:value-type="float" office:value="0.1812">
            <text:p>0.1812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F8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2">
            <text:p>632</text:p>
          </table:table-cell>
          <table:table-cell office:value-type="time" office:time-value="PT14H37M26S">
            <text:p>14:37:26</text:p>
          </table:table-cell>
          <table:table-cell office:value-type="float" office:value="52.0943">
            <text:p>52.0943</text:p>
          </table:table-cell>
          <table:table-cell office:value-type="float" office:value="0.1812">
            <text:p>0.1812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F8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32">
            <text:p>632</text:p>
          </table:table-cell>
          <table:table-cell office:value-type="time" office:time-value="PT14H37M26S">
            <text:p>14:37:26</text:p>
          </table:table-cell>
          <table:table-cell office:value-type="float" office:value="52.0943">
            <text:p>52.0943</text:p>
          </table:table-cell>
          <table:table-cell office:value-type="float" office:value="0.1812">
            <text:p>0.1812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F8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33">
            <text:p>633</text:p>
          </table:table-cell>
          <table:table-cell office:value-type="time" office:time-value="PT14H37M39S">
            <text:p>14:37:39</text:p>
          </table:table-cell>
          <table:table-cell office:value-type="float" office:value="52.0942">
            <text:p>52.0942</text:p>
          </table:table-cell>
          <table:table-cell office:value-type="float" office:value="0.1833">
            <text:p>0.1833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C8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3">
            <text:p>633</text:p>
          </table:table-cell>
          <table:table-cell office:value-type="time" office:time-value="PT14H37M39S">
            <text:p>14:37:39</text:p>
          </table:table-cell>
          <table:table-cell office:value-type="float" office:value="52.0942">
            <text:p>52.0942</text:p>
          </table:table-cell>
          <table:table-cell office:value-type="float" office:value="0.1833">
            <text:p>0.1833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C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3">
            <text:p>633</text:p>
          </table:table-cell>
          <table:table-cell office:value-type="time" office:time-value="PT14H37M39S">
            <text:p>14:37:39</text:p>
          </table:table-cell>
          <table:table-cell office:value-type="float" office:value="52.0942">
            <text:p>52.0942</text:p>
          </table:table-cell>
          <table:table-cell office:value-type="float" office:value="0.1833">
            <text:p>0.1833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C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3">
            <text:p>633</text:p>
          </table:table-cell>
          <table:table-cell office:value-type="time" office:time-value="PT14H37M39S">
            <text:p>14:37:39</text:p>
          </table:table-cell>
          <table:table-cell office:value-type="float" office:value="52.0942">
            <text:p>52.0942</text:p>
          </table:table-cell>
          <table:table-cell office:value-type="float" office:value="0.1833">
            <text:p>0.1833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C8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3">
            <text:p>633</text:p>
          </table:table-cell>
          <table:table-cell office:value-type="time" office:time-value="PT14H37M39S">
            <text:p>14:37:39</text:p>
          </table:table-cell>
          <table:table-cell office:value-type="float" office:value="52.0942">
            <text:p>52.0942</text:p>
          </table:table-cell>
          <table:table-cell office:value-type="float" office:value="0.1833">
            <text:p>0.1833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C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4">
            <text:p>634</text:p>
          </table:table-cell>
          <table:table-cell office:value-type="time" office:time-value="PT14H37M52S">
            <text:p>14:37:52</text:p>
          </table:table-cell>
          <table:table-cell office:value-type="float" office:value="52.0941">
            <text:p>52.0941</text:p>
          </table:table-cell>
          <table:table-cell office:value-type="float" office:value="0.1855">
            <text:p>0.185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8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4">
            <text:p>634</text:p>
          </table:table-cell>
          <table:table-cell office:value-type="time" office:time-value="PT14H37M52S">
            <text:p>14:37:52</text:p>
          </table:table-cell>
          <table:table-cell office:value-type="float" office:value="52.0941">
            <text:p>52.0941</text:p>
          </table:table-cell>
          <table:table-cell office:value-type="float" office:value="0.1855">
            <text:p>0.185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8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4">
            <text:p>634</text:p>
          </table:table-cell>
          <table:table-cell office:value-type="time" office:time-value="PT14H37M52S">
            <text:p>14:37:52</text:p>
          </table:table-cell>
          <table:table-cell office:value-type="float" office:value="52.0941">
            <text:p>52.0941</text:p>
          </table:table-cell>
          <table:table-cell office:value-type="float" office:value="0.1855">
            <text:p>0.185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8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34">
            <text:p>634</text:p>
          </table:table-cell>
          <table:table-cell office:value-type="time" office:time-value="PT14H37M52S">
            <text:p>14:37:52</text:p>
          </table:table-cell>
          <table:table-cell office:value-type="float" office:value="52.0941">
            <text:p>52.0941</text:p>
          </table:table-cell>
          <table:table-cell office:value-type="float" office:value="0.1855">
            <text:p>0.185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8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4">
            <text:p>634</text:p>
          </table:table-cell>
          <table:table-cell office:value-type="time" office:time-value="PT14H37M52S">
            <text:p>14:37:52</text:p>
          </table:table-cell>
          <table:table-cell office:value-type="float" office:value="52.0941">
            <text:p>52.0941</text:p>
          </table:table-cell>
          <table:table-cell office:value-type="float" office:value="0.1855">
            <text:p>0.185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8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5">
            <text:p>635</text:p>
          </table:table-cell>
          <table:table-cell office:value-type="time" office:time-value="PT14H38M05S">
            <text:p>14:38:05</text:p>
          </table:table-cell>
          <table:table-cell office:value-type="float" office:value="52.094">
            <text:p>52.094</text:p>
          </table:table-cell>
          <table:table-cell office:value-type="float" office:value="0.1876">
            <text:p>0.1876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DA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5">
            <text:p>635</text:p>
          </table:table-cell>
          <table:table-cell office:value-type="time" office:time-value="PT14H38M05S">
            <text:p>14:38:05</text:p>
          </table:table-cell>
          <table:table-cell office:value-type="float" office:value="52.094">
            <text:p>52.094</text:p>
          </table:table-cell>
          <table:table-cell office:value-type="float" office:value="0.1876">
            <text:p>0.1876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DA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5">
            <text:p>635</text:p>
          </table:table-cell>
          <table:table-cell office:value-type="time" office:time-value="PT14H38M05S">
            <text:p>14:38:05</text:p>
          </table:table-cell>
          <table:table-cell office:value-type="float" office:value="52.094">
            <text:p>52.094</text:p>
          </table:table-cell>
          <table:table-cell office:value-type="float" office:value="0.1876">
            <text:p>0.1876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DA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5">
            <text:p>635</text:p>
          </table:table-cell>
          <table:table-cell office:value-type="time" office:time-value="PT14H38M05S">
            <text:p>14:38:05</text:p>
          </table:table-cell>
          <table:table-cell office:value-type="float" office:value="52.094">
            <text:p>52.094</text:p>
          </table:table-cell>
          <table:table-cell office:value-type="float" office:value="0.1876">
            <text:p>0.1876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DA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6">
            <text:p>636</text:p>
          </table:table-cell>
          <table:table-cell office:value-type="time" office:time-value="PT14H38M19S">
            <text:p>14:38:19</text:p>
          </table:table-cell>
          <table:table-cell office:value-type="float" office:value="52.0939">
            <text:p>52.0939</text:p>
          </table:table-cell>
          <table:table-cell office:value-type="float" office:value="0.1899">
            <text:p>0.1899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19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6">
            <text:p>636</text:p>
          </table:table-cell>
          <table:table-cell office:value-type="time" office:time-value="PT14H38M19S">
            <text:p>14:38:19</text:p>
          </table:table-cell>
          <table:table-cell office:value-type="float" office:value="52.0939">
            <text:p>52.0939</text:p>
          </table:table-cell>
          <table:table-cell office:value-type="float" office:value="0.1899">
            <text:p>0.1899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19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6">
            <text:p>636</text:p>
          </table:table-cell>
          <table:table-cell office:value-type="time" office:time-value="PT14H38M19S">
            <text:p>14:38:19</text:p>
          </table:table-cell>
          <table:table-cell office:value-type="float" office:value="52.0939">
            <text:p>52.0939</text:p>
          </table:table-cell>
          <table:table-cell office:value-type="float" office:value="0.1899">
            <text:p>0.1899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19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6">
            <text:p>636</text:p>
          </table:table-cell>
          <table:table-cell office:value-type="time" office:time-value="PT14H38M19S">
            <text:p>14:38:19</text:p>
          </table:table-cell>
          <table:table-cell office:value-type="float" office:value="52.0939">
            <text:p>52.0939</text:p>
          </table:table-cell>
          <table:table-cell office:value-type="float" office:value="0.1899">
            <text:p>0.1899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19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7">
            <text:p>637</text:p>
          </table:table-cell>
          <table:table-cell office:value-type="time" office:time-value="PT14H38M32S">
            <text:p>14:38:32</text:p>
          </table:table-cell>
          <table:table-cell office:value-type="float" office:value="52.0937">
            <text:p>52.0937</text:p>
          </table:table-cell>
          <table:table-cell office:value-type="float" office:value="0.1921">
            <text:p>0.1921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7">
            <text:p>637</text:p>
          </table:table-cell>
          <table:table-cell office:value-type="time" office:time-value="PT14H38M32S">
            <text:p>14:38:32</text:p>
          </table:table-cell>
          <table:table-cell office:value-type="float" office:value="52.0937">
            <text:p>52.0937</text:p>
          </table:table-cell>
          <table:table-cell office:value-type="float" office:value="0.1921">
            <text:p>0.1921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7">
            <text:p>637</text:p>
          </table:table-cell>
          <table:table-cell office:value-type="time" office:time-value="PT14H38M32S">
            <text:p>14:38:32</text:p>
          </table:table-cell>
          <table:table-cell office:value-type="float" office:value="52.0937">
            <text:p>52.0937</text:p>
          </table:table-cell>
          <table:table-cell office:value-type="float" office:value="0.1921">
            <text:p>0.1921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8">
            <text:p>638</text:p>
          </table:table-cell>
          <table:table-cell office:value-type="time" office:time-value="PT14H38M45S">
            <text:p>14:38:45</text:p>
          </table:table-cell>
          <table:table-cell office:value-type="float" office:value="52.0936">
            <text:p>52.0936</text:p>
          </table:table-cell>
          <table:table-cell office:value-type="float" office:value="0.1943">
            <text:p>0.1943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F3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8">
            <text:p>638</text:p>
          </table:table-cell>
          <table:table-cell office:value-type="time" office:time-value="PT14H38M45S">
            <text:p>14:38:45</text:p>
          </table:table-cell>
          <table:table-cell office:value-type="float" office:value="52.0936">
            <text:p>52.0936</text:p>
          </table:table-cell>
          <table:table-cell office:value-type="float" office:value="0.1943">
            <text:p>0.1943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F3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8">
            <text:p>638</text:p>
          </table:table-cell>
          <table:table-cell office:value-type="time" office:time-value="PT14H38M45S">
            <text:p>14:38:45</text:p>
          </table:table-cell>
          <table:table-cell office:value-type="float" office:value="52.0936">
            <text:p>52.0936</text:p>
          </table:table-cell>
          <table:table-cell office:value-type="float" office:value="0.1943">
            <text:p>0.1943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F3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8">
            <text:p>638</text:p>
          </table:table-cell>
          <table:table-cell office:value-type="time" office:time-value="PT14H38M45S">
            <text:p>14:38:45</text:p>
          </table:table-cell>
          <table:table-cell office:value-type="float" office:value="52.0936">
            <text:p>52.0936</text:p>
          </table:table-cell>
          <table:table-cell office:value-type="float" office:value="0.1943">
            <text:p>0.1943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F3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39">
            <text:p>639</text:p>
          </table:table-cell>
          <table:table-cell office:value-type="time" office:time-value="PT14H38M59S">
            <text:p>14:38:59</text:p>
          </table:table-cell>
          <table:table-cell office:value-type="float" office:value="52.0935">
            <text:p>52.0935</text:p>
          </table:table-cell>
          <table:table-cell office:value-type="float" office:value="0.1966">
            <text:p>0.1966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F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39">
            <text:p>639</text:p>
          </table:table-cell>
          <table:table-cell office:value-type="time" office:time-value="PT14H38M59S">
            <text:p>14:38:59</text:p>
          </table:table-cell>
          <table:table-cell office:value-type="float" office:value="52.0935">
            <text:p>52.0935</text:p>
          </table:table-cell>
          <table:table-cell office:value-type="float" office:value="0.1966">
            <text:p>0.1966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F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39">
            <text:p>639</text:p>
          </table:table-cell>
          <table:table-cell office:value-type="time" office:time-value="PT14H38M59S">
            <text:p>14:38:59</text:p>
          </table:table-cell>
          <table:table-cell office:value-type="float" office:value="52.0935">
            <text:p>52.0935</text:p>
          </table:table-cell>
          <table:table-cell office:value-type="float" office:value="0.1966">
            <text:p>0.1966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F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39">
            <text:p>639</text:p>
          </table:table-cell>
          <table:table-cell office:value-type="time" office:time-value="PT14H38M59S">
            <text:p>14:38:59</text:p>
          </table:table-cell>
          <table:table-cell office:value-type="float" office:value="52.0935">
            <text:p>52.0935</text:p>
          </table:table-cell>
          <table:table-cell office:value-type="float" office:value="0.1966">
            <text:p>0.1966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6F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0">
            <text:p>640</text:p>
          </table:table-cell>
          <table:table-cell office:value-type="time" office:time-value="PT14H39M12S">
            <text:p>14:39:12</text:p>
          </table:table-cell>
          <table:table-cell office:value-type="float" office:value="52.0933">
            <text:p>52.0933</text:p>
          </table:table-cell>
          <table:table-cell office:value-type="float" office:value="0.1989">
            <text:p>0.1989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2E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40">
            <text:p>640</text:p>
          </table:table-cell>
          <table:table-cell office:value-type="time" office:time-value="PT14H39M12S">
            <text:p>14:39:12</text:p>
          </table:table-cell>
          <table:table-cell office:value-type="float" office:value="52.0933">
            <text:p>52.0933</text:p>
          </table:table-cell>
          <table:table-cell office:value-type="float" office:value="0.1989">
            <text:p>0.1989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2E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0">
            <text:p>640</text:p>
          </table:table-cell>
          <table:table-cell office:value-type="time" office:time-value="PT14H39M12S">
            <text:p>14:39:12</text:p>
          </table:table-cell>
          <table:table-cell office:value-type="float" office:value="52.0933">
            <text:p>52.0933</text:p>
          </table:table-cell>
          <table:table-cell office:value-type="float" office:value="0.1989">
            <text:p>0.1989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2E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0">
            <text:p>640</text:p>
          </table:table-cell>
          <table:table-cell office:value-type="time" office:time-value="PT14H39M12S">
            <text:p>14:39:12</text:p>
          </table:table-cell>
          <table:table-cell office:value-type="float" office:value="52.0933">
            <text:p>52.0933</text:p>
          </table:table-cell>
          <table:table-cell office:value-type="float" office:value="0.1989">
            <text:p>0.1989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2E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1">
            <text:p>641</text:p>
          </table:table-cell>
          <table:table-cell office:value-type="time" office:time-value="PT14H39M25S">
            <text:p>14:39:25</text:p>
          </table:table-cell>
          <table:table-cell office:value-type="float" office:value="52.0932">
            <text:p>52.0932</text:p>
          </table:table-cell>
          <table:table-cell office:value-type="float" office:value="0.2011">
            <text:p>0.201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C6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41">
            <text:p>641</text:p>
          </table:table-cell>
          <table:table-cell office:value-type="time" office:time-value="PT14H39M25S">
            <text:p>14:39:25</text:p>
          </table:table-cell>
          <table:table-cell office:value-type="float" office:value="52.0932">
            <text:p>52.0932</text:p>
          </table:table-cell>
          <table:table-cell office:value-type="float" office:value="0.2011">
            <text:p>0.201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C6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1">
            <text:p>641</text:p>
          </table:table-cell>
          <table:table-cell office:value-type="time" office:time-value="PT14H39M25S">
            <text:p>14:39:25</text:p>
          </table:table-cell>
          <table:table-cell office:value-type="float" office:value="52.0932">
            <text:p>52.0932</text:p>
          </table:table-cell>
          <table:table-cell office:value-type="float" office:value="0.2011">
            <text:p>0.201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C6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1">
            <text:p>641</text:p>
          </table:table-cell>
          <table:table-cell office:value-type="time" office:time-value="PT14H39M25S">
            <text:p>14:39:25</text:p>
          </table:table-cell>
          <table:table-cell office:value-type="float" office:value="52.0932">
            <text:p>52.0932</text:p>
          </table:table-cell>
          <table:table-cell office:value-type="float" office:value="0.2011">
            <text:p>0.201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C6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2">
            <text:p>642</text:p>
          </table:table-cell>
          <table:table-cell office:value-type="time" office:time-value="PT14H39M39S">
            <text:p>14:39:39</text:p>
          </table:table-cell>
          <table:table-cell office:value-type="float" office:value="52.0931">
            <text:p>52.0931</text:p>
          </table:table-cell>
          <table:table-cell office:value-type="float" office:value="0.2035">
            <text:p>0.2035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DB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2">
            <text:p>642</text:p>
          </table:table-cell>
          <table:table-cell office:value-type="time" office:time-value="PT14H39M39S">
            <text:p>14:39:39</text:p>
          </table:table-cell>
          <table:table-cell office:value-type="float" office:value="52.0931">
            <text:p>52.0931</text:p>
          </table:table-cell>
          <table:table-cell office:value-type="float" office:value="0.2035">
            <text:p>0.2035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DB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43">
            <text:p>643</text:p>
          </table:table-cell>
          <table:table-cell office:value-type="time" office:time-value="PT14H39M52S">
            <text:p>14:39:52</text:p>
          </table:table-cell>
          <table:table-cell office:value-type="float" office:value="52.0929">
            <text:p>52.0929</text:p>
          </table:table-cell>
          <table:table-cell office:value-type="float" office:value="0.2057">
            <text:p>0.2057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9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3">
            <text:p>643</text:p>
          </table:table-cell>
          <table:table-cell office:value-type="time" office:time-value="PT14H39M52S">
            <text:p>14:39:52</text:p>
          </table:table-cell>
          <table:table-cell office:value-type="float" office:value="52.0929">
            <text:p>52.0929</text:p>
          </table:table-cell>
          <table:table-cell office:value-type="float" office:value="0.2057">
            <text:p>0.2057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9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3">
            <text:p>643</text:p>
          </table:table-cell>
          <table:table-cell office:value-type="time" office:time-value="PT14H39M52S">
            <text:p>14:39:52</text:p>
          </table:table-cell>
          <table:table-cell office:value-type="float" office:value="52.0929">
            <text:p>52.0929</text:p>
          </table:table-cell>
          <table:table-cell office:value-type="float" office:value="0.2057">
            <text:p>0.2057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9E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3">
            <text:p>643</text:p>
          </table:table-cell>
          <table:table-cell office:value-type="time" office:time-value="PT14H39M52S">
            <text:p>14:39:52</text:p>
          </table:table-cell>
          <table:table-cell office:value-type="float" office:value="52.0929">
            <text:p>52.0929</text:p>
          </table:table-cell>
          <table:table-cell office:value-type="float" office:value="0.2057">
            <text:p>0.2057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9E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44">
            <text:p>644</text:p>
          </table:table-cell>
          <table:table-cell office:value-type="time" office:time-value="PT14H40M05S">
            <text:p>14:40:05</text:p>
          </table:table-cell>
          <table:table-cell office:value-type="float" office:value="52.0928">
            <text:p>52.0928</text:p>
          </table:table-cell>
          <table:table-cell office:value-type="float" office:value="0.208">
            <text:p>0.208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A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4">
            <text:p>644</text:p>
          </table:table-cell>
          <table:table-cell office:value-type="time" office:time-value="PT14H40M05S">
            <text:p>14:40:05</text:p>
          </table:table-cell>
          <table:table-cell office:value-type="float" office:value="52.0928">
            <text:p>52.0928</text:p>
          </table:table-cell>
          <table:table-cell office:value-type="float" office:value="0.208">
            <text:p>0.208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A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4">
            <text:p>644</text:p>
          </table:table-cell>
          <table:table-cell office:value-type="time" office:time-value="PT14H40M05S">
            <text:p>14:40:05</text:p>
          </table:table-cell>
          <table:table-cell office:value-type="float" office:value="52.0928">
            <text:p>52.0928</text:p>
          </table:table-cell>
          <table:table-cell office:value-type="float" office:value="0.208">
            <text:p>0.208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A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4">
            <text:p>644</text:p>
          </table:table-cell>
          <table:table-cell office:value-type="time" office:time-value="PT14H40M05S">
            <text:p>14:40:05</text:p>
          </table:table-cell>
          <table:table-cell office:value-type="float" office:value="52.0928">
            <text:p>52.0928</text:p>
          </table:table-cell>
          <table:table-cell office:value-type="float" office:value="0.208">
            <text:p>0.208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A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5">
            <text:p>645</text:p>
          </table:table-cell>
          <table:table-cell office:value-type="time" office:time-value="PT14H40M18S">
            <text:p>14:40:18</text:p>
          </table:table-cell>
          <table:table-cell office:value-type="float" office:value="52.0927">
            <text:p>52.0927</text:p>
          </table:table-cell>
          <table:table-cell office:value-type="float" office:value="0.2102">
            <text:p>0.2102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2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5">
            <text:p>645</text:p>
          </table:table-cell>
          <table:table-cell office:value-type="time" office:time-value="PT14H40M18S">
            <text:p>14:40:18</text:p>
          </table:table-cell>
          <table:table-cell office:value-type="float" office:value="52.0927">
            <text:p>52.0927</text:p>
          </table:table-cell>
          <table:table-cell office:value-type="float" office:value="0.2102">
            <text:p>0.2102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2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5">
            <text:p>645</text:p>
          </table:table-cell>
          <table:table-cell office:value-type="time" office:time-value="PT14H40M18S">
            <text:p>14:40:18</text:p>
          </table:table-cell>
          <table:table-cell office:value-type="float" office:value="52.0927">
            <text:p>52.0927</text:p>
          </table:table-cell>
          <table:table-cell office:value-type="float" office:value="0.2102">
            <text:p>0.2102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E2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6">
            <text:p>646</text:p>
          </table:table-cell>
          <table:table-cell office:value-type="time" office:time-value="PT14H40M32S">
            <text:p>14:40:32</text:p>
          </table:table-cell>
          <table:table-cell office:value-type="float" office:value="52.0925">
            <text:p>52.0925</text:p>
          </table:table-cell>
          <table:table-cell office:value-type="float" office:value="0.2127">
            <text:p>0.2127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5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6">
            <text:p>646</text:p>
          </table:table-cell>
          <table:table-cell office:value-type="time" office:time-value="PT14H40M32S">
            <text:p>14:40:32</text:p>
          </table:table-cell>
          <table:table-cell office:value-type="float" office:value="52.0925">
            <text:p>52.0925</text:p>
          </table:table-cell>
          <table:table-cell office:value-type="float" office:value="0.2127">
            <text:p>0.2127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5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6">
            <text:p>646</text:p>
          </table:table-cell>
          <table:table-cell office:value-type="time" office:time-value="PT14H40M32S">
            <text:p>14:40:32</text:p>
          </table:table-cell>
          <table:table-cell office:value-type="float" office:value="52.0925">
            <text:p>52.0925</text:p>
          </table:table-cell>
          <table:table-cell office:value-type="float" office:value="0.2127">
            <text:p>0.2127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7">
            <text:p>647</text:p>
          </table:table-cell>
          <table:table-cell office:value-type="time" office:time-value="PT14H40M45S">
            <text:p>14:40:45</text:p>
          </table:table-cell>
          <table:table-cell office:value-type="float" office:value="52.0924">
            <text:p>52.0924</text:p>
          </table:table-cell>
          <table:table-cell office:value-type="float" office:value="0.215">
            <text:p>0.215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17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47">
            <text:p>647</text:p>
          </table:table-cell>
          <table:table-cell office:value-type="time" office:time-value="PT14H40M45S">
            <text:p>14:40:45</text:p>
          </table:table-cell>
          <table:table-cell office:value-type="float" office:value="52.0924">
            <text:p>52.0924</text:p>
          </table:table-cell>
          <table:table-cell office:value-type="float" office:value="0.215">
            <text:p>0.215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17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8">
            <text:p>648</text:p>
          </table:table-cell>
          <table:table-cell office:value-type="time" office:time-value="PT14H40M58S">
            <text:p>14:40:58</text:p>
          </table:table-cell>
          <table:table-cell office:value-type="float" office:value="52.0922">
            <text:p>52.0922</text:p>
          </table:table-cell>
          <table:table-cell office:value-type="float" office:value="0.2172">
            <text:p>0.2172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3D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8">
            <text:p>648</text:p>
          </table:table-cell>
          <table:table-cell office:value-type="time" office:time-value="PT14H40M58S">
            <text:p>14:40:58</text:p>
          </table:table-cell>
          <table:table-cell office:value-type="float" office:value="52.0922">
            <text:p>52.0922</text:p>
          </table:table-cell>
          <table:table-cell office:value-type="float" office:value="0.2172">
            <text:p>0.2172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3D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48">
            <text:p>648</text:p>
          </table:table-cell>
          <table:table-cell office:value-type="time" office:time-value="PT14H40M58S">
            <text:p>14:40:58</text:p>
          </table:table-cell>
          <table:table-cell office:value-type="float" office:value="52.0922">
            <text:p>52.0922</text:p>
          </table:table-cell>
          <table:table-cell office:value-type="float" office:value="0.2172">
            <text:p>0.2172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3D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49">
            <text:p>649</text:p>
          </table:table-cell>
          <table:table-cell office:value-type="time" office:time-value="PT14H41M12S">
            <text:p>14:41:12</text:p>
          </table:table-cell>
          <table:table-cell office:value-type="float" office:value="52.092">
            <text:p>52.092</text:p>
          </table:table-cell>
          <table:table-cell office:value-type="float" office:value="0.2197">
            <text:p>0.2197</text:p>
          </table:table-cell>
          <table:table-cell office:value-type="float" office:value="2028">
            <text:p>20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49">
            <text:p>649</text:p>
          </table:table-cell>
          <table:table-cell office:value-type="time" office:time-value="PT14H41M12S">
            <text:p>14:41:12</text:p>
          </table:table-cell>
          <table:table-cell office:value-type="float" office:value="52.092">
            <text:p>52.092</text:p>
          </table:table-cell>
          <table:table-cell office:value-type="float" office:value="0.2197">
            <text:p>0.2197</text:p>
          </table:table-cell>
          <table:table-cell office:value-type="float" office:value="2028">
            <text:p>20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0">
            <text:p>650</text:p>
          </table:table-cell>
          <table:table-cell office:value-type="time" office:time-value="PT14H41M25S">
            <text:p>14:41:25</text:p>
          </table:table-cell>
          <table:table-cell office:value-type="float" office:value="52.0919">
            <text:p>52.0919</text:p>
          </table:table-cell>
          <table:table-cell office:value-type="float" office:value="0.2219">
            <text:p>0.2219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0">
            <text:p>650</text:p>
          </table:table-cell>
          <table:table-cell office:value-type="time" office:time-value="PT14H41M25S">
            <text:p>14:41:25</text:p>
          </table:table-cell>
          <table:table-cell office:value-type="float" office:value="52.0919">
            <text:p>52.0919</text:p>
          </table:table-cell>
          <table:table-cell office:value-type="float" office:value="0.2219">
            <text:p>0.2219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C2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0">
            <text:p>650</text:p>
          </table:table-cell>
          <table:table-cell office:value-type="time" office:time-value="PT14H41M25S">
            <text:p>14:41:25</text:p>
          </table:table-cell>
          <table:table-cell office:value-type="float" office:value="52.0919">
            <text:p>52.0919</text:p>
          </table:table-cell>
          <table:table-cell office:value-type="float" office:value="0.2219">
            <text:p>0.2219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1">
            <text:p>651</text:p>
          </table:table-cell>
          <table:table-cell office:value-type="time" office:time-value="PT14H41M38S">
            <text:p>14:41:38</text:p>
          </table:table-cell>
          <table:table-cell office:value-type="float" office:value="52.0917">
            <text:p>52.0917</text:p>
          </table:table-cell>
          <table:table-cell office:value-type="float" office:value="0.2242">
            <text:p>0.2242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A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1">
            <text:p>651</text:p>
          </table:table-cell>
          <table:table-cell office:value-type="time" office:time-value="PT14H41M38S">
            <text:p>14:41:38</text:p>
          </table:table-cell>
          <table:table-cell office:value-type="float" office:value="52.0917">
            <text:p>52.0917</text:p>
          </table:table-cell>
          <table:table-cell office:value-type="float" office:value="0.2242">
            <text:p>0.2242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A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1">
            <text:p>651</text:p>
          </table:table-cell>
          <table:table-cell office:value-type="time" office:time-value="PT14H41M38S">
            <text:p>14:41:38</text:p>
          </table:table-cell>
          <table:table-cell office:value-type="float" office:value="52.0917">
            <text:p>52.0917</text:p>
          </table:table-cell>
          <table:table-cell office:value-type="float" office:value="0.2242">
            <text:p>0.2242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A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1">
            <text:p>651</text:p>
          </table:table-cell>
          <table:table-cell office:value-type="time" office:time-value="PT14H41M38S">
            <text:p>14:41:38</text:p>
          </table:table-cell>
          <table:table-cell office:value-type="float" office:value="52.0917">
            <text:p>52.0917</text:p>
          </table:table-cell>
          <table:table-cell office:value-type="float" office:value="0.2242">
            <text:p>0.2242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A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2">
            <text:p>652</text:p>
          </table:table-cell>
          <table:table-cell office:value-type="time" office:time-value="PT14H41M51S">
            <text:p>14:41:51</text:p>
          </table:table-cell>
          <table:table-cell office:value-type="float" office:value="52.0915">
            <text:p>52.0915</text:p>
          </table:table-cell>
          <table:table-cell office:value-type="float" office:value="0.2265">
            <text:p>0.2265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51A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2">
            <text:p>652</text:p>
          </table:table-cell>
          <table:table-cell office:value-type="time" office:time-value="PT14H41M51S">
            <text:p>14:41:51</text:p>
          </table:table-cell>
          <table:table-cell office:value-type="float" office:value="52.0915">
            <text:p>52.0915</text:p>
          </table:table-cell>
          <table:table-cell office:value-type="float" office:value="0.2265">
            <text:p>0.2265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51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2">
            <text:p>652</text:p>
          </table:table-cell>
          <table:table-cell office:value-type="time" office:time-value="PT14H41M51S">
            <text:p>14:41:51</text:p>
          </table:table-cell>
          <table:table-cell office:value-type="float" office:value="52.0915">
            <text:p>52.0915</text:p>
          </table:table-cell>
          <table:table-cell office:value-type="float" office:value="0.2265">
            <text:p>0.2265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51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3">
            <text:p>653</text:p>
          </table:table-cell>
          <table:table-cell office:value-type="time" office:time-value="PT14H42M05S">
            <text:p>14:42:05</text:p>
          </table:table-cell>
          <table:table-cell office:value-type="float" office:value="52.0913">
            <text:p>52.0913</text:p>
          </table:table-cell>
          <table:table-cell office:value-type="float" office:value="0.2289">
            <text:p>0.2289</text:p>
          </table:table-cell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3">
            <text:p>653</text:p>
          </table:table-cell>
          <table:table-cell office:value-type="time" office:time-value="PT14H42M05S">
            <text:p>14:42:05</text:p>
          </table:table-cell>
          <table:table-cell office:value-type="float" office:value="52.0913">
            <text:p>52.0913</text:p>
          </table:table-cell>
          <table:table-cell office:value-type="float" office:value="0.2289">
            <text:p>0.2289</text:p>
          </table:table-cell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3">
            <text:p>653</text:p>
          </table:table-cell>
          <table:table-cell office:value-type="time" office:time-value="PT14H42M05S">
            <text:p>14:42:05</text:p>
          </table:table-cell>
          <table:table-cell office:value-type="float" office:value="52.0913">
            <text:p>52.0913</text:p>
          </table:table-cell>
          <table:table-cell office:value-type="float" office:value="0.2289">
            <text:p>0.2289</text:p>
          </table:table-cell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4">
            <text:p>654</text:p>
          </table:table-cell>
          <table:table-cell office:value-type="time" office:time-value="PT14H42M18S">
            <text:p>14:42:18</text:p>
          </table:table-cell>
          <table:table-cell office:value-type="float" office:value="52.0911">
            <text:p>52.0911</text:p>
          </table:table-cell>
          <table:table-cell office:value-type="float" office:value="0.2312">
            <text:p>0.2312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4">
            <text:p>654</text:p>
          </table:table-cell>
          <table:table-cell office:value-type="time" office:time-value="PT14H42M18S">
            <text:p>14:42:18</text:p>
          </table:table-cell>
          <table:table-cell office:value-type="float" office:value="52.0911">
            <text:p>52.0911</text:p>
          </table:table-cell>
          <table:table-cell office:value-type="float" office:value="0.2312">
            <text:p>0.2312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4">
            <text:p>654</text:p>
          </table:table-cell>
          <table:table-cell office:value-type="time" office:time-value="PT14H42M18S">
            <text:p>14:42:18</text:p>
          </table:table-cell>
          <table:table-cell office:value-type="float" office:value="52.0911">
            <text:p>52.0911</text:p>
          </table:table-cell>
          <table:table-cell office:value-type="float" office:value="0.2312">
            <text:p>0.2312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C2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4">
            <text:p>654</text:p>
          </table:table-cell>
          <table:table-cell office:value-type="time" office:time-value="PT14H42M18S">
            <text:p>14:42:18</text:p>
          </table:table-cell>
          <table:table-cell office:value-type="float" office:value="52.0911">
            <text:p>52.0911</text:p>
          </table:table-cell>
          <table:table-cell office:value-type="float" office:value="0.2312">
            <text:p>0.2312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5">
            <text:p>655</text:p>
          </table:table-cell>
          <table:table-cell office:value-type="time" office:time-value="PT14H42M31S">
            <text:p>14:42:31</text:p>
          </table:table-cell>
          <table:table-cell office:value-type="float" office:value="52.0909">
            <text:p>52.0909</text:p>
          </table:table-cell>
          <table:table-cell office:value-type="float" office:value="0.2334">
            <text:p>0.2334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4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5">
            <text:p>655</text:p>
          </table:table-cell>
          <table:table-cell office:value-type="time" office:time-value="PT14H42M31S">
            <text:p>14:42:31</text:p>
          </table:table-cell>
          <table:table-cell office:value-type="float" office:value="52.0909">
            <text:p>52.0909</text:p>
          </table:table-cell>
          <table:table-cell office:value-type="float" office:value="0.2334">
            <text:p>0.2334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4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5">
            <text:p>655</text:p>
          </table:table-cell>
          <table:table-cell office:value-type="time" office:time-value="PT14H42M31S">
            <text:p>14:42:31</text:p>
          </table:table-cell>
          <table:table-cell office:value-type="float" office:value="52.0909">
            <text:p>52.0909</text:p>
          </table:table-cell>
          <table:table-cell office:value-type="float" office:value="0.2334">
            <text:p>0.2334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4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5">
            <text:p>655</text:p>
          </table:table-cell>
          <table:table-cell office:value-type="time" office:time-value="PT14H42M31S">
            <text:p>14:42:31</text:p>
          </table:table-cell>
          <table:table-cell office:value-type="float" office:value="52.0909">
            <text:p>52.0909</text:p>
          </table:table-cell>
          <table:table-cell office:value-type="float" office:value="0.2334">
            <text:p>0.2334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4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6">
            <text:p>656</text:p>
          </table:table-cell>
          <table:table-cell office:value-type="time" office:time-value="PT14H42M45S">
            <text:p>14:42:45</text:p>
          </table:table-cell>
          <table:table-cell office:value-type="float" office:value="52.0907">
            <text:p>52.0907</text:p>
          </table:table-cell>
          <table:table-cell office:value-type="float" office:value="0.2357">
            <text:p>0.2357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1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6">
            <text:p>656</text:p>
          </table:table-cell>
          <table:table-cell office:value-type="time" office:time-value="PT14H42M45S">
            <text:p>14:42:45</text:p>
          </table:table-cell>
          <table:table-cell office:value-type="float" office:value="52.0907">
            <text:p>52.0907</text:p>
          </table:table-cell>
          <table:table-cell office:value-type="float" office:value="0.2357">
            <text:p>0.2357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1A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6">
            <text:p>656</text:p>
          </table:table-cell>
          <table:table-cell office:value-type="time" office:time-value="PT14H42M45S">
            <text:p>14:42:45</text:p>
          </table:table-cell>
          <table:table-cell office:value-type="float" office:value="52.0907">
            <text:p>52.0907</text:p>
          </table:table-cell>
          <table:table-cell office:value-type="float" office:value="0.2357">
            <text:p>0.2357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1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6">
            <text:p>656</text:p>
          </table:table-cell>
          <table:table-cell office:value-type="time" office:time-value="PT14H42M45S">
            <text:p>14:42:45</text:p>
          </table:table-cell>
          <table:table-cell office:value-type="float" office:value="52.0907">
            <text:p>52.0907</text:p>
          </table:table-cell>
          <table:table-cell office:value-type="float" office:value="0.2357">
            <text:p>0.2357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D1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7">
            <text:p>657</text:p>
          </table:table-cell>
          <table:table-cell office:value-type="time" office:time-value="PT14H42M58S">
            <text:p>14:42:58</text:p>
          </table:table-cell>
          <table:table-cell office:value-type="float" office:value="52.0905">
            <text:p>52.0905</text:p>
          </table:table-cell>
          <table:table-cell office:value-type="float" office:value="0.2379">
            <text:p>0.2379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7">
            <text:p>657</text:p>
          </table:table-cell>
          <table:table-cell office:value-type="time" office:time-value="PT14H42M58S">
            <text:p>14:42:58</text:p>
          </table:table-cell>
          <table:table-cell office:value-type="float" office:value="52.0905">
            <text:p>52.0905</text:p>
          </table:table-cell>
          <table:table-cell office:value-type="float" office:value="0.2379">
            <text:p>0.2379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7">
            <text:p>657</text:p>
          </table:table-cell>
          <table:table-cell office:value-type="time" office:time-value="PT14H42M58S">
            <text:p>14:42:58</text:p>
          </table:table-cell>
          <table:table-cell office:value-type="float" office:value="52.0905">
            <text:p>52.0905</text:p>
          </table:table-cell>
          <table:table-cell office:value-type="float" office:value="0.2379">
            <text:p>0.2379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57">
            <text:p>657</text:p>
          </table:table-cell>
          <table:table-cell office:value-type="time" office:time-value="PT14H42M58S">
            <text:p>14:42:58</text:p>
          </table:table-cell>
          <table:table-cell office:value-type="float" office:value="52.0905">
            <text:p>52.0905</text:p>
          </table:table-cell>
          <table:table-cell office:value-type="float" office:value="0.2379">
            <text:p>0.2379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2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8">
            <text:p>658</text:p>
          </table:table-cell>
          <table:table-cell office:value-type="time" office:time-value="PT14H43M11S">
            <text:p>14:43:11</text:p>
          </table:table-cell>
          <table:table-cell office:value-type="float" office:value="52.0903">
            <text:p>52.0903</text:p>
          </table:table-cell>
          <table:table-cell office:value-type="float" office:value="0.2401">
            <text:p>0.2401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F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8">
            <text:p>658</text:p>
          </table:table-cell>
          <table:table-cell office:value-type="time" office:time-value="PT14H43M11S">
            <text:p>14:43:11</text:p>
          </table:table-cell>
          <table:table-cell office:value-type="float" office:value="52.0903">
            <text:p>52.0903</text:p>
          </table:table-cell>
          <table:table-cell office:value-type="float" office:value="0.2401">
            <text:p>0.2401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F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8">
            <text:p>658</text:p>
          </table:table-cell>
          <table:table-cell office:value-type="time" office:time-value="PT14H43M11S">
            <text:p>14:43:11</text:p>
          </table:table-cell>
          <table:table-cell office:value-type="float" office:value="52.0903">
            <text:p>52.0903</text:p>
          </table:table-cell>
          <table:table-cell office:value-type="float" office:value="0.2401">
            <text:p>0.2401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8">
            <text:p>658</text:p>
          </table:table-cell>
          <table:table-cell office:value-type="time" office:time-value="PT14H43M11S">
            <text:p>14:43:11</text:p>
          </table:table-cell>
          <table:table-cell office:value-type="float" office:value="52.0903">
            <text:p>52.0903</text:p>
          </table:table-cell>
          <table:table-cell office:value-type="float" office:value="0.2401">
            <text:p>0.2401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F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59">
            <text:p>659</text:p>
          </table:table-cell>
          <table:table-cell office:value-type="time" office:time-value="PT14H43M24S">
            <text:p>14:43:24</text:p>
          </table:table-cell>
          <table:table-cell office:value-type="float" office:value="52.0901">
            <text:p>52.0901</text:p>
          </table:table-cell>
          <table:table-cell office:value-type="float" office:value="0.2422">
            <text:p>0.2422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59">
            <text:p>659</text:p>
          </table:table-cell>
          <table:table-cell office:value-type="time" office:time-value="PT14H43M24S">
            <text:p>14:43:24</text:p>
          </table:table-cell>
          <table:table-cell office:value-type="float" office:value="52.0901">
            <text:p>52.0901</text:p>
          </table:table-cell>
          <table:table-cell office:value-type="float" office:value="0.2422">
            <text:p>0.2422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59">
            <text:p>659</text:p>
          </table:table-cell>
          <table:table-cell office:value-type="time" office:time-value="PT14H43M24S">
            <text:p>14:43:24</text:p>
          </table:table-cell>
          <table:table-cell office:value-type="float" office:value="52.0901">
            <text:p>52.0901</text:p>
          </table:table-cell>
          <table:table-cell office:value-type="float" office:value="0.2422">
            <text:p>0.2422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59">
            <text:p>659</text:p>
          </table:table-cell>
          <table:table-cell office:value-type="time" office:time-value="PT14H43M24S">
            <text:p>14:43:24</text:p>
          </table:table-cell>
          <table:table-cell office:value-type="float" office:value="52.0901">
            <text:p>52.0901</text:p>
          </table:table-cell>
          <table:table-cell office:value-type="float" office:value="0.2422">
            <text:p>0.2422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59">
            <text:p>659</text:p>
          </table:table-cell>
          <table:table-cell office:value-type="time" office:time-value="PT14H43M24S">
            <text:p>14:43:24</text:p>
          </table:table-cell>
          <table:table-cell office:value-type="float" office:value="52.0901">
            <text:p>52.0901</text:p>
          </table:table-cell>
          <table:table-cell office:value-type="float" office:value="0.2422">
            <text:p>0.2422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0">
            <text:p>660</text:p>
          </table:table-cell>
          <table:table-cell office:value-type="time" office:time-value="PT14H43M38S">
            <text:p>14:43:38</text:p>
          </table:table-cell>
          <table:table-cell office:value-type="float" office:value="52.0899">
            <text:p>52.0899</text:p>
          </table:table-cell>
          <table:table-cell office:value-type="float" office:value="0.2445">
            <text:p>0.2445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5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0">
            <text:p>660</text:p>
          </table:table-cell>
          <table:table-cell office:value-type="time" office:time-value="PT14H43M38S">
            <text:p>14:43:38</text:p>
          </table:table-cell>
          <table:table-cell office:value-type="float" office:value="52.0899">
            <text:p>52.0899</text:p>
          </table:table-cell>
          <table:table-cell office:value-type="float" office:value="0.2445">
            <text:p>0.2445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5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0">
            <text:p>660</text:p>
          </table:table-cell>
          <table:table-cell office:value-type="time" office:time-value="PT14H43M38S">
            <text:p>14:43:38</text:p>
          </table:table-cell>
          <table:table-cell office:value-type="float" office:value="52.0899">
            <text:p>52.0899</text:p>
          </table:table-cell>
          <table:table-cell office:value-type="float" office:value="0.2445">
            <text:p>0.2445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5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0">
            <text:p>660</text:p>
          </table:table-cell>
          <table:table-cell office:value-type="time" office:time-value="PT14H43M38S">
            <text:p>14:43:38</text:p>
          </table:table-cell>
          <table:table-cell office:value-type="float" office:value="52.0899">
            <text:p>52.0899</text:p>
          </table:table-cell>
          <table:table-cell office:value-type="float" office:value="0.2445">
            <text:p>0.2445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5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1">
            <text:p>661</text:p>
          </table:table-cell>
          <table:table-cell office:value-type="time" office:time-value="PT14H43M51S">
            <text:p>14:43:51</text:p>
          </table:table-cell>
          <table:table-cell office:value-type="float" office:value="52.0897">
            <text:p>52.0897</text:p>
          </table:table-cell>
          <table:table-cell office:value-type="float" office:value="0.2466">
            <text:p>0.24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D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1">
            <text:p>661</text:p>
          </table:table-cell>
          <table:table-cell office:value-type="time" office:time-value="PT14H43M51S">
            <text:p>14:43:51</text:p>
          </table:table-cell>
          <table:table-cell office:value-type="float" office:value="52.0897">
            <text:p>52.0897</text:p>
          </table:table-cell>
          <table:table-cell office:value-type="float" office:value="0.2466">
            <text:p>0.24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D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1">
            <text:p>661</text:p>
          </table:table-cell>
          <table:table-cell office:value-type="time" office:time-value="PT14H43M51S">
            <text:p>14:43:51</text:p>
          </table:table-cell>
          <table:table-cell office:value-type="float" office:value="52.0897">
            <text:p>52.0897</text:p>
          </table:table-cell>
          <table:table-cell office:value-type="float" office:value="0.2466">
            <text:p>0.24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D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1">
            <text:p>661</text:p>
          </table:table-cell>
          <table:table-cell office:value-type="time" office:time-value="PT14H43M51S">
            <text:p>14:43:51</text:p>
          </table:table-cell>
          <table:table-cell office:value-type="float" office:value="52.0897">
            <text:p>52.0897</text:p>
          </table:table-cell>
          <table:table-cell office:value-type="float" office:value="0.2466">
            <text:p>0.24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D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1">
            <text:p>661</text:p>
          </table:table-cell>
          <table:table-cell office:value-type="time" office:time-value="PT14H43M51S">
            <text:p>14:43:51</text:p>
          </table:table-cell>
          <table:table-cell office:value-type="float" office:value="52.0897">
            <text:p>52.0897</text:p>
          </table:table-cell>
          <table:table-cell office:value-type="float" office:value="0.2466">
            <text:p>0.24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D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2">
            <text:p>662</text:p>
          </table:table-cell>
          <table:table-cell office:value-type="time" office:time-value="PT14H44M04S">
            <text:p>14:44:04</text:p>
          </table:table-cell>
          <table:table-cell office:value-type="float" office:value="52.0895">
            <text:p>52.0895</text:p>
          </table:table-cell>
          <table:table-cell office:value-type="float" office:value="0.2487">
            <text:p>0.2487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11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2">
            <text:p>662</text:p>
          </table:table-cell>
          <table:table-cell office:value-type="time" office:time-value="PT14H44M04S">
            <text:p>14:44:04</text:p>
          </table:table-cell>
          <table:table-cell office:value-type="float" office:value="52.0895">
            <text:p>52.0895</text:p>
          </table:table-cell>
          <table:table-cell office:value-type="float" office:value="0.2487">
            <text:p>0.2487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11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2">
            <text:p>662</text:p>
          </table:table-cell>
          <table:table-cell office:value-type="time" office:time-value="PT14H44M04S">
            <text:p>14:44:04</text:p>
          </table:table-cell>
          <table:table-cell office:value-type="float" office:value="52.0895">
            <text:p>52.0895</text:p>
          </table:table-cell>
          <table:table-cell office:value-type="float" office:value="0.2487">
            <text:p>0.2487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11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2">
            <text:p>662</text:p>
          </table:table-cell>
          <table:table-cell office:value-type="time" office:time-value="PT14H44M04S">
            <text:p>14:44:04</text:p>
          </table:table-cell>
          <table:table-cell office:value-type="float" office:value="52.0895">
            <text:p>52.0895</text:p>
          </table:table-cell>
          <table:table-cell office:value-type="float" office:value="0.2487">
            <text:p>0.2487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11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2">
            <text:p>662</text:p>
          </table:table-cell>
          <table:table-cell office:value-type="time" office:time-value="PT14H44M04S">
            <text:p>14:44:04</text:p>
          </table:table-cell>
          <table:table-cell office:value-type="float" office:value="52.0895">
            <text:p>52.0895</text:p>
          </table:table-cell>
          <table:table-cell office:value-type="float" office:value="0.2487">
            <text:p>0.2487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11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3">
            <text:p>663</text:p>
          </table:table-cell>
          <table:table-cell office:value-type="time" office:time-value="PT14H44M18S">
            <text:p>14:44:18</text:p>
          </table:table-cell>
          <table:table-cell office:value-type="float" office:value="52.0893">
            <text:p>52.0893</text:p>
          </table:table-cell>
          <table:table-cell office:value-type="float" office:value="0.2509">
            <text:p>0.2509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E8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3">
            <text:p>663</text:p>
          </table:table-cell>
          <table:table-cell office:value-type="time" office:time-value="PT14H44M18S">
            <text:p>14:44:18</text:p>
          </table:table-cell>
          <table:table-cell office:value-type="float" office:value="52.0893">
            <text:p>52.0893</text:p>
          </table:table-cell>
          <table:table-cell office:value-type="float" office:value="0.2509">
            <text:p>0.2509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E8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3">
            <text:p>663</text:p>
          </table:table-cell>
          <table:table-cell office:value-type="time" office:time-value="PT14H44M18S">
            <text:p>14:44:18</text:p>
          </table:table-cell>
          <table:table-cell office:value-type="float" office:value="52.0893">
            <text:p>52.0893</text:p>
          </table:table-cell>
          <table:table-cell office:value-type="float" office:value="0.2509">
            <text:p>0.2509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E8B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3">
            <text:p>663</text:p>
          </table:table-cell>
          <table:table-cell office:value-type="time" office:time-value="PT14H44M18S">
            <text:p>14:44:18</text:p>
          </table:table-cell>
          <table:table-cell office:value-type="float" office:value="52.0893">
            <text:p>52.0893</text:p>
          </table:table-cell>
          <table:table-cell office:value-type="float" office:value="0.2509">
            <text:p>0.2509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E8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3">
            <text:p>663</text:p>
          </table:table-cell>
          <table:table-cell office:value-type="time" office:time-value="PT14H44M18S">
            <text:p>14:44:18</text:p>
          </table:table-cell>
          <table:table-cell office:value-type="float" office:value="52.0893">
            <text:p>52.0893</text:p>
          </table:table-cell>
          <table:table-cell office:value-type="float" office:value="0.2509">
            <text:p>0.2509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E8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4">
            <text:p>664</text:p>
          </table:table-cell>
          <table:table-cell office:value-type="time" office:time-value="PT14H44M31S">
            <text:p>14:44:31</text:p>
          </table:table-cell>
          <table:table-cell office:value-type="float" office:value="52.0891">
            <text:p>52.0891</text:p>
          </table:table-cell>
          <table:table-cell office:value-type="float" office:value="0.253">
            <text:p>0.253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7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4">
            <text:p>664</text:p>
          </table:table-cell>
          <table:table-cell office:value-type="time" office:time-value="PT14H44M31S">
            <text:p>14:44:31</text:p>
          </table:table-cell>
          <table:table-cell office:value-type="float" office:value="52.0891">
            <text:p>52.0891</text:p>
          </table:table-cell>
          <table:table-cell office:value-type="float" office:value="0.253">
            <text:p>0.253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7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4">
            <text:p>664</text:p>
          </table:table-cell>
          <table:table-cell office:value-type="time" office:time-value="PT14H44M31S">
            <text:p>14:44:31</text:p>
          </table:table-cell>
          <table:table-cell office:value-type="float" office:value="52.0891">
            <text:p>52.0891</text:p>
          </table:table-cell>
          <table:table-cell office:value-type="float" office:value="0.253">
            <text:p>0.253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7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4">
            <text:p>664</text:p>
          </table:table-cell>
          <table:table-cell office:value-type="time" office:time-value="PT14H44M31S">
            <text:p>14:44:31</text:p>
          </table:table-cell>
          <table:table-cell office:value-type="float" office:value="52.0891">
            <text:p>52.0891</text:p>
          </table:table-cell>
          <table:table-cell office:value-type="float" office:value="0.253">
            <text:p>0.253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7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4">
            <text:p>664</text:p>
          </table:table-cell>
          <table:table-cell office:value-type="time" office:time-value="PT14H44M31S">
            <text:p>14:44:31</text:p>
          </table:table-cell>
          <table:table-cell office:value-type="float" office:value="52.0891">
            <text:p>52.0891</text:p>
          </table:table-cell>
          <table:table-cell office:value-type="float" office:value="0.253">
            <text:p>0.253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97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5">
            <text:p>665</text:p>
          </table:table-cell>
          <table:table-cell office:value-type="time" office:time-value="PT14H44M44S">
            <text:p>14:44:44</text:p>
          </table:table-cell>
          <table:table-cell office:value-type="float" office:value="52.0889">
            <text:p>52.0889</text:p>
          </table:table-cell>
          <table:table-cell office:value-type="float" office:value="0.2551">
            <text:p>0.25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2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5">
            <text:p>665</text:p>
          </table:table-cell>
          <table:table-cell office:value-type="time" office:time-value="PT14H44M44S">
            <text:p>14:44:44</text:p>
          </table:table-cell>
          <table:table-cell office:value-type="float" office:value="52.0889">
            <text:p>52.0889</text:p>
          </table:table-cell>
          <table:table-cell office:value-type="float" office:value="0.2551">
            <text:p>0.25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2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5">
            <text:p>665</text:p>
          </table:table-cell>
          <table:table-cell office:value-type="time" office:time-value="PT14H44M44S">
            <text:p>14:44:44</text:p>
          </table:table-cell>
          <table:table-cell office:value-type="float" office:value="52.0889">
            <text:p>52.0889</text:p>
          </table:table-cell>
          <table:table-cell office:value-type="float" office:value="0.2551">
            <text:p>0.25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2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5">
            <text:p>665</text:p>
          </table:table-cell>
          <table:table-cell office:value-type="time" office:time-value="PT14H44M44S">
            <text:p>14:44:44</text:p>
          </table:table-cell>
          <table:table-cell office:value-type="float" office:value="52.0889">
            <text:p>52.0889</text:p>
          </table:table-cell>
          <table:table-cell office:value-type="float" office:value="0.2551">
            <text:p>0.25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5">
            <text:p>665</text:p>
          </table:table-cell>
          <table:table-cell office:value-type="time" office:time-value="PT14H44M44S">
            <text:p>14:44:44</text:p>
          </table:table-cell>
          <table:table-cell office:value-type="float" office:value="52.0889">
            <text:p>52.0889</text:p>
          </table:table-cell>
          <table:table-cell office:value-type="float" office:value="0.2551">
            <text:p>0.2551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6">
            <text:p>666</text:p>
          </table:table-cell>
          <table:table-cell office:value-type="time" office:time-value="PT14H44M57S">
            <text:p>14:44:57</text:p>
          </table:table-cell>
          <table:table-cell office:value-type="float" office:value="52.0886">
            <text:p>52.0886</text:p>
          </table:table-cell>
          <table:table-cell office:value-type="float" office:value="0.2571">
            <text:p>0.257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6">
            <text:p>666</text:p>
          </table:table-cell>
          <table:table-cell office:value-type="time" office:time-value="PT14H44M57S">
            <text:p>14:44:57</text:p>
          </table:table-cell>
          <table:table-cell office:value-type="float" office:value="52.0886">
            <text:p>52.0886</text:p>
          </table:table-cell>
          <table:table-cell office:value-type="float" office:value="0.2571">
            <text:p>0.257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6">
            <text:p>666</text:p>
          </table:table-cell>
          <table:table-cell office:value-type="time" office:time-value="PT14H44M57S">
            <text:p>14:44:57</text:p>
          </table:table-cell>
          <table:table-cell office:value-type="float" office:value="52.0886">
            <text:p>52.0886</text:p>
          </table:table-cell>
          <table:table-cell office:value-type="float" office:value="0.2571">
            <text:p>0.257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46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6">
            <text:p>666</text:p>
          </table:table-cell>
          <table:table-cell office:value-type="time" office:time-value="PT14H44M57S">
            <text:p>14:44:57</text:p>
          </table:table-cell>
          <table:table-cell office:value-type="float" office:value="52.0886">
            <text:p>52.0886</text:p>
          </table:table-cell>
          <table:table-cell office:value-type="float" office:value="0.2571">
            <text:p>0.257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6">
            <text:p>666</text:p>
          </table:table-cell>
          <table:table-cell office:value-type="time" office:time-value="PT14H44M57S">
            <text:p>14:44:57</text:p>
          </table:table-cell>
          <table:table-cell office:value-type="float" office:value="52.0886">
            <text:p>52.0886</text:p>
          </table:table-cell>
          <table:table-cell office:value-type="float" office:value="0.2571">
            <text:p>0.257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6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7">
            <text:p>667</text:p>
          </table:table-cell>
          <table:table-cell office:value-type="time" office:time-value="PT14H45M11S">
            <text:p>14:45:11</text:p>
          </table:table-cell>
          <table:table-cell office:value-type="float" office:value="52.0884">
            <text:p>52.0884</text:p>
          </table:table-cell>
          <table:table-cell office:value-type="float" office:value="0.2593">
            <text:p>0.2593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B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7">
            <text:p>667</text:p>
          </table:table-cell>
          <table:table-cell office:value-type="time" office:time-value="PT14H45M11S">
            <text:p>14:45:11</text:p>
          </table:table-cell>
          <table:table-cell office:value-type="float" office:value="52.0884">
            <text:p>52.0884</text:p>
          </table:table-cell>
          <table:table-cell office:value-type="float" office:value="0.2593">
            <text:p>0.2593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BD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7">
            <text:p>667</text:p>
          </table:table-cell>
          <table:table-cell office:value-type="time" office:time-value="PT14H45M11S">
            <text:p>14:45:11</text:p>
          </table:table-cell>
          <table:table-cell office:value-type="float" office:value="52.0884">
            <text:p>52.0884</text:p>
          </table:table-cell>
          <table:table-cell office:value-type="float" office:value="0.2593">
            <text:p>0.2593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BD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7">
            <text:p>667</text:p>
          </table:table-cell>
          <table:table-cell office:value-type="time" office:time-value="PT14H45M11S">
            <text:p>14:45:11</text:p>
          </table:table-cell>
          <table:table-cell office:value-type="float" office:value="52.0884">
            <text:p>52.0884</text:p>
          </table:table-cell>
          <table:table-cell office:value-type="float" office:value="0.2593">
            <text:p>0.2593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BD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8">
            <text:p>668</text:p>
          </table:table-cell>
          <table:table-cell office:value-type="time" office:time-value="PT14H45M24S">
            <text:p>14:45:24</text:p>
          </table:table-cell>
          <table:table-cell office:value-type="float" office:value="52.0881">
            <text:p>52.0881</text:p>
          </table:table-cell>
          <table:table-cell office:value-type="float" office:value="0.2614">
            <text:p>0.2614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8">
            <text:p>668</text:p>
          </table:table-cell>
          <table:table-cell office:value-type="time" office:time-value="PT14H45M24S">
            <text:p>14:45:24</text:p>
          </table:table-cell>
          <table:table-cell office:value-type="float" office:value="52.0881">
            <text:p>52.0881</text:p>
          </table:table-cell>
          <table:table-cell office:value-type="float" office:value="0.2614">
            <text:p>0.2614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69">
            <text:p>669</text:p>
          </table:table-cell>
          <table:table-cell office:value-type="time" office:time-value="PT14H45M37S">
            <text:p>14:45:37</text:p>
          </table:table-cell>
          <table:table-cell office:value-type="float" office:value="52.0879">
            <text:p>52.0879</text:p>
          </table:table-cell>
          <table:table-cell office:value-type="float" office:value="0.2634">
            <text:p>0.2634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7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69">
            <text:p>669</text:p>
          </table:table-cell>
          <table:table-cell office:value-type="time" office:time-value="PT14H45M37S">
            <text:p>14:45:37</text:p>
          </table:table-cell>
          <table:table-cell office:value-type="float" office:value="52.0879">
            <text:p>52.0879</text:p>
          </table:table-cell>
          <table:table-cell office:value-type="float" office:value="0.2634">
            <text:p>0.2634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7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69">
            <text:p>669</text:p>
          </table:table-cell>
          <table:table-cell office:value-type="time" office:time-value="PT14H45M37S">
            <text:p>14:45:37</text:p>
          </table:table-cell>
          <table:table-cell office:value-type="float" office:value="52.0879">
            <text:p>52.0879</text:p>
          </table:table-cell>
          <table:table-cell office:value-type="float" office:value="0.2634">
            <text:p>0.2634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7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69">
            <text:p>669</text:p>
          </table:table-cell>
          <table:table-cell office:value-type="time" office:time-value="PT14H45M37S">
            <text:p>14:45:37</text:p>
          </table:table-cell>
          <table:table-cell office:value-type="float" office:value="52.0879">
            <text:p>52.0879</text:p>
          </table:table-cell>
          <table:table-cell office:value-type="float" office:value="0.2634">
            <text:p>0.2634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7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69">
            <text:p>669</text:p>
          </table:table-cell>
          <table:table-cell office:value-type="time" office:time-value="PT14H45M37S">
            <text:p>14:45:37</text:p>
          </table:table-cell>
          <table:table-cell office:value-type="float" office:value="52.0879">
            <text:p>52.0879</text:p>
          </table:table-cell>
          <table:table-cell office:value-type="float" office:value="0.2634">
            <text:p>0.2634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37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0">
            <text:p>670</text:p>
          </table:table-cell>
          <table:table-cell office:value-type="time" office:time-value="PT14H45M51S">
            <text:p>14:45:51</text:p>
          </table:table-cell>
          <table:table-cell office:value-type="float" office:value="52.0876">
            <text:p>52.0876</text:p>
          </table:table-cell>
          <table:table-cell office:value-type="float" office:value="0.2656">
            <text:p>0.2656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9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0">
            <text:p>670</text:p>
          </table:table-cell>
          <table:table-cell office:value-type="time" office:time-value="PT14H45M51S">
            <text:p>14:45:51</text:p>
          </table:table-cell>
          <table:table-cell office:value-type="float" office:value="52.0876">
            <text:p>52.0876</text:p>
          </table:table-cell>
          <table:table-cell office:value-type="float" office:value="0.2656">
            <text:p>0.2656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9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0">
            <text:p>670</text:p>
          </table:table-cell>
          <table:table-cell office:value-type="time" office:time-value="PT14H45M51S">
            <text:p>14:45:51</text:p>
          </table:table-cell>
          <table:table-cell office:value-type="float" office:value="52.0876">
            <text:p>52.0876</text:p>
          </table:table-cell>
          <table:table-cell office:value-type="float" office:value="0.2656">
            <text:p>0.2656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9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70">
            <text:p>670</text:p>
          </table:table-cell>
          <table:table-cell office:value-type="time" office:time-value="PT14H45M51S">
            <text:p>14:45:51</text:p>
          </table:table-cell>
          <table:table-cell office:value-type="float" office:value="52.0876">
            <text:p>52.0876</text:p>
          </table:table-cell>
          <table:table-cell office:value-type="float" office:value="0.2656">
            <text:p>0.2656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9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1">
            <text:p>671</text:p>
          </table:table-cell>
          <table:table-cell office:value-type="time" office:time-value="PT14H46M04S">
            <text:p>14:46:04</text:p>
          </table:table-cell>
          <table:table-cell office:value-type="float" office:value="52.0873">
            <text:p>52.0873</text:p>
          </table:table-cell>
          <table:table-cell office:value-type="float" office:value="0.2677">
            <text:p>0.2677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1">
            <text:p>671</text:p>
          </table:table-cell>
          <table:table-cell office:value-type="time" office:time-value="PT14H46M04S">
            <text:p>14:46:04</text:p>
          </table:table-cell>
          <table:table-cell office:value-type="float" office:value="52.0873">
            <text:p>52.0873</text:p>
          </table:table-cell>
          <table:table-cell office:value-type="float" office:value="0.2677">
            <text:p>0.2677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1">
            <text:p>671</text:p>
          </table:table-cell>
          <table:table-cell office:value-type="time" office:time-value="PT14H46M04S">
            <text:p>14:46:04</text:p>
          </table:table-cell>
          <table:table-cell office:value-type="float" office:value="52.0873">
            <text:p>52.0873</text:p>
          </table:table-cell>
          <table:table-cell office:value-type="float" office:value="0.2677">
            <text:p>0.2677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AD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2">
            <text:p>672</text:p>
          </table:table-cell>
          <table:table-cell office:value-type="time" office:time-value="PT14H46M17S">
            <text:p>14:46:17</text:p>
          </table:table-cell>
          <table:table-cell office:value-type="float" office:value="52.0871">
            <text:p>52.0871</text:p>
          </table:table-cell>
          <table:table-cell office:value-type="float" office:value="0.2697">
            <text:p>0.2697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C5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2">
            <text:p>672</text:p>
          </table:table-cell>
          <table:table-cell office:value-type="time" office:time-value="PT14H46M17S">
            <text:p>14:46:17</text:p>
          </table:table-cell>
          <table:table-cell office:value-type="float" office:value="52.0871">
            <text:p>52.0871</text:p>
          </table:table-cell>
          <table:table-cell office:value-type="float" office:value="0.2697">
            <text:p>0.2697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C5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2">
            <text:p>672</text:p>
          </table:table-cell>
          <table:table-cell office:value-type="time" office:time-value="PT14H46M17S">
            <text:p>14:46:17</text:p>
          </table:table-cell>
          <table:table-cell office:value-type="float" office:value="52.0871">
            <text:p>52.0871</text:p>
          </table:table-cell>
          <table:table-cell office:value-type="float" office:value="0.2697">
            <text:p>0.2697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C5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3">
            <text:p>673</text:p>
          </table:table-cell>
          <table:table-cell office:value-type="time" office:time-value="PT14H46M31S">
            <text:p>14:46:31</text:p>
          </table:table-cell>
          <table:table-cell office:value-type="float" office:value="52.0868">
            <text:p>52.0868</text:p>
          </table:table-cell>
          <table:table-cell office:value-type="float" office:value="0.2719">
            <text:p>0.2719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5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73">
            <text:p>673</text:p>
          </table:table-cell>
          <table:table-cell office:value-type="time" office:time-value="PT14H46M31S">
            <text:p>14:46:31</text:p>
          </table:table-cell>
          <table:table-cell office:value-type="float" office:value="52.0868">
            <text:p>52.0868</text:p>
          </table:table-cell>
          <table:table-cell office:value-type="float" office:value="0.2719">
            <text:p>0.2719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5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3">
            <text:p>673</text:p>
          </table:table-cell>
          <table:table-cell office:value-type="time" office:time-value="PT14H46M31S">
            <text:p>14:46:31</text:p>
          </table:table-cell>
          <table:table-cell office:value-type="float" office:value="52.0868">
            <text:p>52.0868</text:p>
          </table:table-cell>
          <table:table-cell office:value-type="float" office:value="0.2719">
            <text:p>0.2719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5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3">
            <text:p>673</text:p>
          </table:table-cell>
          <table:table-cell office:value-type="time" office:time-value="PT14H46M31S">
            <text:p>14:46:31</text:p>
          </table:table-cell>
          <table:table-cell office:value-type="float" office:value="52.0868">
            <text:p>52.0868</text:p>
          </table:table-cell>
          <table:table-cell office:value-type="float" office:value="0.2719">
            <text:p>0.2719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5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73">
            <text:p>673</text:p>
          </table:table-cell>
          <table:table-cell office:value-type="time" office:time-value="PT14H46M31S">
            <text:p>14:46:31</text:p>
          </table:table-cell>
          <table:table-cell office:value-type="float" office:value="52.0868">
            <text:p>52.0868</text:p>
          </table:table-cell>
          <table:table-cell office:value-type="float" office:value="0.2719">
            <text:p>0.2719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4">
            <text:p>674</text:p>
          </table:table-cell>
          <table:table-cell office:value-type="time" office:time-value="PT14H46M44S">
            <text:p>14:46:44</text:p>
          </table:table-cell>
          <table:table-cell office:value-type="float" office:value="52.0865">
            <text:p>52.0865</text:p>
          </table:table-cell>
          <table:table-cell office:value-type="float" office:value="0.2739">
            <text:p>0.2739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99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4">
            <text:p>674</text:p>
          </table:table-cell>
          <table:table-cell office:value-type="time" office:time-value="PT14H46M44S">
            <text:p>14:46:44</text:p>
          </table:table-cell>
          <table:table-cell office:value-type="float" office:value="52.0865">
            <text:p>52.0865</text:p>
          </table:table-cell>
          <table:table-cell office:value-type="float" office:value="0.2739">
            <text:p>0.2739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99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4">
            <text:p>674</text:p>
          </table:table-cell>
          <table:table-cell office:value-type="time" office:time-value="PT14H46M44S">
            <text:p>14:46:44</text:p>
          </table:table-cell>
          <table:table-cell office:value-type="float" office:value="52.0865">
            <text:p>52.0865</text:p>
          </table:table-cell>
          <table:table-cell office:value-type="float" office:value="0.2739">
            <text:p>0.2739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99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75">
            <text:p>675</text:p>
          </table:table-cell>
          <table:table-cell office:value-type="time" office:time-value="PT14H46M57S">
            <text:p>14:46:57</text:p>
          </table:table-cell>
          <table:table-cell office:value-type="float" office:value="52.0862">
            <text:p>52.0862</text:p>
          </table:table-cell>
          <table:table-cell office:value-type="float" office:value="0.2759">
            <text:p>0.2759</text:p>
          </table:table-cell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B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5">
            <text:p>675</text:p>
          </table:table-cell>
          <table:table-cell office:value-type="time" office:time-value="PT14H46M57S">
            <text:p>14:46:57</text:p>
          </table:table-cell>
          <table:table-cell office:value-type="float" office:value="52.0862">
            <text:p>52.0862</text:p>
          </table:table-cell>
          <table:table-cell office:value-type="float" office:value="0.2759">
            <text:p>0.2759</text:p>
          </table:table-cell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B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5">
            <text:p>675</text:p>
          </table:table-cell>
          <table:table-cell office:value-type="time" office:time-value="PT14H46M57S">
            <text:p>14:46:57</text:p>
          </table:table-cell>
          <table:table-cell office:value-type="float" office:value="52.0862">
            <text:p>52.0862</text:p>
          </table:table-cell>
          <table:table-cell office:value-type="float" office:value="0.2759">
            <text:p>0.2759</text:p>
          </table:table-cell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B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6">
            <text:p>676</text:p>
          </table:table-cell>
          <table:table-cell office:value-type="time" office:time-value="PT14H47M10S">
            <text:p>14:47:10</text:p>
          </table:table-cell>
          <table:table-cell office:value-type="float" office:value="52.0859">
            <text:p>52.0859</text:p>
          </table:table-cell>
          <table:table-cell office:value-type="float" office:value="0.2779">
            <text:p>0.2779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76">
            <text:p>676</text:p>
          </table:table-cell>
          <table:table-cell office:value-type="time" office:time-value="PT14H47M10S">
            <text:p>14:47:10</text:p>
          </table:table-cell>
          <table:table-cell office:value-type="float" office:value="52.0859">
            <text:p>52.0859</text:p>
          </table:table-cell>
          <table:table-cell office:value-type="float" office:value="0.2779">
            <text:p>0.2779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6">
            <text:p>676</text:p>
          </table:table-cell>
          <table:table-cell office:value-type="time" office:time-value="PT14H47M10S">
            <text:p>14:47:10</text:p>
          </table:table-cell>
          <table:table-cell office:value-type="float" office:value="52.0859">
            <text:p>52.0859</text:p>
          </table:table-cell>
          <table:table-cell office:value-type="float" office:value="0.2779">
            <text:p>0.2779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6">
            <text:p>676</text:p>
          </table:table-cell>
          <table:table-cell office:value-type="time" office:time-value="PT14H47M10S">
            <text:p>14:47:10</text:p>
          </table:table-cell>
          <table:table-cell office:value-type="float" office:value="52.0859">
            <text:p>52.0859</text:p>
          </table:table-cell>
          <table:table-cell office:value-type="float" office:value="0.2779">
            <text:p>0.2779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7">
            <text:p>677</text:p>
          </table:table-cell>
          <table:table-cell office:value-type="time" office:time-value="PT14H47M24S">
            <text:p>14:47:24</text:p>
          </table:table-cell>
          <table:table-cell office:value-type="float" office:value="52.0856">
            <text:p>52.0856</text:p>
          </table:table-cell>
          <table:table-cell office:value-type="float" office:value="0.28">
            <text:p>0.28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7">
            <text:p>677</text:p>
          </table:table-cell>
          <table:table-cell office:value-type="time" office:time-value="PT14H47M24S">
            <text:p>14:47:24</text:p>
          </table:table-cell>
          <table:table-cell office:value-type="float" office:value="52.0856">
            <text:p>52.0856</text:p>
          </table:table-cell>
          <table:table-cell office:value-type="float" office:value="0.28">
            <text:p>0.28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7">
            <text:p>677</text:p>
          </table:table-cell>
          <table:table-cell office:value-type="time" office:time-value="PT14H47M24S">
            <text:p>14:47:24</text:p>
          </table:table-cell>
          <table:table-cell office:value-type="float" office:value="52.0856">
            <text:p>52.0856</text:p>
          </table:table-cell>
          <table:table-cell office:value-type="float" office:value="0.28">
            <text:p>0.28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8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77">
            <text:p>677</text:p>
          </table:table-cell>
          <table:table-cell office:value-type="time" office:time-value="PT14H47M24S">
            <text:p>14:47:24</text:p>
          </table:table-cell>
          <table:table-cell office:value-type="float" office:value="52.0856">
            <text:p>52.0856</text:p>
          </table:table-cell>
          <table:table-cell office:value-type="float" office:value="0.28">
            <text:p>0.28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1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8">
            <text:p>678</text:p>
          </table:table-cell>
          <table:table-cell office:value-type="time" office:time-value="PT14H47M37S">
            <text:p>14:47:37</text:p>
          </table:table-cell>
          <table:table-cell office:value-type="float" office:value="52.0853">
            <text:p>52.0853</text:p>
          </table:table-cell>
          <table:table-cell office:value-type="float" office:value="0.282">
            <text:p>0.282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B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8">
            <text:p>678</text:p>
          </table:table-cell>
          <table:table-cell office:value-type="time" office:time-value="PT14H47M37S">
            <text:p>14:47:37</text:p>
          </table:table-cell>
          <table:table-cell office:value-type="float" office:value="52.0853">
            <text:p>52.0853</text:p>
          </table:table-cell>
          <table:table-cell office:value-type="float" office:value="0.282">
            <text:p>0.282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B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8">
            <text:p>678</text:p>
          </table:table-cell>
          <table:table-cell office:value-type="time" office:time-value="PT14H47M37S">
            <text:p>14:47:37</text:p>
          </table:table-cell>
          <table:table-cell office:value-type="float" office:value="52.0853">
            <text:p>52.0853</text:p>
          </table:table-cell>
          <table:table-cell office:value-type="float" office:value="0.282">
            <text:p>0.282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B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78">
            <text:p>678</text:p>
          </table:table-cell>
          <table:table-cell office:value-type="time" office:time-value="PT14H47M37S">
            <text:p>14:47:37</text:p>
          </table:table-cell>
          <table:table-cell office:value-type="float" office:value="52.0853">
            <text:p>52.0853</text:p>
          </table:table-cell>
          <table:table-cell office:value-type="float" office:value="0.282">
            <text:p>0.282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4B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79">
            <text:p>679</text:p>
          </table:table-cell>
          <table:table-cell office:value-type="time" office:time-value="PT14H47M50S">
            <text:p>14:47:50</text:p>
          </table:table-cell>
          <table:table-cell office:value-type="float" office:value="52.0849">
            <text:p>52.0849</text:p>
          </table:table-cell>
          <table:table-cell office:value-type="float" office:value="0.284">
            <text:p>0.284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C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79">
            <text:p>679</text:p>
          </table:table-cell>
          <table:table-cell office:value-type="time" office:time-value="PT14H47M50S">
            <text:p>14:47:50</text:p>
          </table:table-cell>
          <table:table-cell office:value-type="float" office:value="52.0849">
            <text:p>52.0849</text:p>
          </table:table-cell>
          <table:table-cell office:value-type="float" office:value="0.284">
            <text:p>0.284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C0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79">
            <text:p>679</text:p>
          </table:table-cell>
          <table:table-cell office:value-type="time" office:time-value="PT14H47M50S">
            <text:p>14:47:50</text:p>
          </table:table-cell>
          <table:table-cell office:value-type="float" office:value="52.0849">
            <text:p>52.0849</text:p>
          </table:table-cell>
          <table:table-cell office:value-type="float" office:value="0.284">
            <text:p>0.284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C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0">
            <text:p>680</text:p>
          </table:table-cell>
          <table:table-cell office:value-type="time" office:time-value="PT14H48M04S">
            <text:p>14:48:04</text:p>
          </table:table-cell>
          <table:table-cell office:value-type="float" office:value="52.0845">
            <text:p>52.0845</text:p>
          </table:table-cell>
          <table:table-cell office:value-type="float" office:value="0.2862">
            <text:p>0.286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9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0">
            <text:p>680</text:p>
          </table:table-cell>
          <table:table-cell office:value-type="time" office:time-value="PT14H48M04S">
            <text:p>14:48:04</text:p>
          </table:table-cell>
          <table:table-cell office:value-type="float" office:value="52.0845">
            <text:p>52.0845</text:p>
          </table:table-cell>
          <table:table-cell office:value-type="float" office:value="0.2862">
            <text:p>0.286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9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80">
            <text:p>680</text:p>
          </table:table-cell>
          <table:table-cell office:value-type="time" office:time-value="PT14H48M04S">
            <text:p>14:48:04</text:p>
          </table:table-cell>
          <table:table-cell office:value-type="float" office:value="52.0845">
            <text:p>52.0845</text:p>
          </table:table-cell>
          <table:table-cell office:value-type="float" office:value="0.2862">
            <text:p>0.286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9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0">
            <text:p>680</text:p>
          </table:table-cell>
          <table:table-cell office:value-type="time" office:time-value="PT14H48M04S">
            <text:p>14:48:04</text:p>
          </table:table-cell>
          <table:table-cell office:value-type="float" office:value="52.0845">
            <text:p>52.0845</text:p>
          </table:table-cell>
          <table:table-cell office:value-type="float" office:value="0.2862">
            <text:p>0.286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C9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1">
            <text:p>681</text:p>
          </table:table-cell>
          <table:table-cell office:value-type="time" office:time-value="PT14H48M17S">
            <text:p>14:48:17</text:p>
          </table:table-cell>
          <table:table-cell office:value-type="float" office:value="52.0842">
            <text:p>52.0842</text:p>
          </table:table-cell>
          <table:table-cell office:value-type="float" office:value="0.2882">
            <text:p>0.2882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3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1">
            <text:p>681</text:p>
          </table:table-cell>
          <table:table-cell office:value-type="time" office:time-value="PT14H48M17S">
            <text:p>14:48:17</text:p>
          </table:table-cell>
          <table:table-cell office:value-type="float" office:value="52.0842">
            <text:p>52.0842</text:p>
          </table:table-cell>
          <table:table-cell office:value-type="float" office:value="0.2882">
            <text:p>0.2882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3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1">
            <text:p>681</text:p>
          </table:table-cell>
          <table:table-cell office:value-type="time" office:time-value="PT14H48M17S">
            <text:p>14:48:17</text:p>
          </table:table-cell>
          <table:table-cell office:value-type="float" office:value="52.0842">
            <text:p>52.0842</text:p>
          </table:table-cell>
          <table:table-cell office:value-type="float" office:value="0.2882">
            <text:p>0.2882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3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81">
            <text:p>681</text:p>
          </table:table-cell>
          <table:table-cell office:value-type="time" office:time-value="PT14H48M17S">
            <text:p>14:48:17</text:p>
          </table:table-cell>
          <table:table-cell office:value-type="float" office:value="52.0842">
            <text:p>52.0842</text:p>
          </table:table-cell>
          <table:table-cell office:value-type="float" office:value="0.2882">
            <text:p>0.2882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3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2">
            <text:p>682</text:p>
          </table:table-cell>
          <table:table-cell office:value-type="time" office:time-value="PT14H48M30S">
            <text:p>14:48:30</text:p>
          </table:table-cell>
          <table:table-cell office:value-type="float" office:value="52.0838">
            <text:p>52.0838</text:p>
          </table:table-cell>
          <table:table-cell office:value-type="float" office:value="0.2903">
            <text:p>0.2903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E0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2">
            <text:p>682</text:p>
          </table:table-cell>
          <table:table-cell office:value-type="time" office:time-value="PT14H48M30S">
            <text:p>14:48:30</text:p>
          </table:table-cell>
          <table:table-cell office:value-type="float" office:value="52.0838">
            <text:p>52.0838</text:p>
          </table:table-cell>
          <table:table-cell office:value-type="float" office:value="0.2903">
            <text:p>0.2903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E07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82">
            <text:p>682</text:p>
          </table:table-cell>
          <table:table-cell office:value-type="time" office:time-value="PT14H48M30S">
            <text:p>14:48:30</text:p>
          </table:table-cell>
          <table:table-cell office:value-type="float" office:value="52.0838">
            <text:p>52.0838</text:p>
          </table:table-cell>
          <table:table-cell office:value-type="float" office:value="0.2903">
            <text:p>0.2903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E0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2">
            <text:p>682</text:p>
          </table:table-cell>
          <table:table-cell office:value-type="time" office:time-value="PT14H48M30S">
            <text:p>14:48:30</text:p>
          </table:table-cell>
          <table:table-cell office:value-type="float" office:value="52.0838">
            <text:p>52.0838</text:p>
          </table:table-cell>
          <table:table-cell office:value-type="float" office:value="0.2903">
            <text:p>0.2903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E0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3">
            <text:p>683</text:p>
          </table:table-cell>
          <table:table-cell office:value-type="time" office:time-value="PT14H48M43S">
            <text:p>14:48:43</text:p>
          </table:table-cell>
          <table:table-cell office:value-type="float" office:value="52.0835">
            <text:p>52.0835</text:p>
          </table:table-cell>
          <table:table-cell office:value-type="float" office:value="0.2923">
            <text:p>0.2923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1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3">
            <text:p>683</text:p>
          </table:table-cell>
          <table:table-cell office:value-type="time" office:time-value="PT14H48M43S">
            <text:p>14:48:43</text:p>
          </table:table-cell>
          <table:table-cell office:value-type="float" office:value="52.0835">
            <text:p>52.0835</text:p>
          </table:table-cell>
          <table:table-cell office:value-type="float" office:value="0.2923">
            <text:p>0.2923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1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3">
            <text:p>683</text:p>
          </table:table-cell>
          <table:table-cell office:value-type="time" office:time-value="PT14H48M43S">
            <text:p>14:48:43</text:p>
          </table:table-cell>
          <table:table-cell office:value-type="float" office:value="52.0835">
            <text:p>52.0835</text:p>
          </table:table-cell>
          <table:table-cell office:value-type="float" office:value="0.2923">
            <text:p>0.2923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1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4">
            <text:p>684</text:p>
          </table:table-cell>
          <table:table-cell office:value-type="time" office:time-value="PT14H48M57S">
            <text:p>14:48:57</text:p>
          </table:table-cell>
          <table:table-cell office:value-type="float" office:value="52.0831">
            <text:p>52.0831</text:p>
          </table:table-cell>
          <table:table-cell office:value-type="float" office:value="0.2946">
            <text:p>0.2946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7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4">
            <text:p>684</text:p>
          </table:table-cell>
          <table:table-cell office:value-type="time" office:time-value="PT14H48M57S">
            <text:p>14:48:57</text:p>
          </table:table-cell>
          <table:table-cell office:value-type="float" office:value="52.0831">
            <text:p>52.0831</text:p>
          </table:table-cell>
          <table:table-cell office:value-type="float" office:value="0.2946">
            <text:p>0.2946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7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4">
            <text:p>684</text:p>
          </table:table-cell>
          <table:table-cell office:value-type="time" office:time-value="PT14H48M57S">
            <text:p>14:48:57</text:p>
          </table:table-cell>
          <table:table-cell office:value-type="float" office:value="52.0831">
            <text:p>52.0831</text:p>
          </table:table-cell>
          <table:table-cell office:value-type="float" office:value="0.2946">
            <text:p>0.2946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7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5">
            <text:p>685</text:p>
          </table:table-cell>
          <table:table-cell office:value-type="time" office:time-value="PT14H49M10S">
            <text:p>14:49:10</text:p>
          </table:table-cell>
          <table:table-cell office:value-type="float" office:value="52.0827">
            <text:p>52.0827</text:p>
          </table:table-cell>
          <table:table-cell office:value-type="float" office:value="0.2967">
            <text:p>0.2967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A7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5">
            <text:p>685</text:p>
          </table:table-cell>
          <table:table-cell office:value-type="time" office:time-value="PT14H49M10S">
            <text:p>14:49:10</text:p>
          </table:table-cell>
          <table:table-cell office:value-type="float" office:value="52.0827">
            <text:p>52.0827</text:p>
          </table:table-cell>
          <table:table-cell office:value-type="float" office:value="0.2967">
            <text:p>0.2967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A7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5">
            <text:p>685</text:p>
          </table:table-cell>
          <table:table-cell office:value-type="time" office:time-value="PT14H49M10S">
            <text:p>14:49:10</text:p>
          </table:table-cell>
          <table:table-cell office:value-type="float" office:value="52.0827">
            <text:p>52.0827</text:p>
          </table:table-cell>
          <table:table-cell office:value-type="float" office:value="0.2967">
            <text:p>0.2967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A7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6">
            <text:p>686</text:p>
          </table:table-cell>
          <table:table-cell office:value-type="time" office:time-value="PT14H49M23S">
            <text:p>14:49:23</text:p>
          </table:table-cell>
          <table:table-cell office:value-type="float" office:value="52.0824">
            <text:p>52.0824</text:p>
          </table:table-cell>
          <table:table-cell office:value-type="float" office:value="0.2988">
            <text:p>0.298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3A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6">
            <text:p>686</text:p>
          </table:table-cell>
          <table:table-cell office:value-type="time" office:time-value="PT14H49M23S">
            <text:p>14:49:23</text:p>
          </table:table-cell>
          <table:table-cell office:value-type="float" office:value="52.0824">
            <text:p>52.0824</text:p>
          </table:table-cell>
          <table:table-cell office:value-type="float" office:value="0.2988">
            <text:p>0.298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3A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86">
            <text:p>686</text:p>
          </table:table-cell>
          <table:table-cell office:value-type="time" office:time-value="PT14H49M23S">
            <text:p>14:49:23</text:p>
          </table:table-cell>
          <table:table-cell office:value-type="float" office:value="52.0824">
            <text:p>52.0824</text:p>
          </table:table-cell>
          <table:table-cell office:value-type="float" office:value="0.2988">
            <text:p>0.298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3A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6">
            <text:p>686</text:p>
          </table:table-cell>
          <table:table-cell office:value-type="time" office:time-value="PT14H49M23S">
            <text:p>14:49:23</text:p>
          </table:table-cell>
          <table:table-cell office:value-type="float" office:value="52.0824">
            <text:p>52.0824</text:p>
          </table:table-cell>
          <table:table-cell office:value-type="float" office:value="0.2988">
            <text:p>0.298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3A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7">
            <text:p>687</text:p>
          </table:table-cell>
          <table:table-cell office:value-type="time" office:time-value="PT14H49M37S">
            <text:p>14:49:37</text:p>
          </table:table-cell>
          <table:table-cell office:value-type="float" office:value="52.082">
            <text:p>52.082</text:p>
          </table:table-cell>
          <table:table-cell office:value-type="float" office:value="0.3012">
            <text:p>0.301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5D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7">
            <text:p>687</text:p>
          </table:table-cell>
          <table:table-cell office:value-type="time" office:time-value="PT14H49M37S">
            <text:p>14:49:37</text:p>
          </table:table-cell>
          <table:table-cell office:value-type="float" office:value="52.082">
            <text:p>52.082</text:p>
          </table:table-cell>
          <table:table-cell office:value-type="float" office:value="0.3012">
            <text:p>0.301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5D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7">
            <text:p>687</text:p>
          </table:table-cell>
          <table:table-cell office:value-type="time" office:time-value="PT14H49M37S">
            <text:p>14:49:37</text:p>
          </table:table-cell>
          <table:table-cell office:value-type="float" office:value="52.082">
            <text:p>52.082</text:p>
          </table:table-cell>
          <table:table-cell office:value-type="float" office:value="0.3012">
            <text:p>0.301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5D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8">
            <text:p>688</text:p>
          </table:table-cell>
          <table:table-cell office:value-type="time" office:time-value="PT14H49M50S">
            <text:p>14:49:50</text:p>
          </table:table-cell>
          <table:table-cell office:value-type="float" office:value="52.0817">
            <text:p>52.0817</text:p>
          </table:table-cell>
          <table:table-cell office:value-type="float" office:value="0.3033">
            <text:p>0.3033</text:p>
          </table:table-cell>
          <table:table-cell office:value-type="float" office:value="2261">
            <text:p>22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8">
            <text:p>688</text:p>
          </table:table-cell>
          <table:table-cell office:value-type="time" office:time-value="PT14H49M50S">
            <text:p>14:49:50</text:p>
          </table:table-cell>
          <table:table-cell office:value-type="float" office:value="52.0817">
            <text:p>52.0817</text:p>
          </table:table-cell>
          <table:table-cell office:value-type="float" office:value="0.3033">
            <text:p>0.3033</text:p>
          </table:table-cell>
          <table:table-cell office:value-type="float" office:value="2261">
            <text:p>22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2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88">
            <text:p>688</text:p>
          </table:table-cell>
          <table:table-cell office:value-type="time" office:time-value="PT14H49M50S">
            <text:p>14:49:50</text:p>
          </table:table-cell>
          <table:table-cell office:value-type="float" office:value="52.0817">
            <text:p>52.0817</text:p>
          </table:table-cell>
          <table:table-cell office:value-type="float" office:value="0.3033">
            <text:p>0.3033</text:p>
          </table:table-cell>
          <table:table-cell office:value-type="float" office:value="2261">
            <text:p>22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2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89">
            <text:p>689</text:p>
          </table:table-cell>
          <table:table-cell office:value-type="time" office:time-value="PT14H50M03S">
            <text:p>14:50:03</text:p>
          </table:table-cell>
          <table:table-cell office:value-type="float" office:value="52.0813">
            <text:p>52.0813</text:p>
          </table:table-cell>
          <table:table-cell office:value-type="float" office:value="0.3054">
            <text:p>0.3054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8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89">
            <text:p>689</text:p>
          </table:table-cell>
          <table:table-cell office:value-type="time" office:time-value="PT14H50M03S">
            <text:p>14:50:03</text:p>
          </table:table-cell>
          <table:table-cell office:value-type="float" office:value="52.0813">
            <text:p>52.0813</text:p>
          </table:table-cell>
          <table:table-cell office:value-type="float" office:value="0.3054">
            <text:p>0.3054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8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89">
            <text:p>689</text:p>
          </table:table-cell>
          <table:table-cell office:value-type="time" office:time-value="PT14H50M03S">
            <text:p>14:50:03</text:p>
          </table:table-cell>
          <table:table-cell office:value-type="float" office:value="52.0813">
            <text:p>52.0813</text:p>
          </table:table-cell>
          <table:table-cell office:value-type="float" office:value="0.3054">
            <text:p>0.3054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8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0">
            <text:p>690</text:p>
          </table:table-cell>
          <table:table-cell office:value-type="time" office:time-value="PT14H50M16S">
            <text:p>14:50:16</text:p>
          </table:table-cell>
          <table:table-cell office:value-type="float" office:value="52.081">
            <text:p>52.081</text:p>
          </table:table-cell>
          <table:table-cell office:value-type="float" office:value="0.3076">
            <text:p>0.3076</text:p>
          </table:table-cell>
          <table:table-cell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0">
            <text:p>690</text:p>
          </table:table-cell>
          <table:table-cell office:value-type="time" office:time-value="PT14H50M16S">
            <text:p>14:50:16</text:p>
          </table:table-cell>
          <table:table-cell office:value-type="float" office:value="52.081">
            <text:p>52.081</text:p>
          </table:table-cell>
          <table:table-cell office:value-type="float" office:value="0.3076">
            <text:p>0.3076</text:p>
          </table:table-cell>
          <table:table-cell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0">
            <text:p>690</text:p>
          </table:table-cell>
          <table:table-cell office:value-type="time" office:time-value="PT14H50M16S">
            <text:p>14:50:16</text:p>
          </table:table-cell>
          <table:table-cell office:value-type="float" office:value="52.081">
            <text:p>52.081</text:p>
          </table:table-cell>
          <table:table-cell office:value-type="float" office:value="0.3076">
            <text:p>0.3076</text:p>
          </table:table-cell>
          <table:table-cell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1">
            <text:p>691</text:p>
          </table:table-cell>
          <table:table-cell office:value-type="time" office:time-value="PT14H50M30S">
            <text:p>14:50:30</text:p>
          </table:table-cell>
          <table:table-cell office:value-type="float" office:value="52.0807">
            <text:p>52.0807</text:p>
          </table:table-cell>
          <table:table-cell office:value-type="float" office:value="0.3099">
            <text:p>0.3099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1">
            <text:p>691</text:p>
          </table:table-cell>
          <table:table-cell office:value-type="time" office:time-value="PT14H50M30S">
            <text:p>14:50:30</text:p>
          </table:table-cell>
          <table:table-cell office:value-type="float" office:value="52.0807">
            <text:p>52.0807</text:p>
          </table:table-cell>
          <table:table-cell office:value-type="float" office:value="0.3099">
            <text:p>0.3099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6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1">
            <text:p>691</text:p>
          </table:table-cell>
          <table:table-cell office:value-type="time" office:time-value="PT14H50M30S">
            <text:p>14:50:30</text:p>
          </table:table-cell>
          <table:table-cell office:value-type="float" office:value="52.0807">
            <text:p>52.0807</text:p>
          </table:table-cell>
          <table:table-cell office:value-type="float" office:value="0.3099">
            <text:p>0.3099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6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1">
            <text:p>691</text:p>
          </table:table-cell>
          <table:table-cell office:value-type="time" office:time-value="PT14H50M30S">
            <text:p>14:50:30</text:p>
          </table:table-cell>
          <table:table-cell office:value-type="float" office:value="52.0807">
            <text:p>52.0807</text:p>
          </table:table-cell>
          <table:table-cell office:value-type="float" office:value="0.3099">
            <text:p>0.3099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2">
            <text:p>692</text:p>
          </table:table-cell>
          <table:table-cell office:value-type="time" office:time-value="PT14H50M43S">
            <text:p>14:50:43</text:p>
          </table:table-cell>
          <table:table-cell office:value-type="float" office:value="52.0804">
            <text:p>52.0804</text:p>
          </table:table-cell>
          <table:table-cell office:value-type="float" office:value="0.312">
            <text:p>0.312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0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92">
            <text:p>692</text:p>
          </table:table-cell>
          <table:table-cell office:value-type="time" office:time-value="PT14H50M43S">
            <text:p>14:50:43</text:p>
          </table:table-cell>
          <table:table-cell office:value-type="float" office:value="52.0804">
            <text:p>52.0804</text:p>
          </table:table-cell>
          <table:table-cell office:value-type="float" office:value="0.312">
            <text:p>0.312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0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2">
            <text:p>692</text:p>
          </table:table-cell>
          <table:table-cell office:value-type="time" office:time-value="PT14H50M43S">
            <text:p>14:50:43</text:p>
          </table:table-cell>
          <table:table-cell office:value-type="float" office:value="52.0804">
            <text:p>52.0804</text:p>
          </table:table-cell>
          <table:table-cell office:value-type="float" office:value="0.312">
            <text:p>0.312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0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2">
            <text:p>692</text:p>
          </table:table-cell>
          <table:table-cell office:value-type="time" office:time-value="PT14H50M43S">
            <text:p>14:50:43</text:p>
          </table:table-cell>
          <table:table-cell office:value-type="float" office:value="52.0804">
            <text:p>52.0804</text:p>
          </table:table-cell>
          <table:table-cell office:value-type="float" office:value="0.312">
            <text:p>0.312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0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2">
            <text:p>692</text:p>
          </table:table-cell>
          <table:table-cell office:value-type="time" office:time-value="PT14H50M43S">
            <text:p>14:50:43</text:p>
          </table:table-cell>
          <table:table-cell office:value-type="float" office:value="52.0804">
            <text:p>52.0804</text:p>
          </table:table-cell>
          <table:table-cell office:value-type="float" office:value="0.312">
            <text:p>0.312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90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3">
            <text:p>693</text:p>
          </table:table-cell>
          <table:table-cell office:value-type="time" office:time-value="PT14H50M56S">
            <text:p>14:50:56</text:p>
          </table:table-cell>
          <table:table-cell office:value-type="float" office:value="52.0802">
            <text:p>52.0802</text:p>
          </table:table-cell>
          <table:table-cell office:value-type="float" office:value="0.3141">
            <text:p>0.3141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4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3">
            <text:p>693</text:p>
          </table:table-cell>
          <table:table-cell office:value-type="time" office:time-value="PT14H50M56S">
            <text:p>14:50:56</text:p>
          </table:table-cell>
          <table:table-cell office:value-type="float" office:value="52.0802">
            <text:p>52.0802</text:p>
          </table:table-cell>
          <table:table-cell office:value-type="float" office:value="0.3141">
            <text:p>0.3141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4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3">
            <text:p>693</text:p>
          </table:table-cell>
          <table:table-cell office:value-type="time" office:time-value="PT14H50M56S">
            <text:p>14:50:56</text:p>
          </table:table-cell>
          <table:table-cell office:value-type="float" office:value="52.0802">
            <text:p>52.0802</text:p>
          </table:table-cell>
          <table:table-cell office:value-type="float" office:value="0.3141">
            <text:p>0.3141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4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3">
            <text:p>693</text:p>
          </table:table-cell>
          <table:table-cell office:value-type="time" office:time-value="PT14H50M56S">
            <text:p>14:50:56</text:p>
          </table:table-cell>
          <table:table-cell office:value-type="float" office:value="52.0802">
            <text:p>52.0802</text:p>
          </table:table-cell>
          <table:table-cell office:value-type="float" office:value="0.3141">
            <text:p>0.3141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4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4">
            <text:p>694</text:p>
          </table:table-cell>
          <table:table-cell office:value-type="time" office:time-value="PT14H51M10S">
            <text:p>14:51:10</text:p>
          </table:table-cell>
          <table:table-cell office:value-type="float" office:value="52.0799">
            <text:p>52.0799</text:p>
          </table:table-cell>
          <table:table-cell office:value-type="float" office:value="0.3164">
            <text:p>0.3164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4">
            <text:p>694</text:p>
          </table:table-cell>
          <table:table-cell office:value-type="time" office:time-value="PT14H51M10S">
            <text:p>14:51:10</text:p>
          </table:table-cell>
          <table:table-cell office:value-type="float" office:value="52.0799">
            <text:p>52.0799</text:p>
          </table:table-cell>
          <table:table-cell office:value-type="float" office:value="0.3164">
            <text:p>0.3164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4">
            <text:p>694</text:p>
          </table:table-cell>
          <table:table-cell office:value-type="time" office:time-value="PT14H51M10S">
            <text:p>14:51:10</text:p>
          </table:table-cell>
          <table:table-cell office:value-type="float" office:value="52.0799">
            <text:p>52.0799</text:p>
          </table:table-cell>
          <table:table-cell office:value-type="float" office:value="0.3164">
            <text:p>0.3164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4">
            <text:p>694</text:p>
          </table:table-cell>
          <table:table-cell office:value-type="time" office:time-value="PT14H51M10S">
            <text:p>14:51:10</text:p>
          </table:table-cell>
          <table:table-cell office:value-type="float" office:value="52.0799">
            <text:p>52.0799</text:p>
          </table:table-cell>
          <table:table-cell office:value-type="float" office:value="0.3164">
            <text:p>0.3164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F8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5">
            <text:p>695</text:p>
          </table:table-cell>
          <table:table-cell office:value-type="time" office:time-value="PT14H51M23S">
            <text:p>14:51:23</text:p>
          </table:table-cell>
          <table:table-cell office:value-type="float" office:value="52.0796">
            <text:p>52.0796</text:p>
          </table:table-cell>
          <table:table-cell office:value-type="float" office:value="0.3185">
            <text:p>0.3185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96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5">
            <text:p>695</text:p>
          </table:table-cell>
          <table:table-cell office:value-type="time" office:time-value="PT14H51M23S">
            <text:p>14:51:23</text:p>
          </table:table-cell>
          <table:table-cell office:value-type="float" office:value="52.0796">
            <text:p>52.0796</text:p>
          </table:table-cell>
          <table:table-cell office:value-type="float" office:value="0.3185">
            <text:p>0.3185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96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5">
            <text:p>695</text:p>
          </table:table-cell>
          <table:table-cell office:value-type="time" office:time-value="PT14H51M23S">
            <text:p>14:51:23</text:p>
          </table:table-cell>
          <table:table-cell office:value-type="float" office:value="52.0796">
            <text:p>52.0796</text:p>
          </table:table-cell>
          <table:table-cell office:value-type="float" office:value="0.3185">
            <text:p>0.3185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96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95">
            <text:p>695</text:p>
          </table:table-cell>
          <table:table-cell office:value-type="time" office:time-value="PT14H51M23S">
            <text:p>14:51:23</text:p>
          </table:table-cell>
          <table:table-cell office:value-type="float" office:value="52.0796">
            <text:p>52.0796</text:p>
          </table:table-cell>
          <table:table-cell office:value-type="float" office:value="0.3185">
            <text:p>0.3185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96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6">
            <text:p>696</text:p>
          </table:table-cell>
          <table:table-cell office:value-type="time" office:time-value="PT14H51M36S">
            <text:p>14:51:36</text:p>
          </table:table-cell>
          <table:table-cell office:value-type="float" office:value="52.0794">
            <text:p>52.0794</text:p>
          </table:table-cell>
          <table:table-cell office:value-type="float" office:value="0.3206">
            <text:p>0.3206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8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6">
            <text:p>696</text:p>
          </table:table-cell>
          <table:table-cell office:value-type="time" office:time-value="PT14H51M36S">
            <text:p>14:51:36</text:p>
          </table:table-cell>
          <table:table-cell office:value-type="float" office:value="52.0794">
            <text:p>52.0794</text:p>
          </table:table-cell>
          <table:table-cell office:value-type="float" office:value="0.3206">
            <text:p>0.3206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8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96">
            <text:p>696</text:p>
          </table:table-cell>
          <table:table-cell office:value-type="time" office:time-value="PT14H51M36S">
            <text:p>14:51:36</text:p>
          </table:table-cell>
          <table:table-cell office:value-type="float" office:value="52.0794">
            <text:p>52.0794</text:p>
          </table:table-cell>
          <table:table-cell office:value-type="float" office:value="0.3206">
            <text:p>0.3206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6">
            <text:p>696</text:p>
          </table:table-cell>
          <table:table-cell office:value-type="time" office:time-value="PT14H51M36S">
            <text:p>14:51:36</text:p>
          </table:table-cell>
          <table:table-cell office:value-type="float" office:value="52.0794">
            <text:p>52.0794</text:p>
          </table:table-cell>
          <table:table-cell office:value-type="float" office:value="0.3206">
            <text:p>0.3206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8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6">
            <text:p>696</text:p>
          </table:table-cell>
          <table:table-cell office:value-type="time" office:time-value="PT14H51M36S">
            <text:p>14:51:36</text:p>
          </table:table-cell>
          <table:table-cell office:value-type="float" office:value="52.0794">
            <text:p>52.0794</text:p>
          </table:table-cell>
          <table:table-cell office:value-type="float" office:value="0.3206">
            <text:p>0.3206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7">
            <text:p>697</text:p>
          </table:table-cell>
          <table:table-cell office:value-type="time" office:time-value="PT14H51M49S">
            <text:p>14:51:49</text:p>
          </table:table-cell>
          <table:table-cell office:value-type="float" office:value="52.0792">
            <text:p>52.0792</text:p>
          </table:table-cell>
          <table:table-cell office:value-type="float" office:value="0.3228">
            <text:p>0.3228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2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7">
            <text:p>697</text:p>
          </table:table-cell>
          <table:table-cell office:value-type="time" office:time-value="PT14H51M49S">
            <text:p>14:51:49</text:p>
          </table:table-cell>
          <table:table-cell office:value-type="float" office:value="52.0792">
            <text:p>52.0792</text:p>
          </table:table-cell>
          <table:table-cell office:value-type="float" office:value="0.3228">
            <text:p>0.3228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2F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7">
            <text:p>697</text:p>
          </table:table-cell>
          <table:table-cell office:value-type="time" office:time-value="PT14H51M49S">
            <text:p>14:51:49</text:p>
          </table:table-cell>
          <table:table-cell office:value-type="float" office:value="52.0792">
            <text:p>52.0792</text:p>
          </table:table-cell>
          <table:table-cell office:value-type="float" office:value="0.3228">
            <text:p>0.3228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2F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697">
            <text:p>697</text:p>
          </table:table-cell>
          <table:table-cell office:value-type="time" office:time-value="PT14H51M49S">
            <text:p>14:51:49</text:p>
          </table:table-cell>
          <table:table-cell office:value-type="float" office:value="52.0792">
            <text:p>52.0792</text:p>
          </table:table-cell>
          <table:table-cell office:value-type="float" office:value="0.3228">
            <text:p>0.3228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2F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7">
            <text:p>697</text:p>
          </table:table-cell>
          <table:table-cell office:value-type="time" office:time-value="PT14H51M49S">
            <text:p>14:51:49</text:p>
          </table:table-cell>
          <table:table-cell office:value-type="float" office:value="52.0792">
            <text:p>52.0792</text:p>
          </table:table-cell>
          <table:table-cell office:value-type="float" office:value="0.3228">
            <text:p>0.3228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2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8">
            <text:p>698</text:p>
          </table:table-cell>
          <table:table-cell office:value-type="time" office:time-value="PT14H52M03S">
            <text:p>14:52:03</text:p>
          </table:table-cell>
          <table:table-cell office:value-type="float" office:value="52.0789">
            <text:p>52.0789</text:p>
          </table:table-cell>
          <table:table-cell office:value-type="float" office:value="0.3251">
            <text:p>0.325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8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8">
            <text:p>698</text:p>
          </table:table-cell>
          <table:table-cell office:value-type="time" office:time-value="PT14H52M03S">
            <text:p>14:52:03</text:p>
          </table:table-cell>
          <table:table-cell office:value-type="float" office:value="52.0789">
            <text:p>52.0789</text:p>
          </table:table-cell>
          <table:table-cell office:value-type="float" office:value="0.3251">
            <text:p>0.325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8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8">
            <text:p>698</text:p>
          </table:table-cell>
          <table:table-cell office:value-type="time" office:time-value="PT14H52M03S">
            <text:p>14:52:03</text:p>
          </table:table-cell>
          <table:table-cell office:value-type="float" office:value="52.0789">
            <text:p>52.0789</text:p>
          </table:table-cell>
          <table:table-cell office:value-type="float" office:value="0.3251">
            <text:p>0.325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8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699">
            <text:p>699</text:p>
          </table:table-cell>
          <table:table-cell office:value-type="time" office:time-value="PT14H52M16S">
            <text:p>14:52:16</text:p>
          </table:table-cell>
          <table:table-cell office:value-type="float" office:value="52.0787">
            <text:p>52.0787</text:p>
          </table:table-cell>
          <table:table-cell office:value-type="float" office:value="0.3273">
            <text:p>0.327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63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699">
            <text:p>699</text:p>
          </table:table-cell>
          <table:table-cell office:value-type="time" office:time-value="PT14H52M16S">
            <text:p>14:52:16</text:p>
          </table:table-cell>
          <table:table-cell office:value-type="float" office:value="52.0787">
            <text:p>52.0787</text:p>
          </table:table-cell>
          <table:table-cell office:value-type="float" office:value="0.3273">
            <text:p>0.327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63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699">
            <text:p>699</text:p>
          </table:table-cell>
          <table:table-cell office:value-type="time" office:time-value="PT14H52M16S">
            <text:p>14:52:16</text:p>
          </table:table-cell>
          <table:table-cell office:value-type="float" office:value="52.0787">
            <text:p>52.0787</text:p>
          </table:table-cell>
          <table:table-cell office:value-type="float" office:value="0.3273">
            <text:p>0.327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63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699">
            <text:p>699</text:p>
          </table:table-cell>
          <table:table-cell office:value-type="time" office:time-value="PT14H52M16S">
            <text:p>14:52:16</text:p>
          </table:table-cell>
          <table:table-cell office:value-type="float" office:value="52.0787">
            <text:p>52.0787</text:p>
          </table:table-cell>
          <table:table-cell office:value-type="float" office:value="0.3273">
            <text:p>0.327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63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0">
            <text:p>700</text:p>
          </table:table-cell>
          <table:table-cell office:value-type="time" office:time-value="PT14H52M29S">
            <text:p>14:52:29</text:p>
          </table:table-cell>
          <table:table-cell office:value-type="float" office:value="52.0784">
            <text:p>52.0784</text:p>
          </table:table-cell>
          <table:table-cell office:value-type="float" office:value="0.3295">
            <text:p>0.3295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7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0">
            <text:p>700</text:p>
          </table:table-cell>
          <table:table-cell office:value-type="time" office:time-value="PT14H52M29S">
            <text:p>14:52:29</text:p>
          </table:table-cell>
          <table:table-cell office:value-type="float" office:value="52.0784">
            <text:p>52.0784</text:p>
          </table:table-cell>
          <table:table-cell office:value-type="float" office:value="0.3295">
            <text:p>0.3295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7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0">
            <text:p>700</text:p>
          </table:table-cell>
          <table:table-cell office:value-type="time" office:time-value="PT14H52M29S">
            <text:p>14:52:29</text:p>
          </table:table-cell>
          <table:table-cell office:value-type="float" office:value="52.0784">
            <text:p>52.0784</text:p>
          </table:table-cell>
          <table:table-cell office:value-type="float" office:value="0.3295">
            <text:p>0.3295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7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1">
            <text:p>701</text:p>
          </table:table-cell>
          <table:table-cell office:value-type="time" office:time-value="PT14H52M43S">
            <text:p>14:52:43</text:p>
          </table:table-cell>
          <table:table-cell office:value-type="float" office:value="52.0782">
            <text:p>52.0782</text:p>
          </table:table-cell>
          <table:table-cell office:value-type="float" office:value="0.3319">
            <text:p>0.3319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1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1">
            <text:p>701</text:p>
          </table:table-cell>
          <table:table-cell office:value-type="time" office:time-value="PT14H52M43S">
            <text:p>14:52:43</text:p>
          </table:table-cell>
          <table:table-cell office:value-type="float" office:value="52.0782">
            <text:p>52.0782</text:p>
          </table:table-cell>
          <table:table-cell office:value-type="float" office:value="0.3319">
            <text:p>0.3319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1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1">
            <text:p>701</text:p>
          </table:table-cell>
          <table:table-cell office:value-type="time" office:time-value="PT14H52M43S">
            <text:p>14:52:43</text:p>
          </table:table-cell>
          <table:table-cell office:value-type="float" office:value="52.0782">
            <text:p>52.0782</text:p>
          </table:table-cell>
          <table:table-cell office:value-type="float" office:value="0.3319">
            <text:p>0.3319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1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1">
            <text:p>701</text:p>
          </table:table-cell>
          <table:table-cell office:value-type="time" office:time-value="PT14H52M43S">
            <text:p>14:52:43</text:p>
          </table:table-cell>
          <table:table-cell office:value-type="float" office:value="52.0782">
            <text:p>52.0782</text:p>
          </table:table-cell>
          <table:table-cell office:value-type="float" office:value="0.3319">
            <text:p>0.3319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1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2">
            <text:p>702</text:p>
          </table:table-cell>
          <table:table-cell office:value-type="time" office:time-value="PT14H52M56S">
            <text:p>14:52:56</text:p>
          </table:table-cell>
          <table:table-cell office:value-type="float" office:value="52.0779">
            <text:p>52.0779</text:p>
          </table:table-cell>
          <table:table-cell office:value-type="float" office:value="0.3341">
            <text:p>0.3341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2">
            <text:p>702</text:p>
          </table:table-cell>
          <table:table-cell office:value-type="time" office:time-value="PT14H52M56S">
            <text:p>14:52:56</text:p>
          </table:table-cell>
          <table:table-cell office:value-type="float" office:value="52.0779">
            <text:p>52.0779</text:p>
          </table:table-cell>
          <table:table-cell office:value-type="float" office:value="0.3341">
            <text:p>0.3341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F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2">
            <text:p>702</text:p>
          </table:table-cell>
          <table:table-cell office:value-type="time" office:time-value="PT14H52M56S">
            <text:p>14:52:56</text:p>
          </table:table-cell>
          <table:table-cell office:value-type="float" office:value="52.0779">
            <text:p>52.0779</text:p>
          </table:table-cell>
          <table:table-cell office:value-type="float" office:value="0.3341">
            <text:p>0.3341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F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2">
            <text:p>702</text:p>
          </table:table-cell>
          <table:table-cell office:value-type="time" office:time-value="PT14H52M56S">
            <text:p>14:52:56</text:p>
          </table:table-cell>
          <table:table-cell office:value-type="float" office:value="52.0779">
            <text:p>52.0779</text:p>
          </table:table-cell>
          <table:table-cell office:value-type="float" office:value="0.3341">
            <text:p>0.3341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3">
            <text:p>703</text:p>
          </table:table-cell>
          <table:table-cell office:value-type="time" office:time-value="PT14H53M09S">
            <text:p>14:53:09</text:p>
          </table:table-cell>
          <table:table-cell office:value-type="float" office:value="52.0777">
            <text:p>52.0777</text:p>
          </table:table-cell>
          <table:table-cell office:value-type="float" office:value="0.3363">
            <text:p>0.3363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EE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3">
            <text:p>703</text:p>
          </table:table-cell>
          <table:table-cell office:value-type="time" office:time-value="PT14H53M09S">
            <text:p>14:53:09</text:p>
          </table:table-cell>
          <table:table-cell office:value-type="float" office:value="52.0777">
            <text:p>52.0777</text:p>
          </table:table-cell>
          <table:table-cell office:value-type="float" office:value="0.3363">
            <text:p>0.3363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EE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3">
            <text:p>703</text:p>
          </table:table-cell>
          <table:table-cell office:value-type="time" office:time-value="PT14H53M09S">
            <text:p>14:53:09</text:p>
          </table:table-cell>
          <table:table-cell office:value-type="float" office:value="52.0777">
            <text:p>52.0777</text:p>
          </table:table-cell>
          <table:table-cell office:value-type="float" office:value="0.3363">
            <text:p>0.3363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EE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3">
            <text:p>703</text:p>
          </table:table-cell>
          <table:table-cell office:value-type="time" office:time-value="PT14H53M09S">
            <text:p>14:53:09</text:p>
          </table:table-cell>
          <table:table-cell office:value-type="float" office:value="52.0777">
            <text:p>52.0777</text:p>
          </table:table-cell>
          <table:table-cell office:value-type="float" office:value="0.3363">
            <text:p>0.3363</text:p>
          </table:table-cell>
          <table:table-cell office:value-type="float" office:value="2309">
            <text:p>23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EE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4">
            <text:p>704</text:p>
          </table:table-cell>
          <table:table-cell office:value-type="time" office:time-value="PT14H53M22S">
            <text:p>14:53:22</text:p>
          </table:table-cell>
          <table:table-cell office:value-type="float" office:value="52.0775">
            <text:p>52.0775</text:p>
          </table:table-cell>
          <table:table-cell office:value-type="float" office:value="0.3386">
            <text:p>0.3386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5E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4">
            <text:p>704</text:p>
          </table:table-cell>
          <table:table-cell office:value-type="time" office:time-value="PT14H53M22S">
            <text:p>14:53:22</text:p>
          </table:table-cell>
          <table:table-cell office:value-type="float" office:value="52.0775">
            <text:p>52.0775</text:p>
          </table:table-cell>
          <table:table-cell office:value-type="float" office:value="0.3386">
            <text:p>0.3386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5E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4">
            <text:p>704</text:p>
          </table:table-cell>
          <table:table-cell office:value-type="time" office:time-value="PT14H53M22S">
            <text:p>14:53:22</text:p>
          </table:table-cell>
          <table:table-cell office:value-type="float" office:value="52.0775">
            <text:p>52.0775</text:p>
          </table:table-cell>
          <table:table-cell office:value-type="float" office:value="0.3386">
            <text:p>0.3386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5E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4">
            <text:p>704</text:p>
          </table:table-cell>
          <table:table-cell office:value-type="time" office:time-value="PT14H53M22S">
            <text:p>14:53:22</text:p>
          </table:table-cell>
          <table:table-cell office:value-type="float" office:value="52.0775">
            <text:p>52.0775</text:p>
          </table:table-cell>
          <table:table-cell office:value-type="float" office:value="0.3386">
            <text:p>0.3386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5E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5">
            <text:p>705</text:p>
          </table:table-cell>
          <table:table-cell office:value-type="time" office:time-value="PT14H53M36S">
            <text:p>14:53:36</text:p>
          </table:table-cell>
          <table:table-cell office:value-type="float" office:value="52.0772">
            <text:p>52.0772</text:p>
          </table:table-cell>
          <table:table-cell office:value-type="float" office:value="0.341">
            <text:p>0.34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3D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5">
            <text:p>705</text:p>
          </table:table-cell>
          <table:table-cell office:value-type="time" office:time-value="PT14H53M36S">
            <text:p>14:53:36</text:p>
          </table:table-cell>
          <table:table-cell office:value-type="float" office:value="52.0772">
            <text:p>52.0772</text:p>
          </table:table-cell>
          <table:table-cell office:value-type="float" office:value="0.341">
            <text:p>0.34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3D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5">
            <text:p>705</text:p>
          </table:table-cell>
          <table:table-cell office:value-type="time" office:time-value="PT14H53M36S">
            <text:p>14:53:36</text:p>
          </table:table-cell>
          <table:table-cell office:value-type="float" office:value="52.0772">
            <text:p>52.0772</text:p>
          </table:table-cell>
          <table:table-cell office:value-type="float" office:value="0.341">
            <text:p>0.34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3D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5">
            <text:p>705</text:p>
          </table:table-cell>
          <table:table-cell office:value-type="time" office:time-value="PT14H53M36S">
            <text:p>14:53:36</text:p>
          </table:table-cell>
          <table:table-cell office:value-type="float" office:value="52.0772">
            <text:p>52.0772</text:p>
          </table:table-cell>
          <table:table-cell office:value-type="float" office:value="0.341">
            <text:p>0.341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3D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6">
            <text:p>706</text:p>
          </table:table-cell>
          <table:table-cell office:value-type="time" office:time-value="PT14H53M49S">
            <text:p>14:53:49</text:p>
          </table:table-cell>
          <table:table-cell office:value-type="float" office:value="52.077">
            <text:p>52.077</text:p>
          </table:table-cell>
          <table:table-cell office:value-type="float" office:value="0.3433">
            <text:p>0.343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C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6">
            <text:p>706</text:p>
          </table:table-cell>
          <table:table-cell office:value-type="time" office:time-value="PT14H53M49S">
            <text:p>14:53:49</text:p>
          </table:table-cell>
          <table:table-cell office:value-type="float" office:value="52.077">
            <text:p>52.077</text:p>
          </table:table-cell>
          <table:table-cell office:value-type="float" office:value="0.3433">
            <text:p>0.343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C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6">
            <text:p>706</text:p>
          </table:table-cell>
          <table:table-cell office:value-type="time" office:time-value="PT14H53M49S">
            <text:p>14:53:49</text:p>
          </table:table-cell>
          <table:table-cell office:value-type="float" office:value="52.077">
            <text:p>52.077</text:p>
          </table:table-cell>
          <table:table-cell office:value-type="float" office:value="0.3433">
            <text:p>0.343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C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6">
            <text:p>706</text:p>
          </table:table-cell>
          <table:table-cell office:value-type="time" office:time-value="PT14H53M49S">
            <text:p>14:53:49</text:p>
          </table:table-cell>
          <table:table-cell office:value-type="float" office:value="52.077">
            <text:p>52.077</text:p>
          </table:table-cell>
          <table:table-cell office:value-type="float" office:value="0.3433">
            <text:p>0.3433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C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7">
            <text:p>707</text:p>
          </table:table-cell>
          <table:table-cell office:value-type="time" office:time-value="PT14H54M02S">
            <text:p>14:54:02</text:p>
          </table:table-cell>
          <table:table-cell office:value-type="float" office:value="52.0767">
            <text:p>52.0767</text:p>
          </table:table-cell>
          <table:table-cell office:value-type="float" office:value="0.3456">
            <text:p>0.3456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7">
            <text:p>707</text:p>
          </table:table-cell>
          <table:table-cell office:value-type="time" office:time-value="PT14H54M02S">
            <text:p>14:54:02</text:p>
          </table:table-cell>
          <table:table-cell office:value-type="float" office:value="52.0767">
            <text:p>52.0767</text:p>
          </table:table-cell>
          <table:table-cell office:value-type="float" office:value="0.3456">
            <text:p>0.3456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8">
            <text:p>708</text:p>
          </table:table-cell>
          <table:table-cell office:value-type="time" office:time-value="PT14H54M16S">
            <text:p>14:54:16</text:p>
          </table:table-cell>
          <table:table-cell office:value-type="float" office:value="52.0765">
            <text:p>52.0765</text:p>
          </table:table-cell>
          <table:table-cell office:value-type="float" office:value="0.348">
            <text:p>0.348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2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8">
            <text:p>708</text:p>
          </table:table-cell>
          <table:table-cell office:value-type="time" office:time-value="PT14H54M16S">
            <text:p>14:54:16</text:p>
          </table:table-cell>
          <table:table-cell office:value-type="float" office:value="52.0765">
            <text:p>52.0765</text:p>
          </table:table-cell>
          <table:table-cell office:value-type="float" office:value="0.348">
            <text:p>0.348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2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8">
            <text:p>708</text:p>
          </table:table-cell>
          <table:table-cell office:value-type="time" office:time-value="PT14H54M16S">
            <text:p>14:54:16</text:p>
          </table:table-cell>
          <table:table-cell office:value-type="float" office:value="52.0765">
            <text:p>52.0765</text:p>
          </table:table-cell>
          <table:table-cell office:value-type="float" office:value="0.348">
            <text:p>0.348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2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8">
            <text:p>708</text:p>
          </table:table-cell>
          <table:table-cell office:value-type="time" office:time-value="PT14H54M16S">
            <text:p>14:54:16</text:p>
          </table:table-cell>
          <table:table-cell office:value-type="float" office:value="52.0765">
            <text:p>52.0765</text:p>
          </table:table-cell>
          <table:table-cell office:value-type="float" office:value="0.348">
            <text:p>0.348</text:p>
          </table:table-cell>
          <table:table-cell office:value-type="float" office:value="2312">
            <text:p>23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02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09">
            <text:p>709</text:p>
          </table:table-cell>
          <table:table-cell office:value-type="time" office:time-value="PT14H54M29S">
            <text:p>14:54:29</text:p>
          </table:table-cell>
          <table:table-cell office:value-type="float" office:value="52.0763">
            <text:p>52.0763</text:p>
          </table:table-cell>
          <table:table-cell office:value-type="float" office:value="0.3503">
            <text:p>0.3503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D2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09">
            <text:p>709</text:p>
          </table:table-cell>
          <table:table-cell office:value-type="time" office:time-value="PT14H54M29S">
            <text:p>14:54:29</text:p>
          </table:table-cell>
          <table:table-cell office:value-type="float" office:value="52.0763">
            <text:p>52.0763</text:p>
          </table:table-cell>
          <table:table-cell office:value-type="float" office:value="0.3503">
            <text:p>0.3503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D2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09">
            <text:p>709</text:p>
          </table:table-cell>
          <table:table-cell office:value-type="time" office:time-value="PT14H54M29S">
            <text:p>14:54:29</text:p>
          </table:table-cell>
          <table:table-cell office:value-type="float" office:value="52.0763">
            <text:p>52.0763</text:p>
          </table:table-cell>
          <table:table-cell office:value-type="float" office:value="0.3503">
            <text:p>0.3503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D2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09">
            <text:p>709</text:p>
          </table:table-cell>
          <table:table-cell office:value-type="time" office:time-value="PT14H54M29S">
            <text:p>14:54:29</text:p>
          </table:table-cell>
          <table:table-cell office:value-type="float" office:value="52.0763">
            <text:p>52.0763</text:p>
          </table:table-cell>
          <table:table-cell office:value-type="float" office:value="0.3503">
            <text:p>0.3503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D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0">
            <text:p>710</text:p>
          </table:table-cell>
          <table:table-cell office:value-type="time" office:time-value="PT14H54M42S">
            <text:p>14:54:42</text:p>
          </table:table-cell>
          <table:table-cell office:value-type="float" office:value="52.0761">
            <text:p>52.0761</text:p>
          </table:table-cell>
          <table:table-cell office:value-type="float" office:value="0.3527">
            <text:p>0.3527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8F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0">
            <text:p>710</text:p>
          </table:table-cell>
          <table:table-cell office:value-type="time" office:time-value="PT14H54M42S">
            <text:p>14:54:42</text:p>
          </table:table-cell>
          <table:table-cell office:value-type="float" office:value="52.0761">
            <text:p>52.0761</text:p>
          </table:table-cell>
          <table:table-cell office:value-type="float" office:value="0.3527">
            <text:p>0.3527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8F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0">
            <text:p>710</text:p>
          </table:table-cell>
          <table:table-cell office:value-type="time" office:time-value="PT14H54M42S">
            <text:p>14:54:42</text:p>
          </table:table-cell>
          <table:table-cell office:value-type="float" office:value="52.0761">
            <text:p>52.0761</text:p>
          </table:table-cell>
          <table:table-cell office:value-type="float" office:value="0.3527">
            <text:p>0.3527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8F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1">
            <text:p>711</text:p>
          </table:table-cell>
          <table:table-cell office:value-type="time" office:time-value="PT14H54M56S">
            <text:p>14:54:56</text:p>
          </table:table-cell>
          <table:table-cell office:value-type="float" office:value="52.0759">
            <text:p>52.0759</text:p>
          </table:table-cell>
          <table:table-cell office:value-type="float" office:value="0.3552">
            <text:p>0.3552</text:p>
          </table:table-cell>
          <table:table-cell office:value-type="float" office:value="2317">
            <text:p>23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59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1">
            <text:p>711</text:p>
          </table:table-cell>
          <table:table-cell office:value-type="time" office:time-value="PT14H54M56S">
            <text:p>14:54:56</text:p>
          </table:table-cell>
          <table:table-cell office:value-type="float" office:value="52.0759">
            <text:p>52.0759</text:p>
          </table:table-cell>
          <table:table-cell office:value-type="float" office:value="0.3552">
            <text:p>0.3552</text:p>
          </table:table-cell>
          <table:table-cell office:value-type="float" office:value="2317">
            <text:p>23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59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1">
            <text:p>711</text:p>
          </table:table-cell>
          <table:table-cell office:value-type="time" office:time-value="PT14H54M56S">
            <text:p>14:54:56</text:p>
          </table:table-cell>
          <table:table-cell office:value-type="float" office:value="52.0759">
            <text:p>52.0759</text:p>
          </table:table-cell>
          <table:table-cell office:value-type="float" office:value="0.3552">
            <text:p>0.3552</text:p>
          </table:table-cell>
          <table:table-cell office:value-type="float" office:value="2317">
            <text:p>23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594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11">
            <text:p>711</text:p>
          </table:table-cell>
          <table:table-cell office:value-type="time" office:time-value="PT14H54M56S">
            <text:p>14:54:56</text:p>
          </table:table-cell>
          <table:table-cell office:value-type="float" office:value="52.0759">
            <text:p>52.0759</text:p>
          </table:table-cell>
          <table:table-cell office:value-type="float" office:value="0.3552">
            <text:p>0.3552</text:p>
          </table:table-cell>
          <table:table-cell office:value-type="float" office:value="2317">
            <text:p>23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59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2">
            <text:p>712</text:p>
          </table:table-cell>
          <table:table-cell office:value-type="time" office:time-value="PT14H55M09S">
            <text:p>14:55:09</text:p>
          </table:table-cell>
          <table:table-cell office:value-type="float" office:value="52.0758">
            <text:p>52.0758</text:p>
          </table:table-cell>
          <table:table-cell office:value-type="float" office:value="0.3575">
            <text:p>0.3575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A0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2">
            <text:p>712</text:p>
          </table:table-cell>
          <table:table-cell office:value-type="time" office:time-value="PT14H55M09S">
            <text:p>14:55:09</text:p>
          </table:table-cell>
          <table:table-cell office:value-type="float" office:value="52.0758">
            <text:p>52.0758</text:p>
          </table:table-cell>
          <table:table-cell office:value-type="float" office:value="0.3575">
            <text:p>0.3575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A0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2">
            <text:p>712</text:p>
          </table:table-cell>
          <table:table-cell office:value-type="time" office:time-value="PT14H55M09S">
            <text:p>14:55:09</text:p>
          </table:table-cell>
          <table:table-cell office:value-type="float" office:value="52.0758">
            <text:p>52.0758</text:p>
          </table:table-cell>
          <table:table-cell office:value-type="float" office:value="0.3575">
            <text:p>0.3575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A0C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12">
            <text:p>712</text:p>
          </table:table-cell>
          <table:table-cell office:value-type="time" office:time-value="PT14H55M09S">
            <text:p>14:55:09</text:p>
          </table:table-cell>
          <table:table-cell office:value-type="float" office:value="52.0758">
            <text:p>52.0758</text:p>
          </table:table-cell>
          <table:table-cell office:value-type="float" office:value="0.3575">
            <text:p>0.3575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A0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2">
            <text:p>712</text:p>
          </table:table-cell>
          <table:table-cell office:value-type="time" office:time-value="PT14H55M09S">
            <text:p>14:55:09</text:p>
          </table:table-cell>
          <table:table-cell office:value-type="float" office:value="52.0758">
            <text:p>52.0758</text:p>
          </table:table-cell>
          <table:table-cell office:value-type="float" office:value="0.3575">
            <text:p>0.3575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A0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3">
            <text:p>713</text:p>
          </table:table-cell>
          <table:table-cell office:value-type="time" office:time-value="PT14H55M22S">
            <text:p>14:55:22</text:p>
          </table:table-cell>
          <table:table-cell office:value-type="float" office:value="52.0756">
            <text:p>52.0756</text:p>
          </table:table-cell>
          <table:table-cell office:value-type="float" office:value="0.3598">
            <text:p>0.3598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6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3">
            <text:p>713</text:p>
          </table:table-cell>
          <table:table-cell office:value-type="time" office:time-value="PT14H55M22S">
            <text:p>14:55:22</text:p>
          </table:table-cell>
          <table:table-cell office:value-type="float" office:value="52.0756">
            <text:p>52.0756</text:p>
          </table:table-cell>
          <table:table-cell office:value-type="float" office:value="0.3598">
            <text:p>0.3598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6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3">
            <text:p>713</text:p>
          </table:table-cell>
          <table:table-cell office:value-type="time" office:time-value="PT14H55M22S">
            <text:p>14:55:22</text:p>
          </table:table-cell>
          <table:table-cell office:value-type="float" office:value="52.0756">
            <text:p>52.0756</text:p>
          </table:table-cell>
          <table:table-cell office:value-type="float" office:value="0.3598">
            <text:p>0.3598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66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13">
            <text:p>713</text:p>
          </table:table-cell>
          <table:table-cell office:value-type="time" office:time-value="PT14H55M22S">
            <text:p>14:55:22</text:p>
          </table:table-cell>
          <table:table-cell office:value-type="float" office:value="52.0756">
            <text:p>52.0756</text:p>
          </table:table-cell>
          <table:table-cell office:value-type="float" office:value="0.3598">
            <text:p>0.3598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6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3">
            <text:p>713</text:p>
          </table:table-cell>
          <table:table-cell office:value-type="time" office:time-value="PT14H55M22S">
            <text:p>14:55:22</text:p>
          </table:table-cell>
          <table:table-cell office:value-type="float" office:value="52.0756">
            <text:p>52.0756</text:p>
          </table:table-cell>
          <table:table-cell office:value-type="float" office:value="0.3598">
            <text:p>0.3598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46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4">
            <text:p>714</text:p>
          </table:table-cell>
          <table:table-cell office:value-type="time" office:time-value="PT14H55M35S">
            <text:p>14:55:35</text:p>
          </table:table-cell>
          <table:table-cell office:value-type="float" office:value="52.0754">
            <text:p>52.0754</text:p>
          </table:table-cell>
          <table:table-cell office:value-type="float" office:value="0.3621">
            <text:p>0.3621</text:p>
          </table:table-cell>
          <table:table-cell office:value-type="float" office:value="2332">
            <text:p>23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9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4">
            <text:p>714</text:p>
          </table:table-cell>
          <table:table-cell office:value-type="time" office:time-value="PT14H55M35S">
            <text:p>14:55:35</text:p>
          </table:table-cell>
          <table:table-cell office:value-type="float" office:value="52.0754">
            <text:p>52.0754</text:p>
          </table:table-cell>
          <table:table-cell office:value-type="float" office:value="0.3621">
            <text:p>0.3621</text:p>
          </table:table-cell>
          <table:table-cell office:value-type="float" office:value="2332">
            <text:p>23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96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4">
            <text:p>714</text:p>
          </table:table-cell>
          <table:table-cell office:value-type="time" office:time-value="PT14H55M35S">
            <text:p>14:55:35</text:p>
          </table:table-cell>
          <table:table-cell office:value-type="float" office:value="52.0754">
            <text:p>52.0754</text:p>
          </table:table-cell>
          <table:table-cell office:value-type="float" office:value="0.3621">
            <text:p>0.3621</text:p>
          </table:table-cell>
          <table:table-cell office:value-type="float" office:value="2332">
            <text:p>23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96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4">
            <text:p>714</text:p>
          </table:table-cell>
          <table:table-cell office:value-type="time" office:time-value="PT14H55M35S">
            <text:p>14:55:35</text:p>
          </table:table-cell>
          <table:table-cell office:value-type="float" office:value="52.0754">
            <text:p>52.0754</text:p>
          </table:table-cell>
          <table:table-cell office:value-type="float" office:value="0.3621">
            <text:p>0.3621</text:p>
          </table:table-cell>
          <table:table-cell office:value-type="float" office:value="2332">
            <text:p>23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9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5">
            <text:p>715</text:p>
          </table:table-cell>
          <table:table-cell office:value-type="time" office:time-value="PT14H55M49S">
            <text:p>14:55:49</text:p>
          </table:table-cell>
          <table:table-cell office:value-type="float" office:value="52.0753">
            <text:p>52.0753</text:p>
          </table:table-cell>
          <table:table-cell office:value-type="float" office:value="0.3646">
            <text:p>0.3646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41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5">
            <text:p>715</text:p>
          </table:table-cell>
          <table:table-cell office:value-type="time" office:time-value="PT14H55M49S">
            <text:p>14:55:49</text:p>
          </table:table-cell>
          <table:table-cell office:value-type="float" office:value="52.0753">
            <text:p>52.0753</text:p>
          </table:table-cell>
          <table:table-cell office:value-type="float" office:value="0.3646">
            <text:p>0.3646</text:p>
          </table:table-cell>
          <table:table-cell office:value-type="float" office:value="2340">
            <text:p>23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41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6">
            <text:p>716</text:p>
          </table:table-cell>
          <table:table-cell office:value-type="time" office:time-value="PT14H56M02S">
            <text:p>14:56:02</text:p>
          </table:table-cell>
          <table:table-cell office:value-type="float" office:value="52.0751">
            <text:p>52.0751</text:p>
          </table:table-cell>
          <table:table-cell office:value-type="float" office:value="0.367">
            <text:p>0.367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6">
            <text:p>716</text:p>
          </table:table-cell>
          <table:table-cell office:value-type="time" office:time-value="PT14H56M02S">
            <text:p>14:56:02</text:p>
          </table:table-cell>
          <table:table-cell office:value-type="float" office:value="52.0751">
            <text:p>52.0751</text:p>
          </table:table-cell>
          <table:table-cell office:value-type="float" office:value="0.367">
            <text:p>0.367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6">
            <text:p>716</text:p>
          </table:table-cell>
          <table:table-cell office:value-type="time" office:time-value="PT14H56M02S">
            <text:p>14:56:02</text:p>
          </table:table-cell>
          <table:table-cell office:value-type="float" office:value="52.0751">
            <text:p>52.0751</text:p>
          </table:table-cell>
          <table:table-cell office:value-type="float" office:value="0.367">
            <text:p>0.367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6">
            <text:p>716</text:p>
          </table:table-cell>
          <table:table-cell office:value-type="time" office:time-value="PT14H56M02S">
            <text:p>14:56:02</text:p>
          </table:table-cell>
          <table:table-cell office:value-type="float" office:value="52.0751">
            <text:p>52.0751</text:p>
          </table:table-cell>
          <table:table-cell office:value-type="float" office:value="0.367">
            <text:p>0.367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DF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7">
            <text:p>717</text:p>
          </table:table-cell>
          <table:table-cell office:value-type="time" office:time-value="PT14H56M15S">
            <text:p>14:56:15</text:p>
          </table:table-cell>
          <table:table-cell office:value-type="float" office:value="52.075">
            <text:p>52.075</text:p>
          </table:table-cell>
          <table:table-cell office:value-type="float" office:value="0.3695">
            <text:p>0.369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E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7">
            <text:p>717</text:p>
          </table:table-cell>
          <table:table-cell office:value-type="time" office:time-value="PT14H56M15S">
            <text:p>14:56:15</text:p>
          </table:table-cell>
          <table:table-cell office:value-type="float" office:value="52.075">
            <text:p>52.075</text:p>
          </table:table-cell>
          <table:table-cell office:value-type="float" office:value="0.3695">
            <text:p>0.369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E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7">
            <text:p>717</text:p>
          </table:table-cell>
          <table:table-cell office:value-type="time" office:time-value="PT14H56M15S">
            <text:p>14:56:15</text:p>
          </table:table-cell>
          <table:table-cell office:value-type="float" office:value="52.075">
            <text:p>52.075</text:p>
          </table:table-cell>
          <table:table-cell office:value-type="float" office:value="0.3695">
            <text:p>0.369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7">
            <text:p>717</text:p>
          </table:table-cell>
          <table:table-cell office:value-type="time" office:time-value="PT14H56M15S">
            <text:p>14:56:15</text:p>
          </table:table-cell>
          <table:table-cell office:value-type="float" office:value="52.075">
            <text:p>52.075</text:p>
          </table:table-cell>
          <table:table-cell office:value-type="float" office:value="0.3695">
            <text:p>0.369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8">
            <text:p>718</text:p>
          </table:table-cell>
          <table:table-cell office:value-type="time" office:time-value="PT14H56M29S">
            <text:p>14:56:29</text:p>
          </table:table-cell>
          <table:table-cell office:value-type="float" office:value="52.0748">
            <text:p>52.0748</text:p>
          </table:table-cell>
          <table:table-cell office:value-type="float" office:value="0.3721">
            <text:p>0.372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6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8">
            <text:p>718</text:p>
          </table:table-cell>
          <table:table-cell office:value-type="time" office:time-value="PT14H56M29S">
            <text:p>14:56:29</text:p>
          </table:table-cell>
          <table:table-cell office:value-type="float" office:value="52.0748">
            <text:p>52.0748</text:p>
          </table:table-cell>
          <table:table-cell office:value-type="float" office:value="0.3721">
            <text:p>0.372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6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8">
            <text:p>718</text:p>
          </table:table-cell>
          <table:table-cell office:value-type="time" office:time-value="PT14H56M29S">
            <text:p>14:56:29</text:p>
          </table:table-cell>
          <table:table-cell office:value-type="float" office:value="52.0748">
            <text:p>52.0748</text:p>
          </table:table-cell>
          <table:table-cell office:value-type="float" office:value="0.3721">
            <text:p>0.372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6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8">
            <text:p>718</text:p>
          </table:table-cell>
          <table:table-cell office:value-type="time" office:time-value="PT14H56M29S">
            <text:p>14:56:29</text:p>
          </table:table-cell>
          <table:table-cell office:value-type="float" office:value="52.0748">
            <text:p>52.0748</text:p>
          </table:table-cell>
          <table:table-cell office:value-type="float" office:value="0.3721">
            <text:p>0.372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6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19">
            <text:p>719</text:p>
          </table:table-cell>
          <table:table-cell office:value-type="time" office:time-value="PT14H56M42S">
            <text:p>14:56:42</text:p>
          </table:table-cell>
          <table:table-cell office:value-type="float" office:value="52.0748">
            <text:p>52.0748</text:p>
          </table:table-cell>
          <table:table-cell office:value-type="float" office:value="0.3746">
            <text:p>0.3746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3A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19">
            <text:p>719</text:p>
          </table:table-cell>
          <table:table-cell office:value-type="time" office:time-value="PT14H56M42S">
            <text:p>14:56:42</text:p>
          </table:table-cell>
          <table:table-cell office:value-type="float" office:value="52.0748">
            <text:p>52.0748</text:p>
          </table:table-cell>
          <table:table-cell office:value-type="float" office:value="0.3746">
            <text:p>0.3746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3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19">
            <text:p>719</text:p>
          </table:table-cell>
          <table:table-cell office:value-type="time" office:time-value="PT14H56M42S">
            <text:p>14:56:42</text:p>
          </table:table-cell>
          <table:table-cell office:value-type="float" office:value="52.0748">
            <text:p>52.0748</text:p>
          </table:table-cell>
          <table:table-cell office:value-type="float" office:value="0.3746">
            <text:p>0.3746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3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19">
            <text:p>719</text:p>
          </table:table-cell>
          <table:table-cell office:value-type="time" office:time-value="PT14H56M42S">
            <text:p>14:56:42</text:p>
          </table:table-cell>
          <table:table-cell office:value-type="float" office:value="52.0748">
            <text:p>52.0748</text:p>
          </table:table-cell>
          <table:table-cell office:value-type="float" office:value="0.3746">
            <text:p>0.3746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3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19">
            <text:p>719</text:p>
          </table:table-cell>
          <table:table-cell office:value-type="time" office:time-value="PT14H56M42S">
            <text:p>14:56:42</text:p>
          </table:table-cell>
          <table:table-cell office:value-type="float" office:value="52.0748">
            <text:p>52.0748</text:p>
          </table:table-cell>
          <table:table-cell office:value-type="float" office:value="0.3746">
            <text:p>0.3746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3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0">
            <text:p>720</text:p>
          </table:table-cell>
          <table:table-cell office:value-type="time" office:time-value="PT14H56M55S">
            <text:p>14:56:55</text:p>
          </table:table-cell>
          <table:table-cell office:value-type="float" office:value="52.0747">
            <text:p>52.0747</text:p>
          </table:table-cell>
          <table:table-cell office:value-type="float" office:value="0.377">
            <text:p>0.377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85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0">
            <text:p>720</text:p>
          </table:table-cell>
          <table:table-cell office:value-type="time" office:time-value="PT14H56M55S">
            <text:p>14:56:55</text:p>
          </table:table-cell>
          <table:table-cell office:value-type="float" office:value="52.0747">
            <text:p>52.0747</text:p>
          </table:table-cell>
          <table:table-cell office:value-type="float" office:value="0.377">
            <text:p>0.377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85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0">
            <text:p>720</text:p>
          </table:table-cell>
          <table:table-cell office:value-type="time" office:time-value="PT14H56M55S">
            <text:p>14:56:55</text:p>
          </table:table-cell>
          <table:table-cell office:value-type="float" office:value="52.0747">
            <text:p>52.0747</text:p>
          </table:table-cell>
          <table:table-cell office:value-type="float" office:value="0.377">
            <text:p>0.377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85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0">
            <text:p>720</text:p>
          </table:table-cell>
          <table:table-cell office:value-type="time" office:time-value="PT14H56M55S">
            <text:p>14:56:55</text:p>
          </table:table-cell>
          <table:table-cell office:value-type="float" office:value="52.0747">
            <text:p>52.0747</text:p>
          </table:table-cell>
          <table:table-cell office:value-type="float" office:value="0.377">
            <text:p>0.377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85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1">
            <text:p>721</text:p>
          </table:table-cell>
          <table:table-cell office:value-type="time" office:time-value="PT14H57M08S">
            <text:p>14:57:08</text:p>
          </table:table-cell>
          <table:table-cell office:value-type="float" office:value="52.0746">
            <text:p>52.0746</text:p>
          </table:table-cell>
          <table:table-cell office:value-type="float" office:value="0.3794">
            <text:p>0.37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21">
            <text:p>721</text:p>
          </table:table-cell>
          <table:table-cell office:value-type="time" office:time-value="PT14H57M08S">
            <text:p>14:57:08</text:p>
          </table:table-cell>
          <table:table-cell office:value-type="float" office:value="52.0746">
            <text:p>52.0746</text:p>
          </table:table-cell>
          <table:table-cell office:value-type="float" office:value="0.3794">
            <text:p>0.37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1">
            <text:p>721</text:p>
          </table:table-cell>
          <table:table-cell office:value-type="time" office:time-value="PT14H57M08S">
            <text:p>14:57:08</text:p>
          </table:table-cell>
          <table:table-cell office:value-type="float" office:value="52.0746">
            <text:p>52.0746</text:p>
          </table:table-cell>
          <table:table-cell office:value-type="float" office:value="0.3794">
            <text:p>0.37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1">
            <text:p>721</text:p>
          </table:table-cell>
          <table:table-cell office:value-type="time" office:time-value="PT14H57M08S">
            <text:p>14:57:08</text:p>
          </table:table-cell>
          <table:table-cell office:value-type="float" office:value="52.0746">
            <text:p>52.0746</text:p>
          </table:table-cell>
          <table:table-cell office:value-type="float" office:value="0.3794">
            <text:p>0.37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1">
            <text:p>721</text:p>
          </table:table-cell>
          <table:table-cell office:value-type="time" office:time-value="PT14H57M08S">
            <text:p>14:57:08</text:p>
          </table:table-cell>
          <table:table-cell office:value-type="float" office:value="52.0746">
            <text:p>52.0746</text:p>
          </table:table-cell>
          <table:table-cell office:value-type="float" office:value="0.3794">
            <text:p>0.37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0A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2">
            <text:p>722</text:p>
          </table:table-cell>
          <table:table-cell office:value-type="time" office:time-value="PT14H57M22S">
            <text:p>14:57:22</text:p>
          </table:table-cell>
          <table:table-cell office:value-type="float" office:value="52.0745">
            <text:p>52.0745</text:p>
          </table:table-cell>
          <table:table-cell office:value-type="float" office:value="0.3821">
            <text:p>0.382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68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2">
            <text:p>722</text:p>
          </table:table-cell>
          <table:table-cell office:value-type="time" office:time-value="PT14H57M22S">
            <text:p>14:57:22</text:p>
          </table:table-cell>
          <table:table-cell office:value-type="float" office:value="52.0745">
            <text:p>52.0745</text:p>
          </table:table-cell>
          <table:table-cell office:value-type="float" office:value="0.3821">
            <text:p>0.382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68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2">
            <text:p>722</text:p>
          </table:table-cell>
          <table:table-cell office:value-type="time" office:time-value="PT14H57M22S">
            <text:p>14:57:22</text:p>
          </table:table-cell>
          <table:table-cell office:value-type="float" office:value="52.0745">
            <text:p>52.0745</text:p>
          </table:table-cell>
          <table:table-cell office:value-type="float" office:value="0.3821">
            <text:p>0.382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688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22">
            <text:p>722</text:p>
          </table:table-cell>
          <table:table-cell office:value-type="time" office:time-value="PT14H57M22S">
            <text:p>14:57:22</text:p>
          </table:table-cell>
          <table:table-cell office:value-type="float" office:value="52.0745">
            <text:p>52.0745</text:p>
          </table:table-cell>
          <table:table-cell office:value-type="float" office:value="0.3821">
            <text:p>0.382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68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2">
            <text:p>722</text:p>
          </table:table-cell>
          <table:table-cell office:value-type="time" office:time-value="PT14H57M22S">
            <text:p>14:57:22</text:p>
          </table:table-cell>
          <table:table-cell office:value-type="float" office:value="52.0745">
            <text:p>52.0745</text:p>
          </table:table-cell>
          <table:table-cell office:value-type="float" office:value="0.3821">
            <text:p>0.382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68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3">
            <text:p>723</text:p>
          </table:table-cell>
          <table:table-cell office:value-type="time" office:time-value="PT14H57M35S">
            <text:p>14:57:35</text:p>
          </table:table-cell>
          <table:table-cell office:value-type="float" office:value="52.0745">
            <text:p>52.0745</text:p>
          </table:table-cell>
          <table:table-cell office:value-type="float" office:value="0.3845">
            <text:p>0.3845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E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3">
            <text:p>723</text:p>
          </table:table-cell>
          <table:table-cell office:value-type="time" office:time-value="PT14H57M35S">
            <text:p>14:57:35</text:p>
          </table:table-cell>
          <table:table-cell office:value-type="float" office:value="52.0745">
            <text:p>52.0745</text:p>
          </table:table-cell>
          <table:table-cell office:value-type="float" office:value="0.3845">
            <text:p>0.3845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E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3">
            <text:p>723</text:p>
          </table:table-cell>
          <table:table-cell office:value-type="time" office:time-value="PT14H57M35S">
            <text:p>14:57:35</text:p>
          </table:table-cell>
          <table:table-cell office:value-type="float" office:value="52.0745">
            <text:p>52.0745</text:p>
          </table:table-cell>
          <table:table-cell office:value-type="float" office:value="0.3845">
            <text:p>0.3845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E55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23">
            <text:p>723</text:p>
          </table:table-cell>
          <table:table-cell office:value-type="time" office:time-value="PT14H57M35S">
            <text:p>14:57:35</text:p>
          </table:table-cell>
          <table:table-cell office:value-type="float" office:value="52.0745">
            <text:p>52.0745</text:p>
          </table:table-cell>
          <table:table-cell office:value-type="float" office:value="0.3845">
            <text:p>0.3845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E5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3">
            <text:p>723</text:p>
          </table:table-cell>
          <table:table-cell office:value-type="time" office:time-value="PT14H57M35S">
            <text:p>14:57:35</text:p>
          </table:table-cell>
          <table:table-cell office:value-type="float" office:value="52.0745">
            <text:p>52.0745</text:p>
          </table:table-cell>
          <table:table-cell office:value-type="float" office:value="0.3845">
            <text:p>0.3845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E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4">
            <text:p>724</text:p>
          </table:table-cell>
          <table:table-cell office:value-type="time" office:time-value="PT14H57M48S">
            <text:p>14:57:48</text:p>
          </table:table-cell>
          <table:table-cell office:value-type="float" office:value="52.0744">
            <text:p>52.0744</text:p>
          </table:table-cell>
          <table:table-cell office:value-type="float" office:value="0.387">
            <text:p>0.387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1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4">
            <text:p>724</text:p>
          </table:table-cell>
          <table:table-cell office:value-type="time" office:time-value="PT14H57M48S">
            <text:p>14:57:48</text:p>
          </table:table-cell>
          <table:table-cell office:value-type="float" office:value="52.0744">
            <text:p>52.0744</text:p>
          </table:table-cell>
          <table:table-cell office:value-type="float" office:value="0.387">
            <text:p>0.387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1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4">
            <text:p>724</text:p>
          </table:table-cell>
          <table:table-cell office:value-type="time" office:time-value="PT14H57M48S">
            <text:p>14:57:48</text:p>
          </table:table-cell>
          <table:table-cell office:value-type="float" office:value="52.0744">
            <text:p>52.0744</text:p>
          </table:table-cell>
          <table:table-cell office:value-type="float" office:value="0.387">
            <text:p>0.387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1F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24">
            <text:p>724</text:p>
          </table:table-cell>
          <table:table-cell office:value-type="time" office:time-value="PT14H57M48S">
            <text:p>14:57:48</text:p>
          </table:table-cell>
          <table:table-cell office:value-type="float" office:value="52.0744">
            <text:p>52.0744</text:p>
          </table:table-cell>
          <table:table-cell office:value-type="float" office:value="0.387">
            <text:p>0.387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1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4">
            <text:p>724</text:p>
          </table:table-cell>
          <table:table-cell office:value-type="time" office:time-value="PT14H57M48S">
            <text:p>14:57:48</text:p>
          </table:table-cell>
          <table:table-cell office:value-type="float" office:value="52.0744">
            <text:p>52.0744</text:p>
          </table:table-cell>
          <table:table-cell office:value-type="float" office:value="0.387">
            <text:p>0.387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1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5">
            <text:p>725</text:p>
          </table:table-cell>
          <table:table-cell office:value-type="time" office:time-value="PT14H58M02S">
            <text:p>14:58:02</text:p>
          </table:table-cell>
          <table:table-cell office:value-type="float" office:value="52.0743">
            <text:p>52.0743</text:p>
          </table:table-cell>
          <table:table-cell office:value-type="float" office:value="0.3896">
            <text:p>0.3896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08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5">
            <text:p>725</text:p>
          </table:table-cell>
          <table:table-cell office:value-type="time" office:time-value="PT14H58M02S">
            <text:p>14:58:02</text:p>
          </table:table-cell>
          <table:table-cell office:value-type="float" office:value="52.0743">
            <text:p>52.0743</text:p>
          </table:table-cell>
          <table:table-cell office:value-type="float" office:value="0.3896">
            <text:p>0.3896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08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5">
            <text:p>725</text:p>
          </table:table-cell>
          <table:table-cell office:value-type="time" office:time-value="PT14H58M02S">
            <text:p>14:58:02</text:p>
          </table:table-cell>
          <table:table-cell office:value-type="float" office:value="52.0743">
            <text:p>52.0743</text:p>
          </table:table-cell>
          <table:table-cell office:value-type="float" office:value="0.3896">
            <text:p>0.3896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08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5">
            <text:p>725</text:p>
          </table:table-cell>
          <table:table-cell office:value-type="time" office:time-value="PT14H58M02S">
            <text:p>14:58:02</text:p>
          </table:table-cell>
          <table:table-cell office:value-type="float" office:value="52.0743">
            <text:p>52.0743</text:p>
          </table:table-cell>
          <table:table-cell office:value-type="float" office:value="0.3896">
            <text:p>0.3896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08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6">
            <text:p>726</text:p>
          </table:table-cell>
          <table:table-cell office:value-type="time" office:time-value="PT14H58M15S">
            <text:p>14:58:15</text:p>
          </table:table-cell>
          <table:table-cell office:value-type="float" office:value="52.0743">
            <text:p>52.0743</text:p>
          </table:table-cell>
          <table:table-cell office:value-type="float" office:value="0.3921">
            <text:p>0.3921</text:p>
          </table:table-cell>
          <table:table-cell office:value-type="float" office:value="2383">
            <text:p>23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E4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6">
            <text:p>726</text:p>
          </table:table-cell>
          <table:table-cell office:value-type="time" office:time-value="PT14H58M15S">
            <text:p>14:58:15</text:p>
          </table:table-cell>
          <table:table-cell office:value-type="float" office:value="52.0743">
            <text:p>52.0743</text:p>
          </table:table-cell>
          <table:table-cell office:value-type="float" office:value="0.3921">
            <text:p>0.3921</text:p>
          </table:table-cell>
          <table:table-cell office:value-type="float" office:value="2383">
            <text:p>23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E4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6">
            <text:p>726</text:p>
          </table:table-cell>
          <table:table-cell office:value-type="time" office:time-value="PT14H58M15S">
            <text:p>14:58:15</text:p>
          </table:table-cell>
          <table:table-cell office:value-type="float" office:value="52.0743">
            <text:p>52.0743</text:p>
          </table:table-cell>
          <table:table-cell office:value-type="float" office:value="0.3921">
            <text:p>0.3921</text:p>
          </table:table-cell>
          <table:table-cell office:value-type="float" office:value="2383">
            <text:p>23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E4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6">
            <text:p>726</text:p>
          </table:table-cell>
          <table:table-cell office:value-type="time" office:time-value="PT14H58M15S">
            <text:p>14:58:15</text:p>
          </table:table-cell>
          <table:table-cell office:value-type="float" office:value="52.0743">
            <text:p>52.0743</text:p>
          </table:table-cell>
          <table:table-cell office:value-type="float" office:value="0.3921">
            <text:p>0.3921</text:p>
          </table:table-cell>
          <table:table-cell office:value-type="float" office:value="2383">
            <text:p>23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E4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7">
            <text:p>727</text:p>
          </table:table-cell>
          <table:table-cell office:value-type="time" office:time-value="PT14H58M28S">
            <text:p>14:58:28</text:p>
          </table:table-cell>
          <table:table-cell office:value-type="float" office:value="52.0743">
            <text:p>52.0743</text:p>
          </table:table-cell>
          <table:table-cell office:value-type="float" office:value="0.3946">
            <text:p>0.3946</text:p>
          </table:table-cell>
          <table:table-cell office:value-type="float" office:value="2384">
            <text:p>23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8F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7">
            <text:p>727</text:p>
          </table:table-cell>
          <table:table-cell office:value-type="time" office:time-value="PT14H58M28S">
            <text:p>14:58:28</text:p>
          </table:table-cell>
          <table:table-cell office:value-type="float" office:value="52.0743">
            <text:p>52.0743</text:p>
          </table:table-cell>
          <table:table-cell office:value-type="float" office:value="0.3946">
            <text:p>0.3946</text:p>
          </table:table-cell>
          <table:table-cell office:value-type="float" office:value="2384">
            <text:p>23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8F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7">
            <text:p>727</text:p>
          </table:table-cell>
          <table:table-cell office:value-type="time" office:time-value="PT14H58M28S">
            <text:p>14:58:28</text:p>
          </table:table-cell>
          <table:table-cell office:value-type="float" office:value="52.0743">
            <text:p>52.0743</text:p>
          </table:table-cell>
          <table:table-cell office:value-type="float" office:value="0.3946">
            <text:p>0.3946</text:p>
          </table:table-cell>
          <table:table-cell office:value-type="float" office:value="2384">
            <text:p>23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8F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8">
            <text:p>728</text:p>
          </table:table-cell>
          <table:table-cell office:value-type="time" office:time-value="PT14H58M41S">
            <text:p>14:58:41</text:p>
          </table:table-cell>
          <table:table-cell office:value-type="float" office:value="52.0742">
            <text:p>52.0742</text:p>
          </table:table-cell>
          <table:table-cell office:value-type="float" office:value="0.3971">
            <text:p>0.3971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4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8">
            <text:p>728</text:p>
          </table:table-cell>
          <table:table-cell office:value-type="time" office:time-value="PT14H58M41S">
            <text:p>14:58:41</text:p>
          </table:table-cell>
          <table:table-cell office:value-type="float" office:value="52.0742">
            <text:p>52.0742</text:p>
          </table:table-cell>
          <table:table-cell office:value-type="float" office:value="0.3971">
            <text:p>0.3971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40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28">
            <text:p>728</text:p>
          </table:table-cell>
          <table:table-cell office:value-type="time" office:time-value="PT14H58M41S">
            <text:p>14:58:41</text:p>
          </table:table-cell>
          <table:table-cell office:value-type="float" office:value="52.0742">
            <text:p>52.0742</text:p>
          </table:table-cell>
          <table:table-cell office:value-type="float" office:value="0.3971">
            <text:p>0.3971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4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8">
            <text:p>728</text:p>
          </table:table-cell>
          <table:table-cell office:value-type="time" office:time-value="PT14H58M41S">
            <text:p>14:58:41</text:p>
          </table:table-cell>
          <table:table-cell office:value-type="float" office:value="52.0742">
            <text:p>52.0742</text:p>
          </table:table-cell>
          <table:table-cell office:value-type="float" office:value="0.3971">
            <text:p>0.3971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4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29">
            <text:p>729</text:p>
          </table:table-cell>
          <table:table-cell office:value-type="time" office:time-value="PT14H58M55S">
            <text:p>14:58:55</text:p>
          </table:table-cell>
          <table:table-cell office:value-type="float" office:value="52.0742">
            <text:p>52.0742</text:p>
          </table:table-cell>
          <table:table-cell office:value-type="float" office:value="0.3998">
            <text:p>0.3998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29">
            <text:p>729</text:p>
          </table:table-cell>
          <table:table-cell office:value-type="time" office:time-value="PT14H58M55S">
            <text:p>14:58:55</text:p>
          </table:table-cell>
          <table:table-cell office:value-type="float" office:value="52.0742">
            <text:p>52.0742</text:p>
          </table:table-cell>
          <table:table-cell office:value-type="float" office:value="0.3998">
            <text:p>0.3998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29">
            <text:p>729</text:p>
          </table:table-cell>
          <table:table-cell office:value-type="time" office:time-value="PT14H58M55S">
            <text:p>14:58:55</text:p>
          </table:table-cell>
          <table:table-cell office:value-type="float" office:value="52.0742">
            <text:p>52.0742</text:p>
          </table:table-cell>
          <table:table-cell office:value-type="float" office:value="0.3998">
            <text:p>0.3998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7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29">
            <text:p>729</text:p>
          </table:table-cell>
          <table:table-cell office:value-type="time" office:time-value="PT14H58M55S">
            <text:p>14:58:55</text:p>
          </table:table-cell>
          <table:table-cell office:value-type="float" office:value="52.0742">
            <text:p>52.0742</text:p>
          </table:table-cell>
          <table:table-cell office:value-type="float" office:value="0.3998">
            <text:p>0.3998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9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0">
            <text:p>730</text:p>
          </table:table-cell>
          <table:table-cell office:value-type="time" office:time-value="PT14H59M08S">
            <text:p>14:59:08</text:p>
          </table:table-cell>
          <table:table-cell office:value-type="float" office:value="52.0742">
            <text:p>52.0742</text:p>
          </table:table-cell>
          <table:table-cell office:value-type="float" office:value="0.4023">
            <text:p>0.402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0">
            <text:p>730</text:p>
          </table:table-cell>
          <table:table-cell office:value-type="time" office:time-value="PT14H59M08S">
            <text:p>14:59:08</text:p>
          </table:table-cell>
          <table:table-cell office:value-type="float" office:value="52.0742">
            <text:p>52.0742</text:p>
          </table:table-cell>
          <table:table-cell office:value-type="float" office:value="0.4023">
            <text:p>0.402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2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0">
            <text:p>730</text:p>
          </table:table-cell>
          <table:table-cell office:value-type="time" office:time-value="PT14H59M08S">
            <text:p>14:59:08</text:p>
          </table:table-cell>
          <table:table-cell office:value-type="float" office:value="52.0742">
            <text:p>52.0742</text:p>
          </table:table-cell>
          <table:table-cell office:value-type="float" office:value="0.4023">
            <text:p>0.402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2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30">
            <text:p>730</text:p>
          </table:table-cell>
          <table:table-cell office:value-type="time" office:time-value="PT14H59M08S">
            <text:p>14:59:08</text:p>
          </table:table-cell>
          <table:table-cell office:value-type="float" office:value="52.0742">
            <text:p>52.0742</text:p>
          </table:table-cell>
          <table:table-cell office:value-type="float" office:value="0.4023">
            <text:p>0.402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7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1">
            <text:p>731</text:p>
          </table:table-cell>
          <table:table-cell office:value-type="time" office:time-value="PT14H59M21S">
            <text:p>14:59:21</text:p>
          </table:table-cell>
          <table:table-cell office:value-type="float" office:value="52.0741">
            <text:p>52.0741</text:p>
          </table:table-cell>
          <table:table-cell office:value-type="float" office:value="0.4047">
            <text:p>0.4047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DB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1">
            <text:p>731</text:p>
          </table:table-cell>
          <table:table-cell office:value-type="time" office:time-value="PT14H59M21S">
            <text:p>14:59:21</text:p>
          </table:table-cell>
          <table:table-cell office:value-type="float" office:value="52.0741">
            <text:p>52.0741</text:p>
          </table:table-cell>
          <table:table-cell office:value-type="float" office:value="0.4047">
            <text:p>0.4047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DB9</text:p>
          </table:table-cell>
        </table:table-row>
        <table:table-row table:style-name="ro1">
          <table:table-cell office:value-type="string">
            <text:p>G4FFC : PICO</text:p>
          </table:table-cell>
          <table:table-cell office:value-type="float" office:value="731">
            <text:p>731</text:p>
          </table:table-cell>
          <table:table-cell office:value-type="time" office:time-value="PT14H59M21S">
            <text:p>14:59:21</text:p>
          </table:table-cell>
          <table:table-cell office:value-type="float" office:value="52.0741">
            <text:p>52.0741</text:p>
          </table:table-cell>
          <table:table-cell office:value-type="float" office:value="0.4047">
            <text:p>0.4047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DB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1">
            <text:p>731</text:p>
          </table:table-cell>
          <table:table-cell office:value-type="time" office:time-value="PT14H59M21S">
            <text:p>14:59:21</text:p>
          </table:table-cell>
          <table:table-cell office:value-type="float" office:value="52.0741">
            <text:p>52.0741</text:p>
          </table:table-cell>
          <table:table-cell office:value-type="float" office:value="0.4047">
            <text:p>0.4047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DB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2">
            <text:p>732</text:p>
          </table:table-cell>
          <table:table-cell office:value-type="time" office:time-value="PT14H59M35S">
            <text:p>14:59:35</text:p>
          </table:table-cell>
          <table:table-cell office:value-type="float" office:value="52.0741">
            <text:p>52.0741</text:p>
          </table:table-cell>
          <table:table-cell office:value-type="float" office:value="0.4075">
            <text:p>0.4075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77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2">
            <text:p>732</text:p>
          </table:table-cell>
          <table:table-cell office:value-type="time" office:time-value="PT14H59M35S">
            <text:p>14:59:35</text:p>
          </table:table-cell>
          <table:table-cell office:value-type="float" office:value="52.0741">
            <text:p>52.0741</text:p>
          </table:table-cell>
          <table:table-cell office:value-type="float" office:value="0.4075">
            <text:p>0.4075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77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2">
            <text:p>732</text:p>
          </table:table-cell>
          <table:table-cell office:value-type="time" office:time-value="PT14H59M35S">
            <text:p>14:59:35</text:p>
          </table:table-cell>
          <table:table-cell office:value-type="float" office:value="52.0741">
            <text:p>52.0741</text:p>
          </table:table-cell>
          <table:table-cell office:value-type="float" office:value="0.4075">
            <text:p>0.4075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77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3">
            <text:p>733</text:p>
          </table:table-cell>
          <table:table-cell office:value-type="time" office:time-value="PT14H59M48S">
            <text:p>14:59:48</text:p>
          </table:table-cell>
          <table:table-cell office:value-type="float" office:value="52.0741">
            <text:p>52.0741</text:p>
          </table:table-cell>
          <table:table-cell office:value-type="float" office:value="0.41">
            <text:p>0.41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3">
            <text:p>733</text:p>
          </table:table-cell>
          <table:table-cell office:value-type="time" office:time-value="PT14H59M48S">
            <text:p>14:59:48</text:p>
          </table:table-cell>
          <table:table-cell office:value-type="float" office:value="52.0741">
            <text:p>52.0741</text:p>
          </table:table-cell>
          <table:table-cell office:value-type="float" office:value="0.41">
            <text:p>0.41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3">
            <text:p>733</text:p>
          </table:table-cell>
          <table:table-cell office:value-type="time" office:time-value="PT14H59M48S">
            <text:p>14:59:48</text:p>
          </table:table-cell>
          <table:table-cell office:value-type="float" office:value="52.0741">
            <text:p>52.0741</text:p>
          </table:table-cell>
          <table:table-cell office:value-type="float" office:value="0.41">
            <text:p>0.41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D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4">
            <text:p>734</text:p>
          </table:table-cell>
          <table:table-cell office:value-type="time" office:time-value="PT15H00M01S">
            <text:p>15:00:01</text:p>
          </table:table-cell>
          <table:table-cell office:value-type="float" office:value="52.0741">
            <text:p>52.0741</text:p>
          </table:table-cell>
          <table:table-cell office:value-type="float" office:value="0.4125">
            <text:p>0.412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66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4">
            <text:p>734</text:p>
          </table:table-cell>
          <table:table-cell office:value-type="time" office:time-value="PT15H00M01S">
            <text:p>15:00:01</text:p>
          </table:table-cell>
          <table:table-cell office:value-type="float" office:value="52.0741">
            <text:p>52.0741</text:p>
          </table:table-cell>
          <table:table-cell office:value-type="float" office:value="0.4125">
            <text:p>0.412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66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4">
            <text:p>734</text:p>
          </table:table-cell>
          <table:table-cell office:value-type="time" office:time-value="PT15H00M01S">
            <text:p>15:00:01</text:p>
          </table:table-cell>
          <table:table-cell office:value-type="float" office:value="52.0741">
            <text:p>52.0741</text:p>
          </table:table-cell>
          <table:table-cell office:value-type="float" office:value="0.4125">
            <text:p>0.412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66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34">
            <text:p>734</text:p>
          </table:table-cell>
          <table:table-cell office:value-type="time" office:time-value="PT15H00M01S">
            <text:p>15:00:01</text:p>
          </table:table-cell>
          <table:table-cell office:value-type="float" office:value="52.0741">
            <text:p>52.0741</text:p>
          </table:table-cell>
          <table:table-cell office:value-type="float" office:value="0.4125">
            <text:p>0.412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66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5">
            <text:p>735</text:p>
          </table:table-cell>
          <table:table-cell office:value-type="time" office:time-value="PT15H00M14S">
            <text:p>15:00:14</text:p>
          </table:table-cell>
          <table:table-cell office:value-type="float" office:value="52.0741">
            <text:p>52.0741</text:p>
          </table:table-cell>
          <table:table-cell office:value-type="float" office:value="0.415">
            <text:p>0.41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A9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5">
            <text:p>735</text:p>
          </table:table-cell>
          <table:table-cell office:value-type="time" office:time-value="PT15H00M14S">
            <text:p>15:00:14</text:p>
          </table:table-cell>
          <table:table-cell office:value-type="float" office:value="52.0741">
            <text:p>52.0741</text:p>
          </table:table-cell>
          <table:table-cell office:value-type="float" office:value="0.415">
            <text:p>0.41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A9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5">
            <text:p>735</text:p>
          </table:table-cell>
          <table:table-cell office:value-type="time" office:time-value="PT15H00M14S">
            <text:p>15:00:14</text:p>
          </table:table-cell>
          <table:table-cell office:value-type="float" office:value="52.0741">
            <text:p>52.0741</text:p>
          </table:table-cell>
          <table:table-cell office:value-type="float" office:value="0.415">
            <text:p>0.415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A9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6">
            <text:p>736</text:p>
          </table:table-cell>
          <table:table-cell office:value-type="time" office:time-value="PT15H00M28S">
            <text:p>15:00:28</text:p>
          </table:table-cell>
          <table:table-cell office:value-type="float" office:value="52.0741">
            <text:p>52.0741</text:p>
          </table:table-cell>
          <table:table-cell office:value-type="float" office:value="0.4177">
            <text:p>0.4177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8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6">
            <text:p>736</text:p>
          </table:table-cell>
          <table:table-cell office:value-type="time" office:time-value="PT15H00M28S">
            <text:p>15:00:28</text:p>
          </table:table-cell>
          <table:table-cell office:value-type="float" office:value="52.0741">
            <text:p>52.0741</text:p>
          </table:table-cell>
          <table:table-cell office:value-type="float" office:value="0.4177">
            <text:p>0.4177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8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6">
            <text:p>736</text:p>
          </table:table-cell>
          <table:table-cell office:value-type="time" office:time-value="PT15H00M28S">
            <text:p>15:00:28</text:p>
          </table:table-cell>
          <table:table-cell office:value-type="float" office:value="52.0741">
            <text:p>52.0741</text:p>
          </table:table-cell>
          <table:table-cell office:value-type="float" office:value="0.4177">
            <text:p>0.4177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8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7">
            <text:p>737</text:p>
          </table:table-cell>
          <table:table-cell office:value-type="time" office:time-value="PT15H00M41S">
            <text:p>15:00:41</text:p>
          </table:table-cell>
          <table:table-cell office:value-type="float" office:value="52.0741">
            <text:p>52.0741</text:p>
          </table:table-cell>
          <table:table-cell office:value-type="float" office:value="0.4202">
            <text:p>0.4202</text:p>
          </table:table-cell>
          <table:table-cell office:value-type="float" office:value="2404">
            <text:p>24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3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7">
            <text:p>737</text:p>
          </table:table-cell>
          <table:table-cell office:value-type="time" office:time-value="PT15H00M41S">
            <text:p>15:00:41</text:p>
          </table:table-cell>
          <table:table-cell office:value-type="float" office:value="52.0741">
            <text:p>52.0741</text:p>
          </table:table-cell>
          <table:table-cell office:value-type="float" office:value="0.4202">
            <text:p>0.4202</text:p>
          </table:table-cell>
          <table:table-cell office:value-type="float" office:value="2404">
            <text:p>24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3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7">
            <text:p>737</text:p>
          </table:table-cell>
          <table:table-cell office:value-type="time" office:time-value="PT15H00M41S">
            <text:p>15:00:41</text:p>
          </table:table-cell>
          <table:table-cell office:value-type="float" office:value="52.0741">
            <text:p>52.0741</text:p>
          </table:table-cell>
          <table:table-cell office:value-type="float" office:value="0.4202">
            <text:p>0.4202</text:p>
          </table:table-cell>
          <table:table-cell office:value-type="float" office:value="2404">
            <text:p>24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3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8">
            <text:p>738</text:p>
          </table:table-cell>
          <table:table-cell office:value-type="time" office:time-value="PT15H00M54S">
            <text:p>15:00:54</text:p>
          </table:table-cell>
          <table:table-cell office:value-type="float" office:value="52.0741">
            <text:p>52.0741</text:p>
          </table:table-cell>
          <table:table-cell office:value-type="float" office:value="0.4228">
            <text:p>0.4228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3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8">
            <text:p>738</text:p>
          </table:table-cell>
          <table:table-cell office:value-type="time" office:time-value="PT15H00M54S">
            <text:p>15:00:54</text:p>
          </table:table-cell>
          <table:table-cell office:value-type="float" office:value="52.0741">
            <text:p>52.0741</text:p>
          </table:table-cell>
          <table:table-cell office:value-type="float" office:value="0.4228">
            <text:p>0.4228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3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8">
            <text:p>738</text:p>
          </table:table-cell>
          <table:table-cell office:value-type="time" office:time-value="PT15H00M54S">
            <text:p>15:00:54</text:p>
          </table:table-cell>
          <table:table-cell office:value-type="float" office:value="52.0741">
            <text:p>52.0741</text:p>
          </table:table-cell>
          <table:table-cell office:value-type="float" office:value="0.4228">
            <text:p>0.4228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3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38">
            <text:p>738</text:p>
          </table:table-cell>
          <table:table-cell office:value-type="time" office:time-value="PT15H00M54S">
            <text:p>15:00:54</text:p>
          </table:table-cell>
          <table:table-cell office:value-type="float" office:value="52.0741">
            <text:p>52.0741</text:p>
          </table:table-cell>
          <table:table-cell office:value-type="float" office:value="0.4228">
            <text:p>0.4228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C3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39">
            <text:p>739</text:p>
          </table:table-cell>
          <table:table-cell office:value-type="time" office:time-value="PT15H01M08S">
            <text:p>15:01:08</text:p>
          </table:table-cell>
          <table:table-cell office:value-type="float" office:value="52.0741">
            <text:p>52.0741</text:p>
          </table:table-cell>
          <table:table-cell office:value-type="float" office:value="0.4256">
            <text:p>0.4256</text:p>
          </table:table-cell>
          <table:table-cell office:value-type="float" office:value="2409">
            <text:p>2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39">
            <text:p>739</text:p>
          </table:table-cell>
          <table:table-cell office:value-type="time" office:time-value="PT15H01M08S">
            <text:p>15:01:08</text:p>
          </table:table-cell>
          <table:table-cell office:value-type="float" office:value="52.0741">
            <text:p>52.0741</text:p>
          </table:table-cell>
          <table:table-cell office:value-type="float" office:value="0.4256">
            <text:p>0.4256</text:p>
          </table:table-cell>
          <table:table-cell office:value-type="float" office:value="2409">
            <text:p>2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E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39">
            <text:p>739</text:p>
          </table:table-cell>
          <table:table-cell office:value-type="time" office:time-value="PT15H01M08S">
            <text:p>15:01:08</text:p>
          </table:table-cell>
          <table:table-cell office:value-type="float" office:value="52.0741">
            <text:p>52.0741</text:p>
          </table:table-cell>
          <table:table-cell office:value-type="float" office:value="0.4256">
            <text:p>0.4256</text:p>
          </table:table-cell>
          <table:table-cell office:value-type="float" office:value="2409">
            <text:p>2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E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39">
            <text:p>739</text:p>
          </table:table-cell>
          <table:table-cell office:value-type="time" office:time-value="PT15H01M08S">
            <text:p>15:01:08</text:p>
          </table:table-cell>
          <table:table-cell office:value-type="float" office:value="52.0741">
            <text:p>52.0741</text:p>
          </table:table-cell>
          <table:table-cell office:value-type="float" office:value="0.4256">
            <text:p>0.4256</text:p>
          </table:table-cell>
          <table:table-cell office:value-type="float" office:value="2409">
            <text:p>2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4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0">
            <text:p>740</text:p>
          </table:table-cell>
          <table:table-cell office:value-type="time" office:time-value="PT15H01M21S">
            <text:p>15:01:21</text:p>
          </table:table-cell>
          <table:table-cell office:value-type="float" office:value="52.0742">
            <text:p>52.0742</text:p>
          </table:table-cell>
          <table:table-cell office:value-type="float" office:value="0.4281">
            <text:p>0.4281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D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0">
            <text:p>740</text:p>
          </table:table-cell>
          <table:table-cell office:value-type="time" office:time-value="PT15H01M21S">
            <text:p>15:01:21</text:p>
          </table:table-cell>
          <table:table-cell office:value-type="float" office:value="52.0742">
            <text:p>52.0742</text:p>
          </table:table-cell>
          <table:table-cell office:value-type="float" office:value="0.4281">
            <text:p>0.4281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D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0">
            <text:p>740</text:p>
          </table:table-cell>
          <table:table-cell office:value-type="time" office:time-value="PT15H01M21S">
            <text:p>15:01:21</text:p>
          </table:table-cell>
          <table:table-cell office:value-type="float" office:value="52.0742">
            <text:p>52.0742</text:p>
          </table:table-cell>
          <table:table-cell office:value-type="float" office:value="0.4281">
            <text:p>0.4281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D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40">
            <text:p>740</text:p>
          </table:table-cell>
          <table:table-cell office:value-type="time" office:time-value="PT15H01M21S">
            <text:p>15:01:21</text:p>
          </table:table-cell>
          <table:table-cell office:value-type="float" office:value="52.0742">
            <text:p>52.0742</text:p>
          </table:table-cell>
          <table:table-cell office:value-type="float" office:value="0.4281">
            <text:p>0.4281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D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1">
            <text:p>741</text:p>
          </table:table-cell>
          <table:table-cell office:value-type="time" office:time-value="PT15H01M34S">
            <text:p>15:01:34</text:p>
          </table:table-cell>
          <table:table-cell office:value-type="float" office:value="52.0742">
            <text:p>52.0742</text:p>
          </table:table-cell>
          <table:table-cell office:value-type="float" office:value="0.4307">
            <text:p>0.4307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F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1">
            <text:p>741</text:p>
          </table:table-cell>
          <table:table-cell office:value-type="time" office:time-value="PT15H01M34S">
            <text:p>15:01:34</text:p>
          </table:table-cell>
          <table:table-cell office:value-type="float" office:value="52.0742">
            <text:p>52.0742</text:p>
          </table:table-cell>
          <table:table-cell office:value-type="float" office:value="0.4307">
            <text:p>0.4307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F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1">
            <text:p>741</text:p>
          </table:table-cell>
          <table:table-cell office:value-type="time" office:time-value="PT15H01M34S">
            <text:p>15:01:34</text:p>
          </table:table-cell>
          <table:table-cell office:value-type="float" office:value="52.0742">
            <text:p>52.0742</text:p>
          </table:table-cell>
          <table:table-cell office:value-type="float" office:value="0.4307">
            <text:p>0.4307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2F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2">
            <text:p>742</text:p>
          </table:table-cell>
          <table:table-cell office:value-type="time" office:time-value="PT15H01M47S">
            <text:p>15:01:47</text:p>
          </table:table-cell>
          <table:table-cell office:value-type="float" office:value="52.0742">
            <text:p>52.0742</text:p>
          </table:table-cell>
          <table:table-cell office:value-type="float" office:value="0.4333">
            <text:p>0.4333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C1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2">
            <text:p>742</text:p>
          </table:table-cell>
          <table:table-cell office:value-type="time" office:time-value="PT15H01M47S">
            <text:p>15:01:47</text:p>
          </table:table-cell>
          <table:table-cell office:value-type="float" office:value="52.0742">
            <text:p>52.0742</text:p>
          </table:table-cell>
          <table:table-cell office:value-type="float" office:value="0.4333">
            <text:p>0.4333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C1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2">
            <text:p>742</text:p>
          </table:table-cell>
          <table:table-cell office:value-type="time" office:time-value="PT15H01M47S">
            <text:p>15:01:47</text:p>
          </table:table-cell>
          <table:table-cell office:value-type="float" office:value="52.0742">
            <text:p>52.0742</text:p>
          </table:table-cell>
          <table:table-cell office:value-type="float" office:value="0.4333">
            <text:p>0.4333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C1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3">
            <text:p>743</text:p>
          </table:table-cell>
          <table:table-cell office:value-type="time" office:time-value="PT15H02M01S">
            <text:p>15:02:01</text:p>
          </table:table-cell>
          <table:table-cell office:value-type="float" office:value="52.0742">
            <text:p>52.0742</text:p>
          </table:table-cell>
          <table:table-cell office:value-type="float" office:value="0.4361">
            <text:p>0.436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F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3">
            <text:p>743</text:p>
          </table:table-cell>
          <table:table-cell office:value-type="time" office:time-value="PT15H02M01S">
            <text:p>15:02:01</text:p>
          </table:table-cell>
          <table:table-cell office:value-type="float" office:value="52.0742">
            <text:p>52.0742</text:p>
          </table:table-cell>
          <table:table-cell office:value-type="float" office:value="0.4361">
            <text:p>0.436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3">
            <text:p>743</text:p>
          </table:table-cell>
          <table:table-cell office:value-type="time" office:time-value="PT15H02M01S">
            <text:p>15:02:01</text:p>
          </table:table-cell>
          <table:table-cell office:value-type="float" office:value="52.0742">
            <text:p>52.0742</text:p>
          </table:table-cell>
          <table:table-cell office:value-type="float" office:value="0.4361">
            <text:p>0.436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F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4">
            <text:p>744</text:p>
          </table:table-cell>
          <table:table-cell office:value-type="time" office:time-value="PT15H02M14S">
            <text:p>15:02:14</text:p>
          </table:table-cell>
          <table:table-cell office:value-type="float" office:value="52.0742">
            <text:p>52.0742</text:p>
          </table:table-cell>
          <table:table-cell office:value-type="float" office:value="0.4387">
            <text:p>0.4387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E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4">
            <text:p>744</text:p>
          </table:table-cell>
          <table:table-cell office:value-type="time" office:time-value="PT15H02M14S">
            <text:p>15:02:14</text:p>
          </table:table-cell>
          <table:table-cell office:value-type="float" office:value="52.0742">
            <text:p>52.0742</text:p>
          </table:table-cell>
          <table:table-cell office:value-type="float" office:value="0.4387">
            <text:p>0.4387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E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4">
            <text:p>744</text:p>
          </table:table-cell>
          <table:table-cell office:value-type="time" office:time-value="PT15H02M14S">
            <text:p>15:02:14</text:p>
          </table:table-cell>
          <table:table-cell office:value-type="float" office:value="52.0742">
            <text:p>52.0742</text:p>
          </table:table-cell>
          <table:table-cell office:value-type="float" office:value="0.4387">
            <text:p>0.4387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E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5">
            <text:p>745</text:p>
          </table:table-cell>
          <table:table-cell office:value-type="time" office:time-value="PT15H02M27S">
            <text:p>15:02:27</text:p>
          </table:table-cell>
          <table:table-cell office:value-type="float" office:value="52.0742">
            <text:p>52.0742</text:p>
          </table:table-cell>
          <table:table-cell office:value-type="float" office:value="0.4413">
            <text:p>0.4413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D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5">
            <text:p>745</text:p>
          </table:table-cell>
          <table:table-cell office:value-type="time" office:time-value="PT15H02M27S">
            <text:p>15:02:27</text:p>
          </table:table-cell>
          <table:table-cell office:value-type="float" office:value="52.0742">
            <text:p>52.0742</text:p>
          </table:table-cell>
          <table:table-cell office:value-type="float" office:value="0.4413">
            <text:p>0.4413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D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5">
            <text:p>745</text:p>
          </table:table-cell>
          <table:table-cell office:value-type="time" office:time-value="PT15H02M27S">
            <text:p>15:02:27</text:p>
          </table:table-cell>
          <table:table-cell office:value-type="float" office:value="52.0742">
            <text:p>52.0742</text:p>
          </table:table-cell>
          <table:table-cell office:value-type="float" office:value="0.4413">
            <text:p>0.4413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D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45">
            <text:p>745</text:p>
          </table:table-cell>
          <table:table-cell office:value-type="time" office:time-value="PT15H02M27S">
            <text:p>15:02:27</text:p>
          </table:table-cell>
          <table:table-cell office:value-type="float" office:value="52.0742">
            <text:p>52.0742</text:p>
          </table:table-cell>
          <table:table-cell office:value-type="float" office:value="0.4413">
            <text:p>0.4413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D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6">
            <text:p>746</text:p>
          </table:table-cell>
          <table:table-cell office:value-type="time" office:time-value="PT15H02M41S">
            <text:p>15:02:41</text:p>
          </table:table-cell>
          <table:table-cell office:value-type="float" office:value="52.0742">
            <text:p>52.0742</text:p>
          </table:table-cell>
          <table:table-cell office:value-type="float" office:value="0.4441">
            <text:p>0.4441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B5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6">
            <text:p>746</text:p>
          </table:table-cell>
          <table:table-cell office:value-type="time" office:time-value="PT15H02M41S">
            <text:p>15:02:41</text:p>
          </table:table-cell>
          <table:table-cell office:value-type="float" office:value="52.0742">
            <text:p>52.0742</text:p>
          </table:table-cell>
          <table:table-cell office:value-type="float" office:value="0.4441">
            <text:p>0.4441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B5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6">
            <text:p>746</text:p>
          </table:table-cell>
          <table:table-cell office:value-type="time" office:time-value="PT15H02M41S">
            <text:p>15:02:41</text:p>
          </table:table-cell>
          <table:table-cell office:value-type="float" office:value="52.0742">
            <text:p>52.0742</text:p>
          </table:table-cell>
          <table:table-cell office:value-type="float" office:value="0.4441">
            <text:p>0.4441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B5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46">
            <text:p>746</text:p>
          </table:table-cell>
          <table:table-cell office:value-type="time" office:time-value="PT15H02M41S">
            <text:p>15:02:41</text:p>
          </table:table-cell>
          <table:table-cell office:value-type="float" office:value="52.0742">
            <text:p>52.0742</text:p>
          </table:table-cell>
          <table:table-cell office:value-type="float" office:value="0.4441">
            <text:p>0.4441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B5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7">
            <text:p>747</text:p>
          </table:table-cell>
          <table:table-cell office:value-type="time" office:time-value="PT15H02M54S">
            <text:p>15:02:54</text:p>
          </table:table-cell>
          <table:table-cell office:value-type="float" office:value="52.0742">
            <text:p>52.0742</text:p>
          </table:table-cell>
          <table:table-cell office:value-type="float" office:value="0.4467">
            <text:p>0.4467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F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7">
            <text:p>747</text:p>
          </table:table-cell>
          <table:table-cell office:value-type="time" office:time-value="PT15H02M54S">
            <text:p>15:02:54</text:p>
          </table:table-cell>
          <table:table-cell office:value-type="float" office:value="52.0742">
            <text:p>52.0742</text:p>
          </table:table-cell>
          <table:table-cell office:value-type="float" office:value="0.4467">
            <text:p>0.4467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F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7">
            <text:p>747</text:p>
          </table:table-cell>
          <table:table-cell office:value-type="time" office:time-value="PT15H02M54S">
            <text:p>15:02:54</text:p>
          </table:table-cell>
          <table:table-cell office:value-type="float" office:value="52.0742">
            <text:p>52.0742</text:p>
          </table:table-cell>
          <table:table-cell office:value-type="float" office:value="0.4467">
            <text:p>0.4467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F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47">
            <text:p>747</text:p>
          </table:table-cell>
          <table:table-cell office:value-type="time" office:time-value="PT15H02M54S">
            <text:p>15:02:54</text:p>
          </table:table-cell>
          <table:table-cell office:value-type="float" office:value="52.0742">
            <text:p>52.0742</text:p>
          </table:table-cell>
          <table:table-cell office:value-type="float" office:value="0.4467">
            <text:p>0.4467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F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8">
            <text:p>748</text:p>
          </table:table-cell>
          <table:table-cell office:value-type="time" office:time-value="PT15H03M07S">
            <text:p>15:03:07</text:p>
          </table:table-cell>
          <table:table-cell office:value-type="float" office:value="52.0742">
            <text:p>52.0742</text:p>
          </table:table-cell>
          <table:table-cell office:value-type="float" office:value="0.4494">
            <text:p>0.4494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AC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8">
            <text:p>748</text:p>
          </table:table-cell>
          <table:table-cell office:value-type="time" office:time-value="PT15H03M07S">
            <text:p>15:03:07</text:p>
          </table:table-cell>
          <table:table-cell office:value-type="float" office:value="52.0742">
            <text:p>52.0742</text:p>
          </table:table-cell>
          <table:table-cell office:value-type="float" office:value="0.4494">
            <text:p>0.4494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AC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8">
            <text:p>748</text:p>
          </table:table-cell>
          <table:table-cell office:value-type="time" office:time-value="PT15H03M07S">
            <text:p>15:03:07</text:p>
          </table:table-cell>
          <table:table-cell office:value-type="float" office:value="52.0742">
            <text:p>52.0742</text:p>
          </table:table-cell>
          <table:table-cell office:value-type="float" office:value="0.4494">
            <text:p>0.4494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AC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49">
            <text:p>749</text:p>
          </table:table-cell>
          <table:table-cell office:value-type="time" office:time-value="PT15H03M21S">
            <text:p>15:03:21</text:p>
          </table:table-cell>
          <table:table-cell office:value-type="float" office:value="52.0742">
            <text:p>52.0742</text:p>
          </table:table-cell>
          <table:table-cell office:value-type="float" office:value="0.4522">
            <text:p>0.4522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D3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49">
            <text:p>749</text:p>
          </table:table-cell>
          <table:table-cell office:value-type="time" office:time-value="PT15H03M21S">
            <text:p>15:03:21</text:p>
          </table:table-cell>
          <table:table-cell office:value-type="float" office:value="52.0742">
            <text:p>52.0742</text:p>
          </table:table-cell>
          <table:table-cell office:value-type="float" office:value="0.4522">
            <text:p>0.4522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D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49">
            <text:p>749</text:p>
          </table:table-cell>
          <table:table-cell office:value-type="time" office:time-value="PT15H03M21S">
            <text:p>15:03:21</text:p>
          </table:table-cell>
          <table:table-cell office:value-type="float" office:value="52.0742">
            <text:p>52.0742</text:p>
          </table:table-cell>
          <table:table-cell office:value-type="float" office:value="0.4522">
            <text:p>0.4522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D3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0">
            <text:p>750</text:p>
          </table:table-cell>
          <table:table-cell office:value-type="time" office:time-value="PT15H03M34S">
            <text:p>15:03:34</text:p>
          </table:table-cell>
          <table:table-cell office:value-type="float" office:value="52.0742">
            <text:p>52.0742</text:p>
          </table:table-cell>
          <table:table-cell office:value-type="float" office:value="0.4549">
            <text:p>0.4549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5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0">
            <text:p>750</text:p>
          </table:table-cell>
          <table:table-cell office:value-type="time" office:time-value="PT15H03M34S">
            <text:p>15:03:34</text:p>
          </table:table-cell>
          <table:table-cell office:value-type="float" office:value="52.0742">
            <text:p>52.0742</text:p>
          </table:table-cell>
          <table:table-cell office:value-type="float" office:value="0.4549">
            <text:p>0.4549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5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0">
            <text:p>750</text:p>
          </table:table-cell>
          <table:table-cell office:value-type="time" office:time-value="PT15H03M34S">
            <text:p>15:03:34</text:p>
          </table:table-cell>
          <table:table-cell office:value-type="float" office:value="52.0742">
            <text:p>52.0742</text:p>
          </table:table-cell>
          <table:table-cell office:value-type="float" office:value="0.4549">
            <text:p>0.4549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5ED</text:p>
          </table:table-cell>
        </table:table-row>
        <table:table-row table:style-name="ro1">
          <table:table-cell office:value-type="string">
            <text:p>G8KHW : ICO</text:p>
          </table:table-cell>
          <table:table-cell office:value-type="float" office:value="750">
            <text:p>750</text:p>
          </table:table-cell>
          <table:table-cell office:value-type="time" office:time-value="PT15H03M34S">
            <text:p>15:03:34</text:p>
          </table:table-cell>
          <table:table-cell office:value-type="float" office:value="52.0742">
            <text:p>52.0742</text:p>
          </table:table-cell>
          <table:table-cell office:value-type="float" office:value="0.4549">
            <text:p>0.4549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5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1">
            <text:p>751</text:p>
          </table:table-cell>
          <table:table-cell office:value-type="time" office:time-value="PT15H03M47S">
            <text:p>15:03:47</text:p>
          </table:table-cell>
          <table:table-cell office:value-type="float" office:value="52.0742">
            <text:p>52.0742</text:p>
          </table:table-cell>
          <table:table-cell office:value-type="float" office:value="0.4576">
            <text:p>0.4576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1">
            <text:p>751</text:p>
          </table:table-cell>
          <table:table-cell office:value-type="time" office:time-value="PT15H03M47S">
            <text:p>15:03:47</text:p>
          </table:table-cell>
          <table:table-cell office:value-type="float" office:value="52.0742">
            <text:p>52.0742</text:p>
          </table:table-cell>
          <table:table-cell office:value-type="float" office:value="0.4576">
            <text:p>0.4576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1">
            <text:p>751</text:p>
          </table:table-cell>
          <table:table-cell office:value-type="time" office:time-value="PT15H03M47S">
            <text:p>15:03:47</text:p>
          </table:table-cell>
          <table:table-cell office:value-type="float" office:value="52.0742">
            <text:p>52.0742</text:p>
          </table:table-cell>
          <table:table-cell office:value-type="float" office:value="0.4576">
            <text:p>0.4576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5</text:p>
          </table:table-cell>
        </table:table-row>
        <table:table-row table:style-name="ro1">
          <table:table-cell office:value-type="string">
            <text:p>G8KHW : ICO</text:p>
          </table:table-cell>
          <table:table-cell office:value-type="float" office:value="751">
            <text:p>751</text:p>
          </table:table-cell>
          <table:table-cell office:value-type="time" office:time-value="PT15H03M47S">
            <text:p>15:03:47</text:p>
          </table:table-cell>
          <table:table-cell office:value-type="float" office:value="52.0742">
            <text:p>52.0742</text:p>
          </table:table-cell>
          <table:table-cell office:value-type="float" office:value="0.4576">
            <text:p>0.4576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2">
            <text:p>752</text:p>
          </table:table-cell>
          <table:table-cell office:value-type="time" office:time-value="PT15H04M00S">
            <text:p>15:04:00</text:p>
          </table:table-cell>
          <table:table-cell office:value-type="float" office:value="52.0742">
            <text:p>52.0742</text:p>
          </table:table-cell>
          <table:table-cell office:value-type="float" office:value="0.4603">
            <text:p>0.460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1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2">
            <text:p>752</text:p>
          </table:table-cell>
          <table:table-cell office:value-type="time" office:time-value="PT15H04M00S">
            <text:p>15:04:00</text:p>
          </table:table-cell>
          <table:table-cell office:value-type="float" office:value="52.0742">
            <text:p>52.0742</text:p>
          </table:table-cell>
          <table:table-cell office:value-type="float" office:value="0.4603">
            <text:p>0.460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1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2">
            <text:p>752</text:p>
          </table:table-cell>
          <table:table-cell office:value-type="time" office:time-value="PT15H04M00S">
            <text:p>15:04:00</text:p>
          </table:table-cell>
          <table:table-cell office:value-type="float" office:value="52.0742">
            <text:p>52.0742</text:p>
          </table:table-cell>
          <table:table-cell office:value-type="float" office:value="0.4603">
            <text:p>0.460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1D</text:p>
          </table:table-cell>
        </table:table-row>
        <table:table-row table:style-name="ro1">
          <table:table-cell office:value-type="string">
            <text:p>G8KHW : ICO</text:p>
          </table:table-cell>
          <table:table-cell office:value-type="float" office:value="752">
            <text:p>752</text:p>
          </table:table-cell>
          <table:table-cell office:value-type="time" office:time-value="PT15H40M00S">
            <text:p>15:40:00</text:p>
          </table:table-cell>
          <table:table-cell office:value-type="float" office:value="52.0742">
            <text:p>52.0742</text:p>
          </table:table-cell>
          <table:table-cell office:value-type="float" office:value="0.4603">
            <text:p>0.460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B1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3">
            <text:p>753</text:p>
          </table:table-cell>
          <table:table-cell office:value-type="time" office:time-value="PT15H04M14S">
            <text:p>15:04:14</text:p>
          </table:table-cell>
          <table:table-cell office:value-type="float" office:value="52.0742">
            <text:p>52.0742</text:p>
          </table:table-cell>
          <table:table-cell office:value-type="float" office:value="0.4633">
            <text:p>0.4633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3">
            <text:p>753</text:p>
          </table:table-cell>
          <table:table-cell office:value-type="time" office:time-value="PT15H04M14S">
            <text:p>15:04:14</text:p>
          </table:table-cell>
          <table:table-cell office:value-type="float" office:value="52.0742">
            <text:p>52.0742</text:p>
          </table:table-cell>
          <table:table-cell office:value-type="float" office:value="0.4633">
            <text:p>0.4633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1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3">
            <text:p>753</text:p>
          </table:table-cell>
          <table:table-cell office:value-type="time" office:time-value="PT15H04M14S">
            <text:p>15:04:14</text:p>
          </table:table-cell>
          <table:table-cell office:value-type="float" office:value="52.0742">
            <text:p>52.0742</text:p>
          </table:table-cell>
          <table:table-cell office:value-type="float" office:value="0.4633">
            <text:p>0.4633</text:p>
          </table:table-cell>
          <table:table-cell office:value-type="float" office:value="2424">
            <text:p>24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1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4">
            <text:p>754</text:p>
          </table:table-cell>
          <table:table-cell office:value-type="time" office:time-value="PT15H04M27S">
            <text:p>15:04:27</text:p>
          </table:table-cell>
          <table:table-cell office:value-type="float" office:value="52.0742">
            <text:p>52.0742</text:p>
          </table:table-cell>
          <table:table-cell office:value-type="float" office:value="0.4661">
            <text:p>0.4661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5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4">
            <text:p>754</text:p>
          </table:table-cell>
          <table:table-cell office:value-type="time" office:time-value="PT15H04M27S">
            <text:p>15:04:27</text:p>
          </table:table-cell>
          <table:table-cell office:value-type="float" office:value="52.0742">
            <text:p>52.0742</text:p>
          </table:table-cell>
          <table:table-cell office:value-type="float" office:value="0.4661">
            <text:p>0.4661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52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4">
            <text:p>754</text:p>
          </table:table-cell>
          <table:table-cell office:value-type="time" office:time-value="PT15H04M27S">
            <text:p>15:04:27</text:p>
          </table:table-cell>
          <table:table-cell office:value-type="float" office:value="52.0742">
            <text:p>52.0742</text:p>
          </table:table-cell>
          <table:table-cell office:value-type="float" office:value="0.4661">
            <text:p>0.4661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52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4">
            <text:p>754</text:p>
          </table:table-cell>
          <table:table-cell office:value-type="time" office:time-value="PT15H04M27S">
            <text:p>15:04:27</text:p>
          </table:table-cell>
          <table:table-cell office:value-type="float" office:value="52.0742">
            <text:p>52.0742</text:p>
          </table:table-cell>
          <table:table-cell office:value-type="float" office:value="0.4661">
            <text:p>0.4661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5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5">
            <text:p>755</text:p>
          </table:table-cell>
          <table:table-cell office:value-type="time" office:time-value="PT15H04M40S">
            <text:p>15:04:40</text:p>
          </table:table-cell>
          <table:table-cell office:value-type="float" office:value="52.0742">
            <text:p>52.0742</text:p>
          </table:table-cell>
          <table:table-cell office:value-type="float" office:value="0.4689">
            <text:p>0.4689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3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5">
            <text:p>755</text:p>
          </table:table-cell>
          <table:table-cell office:value-type="time" office:time-value="PT15H04M40S">
            <text:p>15:04:40</text:p>
          </table:table-cell>
          <table:table-cell office:value-type="float" office:value="52.0742">
            <text:p>52.0742</text:p>
          </table:table-cell>
          <table:table-cell office:value-type="float" office:value="0.4689">
            <text:p>0.4689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3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5">
            <text:p>755</text:p>
          </table:table-cell>
          <table:table-cell office:value-type="time" office:time-value="PT15H04M40S">
            <text:p>15:04:40</text:p>
          </table:table-cell>
          <table:table-cell office:value-type="float" office:value="52.0742">
            <text:p>52.0742</text:p>
          </table:table-cell>
          <table:table-cell office:value-type="float" office:value="0.4689">
            <text:p>0.4689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3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5">
            <text:p>755</text:p>
          </table:table-cell>
          <table:table-cell office:value-type="time" office:time-value="PT15H04M40S">
            <text:p>15:04:40</text:p>
          </table:table-cell>
          <table:table-cell office:value-type="float" office:value="52.0742">
            <text:p>52.0742</text:p>
          </table:table-cell>
          <table:table-cell office:value-type="float" office:value="0.4689">
            <text:p>0.4689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13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6">
            <text:p>756</text:p>
          </table:table-cell>
          <table:table-cell office:value-type="time" office:time-value="PT15H04M54S">
            <text:p>15:04:54</text:p>
          </table:table-cell>
          <table:table-cell office:value-type="float" office:value="52.0742">
            <text:p>52.0742</text:p>
          </table:table-cell>
          <table:table-cell office:value-type="float" office:value="0.4719">
            <text:p>0.4719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6">
            <text:p>756</text:p>
          </table:table-cell>
          <table:table-cell office:value-type="time" office:time-value="PT15H04M54S">
            <text:p>15:04:54</text:p>
          </table:table-cell>
          <table:table-cell office:value-type="float" office:value="52.0742">
            <text:p>52.0742</text:p>
          </table:table-cell>
          <table:table-cell office:value-type="float" office:value="0.4719">
            <text:p>0.4719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6">
            <text:p>756</text:p>
          </table:table-cell>
          <table:table-cell office:value-type="time" office:time-value="PT15H04M54S">
            <text:p>15:04:54</text:p>
          </table:table-cell>
          <table:table-cell office:value-type="float" office:value="52.0742">
            <text:p>52.0742</text:p>
          </table:table-cell>
          <table:table-cell office:value-type="float" office:value="0.4719">
            <text:p>0.4719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6">
            <text:p>756</text:p>
          </table:table-cell>
          <table:table-cell office:value-type="time" office:time-value="PT15H04M54S">
            <text:p>15:04:54</text:p>
          </table:table-cell>
          <table:table-cell office:value-type="float" office:value="52.0742">
            <text:p>52.0742</text:p>
          </table:table-cell>
          <table:table-cell office:value-type="float" office:value="0.4719">
            <text:p>0.4719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7">
            <text:p>757</text:p>
          </table:table-cell>
          <table:table-cell office:value-type="time" office:time-value="PT15H05M07S">
            <text:p>15:05:07</text:p>
          </table:table-cell>
          <table:table-cell office:value-type="float" office:value="52.0743">
            <text:p>52.0743</text:p>
          </table:table-cell>
          <table:table-cell office:value-type="float" office:value="0.4748">
            <text:p>0.4748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7">
            <text:p>757</text:p>
          </table:table-cell>
          <table:table-cell office:value-type="time" office:time-value="PT15H05M07S">
            <text:p>15:05:07</text:p>
          </table:table-cell>
          <table:table-cell office:value-type="float" office:value="52.0743">
            <text:p>52.0743</text:p>
          </table:table-cell>
          <table:table-cell office:value-type="float" office:value="0.4748">
            <text:p>0.4748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7">
            <text:p>757</text:p>
          </table:table-cell>
          <table:table-cell office:value-type="time" office:time-value="PT15H05M07S">
            <text:p>15:05:07</text:p>
          </table:table-cell>
          <table:table-cell office:value-type="float" office:value="52.0743">
            <text:p>52.0743</text:p>
          </table:table-cell>
          <table:table-cell office:value-type="float" office:value="0.4748">
            <text:p>0.4748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7">
            <text:p>757</text:p>
          </table:table-cell>
          <table:table-cell office:value-type="time" office:time-value="PT15H05M07S">
            <text:p>15:05:07</text:p>
          </table:table-cell>
          <table:table-cell office:value-type="float" office:value="52.0743">
            <text:p>52.0743</text:p>
          </table:table-cell>
          <table:table-cell office:value-type="float" office:value="0.4748">
            <text:p>0.4748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E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8">
            <text:p>758</text:p>
          </table:table-cell>
          <table:table-cell office:value-type="time" office:time-value="PT15H05M20S">
            <text:p>15:05:20</text:p>
          </table:table-cell>
          <table:table-cell office:value-type="float" office:value="52.0743">
            <text:p>52.0743</text:p>
          </table:table-cell>
          <table:table-cell office:value-type="float" office:value="0.4776">
            <text:p>0.4776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1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8">
            <text:p>758</text:p>
          </table:table-cell>
          <table:table-cell office:value-type="time" office:time-value="PT15H05M20S">
            <text:p>15:05:20</text:p>
          </table:table-cell>
          <table:table-cell office:value-type="float" office:value="52.0743">
            <text:p>52.0743</text:p>
          </table:table-cell>
          <table:table-cell office:value-type="float" office:value="0.4776">
            <text:p>0.4776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1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8">
            <text:p>758</text:p>
          </table:table-cell>
          <table:table-cell office:value-type="time" office:time-value="PT15H05M20S">
            <text:p>15:05:20</text:p>
          </table:table-cell>
          <table:table-cell office:value-type="float" office:value="52.0743">
            <text:p>52.0743</text:p>
          </table:table-cell>
          <table:table-cell office:value-type="float" office:value="0.4776">
            <text:p>0.4776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1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8">
            <text:p>758</text:p>
          </table:table-cell>
          <table:table-cell office:value-type="time" office:time-value="PT15H05M20S">
            <text:p>15:05:20</text:p>
          </table:table-cell>
          <table:table-cell office:value-type="float" office:value="52.0743">
            <text:p>52.0743</text:p>
          </table:table-cell>
          <table:table-cell office:value-type="float" office:value="0.4776">
            <text:p>0.4776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C1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59">
            <text:p>759</text:p>
          </table:table-cell>
          <table:table-cell office:value-type="time" office:time-value="PT15H05M33S">
            <text:p>15:05:33</text:p>
          </table:table-cell>
          <table:table-cell office:value-type="float" office:value="52.0743">
            <text:p>52.0743</text:p>
          </table:table-cell>
          <table:table-cell office:value-type="float" office:value="0.4805">
            <text:p>0.4805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59">
            <text:p>759</text:p>
          </table:table-cell>
          <table:table-cell office:value-type="time" office:time-value="PT15H05M33S">
            <text:p>15:05:33</text:p>
          </table:table-cell>
          <table:table-cell office:value-type="float" office:value="52.0743">
            <text:p>52.0743</text:p>
          </table:table-cell>
          <table:table-cell office:value-type="float" office:value="0.4805">
            <text:p>0.4805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59">
            <text:p>759</text:p>
          </table:table-cell>
          <table:table-cell office:value-type="time" office:time-value="PT15H05M33S">
            <text:p>15:05:33</text:p>
          </table:table-cell>
          <table:table-cell office:value-type="float" office:value="52.0743">
            <text:p>52.0743</text:p>
          </table:table-cell>
          <table:table-cell office:value-type="float" office:value="0.4805">
            <text:p>0.4805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E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59">
            <text:p>759</text:p>
          </table:table-cell>
          <table:table-cell office:value-type="time" office:time-value="PT15H05M33S">
            <text:p>15:05:33</text:p>
          </table:table-cell>
          <table:table-cell office:value-type="float" office:value="52.0743">
            <text:p>52.0743</text:p>
          </table:table-cell>
          <table:table-cell office:value-type="float" office:value="0.4805">
            <text:p>0.4805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0">
            <text:p>760</text:p>
          </table:table-cell>
          <table:table-cell office:value-type="time" office:time-value="PT15H05M47S">
            <text:p>15:05:47</text:p>
          </table:table-cell>
          <table:table-cell office:value-type="float" office:value="52.0744">
            <text:p>52.0744</text:p>
          </table:table-cell>
          <table:table-cell office:value-type="float" office:value="0.4836">
            <text:p>0.4836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E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0">
            <text:p>760</text:p>
          </table:table-cell>
          <table:table-cell office:value-type="time" office:time-value="PT15H05M47S">
            <text:p>15:05:47</text:p>
          </table:table-cell>
          <table:table-cell office:value-type="float" office:value="52.0744">
            <text:p>52.0744</text:p>
          </table:table-cell>
          <table:table-cell office:value-type="float" office:value="0.4836">
            <text:p>0.4836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E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0">
            <text:p>760</text:p>
          </table:table-cell>
          <table:table-cell office:value-type="time" office:time-value="PT15H05M47S">
            <text:p>15:05:47</text:p>
          </table:table-cell>
          <table:table-cell office:value-type="float" office:value="52.0744">
            <text:p>52.0744</text:p>
          </table:table-cell>
          <table:table-cell office:value-type="float" office:value="0.4836">
            <text:p>0.4836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E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0">
            <text:p>760</text:p>
          </table:table-cell>
          <table:table-cell office:value-type="time" office:time-value="PT15H05M47S">
            <text:p>15:05:47</text:p>
          </table:table-cell>
          <table:table-cell office:value-type="float" office:value="52.0744">
            <text:p>52.0744</text:p>
          </table:table-cell>
          <table:table-cell office:value-type="float" office:value="0.4836">
            <text:p>0.4836</text:p>
          </table:table-cell>
          <table:table-cell office:value-type="float" office:value="2417">
            <text:p>24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CE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1">
            <text:p>761</text:p>
          </table:table-cell>
          <table:table-cell office:value-type="time" office:time-value="PT15H06M00S">
            <text:p>15:06:00</text:p>
          </table:table-cell>
          <table:table-cell office:value-type="float" office:value="52.0744">
            <text:p>52.0744</text:p>
          </table:table-cell>
          <table:table-cell office:value-type="float" office:value="0.4864">
            <text:p>0.4864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5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1">
            <text:p>761</text:p>
          </table:table-cell>
          <table:table-cell office:value-type="time" office:time-value="PT15H06M00S">
            <text:p>15:06:00</text:p>
          </table:table-cell>
          <table:table-cell office:value-type="float" office:value="52.0744">
            <text:p>52.0744</text:p>
          </table:table-cell>
          <table:table-cell office:value-type="float" office:value="0.4864">
            <text:p>0.4864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5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1">
            <text:p>761</text:p>
          </table:table-cell>
          <table:table-cell office:value-type="time" office:time-value="PT15H06M00S">
            <text:p>15:06:00</text:p>
          </table:table-cell>
          <table:table-cell office:value-type="float" office:value="52.0744">
            <text:p>52.0744</text:p>
          </table:table-cell>
          <table:table-cell office:value-type="float" office:value="0.4864">
            <text:p>0.4864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55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1">
            <text:p>761</text:p>
          </table:table-cell>
          <table:table-cell office:value-type="time" office:time-value="PT15H06M00S">
            <text:p>15:06:00</text:p>
          </table:table-cell>
          <table:table-cell office:value-type="float" office:value="52.0744">
            <text:p>52.0744</text:p>
          </table:table-cell>
          <table:table-cell office:value-type="float" office:value="0.4864">
            <text:p>0.4864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5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2">
            <text:p>762</text:p>
          </table:table-cell>
          <table:table-cell office:value-type="time" office:time-value="PT15H06M13S">
            <text:p>15:06:13</text:p>
          </table:table-cell>
          <table:table-cell office:value-type="float" office:value="52.0745">
            <text:p>52.0745</text:p>
          </table:table-cell>
          <table:table-cell office:value-type="float" office:value="0.4892">
            <text:p>0.4892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8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2">
            <text:p>762</text:p>
          </table:table-cell>
          <table:table-cell office:value-type="time" office:time-value="PT15H06M13S">
            <text:p>15:06:13</text:p>
          </table:table-cell>
          <table:table-cell office:value-type="float" office:value="52.0745">
            <text:p>52.0745</text:p>
          </table:table-cell>
          <table:table-cell office:value-type="float" office:value="0.4892">
            <text:p>0.4892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8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2">
            <text:p>762</text:p>
          </table:table-cell>
          <table:table-cell office:value-type="time" office:time-value="PT15H06M13S">
            <text:p>15:06:13</text:p>
          </table:table-cell>
          <table:table-cell office:value-type="float" office:value="52.0745">
            <text:p>52.0745</text:p>
          </table:table-cell>
          <table:table-cell office:value-type="float" office:value="0.4892">
            <text:p>0.4892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8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2">
            <text:p>762</text:p>
          </table:table-cell>
          <table:table-cell office:value-type="time" office:time-value="PT15H06M13S">
            <text:p>15:06:13</text:p>
          </table:table-cell>
          <table:table-cell office:value-type="float" office:value="52.0745">
            <text:p>52.0745</text:p>
          </table:table-cell>
          <table:table-cell office:value-type="float" office:value="0.4892">
            <text:p>0.4892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48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3">
            <text:p>763</text:p>
          </table:table-cell>
          <table:table-cell office:value-type="time" office:time-value="PT15H06M27S">
            <text:p>15:06:27</text:p>
          </table:table-cell>
          <table:table-cell office:value-type="float" office:value="52.0745">
            <text:p>52.0745</text:p>
          </table:table-cell>
          <table:table-cell office:value-type="float" office:value="0.4923">
            <text:p>0.4923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3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3">
            <text:p>763</text:p>
          </table:table-cell>
          <table:table-cell office:value-type="time" office:time-value="PT15H06M27S">
            <text:p>15:06:27</text:p>
          </table:table-cell>
          <table:table-cell office:value-type="float" office:value="52.0745">
            <text:p>52.0745</text:p>
          </table:table-cell>
          <table:table-cell office:value-type="float" office:value="0.4923">
            <text:p>0.4923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3E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3">
            <text:p>763</text:p>
          </table:table-cell>
          <table:table-cell office:value-type="time" office:time-value="PT15H06M27S">
            <text:p>15:06:27</text:p>
          </table:table-cell>
          <table:table-cell office:value-type="float" office:value="52.0745">
            <text:p>52.0745</text:p>
          </table:table-cell>
          <table:table-cell office:value-type="float" office:value="0.4923">
            <text:p>0.4923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3E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4">
            <text:p>764</text:p>
          </table:table-cell>
          <table:table-cell office:value-type="time" office:time-value="PT15H06M40S">
            <text:p>15:06:40</text:p>
          </table:table-cell>
          <table:table-cell office:value-type="float" office:value="52.0746">
            <text:p>52.0746</text:p>
          </table:table-cell>
          <table:table-cell office:value-type="float" office:value="0.4951">
            <text:p>0.4951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67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4">
            <text:p>764</text:p>
          </table:table-cell>
          <table:table-cell office:value-type="time" office:time-value="PT15H06M40S">
            <text:p>15:06:40</text:p>
          </table:table-cell>
          <table:table-cell office:value-type="float" office:value="52.0746">
            <text:p>52.0746</text:p>
          </table:table-cell>
          <table:table-cell office:value-type="float" office:value="0.4951">
            <text:p>0.4951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67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4">
            <text:p>764</text:p>
          </table:table-cell>
          <table:table-cell office:value-type="time" office:time-value="PT15H06M40S">
            <text:p>15:06:40</text:p>
          </table:table-cell>
          <table:table-cell office:value-type="float" office:value="52.0746">
            <text:p>52.0746</text:p>
          </table:table-cell>
          <table:table-cell office:value-type="float" office:value="0.4951">
            <text:p>0.4951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67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4">
            <text:p>764</text:p>
          </table:table-cell>
          <table:table-cell office:value-type="time" office:time-value="PT15H06M40S">
            <text:p>15:06:40</text:p>
          </table:table-cell>
          <table:table-cell office:value-type="float" office:value="52.0746">
            <text:p>52.0746</text:p>
          </table:table-cell>
          <table:table-cell office:value-type="float" office:value="0.4951">
            <text:p>0.4951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67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5">
            <text:p>765</text:p>
          </table:table-cell>
          <table:table-cell office:value-type="time" office:time-value="PT15H06M53S">
            <text:p>15:06:53</text:p>
          </table:table-cell>
          <table:table-cell office:value-type="float" office:value="52.0747">
            <text:p>52.0747</text:p>
          </table:table-cell>
          <table:table-cell office:value-type="float" office:value="0.4979">
            <text:p>0.4979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02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5">
            <text:p>765</text:p>
          </table:table-cell>
          <table:table-cell office:value-type="time" office:time-value="PT15H06M53S">
            <text:p>15:06:53</text:p>
          </table:table-cell>
          <table:table-cell office:value-type="float" office:value="52.0747">
            <text:p>52.0747</text:p>
          </table:table-cell>
          <table:table-cell office:value-type="float" office:value="0.4979">
            <text:p>0.4979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02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5">
            <text:p>765</text:p>
          </table:table-cell>
          <table:table-cell office:value-type="time" office:time-value="PT15H06M53S">
            <text:p>15:06:53</text:p>
          </table:table-cell>
          <table:table-cell office:value-type="float" office:value="52.0747">
            <text:p>52.0747</text:p>
          </table:table-cell>
          <table:table-cell office:value-type="float" office:value="0.4979">
            <text:p>0.4979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02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6">
            <text:p>766</text:p>
          </table:table-cell>
          <table:table-cell office:value-type="time" office:time-value="PT15H07M06S">
            <text:p>15:07:06</text:p>
          </table:table-cell>
          <table:table-cell office:value-type="float" office:value="52.0747">
            <text:p>52.0747</text:p>
          </table:table-cell>
          <table:table-cell office:value-type="float" office:value="0.5007">
            <text:p>0.5007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6">
            <text:p>766</text:p>
          </table:table-cell>
          <table:table-cell office:value-type="time" office:time-value="PT15H07M06S">
            <text:p>15:07:06</text:p>
          </table:table-cell>
          <table:table-cell office:value-type="float" office:value="52.0747">
            <text:p>52.0747</text:p>
          </table:table-cell>
          <table:table-cell office:value-type="float" office:value="0.5007">
            <text:p>0.5007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6">
            <text:p>766</text:p>
          </table:table-cell>
          <table:table-cell office:value-type="time" office:time-value="PT15H07M06S">
            <text:p>15:07:06</text:p>
          </table:table-cell>
          <table:table-cell office:value-type="float" office:value="52.0747">
            <text:p>52.0747</text:p>
          </table:table-cell>
          <table:table-cell office:value-type="float" office:value="0.5007">
            <text:p>0.5007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6">
            <text:p>766</text:p>
          </table:table-cell>
          <table:table-cell office:value-type="time" office:time-value="PT15H07M06S">
            <text:p>15:07:06</text:p>
          </table:table-cell>
          <table:table-cell office:value-type="float" office:value="52.0747">
            <text:p>52.0747</text:p>
          </table:table-cell>
          <table:table-cell office:value-type="float" office:value="0.5007">
            <text:p>0.5007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7">
            <text:p>767</text:p>
          </table:table-cell>
          <table:table-cell office:value-type="time" office:time-value="PT15H07M20S">
            <text:p>15:07:20</text:p>
          </table:table-cell>
          <table:table-cell office:value-type="float" office:value="52.0748">
            <text:p>52.0748</text:p>
          </table:table-cell>
          <table:table-cell office:value-type="float" office:value="0.5037">
            <text:p>0.503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FE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7">
            <text:p>767</text:p>
          </table:table-cell>
          <table:table-cell office:value-type="time" office:time-value="PT15H07M20S">
            <text:p>15:07:20</text:p>
          </table:table-cell>
          <table:table-cell office:value-type="float" office:value="52.0748">
            <text:p>52.0748</text:p>
          </table:table-cell>
          <table:table-cell office:value-type="float" office:value="0.5037">
            <text:p>0.503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F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7">
            <text:p>767</text:p>
          </table:table-cell>
          <table:table-cell office:value-type="time" office:time-value="PT15H07M20S">
            <text:p>15:07:20</text:p>
          </table:table-cell>
          <table:table-cell office:value-type="float" office:value="52.0748">
            <text:p>52.0748</text:p>
          </table:table-cell>
          <table:table-cell office:value-type="float" office:value="0.5037">
            <text:p>0.503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FE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7">
            <text:p>767</text:p>
          </table:table-cell>
          <table:table-cell office:value-type="time" office:time-value="PT15H07M20S">
            <text:p>15:07:20</text:p>
          </table:table-cell>
          <table:table-cell office:value-type="float" office:value="52.0748">
            <text:p>52.0748</text:p>
          </table:table-cell>
          <table:table-cell office:value-type="float" office:value="0.5037">
            <text:p>0.503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F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8">
            <text:p>768</text:p>
          </table:table-cell>
          <table:table-cell office:value-type="time" office:time-value="PT15H07M33S">
            <text:p>15:07:33</text:p>
          </table:table-cell>
          <table:table-cell office:value-type="float" office:value="52.0748">
            <text:p>52.0748</text:p>
          </table:table-cell>
          <table:table-cell office:value-type="float" office:value="0.5064">
            <text:p>0.5064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E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8">
            <text:p>768</text:p>
          </table:table-cell>
          <table:table-cell office:value-type="time" office:time-value="PT15H07M33S">
            <text:p>15:07:33</text:p>
          </table:table-cell>
          <table:table-cell office:value-type="float" office:value="52.0748">
            <text:p>52.0748</text:p>
          </table:table-cell>
          <table:table-cell office:value-type="float" office:value="0.5064">
            <text:p>0.5064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E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8">
            <text:p>768</text:p>
          </table:table-cell>
          <table:table-cell office:value-type="time" office:time-value="PT15H07M33S">
            <text:p>15:07:33</text:p>
          </table:table-cell>
          <table:table-cell office:value-type="float" office:value="52.0748">
            <text:p>52.0748</text:p>
          </table:table-cell>
          <table:table-cell office:value-type="float" office:value="0.5064">
            <text:p>0.5064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E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8">
            <text:p>768</text:p>
          </table:table-cell>
          <table:table-cell office:value-type="time" office:time-value="PT15H07M33S">
            <text:p>15:07:33</text:p>
          </table:table-cell>
          <table:table-cell office:value-type="float" office:value="52.0748">
            <text:p>52.0748</text:p>
          </table:table-cell>
          <table:table-cell office:value-type="float" office:value="0.5064">
            <text:p>0.5064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EE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69">
            <text:p>769</text:p>
          </table:table-cell>
          <table:table-cell office:value-type="time" office:time-value="PT15H07M46S">
            <text:p>15:07:46</text:p>
          </table:table-cell>
          <table:table-cell office:value-type="float" office:value="52.0749">
            <text:p>52.0749</text:p>
          </table:table-cell>
          <table:table-cell office:value-type="float" office:value="0.5092">
            <text:p>0.5092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3C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69">
            <text:p>769</text:p>
          </table:table-cell>
          <table:table-cell office:value-type="time" office:time-value="PT15H07M46S">
            <text:p>15:07:46</text:p>
          </table:table-cell>
          <table:table-cell office:value-type="float" office:value="52.0749">
            <text:p>52.0749</text:p>
          </table:table-cell>
          <table:table-cell office:value-type="float" office:value="0.5092">
            <text:p>0.5092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3C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69">
            <text:p>769</text:p>
          </table:table-cell>
          <table:table-cell office:value-type="time" office:time-value="PT15H07M46S">
            <text:p>15:07:46</text:p>
          </table:table-cell>
          <table:table-cell office:value-type="float" office:value="52.0749">
            <text:p>52.0749</text:p>
          </table:table-cell>
          <table:table-cell office:value-type="float" office:value="0.5092">
            <text:p>0.5092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3C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69">
            <text:p>769</text:p>
          </table:table-cell>
          <table:table-cell office:value-type="time" office:time-value="PT15H07M46S">
            <text:p>15:07:46</text:p>
          </table:table-cell>
          <table:table-cell office:value-type="float" office:value="52.0749">
            <text:p>52.0749</text:p>
          </table:table-cell>
          <table:table-cell office:value-type="float" office:value="0.5092">
            <text:p>0.5092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3C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0">
            <text:p>770</text:p>
          </table:table-cell>
          <table:table-cell office:value-type="time" office:time-value="PT15H08M00S">
            <text:p>15:08:00</text:p>
          </table:table-cell>
          <table:table-cell office:value-type="float" office:value="52.0749">
            <text:p>52.0749</text:p>
          </table:table-cell>
          <table:table-cell office:value-type="float" office:value="0.5122">
            <text:p>0.5122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B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0">
            <text:p>770</text:p>
          </table:table-cell>
          <table:table-cell office:value-type="time" office:time-value="PT15H08M00S">
            <text:p>15:08:00</text:p>
          </table:table-cell>
          <table:table-cell office:value-type="float" office:value="52.0749">
            <text:p>52.0749</text:p>
          </table:table-cell>
          <table:table-cell office:value-type="float" office:value="0.5122">
            <text:p>0.5122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B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0">
            <text:p>770</text:p>
          </table:table-cell>
          <table:table-cell office:value-type="time" office:time-value="PT15H08M00S">
            <text:p>15:08:00</text:p>
          </table:table-cell>
          <table:table-cell office:value-type="float" office:value="52.0749">
            <text:p>52.0749</text:p>
          </table:table-cell>
          <table:table-cell office:value-type="float" office:value="0.5122">
            <text:p>0.5122</text:p>
          </table:table-cell>
          <table:table-cell office:value-type="float" office:value="2447">
            <text:p>24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B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1">
            <text:p>771</text:p>
          </table:table-cell>
          <table:table-cell office:value-type="time" office:time-value="PT15H08M13S">
            <text:p>15:08:13</text:p>
          </table:table-cell>
          <table:table-cell office:value-type="float" office:value="52.075">
            <text:p>52.075</text:p>
          </table:table-cell>
          <table:table-cell office:value-type="float" office:value="0.5151">
            <text:p>0.5151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3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1">
            <text:p>771</text:p>
          </table:table-cell>
          <table:table-cell office:value-type="time" office:time-value="PT15H08M13S">
            <text:p>15:08:13</text:p>
          </table:table-cell>
          <table:table-cell office:value-type="float" office:value="52.075">
            <text:p>52.075</text:p>
          </table:table-cell>
          <table:table-cell office:value-type="float" office:value="0.5151">
            <text:p>0.5151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3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1">
            <text:p>771</text:p>
          </table:table-cell>
          <table:table-cell office:value-type="time" office:time-value="PT15H08M13S">
            <text:p>15:08:13</text:p>
          </table:table-cell>
          <table:table-cell office:value-type="float" office:value="52.075">
            <text:p>52.075</text:p>
          </table:table-cell>
          <table:table-cell office:value-type="float" office:value="0.5151">
            <text:p>0.5151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3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71">
            <text:p>771</text:p>
          </table:table-cell>
          <table:table-cell office:value-type="time" office:time-value="PT15H08M13S">
            <text:p>15:08:13</text:p>
          </table:table-cell>
          <table:table-cell office:value-type="float" office:value="52.075">
            <text:p>52.075</text:p>
          </table:table-cell>
          <table:table-cell office:value-type="float" office:value="0.5151">
            <text:p>0.5151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3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2">
            <text:p>772</text:p>
          </table:table-cell>
          <table:table-cell office:value-type="time" office:time-value="PT15H08M26S">
            <text:p>15:08:26</text:p>
          </table:table-cell>
          <table:table-cell office:value-type="float" office:value="52.0751">
            <text:p>52.0751</text:p>
          </table:table-cell>
          <table:table-cell office:value-type="float" office:value="0.5179">
            <text:p>0.5179</text:p>
          </table:table-cell>
          <table:table-cell office:value-type="float" office:value="2452">
            <text:p>24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5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2">
            <text:p>772</text:p>
          </table:table-cell>
          <table:table-cell office:value-type="time" office:time-value="PT15H08M26S">
            <text:p>15:08:26</text:p>
          </table:table-cell>
          <table:table-cell office:value-type="float" office:value="52.0751">
            <text:p>52.0751</text:p>
          </table:table-cell>
          <table:table-cell office:value-type="float" office:value="0.5179">
            <text:p>0.5179</text:p>
          </table:table-cell>
          <table:table-cell office:value-type="float" office:value="2452">
            <text:p>24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5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2">
            <text:p>772</text:p>
          </table:table-cell>
          <table:table-cell office:value-type="time" office:time-value="PT15H08M26S">
            <text:p>15:08:26</text:p>
          </table:table-cell>
          <table:table-cell office:value-type="float" office:value="52.0751">
            <text:p>52.0751</text:p>
          </table:table-cell>
          <table:table-cell office:value-type="float" office:value="0.5179">
            <text:p>0.5179</text:p>
          </table:table-cell>
          <table:table-cell office:value-type="float" office:value="2452">
            <text:p>24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5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3">
            <text:p>773</text:p>
          </table:table-cell>
          <table:table-cell office:value-type="time" office:time-value="PT15H08M39S">
            <text:p>15:08:39</text:p>
          </table:table-cell>
          <table:table-cell office:value-type="float" office:value="52.0752">
            <text:p>52.0752</text:p>
          </table:table-cell>
          <table:table-cell office:value-type="float" office:value="0.5207">
            <text:p>0.5207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4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3">
            <text:p>773</text:p>
          </table:table-cell>
          <table:table-cell office:value-type="time" office:time-value="PT15H08M39S">
            <text:p>15:08:39</text:p>
          </table:table-cell>
          <table:table-cell office:value-type="float" office:value="52.0752">
            <text:p>52.0752</text:p>
          </table:table-cell>
          <table:table-cell office:value-type="float" office:value="0.5207">
            <text:p>0.5207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40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3">
            <text:p>773</text:p>
          </table:table-cell>
          <table:table-cell office:value-type="time" office:time-value="PT15H08M39S">
            <text:p>15:08:39</text:p>
          </table:table-cell>
          <table:table-cell office:value-type="float" office:value="52.0752">
            <text:p>52.0752</text:p>
          </table:table-cell>
          <table:table-cell office:value-type="float" office:value="0.5207">
            <text:p>0.5207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40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73">
            <text:p>773</text:p>
          </table:table-cell>
          <table:table-cell office:value-type="time" office:time-value="PT15H08M39S">
            <text:p>15:08:39</text:p>
          </table:table-cell>
          <table:table-cell office:value-type="float" office:value="52.0752">
            <text:p>52.0752</text:p>
          </table:table-cell>
          <table:table-cell office:value-type="float" office:value="0.5207">
            <text:p>0.5207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40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4">
            <text:p>774</text:p>
          </table:table-cell>
          <table:table-cell office:value-type="time" office:time-value="PT15H08M53S">
            <text:p>15:08:53</text:p>
          </table:table-cell>
          <table:table-cell office:value-type="float" office:value="52.0753">
            <text:p>52.0753</text:p>
          </table:table-cell>
          <table:table-cell office:value-type="float" office:value="0.5237">
            <text:p>0.5237</text:p>
          </table:table-cell>
          <table:table-cell office:value-type="float" office:value="2455">
            <text:p>24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9C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4">
            <text:p>774</text:p>
          </table:table-cell>
          <table:table-cell office:value-type="time" office:time-value="PT15H08M53S">
            <text:p>15:08:53</text:p>
          </table:table-cell>
          <table:table-cell office:value-type="float" office:value="52.0753">
            <text:p>52.0753</text:p>
          </table:table-cell>
          <table:table-cell office:value-type="float" office:value="0.5237">
            <text:p>0.5237</text:p>
          </table:table-cell>
          <table:table-cell office:value-type="float" office:value="2455">
            <text:p>24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9C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4">
            <text:p>774</text:p>
          </table:table-cell>
          <table:table-cell office:value-type="time" office:time-value="PT15H08M53S">
            <text:p>15:08:53</text:p>
          </table:table-cell>
          <table:table-cell office:value-type="float" office:value="52.0753">
            <text:p>52.0753</text:p>
          </table:table-cell>
          <table:table-cell office:value-type="float" office:value="0.5237">
            <text:p>0.5237</text:p>
          </table:table-cell>
          <table:table-cell office:value-type="float" office:value="2455">
            <text:p>24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9C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5">
            <text:p>775</text:p>
          </table:table-cell>
          <table:table-cell office:value-type="time" office:time-value="PT15H09M06S">
            <text:p>15:09:06</text:p>
          </table:table-cell>
          <table:table-cell office:value-type="float" office:value="52.0754">
            <text:p>52.0754</text:p>
          </table:table-cell>
          <table:table-cell office:value-type="float" office:value="0.5265">
            <text:p>0.526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F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5">
            <text:p>775</text:p>
          </table:table-cell>
          <table:table-cell office:value-type="time" office:time-value="PT15H09M06S">
            <text:p>15:09:06</text:p>
          </table:table-cell>
          <table:table-cell office:value-type="float" office:value="52.0754">
            <text:p>52.0754</text:p>
          </table:table-cell>
          <table:table-cell office:value-type="float" office:value="0.5265">
            <text:p>0.526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F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5">
            <text:p>775</text:p>
          </table:table-cell>
          <table:table-cell office:value-type="time" office:time-value="PT15H09M06S">
            <text:p>15:09:06</text:p>
          </table:table-cell>
          <table:table-cell office:value-type="float" office:value="52.0754">
            <text:p>52.0754</text:p>
          </table:table-cell>
          <table:table-cell office:value-type="float" office:value="0.5265">
            <text:p>0.526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F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75">
            <text:p>775</text:p>
          </table:table-cell>
          <table:table-cell office:value-type="time" office:time-value="PT15H09M06S">
            <text:p>15:09:06</text:p>
          </table:table-cell>
          <table:table-cell office:value-type="float" office:value="52.0754">
            <text:p>52.0754</text:p>
          </table:table-cell>
          <table:table-cell office:value-type="float" office:value="0.5265">
            <text:p>0.526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7F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6">
            <text:p>776</text:p>
          </table:table-cell>
          <table:table-cell office:value-type="time" office:time-value="PT15H09M19S">
            <text:p>15:09:19</text:p>
          </table:table-cell>
          <table:table-cell office:value-type="float" office:value="52.0755">
            <text:p>52.0755</text:p>
          </table:table-cell>
          <table:table-cell office:value-type="float" office:value="0.5293">
            <text:p>0.5293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EC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6">
            <text:p>776</text:p>
          </table:table-cell>
          <table:table-cell office:value-type="time" office:time-value="PT15H09M19S">
            <text:p>15:09:19</text:p>
          </table:table-cell>
          <table:table-cell office:value-type="float" office:value="52.0755">
            <text:p>52.0755</text:p>
          </table:table-cell>
          <table:table-cell office:value-type="float" office:value="0.5293">
            <text:p>0.5293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EC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6">
            <text:p>776</text:p>
          </table:table-cell>
          <table:table-cell office:value-type="time" office:time-value="PT15H09M19S">
            <text:p>15:09:19</text:p>
          </table:table-cell>
          <table:table-cell office:value-type="float" office:value="52.0755">
            <text:p>52.0755</text:p>
          </table:table-cell>
          <table:table-cell office:value-type="float" office:value="0.5293">
            <text:p>0.5293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EC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76">
            <text:p>776</text:p>
          </table:table-cell>
          <table:table-cell office:value-type="time" office:time-value="PT15H09M19S">
            <text:p>15:09:19</text:p>
          </table:table-cell>
          <table:table-cell office:value-type="float" office:value="52.0755">
            <text:p>52.0755</text:p>
          </table:table-cell>
          <table:table-cell office:value-type="float" office:value="0.5293">
            <text:p>0.5293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EC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7">
            <text:p>777</text:p>
          </table:table-cell>
          <table:table-cell office:value-type="time" office:time-value="PT15H09M33S">
            <text:p>15:09:33</text:p>
          </table:table-cell>
          <table:table-cell office:value-type="float" office:value="52.0756">
            <text:p>52.0756</text:p>
          </table:table-cell>
          <table:table-cell office:value-type="float" office:value="0.5322">
            <text:p>0.53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8D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7">
            <text:p>777</text:p>
          </table:table-cell>
          <table:table-cell office:value-type="time" office:time-value="PT15H09M33S">
            <text:p>15:09:33</text:p>
          </table:table-cell>
          <table:table-cell office:value-type="float" office:value="52.0756">
            <text:p>52.0756</text:p>
          </table:table-cell>
          <table:table-cell office:value-type="float" office:value="0.5322">
            <text:p>0.53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8D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7">
            <text:p>777</text:p>
          </table:table-cell>
          <table:table-cell office:value-type="time" office:time-value="PT15H09M33S">
            <text:p>15:09:33</text:p>
          </table:table-cell>
          <table:table-cell office:value-type="float" office:value="52.0756">
            <text:p>52.0756</text:p>
          </table:table-cell>
          <table:table-cell office:value-type="float" office:value="0.5322">
            <text:p>0.53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8D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77">
            <text:p>777</text:p>
          </table:table-cell>
          <table:table-cell office:value-type="time" office:time-value="PT15H09M33S">
            <text:p>15:09:33</text:p>
          </table:table-cell>
          <table:table-cell office:value-type="float" office:value="52.0756">
            <text:p>52.0756</text:p>
          </table:table-cell>
          <table:table-cell office:value-type="float" office:value="0.5322">
            <text:p>0.53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8D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8">
            <text:p>778</text:p>
          </table:table-cell>
          <table:table-cell office:value-type="time" office:time-value="PT15H09M46S">
            <text:p>15:09:46</text:p>
          </table:table-cell>
          <table:table-cell office:value-type="float" office:value="52.0756">
            <text:p>52.0756</text:p>
          </table:table-cell>
          <table:table-cell office:value-type="float" office:value="0.535">
            <text:p>0.535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9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8">
            <text:p>778</text:p>
          </table:table-cell>
          <table:table-cell office:value-type="time" office:time-value="PT15H09M46S">
            <text:p>15:09:46</text:p>
          </table:table-cell>
          <table:table-cell office:value-type="float" office:value="52.0756">
            <text:p>52.0756</text:p>
          </table:table-cell>
          <table:table-cell office:value-type="float" office:value="0.535">
            <text:p>0.535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9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79">
            <text:p>779</text:p>
          </table:table-cell>
          <table:table-cell office:value-type="time" office:time-value="PT15H09M59S">
            <text:p>15:09:59</text:p>
          </table:table-cell>
          <table:table-cell office:value-type="float" office:value="52.0756">
            <text:p>52.0756</text:p>
          </table:table-cell>
          <table:table-cell office:value-type="float" office:value="0.5377">
            <text:p>0.537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D3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79">
            <text:p>779</text:p>
          </table:table-cell>
          <table:table-cell office:value-type="time" office:time-value="PT15H09M59S">
            <text:p>15:09:59</text:p>
          </table:table-cell>
          <table:table-cell office:value-type="float" office:value="52.0756">
            <text:p>52.0756</text:p>
          </table:table-cell>
          <table:table-cell office:value-type="float" office:value="0.5377">
            <text:p>0.537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D3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79">
            <text:p>779</text:p>
          </table:table-cell>
          <table:table-cell office:value-type="time" office:time-value="PT15H09M59S">
            <text:p>15:09:59</text:p>
          </table:table-cell>
          <table:table-cell office:value-type="float" office:value="52.0756">
            <text:p>52.0756</text:p>
          </table:table-cell>
          <table:table-cell office:value-type="float" office:value="0.5377">
            <text:p>0.537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D3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0">
            <text:p>780</text:p>
          </table:table-cell>
          <table:table-cell office:value-type="time" office:time-value="PT15H10M13S">
            <text:p>15:10:13</text:p>
          </table:table-cell>
          <table:table-cell office:value-type="float" office:value="52.0757">
            <text:p>52.0757</text:p>
          </table:table-cell>
          <table:table-cell office:value-type="float" office:value="0.5407">
            <text:p>0.540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63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0">
            <text:p>780</text:p>
          </table:table-cell>
          <table:table-cell office:value-type="time" office:time-value="PT15H10M13S">
            <text:p>15:10:13</text:p>
          </table:table-cell>
          <table:table-cell office:value-type="float" office:value="52.0757">
            <text:p>52.0757</text:p>
          </table:table-cell>
          <table:table-cell office:value-type="float" office:value="0.5407">
            <text:p>0.540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63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0">
            <text:p>780</text:p>
          </table:table-cell>
          <table:table-cell office:value-type="time" office:time-value="PT15H10M13S">
            <text:p>15:10:13</text:p>
          </table:table-cell>
          <table:table-cell office:value-type="float" office:value="52.0757">
            <text:p>52.0757</text:p>
          </table:table-cell>
          <table:table-cell office:value-type="float" office:value="0.5407">
            <text:p>0.5407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6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1">
            <text:p>781</text:p>
          </table:table-cell>
          <table:table-cell office:value-type="time" office:time-value="PT15H10M26S">
            <text:p>15:10:26</text:p>
          </table:table-cell>
          <table:table-cell office:value-type="float" office:value="52.0758">
            <text:p>52.0758</text:p>
          </table:table-cell>
          <table:table-cell office:value-type="float" office:value="0.5434">
            <text:p>0.5434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9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1">
            <text:p>781</text:p>
          </table:table-cell>
          <table:table-cell office:value-type="time" office:time-value="PT15H10M26S">
            <text:p>15:10:26</text:p>
          </table:table-cell>
          <table:table-cell office:value-type="float" office:value="52.0758">
            <text:p>52.0758</text:p>
          </table:table-cell>
          <table:table-cell office:value-type="float" office:value="0.5434">
            <text:p>0.5434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9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1">
            <text:p>781</text:p>
          </table:table-cell>
          <table:table-cell office:value-type="time" office:time-value="PT15H10M26S">
            <text:p>15:10:26</text:p>
          </table:table-cell>
          <table:table-cell office:value-type="float" office:value="52.0758">
            <text:p>52.0758</text:p>
          </table:table-cell>
          <table:table-cell office:value-type="float" office:value="0.5434">
            <text:p>0.5434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29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2">
            <text:p>782</text:p>
          </table:table-cell>
          <table:table-cell office:value-type="time" office:time-value="PT15H10M39S">
            <text:p>15:10:39</text:p>
          </table:table-cell>
          <table:table-cell office:value-type="float" office:value="52.0758">
            <text:p>52.0758</text:p>
          </table:table-cell>
          <table:table-cell office:value-type="float" office:value="0.5461">
            <text:p>0.5461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2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2">
            <text:p>782</text:p>
          </table:table-cell>
          <table:table-cell office:value-type="time" office:time-value="PT15H10M39S">
            <text:p>15:10:39</text:p>
          </table:table-cell>
          <table:table-cell office:value-type="float" office:value="52.0758">
            <text:p>52.0758</text:p>
          </table:table-cell>
          <table:table-cell office:value-type="float" office:value="0.5461">
            <text:p>0.5461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2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2">
            <text:p>782</text:p>
          </table:table-cell>
          <table:table-cell office:value-type="time" office:time-value="PT15H10M39S">
            <text:p>15:10:39</text:p>
          </table:table-cell>
          <table:table-cell office:value-type="float" office:value="52.0758">
            <text:p>52.0758</text:p>
          </table:table-cell>
          <table:table-cell office:value-type="float" office:value="0.5461">
            <text:p>0.5461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2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3">
            <text:p>783</text:p>
          </table:table-cell>
          <table:table-cell office:value-type="time" office:time-value="PT15H10M52S">
            <text:p>15:10:52</text:p>
          </table:table-cell>
          <table:table-cell office:value-type="float" office:value="52.0759">
            <text:p>52.0759</text:p>
          </table:table-cell>
          <table:table-cell office:value-type="float" office:value="0.5488">
            <text:p>0.5488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3">
            <text:p>783</text:p>
          </table:table-cell>
          <table:table-cell office:value-type="time" office:time-value="PT15H10M52S">
            <text:p>15:10:52</text:p>
          </table:table-cell>
          <table:table-cell office:value-type="float" office:value="52.0759">
            <text:p>52.0759</text:p>
          </table:table-cell>
          <table:table-cell office:value-type="float" office:value="0.5488">
            <text:p>0.5488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3">
            <text:p>783</text:p>
          </table:table-cell>
          <table:table-cell office:value-type="time" office:time-value="PT15H10M52S">
            <text:p>15:10:52</text:p>
          </table:table-cell>
          <table:table-cell office:value-type="float" office:value="52.0759">
            <text:p>52.0759</text:p>
          </table:table-cell>
          <table:table-cell office:value-type="float" office:value="0.5488">
            <text:p>0.5488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4">
            <text:p>784</text:p>
          </table:table-cell>
          <table:table-cell office:value-type="time" office:time-value="PT15H11M06S">
            <text:p>15:11:06</text:p>
          </table:table-cell>
          <table:table-cell office:value-type="float" office:value="52.0759">
            <text:p>52.0759</text:p>
          </table:table-cell>
          <table:table-cell office:value-type="float" office:value="0.5518">
            <text:p>0.5518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CE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4">
            <text:p>784</text:p>
          </table:table-cell>
          <table:table-cell office:value-type="time" office:time-value="PT15H11M06S">
            <text:p>15:11:06</text:p>
          </table:table-cell>
          <table:table-cell office:value-type="float" office:value="52.0759">
            <text:p>52.0759</text:p>
          </table:table-cell>
          <table:table-cell office:value-type="float" office:value="0.5518">
            <text:p>0.5518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CE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5">
            <text:p>785</text:p>
          </table:table-cell>
          <table:table-cell office:value-type="time" office:time-value="PT15H11M19S">
            <text:p>15:11:19</text:p>
          </table:table-cell>
          <table:table-cell office:value-type="float" office:value="52.076">
            <text:p>52.076</text:p>
          </table:table-cell>
          <table:table-cell office:value-type="float" office:value="0.5545">
            <text:p>0.554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1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5">
            <text:p>785</text:p>
          </table:table-cell>
          <table:table-cell office:value-type="time" office:time-value="PT15H11M19S">
            <text:p>15:11:19</text:p>
          </table:table-cell>
          <table:table-cell office:value-type="float" office:value="52.076">
            <text:p>52.076</text:p>
          </table:table-cell>
          <table:table-cell office:value-type="float" office:value="0.5545">
            <text:p>0.5545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1F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6">
            <text:p>786</text:p>
          </table:table-cell>
          <table:table-cell office:value-type="time" office:time-value="PT15H11M32S">
            <text:p>15:11:32</text:p>
          </table:table-cell>
          <table:table-cell office:value-type="float" office:value="52.076">
            <text:p>52.076</text:p>
          </table:table-cell>
          <table:table-cell office:value-type="float" office:value="0.5573">
            <text:p>0.5573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24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6">
            <text:p>786</text:p>
          </table:table-cell>
          <table:table-cell office:value-type="time" office:time-value="PT15H11M32S">
            <text:p>15:11:32</text:p>
          </table:table-cell>
          <table:table-cell office:value-type="float" office:value="52.076">
            <text:p>52.076</text:p>
          </table:table-cell>
          <table:table-cell office:value-type="float" office:value="0.5573">
            <text:p>0.5573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24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6">
            <text:p>786</text:p>
          </table:table-cell>
          <table:table-cell office:value-type="time" office:time-value="PT15H11M32S">
            <text:p>15:11:32</text:p>
          </table:table-cell>
          <table:table-cell office:value-type="float" office:value="52.076">
            <text:p>52.076</text:p>
          </table:table-cell>
          <table:table-cell office:value-type="float" office:value="0.5573">
            <text:p>0.5573</text:p>
          </table:table-cell>
          <table:table-cell office:value-type="float" office:value="2459">
            <text:p>24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24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7">
            <text:p>787</text:p>
          </table:table-cell>
          <table:table-cell office:value-type="time" office:time-value="PT15H11M46S">
            <text:p>15:11:46</text:p>
          </table:table-cell>
          <table:table-cell office:value-type="float" office:value="52.076">
            <text:p>52.076</text:p>
          </table:table-cell>
          <table:table-cell office:value-type="float" office:value="0.5602">
            <text:p>0.5602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04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7">
            <text:p>787</text:p>
          </table:table-cell>
          <table:table-cell office:value-type="time" office:time-value="PT15H11M46S">
            <text:p>15:11:46</text:p>
          </table:table-cell>
          <table:table-cell office:value-type="float" office:value="52.076">
            <text:p>52.076</text:p>
          </table:table-cell>
          <table:table-cell office:value-type="float" office:value="0.5602">
            <text:p>0.5602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04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7">
            <text:p>787</text:p>
          </table:table-cell>
          <table:table-cell office:value-type="time" office:time-value="PT15H11M46S">
            <text:p>15:11:46</text:p>
          </table:table-cell>
          <table:table-cell office:value-type="float" office:value="52.076">
            <text:p>52.076</text:p>
          </table:table-cell>
          <table:table-cell office:value-type="float" office:value="0.5602">
            <text:p>0.5602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04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88">
            <text:p>788</text:p>
          </table:table-cell>
          <table:table-cell office:value-type="time" office:time-value="PT15H11M59S">
            <text:p>15:11:59</text:p>
          </table:table-cell>
          <table:table-cell office:value-type="float" office:value="52.0761">
            <text:p>52.0761</text:p>
          </table:table-cell>
          <table:table-cell office:value-type="float" office:value="0.5629">
            <text:p>0.562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0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8">
            <text:p>788</text:p>
          </table:table-cell>
          <table:table-cell office:value-type="time" office:time-value="PT15H11M59S">
            <text:p>15:11:59</text:p>
          </table:table-cell>
          <table:table-cell office:value-type="float" office:value="52.0761">
            <text:p>52.0761</text:p>
          </table:table-cell>
          <table:table-cell office:value-type="float" office:value="0.5629">
            <text:p>0.562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0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8">
            <text:p>788</text:p>
          </table:table-cell>
          <table:table-cell office:value-type="time" office:time-value="PT15H11M59S">
            <text:p>15:11:59</text:p>
          </table:table-cell>
          <table:table-cell office:value-type="float" office:value="52.0761">
            <text:p>52.0761</text:p>
          </table:table-cell>
          <table:table-cell office:value-type="float" office:value="0.5629">
            <text:p>0.562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0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8">
            <text:p>788</text:p>
          </table:table-cell>
          <table:table-cell office:value-type="time" office:time-value="PT15H11M59S">
            <text:p>15:11:59</text:p>
          </table:table-cell>
          <table:table-cell office:value-type="float" office:value="52.0761">
            <text:p>52.0761</text:p>
          </table:table-cell>
          <table:table-cell office:value-type="float" office:value="0.5629">
            <text:p>0.562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0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89">
            <text:p>789</text:p>
          </table:table-cell>
          <table:table-cell office:value-type="time" office:time-value="PT15H12M12S">
            <text:p>15:12:12</text:p>
          </table:table-cell>
          <table:table-cell office:value-type="float" office:value="52.0761">
            <text:p>52.0761</text:p>
          </table:table-cell>
          <table:table-cell office:value-type="float" office:value="0.5657">
            <text:p>0.5657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F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89">
            <text:p>789</text:p>
          </table:table-cell>
          <table:table-cell office:value-type="time" office:time-value="PT15H12M12S">
            <text:p>15:12:12</text:p>
          </table:table-cell>
          <table:table-cell office:value-type="float" office:value="52.0761">
            <text:p>52.0761</text:p>
          </table:table-cell>
          <table:table-cell office:value-type="float" office:value="0.5657">
            <text:p>0.5657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F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89">
            <text:p>789</text:p>
          </table:table-cell>
          <table:table-cell office:value-type="time" office:time-value="PT15H12M12S">
            <text:p>15:12:12</text:p>
          </table:table-cell>
          <table:table-cell office:value-type="float" office:value="52.0761">
            <text:p>52.0761</text:p>
          </table:table-cell>
          <table:table-cell office:value-type="float" office:value="0.5657">
            <text:p>0.5657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F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89">
            <text:p>789</text:p>
          </table:table-cell>
          <table:table-cell office:value-type="time" office:time-value="PT15H12M12S">
            <text:p>15:12:12</text:p>
          </table:table-cell>
          <table:table-cell office:value-type="float" office:value="52.0761">
            <text:p>52.0761</text:p>
          </table:table-cell>
          <table:table-cell office:value-type="float" office:value="0.5657">
            <text:p>0.5657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4F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0">
            <text:p>790</text:p>
          </table:table-cell>
          <table:table-cell office:value-type="time" office:time-value="PT15H12M25S">
            <text:p>15:12:25</text:p>
          </table:table-cell>
          <table:table-cell office:value-type="float" office:value="52.0761">
            <text:p>52.0761</text:p>
          </table:table-cell>
          <table:table-cell office:value-type="float" office:value="0.5684">
            <text:p>0.5684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E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0">
            <text:p>790</text:p>
          </table:table-cell>
          <table:table-cell office:value-type="time" office:time-value="PT15H12M25S">
            <text:p>15:12:25</text:p>
          </table:table-cell>
          <table:table-cell office:value-type="float" office:value="52.0761">
            <text:p>52.0761</text:p>
          </table:table-cell>
          <table:table-cell office:value-type="float" office:value="0.5684">
            <text:p>0.5684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E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0">
            <text:p>790</text:p>
          </table:table-cell>
          <table:table-cell office:value-type="time" office:time-value="PT15H12M25S">
            <text:p>15:12:25</text:p>
          </table:table-cell>
          <table:table-cell office:value-type="float" office:value="52.0761">
            <text:p>52.0761</text:p>
          </table:table-cell>
          <table:table-cell office:value-type="float" office:value="0.5684">
            <text:p>0.5684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E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1">
            <text:p>791</text:p>
          </table:table-cell>
          <table:table-cell office:value-type="time" office:time-value="PT15H12M39S">
            <text:p>15:12:39</text:p>
          </table:table-cell>
          <table:table-cell office:value-type="float" office:value="52.0762">
            <text:p>52.0762</text:p>
          </table:table-cell>
          <table:table-cell office:value-type="float" office:value="0.5713">
            <text:p>0.5713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1">
            <text:p>791</text:p>
          </table:table-cell>
          <table:table-cell office:value-type="time" office:time-value="PT15H12M39S">
            <text:p>15:12:39</text:p>
          </table:table-cell>
          <table:table-cell office:value-type="float" office:value="52.0762">
            <text:p>52.0762</text:p>
          </table:table-cell>
          <table:table-cell office:value-type="float" office:value="0.5713">
            <text:p>0.5713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1">
            <text:p>791</text:p>
          </table:table-cell>
          <table:table-cell office:value-type="time" office:time-value="PT15H12M39S">
            <text:p>15:12:39</text:p>
          </table:table-cell>
          <table:table-cell office:value-type="float" office:value="52.0762">
            <text:p>52.0762</text:p>
          </table:table-cell>
          <table:table-cell office:value-type="float" office:value="0.5713">
            <text:p>0.5713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1">
            <text:p>791</text:p>
          </table:table-cell>
          <table:table-cell office:value-type="time" office:time-value="PT15H12M39S">
            <text:p>15:12:39</text:p>
          </table:table-cell>
          <table:table-cell office:value-type="float" office:value="52.0762">
            <text:p>52.0762</text:p>
          </table:table-cell>
          <table:table-cell office:value-type="float" office:value="0.5713">
            <text:p>0.5713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2">
            <text:p>792</text:p>
          </table:table-cell>
          <table:table-cell office:value-type="time" office:time-value="PT15H12M52S">
            <text:p>15:12:52</text:p>
          </table:table-cell>
          <table:table-cell office:value-type="float" office:value="52.0762">
            <text:p>52.0762</text:p>
          </table:table-cell>
          <table:table-cell office:value-type="float" office:value="0.574">
            <text:p>0.574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2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2">
            <text:p>792</text:p>
          </table:table-cell>
          <table:table-cell office:value-type="time" office:time-value="PT15H12M52S">
            <text:p>15:12:52</text:p>
          </table:table-cell>
          <table:table-cell office:value-type="float" office:value="52.0762">
            <text:p>52.0762</text:p>
          </table:table-cell>
          <table:table-cell office:value-type="float" office:value="0.574">
            <text:p>0.574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2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2">
            <text:p>792</text:p>
          </table:table-cell>
          <table:table-cell office:value-type="time" office:time-value="PT15H12M52S">
            <text:p>15:12:52</text:p>
          </table:table-cell>
          <table:table-cell office:value-type="float" office:value="52.0762">
            <text:p>52.0762</text:p>
          </table:table-cell>
          <table:table-cell office:value-type="float" office:value="0.574">
            <text:p>0.574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F2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3">
            <text:p>793</text:p>
          </table:table-cell>
          <table:table-cell office:value-type="time" office:time-value="PT15H13M05S">
            <text:p>15:13:05</text:p>
          </table:table-cell>
          <table:table-cell office:value-type="float" office:value="52.0762">
            <text:p>52.0762</text:p>
          </table:table-cell>
          <table:table-cell office:value-type="float" office:value="0.5767">
            <text:p>0.5767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6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3">
            <text:p>793</text:p>
          </table:table-cell>
          <table:table-cell office:value-type="time" office:time-value="PT15H13M05S">
            <text:p>15:13:05</text:p>
          </table:table-cell>
          <table:table-cell office:value-type="float" office:value="52.0762">
            <text:p>52.0762</text:p>
          </table:table-cell>
          <table:table-cell office:value-type="float" office:value="0.5767">
            <text:p>0.5767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6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3">
            <text:p>793</text:p>
          </table:table-cell>
          <table:table-cell office:value-type="time" office:time-value="PT15H13M05S">
            <text:p>15:13:05</text:p>
          </table:table-cell>
          <table:table-cell office:value-type="float" office:value="52.0762">
            <text:p>52.0762</text:p>
          </table:table-cell>
          <table:table-cell office:value-type="float" office:value="0.5767">
            <text:p>0.5767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6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3">
            <text:p>793</text:p>
          </table:table-cell>
          <table:table-cell office:value-type="time" office:time-value="PT15H13M05S">
            <text:p>15:13:05</text:p>
          </table:table-cell>
          <table:table-cell office:value-type="float" office:value="52.0762">
            <text:p>52.0762</text:p>
          </table:table-cell>
          <table:table-cell office:value-type="float" office:value="0.5767">
            <text:p>0.5767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F6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4">
            <text:p>794</text:p>
          </table:table-cell>
          <table:table-cell office:value-type="time" office:time-value="PT15H13M19S">
            <text:p>15:13:19</text:p>
          </table:table-cell>
          <table:table-cell office:value-type="float" office:value="52.0762">
            <text:p>52.0762</text:p>
          </table:table-cell>
          <table:table-cell office:value-type="float" office:value="0.5796">
            <text:p>0.5796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D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4">
            <text:p>794</text:p>
          </table:table-cell>
          <table:table-cell office:value-type="time" office:time-value="PT15H13M19S">
            <text:p>15:13:19</text:p>
          </table:table-cell>
          <table:table-cell office:value-type="float" office:value="52.0762">
            <text:p>52.0762</text:p>
          </table:table-cell>
          <table:table-cell office:value-type="float" office:value="0.5796">
            <text:p>0.5796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D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4">
            <text:p>794</text:p>
          </table:table-cell>
          <table:table-cell office:value-type="time" office:time-value="PT15H13M19S">
            <text:p>15:13:19</text:p>
          </table:table-cell>
          <table:table-cell office:value-type="float" office:value="52.0762">
            <text:p>52.0762</text:p>
          </table:table-cell>
          <table:table-cell office:value-type="float" office:value="0.5796">
            <text:p>0.5796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D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4">
            <text:p>794</text:p>
          </table:table-cell>
          <table:table-cell office:value-type="time" office:time-value="PT15H13M19S">
            <text:p>15:13:19</text:p>
          </table:table-cell>
          <table:table-cell office:value-type="float" office:value="52.0762">
            <text:p>52.0762</text:p>
          </table:table-cell>
          <table:table-cell office:value-type="float" office:value="0.5796">
            <text:p>0.5796</text:p>
          </table:table-cell>
          <table:table-cell office:value-type="float" office:value="2464">
            <text:p>246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C1D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5">
            <text:p>795</text:p>
          </table:table-cell>
          <table:table-cell office:value-type="time" office:time-value="PT15H13M32S">
            <text:p>15:13:32</text:p>
          </table:table-cell>
          <table:table-cell office:value-type="float" office:value="52.0763">
            <text:p>52.0763</text:p>
          </table:table-cell>
          <table:table-cell office:value-type="float" office:value="0.5823">
            <text:p>0.5823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D1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5">
            <text:p>795</text:p>
          </table:table-cell>
          <table:table-cell office:value-type="time" office:time-value="PT15H13M32S">
            <text:p>15:13:32</text:p>
          </table:table-cell>
          <table:table-cell office:value-type="float" office:value="52.0763">
            <text:p>52.0763</text:p>
          </table:table-cell>
          <table:table-cell office:value-type="float" office:value="0.5823">
            <text:p>0.5823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D1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5">
            <text:p>795</text:p>
          </table:table-cell>
          <table:table-cell office:value-type="time" office:time-value="PT15H13M32S">
            <text:p>15:13:32</text:p>
          </table:table-cell>
          <table:table-cell office:value-type="float" office:value="52.0763">
            <text:p>52.0763</text:p>
          </table:table-cell>
          <table:table-cell office:value-type="float" office:value="0.5823">
            <text:p>0.5823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D1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5">
            <text:p>795</text:p>
          </table:table-cell>
          <table:table-cell office:value-type="time" office:time-value="PT15H13M32S">
            <text:p>15:13:32</text:p>
          </table:table-cell>
          <table:table-cell office:value-type="float" office:value="52.0763">
            <text:p>52.0763</text:p>
          </table:table-cell>
          <table:table-cell office:value-type="float" office:value="0.5823">
            <text:p>0.5823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D1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6">
            <text:p>796</text:p>
          </table:table-cell>
          <table:table-cell office:value-type="time" office:time-value="PT15H13M45S">
            <text:p>15:13:45</text:p>
          </table:table-cell>
          <table:table-cell office:value-type="float" office:value="52.0763">
            <text:p>52.0763</text:p>
          </table:table-cell>
          <table:table-cell office:value-type="float" office:value="0.585">
            <text:p>0.585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0E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6">
            <text:p>796</text:p>
          </table:table-cell>
          <table:table-cell office:value-type="time" office:time-value="PT15H13M45S">
            <text:p>15:13:45</text:p>
          </table:table-cell>
          <table:table-cell office:value-type="float" office:value="52.0763">
            <text:p>52.0763</text:p>
          </table:table-cell>
          <table:table-cell office:value-type="float" office:value="0.585">
            <text:p>0.585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0E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6">
            <text:p>796</text:p>
          </table:table-cell>
          <table:table-cell office:value-type="time" office:time-value="PT15H13M45S">
            <text:p>15:13:45</text:p>
          </table:table-cell>
          <table:table-cell office:value-type="float" office:value="52.0763">
            <text:p>52.0763</text:p>
          </table:table-cell>
          <table:table-cell office:value-type="float" office:value="0.585">
            <text:p>0.585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0E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6">
            <text:p>796</text:p>
          </table:table-cell>
          <table:table-cell office:value-type="time" office:time-value="PT15H13M45S">
            <text:p>15:13:45</text:p>
          </table:table-cell>
          <table:table-cell office:value-type="float" office:value="52.0763">
            <text:p>52.0763</text:p>
          </table:table-cell>
          <table:table-cell office:value-type="float" office:value="0.585">
            <text:p>0.585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0E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96">
            <text:p>796</text:p>
          </table:table-cell>
          <table:table-cell office:value-type="time" office:time-value="PT15H13M45S">
            <text:p>15:13:45</text:p>
          </table:table-cell>
          <table:table-cell office:value-type="float" office:value="52.0763">
            <text:p>52.0763</text:p>
          </table:table-cell>
          <table:table-cell office:value-type="float" office:value="0.585">
            <text:p>0.585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0E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7">
            <text:p>797</text:p>
          </table:table-cell>
          <table:table-cell office:value-type="time" office:time-value="PT15H13M58S">
            <text:p>15:13:58</text:p>
          </table:table-cell>
          <table:table-cell office:value-type="float" office:value="52.0764">
            <text:p>52.0764</text:p>
          </table:table-cell>
          <table:table-cell office:value-type="float" office:value="0.5877">
            <text:p>0.5877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E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7">
            <text:p>797</text:p>
          </table:table-cell>
          <table:table-cell office:value-type="time" office:time-value="PT15H13M58S">
            <text:p>15:13:58</text:p>
          </table:table-cell>
          <table:table-cell office:value-type="float" office:value="52.0764">
            <text:p>52.0764</text:p>
          </table:table-cell>
          <table:table-cell office:value-type="float" office:value="0.5877">
            <text:p>0.5877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E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7">
            <text:p>797</text:p>
          </table:table-cell>
          <table:table-cell office:value-type="time" office:time-value="PT15H13M58S">
            <text:p>15:13:58</text:p>
          </table:table-cell>
          <table:table-cell office:value-type="float" office:value="52.0764">
            <text:p>52.0764</text:p>
          </table:table-cell>
          <table:table-cell office:value-type="float" office:value="0.5877">
            <text:p>0.5877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E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7">
            <text:p>797</text:p>
          </table:table-cell>
          <table:table-cell office:value-type="time" office:time-value="PT15H13M58S">
            <text:p>15:13:58</text:p>
          </table:table-cell>
          <table:table-cell office:value-type="float" office:value="52.0764">
            <text:p>52.0764</text:p>
          </table:table-cell>
          <table:table-cell office:value-type="float" office:value="0.5877">
            <text:p>0.5877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E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97">
            <text:p>797</text:p>
          </table:table-cell>
          <table:table-cell office:value-type="time" office:time-value="PT15H13M58S">
            <text:p>15:13:58</text:p>
          </table:table-cell>
          <table:table-cell office:value-type="float" office:value="52.0764">
            <text:p>52.0764</text:p>
          </table:table-cell>
          <table:table-cell office:value-type="float" office:value="0.5877">
            <text:p>0.5877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3E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8">
            <text:p>798</text:p>
          </table:table-cell>
          <table:table-cell office:value-type="time" office:time-value="PT15H14M12S">
            <text:p>15:14:12</text:p>
          </table:table-cell>
          <table:table-cell office:value-type="float" office:value="52.0764">
            <text:p>52.0764</text:p>
          </table:table-cell>
          <table:table-cell office:value-type="float" office:value="0.5906">
            <text:p>0.590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C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8">
            <text:p>798</text:p>
          </table:table-cell>
          <table:table-cell office:value-type="time" office:time-value="PT15H14M12S">
            <text:p>15:14:12</text:p>
          </table:table-cell>
          <table:table-cell office:value-type="float" office:value="52.0764">
            <text:p>52.0764</text:p>
          </table:table-cell>
          <table:table-cell office:value-type="float" office:value="0.5906">
            <text:p>0.590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C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8">
            <text:p>798</text:p>
          </table:table-cell>
          <table:table-cell office:value-type="time" office:time-value="PT15H14M12S">
            <text:p>15:14:12</text:p>
          </table:table-cell>
          <table:table-cell office:value-type="float" office:value="52.0764">
            <text:p>52.0764</text:p>
          </table:table-cell>
          <table:table-cell office:value-type="float" office:value="0.5906">
            <text:p>0.590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C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8">
            <text:p>798</text:p>
          </table:table-cell>
          <table:table-cell office:value-type="time" office:time-value="PT15H14M12S">
            <text:p>15:14:12</text:p>
          </table:table-cell>
          <table:table-cell office:value-type="float" office:value="52.0764">
            <text:p>52.0764</text:p>
          </table:table-cell>
          <table:table-cell office:value-type="float" office:value="0.5906">
            <text:p>0.590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C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799">
            <text:p>799</text:p>
          </table:table-cell>
          <table:table-cell office:value-type="time" office:time-value="PT15H14M25S">
            <text:p>15:14:25</text:p>
          </table:table-cell>
          <table:table-cell office:value-type="float" office:value="52.0765">
            <text:p>52.0765</text:p>
          </table:table-cell>
          <table:table-cell office:value-type="float" office:value="0.5933">
            <text:p>0.5933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1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799">
            <text:p>799</text:p>
          </table:table-cell>
          <table:table-cell office:value-type="time" office:time-value="PT15H14M25S">
            <text:p>15:14:25</text:p>
          </table:table-cell>
          <table:table-cell office:value-type="float" office:value="52.0765">
            <text:p>52.0765</text:p>
          </table:table-cell>
          <table:table-cell office:value-type="float" office:value="0.5933">
            <text:p>0.5933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1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799">
            <text:p>799</text:p>
          </table:table-cell>
          <table:table-cell office:value-type="time" office:time-value="PT15H14M25S">
            <text:p>15:14:25</text:p>
          </table:table-cell>
          <table:table-cell office:value-type="float" office:value="52.0765">
            <text:p>52.0765</text:p>
          </table:table-cell>
          <table:table-cell office:value-type="float" office:value="0.5933">
            <text:p>0.5933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1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799">
            <text:p>799</text:p>
          </table:table-cell>
          <table:table-cell office:value-type="time" office:time-value="PT15H14M25S">
            <text:p>15:14:25</text:p>
          </table:table-cell>
          <table:table-cell office:value-type="float" office:value="52.0765">
            <text:p>52.0765</text:p>
          </table:table-cell>
          <table:table-cell office:value-type="float" office:value="0.5933">
            <text:p>0.5933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1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799">
            <text:p>799</text:p>
          </table:table-cell>
          <table:table-cell office:value-type="time" office:time-value="PT15H14M25S">
            <text:p>15:14:25</text:p>
          </table:table-cell>
          <table:table-cell office:value-type="float" office:value="52.0765">
            <text:p>52.0765</text:p>
          </table:table-cell>
          <table:table-cell office:value-type="float" office:value="0.5933">
            <text:p>0.5933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D1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0">
            <text:p>800</text:p>
          </table:table-cell>
          <table:table-cell office:value-type="time" office:time-value="PT15H14M38S">
            <text:p>15:14:38</text:p>
          </table:table-cell>
          <table:table-cell office:value-type="float" office:value="52.0765">
            <text:p>52.0765</text:p>
          </table:table-cell>
          <table:table-cell office:value-type="float" office:value="0.596">
            <text:p>0.59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A8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0">
            <text:p>800</text:p>
          </table:table-cell>
          <table:table-cell office:value-type="time" office:time-value="PT15H14M38S">
            <text:p>15:14:38</text:p>
          </table:table-cell>
          <table:table-cell office:value-type="float" office:value="52.0765">
            <text:p>52.0765</text:p>
          </table:table-cell>
          <table:table-cell office:value-type="float" office:value="0.596">
            <text:p>0.59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A8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0">
            <text:p>800</text:p>
          </table:table-cell>
          <table:table-cell office:value-type="time" office:time-value="PT15H14M38S">
            <text:p>15:14:38</text:p>
          </table:table-cell>
          <table:table-cell office:value-type="float" office:value="52.0765">
            <text:p>52.0765</text:p>
          </table:table-cell>
          <table:table-cell office:value-type="float" office:value="0.596">
            <text:p>0.59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A8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0">
            <text:p>800</text:p>
          </table:table-cell>
          <table:table-cell office:value-type="time" office:time-value="PT15H14M38S">
            <text:p>15:14:38</text:p>
          </table:table-cell>
          <table:table-cell office:value-type="float" office:value="52.0765">
            <text:p>52.0765</text:p>
          </table:table-cell>
          <table:table-cell office:value-type="float" office:value="0.596">
            <text:p>0.59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A8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00">
            <text:p>800</text:p>
          </table:table-cell>
          <table:table-cell office:value-type="time" office:time-value="PT15H14M38S">
            <text:p>15:14:38</text:p>
          </table:table-cell>
          <table:table-cell office:value-type="float" office:value="52.0765">
            <text:p>52.0765</text:p>
          </table:table-cell>
          <table:table-cell office:value-type="float" office:value="0.596">
            <text:p>0.596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A8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1">
            <text:p>801</text:p>
          </table:table-cell>
          <table:table-cell office:value-type="time" office:time-value="PT15H14M52S">
            <text:p>15:14:52</text:p>
          </table:table-cell>
          <table:table-cell office:value-type="float" office:value="52.0766">
            <text:p>52.0766</text:p>
          </table:table-cell>
          <table:table-cell office:value-type="float" office:value="0.5989">
            <text:p>0.5989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4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1">
            <text:p>801</text:p>
          </table:table-cell>
          <table:table-cell office:value-type="time" office:time-value="PT15H14M52S">
            <text:p>15:14:52</text:p>
          </table:table-cell>
          <table:table-cell office:value-type="float" office:value="52.0766">
            <text:p>52.0766</text:p>
          </table:table-cell>
          <table:table-cell office:value-type="float" office:value="0.5989">
            <text:p>0.5989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4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1">
            <text:p>801</text:p>
          </table:table-cell>
          <table:table-cell office:value-type="time" office:time-value="PT15H14M52S">
            <text:p>15:14:52</text:p>
          </table:table-cell>
          <table:table-cell office:value-type="float" office:value="52.0766">
            <text:p>52.0766</text:p>
          </table:table-cell>
          <table:table-cell office:value-type="float" office:value="0.5989">
            <text:p>0.5989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4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1">
            <text:p>801</text:p>
          </table:table-cell>
          <table:table-cell office:value-type="time" office:time-value="PT15H14M52S">
            <text:p>15:14:52</text:p>
          </table:table-cell>
          <table:table-cell office:value-type="float" office:value="52.0766">
            <text:p>52.0766</text:p>
          </table:table-cell>
          <table:table-cell office:value-type="float" office:value="0.5989">
            <text:p>0.5989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04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2">
            <text:p>802</text:p>
          </table:table-cell>
          <table:table-cell office:value-type="time" office:time-value="PT15H15M05S">
            <text:p>15:15:05</text:p>
          </table:table-cell>
          <table:table-cell office:value-type="float" office:value="52.0766">
            <text:p>52.0766</text:p>
          </table:table-cell>
          <table:table-cell office:value-type="float" office:value="0.6016">
            <text:p>0.6016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A9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2">
            <text:p>802</text:p>
          </table:table-cell>
          <table:table-cell office:value-type="time" office:time-value="PT15H15M05S">
            <text:p>15:15:05</text:p>
          </table:table-cell>
          <table:table-cell office:value-type="float" office:value="52.0766">
            <text:p>52.0766</text:p>
          </table:table-cell>
          <table:table-cell office:value-type="float" office:value="0.6016">
            <text:p>0.6016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A9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2">
            <text:p>802</text:p>
          </table:table-cell>
          <table:table-cell office:value-type="time" office:time-value="PT15H15M05S">
            <text:p>15:15:05</text:p>
          </table:table-cell>
          <table:table-cell office:value-type="float" office:value="52.0766">
            <text:p>52.0766</text:p>
          </table:table-cell>
          <table:table-cell office:value-type="float" office:value="0.6016">
            <text:p>0.6016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A9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2">
            <text:p>802</text:p>
          </table:table-cell>
          <table:table-cell office:value-type="time" office:time-value="PT15H15M05S">
            <text:p>15:15:05</text:p>
          </table:table-cell>
          <table:table-cell office:value-type="float" office:value="52.0766">
            <text:p>52.0766</text:p>
          </table:table-cell>
          <table:table-cell office:value-type="float" office:value="0.6016">
            <text:p>0.6016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A9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02">
            <text:p>802</text:p>
          </table:table-cell>
          <table:table-cell office:value-type="time" office:time-value="PT15H15M05S">
            <text:p>15:15:05</text:p>
          </table:table-cell>
          <table:table-cell office:value-type="float" office:value="52.0766">
            <text:p>52.0766</text:p>
          </table:table-cell>
          <table:table-cell office:value-type="float" office:value="0.6016">
            <text:p>0.6016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A9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3">
            <text:p>803</text:p>
          </table:table-cell>
          <table:table-cell office:value-type="time" office:time-value="PT15H15M18S">
            <text:p>15:15:18</text:p>
          </table:table-cell>
          <table:table-cell office:value-type="float" office:value="52.0767">
            <text:p>52.0767</text:p>
          </table:table-cell>
          <table:table-cell office:value-type="float" office:value="0.6043">
            <text:p>0.6043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C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3">
            <text:p>803</text:p>
          </table:table-cell>
          <table:table-cell office:value-type="time" office:time-value="PT15H15M18S">
            <text:p>15:15:18</text:p>
          </table:table-cell>
          <table:table-cell office:value-type="float" office:value="52.0767">
            <text:p>52.0767</text:p>
          </table:table-cell>
          <table:table-cell office:value-type="float" office:value="0.6043">
            <text:p>0.6043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3">
            <text:p>803</text:p>
          </table:table-cell>
          <table:table-cell office:value-type="time" office:time-value="PT15H15M18S">
            <text:p>15:15:18</text:p>
          </table:table-cell>
          <table:table-cell office:value-type="float" office:value="52.0767">
            <text:p>52.0767</text:p>
          </table:table-cell>
          <table:table-cell office:value-type="float" office:value="0.6043">
            <text:p>0.6043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C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03">
            <text:p>803</text:p>
          </table:table-cell>
          <table:table-cell office:value-type="time" office:time-value="PT15H15M18S">
            <text:p>15:15:18</text:p>
          </table:table-cell>
          <table:table-cell office:value-type="float" office:value="52.0767">
            <text:p>52.0767</text:p>
          </table:table-cell>
          <table:table-cell office:value-type="float" office:value="0.6043">
            <text:p>0.6043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3">
            <text:p>803</text:p>
          </table:table-cell>
          <table:table-cell office:value-type="time" office:time-value="PT15H15M18S">
            <text:p>15:15:18</text:p>
          </table:table-cell>
          <table:table-cell office:value-type="float" office:value="52.0767">
            <text:p>52.0767</text:p>
          </table:table-cell>
          <table:table-cell office:value-type="float" office:value="0.6043">
            <text:p>0.6043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12C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4">
            <text:p>804</text:p>
          </table:table-cell>
          <table:table-cell office:value-type="time" office:time-value="PT15H15M31S">
            <text:p>15:15:31</text:p>
          </table:table-cell>
          <table:table-cell office:value-type="float" office:value="52.0768">
            <text:p>52.0768</text:p>
          </table:table-cell>
          <table:table-cell office:value-type="float" office:value="0.607">
            <text:p>0.60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F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4">
            <text:p>804</text:p>
          </table:table-cell>
          <table:table-cell office:value-type="time" office:time-value="PT15H15M31S">
            <text:p>15:15:31</text:p>
          </table:table-cell>
          <table:table-cell office:value-type="float" office:value="52.0768">
            <text:p>52.0768</text:p>
          </table:table-cell>
          <table:table-cell office:value-type="float" office:value="0.607">
            <text:p>0.60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F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4">
            <text:p>804</text:p>
          </table:table-cell>
          <table:table-cell office:value-type="time" office:time-value="PT15H15M31S">
            <text:p>15:15:31</text:p>
          </table:table-cell>
          <table:table-cell office:value-type="float" office:value="52.0768">
            <text:p>52.0768</text:p>
          </table:table-cell>
          <table:table-cell office:value-type="float" office:value="0.607">
            <text:p>0.60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F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4">
            <text:p>804</text:p>
          </table:table-cell>
          <table:table-cell office:value-type="time" office:time-value="PT15H15M31S">
            <text:p>15:15:31</text:p>
          </table:table-cell>
          <table:table-cell office:value-type="float" office:value="52.0768">
            <text:p>52.0768</text:p>
          </table:table-cell>
          <table:table-cell office:value-type="float" office:value="0.607">
            <text:p>0.60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F1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04">
            <text:p>804</text:p>
          </table:table-cell>
          <table:table-cell office:value-type="time" office:time-value="PT15H15M31S">
            <text:p>15:15:31</text:p>
          </table:table-cell>
          <table:table-cell office:value-type="float" office:value="52.0768">
            <text:p>52.0768</text:p>
          </table:table-cell>
          <table:table-cell office:value-type="float" office:value="0.607">
            <text:p>0.60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3F1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5">
            <text:p>805</text:p>
          </table:table-cell>
          <table:table-cell office:value-type="time" office:time-value="PT15H15M45S">
            <text:p>15:15:45</text:p>
          </table:table-cell>
          <table:table-cell office:value-type="float" office:value="52.0768">
            <text:p>52.0768</text:p>
          </table:table-cell>
          <table:table-cell office:value-type="float" office:value="0.6099">
            <text:p>0.6099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2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5">
            <text:p>805</text:p>
          </table:table-cell>
          <table:table-cell office:value-type="time" office:time-value="PT15H15M45S">
            <text:p>15:15:45</text:p>
          </table:table-cell>
          <table:table-cell office:value-type="float" office:value="52.0768">
            <text:p>52.0768</text:p>
          </table:table-cell>
          <table:table-cell office:value-type="float" office:value="0.6099">
            <text:p>0.6099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5">
            <text:p>805</text:p>
          </table:table-cell>
          <table:table-cell office:value-type="time" office:time-value="PT15H15M45S">
            <text:p>15:15:45</text:p>
          </table:table-cell>
          <table:table-cell office:value-type="float" office:value="52.0768">
            <text:p>52.0768</text:p>
          </table:table-cell>
          <table:table-cell office:value-type="float" office:value="0.6099">
            <text:p>0.6099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2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05">
            <text:p>805</text:p>
          </table:table-cell>
          <table:table-cell office:value-type="time" office:time-value="PT15H15M45S">
            <text:p>15:15:45</text:p>
          </table:table-cell>
          <table:table-cell office:value-type="float" office:value="52.0768">
            <text:p>52.0768</text:p>
          </table:table-cell>
          <table:table-cell office:value-type="float" office:value="0.6099">
            <text:p>0.6099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0F2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6">
            <text:p>806</text:p>
          </table:table-cell>
          <table:table-cell office:value-type="time" office:time-value="PT15H15M58S">
            <text:p>15:15:58</text:p>
          </table:table-cell>
          <table:table-cell office:value-type="float" office:value="52.0769">
            <text:p>52.0769</text:p>
          </table:table-cell>
          <table:table-cell office:value-type="float" office:value="0.6127">
            <text:p>0.612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FA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6">
            <text:p>806</text:p>
          </table:table-cell>
          <table:table-cell office:value-type="time" office:time-value="PT15H15M58S">
            <text:p>15:15:58</text:p>
          </table:table-cell>
          <table:table-cell office:value-type="float" office:value="52.0769">
            <text:p>52.0769</text:p>
          </table:table-cell>
          <table:table-cell office:value-type="float" office:value="0.6127">
            <text:p>0.612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FA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6">
            <text:p>806</text:p>
          </table:table-cell>
          <table:table-cell office:value-type="time" office:time-value="PT15H15M58S">
            <text:p>15:15:58</text:p>
          </table:table-cell>
          <table:table-cell office:value-type="float" office:value="52.0769">
            <text:p>52.0769</text:p>
          </table:table-cell>
          <table:table-cell office:value-type="float" office:value="0.6127">
            <text:p>0.612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FA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6">
            <text:p>806</text:p>
          </table:table-cell>
          <table:table-cell office:value-type="time" office:time-value="PT15H15M58S">
            <text:p>15:15:58</text:p>
          </table:table-cell>
          <table:table-cell office:value-type="float" office:value="52.0769">
            <text:p>52.0769</text:p>
          </table:table-cell>
          <table:table-cell office:value-type="float" office:value="0.6127">
            <text:p>0.6127</text:p>
          </table:table-cell>
          <table:table-cell office:value-type="float" office:value="2472">
            <text:p>24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FA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7">
            <text:p>807</text:p>
          </table:table-cell>
          <table:table-cell office:value-type="time" office:time-value="PT15H16M11S">
            <text:p>15:16:11</text:p>
          </table:table-cell>
          <table:table-cell office:value-type="float" office:value="52.077">
            <text:p>52.077</text:p>
          </table:table-cell>
          <table:table-cell office:value-type="float" office:value="0.6154">
            <text:p>0.615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D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7">
            <text:p>807</text:p>
          </table:table-cell>
          <table:table-cell office:value-type="time" office:time-value="PT15H16M11S">
            <text:p>15:16:11</text:p>
          </table:table-cell>
          <table:table-cell office:value-type="float" office:value="52.077">
            <text:p>52.077</text:p>
          </table:table-cell>
          <table:table-cell office:value-type="float" office:value="0.6154">
            <text:p>0.615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D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7">
            <text:p>807</text:p>
          </table:table-cell>
          <table:table-cell office:value-type="time" office:time-value="PT15H16M11S">
            <text:p>15:16:11</text:p>
          </table:table-cell>
          <table:table-cell office:value-type="float" office:value="52.077">
            <text:p>52.077</text:p>
          </table:table-cell>
          <table:table-cell office:value-type="float" office:value="0.6154">
            <text:p>0.615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D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7">
            <text:p>807</text:p>
          </table:table-cell>
          <table:table-cell office:value-type="time" office:time-value="PT15H16M11S">
            <text:p>15:16:11</text:p>
          </table:table-cell>
          <table:table-cell office:value-type="float" office:value="52.077">
            <text:p>52.077</text:p>
          </table:table-cell>
          <table:table-cell office:value-type="float" office:value="0.6154">
            <text:p>0.615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4FD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8">
            <text:p>808</text:p>
          </table:table-cell>
          <table:table-cell office:value-type="time" office:time-value="PT15H16M25S">
            <text:p>15:16:25</text:p>
          </table:table-cell>
          <table:table-cell office:value-type="float" office:value="52.077">
            <text:p>52.077</text:p>
          </table:table-cell>
          <table:table-cell office:value-type="float" office:value="0.6184">
            <text:p>0.618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9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8">
            <text:p>808</text:p>
          </table:table-cell>
          <table:table-cell office:value-type="time" office:time-value="PT15H16M25S">
            <text:p>15:16:25</text:p>
          </table:table-cell>
          <table:table-cell office:value-type="float" office:value="52.077">
            <text:p>52.077</text:p>
          </table:table-cell>
          <table:table-cell office:value-type="float" office:value="0.6184">
            <text:p>0.618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97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8">
            <text:p>808</text:p>
          </table:table-cell>
          <table:table-cell office:value-type="time" office:time-value="PT15H16M25S">
            <text:p>15:16:25</text:p>
          </table:table-cell>
          <table:table-cell office:value-type="float" office:value="52.077">
            <text:p>52.077</text:p>
          </table:table-cell>
          <table:table-cell office:value-type="float" office:value="0.6184">
            <text:p>0.6184</text:p>
          </table:table-cell>
          <table:table-cell office:value-type="float" office:value="2471">
            <text:p>247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97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09">
            <text:p>809</text:p>
          </table:table-cell>
          <table:table-cell office:value-type="time" office:time-value="PT15H16M38S">
            <text:p>15:16:38</text:p>
          </table:table-cell>
          <table:table-cell office:value-type="float" office:value="52.0771">
            <text:p>52.0771</text:p>
          </table:table-cell>
          <table:table-cell office:value-type="float" office:value="0.6211">
            <text:p>0.6211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5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09">
            <text:p>809</text:p>
          </table:table-cell>
          <table:table-cell office:value-type="time" office:time-value="PT15H16M38S">
            <text:p>15:16:38</text:p>
          </table:table-cell>
          <table:table-cell office:value-type="float" office:value="52.0771">
            <text:p>52.0771</text:p>
          </table:table-cell>
          <table:table-cell office:value-type="float" office:value="0.6211">
            <text:p>0.6211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5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09">
            <text:p>809</text:p>
          </table:table-cell>
          <table:table-cell office:value-type="time" office:time-value="PT15H16M38S">
            <text:p>15:16:38</text:p>
          </table:table-cell>
          <table:table-cell office:value-type="float" office:value="52.0771">
            <text:p>52.0771</text:p>
          </table:table-cell>
          <table:table-cell office:value-type="float" office:value="0.6211">
            <text:p>0.6211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5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09">
            <text:p>809</text:p>
          </table:table-cell>
          <table:table-cell office:value-type="time" office:time-value="PT15H16M38S">
            <text:p>15:16:38</text:p>
          </table:table-cell>
          <table:table-cell office:value-type="float" office:value="52.0771">
            <text:p>52.0771</text:p>
          </table:table-cell>
          <table:table-cell office:value-type="float" office:value="0.6211">
            <text:p>0.6211</text:p>
          </table:table-cell>
          <table:table-cell office:value-type="float" office:value="2469">
            <text:p>24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35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0">
            <text:p>810</text:p>
          </table:table-cell>
          <table:table-cell office:value-type="time" office:time-value="PT15H16M51S">
            <text:p>15:16:51</text:p>
          </table:table-cell>
          <table:table-cell office:value-type="float" office:value="52.0771">
            <text:p>52.0771</text:p>
          </table:table-cell>
          <table:table-cell office:value-type="float" office:value="0.6238">
            <text:p>0.6238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2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0">
            <text:p>810</text:p>
          </table:table-cell>
          <table:table-cell office:value-type="time" office:time-value="PT15H16M51S">
            <text:p>15:16:51</text:p>
          </table:table-cell>
          <table:table-cell office:value-type="float" office:value="52.0771">
            <text:p>52.0771</text:p>
          </table:table-cell>
          <table:table-cell office:value-type="float" office:value="0.6238">
            <text:p>0.6238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0">
            <text:p>810</text:p>
          </table:table-cell>
          <table:table-cell office:value-type="time" office:time-value="PT15H16M51S">
            <text:p>15:16:51</text:p>
          </table:table-cell>
          <table:table-cell office:value-type="float" office:value="52.0771">
            <text:p>52.0771</text:p>
          </table:table-cell>
          <table:table-cell office:value-type="float" office:value="0.6238">
            <text:p>0.6238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2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0">
            <text:p>810</text:p>
          </table:table-cell>
          <table:table-cell office:value-type="time" office:time-value="PT15H16M51S">
            <text:p>15:16:51</text:p>
          </table:table-cell>
          <table:table-cell office:value-type="float" office:value="52.0771">
            <text:p>52.0771</text:p>
          </table:table-cell>
          <table:table-cell office:value-type="float" office:value="0.6238">
            <text:p>0.6238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2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0">
            <text:p>810</text:p>
          </table:table-cell>
          <table:table-cell office:value-type="time" office:time-value="PT15H16M51S">
            <text:p>15:16:51</text:p>
          </table:table-cell>
          <table:table-cell office:value-type="float" office:value="52.0771">
            <text:p>52.0771</text:p>
          </table:table-cell>
          <table:table-cell office:value-type="float" office:value="0.6238">
            <text:p>0.6238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6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1">
            <text:p>811</text:p>
          </table:table-cell>
          <table:table-cell office:value-type="time" office:time-value="PT15H17M04S">
            <text:p>15:17:04</text:p>
          </table:table-cell>
          <table:table-cell office:value-type="float" office:value="52.0772">
            <text:p>52.0772</text:p>
          </table:table-cell>
          <table:table-cell office:value-type="float" office:value="0.6266">
            <text:p>0.6266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1">
            <text:p>811</text:p>
          </table:table-cell>
          <table:table-cell office:value-type="time" office:time-value="PT15H17M04S">
            <text:p>15:17:04</text:p>
          </table:table-cell>
          <table:table-cell office:value-type="float" office:value="52.0772">
            <text:p>52.0772</text:p>
          </table:table-cell>
          <table:table-cell office:value-type="float" office:value="0.6266">
            <text:p>0.6266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1">
            <text:p>811</text:p>
          </table:table-cell>
          <table:table-cell office:value-type="time" office:time-value="PT15H17M04S">
            <text:p>15:17:04</text:p>
          </table:table-cell>
          <table:table-cell office:value-type="float" office:value="52.0772">
            <text:p>52.0772</text:p>
          </table:table-cell>
          <table:table-cell office:value-type="float" office:value="0.6266">
            <text:p>0.6266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C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1">
            <text:p>811</text:p>
          </table:table-cell>
          <table:table-cell office:value-type="time" office:time-value="PT15H17M04S">
            <text:p>15:17:04</text:p>
          </table:table-cell>
          <table:table-cell office:value-type="float" office:value="52.0772">
            <text:p>52.0772</text:p>
          </table:table-cell>
          <table:table-cell office:value-type="float" office:value="0.6266">
            <text:p>0.6266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D42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2">
            <text:p>812</text:p>
          </table:table-cell>
          <table:table-cell office:value-type="time" office:time-value="PT15H17M18S">
            <text:p>15:17:18</text:p>
          </table:table-cell>
          <table:table-cell office:value-type="float" office:value="52.0772">
            <text:p>52.0772</text:p>
          </table:table-cell>
          <table:table-cell office:value-type="float" office:value="0.6295">
            <text:p>0.6295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2">
            <text:p>812</text:p>
          </table:table-cell>
          <table:table-cell office:value-type="time" office:time-value="PT15H17M18S">
            <text:p>15:17:18</text:p>
          </table:table-cell>
          <table:table-cell office:value-type="float" office:value="52.0772">
            <text:p>52.0772</text:p>
          </table:table-cell>
          <table:table-cell office:value-type="float" office:value="0.6295">
            <text:p>0.6295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3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2">
            <text:p>812</text:p>
          </table:table-cell>
          <table:table-cell office:value-type="time" office:time-value="PT15H17M18S">
            <text:p>15:17:18</text:p>
          </table:table-cell>
          <table:table-cell office:value-type="float" office:value="52.0772">
            <text:p>52.0772</text:p>
          </table:table-cell>
          <table:table-cell office:value-type="float" office:value="0.6295">
            <text:p>0.6295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3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2">
            <text:p>812</text:p>
          </table:table-cell>
          <table:table-cell office:value-type="time" office:time-value="PT15H17M18S">
            <text:p>15:17:18</text:p>
          </table:table-cell>
          <table:table-cell office:value-type="float" office:value="52.0772">
            <text:p>52.0772</text:p>
          </table:table-cell>
          <table:table-cell office:value-type="float" office:value="0.6295">
            <text:p>0.6295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3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3">
            <text:p>813</text:p>
          </table:table-cell>
          <table:table-cell office:value-type="time" office:time-value="PT15H17M31S">
            <text:p>15:17:31</text:p>
          </table:table-cell>
          <table:table-cell office:value-type="float" office:value="52.0773">
            <text:p>52.0773</text:p>
          </table:table-cell>
          <table:table-cell office:value-type="float" office:value="0.6323">
            <text:p>0.6323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8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3">
            <text:p>813</text:p>
          </table:table-cell>
          <table:table-cell office:value-type="time" office:time-value="PT15H17M31S">
            <text:p>15:17:31</text:p>
          </table:table-cell>
          <table:table-cell office:value-type="float" office:value="52.0773">
            <text:p>52.0773</text:p>
          </table:table-cell>
          <table:table-cell office:value-type="float" office:value="0.6323">
            <text:p>0.6323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8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3">
            <text:p>813</text:p>
          </table:table-cell>
          <table:table-cell office:value-type="time" office:time-value="PT15H17M31S">
            <text:p>15:17:31</text:p>
          </table:table-cell>
          <table:table-cell office:value-type="float" office:value="52.0773">
            <text:p>52.0773</text:p>
          </table:table-cell>
          <table:table-cell office:value-type="float" office:value="0.6323">
            <text:p>0.6323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38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4">
            <text:p>814</text:p>
          </table:table-cell>
          <table:table-cell office:value-type="time" office:time-value="PT15H17M44S">
            <text:p>15:17:44</text:p>
          </table:table-cell>
          <table:table-cell office:value-type="float" office:value="52.0773">
            <text:p>52.0773</text:p>
          </table:table-cell>
          <table:table-cell office:value-type="float" office:value="0.635">
            <text:p>0.635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AF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5">
            <text:p>815</text:p>
          </table:table-cell>
          <table:table-cell office:value-type="time" office:time-value="PT15H17M58S">
            <text:p>15:17:58</text:p>
          </table:table-cell>
          <table:table-cell office:value-type="float" office:value="52.0774">
            <text:p>52.0774</text:p>
          </table:table-cell>
          <table:table-cell office:value-type="float" office:value="0.6379">
            <text:p>0.6379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18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6">
            <text:p>816</text:p>
          </table:table-cell>
          <table:table-cell office:value-type="time" office:time-value="PT15H18M11S">
            <text:p>15:18:11</text:p>
          </table:table-cell>
          <table:table-cell office:value-type="float" office:value="52.0774">
            <text:p>52.0774</text:p>
          </table:table-cell>
          <table:table-cell office:value-type="float" office:value="0.6407">
            <text:p>0.6407</text:p>
          </table:table-cell>
          <table:table-cell office:value-type="float" office:value="2441">
            <text:p>24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4C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7">
            <text:p>817</text:p>
          </table:table-cell>
          <table:table-cell office:value-type="time" office:time-value="PT15H18M24S">
            <text:p>15:18:24</text:p>
          </table:table-cell>
          <table:table-cell office:value-type="float" office:value="52.0774">
            <text:p>52.0774</text:p>
          </table:table-cell>
          <table:table-cell office:value-type="float" office:value="0.6434">
            <text:p>0.643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60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7">
            <text:p>817</text:p>
          </table:table-cell>
          <table:table-cell office:value-type="time" office:time-value="PT15H18M24S">
            <text:p>15:18:24</text:p>
          </table:table-cell>
          <table:table-cell office:value-type="float" office:value="52.0774">
            <text:p>52.0774</text:p>
          </table:table-cell>
          <table:table-cell office:value-type="float" office:value="0.6434">
            <text:p>0.643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60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7">
            <text:p>817</text:p>
          </table:table-cell>
          <table:table-cell office:value-type="time" office:time-value="PT15H18M24S">
            <text:p>15:18:24</text:p>
          </table:table-cell>
          <table:table-cell office:value-type="float" office:value="52.0774">
            <text:p>52.0774</text:p>
          </table:table-cell>
          <table:table-cell office:value-type="float" office:value="0.6434">
            <text:p>0.643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60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7">
            <text:p>817</text:p>
          </table:table-cell>
          <table:table-cell office:value-type="time" office:time-value="PT15H18M24S">
            <text:p>15:18:24</text:p>
          </table:table-cell>
          <table:table-cell office:value-type="float" office:value="52.0774">
            <text:p>52.0774</text:p>
          </table:table-cell>
          <table:table-cell office:value-type="float" office:value="0.6434">
            <text:p>0.643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60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7">
            <text:p>817</text:p>
          </table:table-cell>
          <table:table-cell office:value-type="time" office:time-value="PT15H18M24S">
            <text:p>15:18:24</text:p>
          </table:table-cell>
          <table:table-cell office:value-type="float" office:value="52.0774">
            <text:p>52.0774</text:p>
          </table:table-cell>
          <table:table-cell office:value-type="float" office:value="0.6434">
            <text:p>0.643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60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8">
            <text:p>818</text:p>
          </table:table-cell>
          <table:table-cell office:value-type="time" office:time-value="PT15H18M38S">
            <text:p>15:18:38</text:p>
          </table:table-cell>
          <table:table-cell office:value-type="float" office:value="52.0775">
            <text:p>52.0775</text:p>
          </table:table-cell>
          <table:table-cell office:value-type="float" office:value="0.6464">
            <text:p>0.6464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5A5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19">
            <text:p>819</text:p>
          </table:table-cell>
          <table:table-cell office:value-type="time" office:time-value="PT15H18M51S">
            <text:p>15:18:51</text:p>
          </table:table-cell>
          <table:table-cell office:value-type="float" office:value="52.0775">
            <text:p>52.0775</text:p>
          </table:table-cell>
          <table:table-cell office:value-type="float" office:value="0.6491">
            <text:p>0.6491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19">
            <text:p>819</text:p>
          </table:table-cell>
          <table:table-cell office:value-type="time" office:time-value="PT15H18M51S">
            <text:p>15:18:51</text:p>
          </table:table-cell>
          <table:table-cell office:value-type="float" office:value="52.0775">
            <text:p>52.0775</text:p>
          </table:table-cell>
          <table:table-cell office:value-type="float" office:value="0.6491">
            <text:p>0.6491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3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19">
            <text:p>819</text:p>
          </table:table-cell>
          <table:table-cell office:value-type="time" office:time-value="PT15H18M51S">
            <text:p>15:18:51</text:p>
          </table:table-cell>
          <table:table-cell office:value-type="float" office:value="52.0775">
            <text:p>52.0775</text:p>
          </table:table-cell>
          <table:table-cell office:value-type="float" office:value="0.6491">
            <text:p>0.6491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3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19">
            <text:p>819</text:p>
          </table:table-cell>
          <table:table-cell office:value-type="time" office:time-value="PT15H18M51S">
            <text:p>15:18:51</text:p>
          </table:table-cell>
          <table:table-cell office:value-type="float" office:value="52.0775">
            <text:p>52.0775</text:p>
          </table:table-cell>
          <table:table-cell office:value-type="float" office:value="0.6491">
            <text:p>0.6491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3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19">
            <text:p>819</text:p>
          </table:table-cell>
          <table:table-cell office:value-type="time" office:time-value="PT15H18M51S">
            <text:p>15:18:51</text:p>
          </table:table-cell>
          <table:table-cell office:value-type="float" office:value="52.0775">
            <text:p>52.0775</text:p>
          </table:table-cell>
          <table:table-cell office:value-type="float" office:value="0.6491">
            <text:p>0.6491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3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0">
            <text:p>820</text:p>
          </table:table-cell>
          <table:table-cell office:value-type="time" office:time-value="PT15H19M04S">
            <text:p>15:19:04</text:p>
          </table:table-cell>
          <table:table-cell office:value-type="float" office:value="52.0776">
            <text:p>52.0776</text:p>
          </table:table-cell>
          <table:table-cell office:value-type="float" office:value="0.6518">
            <text:p>0.6518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8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0">
            <text:p>820</text:p>
          </table:table-cell>
          <table:table-cell office:value-type="time" office:time-value="PT15H19M04S">
            <text:p>15:19:04</text:p>
          </table:table-cell>
          <table:table-cell office:value-type="float" office:value="52.0776">
            <text:p>52.0776</text:p>
          </table:table-cell>
          <table:table-cell office:value-type="float" office:value="0.6518">
            <text:p>0.6518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8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0">
            <text:p>820</text:p>
          </table:table-cell>
          <table:table-cell office:value-type="time" office:time-value="PT15H19M04S">
            <text:p>15:19:04</text:p>
          </table:table-cell>
          <table:table-cell office:value-type="float" office:value="52.0776">
            <text:p>52.0776</text:p>
          </table:table-cell>
          <table:table-cell office:value-type="float" office:value="0.6518">
            <text:p>0.6518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8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0">
            <text:p>820</text:p>
          </table:table-cell>
          <table:table-cell office:value-type="time" office:time-value="PT15H19M04S">
            <text:p>15:19:04</text:p>
          </table:table-cell>
          <table:table-cell office:value-type="float" office:value="52.0776">
            <text:p>52.0776</text:p>
          </table:table-cell>
          <table:table-cell office:value-type="float" office:value="0.6518">
            <text:p>0.6518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8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0">
            <text:p>820</text:p>
          </table:table-cell>
          <table:table-cell office:value-type="time" office:time-value="PT15H19M04S">
            <text:p>15:19:04</text:p>
          </table:table-cell>
          <table:table-cell office:value-type="float" office:value="52.0776">
            <text:p>52.0776</text:p>
          </table:table-cell>
          <table:table-cell office:value-type="float" office:value="0.6518">
            <text:p>0.6518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B8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1">
            <text:p>821</text:p>
          </table:table-cell>
          <table:table-cell office:value-type="time" office:time-value="PT15H19M17S">
            <text:p>15:19:17</text:p>
          </table:table-cell>
          <table:table-cell office:value-type="float" office:value="52.0776">
            <text:p>52.0776</text:p>
          </table:table-cell>
          <table:table-cell office:value-type="float" office:value="0.6545">
            <text:p>0.6545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7B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1">
            <text:p>821</text:p>
          </table:table-cell>
          <table:table-cell office:value-type="time" office:time-value="PT15H19M17S">
            <text:p>15:19:17</text:p>
          </table:table-cell>
          <table:table-cell office:value-type="float" office:value="52.0776">
            <text:p>52.0776</text:p>
          </table:table-cell>
          <table:table-cell office:value-type="float" office:value="0.6545">
            <text:p>0.6545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7B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1">
            <text:p>821</text:p>
          </table:table-cell>
          <table:table-cell office:value-type="time" office:time-value="PT15H19M17S">
            <text:p>15:19:17</text:p>
          </table:table-cell>
          <table:table-cell office:value-type="float" office:value="52.0776">
            <text:p>52.0776</text:p>
          </table:table-cell>
          <table:table-cell office:value-type="float" office:value="0.6545">
            <text:p>0.6545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7B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1">
            <text:p>821</text:p>
          </table:table-cell>
          <table:table-cell office:value-type="time" office:time-value="PT15H19M17S">
            <text:p>15:19:17</text:p>
          </table:table-cell>
          <table:table-cell office:value-type="float" office:value="52.0776">
            <text:p>52.0776</text:p>
          </table:table-cell>
          <table:table-cell office:value-type="float" office:value="0.6545">
            <text:p>0.6545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7B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1">
            <text:p>821</text:p>
          </table:table-cell>
          <table:table-cell office:value-type="time" office:time-value="PT15H19M17S">
            <text:p>15:19:17</text:p>
          </table:table-cell>
          <table:table-cell office:value-type="float" office:value="52.0776">
            <text:p>52.0776</text:p>
          </table:table-cell>
          <table:table-cell office:value-type="float" office:value="0.6545">
            <text:p>0.6545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7B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2">
            <text:p>822</text:p>
          </table:table-cell>
          <table:table-cell office:value-type="time" office:time-value="PT15H19M31S">
            <text:p>15:19:31</text:p>
          </table:table-cell>
          <table:table-cell office:value-type="float" office:value="52.0776">
            <text:p>52.0776</text:p>
          </table:table-cell>
          <table:table-cell office:value-type="float" office:value="0.6575">
            <text:p>0.657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A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2">
            <text:p>822</text:p>
          </table:table-cell>
          <table:table-cell office:value-type="time" office:time-value="PT15H19M31S">
            <text:p>15:19:31</text:p>
          </table:table-cell>
          <table:table-cell office:value-type="float" office:value="52.0776">
            <text:p>52.0776</text:p>
          </table:table-cell>
          <table:table-cell office:value-type="float" office:value="0.6575">
            <text:p>0.657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A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2">
            <text:p>822</text:p>
          </table:table-cell>
          <table:table-cell office:value-type="time" office:time-value="PT15H19M31S">
            <text:p>15:19:31</text:p>
          </table:table-cell>
          <table:table-cell office:value-type="float" office:value="52.0776">
            <text:p>52.0776</text:p>
          </table:table-cell>
          <table:table-cell office:value-type="float" office:value="0.6575">
            <text:p>0.657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AE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2">
            <text:p>822</text:p>
          </table:table-cell>
          <table:table-cell office:value-type="time" office:time-value="PT15H19M31S">
            <text:p>15:19:31</text:p>
          </table:table-cell>
          <table:table-cell office:value-type="float" office:value="52.0776">
            <text:p>52.0776</text:p>
          </table:table-cell>
          <table:table-cell office:value-type="float" office:value="0.6575">
            <text:p>0.657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1A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3">
            <text:p>823</text:p>
          </table:table-cell>
          <table:table-cell office:value-type="time" office:time-value="PT15H19M44S">
            <text:p>15:19:44</text:p>
          </table:table-cell>
          <table:table-cell office:value-type="float" office:value="52.0776">
            <text:p>52.0776</text:p>
          </table:table-cell>
          <table:table-cell office:value-type="float" office:value="0.6602">
            <text:p>0.6602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5D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3">
            <text:p>823</text:p>
          </table:table-cell>
          <table:table-cell office:value-type="time" office:time-value="PT15H19M44S">
            <text:p>15:19:44</text:p>
          </table:table-cell>
          <table:table-cell office:value-type="float" office:value="52.0776">
            <text:p>52.0776</text:p>
          </table:table-cell>
          <table:table-cell office:value-type="float" office:value="0.6602">
            <text:p>0.6602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5D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3">
            <text:p>823</text:p>
          </table:table-cell>
          <table:table-cell office:value-type="time" office:time-value="PT15H19M44S">
            <text:p>15:19:44</text:p>
          </table:table-cell>
          <table:table-cell office:value-type="float" office:value="52.0776">
            <text:p>52.0776</text:p>
          </table:table-cell>
          <table:table-cell office:value-type="float" office:value="0.6602">
            <text:p>0.6602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5D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3">
            <text:p>823</text:p>
          </table:table-cell>
          <table:table-cell office:value-type="time" office:time-value="PT15H19M44S">
            <text:p>15:19:44</text:p>
          </table:table-cell>
          <table:table-cell office:value-type="float" office:value="52.0776">
            <text:p>52.0776</text:p>
          </table:table-cell>
          <table:table-cell office:value-type="float" office:value="0.6602">
            <text:p>0.6602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5D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4">
            <text:p>824</text:p>
          </table:table-cell>
          <table:table-cell office:value-type="time" office:time-value="PT15H19M57S">
            <text:p>15:19:57</text:p>
          </table:table-cell>
          <table:table-cell office:value-type="float" office:value="52.0777">
            <text:p>52.0777</text:p>
          </table:table-cell>
          <table:table-cell office:value-type="float" office:value="0.6629">
            <text:p>0.6629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923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5">
            <text:p>825</text:p>
          </table:table-cell>
          <table:table-cell office:value-type="time" office:time-value="PT15H20M11S">
            <text:p>15:20:11</text:p>
          </table:table-cell>
          <table:table-cell office:value-type="float" office:value="52.0777">
            <text:p>52.0777</text:p>
          </table:table-cell>
          <table:table-cell office:value-type="float" office:value="0.6658">
            <text:p>0.6658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F7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6">
            <text:p>826</text:p>
          </table:table-cell>
          <table:table-cell office:value-type="time" office:time-value="PT15H20M24S">
            <text:p>15:20:24</text:p>
          </table:table-cell>
          <table:table-cell office:value-type="float" office:value="52.0777">
            <text:p>52.0777</text:p>
          </table:table-cell>
          <table:table-cell office:value-type="float" office:value="0.6685">
            <text:p>0.6685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97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7">
            <text:p>827</text:p>
          </table:table-cell>
          <table:table-cell office:value-type="time" office:time-value="PT15H20M37S">
            <text:p>15:20:37</text:p>
          </table:table-cell>
          <table:table-cell office:value-type="float" office:value="52.0777">
            <text:p>52.0777</text:p>
          </table:table-cell>
          <table:table-cell office:value-type="float" office:value="0.6712">
            <text:p>0.6712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3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8">
            <text:p>828</text:p>
          </table:table-cell>
          <table:table-cell office:value-type="time" office:time-value="PT15H20M50S">
            <text:p>15:20:50</text:p>
          </table:table-cell>
          <table:table-cell office:value-type="float" office:value="52.0778">
            <text:p>52.0778</text:p>
          </table:table-cell>
          <table:table-cell office:value-type="float" office:value="0.6739">
            <text:p>0.673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9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29">
            <text:p>829</text:p>
          </table:table-cell>
          <table:table-cell office:value-type="time" office:time-value="PT15H21M04S">
            <text:p>15:21:04</text:p>
          </table:table-cell>
          <table:table-cell office:value-type="float" office:value="52.0778">
            <text:p>52.0778</text:p>
          </table:table-cell>
          <table:table-cell office:value-type="float" office:value="0.6768">
            <text:p>0.676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C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0">
            <text:p>830</text:p>
          </table:table-cell>
          <table:table-cell office:value-type="time" office:time-value="PT15H21M17S">
            <text:p>15:21:17</text:p>
          </table:table-cell>
          <table:table-cell office:value-type="float" office:value="52.0778">
            <text:p>52.0778</text:p>
          </table:table-cell>
          <table:table-cell office:value-type="float" office:value="0.6795">
            <text:p>0.6795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3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0">
            <text:p>830</text:p>
          </table:table-cell>
          <table:table-cell office:value-type="time" office:time-value="PT15H21M17S">
            <text:p>15:21:17</text:p>
          </table:table-cell>
          <table:table-cell office:value-type="float" office:value="52.0778">
            <text:p>52.0778</text:p>
          </table:table-cell>
          <table:table-cell office:value-type="float" office:value="0.6795">
            <text:p>0.6795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3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0">
            <text:p>830</text:p>
          </table:table-cell>
          <table:table-cell office:value-type="time" office:time-value="PT15H21M17S">
            <text:p>15:21:17</text:p>
          </table:table-cell>
          <table:table-cell office:value-type="float" office:value="52.0778">
            <text:p>52.0778</text:p>
          </table:table-cell>
          <table:table-cell office:value-type="float" office:value="0.6795">
            <text:p>0.6795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36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0">
            <text:p>830</text:p>
          </table:table-cell>
          <table:table-cell office:value-type="time" office:time-value="PT15H21M17S">
            <text:p>15:21:17</text:p>
          </table:table-cell>
          <table:table-cell office:value-type="float" office:value="52.0778">
            <text:p>52.0778</text:p>
          </table:table-cell>
          <table:table-cell office:value-type="float" office:value="0.6795">
            <text:p>0.6795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3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0">
            <text:p>830</text:p>
          </table:table-cell>
          <table:table-cell office:value-type="time" office:time-value="PT15H21M17S">
            <text:p>15:21:17</text:p>
          </table:table-cell>
          <table:table-cell office:value-type="float" office:value="52.0778">
            <text:p>52.0778</text:p>
          </table:table-cell>
          <table:table-cell office:value-type="float" office:value="0.6795">
            <text:p>0.6795</text:p>
          </table:table-cell>
          <table:table-cell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3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1">
            <text:p>831</text:p>
          </table:table-cell>
          <table:table-cell office:value-type="time" office:time-value="PT15H21M30S">
            <text:p>15:21:30</text:p>
          </table:table-cell>
          <table:table-cell office:value-type="float" office:value="52.0778">
            <text:p>52.0778</text:p>
          </table:table-cell>
          <table:table-cell office:value-type="float" office:value="0.6822">
            <text:p>0.6822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7B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2">
            <text:p>832</text:p>
          </table:table-cell>
          <table:table-cell office:value-type="time" office:time-value="PT15H21M44S">
            <text:p>15:21:44</text:p>
          </table:table-cell>
          <table:table-cell office:value-type="float" office:value="52.0778">
            <text:p>52.0778</text:p>
          </table:table-cell>
          <table:table-cell office:value-type="float" office:value="0.6851">
            <text:p>0.685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2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2">
            <text:p>832</text:p>
          </table:table-cell>
          <table:table-cell office:value-type="time" office:time-value="PT15H21M44S">
            <text:p>15:21:44</text:p>
          </table:table-cell>
          <table:table-cell office:value-type="float" office:value="52.0778">
            <text:p>52.0778</text:p>
          </table:table-cell>
          <table:table-cell office:value-type="float" office:value="0.6851">
            <text:p>0.685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2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2">
            <text:p>832</text:p>
          </table:table-cell>
          <table:table-cell office:value-type="time" office:time-value="PT15H21M44S">
            <text:p>15:21:44</text:p>
          </table:table-cell>
          <table:table-cell office:value-type="float" office:value="52.0778">
            <text:p>52.0778</text:p>
          </table:table-cell>
          <table:table-cell office:value-type="float" office:value="0.6851">
            <text:p>0.685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2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2">
            <text:p>832</text:p>
          </table:table-cell>
          <table:table-cell office:value-type="time" office:time-value="PT15H21M44S">
            <text:p>15:21:44</text:p>
          </table:table-cell>
          <table:table-cell office:value-type="float" office:value="52.0778">
            <text:p>52.0778</text:p>
          </table:table-cell>
          <table:table-cell office:value-type="float" office:value="0.6851">
            <text:p>0.685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2D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2">
            <text:p>832</text:p>
          </table:table-cell>
          <table:table-cell office:value-type="time" office:time-value="PT15H21M44S">
            <text:p>15:21:44</text:p>
          </table:table-cell>
          <table:table-cell office:value-type="float" office:value="52.0778">
            <text:p>52.0778</text:p>
          </table:table-cell>
          <table:table-cell office:value-type="float" office:value="0.6851">
            <text:p>0.6851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2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3">
            <text:p>833</text:p>
          </table:table-cell>
          <table:table-cell office:value-type="time" office:time-value="PT15H21M57S">
            <text:p>15:21:57</text:p>
          </table:table-cell>
          <table:table-cell office:value-type="float" office:value="52.0779">
            <text:p>52.0779</text:p>
          </table:table-cell>
          <table:table-cell office:value-type="float" office:value="0.6878">
            <text:p>0.6878</text:p>
          </table:table-cell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70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4">
            <text:p>834</text:p>
          </table:table-cell>
          <table:table-cell office:value-type="time" office:time-value="PT15H22M10S">
            <text:p>15:22:10</text:p>
          </table:table-cell>
          <table:table-cell office:value-type="float" office:value="52.0779">
            <text:p>52.0779</text:p>
          </table:table-cell>
          <table:table-cell office:value-type="float" office:value="0.6905">
            <text:p>0.690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4">
            <text:p>834</text:p>
          </table:table-cell>
          <table:table-cell office:value-type="time" office:time-value="PT15H22M10S">
            <text:p>15:22:10</text:p>
          </table:table-cell>
          <table:table-cell office:value-type="float" office:value="52.0779">
            <text:p>52.0779</text:p>
          </table:table-cell>
          <table:table-cell office:value-type="float" office:value="0.6905">
            <text:p>0.690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F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4">
            <text:p>834</text:p>
          </table:table-cell>
          <table:table-cell office:value-type="time" office:time-value="PT15H22M10S">
            <text:p>15:22:10</text:p>
          </table:table-cell>
          <table:table-cell office:value-type="float" office:value="52.0779">
            <text:p>52.0779</text:p>
          </table:table-cell>
          <table:table-cell office:value-type="float" office:value="0.6905">
            <text:p>0.690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F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4">
            <text:p>834</text:p>
          </table:table-cell>
          <table:table-cell office:value-type="time" office:time-value="PT15H22M10S">
            <text:p>15:22:10</text:p>
          </table:table-cell>
          <table:table-cell office:value-type="float" office:value="52.0779">
            <text:p>52.0779</text:p>
          </table:table-cell>
          <table:table-cell office:value-type="float" office:value="0.6905">
            <text:p>0.6905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DF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5">
            <text:p>835</text:p>
          </table:table-cell>
          <table:table-cell office:value-type="time" office:time-value="PT15H22M23S">
            <text:p>15:22:23</text:p>
          </table:table-cell>
          <table:table-cell office:value-type="float" office:value="52.0779">
            <text:p>52.0779</text:p>
          </table:table-cell>
          <table:table-cell office:value-type="float" office:value="0.6932">
            <text:p>0.693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02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6">
            <text:p>836</text:p>
          </table:table-cell>
          <table:table-cell office:value-type="time" office:time-value="PT15H22M37S">
            <text:p>15:22:37</text:p>
          </table:table-cell>
          <table:table-cell office:value-type="float" office:value="52.078">
            <text:p>52.078</text:p>
          </table:table-cell>
          <table:table-cell office:value-type="float" office:value="0.6961">
            <text:p>0.6961</text:p>
          </table:table-cell>
          <table:table-cell office:value-type="float" office:value="2342">
            <text:p>23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E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7">
            <text:p>837</text:p>
          </table:table-cell>
          <table:table-cell office:value-type="time" office:time-value="PT15H22M50S">
            <text:p>15:22:50</text:p>
          </table:table-cell>
          <table:table-cell office:value-type="float" office:value="52.078">
            <text:p>52.078</text:p>
          </table:table-cell>
          <table:table-cell office:value-type="float" office:value="0.6988">
            <text:p>0.6988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44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7">
            <text:p>837</text:p>
          </table:table-cell>
          <table:table-cell office:value-type="time" office:time-value="PT15H22M50S">
            <text:p>15:22:50</text:p>
          </table:table-cell>
          <table:table-cell office:value-type="float" office:value="52.078">
            <text:p>52.078</text:p>
          </table:table-cell>
          <table:table-cell office:value-type="float" office:value="0.6988">
            <text:p>0.6988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44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7">
            <text:p>837</text:p>
          </table:table-cell>
          <table:table-cell office:value-type="time" office:time-value="PT15H22M50S">
            <text:p>15:22:50</text:p>
          </table:table-cell>
          <table:table-cell office:value-type="float" office:value="52.078">
            <text:p>52.078</text:p>
          </table:table-cell>
          <table:table-cell office:value-type="float" office:value="0.6988">
            <text:p>0.6988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44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7">
            <text:p>837</text:p>
          </table:table-cell>
          <table:table-cell office:value-type="time" office:time-value="PT15H22M50S">
            <text:p>15:22:50</text:p>
          </table:table-cell>
          <table:table-cell office:value-type="float" office:value="52.078">
            <text:p>52.078</text:p>
          </table:table-cell>
          <table:table-cell office:value-type="float" office:value="0.6988">
            <text:p>0.6988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44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7">
            <text:p>837</text:p>
          </table:table-cell>
          <table:table-cell office:value-type="time" office:time-value="PT15H22M50S">
            <text:p>15:22:50</text:p>
          </table:table-cell>
          <table:table-cell office:value-type="float" office:value="52.078">
            <text:p>52.078</text:p>
          </table:table-cell>
          <table:table-cell office:value-type="float" office:value="0.6988">
            <text:p>0.6988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44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8">
            <text:p>838</text:p>
          </table:table-cell>
          <table:table-cell office:value-type="time" office:time-value="PT15H23M03S">
            <text:p>15:23:03</text:p>
          </table:table-cell>
          <table:table-cell office:value-type="float" office:value="52.078">
            <text:p>52.078</text:p>
          </table:table-cell>
          <table:table-cell office:value-type="float" office:value="0.7015">
            <text:p>0.7015</text:p>
          </table:table-cell>
          <table:table-cell office:value-type="float" office:value="2331">
            <text:p>23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2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39">
            <text:p>839</text:p>
          </table:table-cell>
          <table:table-cell office:value-type="time" office:time-value="PT15H23M17S">
            <text:p>15:23:17</text:p>
          </table:table-cell>
          <table:table-cell office:value-type="float" office:value="52.0781">
            <text:p>52.0781</text:p>
          </table:table-cell>
          <table:table-cell office:value-type="float" office:value="0.7043">
            <text:p>0.7043</text:p>
          </table:table-cell>
          <table:table-cell office:value-type="float" office:value="2326">
            <text:p>2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A0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40">
            <text:p>840</text:p>
          </table:table-cell>
          <table:table-cell office:value-type="time" office:time-value="PT15H23M30S">
            <text:p>15:23:30</text:p>
          </table:table-cell>
          <table:table-cell office:value-type="float" office:value="52.0781">
            <text:p>52.0781</text:p>
          </table:table-cell>
          <table:table-cell office:value-type="float" office:value="0.707">
            <text:p>0.707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B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1">
            <text:p>841</text:p>
          </table:table-cell>
          <table:table-cell office:value-type="time" office:time-value="PT15H23M43S">
            <text:p>15:23:43</text:p>
          </table:table-cell>
          <table:table-cell office:value-type="float" office:value="52.0781">
            <text:p>52.0781</text:p>
          </table:table-cell>
          <table:table-cell office:value-type="float" office:value="0.7097">
            <text:p>0.7097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D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1">
            <text:p>841</text:p>
          </table:table-cell>
          <table:table-cell office:value-type="time" office:time-value="PT15H23M43S">
            <text:p>15:23:43</text:p>
          </table:table-cell>
          <table:table-cell office:value-type="float" office:value="52.0781">
            <text:p>52.0781</text:p>
          </table:table-cell>
          <table:table-cell office:value-type="float" office:value="0.7097">
            <text:p>0.7097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D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1">
            <text:p>841</text:p>
          </table:table-cell>
          <table:table-cell office:value-type="time" office:time-value="PT15H23M43S">
            <text:p>15:23:43</text:p>
          </table:table-cell>
          <table:table-cell office:value-type="float" office:value="52.0781">
            <text:p>52.0781</text:p>
          </table:table-cell>
          <table:table-cell office:value-type="float" office:value="0.7097">
            <text:p>0.7097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D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1">
            <text:p>841</text:p>
          </table:table-cell>
          <table:table-cell office:value-type="time" office:time-value="PT15H23M43S">
            <text:p>15:23:43</text:p>
          </table:table-cell>
          <table:table-cell office:value-type="float" office:value="52.0781">
            <text:p>52.0781</text:p>
          </table:table-cell>
          <table:table-cell office:value-type="float" office:value="0.7097">
            <text:p>0.7097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DE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1">
            <text:p>841</text:p>
          </table:table-cell>
          <table:table-cell office:value-type="time" office:time-value="PT15H23M43S">
            <text:p>15:23:43</text:p>
          </table:table-cell>
          <table:table-cell office:value-type="float" office:value="52.0781">
            <text:p>52.0781</text:p>
          </table:table-cell>
          <table:table-cell office:value-type="float" office:value="0.7097">
            <text:p>0.7097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D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2">
            <text:p>842</text:p>
          </table:table-cell>
          <table:table-cell office:value-type="time" office:time-value="PT15H23M56S">
            <text:p>15:23:56</text:p>
          </table:table-cell>
          <table:table-cell office:value-type="float" office:value="52.0781">
            <text:p>52.0781</text:p>
          </table:table-cell>
          <table:table-cell office:value-type="float" office:value="0.7123">
            <text:p>0.7123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3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2">
            <text:p>842</text:p>
          </table:table-cell>
          <table:table-cell office:value-type="time" office:time-value="PT15H23M56S">
            <text:p>15:23:56</text:p>
          </table:table-cell>
          <table:table-cell office:value-type="float" office:value="52.0781">
            <text:p>52.0781</text:p>
          </table:table-cell>
          <table:table-cell office:value-type="float" office:value="0.7123">
            <text:p>0.7123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3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2">
            <text:p>842</text:p>
          </table:table-cell>
          <table:table-cell office:value-type="time" office:time-value="PT15H23M56S">
            <text:p>15:23:56</text:p>
          </table:table-cell>
          <table:table-cell office:value-type="float" office:value="52.0781">
            <text:p>52.0781</text:p>
          </table:table-cell>
          <table:table-cell office:value-type="float" office:value="0.7123">
            <text:p>0.7123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3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2">
            <text:p>842</text:p>
          </table:table-cell>
          <table:table-cell office:value-type="time" office:time-value="PT15H23M56S">
            <text:p>15:23:56</text:p>
          </table:table-cell>
          <table:table-cell office:value-type="float" office:value="52.0781">
            <text:p>52.0781</text:p>
          </table:table-cell>
          <table:table-cell office:value-type="float" office:value="0.7123">
            <text:p>0.7123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3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2">
            <text:p>842</text:p>
          </table:table-cell>
          <table:table-cell office:value-type="time" office:time-value="PT15H23M56S">
            <text:p>15:23:56</text:p>
          </table:table-cell>
          <table:table-cell office:value-type="float" office:value="52.0781">
            <text:p>52.0781</text:p>
          </table:table-cell>
          <table:table-cell office:value-type="float" office:value="0.7123">
            <text:p>0.7123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3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3">
            <text:p>843</text:p>
          </table:table-cell>
          <table:table-cell office:value-type="time" office:time-value="PT15H24M10S">
            <text:p>15:24:10</text:p>
          </table:table-cell>
          <table:table-cell office:value-type="float" office:value="52.0781">
            <text:p>52.0781</text:p>
          </table:table-cell>
          <table:table-cell office:value-type="float" office:value="0.7152">
            <text:p>0.7152</text:p>
          </table:table-cell>
          <table:table-cell office:value-type="float" office:value="2299">
            <text:p>2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C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3">
            <text:p>843</text:p>
          </table:table-cell>
          <table:table-cell office:value-type="time" office:time-value="PT15H24M10S">
            <text:p>15:24:10</text:p>
          </table:table-cell>
          <table:table-cell office:value-type="float" office:value="52.0781">
            <text:p>52.0781</text:p>
          </table:table-cell>
          <table:table-cell office:value-type="float" office:value="0.7152">
            <text:p>0.7152</text:p>
          </table:table-cell>
          <table:table-cell office:value-type="float" office:value="2299">
            <text:p>2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3">
            <text:p>843</text:p>
          </table:table-cell>
          <table:table-cell office:value-type="time" office:time-value="PT15H24M10S">
            <text:p>15:24:10</text:p>
          </table:table-cell>
          <table:table-cell office:value-type="float" office:value="52.0781">
            <text:p>52.0781</text:p>
          </table:table-cell>
          <table:table-cell office:value-type="float" office:value="0.7152">
            <text:p>0.7152</text:p>
          </table:table-cell>
          <table:table-cell office:value-type="float" office:value="2299">
            <text:p>2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3">
            <text:p>843</text:p>
          </table:table-cell>
          <table:table-cell office:value-type="time" office:time-value="PT15H24M10S">
            <text:p>15:24:10</text:p>
          </table:table-cell>
          <table:table-cell office:value-type="float" office:value="52.0781">
            <text:p>52.0781</text:p>
          </table:table-cell>
          <table:table-cell office:value-type="float" office:value="0.7152">
            <text:p>0.7152</text:p>
          </table:table-cell>
          <table:table-cell office:value-type="float" office:value="2299">
            <text:p>2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C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3">
            <text:p>843</text:p>
          </table:table-cell>
          <table:table-cell office:value-type="time" office:time-value="PT15H24M10S">
            <text:p>15:24:10</text:p>
          </table:table-cell>
          <table:table-cell office:value-type="float" office:value="52.0781">
            <text:p>52.0781</text:p>
          </table:table-cell>
          <table:table-cell office:value-type="float" office:value="0.7152">
            <text:p>0.7152</text:p>
          </table:table-cell>
          <table:table-cell office:value-type="float" office:value="2299">
            <text:p>229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F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4">
            <text:p>844</text:p>
          </table:table-cell>
          <table:table-cell office:value-type="time" office:time-value="PT15H24M23S">
            <text:p>15:24:23</text:p>
          </table:table-cell>
          <table:table-cell office:value-type="float" office:value="52.0781">
            <text:p>52.0781</text:p>
          </table:table-cell>
          <table:table-cell office:value-type="float" office:value="0.7178">
            <text:p>0.7178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1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4">
            <text:p>844</text:p>
          </table:table-cell>
          <table:table-cell office:value-type="time" office:time-value="PT15H24M23S">
            <text:p>15:24:23</text:p>
          </table:table-cell>
          <table:table-cell office:value-type="float" office:value="52.0781">
            <text:p>52.0781</text:p>
          </table:table-cell>
          <table:table-cell office:value-type="float" office:value="0.7178">
            <text:p>0.7178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1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4">
            <text:p>844</text:p>
          </table:table-cell>
          <table:table-cell office:value-type="time" office:time-value="PT15H24M23S">
            <text:p>15:24:23</text:p>
          </table:table-cell>
          <table:table-cell office:value-type="float" office:value="52.0781">
            <text:p>52.0781</text:p>
          </table:table-cell>
          <table:table-cell office:value-type="float" office:value="0.7178">
            <text:p>0.7178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1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4">
            <text:p>844</text:p>
          </table:table-cell>
          <table:table-cell office:value-type="time" office:time-value="PT15H24M23S">
            <text:p>15:24:23</text:p>
          </table:table-cell>
          <table:table-cell office:value-type="float" office:value="52.0781">
            <text:p>52.0781</text:p>
          </table:table-cell>
          <table:table-cell office:value-type="float" office:value="0.7178">
            <text:p>0.7178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14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4">
            <text:p>844</text:p>
          </table:table-cell>
          <table:table-cell office:value-type="time" office:time-value="PT15H24M23S">
            <text:p>15:24:23</text:p>
          </table:table-cell>
          <table:table-cell office:value-type="float" office:value="52.0781">
            <text:p>52.0781</text:p>
          </table:table-cell>
          <table:table-cell office:value-type="float" office:value="0.7178">
            <text:p>0.7178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1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5">
            <text:p>845</text:p>
          </table:table-cell>
          <table:table-cell office:value-type="time" office:time-value="PT15H24M36S">
            <text:p>15:24:36</text:p>
          </table:table-cell>
          <table:table-cell office:value-type="float" office:value="52.078">
            <text:p>52.078</text:p>
          </table:table-cell>
          <table:table-cell office:value-type="float" office:value="0.7205">
            <text:p>0.7205</text:p>
          </table:table-cell>
          <table:table-cell office:value-type="float" office:value="2285">
            <text:p>22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3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5">
            <text:p>845</text:p>
          </table:table-cell>
          <table:table-cell office:value-type="time" office:time-value="PT15H24M36S">
            <text:p>15:24:36</text:p>
          </table:table-cell>
          <table:table-cell office:value-type="float" office:value="52.078">
            <text:p>52.078</text:p>
          </table:table-cell>
          <table:table-cell office:value-type="float" office:value="0.7205">
            <text:p>0.7205</text:p>
          </table:table-cell>
          <table:table-cell office:value-type="float" office:value="2285">
            <text:p>22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3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5">
            <text:p>845</text:p>
          </table:table-cell>
          <table:table-cell office:value-type="time" office:time-value="PT15H24M36S">
            <text:p>15:24:36</text:p>
          </table:table-cell>
          <table:table-cell office:value-type="float" office:value="52.078">
            <text:p>52.078</text:p>
          </table:table-cell>
          <table:table-cell office:value-type="float" office:value="0.7205">
            <text:p>0.7205</text:p>
          </table:table-cell>
          <table:table-cell office:value-type="float" office:value="2285">
            <text:p>22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3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5">
            <text:p>845</text:p>
          </table:table-cell>
          <table:table-cell office:value-type="time" office:time-value="PT15H24M36S">
            <text:p>15:24:36</text:p>
          </table:table-cell>
          <table:table-cell office:value-type="float" office:value="52.078">
            <text:p>52.078</text:p>
          </table:table-cell>
          <table:table-cell office:value-type="float" office:value="0.7205">
            <text:p>0.7205</text:p>
          </table:table-cell>
          <table:table-cell office:value-type="float" office:value="2285">
            <text:p>22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3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45">
            <text:p>845</text:p>
          </table:table-cell>
          <table:table-cell office:value-type="time" office:time-value="PT15H24M36S">
            <text:p>15:24:36</text:p>
          </table:table-cell>
          <table:table-cell office:value-type="float" office:value="52.078">
            <text:p>52.078</text:p>
          </table:table-cell>
          <table:table-cell office:value-type="float" office:value="0.7205">
            <text:p>0.7205</text:p>
          </table:table-cell>
          <table:table-cell office:value-type="float" office:value="2285">
            <text:p>22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3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6">
            <text:p>846</text:p>
          </table:table-cell>
          <table:table-cell office:value-type="time" office:time-value="PT15H24M50S">
            <text:p>15:24:50</text:p>
          </table:table-cell>
          <table:table-cell office:value-type="float" office:value="52.078">
            <text:p>52.078</text:p>
          </table:table-cell>
          <table:table-cell office:value-type="float" office:value="0.7233">
            <text:p>0.7233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8F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6">
            <text:p>846</text:p>
          </table:table-cell>
          <table:table-cell office:value-type="time" office:time-value="PT15H24M50S">
            <text:p>15:24:50</text:p>
          </table:table-cell>
          <table:table-cell office:value-type="float" office:value="52.078">
            <text:p>52.078</text:p>
          </table:table-cell>
          <table:table-cell office:value-type="float" office:value="0.7233">
            <text:p>0.7233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8F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6">
            <text:p>846</text:p>
          </table:table-cell>
          <table:table-cell office:value-type="time" office:time-value="PT15H24M50S">
            <text:p>15:24:50</text:p>
          </table:table-cell>
          <table:table-cell office:value-type="float" office:value="52.078">
            <text:p>52.078</text:p>
          </table:table-cell>
          <table:table-cell office:value-type="float" office:value="0.7233">
            <text:p>0.7233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8F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6">
            <text:p>846</text:p>
          </table:table-cell>
          <table:table-cell office:value-type="time" office:time-value="PT15H24M50S">
            <text:p>15:24:50</text:p>
          </table:table-cell>
          <table:table-cell office:value-type="float" office:value="52.078">
            <text:p>52.078</text:p>
          </table:table-cell>
          <table:table-cell office:value-type="float" office:value="0.7233">
            <text:p>0.7233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8F0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6">
            <text:p>846</text:p>
          </table:table-cell>
          <table:table-cell office:value-type="time" office:time-value="PT15H24M50S">
            <text:p>15:24:50</text:p>
          </table:table-cell>
          <table:table-cell office:value-type="float" office:value="52.078">
            <text:p>52.078</text:p>
          </table:table-cell>
          <table:table-cell office:value-type="float" office:value="0.7233">
            <text:p>0.7233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8F0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7">
            <text:p>847</text:p>
          </table:table-cell>
          <table:table-cell office:value-type="time" office:time-value="PT15H25M03S">
            <text:p>15:25:03</text:p>
          </table:table-cell>
          <table:table-cell office:value-type="float" office:value="52.078">
            <text:p>52.078</text:p>
          </table:table-cell>
          <table:table-cell office:value-type="float" office:value="0.7259">
            <text:p>0.725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7">
            <text:p>847</text:p>
          </table:table-cell>
          <table:table-cell office:value-type="time" office:time-value="PT15H25M03S">
            <text:p>15:25:03</text:p>
          </table:table-cell>
          <table:table-cell office:value-type="float" office:value="52.078">
            <text:p>52.078</text:p>
          </table:table-cell>
          <table:table-cell office:value-type="float" office:value="0.7259">
            <text:p>0.725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3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7">
            <text:p>847</text:p>
          </table:table-cell>
          <table:table-cell office:value-type="time" office:time-value="PT15H25M03S">
            <text:p>15:25:03</text:p>
          </table:table-cell>
          <table:table-cell office:value-type="float" office:value="52.078">
            <text:p>52.078</text:p>
          </table:table-cell>
          <table:table-cell office:value-type="float" office:value="0.7259">
            <text:p>0.725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3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7">
            <text:p>847</text:p>
          </table:table-cell>
          <table:table-cell office:value-type="time" office:time-value="PT15H25M03S">
            <text:p>15:25:03</text:p>
          </table:table-cell>
          <table:table-cell office:value-type="float" office:value="52.078">
            <text:p>52.078</text:p>
          </table:table-cell>
          <table:table-cell office:value-type="float" office:value="0.7259">
            <text:p>0.725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3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7">
            <text:p>847</text:p>
          </table:table-cell>
          <table:table-cell office:value-type="time" office:time-value="PT15H25M03S">
            <text:p>15:25:03</text:p>
          </table:table-cell>
          <table:table-cell office:value-type="float" office:value="52.078">
            <text:p>52.078</text:p>
          </table:table-cell>
          <table:table-cell office:value-type="float" office:value="0.7259">
            <text:p>0.725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3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8">
            <text:p>848</text:p>
          </table:table-cell>
          <table:table-cell office:value-type="time" office:time-value="PT15H25M16S">
            <text:p>15:25:16</text:p>
          </table:table-cell>
          <table:table-cell office:value-type="float" office:value="52.078">
            <text:p>52.078</text:p>
          </table:table-cell>
          <table:table-cell office:value-type="float" office:value="0.7285">
            <text:p>0.7285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4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8">
            <text:p>848</text:p>
          </table:table-cell>
          <table:table-cell office:value-type="time" office:time-value="PT15H25M16S">
            <text:p>15:25:16</text:p>
          </table:table-cell>
          <table:table-cell office:value-type="float" office:value="52.078">
            <text:p>52.078</text:p>
          </table:table-cell>
          <table:table-cell office:value-type="float" office:value="0.7285">
            <text:p>0.7285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4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8">
            <text:p>848</text:p>
          </table:table-cell>
          <table:table-cell office:value-type="time" office:time-value="PT15H25M16S">
            <text:p>15:25:16</text:p>
          </table:table-cell>
          <table:table-cell office:value-type="float" office:value="52.078">
            <text:p>52.078</text:p>
          </table:table-cell>
          <table:table-cell office:value-type="float" office:value="0.7285">
            <text:p>0.7285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4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8">
            <text:p>848</text:p>
          </table:table-cell>
          <table:table-cell office:value-type="time" office:time-value="PT15H25M16S">
            <text:p>15:25:16</text:p>
          </table:table-cell>
          <table:table-cell office:value-type="float" office:value="52.078">
            <text:p>52.078</text:p>
          </table:table-cell>
          <table:table-cell office:value-type="float" office:value="0.7285">
            <text:p>0.7285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4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49">
            <text:p>849</text:p>
          </table:table-cell>
          <table:table-cell office:value-type="time" office:time-value="PT15H25M29S">
            <text:p>15:25:29</text:p>
          </table:table-cell>
          <table:table-cell office:value-type="float" office:value="52.078">
            <text:p>52.078</text:p>
          </table:table-cell>
          <table:table-cell office:value-type="float" office:value="0.7311">
            <text:p>0.7311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2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50">
            <text:p>850</text:p>
          </table:table-cell>
          <table:table-cell office:value-type="time" office:time-value="PT15H25M43S">
            <text:p>15:25:43</text:p>
          </table:table-cell>
          <table:table-cell office:value-type="float" office:value="52.0779">
            <text:p>52.0779</text:p>
          </table:table-cell>
          <table:table-cell office:value-type="float" office:value="0.734">
            <text:p>0.734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2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51">
            <text:p>851</text:p>
          </table:table-cell>
          <table:table-cell office:value-type="time" office:time-value="PT15H25M56S">
            <text:p>15:25:56</text:p>
          </table:table-cell>
          <table:table-cell office:value-type="float" office:value="52.0779">
            <text:p>52.0779</text:p>
          </table:table-cell>
          <table:table-cell office:value-type="float" office:value="0.7366">
            <text:p>0.7366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D8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2">
            <text:p>852</text:p>
          </table:table-cell>
          <table:table-cell office:value-type="time" office:time-value="PT15H26M09S">
            <text:p>15:26:09</text:p>
          </table:table-cell>
          <table:table-cell office:value-type="float" office:value="52.0778">
            <text:p>52.0778</text:p>
          </table:table-cell>
          <table:table-cell office:value-type="float" office:value="0.7392">
            <text:p>0.7392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12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2">
            <text:p>852</text:p>
          </table:table-cell>
          <table:table-cell office:value-type="time" office:time-value="PT15H26M09S">
            <text:p>15:26:09</text:p>
          </table:table-cell>
          <table:table-cell office:value-type="float" office:value="52.0778">
            <text:p>52.0778</text:p>
          </table:table-cell>
          <table:table-cell office:value-type="float" office:value="0.7392">
            <text:p>0.7392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12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2">
            <text:p>852</text:p>
          </table:table-cell>
          <table:table-cell office:value-type="time" office:time-value="PT15H26M09S">
            <text:p>15:26:09</text:p>
          </table:table-cell>
          <table:table-cell office:value-type="float" office:value="52.0778">
            <text:p>52.0778</text:p>
          </table:table-cell>
          <table:table-cell office:value-type="float" office:value="0.7392">
            <text:p>0.7392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12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2">
            <text:p>852</text:p>
          </table:table-cell>
          <table:table-cell office:value-type="time" office:time-value="PT15H26M09S">
            <text:p>15:26:09</text:p>
          </table:table-cell>
          <table:table-cell office:value-type="float" office:value="52.0778">
            <text:p>52.0778</text:p>
          </table:table-cell>
          <table:table-cell office:value-type="float" office:value="0.7392">
            <text:p>0.7392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12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3">
            <text:p>853</text:p>
          </table:table-cell>
          <table:table-cell office:value-type="time" office:time-value="PT15H26M23S">
            <text:p>15:26:23</text:p>
          </table:table-cell>
          <table:table-cell office:value-type="float" office:value="52.0778">
            <text:p>52.0778</text:p>
          </table:table-cell>
          <table:table-cell office:value-type="float" office:value="0.742">
            <text:p>0.74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3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3">
            <text:p>853</text:p>
          </table:table-cell>
          <table:table-cell office:value-type="time" office:time-value="PT15H26M23S">
            <text:p>15:26:23</text:p>
          </table:table-cell>
          <table:table-cell office:value-type="float" office:value="52.0778">
            <text:p>52.0778</text:p>
          </table:table-cell>
          <table:table-cell office:value-type="float" office:value="0.742">
            <text:p>0.74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3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3">
            <text:p>853</text:p>
          </table:table-cell>
          <table:table-cell office:value-type="time" office:time-value="PT15H26M23S">
            <text:p>15:26:23</text:p>
          </table:table-cell>
          <table:table-cell office:value-type="float" office:value="52.0778">
            <text:p>52.0778</text:p>
          </table:table-cell>
          <table:table-cell office:value-type="float" office:value="0.742">
            <text:p>0.74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3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3">
            <text:p>853</text:p>
          </table:table-cell>
          <table:table-cell office:value-type="time" office:time-value="PT15H26M23S">
            <text:p>15:26:23</text:p>
          </table:table-cell>
          <table:table-cell office:value-type="float" office:value="52.0778">
            <text:p>52.0778</text:p>
          </table:table-cell>
          <table:table-cell office:value-type="float" office:value="0.742">
            <text:p>0.74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39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3">
            <text:p>853</text:p>
          </table:table-cell>
          <table:table-cell office:value-type="time" office:time-value="PT15H26M23S">
            <text:p>15:26:23</text:p>
          </table:table-cell>
          <table:table-cell office:value-type="float" office:value="52.0778">
            <text:p>52.0778</text:p>
          </table:table-cell>
          <table:table-cell office:value-type="float" office:value="0.742">
            <text:p>0.74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3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54">
            <text:p>854</text:p>
          </table:table-cell>
          <table:table-cell office:value-type="time" office:time-value="PT15H26M36S">
            <text:p>15:26:36</text:p>
          </table:table-cell>
          <table:table-cell office:value-type="float" office:value="52.0777">
            <text:p>52.0777</text:p>
          </table:table-cell>
          <table:table-cell office:value-type="float" office:value="0.7446">
            <text:p>0.7446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3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5">
            <text:p>855</text:p>
          </table:table-cell>
          <table:table-cell office:value-type="time" office:time-value="PT15H26M49S">
            <text:p>15:26:49</text:p>
          </table:table-cell>
          <table:table-cell office:value-type="float" office:value="52.0777">
            <text:p>52.0777</text:p>
          </table:table-cell>
          <table:table-cell office:value-type="float" office:value="0.7472">
            <text:p>0.7472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5">
            <text:p>855</text:p>
          </table:table-cell>
          <table:table-cell office:value-type="time" office:time-value="PT15H26M49S">
            <text:p>15:26:49</text:p>
          </table:table-cell>
          <table:table-cell office:value-type="float" office:value="52.0777">
            <text:p>52.0777</text:p>
          </table:table-cell>
          <table:table-cell office:value-type="float" office:value="0.7472">
            <text:p>0.7472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5">
            <text:p>855</text:p>
          </table:table-cell>
          <table:table-cell office:value-type="time" office:time-value="PT15H26M49S">
            <text:p>15:26:49</text:p>
          </table:table-cell>
          <table:table-cell office:value-type="float" office:value="52.0777">
            <text:p>52.0777</text:p>
          </table:table-cell>
          <table:table-cell office:value-type="float" office:value="0.7472">
            <text:p>0.7472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2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5">
            <text:p>855</text:p>
          </table:table-cell>
          <table:table-cell office:value-type="time" office:time-value="PT15H26M49S">
            <text:p>15:26:49</text:p>
          </table:table-cell>
          <table:table-cell office:value-type="float" office:value="52.0777">
            <text:p>52.0777</text:p>
          </table:table-cell>
          <table:table-cell office:value-type="float" office:value="0.7472">
            <text:p>0.7472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55">
            <text:p>855</text:p>
          </table:table-cell>
          <table:table-cell office:value-type="time" office:time-value="PT15H26M49S">
            <text:p>15:26:49</text:p>
          </table:table-cell>
          <table:table-cell office:value-type="float" office:value="52.0777">
            <text:p>52.0777</text:p>
          </table:table-cell>
          <table:table-cell office:value-type="float" office:value="0.7472">
            <text:p>0.7472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26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6">
            <text:p>856</text:p>
          </table:table-cell>
          <table:table-cell office:value-type="time" office:time-value="PT15H27M03S">
            <text:p>15:27:03</text:p>
          </table:table-cell>
          <table:table-cell office:value-type="float" office:value="52.0776">
            <text:p>52.0776</text:p>
          </table:table-cell>
          <table:table-cell office:value-type="float" office:value="0.75">
            <text:p>0.7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6">
            <text:p>856</text:p>
          </table:table-cell>
          <table:table-cell office:value-type="time" office:time-value="PT15H27M03S">
            <text:p>15:27:03</text:p>
          </table:table-cell>
          <table:table-cell office:value-type="float" office:value="52.0776">
            <text:p>52.0776</text:p>
          </table:table-cell>
          <table:table-cell office:value-type="float" office:value="0.75">
            <text:p>0.7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6">
            <text:p>856</text:p>
          </table:table-cell>
          <table:table-cell office:value-type="time" office:time-value="PT15H27M03S">
            <text:p>15:27:03</text:p>
          </table:table-cell>
          <table:table-cell office:value-type="float" office:value="52.0776">
            <text:p>52.0776</text:p>
          </table:table-cell>
          <table:table-cell office:value-type="float" office:value="0.75">
            <text:p>0.7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6">
            <text:p>856</text:p>
          </table:table-cell>
          <table:table-cell office:value-type="time" office:time-value="PT15H27M03S">
            <text:p>15:27:03</text:p>
          </table:table-cell>
          <table:table-cell office:value-type="float" office:value="52.0776">
            <text:p>52.0776</text:p>
          </table:table-cell>
          <table:table-cell office:value-type="float" office:value="0.75">
            <text:p>0.7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5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6">
            <text:p>856</text:p>
          </table:table-cell>
          <table:table-cell office:value-type="time" office:time-value="PT15H27M03S">
            <text:p>15:27:03</text:p>
          </table:table-cell>
          <table:table-cell office:value-type="float" office:value="52.0776">
            <text:p>52.0776</text:p>
          </table:table-cell>
          <table:table-cell office:value-type="float" office:value="0.75">
            <text:p>0.7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E5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7">
            <text:p>857</text:p>
          </table:table-cell>
          <table:table-cell office:value-type="time" office:time-value="PT15H27M16S">
            <text:p>15:27:16</text:p>
          </table:table-cell>
          <table:table-cell office:value-type="float" office:value="52.0776">
            <text:p>52.0776</text:p>
          </table:table-cell>
          <table:table-cell office:value-type="float" office:value="0.7526">
            <text:p>0.7526</text:p>
          </table:table-cell>
          <table:table-cell office:value-type="float" office:value="2197">
            <text:p>21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7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7">
            <text:p>857</text:p>
          </table:table-cell>
          <table:table-cell office:value-type="time" office:time-value="PT15H27M16S">
            <text:p>15:27:16</text:p>
          </table:table-cell>
          <table:table-cell office:value-type="float" office:value="52.0776">
            <text:p>52.0776</text:p>
          </table:table-cell>
          <table:table-cell office:value-type="float" office:value="0.7526">
            <text:p>0.7526</text:p>
          </table:table-cell>
          <table:table-cell office:value-type="float" office:value="2197">
            <text:p>21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7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7">
            <text:p>857</text:p>
          </table:table-cell>
          <table:table-cell office:value-type="time" office:time-value="PT15H27M16S">
            <text:p>15:27:16</text:p>
          </table:table-cell>
          <table:table-cell office:value-type="float" office:value="52.0776">
            <text:p>52.0776</text:p>
          </table:table-cell>
          <table:table-cell office:value-type="float" office:value="0.7526">
            <text:p>0.7526</text:p>
          </table:table-cell>
          <table:table-cell office:value-type="float" office:value="2197">
            <text:p>21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7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7">
            <text:p>857</text:p>
          </table:table-cell>
          <table:table-cell office:value-type="time" office:time-value="PT15H27M16S">
            <text:p>15:27:16</text:p>
          </table:table-cell>
          <table:table-cell office:value-type="float" office:value="52.0776">
            <text:p>52.0776</text:p>
          </table:table-cell>
          <table:table-cell office:value-type="float" office:value="0.7526">
            <text:p>0.7526</text:p>
          </table:table-cell>
          <table:table-cell office:value-type="float" office:value="2197">
            <text:p>21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7ED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7">
            <text:p>857</text:p>
          </table:table-cell>
          <table:table-cell office:value-type="time" office:time-value="PT15H27M16S">
            <text:p>15:27:16</text:p>
          </table:table-cell>
          <table:table-cell office:value-type="float" office:value="52.0776">
            <text:p>52.0776</text:p>
          </table:table-cell>
          <table:table-cell office:value-type="float" office:value="0.7526">
            <text:p>0.7526</text:p>
          </table:table-cell>
          <table:table-cell office:value-type="float" office:value="2197">
            <text:p>21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7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8">
            <text:p>858</text:p>
          </table:table-cell>
          <table:table-cell office:value-type="time" office:time-value="PT15H27M29S">
            <text:p>15:27:29</text:p>
          </table:table-cell>
          <table:table-cell office:value-type="float" office:value="52.0775">
            <text:p>52.0775</text:p>
          </table:table-cell>
          <table:table-cell office:value-type="float" office:value="0.7552">
            <text:p>0.755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6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8">
            <text:p>858</text:p>
          </table:table-cell>
          <table:table-cell office:value-type="time" office:time-value="PT15H27M29S">
            <text:p>15:27:29</text:p>
          </table:table-cell>
          <table:table-cell office:value-type="float" office:value="52.0775">
            <text:p>52.0775</text:p>
          </table:table-cell>
          <table:table-cell office:value-type="float" office:value="0.7552">
            <text:p>0.755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6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58">
            <text:p>858</text:p>
          </table:table-cell>
          <table:table-cell office:value-type="time" office:time-value="PT15H27M29S">
            <text:p>15:27:29</text:p>
          </table:table-cell>
          <table:table-cell office:value-type="float" office:value="52.0775">
            <text:p>52.0775</text:p>
          </table:table-cell>
          <table:table-cell office:value-type="float" office:value="0.7552">
            <text:p>0.755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6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8">
            <text:p>858</text:p>
          </table:table-cell>
          <table:table-cell office:value-type="time" office:time-value="PT15H27M29S">
            <text:p>15:27:29</text:p>
          </table:table-cell>
          <table:table-cell office:value-type="float" office:value="52.0775">
            <text:p>52.0775</text:p>
          </table:table-cell>
          <table:table-cell office:value-type="float" office:value="0.7552">
            <text:p>0.755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64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8">
            <text:p>858</text:p>
          </table:table-cell>
          <table:table-cell office:value-type="time" office:time-value="PT15H27M29S">
            <text:p>15:27:29</text:p>
          </table:table-cell>
          <table:table-cell office:value-type="float" office:value="52.0775">
            <text:p>52.0775</text:p>
          </table:table-cell>
          <table:table-cell office:value-type="float" office:value="0.7552">
            <text:p>0.755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B6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59">
            <text:p>859</text:p>
          </table:table-cell>
          <table:table-cell office:value-type="time" office:time-value="PT15H27M42S">
            <text:p>15:27:42</text:p>
          </table:table-cell>
          <table:table-cell office:value-type="float" office:value="52.0774">
            <text:p>52.0774</text:p>
          </table:table-cell>
          <table:table-cell office:value-type="float" office:value="0.7578">
            <text:p>0.7578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8D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59">
            <text:p>859</text:p>
          </table:table-cell>
          <table:table-cell office:value-type="time" office:time-value="PT15H27M42S">
            <text:p>15:27:42</text:p>
          </table:table-cell>
          <table:table-cell office:value-type="float" office:value="52.0774">
            <text:p>52.0774</text:p>
          </table:table-cell>
          <table:table-cell office:value-type="float" office:value="0.7578">
            <text:p>0.7578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8D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59">
            <text:p>859</text:p>
          </table:table-cell>
          <table:table-cell office:value-type="time" office:time-value="PT15H27M42S">
            <text:p>15:27:42</text:p>
          </table:table-cell>
          <table:table-cell office:value-type="float" office:value="52.0774">
            <text:p>52.0774</text:p>
          </table:table-cell>
          <table:table-cell office:value-type="float" office:value="0.7578">
            <text:p>0.7578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8DE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59">
            <text:p>859</text:p>
          </table:table-cell>
          <table:table-cell office:value-type="time" office:time-value="PT15H27M42S">
            <text:p>15:27:42</text:p>
          </table:table-cell>
          <table:table-cell office:value-type="float" office:value="52.0774">
            <text:p>52.0774</text:p>
          </table:table-cell>
          <table:table-cell office:value-type="float" office:value="0.7578">
            <text:p>0.7578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8D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0">
            <text:p>860</text:p>
          </table:table-cell>
          <table:table-cell office:value-type="time" office:time-value="PT15H27M56S">
            <text:p>15:27:56</text:p>
          </table:table-cell>
          <table:table-cell office:value-type="float" office:value="52.0774">
            <text:p>52.0774</text:p>
          </table:table-cell>
          <table:table-cell office:value-type="float" office:value="0.7605">
            <text:p>0.760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D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0">
            <text:p>860</text:p>
          </table:table-cell>
          <table:table-cell office:value-type="time" office:time-value="PT15H27M56S">
            <text:p>15:27:56</text:p>
          </table:table-cell>
          <table:table-cell office:value-type="float" office:value="52.0774">
            <text:p>52.0774</text:p>
          </table:table-cell>
          <table:table-cell office:value-type="float" office:value="0.7605">
            <text:p>0.760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D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0">
            <text:p>860</text:p>
          </table:table-cell>
          <table:table-cell office:value-type="time" office:time-value="PT15H27M56S">
            <text:p>15:27:56</text:p>
          </table:table-cell>
          <table:table-cell office:value-type="float" office:value="52.0774">
            <text:p>52.0774</text:p>
          </table:table-cell>
          <table:table-cell office:value-type="float" office:value="0.7605">
            <text:p>0.760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D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0">
            <text:p>860</text:p>
          </table:table-cell>
          <table:table-cell office:value-type="time" office:time-value="PT15H27M56S">
            <text:p>15:27:56</text:p>
          </table:table-cell>
          <table:table-cell office:value-type="float" office:value="52.0774">
            <text:p>52.0774</text:p>
          </table:table-cell>
          <table:table-cell office:value-type="float" office:value="0.7605">
            <text:p>0.760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D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0">
            <text:p>860</text:p>
          </table:table-cell>
          <table:table-cell office:value-type="time" office:time-value="PT15H27M56S">
            <text:p>15:27:56</text:p>
          </table:table-cell>
          <table:table-cell office:value-type="float" office:value="52.0774">
            <text:p>52.0774</text:p>
          </table:table-cell>
          <table:table-cell office:value-type="float" office:value="0.7605">
            <text:p>0.760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D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1">
            <text:p>861</text:p>
          </table:table-cell>
          <table:table-cell office:value-type="time" office:time-value="PT15H28M09S">
            <text:p>15:28:09</text:p>
          </table:table-cell>
          <table:table-cell office:value-type="float" office:value="52.0772">
            <text:p>52.0772</text:p>
          </table:table-cell>
          <table:table-cell office:value-type="float" office:value="0.7631">
            <text:p>0.7631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1">
            <text:p>861</text:p>
          </table:table-cell>
          <table:table-cell office:value-type="time" office:time-value="PT15H28M09S">
            <text:p>15:28:09</text:p>
          </table:table-cell>
          <table:table-cell office:value-type="float" office:value="52.0772">
            <text:p>52.0772</text:p>
          </table:table-cell>
          <table:table-cell office:value-type="float" office:value="0.7631">
            <text:p>0.7631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1">
            <text:p>861</text:p>
          </table:table-cell>
          <table:table-cell office:value-type="time" office:time-value="PT15H28M09S">
            <text:p>15:28:09</text:p>
          </table:table-cell>
          <table:table-cell office:value-type="float" office:value="52.0772">
            <text:p>52.0772</text:p>
          </table:table-cell>
          <table:table-cell office:value-type="float" office:value="0.7631">
            <text:p>0.7631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1">
            <text:p>861</text:p>
          </table:table-cell>
          <table:table-cell office:value-type="time" office:time-value="PT15H28M09S">
            <text:p>15:28:09</text:p>
          </table:table-cell>
          <table:table-cell office:value-type="float" office:value="52.0772">
            <text:p>52.0772</text:p>
          </table:table-cell>
          <table:table-cell office:value-type="float" office:value="0.7631">
            <text:p>0.7631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5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1">
            <text:p>861</text:p>
          </table:table-cell>
          <table:table-cell office:value-type="time" office:time-value="PT15H28M09S">
            <text:p>15:28:09</text:p>
          </table:table-cell>
          <table:table-cell office:value-type="float" office:value="52.0772">
            <text:p>52.0772</text:p>
          </table:table-cell>
          <table:table-cell office:value-type="float" office:value="0.7631">
            <text:p>0.7631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E5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2">
            <text:p>862</text:p>
          </table:table-cell>
          <table:table-cell office:value-type="time" office:time-value="PT15H28M22S">
            <text:p>15:28:22</text:p>
          </table:table-cell>
          <table:table-cell office:value-type="float" office:value="52.0771">
            <text:p>52.0771</text:p>
          </table:table-cell>
          <table:table-cell office:value-type="float" office:value="0.7657">
            <text:p>0.765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2">
            <text:p>862</text:p>
          </table:table-cell>
          <table:table-cell office:value-type="time" office:time-value="PT15H28M22S">
            <text:p>15:28:22</text:p>
          </table:table-cell>
          <table:table-cell office:value-type="float" office:value="52.0771">
            <text:p>52.0771</text:p>
          </table:table-cell>
          <table:table-cell office:value-type="float" office:value="0.7657">
            <text:p>0.765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2">
            <text:p>862</text:p>
          </table:table-cell>
          <table:table-cell office:value-type="time" office:time-value="PT15H28M22S">
            <text:p>15:28:22</text:p>
          </table:table-cell>
          <table:table-cell office:value-type="float" office:value="52.0771">
            <text:p>52.0771</text:p>
          </table:table-cell>
          <table:table-cell office:value-type="float" office:value="0.7657">
            <text:p>0.765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2">
            <text:p>862</text:p>
          </table:table-cell>
          <table:table-cell office:value-type="time" office:time-value="PT15H28M22S">
            <text:p>15:28:22</text:p>
          </table:table-cell>
          <table:table-cell office:value-type="float" office:value="52.0771">
            <text:p>52.0771</text:p>
          </table:table-cell>
          <table:table-cell office:value-type="float" office:value="0.7657">
            <text:p>0.765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2">
            <text:p>862</text:p>
          </table:table-cell>
          <table:table-cell office:value-type="time" office:time-value="PT15H28M22S">
            <text:p>15:28:22</text:p>
          </table:table-cell>
          <table:table-cell office:value-type="float" office:value="52.0771">
            <text:p>52.0771</text:p>
          </table:table-cell>
          <table:table-cell office:value-type="float" office:value="0.7657">
            <text:p>0.765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C7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3">
            <text:p>863</text:p>
          </table:table-cell>
          <table:table-cell office:value-type="time" office:time-value="PT15H28M36S">
            <text:p>15:28:36</text:p>
          </table:table-cell>
          <table:table-cell office:value-type="float" office:value="52.077">
            <text:p>52.077</text:p>
          </table:table-cell>
          <table:table-cell office:value-type="float" office:value="0.7684">
            <text:p>0.7684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6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3">
            <text:p>863</text:p>
          </table:table-cell>
          <table:table-cell office:value-type="time" office:time-value="PT15H28M36S">
            <text:p>15:28:36</text:p>
          </table:table-cell>
          <table:table-cell office:value-type="float" office:value="52.077">
            <text:p>52.077</text:p>
          </table:table-cell>
          <table:table-cell office:value-type="float" office:value="0.7684">
            <text:p>0.7684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6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3">
            <text:p>863</text:p>
          </table:table-cell>
          <table:table-cell office:value-type="time" office:time-value="PT15H28M36S">
            <text:p>15:28:36</text:p>
          </table:table-cell>
          <table:table-cell office:value-type="float" office:value="52.077">
            <text:p>52.077</text:p>
          </table:table-cell>
          <table:table-cell office:value-type="float" office:value="0.7684">
            <text:p>0.7684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6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3">
            <text:p>863</text:p>
          </table:table-cell>
          <table:table-cell office:value-type="time" office:time-value="PT15H28M36S">
            <text:p>15:28:36</text:p>
          </table:table-cell>
          <table:table-cell office:value-type="float" office:value="52.077">
            <text:p>52.077</text:p>
          </table:table-cell>
          <table:table-cell office:value-type="float" office:value="0.7684">
            <text:p>0.7684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6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4">
            <text:p>864</text:p>
          </table:table-cell>
          <table:table-cell office:value-type="time" office:time-value="PT15H28M49S">
            <text:p>15:28:49</text:p>
          </table:table-cell>
          <table:table-cell office:value-type="float" office:value="52.0768">
            <text:p>52.0768</text:p>
          </table:table-cell>
          <table:table-cell office:value-type="float" office:value="0.7709">
            <text:p>0.7709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C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4">
            <text:p>864</text:p>
          </table:table-cell>
          <table:table-cell office:value-type="time" office:time-value="PT15H28M49S">
            <text:p>15:28:49</text:p>
          </table:table-cell>
          <table:table-cell office:value-type="float" office:value="52.0768">
            <text:p>52.0768</text:p>
          </table:table-cell>
          <table:table-cell office:value-type="float" office:value="0.7709">
            <text:p>0.7709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C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4">
            <text:p>864</text:p>
          </table:table-cell>
          <table:table-cell office:value-type="time" office:time-value="PT15H28M49S">
            <text:p>15:28:49</text:p>
          </table:table-cell>
          <table:table-cell office:value-type="float" office:value="52.0768">
            <text:p>52.0768</text:p>
          </table:table-cell>
          <table:table-cell office:value-type="float" office:value="0.7709">
            <text:p>0.7709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C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4">
            <text:p>864</text:p>
          </table:table-cell>
          <table:table-cell office:value-type="time" office:time-value="PT15H28M49S">
            <text:p>15:28:49</text:p>
          </table:table-cell>
          <table:table-cell office:value-type="float" office:value="52.0768">
            <text:p>52.0768</text:p>
          </table:table-cell>
          <table:table-cell office:value-type="float" office:value="0.7709">
            <text:p>0.7709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C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4">
            <text:p>864</text:p>
          </table:table-cell>
          <table:table-cell office:value-type="time" office:time-value="PT15H28M49S">
            <text:p>15:28:49</text:p>
          </table:table-cell>
          <table:table-cell office:value-type="float" office:value="52.0768">
            <text:p>52.0768</text:p>
          </table:table-cell>
          <table:table-cell office:value-type="float" office:value="0.7709">
            <text:p>0.7709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4C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5">
            <text:p>865</text:p>
          </table:table-cell>
          <table:table-cell office:value-type="time" office:time-value="PT15H29M02S">
            <text:p>15:29:02</text:p>
          </table:table-cell>
          <table:table-cell office:value-type="float" office:value="52.0767">
            <text:p>52.0767</text:p>
          </table:table-cell>
          <table:table-cell office:value-type="float" office:value="0.7734">
            <text:p>0.7734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5">
            <text:p>865</text:p>
          </table:table-cell>
          <table:table-cell office:value-type="time" office:time-value="PT15H29M02S">
            <text:p>15:29:02</text:p>
          </table:table-cell>
          <table:table-cell office:value-type="float" office:value="52.0767">
            <text:p>52.0767</text:p>
          </table:table-cell>
          <table:table-cell office:value-type="float" office:value="0.7734">
            <text:p>0.7734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C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5">
            <text:p>865</text:p>
          </table:table-cell>
          <table:table-cell office:value-type="time" office:time-value="PT15H29M02S">
            <text:p>15:29:02</text:p>
          </table:table-cell>
          <table:table-cell office:value-type="float" office:value="52.0767">
            <text:p>52.0767</text:p>
          </table:table-cell>
          <table:table-cell office:value-type="float" office:value="0.7734">
            <text:p>0.7734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C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5">
            <text:p>865</text:p>
          </table:table-cell>
          <table:table-cell office:value-type="time" office:time-value="PT15H29M02S">
            <text:p>15:29:02</text:p>
          </table:table-cell>
          <table:table-cell office:value-type="float" office:value="52.0767">
            <text:p>52.0767</text:p>
          </table:table-cell>
          <table:table-cell office:value-type="float" office:value="0.7734">
            <text:p>0.7734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C2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5">
            <text:p>865</text:p>
          </table:table-cell>
          <table:table-cell office:value-type="time" office:time-value="PT15H29M02S">
            <text:p>15:29:02</text:p>
          </table:table-cell>
          <table:table-cell office:value-type="float" office:value="52.0767">
            <text:p>52.0767</text:p>
          </table:table-cell>
          <table:table-cell office:value-type="float" office:value="0.7734">
            <text:p>0.7734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C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66">
            <text:p>866</text:p>
          </table:table-cell>
          <table:table-cell office:value-type="time" office:time-value="PT15H29M15S">
            <text:p>15:29:15</text:p>
          </table:table-cell>
          <table:table-cell office:value-type="float" office:value="52.0765">
            <text:p>52.0765</text:p>
          </table:table-cell>
          <table:table-cell office:value-type="float" office:value="0.7759">
            <text:p>0.7759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A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7">
            <text:p>867</text:p>
          </table:table-cell>
          <table:table-cell office:value-type="time" office:time-value="PT15H29M29S">
            <text:p>15:29:29</text:p>
          </table:table-cell>
          <table:table-cell office:value-type="float" office:value="52.0763">
            <text:p>52.0763</text:p>
          </table:table-cell>
          <table:table-cell office:value-type="float" office:value="0.7786">
            <text:p>0.778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2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7">
            <text:p>867</text:p>
          </table:table-cell>
          <table:table-cell office:value-type="time" office:time-value="PT15H29M29S">
            <text:p>15:29:29</text:p>
          </table:table-cell>
          <table:table-cell office:value-type="float" office:value="52.0763">
            <text:p>52.0763</text:p>
          </table:table-cell>
          <table:table-cell office:value-type="float" office:value="0.7786">
            <text:p>0.778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2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7">
            <text:p>867</text:p>
          </table:table-cell>
          <table:table-cell office:value-type="time" office:time-value="PT15H29M29S">
            <text:p>15:29:29</text:p>
          </table:table-cell>
          <table:table-cell office:value-type="float" office:value="52.0763">
            <text:p>52.0763</text:p>
          </table:table-cell>
          <table:table-cell office:value-type="float" office:value="0.7786">
            <text:p>0.778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2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7">
            <text:p>867</text:p>
          </table:table-cell>
          <table:table-cell office:value-type="time" office:time-value="PT15H29M29S">
            <text:p>15:29:29</text:p>
          </table:table-cell>
          <table:table-cell office:value-type="float" office:value="52.0763">
            <text:p>52.0763</text:p>
          </table:table-cell>
          <table:table-cell office:value-type="float" office:value="0.7786">
            <text:p>0.778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2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7">
            <text:p>867</text:p>
          </table:table-cell>
          <table:table-cell office:value-type="time" office:time-value="PT15H29M29S">
            <text:p>15:29:29</text:p>
          </table:table-cell>
          <table:table-cell office:value-type="float" office:value="52.0763">
            <text:p>52.0763</text:p>
          </table:table-cell>
          <table:table-cell office:value-type="float" office:value="0.7786">
            <text:p>0.778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62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8">
            <text:p>868</text:p>
          </table:table-cell>
          <table:table-cell office:value-type="time" office:time-value="PT15H29M42S">
            <text:p>15:29:42</text:p>
          </table:table-cell>
          <table:table-cell office:value-type="float" office:value="52.0761">
            <text:p>52.0761</text:p>
          </table:table-cell>
          <table:table-cell office:value-type="float" office:value="0.7811">
            <text:p>0.781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F2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69">
            <text:p>869</text:p>
          </table:table-cell>
          <table:table-cell office:value-type="time" office:time-value="PT15H29M55S">
            <text:p>15:29:55</text:p>
          </table:table-cell>
          <table:table-cell office:value-type="float" office:value="52.0759">
            <text:p>52.0759</text:p>
          </table:table-cell>
          <table:table-cell office:value-type="float" office:value="0.7836">
            <text:p>0.783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4F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69">
            <text:p>869</text:p>
          </table:table-cell>
          <table:table-cell office:value-type="time" office:time-value="PT15H29M55S">
            <text:p>15:29:55</text:p>
          </table:table-cell>
          <table:table-cell office:value-type="float" office:value="52.0759">
            <text:p>52.0759</text:p>
          </table:table-cell>
          <table:table-cell office:value-type="float" office:value="0.7836">
            <text:p>0.783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4F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69">
            <text:p>869</text:p>
          </table:table-cell>
          <table:table-cell office:value-type="time" office:time-value="PT15H29M55S">
            <text:p>15:29:55</text:p>
          </table:table-cell>
          <table:table-cell office:value-type="float" office:value="52.0759">
            <text:p>52.0759</text:p>
          </table:table-cell>
          <table:table-cell office:value-type="float" office:value="0.7836">
            <text:p>0.783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4F1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69">
            <text:p>869</text:p>
          </table:table-cell>
          <table:table-cell office:value-type="time" office:time-value="PT15H29M55S">
            <text:p>15:29:55</text:p>
          </table:table-cell>
          <table:table-cell office:value-type="float" office:value="52.0759">
            <text:p>52.0759</text:p>
          </table:table-cell>
          <table:table-cell office:value-type="float" office:value="0.7836">
            <text:p>0.783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4F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69">
            <text:p>869</text:p>
          </table:table-cell>
          <table:table-cell office:value-type="time" office:time-value="PT15H29M55S">
            <text:p>15:29:55</text:p>
          </table:table-cell>
          <table:table-cell office:value-type="float" office:value="52.0759">
            <text:p>52.0759</text:p>
          </table:table-cell>
          <table:table-cell office:value-type="float" office:value="0.7836">
            <text:p>0.7836</text:p>
          </table:table-cell>
          <table:table-cell office:value-type="float" office:value="2123">
            <text:p>21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4F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0">
            <text:p>870</text:p>
          </table:table-cell>
          <table:table-cell office:value-type="time" office:time-value="PT15H30M09S">
            <text:p>15:30:09</text:p>
          </table:table-cell>
          <table:table-cell office:value-type="float" office:value="52.0757">
            <text:p>52.0757</text:p>
          </table:table-cell>
          <table:table-cell office:value-type="float" office:value="0.7863">
            <text:p>0.7863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F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0">
            <text:p>870</text:p>
          </table:table-cell>
          <table:table-cell office:value-type="time" office:time-value="PT15H30M09S">
            <text:p>15:30:09</text:p>
          </table:table-cell>
          <table:table-cell office:value-type="float" office:value="52.0757">
            <text:p>52.0757</text:p>
          </table:table-cell>
          <table:table-cell office:value-type="float" office:value="0.7863">
            <text:p>0.7863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F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0">
            <text:p>870</text:p>
          </table:table-cell>
          <table:table-cell office:value-type="time" office:time-value="PT15H30M09S">
            <text:p>15:30:09</text:p>
          </table:table-cell>
          <table:table-cell office:value-type="float" office:value="52.0757">
            <text:p>52.0757</text:p>
          </table:table-cell>
          <table:table-cell office:value-type="float" office:value="0.7863">
            <text:p>0.7863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F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0">
            <text:p>870</text:p>
          </table:table-cell>
          <table:table-cell office:value-type="time" office:time-value="PT15H30M09S">
            <text:p>15:30:09</text:p>
          </table:table-cell>
          <table:table-cell office:value-type="float" office:value="52.0757">
            <text:p>52.0757</text:p>
          </table:table-cell>
          <table:table-cell office:value-type="float" office:value="0.7863">
            <text:p>0.7863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F9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0">
            <text:p>870</text:p>
          </table:table-cell>
          <table:table-cell office:value-type="time" office:time-value="PT15H30M09S">
            <text:p>15:30:09</text:p>
          </table:table-cell>
          <table:table-cell office:value-type="float" office:value="52.0757">
            <text:p>52.0757</text:p>
          </table:table-cell>
          <table:table-cell office:value-type="float" office:value="0.7863">
            <text:p>0.7863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F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71">
            <text:p>871</text:p>
          </table:table-cell>
          <table:table-cell office:value-type="time" office:time-value="PT15H30M22S">
            <text:p>15:30:22</text:p>
          </table:table-cell>
          <table:table-cell office:value-type="float" office:value="52.0756">
            <text:p>52.0756</text:p>
          </table:table-cell>
          <table:table-cell office:value-type="float" office:value="0.7888">
            <text:p>0.788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F5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2">
            <text:p>872</text:p>
          </table:table-cell>
          <table:table-cell office:value-type="time" office:time-value="PT15H30M35S">
            <text:p>15:30:35</text:p>
          </table:table-cell>
          <table:table-cell office:value-type="float" office:value="52.0754">
            <text:p>52.0754</text:p>
          </table:table-cell>
          <table:table-cell office:value-type="float" office:value="0.7914">
            <text:p>0.7914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E4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3">
            <text:p>873</text:p>
          </table:table-cell>
          <table:table-cell office:value-type="time" office:time-value="PT15H30M48S">
            <text:p>15:30:48</text:p>
          </table:table-cell>
          <table:table-cell office:value-type="float" office:value="52.0753">
            <text:p>52.0753</text:p>
          </table:table-cell>
          <table:table-cell office:value-type="float" office:value="0.794">
            <text:p>0.79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B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3">
            <text:p>873</text:p>
          </table:table-cell>
          <table:table-cell office:value-type="time" office:time-value="PT15H30M48S">
            <text:p>15:30:48</text:p>
          </table:table-cell>
          <table:table-cell office:value-type="float" office:value="52.0753">
            <text:p>52.0753</text:p>
          </table:table-cell>
          <table:table-cell office:value-type="float" office:value="0.794">
            <text:p>0.79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B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3">
            <text:p>873</text:p>
          </table:table-cell>
          <table:table-cell office:value-type="time" office:time-value="PT15H30M48S">
            <text:p>15:30:48</text:p>
          </table:table-cell>
          <table:table-cell office:value-type="float" office:value="52.0753">
            <text:p>52.0753</text:p>
          </table:table-cell>
          <table:table-cell office:value-type="float" office:value="0.794">
            <text:p>0.79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B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3">
            <text:p>873</text:p>
          </table:table-cell>
          <table:table-cell office:value-type="time" office:time-value="PT15H30M48S">
            <text:p>15:30:48</text:p>
          </table:table-cell>
          <table:table-cell office:value-type="float" office:value="52.0753">
            <text:p>52.0753</text:p>
          </table:table-cell>
          <table:table-cell office:value-type="float" office:value="0.794">
            <text:p>0.79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BC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3">
            <text:p>873</text:p>
          </table:table-cell>
          <table:table-cell office:value-type="time" office:time-value="PT15H30M48S">
            <text:p>15:30:48</text:p>
          </table:table-cell>
          <table:table-cell office:value-type="float" office:value="52.0753">
            <text:p>52.0753</text:p>
          </table:table-cell>
          <table:table-cell office:value-type="float" office:value="0.794">
            <text:p>0.79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8B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4">
            <text:p>874</text:p>
          </table:table-cell>
          <table:table-cell office:value-type="time" office:time-value="PT15H31M02S">
            <text:p>15:31:02</text:p>
          </table:table-cell>
          <table:table-cell office:value-type="float" office:value="52.0751">
            <text:p>52.0751</text:p>
          </table:table-cell>
          <table:table-cell office:value-type="float" office:value="0.7967">
            <text:p>0.796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5C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75">
            <text:p>875</text:p>
          </table:table-cell>
          <table:table-cell office:value-type="time" office:time-value="PT15H31M15S">
            <text:p>15:31:15</text:p>
          </table:table-cell>
          <table:table-cell office:value-type="float" office:value="52.075">
            <text:p>52.075</text:p>
          </table:table-cell>
          <table:table-cell office:value-type="float" office:value="0.7993">
            <text:p>0.7993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D4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6">
            <text:p>876</text:p>
          </table:table-cell>
          <table:table-cell office:value-type="time" office:time-value="PT15H31M28S">
            <text:p>15:31:28</text:p>
          </table:table-cell>
          <table:table-cell office:value-type="float" office:value="52.0749">
            <text:p>52.0749</text:p>
          </table:table-cell>
          <table:table-cell office:value-type="float" office:value="0.802">
            <text:p>0.802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A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76">
            <text:p>876</text:p>
          </table:table-cell>
          <table:table-cell office:value-type="time" office:time-value="PT15H31M28S">
            <text:p>15:31:28</text:p>
          </table:table-cell>
          <table:table-cell office:value-type="float" office:value="52.0749">
            <text:p>52.0749</text:p>
          </table:table-cell>
          <table:table-cell office:value-type="float" office:value="0.802">
            <text:p>0.802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AA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6">
            <text:p>876</text:p>
          </table:table-cell>
          <table:table-cell office:value-type="time" office:time-value="PT15H31M28S">
            <text:p>15:31:28</text:p>
          </table:table-cell>
          <table:table-cell office:value-type="float" office:value="52.0749">
            <text:p>52.0749</text:p>
          </table:table-cell>
          <table:table-cell office:value-type="float" office:value="0.802">
            <text:p>0.802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A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6">
            <text:p>876</text:p>
          </table:table-cell>
          <table:table-cell office:value-type="time" office:time-value="PT15H31M28S">
            <text:p>15:31:28</text:p>
          </table:table-cell>
          <table:table-cell office:value-type="float" office:value="52.0749">
            <text:p>52.0749</text:p>
          </table:table-cell>
          <table:table-cell office:value-type="float" office:value="0.802">
            <text:p>0.802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A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6">
            <text:p>876</text:p>
          </table:table-cell>
          <table:table-cell office:value-type="time" office:time-value="PT15H31M28S">
            <text:p>15:31:28</text:p>
          </table:table-cell>
          <table:table-cell office:value-type="float" office:value="52.0749">
            <text:p>52.0749</text:p>
          </table:table-cell>
          <table:table-cell office:value-type="float" office:value="0.802">
            <text:p>0.802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A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7">
            <text:p>877</text:p>
          </table:table-cell>
          <table:table-cell office:value-type="time" office:time-value="PT15H31M42S">
            <text:p>15:31:42</text:p>
          </table:table-cell>
          <table:table-cell office:value-type="float" office:value="52.0747">
            <text:p>52.0747</text:p>
          </table:table-cell>
          <table:table-cell office:value-type="float" office:value="0.8048">
            <text:p>0.8048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A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7">
            <text:p>877</text:p>
          </table:table-cell>
          <table:table-cell office:value-type="time" office:time-value="PT15H31M42S">
            <text:p>15:31:42</text:p>
          </table:table-cell>
          <table:table-cell office:value-type="float" office:value="52.0747">
            <text:p>52.0747</text:p>
          </table:table-cell>
          <table:table-cell office:value-type="float" office:value="0.8048">
            <text:p>0.8048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A6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7">
            <text:p>877</text:p>
          </table:table-cell>
          <table:table-cell office:value-type="time" office:time-value="PT15H31M42S">
            <text:p>15:31:42</text:p>
          </table:table-cell>
          <table:table-cell office:value-type="float" office:value="52.0747">
            <text:p>52.0747</text:p>
          </table:table-cell>
          <table:table-cell office:value-type="float" office:value="0.8048">
            <text:p>0.8048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A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7">
            <text:p>877</text:p>
          </table:table-cell>
          <table:table-cell office:value-type="time" office:time-value="PT15H31M42S">
            <text:p>15:31:42</text:p>
          </table:table-cell>
          <table:table-cell office:value-type="float" office:value="52.0747">
            <text:p>52.0747</text:p>
          </table:table-cell>
          <table:table-cell office:value-type="float" office:value="0.8048">
            <text:p>0.8048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A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77">
            <text:p>877</text:p>
          </table:table-cell>
          <table:table-cell office:value-type="time" office:time-value="PT15H31M42S">
            <text:p>15:31:42</text:p>
          </table:table-cell>
          <table:table-cell office:value-type="float" office:value="52.0747">
            <text:p>52.0747</text:p>
          </table:table-cell>
          <table:table-cell office:value-type="float" office:value="0.8048">
            <text:p>0.8048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BA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8">
            <text:p>878</text:p>
          </table:table-cell>
          <table:table-cell office:value-type="time" office:time-value="PT15H31M55S">
            <text:p>15:31:55</text:p>
          </table:table-cell>
          <table:table-cell office:value-type="float" office:value="52.0745">
            <text:p>52.0745</text:p>
          </table:table-cell>
          <table:table-cell office:value-type="float" office:value="0.8074">
            <text:p>0.8074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F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8">
            <text:p>878</text:p>
          </table:table-cell>
          <table:table-cell office:value-type="time" office:time-value="PT15H31M55S">
            <text:p>15:31:55</text:p>
          </table:table-cell>
          <table:table-cell office:value-type="float" office:value="52.0745">
            <text:p>52.0745</text:p>
          </table:table-cell>
          <table:table-cell office:value-type="float" office:value="0.8074">
            <text:p>0.8074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F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8">
            <text:p>878</text:p>
          </table:table-cell>
          <table:table-cell office:value-type="time" office:time-value="PT15H31M55S">
            <text:p>15:31:55</text:p>
          </table:table-cell>
          <table:table-cell office:value-type="float" office:value="52.0745">
            <text:p>52.0745</text:p>
          </table:table-cell>
          <table:table-cell office:value-type="float" office:value="0.8074">
            <text:p>0.8074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F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8">
            <text:p>878</text:p>
          </table:table-cell>
          <table:table-cell office:value-type="time" office:time-value="PT15H31M55S">
            <text:p>15:31:55</text:p>
          </table:table-cell>
          <table:table-cell office:value-type="float" office:value="52.0745">
            <text:p>52.0745</text:p>
          </table:table-cell>
          <table:table-cell office:value-type="float" office:value="0.8074">
            <text:p>0.8074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6F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79">
            <text:p>879</text:p>
          </table:table-cell>
          <table:table-cell office:value-type="time" office:time-value="PT15H32M08S">
            <text:p>15:32:08</text:p>
          </table:table-cell>
          <table:table-cell office:value-type="float" office:value="52.0743">
            <text:p>52.0743</text:p>
          </table:table-cell>
          <table:table-cell office:value-type="float" office:value="0.8101">
            <text:p>0.8101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7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79">
            <text:p>879</text:p>
          </table:table-cell>
          <table:table-cell office:value-type="time" office:time-value="PT15H32M08S">
            <text:p>15:32:08</text:p>
          </table:table-cell>
          <table:table-cell office:value-type="float" office:value="52.0743">
            <text:p>52.0743</text:p>
          </table:table-cell>
          <table:table-cell office:value-type="float" office:value="0.8101">
            <text:p>0.8101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7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79">
            <text:p>879</text:p>
          </table:table-cell>
          <table:table-cell office:value-type="time" office:time-value="PT15H32M08S">
            <text:p>15:32:08</text:p>
          </table:table-cell>
          <table:table-cell office:value-type="float" office:value="52.0743">
            <text:p>52.0743</text:p>
          </table:table-cell>
          <table:table-cell office:value-type="float" office:value="0.8101">
            <text:p>0.8101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74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79">
            <text:p>879</text:p>
          </table:table-cell>
          <table:table-cell office:value-type="time" office:time-value="PT15H32M08S">
            <text:p>15:32:08</text:p>
          </table:table-cell>
          <table:table-cell office:value-type="float" office:value="52.0743">
            <text:p>52.0743</text:p>
          </table:table-cell>
          <table:table-cell office:value-type="float" office:value="0.8101">
            <text:p>0.8101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E7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0">
            <text:p>880</text:p>
          </table:table-cell>
          <table:table-cell office:value-type="time" office:time-value="PT15H32M21S">
            <text:p>15:32:21</text:p>
          </table:table-cell>
          <table:table-cell office:value-type="float" office:value="52.0742">
            <text:p>52.0742</text:p>
          </table:table-cell>
          <table:table-cell office:value-type="float" office:value="0.8127">
            <text:p>0.8127</text:p>
          </table:table-cell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5A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1">
            <text:p>881</text:p>
          </table:table-cell>
          <table:table-cell office:value-type="time" office:time-value="PT15H32M35S">
            <text:p>15:32:35</text:p>
          </table:table-cell>
          <table:table-cell office:value-type="float" office:value="52.074">
            <text:p>52.074</text:p>
          </table:table-cell>
          <table:table-cell office:value-type="float" office:value="0.8156">
            <text:p>0.8156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5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1">
            <text:p>881</text:p>
          </table:table-cell>
          <table:table-cell office:value-type="time" office:time-value="PT15H32M35S">
            <text:p>15:32:35</text:p>
          </table:table-cell>
          <table:table-cell office:value-type="float" office:value="52.074">
            <text:p>52.074</text:p>
          </table:table-cell>
          <table:table-cell office:value-type="float" office:value="0.8156">
            <text:p>0.8156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5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1">
            <text:p>881</text:p>
          </table:table-cell>
          <table:table-cell office:value-type="time" office:time-value="PT15H32M35S">
            <text:p>15:32:35</text:p>
          </table:table-cell>
          <table:table-cell office:value-type="float" office:value="52.074">
            <text:p>52.074</text:p>
          </table:table-cell>
          <table:table-cell office:value-type="float" office:value="0.8156">
            <text:p>0.8156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5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1">
            <text:p>881</text:p>
          </table:table-cell>
          <table:table-cell office:value-type="time" office:time-value="PT15H32M35S">
            <text:p>15:32:35</text:p>
          </table:table-cell>
          <table:table-cell office:value-type="float" office:value="52.074">
            <text:p>52.074</text:p>
          </table:table-cell>
          <table:table-cell office:value-type="float" office:value="0.8156">
            <text:p>0.8156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C5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2">
            <text:p>882</text:p>
          </table:table-cell>
          <table:table-cell office:value-type="time" office:time-value="PT15H32M48S">
            <text:p>15:32:48</text:p>
          </table:table-cell>
          <table:table-cell office:value-type="float" office:value="52.0739">
            <text:p>52.0739</text:p>
          </table:table-cell>
          <table:table-cell office:value-type="float" office:value="0.8182">
            <text:p>0.8182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85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2">
            <text:p>882</text:p>
          </table:table-cell>
          <table:table-cell office:value-type="time" office:time-value="PT15H32M48S">
            <text:p>15:32:48</text:p>
          </table:table-cell>
          <table:table-cell office:value-type="float" office:value="52.0739">
            <text:p>52.0739</text:p>
          </table:table-cell>
          <table:table-cell office:value-type="float" office:value="0.8182">
            <text:p>0.8182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85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2">
            <text:p>882</text:p>
          </table:table-cell>
          <table:table-cell office:value-type="time" office:time-value="PT15H32M48S">
            <text:p>15:32:48</text:p>
          </table:table-cell>
          <table:table-cell office:value-type="float" office:value="52.0739">
            <text:p>52.0739</text:p>
          </table:table-cell>
          <table:table-cell office:value-type="float" office:value="0.8182">
            <text:p>0.8182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85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2">
            <text:p>882</text:p>
          </table:table-cell>
          <table:table-cell office:value-type="time" office:time-value="PT15H32M48S">
            <text:p>15:32:48</text:p>
          </table:table-cell>
          <table:table-cell office:value-type="float" office:value="52.0739">
            <text:p>52.0739</text:p>
          </table:table-cell>
          <table:table-cell office:value-type="float" office:value="0.8182">
            <text:p>0.8182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851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2">
            <text:p>882</text:p>
          </table:table-cell>
          <table:table-cell office:value-type="time" office:time-value="PT15H32M48S">
            <text:p>15:32:48</text:p>
          </table:table-cell>
          <table:table-cell office:value-type="float" office:value="52.0739">
            <text:p>52.0739</text:p>
          </table:table-cell>
          <table:table-cell office:value-type="float" office:value="0.8182">
            <text:p>0.8182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85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3">
            <text:p>883</text:p>
          </table:table-cell>
          <table:table-cell office:value-type="time" office:time-value="PT15H33M01S">
            <text:p>15:33:01</text:p>
          </table:table-cell>
          <table:table-cell office:value-type="float" office:value="52.0738">
            <text:p>52.0738</text:p>
          </table:table-cell>
          <table:table-cell office:value-type="float" office:value="0.8208">
            <text:p>0.8208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0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4">
            <text:p>884</text:p>
          </table:table-cell>
          <table:table-cell office:value-type="time" office:time-value="PT15H33M15S">
            <text:p>15:33:15</text:p>
          </table:table-cell>
          <table:table-cell office:value-type="float" office:value="52.0736">
            <text:p>52.0736</text:p>
          </table:table-cell>
          <table:table-cell office:value-type="float" office:value="0.8237">
            <text:p>0.8237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E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4">
            <text:p>884</text:p>
          </table:table-cell>
          <table:table-cell office:value-type="time" office:time-value="PT15H33M15S">
            <text:p>15:33:15</text:p>
          </table:table-cell>
          <table:table-cell office:value-type="float" office:value="52.0736">
            <text:p>52.0736</text:p>
          </table:table-cell>
          <table:table-cell office:value-type="float" office:value="0.8237">
            <text:p>0.8237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E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4">
            <text:p>884</text:p>
          </table:table-cell>
          <table:table-cell office:value-type="time" office:time-value="PT15H33M15S">
            <text:p>15:33:15</text:p>
          </table:table-cell>
          <table:table-cell office:value-type="float" office:value="52.0736">
            <text:p>52.0736</text:p>
          </table:table-cell>
          <table:table-cell office:value-type="float" office:value="0.8237">
            <text:p>0.8237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EE7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4">
            <text:p>884</text:p>
          </table:table-cell>
          <table:table-cell office:value-type="time" office:time-value="PT15H33M15S">
            <text:p>15:33:15</text:p>
          </table:table-cell>
          <table:table-cell office:value-type="float" office:value="52.0736">
            <text:p>52.0736</text:p>
          </table:table-cell>
          <table:table-cell office:value-type="float" office:value="0.8237">
            <text:p>0.8237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EE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4">
            <text:p>884</text:p>
          </table:table-cell>
          <table:table-cell office:value-type="time" office:time-value="PT15H33M15S">
            <text:p>15:33:15</text:p>
          </table:table-cell>
          <table:table-cell office:value-type="float" office:value="52.0736">
            <text:p>52.0736</text:p>
          </table:table-cell>
          <table:table-cell office:value-type="float" office:value="0.8237">
            <text:p>0.8237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E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5">
            <text:p>885</text:p>
          </table:table-cell>
          <table:table-cell office:value-type="time" office:time-value="PT15H33M28S">
            <text:p>15:33:28</text:p>
          </table:table-cell>
          <table:table-cell office:value-type="float" office:value="52.0735">
            <text:p>52.0735</text:p>
          </table:table-cell>
          <table:table-cell office:value-type="float" office:value="0.8264">
            <text:p>0.8264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3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6">
            <text:p>886</text:p>
          </table:table-cell>
          <table:table-cell office:value-type="time" office:time-value="PT15H33M41S">
            <text:p>15:33:41</text:p>
          </table:table-cell>
          <table:table-cell office:value-type="float" office:value="52.0734">
            <text:p>52.0734</text:p>
          </table:table-cell>
          <table:table-cell office:value-type="float" office:value="0.8291">
            <text:p>0.829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3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7">
            <text:p>887</text:p>
          </table:table-cell>
          <table:table-cell office:value-type="time" office:time-value="PT15H33M55S">
            <text:p>15:33:55</text:p>
          </table:table-cell>
          <table:table-cell office:value-type="float" office:value="52.0733">
            <text:p>52.0733</text:p>
          </table:table-cell>
          <table:table-cell office:value-type="float" office:value="0.8321">
            <text:p>0.8321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E2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7">
            <text:p>887</text:p>
          </table:table-cell>
          <table:table-cell office:value-type="time" office:time-value="PT15H33M55S">
            <text:p>15:33:55</text:p>
          </table:table-cell>
          <table:table-cell office:value-type="float" office:value="52.0733">
            <text:p>52.0733</text:p>
          </table:table-cell>
          <table:table-cell office:value-type="float" office:value="0.8321">
            <text:p>0.8321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E2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7">
            <text:p>887</text:p>
          </table:table-cell>
          <table:table-cell office:value-type="time" office:time-value="PT15H33M55S">
            <text:p>15:33:55</text:p>
          </table:table-cell>
          <table:table-cell office:value-type="float" office:value="52.0733">
            <text:p>52.0733</text:p>
          </table:table-cell>
          <table:table-cell office:value-type="float" office:value="0.8321">
            <text:p>0.8321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E2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7">
            <text:p>887</text:p>
          </table:table-cell>
          <table:table-cell office:value-type="time" office:time-value="PT15H33M55S">
            <text:p>15:33:55</text:p>
          </table:table-cell>
          <table:table-cell office:value-type="float" office:value="52.0733">
            <text:p>52.0733</text:p>
          </table:table-cell>
          <table:table-cell office:value-type="float" office:value="0.8321">
            <text:p>0.8321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E23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7">
            <text:p>887</text:p>
          </table:table-cell>
          <table:table-cell office:value-type="time" office:time-value="PT15H33M55S">
            <text:p>15:33:55</text:p>
          </table:table-cell>
          <table:table-cell office:value-type="float" office:value="52.0733">
            <text:p>52.0733</text:p>
          </table:table-cell>
          <table:table-cell office:value-type="float" office:value="0.8321">
            <text:p>0.8321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E2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8">
            <text:p>888</text:p>
          </table:table-cell>
          <table:table-cell office:value-type="time" office:time-value="PT15H34M08S">
            <text:p>15:34:08</text:p>
          </table:table-cell>
          <table:table-cell office:value-type="float" office:value="52.0732">
            <text:p>52.0732</text:p>
          </table:table-cell>
          <table:table-cell office:value-type="float" office:value="0.8348">
            <text:p>0.8348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8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8">
            <text:p>888</text:p>
          </table:table-cell>
          <table:table-cell office:value-type="time" office:time-value="PT15H34M08S">
            <text:p>15:34:08</text:p>
          </table:table-cell>
          <table:table-cell office:value-type="float" office:value="52.0732">
            <text:p>52.0732</text:p>
          </table:table-cell>
          <table:table-cell office:value-type="float" office:value="0.8348">
            <text:p>0.8348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8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8">
            <text:p>888</text:p>
          </table:table-cell>
          <table:table-cell office:value-type="time" office:time-value="PT15H34M08S">
            <text:p>15:34:08</text:p>
          </table:table-cell>
          <table:table-cell office:value-type="float" office:value="52.0732">
            <text:p>52.0732</text:p>
          </table:table-cell>
          <table:table-cell office:value-type="float" office:value="0.8348">
            <text:p>0.8348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8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88">
            <text:p>888</text:p>
          </table:table-cell>
          <table:table-cell office:value-type="time" office:time-value="PT15H34M08S">
            <text:p>15:34:08</text:p>
          </table:table-cell>
          <table:table-cell office:value-type="float" office:value="52.0732">
            <text:p>52.0732</text:p>
          </table:table-cell>
          <table:table-cell office:value-type="float" office:value="0.8348">
            <text:p>0.8348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88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8">
            <text:p>888</text:p>
          </table:table-cell>
          <table:table-cell office:value-type="time" office:time-value="PT15H34M08S">
            <text:p>15:34:08</text:p>
          </table:table-cell>
          <table:table-cell office:value-type="float" office:value="52.0732">
            <text:p>52.0732</text:p>
          </table:table-cell>
          <table:table-cell office:value-type="float" office:value="0.8348">
            <text:p>0.8348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28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89">
            <text:p>889</text:p>
          </table:table-cell>
          <table:table-cell office:value-type="time" office:time-value="PT15H34M21S">
            <text:p>15:34:21</text:p>
          </table:table-cell>
          <table:table-cell office:value-type="float" office:value="52.0731">
            <text:p>52.0731</text:p>
          </table:table-cell>
          <table:table-cell office:value-type="float" office:value="0.8375">
            <text:p>0.8375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A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89">
            <text:p>889</text:p>
          </table:table-cell>
          <table:table-cell office:value-type="time" office:time-value="PT15H34M21S">
            <text:p>15:34:21</text:p>
          </table:table-cell>
          <table:table-cell office:value-type="float" office:value="52.0731">
            <text:p>52.0731</text:p>
          </table:table-cell>
          <table:table-cell office:value-type="float" office:value="0.8375">
            <text:p>0.8375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A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89">
            <text:p>889</text:p>
          </table:table-cell>
          <table:table-cell office:value-type="time" office:time-value="PT15H34M21S">
            <text:p>15:34:21</text:p>
          </table:table-cell>
          <table:table-cell office:value-type="float" office:value="52.0731">
            <text:p>52.0731</text:p>
          </table:table-cell>
          <table:table-cell office:value-type="float" office:value="0.8375">
            <text:p>0.8375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A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89">
            <text:p>889</text:p>
          </table:table-cell>
          <table:table-cell office:value-type="time" office:time-value="PT15H34M21S">
            <text:p>15:34:21</text:p>
          </table:table-cell>
          <table:table-cell office:value-type="float" office:value="52.0731">
            <text:p>52.0731</text:p>
          </table:table-cell>
          <table:table-cell office:value-type="float" office:value="0.8375">
            <text:p>0.8375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AD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89">
            <text:p>889</text:p>
          </table:table-cell>
          <table:table-cell office:value-type="time" office:time-value="PT15H34M21S">
            <text:p>15:34:21</text:p>
          </table:table-cell>
          <table:table-cell office:value-type="float" office:value="52.0731">
            <text:p>52.0731</text:p>
          </table:table-cell>
          <table:table-cell office:value-type="float" office:value="0.8375">
            <text:p>0.8375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0A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0">
            <text:p>890</text:p>
          </table:table-cell>
          <table:table-cell office:value-type="time" office:time-value="PT15H34M34S">
            <text:p>15:34:34</text:p>
          </table:table-cell>
          <table:table-cell office:value-type="float" office:value="52.073">
            <text:p>52.073</text:p>
          </table:table-cell>
          <table:table-cell office:value-type="float" office:value="0.8403">
            <text:p>0.840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0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0">
            <text:p>890</text:p>
          </table:table-cell>
          <table:table-cell office:value-type="time" office:time-value="PT15H34M34S">
            <text:p>15:34:34</text:p>
          </table:table-cell>
          <table:table-cell office:value-type="float" office:value="52.073">
            <text:p>52.073</text:p>
          </table:table-cell>
          <table:table-cell office:value-type="float" office:value="0.8403">
            <text:p>0.840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0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0">
            <text:p>890</text:p>
          </table:table-cell>
          <table:table-cell office:value-type="time" office:time-value="PT15H34M34S">
            <text:p>15:34:34</text:p>
          </table:table-cell>
          <table:table-cell office:value-type="float" office:value="52.073">
            <text:p>52.073</text:p>
          </table:table-cell>
          <table:table-cell office:value-type="float" office:value="0.8403">
            <text:p>0.840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0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0">
            <text:p>890</text:p>
          </table:table-cell>
          <table:table-cell office:value-type="time" office:time-value="PT15H34M34S">
            <text:p>15:34:34</text:p>
          </table:table-cell>
          <table:table-cell office:value-type="float" office:value="52.073">
            <text:p>52.073</text:p>
          </table:table-cell>
          <table:table-cell office:value-type="float" office:value="0.8403">
            <text:p>0.840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0C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90">
            <text:p>890</text:p>
          </table:table-cell>
          <table:table-cell office:value-type="time" office:time-value="PT15H34M34S">
            <text:p>15:34:34</text:p>
          </table:table-cell>
          <table:table-cell office:value-type="float" office:value="52.073">
            <text:p>52.073</text:p>
          </table:table-cell>
          <table:table-cell office:value-type="float" office:value="0.8403">
            <text:p>0.840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90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1">
            <text:p>891</text:p>
          </table:table-cell>
          <table:table-cell office:value-type="time" office:time-value="PT15H34M48S">
            <text:p>15:34:48</text:p>
          </table:table-cell>
          <table:table-cell office:value-type="float" office:value="52.0729">
            <text:p>52.0729</text:p>
          </table:table-cell>
          <table:table-cell office:value-type="float" office:value="0.8432">
            <text:p>0.8432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3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1">
            <text:p>891</text:p>
          </table:table-cell>
          <table:table-cell office:value-type="time" office:time-value="PT15H34M48S">
            <text:p>15:34:48</text:p>
          </table:table-cell>
          <table:table-cell office:value-type="float" office:value="52.0729">
            <text:p>52.0729</text:p>
          </table:table-cell>
          <table:table-cell office:value-type="float" office:value="0.8432">
            <text:p>0.8432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1">
            <text:p>891</text:p>
          </table:table-cell>
          <table:table-cell office:value-type="time" office:time-value="PT15H34M48S">
            <text:p>15:34:48</text:p>
          </table:table-cell>
          <table:table-cell office:value-type="float" office:value="52.0729">
            <text:p>52.0729</text:p>
          </table:table-cell>
          <table:table-cell office:value-type="float" office:value="0.8432">
            <text:p>0.8432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3C</text:p>
          </table:table-cell>
        </table:table-row>
        <table:table-row table:style-name="ro1">
          <table:table-cell office:value-type="string">
            <text:p>G8KHW : PICO</text:p>
          </table:table-cell>
          <table:table-cell office:value-type="float" office:value="891">
            <text:p>891</text:p>
          </table:table-cell>
          <table:table-cell office:value-type="time" office:time-value="PT15H34M48S">
            <text:p>15:34:48</text:p>
          </table:table-cell>
          <table:table-cell office:value-type="float" office:value="52.0729">
            <text:p>52.0729</text:p>
          </table:table-cell>
          <table:table-cell office:value-type="float" office:value="0.8432">
            <text:p>0.8432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93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2">
            <text:p>892</text:p>
          </table:table-cell>
          <table:table-cell office:value-type="time" office:time-value="PT15H35M01S">
            <text:p>15:35:01</text:p>
          </table:table-cell>
          <table:table-cell office:value-type="float" office:value="52.0728">
            <text:p>52.0728</text:p>
          </table:table-cell>
          <table:table-cell office:value-type="float" office:value="0.846">
            <text:p>0.846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F4A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2">
            <text:p>892</text:p>
          </table:table-cell>
          <table:table-cell office:value-type="time" office:time-value="PT15H35M01S">
            <text:p>15:35:01</text:p>
          </table:table-cell>
          <table:table-cell office:value-type="float" office:value="52.0728">
            <text:p>52.0728</text:p>
          </table:table-cell>
          <table:table-cell office:value-type="float" office:value="0.846">
            <text:p>0.846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F4A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2">
            <text:p>892</text:p>
          </table:table-cell>
          <table:table-cell office:value-type="time" office:time-value="PT15H35M01S">
            <text:p>15:35:01</text:p>
          </table:table-cell>
          <table:table-cell office:value-type="float" office:value="52.0728">
            <text:p>52.0728</text:p>
          </table:table-cell>
          <table:table-cell office:value-type="float" office:value="0.846">
            <text:p>0.846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F4A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92">
            <text:p>892</text:p>
          </table:table-cell>
          <table:table-cell office:value-type="time" office:time-value="PT15H35M01S">
            <text:p>15:35:01</text:p>
          </table:table-cell>
          <table:table-cell office:value-type="float" office:value="52.0728">
            <text:p>52.0728</text:p>
          </table:table-cell>
          <table:table-cell office:value-type="float" office:value="0.846">
            <text:p>0.846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F4A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3">
            <text:p>893</text:p>
          </table:table-cell>
          <table:table-cell office:value-type="time" office:time-value="PT15H35M14S">
            <text:p>15:35:14</text:p>
          </table:table-cell>
          <table:table-cell office:value-type="float" office:value="52.0727">
            <text:p>52.0727</text:p>
          </table:table-cell>
          <table:table-cell office:value-type="float" office:value="0.8487">
            <text:p>0.8487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10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3">
            <text:p>893</text:p>
          </table:table-cell>
          <table:table-cell office:value-type="time" office:time-value="PT15H35M14S">
            <text:p>15:35:14</text:p>
          </table:table-cell>
          <table:table-cell office:value-type="float" office:value="52.0727">
            <text:p>52.0727</text:p>
          </table:table-cell>
          <table:table-cell office:value-type="float" office:value="0.8487">
            <text:p>0.8487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10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3">
            <text:p>893</text:p>
          </table:table-cell>
          <table:table-cell office:value-type="time" office:time-value="PT15H35M14S">
            <text:p>15:35:14</text:p>
          </table:table-cell>
          <table:table-cell office:value-type="float" office:value="52.0727">
            <text:p>52.0727</text:p>
          </table:table-cell>
          <table:table-cell office:value-type="float" office:value="0.8487">
            <text:p>0.8487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10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3">
            <text:p>893</text:p>
          </table:table-cell>
          <table:table-cell office:value-type="time" office:time-value="PT15H35M14S">
            <text:p>15:35:14</text:p>
          </table:table-cell>
          <table:table-cell office:value-type="float" office:value="52.0727">
            <text:p>52.0727</text:p>
          </table:table-cell>
          <table:table-cell office:value-type="float" office:value="0.8487">
            <text:p>0.8487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10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93">
            <text:p>893</text:p>
          </table:table-cell>
          <table:table-cell office:value-type="time" office:time-value="PT15H35M14S">
            <text:p>15:35:14</text:p>
          </table:table-cell>
          <table:table-cell office:value-type="float" office:value="52.0727">
            <text:p>52.0727</text:p>
          </table:table-cell>
          <table:table-cell office:value-type="float" office:value="0.8487">
            <text:p>0.8487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10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4">
            <text:p>894</text:p>
          </table:table-cell>
          <table:table-cell office:value-type="time" office:time-value="PT15H35M27S">
            <text:p>15:35:27</text:p>
          </table:table-cell>
          <table:table-cell office:value-type="float" office:value="52.0726">
            <text:p>52.0726</text:p>
          </table:table-cell>
          <table:table-cell office:value-type="float" office:value="0.8515">
            <text:p>0.8515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75C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4">
            <text:p>894</text:p>
          </table:table-cell>
          <table:table-cell office:value-type="time" office:time-value="PT15H35M27S">
            <text:p>15:35:27</text:p>
          </table:table-cell>
          <table:table-cell office:value-type="float" office:value="52.0726">
            <text:p>52.0726</text:p>
          </table:table-cell>
          <table:table-cell office:value-type="float" office:value="0.8515">
            <text:p>0.8515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75C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4">
            <text:p>894</text:p>
          </table:table-cell>
          <table:table-cell office:value-type="time" office:time-value="PT15H35M27S">
            <text:p>15:35:27</text:p>
          </table:table-cell>
          <table:table-cell office:value-type="float" office:value="52.0726">
            <text:p>52.0726</text:p>
          </table:table-cell>
          <table:table-cell office:value-type="float" office:value="0.8515">
            <text:p>0.8515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75C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4">
            <text:p>894</text:p>
          </table:table-cell>
          <table:table-cell office:value-type="time" office:time-value="PT15H35M27S">
            <text:p>15:35:27</text:p>
          </table:table-cell>
          <table:table-cell office:value-type="float" office:value="52.0726">
            <text:p>52.0726</text:p>
          </table:table-cell>
          <table:table-cell office:value-type="float" office:value="0.8515">
            <text:p>0.8515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75C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5">
            <text:p>895</text:p>
          </table:table-cell>
          <table:table-cell office:value-type="time" office:time-value="PT15H35M40S">
            <text:p>15:35:40</text:p>
          </table:table-cell>
          <table:table-cell office:value-type="float" office:value="52.0725">
            <text:p>52.0725</text:p>
          </table:table-cell>
          <table:table-cell office:value-type="float" office:value="0.8543">
            <text:p>0.8543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1BC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5">
            <text:p>895</text:p>
          </table:table-cell>
          <table:table-cell office:value-type="time" office:time-value="PT15H35M40S">
            <text:p>15:35:40</text:p>
          </table:table-cell>
          <table:table-cell office:value-type="float" office:value="52.0725">
            <text:p>52.0725</text:p>
          </table:table-cell>
          <table:table-cell office:value-type="float" office:value="0.8543">
            <text:p>0.8543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1BC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5">
            <text:p>895</text:p>
          </table:table-cell>
          <table:table-cell office:value-type="time" office:time-value="PT15H35M40S">
            <text:p>15:35:40</text:p>
          </table:table-cell>
          <table:table-cell office:value-type="float" office:value="52.0725">
            <text:p>52.0725</text:p>
          </table:table-cell>
          <table:table-cell office:value-type="float" office:value="0.8543">
            <text:p>0.8543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1BC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6">
            <text:p>896</text:p>
          </table:table-cell>
          <table:table-cell office:value-type="time" office:time-value="PT15H35M53S">
            <text:p>15:35:53</text:p>
          </table:table-cell>
          <table:table-cell office:value-type="float" office:value="52.0724">
            <text:p>52.0724</text:p>
          </table:table-cell>
          <table:table-cell office:value-type="float" office:value="0.857">
            <text:p>0.857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D4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6">
            <text:p>896</text:p>
          </table:table-cell>
          <table:table-cell office:value-type="time" office:time-value="PT15H35M53S">
            <text:p>15:35:53</text:p>
          </table:table-cell>
          <table:table-cell office:value-type="float" office:value="52.0724">
            <text:p>52.0724</text:p>
          </table:table-cell>
          <table:table-cell office:value-type="float" office:value="0.857">
            <text:p>0.857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D4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6">
            <text:p>896</text:p>
          </table:table-cell>
          <table:table-cell office:value-type="time" office:time-value="PT15H35M53S">
            <text:p>15:35:53</text:p>
          </table:table-cell>
          <table:table-cell office:value-type="float" office:value="52.0724">
            <text:p>52.0724</text:p>
          </table:table-cell>
          <table:table-cell office:value-type="float" office:value="0.857">
            <text:p>0.857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D4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6">
            <text:p>896</text:p>
          </table:table-cell>
          <table:table-cell office:value-type="time" office:time-value="PT15H35M53S">
            <text:p>15:35:53</text:p>
          </table:table-cell>
          <table:table-cell office:value-type="float" office:value="52.0724">
            <text:p>52.0724</text:p>
          </table:table-cell>
          <table:table-cell office:value-type="float" office:value="0.857">
            <text:p>0.857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D4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96">
            <text:p>896</text:p>
          </table:table-cell>
          <table:table-cell office:value-type="time" office:time-value="PT15H35M53S">
            <text:p>15:35:53</text:p>
          </table:table-cell>
          <table:table-cell office:value-type="float" office:value="52.0724">
            <text:p>52.0724</text:p>
          </table:table-cell>
          <table:table-cell office:value-type="float" office:value="0.857">
            <text:p>0.857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D4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7">
            <text:p>897</text:p>
          </table:table-cell>
          <table:table-cell office:value-type="time" office:time-value="PT15H36M07S">
            <text:p>15:36:07</text:p>
          </table:table-cell>
          <table:table-cell office:value-type="float" office:value="52.0723">
            <text:p>52.0723</text:p>
          </table:table-cell>
          <table:table-cell office:value-type="float" office:value="0.86">
            <text:p>0.86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88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7">
            <text:p>897</text:p>
          </table:table-cell>
          <table:table-cell office:value-type="time" office:time-value="PT15H36M07S">
            <text:p>15:36:07</text:p>
          </table:table-cell>
          <table:table-cell office:value-type="float" office:value="52.0723">
            <text:p>52.0723</text:p>
          </table:table-cell>
          <table:table-cell office:value-type="float" office:value="0.86">
            <text:p>0.86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88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7">
            <text:p>897</text:p>
          </table:table-cell>
          <table:table-cell office:value-type="time" office:time-value="PT15H36M07S">
            <text:p>15:36:07</text:p>
          </table:table-cell>
          <table:table-cell office:value-type="float" office:value="52.0723">
            <text:p>52.0723</text:p>
          </table:table-cell>
          <table:table-cell office:value-type="float" office:value="0.86">
            <text:p>0.86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88A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97">
            <text:p>897</text:p>
          </table:table-cell>
          <table:table-cell office:value-type="time" office:time-value="PT15H36M07S">
            <text:p>15:36:07</text:p>
          </table:table-cell>
          <table:table-cell office:value-type="float" office:value="52.0723">
            <text:p>52.0723</text:p>
          </table:table-cell>
          <table:table-cell office:value-type="float" office:value="0.86">
            <text:p>0.86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88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7">
            <text:p>897</text:p>
          </table:table-cell>
          <table:table-cell office:value-type="time" office:time-value="PT15H36M07S">
            <text:p>15:36:07</text:p>
          </table:table-cell>
          <table:table-cell office:value-type="float" office:value="52.0723">
            <text:p>52.0723</text:p>
          </table:table-cell>
          <table:table-cell office:value-type="float" office:value="0.86">
            <text:p>0.86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88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8">
            <text:p>898</text:p>
          </table:table-cell>
          <table:table-cell office:value-type="time" office:time-value="PT15H36M20S">
            <text:p>15:36:20</text:p>
          </table:table-cell>
          <table:table-cell office:value-type="float" office:value="52.0722">
            <text:p>52.0722</text:p>
          </table:table-cell>
          <table:table-cell office:value-type="float" office:value="0.8627">
            <text:p>0.8627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316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8">
            <text:p>898</text:p>
          </table:table-cell>
          <table:table-cell office:value-type="time" office:time-value="PT15H36M20S">
            <text:p>15:36:20</text:p>
          </table:table-cell>
          <table:table-cell office:value-type="float" office:value="52.0722">
            <text:p>52.0722</text:p>
          </table:table-cell>
          <table:table-cell office:value-type="float" office:value="0.8627">
            <text:p>0.8627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316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8">
            <text:p>898</text:p>
          </table:table-cell>
          <table:table-cell office:value-type="time" office:time-value="PT15H36M20S">
            <text:p>15:36:20</text:p>
          </table:table-cell>
          <table:table-cell office:value-type="float" office:value="52.0722">
            <text:p>52.0722</text:p>
          </table:table-cell>
          <table:table-cell office:value-type="float" office:value="0.8627">
            <text:p>0.8627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316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8">
            <text:p>898</text:p>
          </table:table-cell>
          <table:table-cell office:value-type="time" office:time-value="PT15H36M20S">
            <text:p>15:36:20</text:p>
          </table:table-cell>
          <table:table-cell office:value-type="float" office:value="52.0722">
            <text:p>52.0722</text:p>
          </table:table-cell>
          <table:table-cell office:value-type="float" office:value="0.8627">
            <text:p>0.8627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316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899">
            <text:p>899</text:p>
          </table:table-cell>
          <table:table-cell office:value-type="time" office:time-value="PT15H36M33S">
            <text:p>15:36:33</text:p>
          </table:table-cell>
          <table:table-cell office:value-type="float" office:value="52.0721">
            <text:p>52.0721</text:p>
          </table:table-cell>
          <table:table-cell office:value-type="float" office:value="0.8654">
            <text:p>0.865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B65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899">
            <text:p>899</text:p>
          </table:table-cell>
          <table:table-cell office:value-type="time" office:time-value="PT15H36M33S">
            <text:p>15:36:33</text:p>
          </table:table-cell>
          <table:table-cell office:value-type="float" office:value="52.0721">
            <text:p>52.0721</text:p>
          </table:table-cell>
          <table:table-cell office:value-type="float" office:value="0.8654">
            <text:p>0.865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B65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899">
            <text:p>899</text:p>
          </table:table-cell>
          <table:table-cell office:value-type="time" office:time-value="PT15H36M33S">
            <text:p>15:36:33</text:p>
          </table:table-cell>
          <table:table-cell office:value-type="float" office:value="52.0721">
            <text:p>52.0721</text:p>
          </table:table-cell>
          <table:table-cell office:value-type="float" office:value="0.8654">
            <text:p>0.865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B65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899">
            <text:p>899</text:p>
          </table:table-cell>
          <table:table-cell office:value-type="time" office:time-value="PT15H36M33S">
            <text:p>15:36:33</text:p>
          </table:table-cell>
          <table:table-cell office:value-type="float" office:value="52.0721">
            <text:p>52.0721</text:p>
          </table:table-cell>
          <table:table-cell office:value-type="float" office:value="0.8654">
            <text:p>0.865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B65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899">
            <text:p>899</text:p>
          </table:table-cell>
          <table:table-cell office:value-type="time" office:time-value="PT15H36M33S">
            <text:p>15:36:33</text:p>
          </table:table-cell>
          <table:table-cell office:value-type="float" office:value="52.0721">
            <text:p>52.0721</text:p>
          </table:table-cell>
          <table:table-cell office:value-type="float" office:value="0.8654">
            <text:p>0.865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B65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0">
            <text:p>900</text:p>
          </table:table-cell>
          <table:table-cell office:value-type="time" office:time-value="PT15H36M46S">
            <text:p>15:36:46</text:p>
          </table:table-cell>
          <table:table-cell office:value-type="float" office:value="52.072">
            <text:p>52.072</text:p>
          </table:table-cell>
          <table:table-cell office:value-type="float" office:value="0.8682">
            <text:p>0.868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E36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00">
            <text:p>900</text:p>
          </table:table-cell>
          <table:table-cell office:value-type="time" office:time-value="PT15H36M46S">
            <text:p>15:36:46</text:p>
          </table:table-cell>
          <table:table-cell office:value-type="float" office:value="52.072">
            <text:p>52.072</text:p>
          </table:table-cell>
          <table:table-cell office:value-type="float" office:value="0.8682">
            <text:p>0.868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E36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00">
            <text:p>900</text:p>
          </table:table-cell>
          <table:table-cell office:value-type="time" office:time-value="PT15H36M46S">
            <text:p>15:36:46</text:p>
          </table:table-cell>
          <table:table-cell office:value-type="float" office:value="52.072">
            <text:p>52.072</text:p>
          </table:table-cell>
          <table:table-cell office:value-type="float" office:value="0.8682">
            <text:p>0.868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E36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0">
            <text:p>900</text:p>
          </table:table-cell>
          <table:table-cell office:value-type="time" office:time-value="PT15H36M46S">
            <text:p>15:36:46</text:p>
          </table:table-cell>
          <table:table-cell office:value-type="float" office:value="52.072">
            <text:p>52.072</text:p>
          </table:table-cell>
          <table:table-cell office:value-type="float" office:value="0.8682">
            <text:p>0.868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E368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00">
            <text:p>900</text:p>
          </table:table-cell>
          <table:table-cell office:value-type="time" office:time-value="PT15H36M46S">
            <text:p>15:36:46</text:p>
          </table:table-cell>
          <table:table-cell office:value-type="float" office:value="52.072">
            <text:p>52.072</text:p>
          </table:table-cell>
          <table:table-cell office:value-type="float" office:value="0.8682">
            <text:p>0.868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E36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2">
            <text:p>902</text:p>
          </table:table-cell>
          <table:table-cell office:value-type="time" office:time-value="PT15H37M12S">
            <text:p>15:37:12</text:p>
          </table:table-cell>
          <table:table-cell office:value-type="float" office:value="52.0717">
            <text:p>52.0717</text:p>
          </table:table-cell>
          <table:table-cell office:value-type="float" office:value="0.8737">
            <text:p>0.8737</text:p>
          </table:table-cell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6CC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3">
            <text:p>903</text:p>
          </table:table-cell>
          <table:table-cell office:value-type="time" office:time-value="PT15H37M25S">
            <text:p>15:37:25</text:p>
          </table:table-cell>
          <table:table-cell office:value-type="float" office:value="52.0716">
            <text:p>52.0716</text:p>
          </table:table-cell>
          <table:table-cell office:value-type="float" office:value="0.8765">
            <text:p>0.8765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5AF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4">
            <text:p>904</text:p>
          </table:table-cell>
          <table:table-cell office:value-type="time" office:time-value="PT15H37M38S">
            <text:p>15:37:38</text:p>
          </table:table-cell>
          <table:table-cell office:value-type="float" office:value="52.0715">
            <text:p>52.0715</text:p>
          </table:table-cell>
          <table:table-cell office:value-type="float" office:value="0.8792">
            <text:p>0.8792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F05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5">
            <text:p>905</text:p>
          </table:table-cell>
          <table:table-cell office:value-type="time" office:time-value="PT15H37M51S">
            <text:p>15:37:51</text:p>
          </table:table-cell>
          <table:table-cell office:value-type="float" office:value="52.0714">
            <text:p>52.0714</text:p>
          </table:table-cell>
          <table:table-cell office:value-type="float" office:value="0.8819">
            <text:p>0.8819</text:p>
          </table:table-cell>
          <table:table-cell office:value-type="float" office:value="2183">
            <text:p>21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94C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5">
            <text:p>905</text:p>
          </table:table-cell>
          <table:table-cell office:value-type="time" office:time-value="PT15H37M51S">
            <text:p>15:37:51</text:p>
          </table:table-cell>
          <table:table-cell office:value-type="float" office:value="52.0714">
            <text:p>52.0714</text:p>
          </table:table-cell>
          <table:table-cell office:value-type="float" office:value="0.8819">
            <text:p>0.8819</text:p>
          </table:table-cell>
          <table:table-cell office:value-type="float" office:value="2183">
            <text:p>21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94C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6">
            <text:p>906</text:p>
          </table:table-cell>
          <table:table-cell office:value-type="time" office:time-value="PT15H38M04S">
            <text:p>15:38:04</text:p>
          </table:table-cell>
          <table:table-cell office:value-type="float" office:value="52.0712">
            <text:p>52.0712</text:p>
          </table:table-cell>
          <table:table-cell office:value-type="float" office:value="0.8846">
            <text:p>0.884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82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06">
            <text:p>906</text:p>
          </table:table-cell>
          <table:table-cell office:value-type="time" office:time-value="PT15H38M04S">
            <text:p>15:38:04</text:p>
          </table:table-cell>
          <table:table-cell office:value-type="float" office:value="52.0712">
            <text:p>52.0712</text:p>
          </table:table-cell>
          <table:table-cell office:value-type="float" office:value="0.8846">
            <text:p>0.884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0*082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07">
            <text:p>907</text:p>
          </table:table-cell>
          <table:table-cell office:value-type="time" office:time-value="PT15H38M17S">
            <text:p>15:38:17</text:p>
          </table:table-cell>
          <table:table-cell office:value-type="float" office:value="52.0711">
            <text:p>52.0711</text:p>
          </table:table-cell>
          <table:table-cell office:value-type="float" office:value="0.8874">
            <text:p>0.8874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D0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07">
            <text:p>907</text:p>
          </table:table-cell>
          <table:table-cell office:value-type="time" office:time-value="PT15H38M17S">
            <text:p>15:38:17</text:p>
          </table:table-cell>
          <table:table-cell office:value-type="float" office:value="52.0711">
            <text:p>52.0711</text:p>
          </table:table-cell>
          <table:table-cell office:value-type="float" office:value="0.8874">
            <text:p>0.8874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D0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7">
            <text:p>907</text:p>
          </table:table-cell>
          <table:table-cell office:value-type="time" office:time-value="PT15H38M17S">
            <text:p>15:38:17</text:p>
          </table:table-cell>
          <table:table-cell office:value-type="float" office:value="52.0711">
            <text:p>52.0711</text:p>
          </table:table-cell>
          <table:table-cell office:value-type="float" office:value="0.8874">
            <text:p>0.8874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D0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08">
            <text:p>908</text:p>
          </table:table-cell>
          <table:table-cell office:value-type="time" office:time-value="PT15H38M30S">
            <text:p>15:38:30</text:p>
          </table:table-cell>
          <table:table-cell office:value-type="float" office:value="52.0709">
            <text:p>52.0709</text:p>
          </table:table-cell>
          <table:table-cell office:value-type="float" office:value="0.8901">
            <text:p>0.8901</text:p>
          </table:table-cell>
          <table:table-cell office:value-type="float" office:value="2161">
            <text:p>21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8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8">
            <text:p>908</text:p>
          </table:table-cell>
          <table:table-cell office:value-type="time" office:time-value="PT15H38M30S">
            <text:p>15:38:30</text:p>
          </table:table-cell>
          <table:table-cell office:value-type="float" office:value="52.0709">
            <text:p>52.0709</text:p>
          </table:table-cell>
          <table:table-cell office:value-type="float" office:value="0.8901">
            <text:p>0.8901</text:p>
          </table:table-cell>
          <table:table-cell office:value-type="float" office:value="2161">
            <text:p>21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18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09">
            <text:p>909</text:p>
          </table:table-cell>
          <table:table-cell office:value-type="time" office:time-value="PT15H38M44S">
            <text:p>15:38:44</text:p>
          </table:table-cell>
          <table:table-cell office:value-type="float" office:value="52.0707">
            <text:p>52.0707</text:p>
          </table:table-cell>
          <table:table-cell office:value-type="float" office:value="0.8929">
            <text:p>0.8929</text:p>
          </table:table-cell>
          <table:table-cell office:value-type="float" office:value="2152">
            <text:p>21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09">
            <text:p>909</text:p>
          </table:table-cell>
          <table:table-cell office:value-type="time" office:time-value="PT15H38M44S">
            <text:p>15:38:44</text:p>
          </table:table-cell>
          <table:table-cell office:value-type="float" office:value="52.0707">
            <text:p>52.0707</text:p>
          </table:table-cell>
          <table:table-cell office:value-type="float" office:value="0.8929">
            <text:p>0.8929</text:p>
          </table:table-cell>
          <table:table-cell office:value-type="float" office:value="2152">
            <text:p>21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09">
            <text:p>909</text:p>
          </table:table-cell>
          <table:table-cell office:value-type="time" office:time-value="PT15H38M44S">
            <text:p>15:38:44</text:p>
          </table:table-cell>
          <table:table-cell office:value-type="float" office:value="52.0707">
            <text:p>52.0707</text:p>
          </table:table-cell>
          <table:table-cell office:value-type="float" office:value="0.8929">
            <text:p>0.8929</text:p>
          </table:table-cell>
          <table:table-cell office:value-type="float" office:value="2152">
            <text:p>21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107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0">
            <text:p>910</text:p>
          </table:table-cell>
          <table:table-cell office:value-type="time" office:time-value="PT15H38M57S">
            <text:p>15:38:57</text:p>
          </table:table-cell>
          <table:table-cell office:value-type="float" office:value="52.0706">
            <text:p>52.0706</text:p>
          </table:table-cell>
          <table:table-cell office:value-type="float" office:value="0.8956">
            <text:p>0.8956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D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0">
            <text:p>910</text:p>
          </table:table-cell>
          <table:table-cell office:value-type="time" office:time-value="PT15H38M57S">
            <text:p>15:38:57</text:p>
          </table:table-cell>
          <table:table-cell office:value-type="float" office:value="52.0706">
            <text:p>52.0706</text:p>
          </table:table-cell>
          <table:table-cell office:value-type="float" office:value="0.8956">
            <text:p>0.8956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D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1">
            <text:p>911</text:p>
          </table:table-cell>
          <table:table-cell office:value-type="time" office:time-value="PT15H39M10S">
            <text:p>15:39:10</text:p>
          </table:table-cell>
          <table:table-cell office:value-type="float" office:value="52.0704">
            <text:p>52.0704</text:p>
          </table:table-cell>
          <table:table-cell office:value-type="float" office:value="0.8982">
            <text:p>0.8982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1">
            <text:p>911</text:p>
          </table:table-cell>
          <table:table-cell office:value-type="time" office:time-value="PT15H39M10S">
            <text:p>15:39:10</text:p>
          </table:table-cell>
          <table:table-cell office:value-type="float" office:value="52.0704">
            <text:p>52.0704</text:p>
          </table:table-cell>
          <table:table-cell office:value-type="float" office:value="0.8982">
            <text:p>0.8982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1">
            <text:p>911</text:p>
          </table:table-cell>
          <table:table-cell office:value-type="time" office:time-value="PT15H39M10S">
            <text:p>15:39:10</text:p>
          </table:table-cell>
          <table:table-cell office:value-type="float" office:value="52.0704">
            <text:p>52.0704</text:p>
          </table:table-cell>
          <table:table-cell office:value-type="float" office:value="0.8982">
            <text:p>0.8982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11">
            <text:p>911</text:p>
          </table:table-cell>
          <table:table-cell office:value-type="time" office:time-value="PT15H39M10S">
            <text:p>15:39:10</text:p>
          </table:table-cell>
          <table:table-cell office:value-type="float" office:value="52.0704">
            <text:p>52.0704</text:p>
          </table:table-cell>
          <table:table-cell office:value-type="float" office:value="0.8982">
            <text:p>0.8982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C4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2">
            <text:p>912</text:p>
          </table:table-cell>
          <table:table-cell office:value-type="time" office:time-value="PT15H39M23S">
            <text:p>15:39:23</text:p>
          </table:table-cell>
          <table:table-cell office:value-type="float" office:value="52.0702">
            <text:p>52.0702</text:p>
          </table:table-cell>
          <table:table-cell office:value-type="float" office:value="0.9008">
            <text:p>0.9008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2">
            <text:p>912</text:p>
          </table:table-cell>
          <table:table-cell office:value-type="time" office:time-value="PT15H39M23S">
            <text:p>15:39:23</text:p>
          </table:table-cell>
          <table:table-cell office:value-type="float" office:value="52.0702">
            <text:p>52.0702</text:p>
          </table:table-cell>
          <table:table-cell office:value-type="float" office:value="0.9008">
            <text:p>0.9008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2">
            <text:p>912</text:p>
          </table:table-cell>
          <table:table-cell office:value-type="time" office:time-value="PT15H39M23S">
            <text:p>15:39:23</text:p>
          </table:table-cell>
          <table:table-cell office:value-type="float" office:value="52.0702">
            <text:p>52.0702</text:p>
          </table:table-cell>
          <table:table-cell office:value-type="float" office:value="0.9008">
            <text:p>0.9008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21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3">
            <text:p>913</text:p>
          </table:table-cell>
          <table:table-cell office:value-type="time" office:time-value="PT15H39M37S">
            <text:p>15:39:37</text:p>
          </table:table-cell>
          <table:table-cell office:value-type="float" office:value="52.07">
            <text:p>52.07</text:p>
          </table:table-cell>
          <table:table-cell office:value-type="float" office:value="0.9036">
            <text:p>0.9036</text:p>
          </table:table-cell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2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3">
            <text:p>913</text:p>
          </table:table-cell>
          <table:table-cell office:value-type="time" office:time-value="PT15H39M37S">
            <text:p>15:39:37</text:p>
          </table:table-cell>
          <table:table-cell office:value-type="float" office:value="52.07">
            <text:p>52.07</text:p>
          </table:table-cell>
          <table:table-cell office:value-type="float" office:value="0.9036">
            <text:p>0.9036</text:p>
          </table:table-cell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02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4">
            <text:p>914</text:p>
          </table:table-cell>
          <table:table-cell office:value-type="time" office:time-value="PT15H39M50S">
            <text:p>15:39:50</text:p>
          </table:table-cell>
          <table:table-cell office:value-type="float" office:value="52.0698">
            <text:p>52.0698</text:p>
          </table:table-cell>
          <table:table-cell office:value-type="float" office:value="0.9061">
            <text:p>0.9061</text:p>
          </table:table-cell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8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4">
            <text:p>914</text:p>
          </table:table-cell>
          <table:table-cell office:value-type="time" office:time-value="PT15H39M50S">
            <text:p>15:39:50</text:p>
          </table:table-cell>
          <table:table-cell office:value-type="float" office:value="52.0698">
            <text:p>52.0698</text:p>
          </table:table-cell>
          <table:table-cell office:value-type="float" office:value="0.9061">
            <text:p>0.9061</text:p>
          </table:table-cell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8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4">
            <text:p>914</text:p>
          </table:table-cell>
          <table:table-cell office:value-type="time" office:time-value="PT15H39M50S">
            <text:p>15:39:50</text:p>
          </table:table-cell>
          <table:table-cell office:value-type="float" office:value="52.0698">
            <text:p>52.0698</text:p>
          </table:table-cell>
          <table:table-cell office:value-type="float" office:value="0.9061">
            <text:p>0.9061</text:p>
          </table:table-cell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8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14">
            <text:p>914</text:p>
          </table:table-cell>
          <table:table-cell office:value-type="time" office:time-value="PT15H39M50S">
            <text:p>15:39:50</text:p>
          </table:table-cell>
          <table:table-cell office:value-type="float" office:value="52.0698">
            <text:p>52.0698</text:p>
          </table:table-cell>
          <table:table-cell office:value-type="float" office:value="0.9061">
            <text:p>0.9061</text:p>
          </table:table-cell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8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5">
            <text:p>915</text:p>
          </table:table-cell>
          <table:table-cell office:value-type="time" office:time-value="PT15H40M03S">
            <text:p>15:40:03</text:p>
          </table:table-cell>
          <table:table-cell office:value-type="float" office:value="52.0696">
            <text:p>52.0696</text:p>
          </table:table-cell>
          <table:table-cell office:value-type="float" office:value="0.9086">
            <text:p>0.9086</text:p>
          </table:table-cell>
          <table:table-cell office:value-type="float" office:value="2104">
            <text:p>2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19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5">
            <text:p>915</text:p>
          </table:table-cell>
          <table:table-cell office:value-type="time" office:time-value="PT15H40M03S">
            <text:p>15:40:03</text:p>
          </table:table-cell>
          <table:table-cell office:value-type="float" office:value="52.0696">
            <text:p>52.0696</text:p>
          </table:table-cell>
          <table:table-cell office:value-type="float" office:value="0.9086">
            <text:p>0.9086</text:p>
          </table:table-cell>
          <table:table-cell office:value-type="float" office:value="2104">
            <text:p>2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19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5">
            <text:p>915</text:p>
          </table:table-cell>
          <table:table-cell office:value-type="time" office:time-value="PT15H40M03S">
            <text:p>15:40:03</text:p>
          </table:table-cell>
          <table:table-cell office:value-type="float" office:value="52.0696">
            <text:p>52.0696</text:p>
          </table:table-cell>
          <table:table-cell office:value-type="float" office:value="0.9086">
            <text:p>0.9086</text:p>
          </table:table-cell>
          <table:table-cell office:value-type="float" office:value="2104">
            <text:p>2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19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15">
            <text:p>915</text:p>
          </table:table-cell>
          <table:table-cell office:value-type="time" office:time-value="PT15H40M03S">
            <text:p>15:40:03</text:p>
          </table:table-cell>
          <table:table-cell office:value-type="float" office:value="52.0696">
            <text:p>52.0696</text:p>
          </table:table-cell>
          <table:table-cell office:value-type="float" office:value="0.9086">
            <text:p>0.9086</text:p>
          </table:table-cell>
          <table:table-cell office:value-type="float" office:value="2104">
            <text:p>2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19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6">
            <text:p>916</text:p>
          </table:table-cell>
          <table:table-cell office:value-type="time" office:time-value="PT15H40M17S">
            <text:p>15:40:17</text:p>
          </table:table-cell>
          <table:table-cell office:value-type="float" office:value="52.0694">
            <text:p>52.0694</text:p>
          </table:table-cell>
          <table:table-cell office:value-type="float" office:value="0.9113">
            <text:p>0.9113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9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6">
            <text:p>916</text:p>
          </table:table-cell>
          <table:table-cell office:value-type="time" office:time-value="PT15H40M17S">
            <text:p>15:40:17</text:p>
          </table:table-cell>
          <table:table-cell office:value-type="float" office:value="52.0694">
            <text:p>52.0694</text:p>
          </table:table-cell>
          <table:table-cell office:value-type="float" office:value="0.9113">
            <text:p>0.9113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9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6">
            <text:p>916</text:p>
          </table:table-cell>
          <table:table-cell office:value-type="time" office:time-value="PT15H40M17S">
            <text:p>15:40:17</text:p>
          </table:table-cell>
          <table:table-cell office:value-type="float" office:value="52.0694">
            <text:p>52.0694</text:p>
          </table:table-cell>
          <table:table-cell office:value-type="float" office:value="0.9113">
            <text:p>0.9113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D9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7">
            <text:p>917</text:p>
          </table:table-cell>
          <table:table-cell office:value-type="time" office:time-value="PT15H40M30S">
            <text:p>15:40:30</text:p>
          </table:table-cell>
          <table:table-cell office:value-type="float" office:value="52.0693">
            <text:p>52.0693</text:p>
          </table:table-cell>
          <table:table-cell office:value-type="float" office:value="0.9138">
            <text:p>0.9138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E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7">
            <text:p>917</text:p>
          </table:table-cell>
          <table:table-cell office:value-type="time" office:time-value="PT15H40M30S">
            <text:p>15:40:30</text:p>
          </table:table-cell>
          <table:table-cell office:value-type="float" office:value="52.0693">
            <text:p>52.0693</text:p>
          </table:table-cell>
          <table:table-cell office:value-type="float" office:value="0.9138">
            <text:p>0.9138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8E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18">
            <text:p>918</text:p>
          </table:table-cell>
          <table:table-cell office:value-type="time" office:time-value="PT15H40M43S">
            <text:p>15:40:43</text:p>
          </table:table-cell>
          <table:table-cell office:value-type="float" office:value="52.0691">
            <text:p>52.0691</text:p>
          </table:table-cell>
          <table:table-cell office:value-type="float" office:value="0.9162">
            <text:p>0.9162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B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8">
            <text:p>918</text:p>
          </table:table-cell>
          <table:table-cell office:value-type="time" office:time-value="PT15H40M43S">
            <text:p>15:40:43</text:p>
          </table:table-cell>
          <table:table-cell office:value-type="float" office:value="52.0691">
            <text:p>52.0691</text:p>
          </table:table-cell>
          <table:table-cell office:value-type="float" office:value="0.9162">
            <text:p>0.9162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B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8">
            <text:p>918</text:p>
          </table:table-cell>
          <table:table-cell office:value-type="time" office:time-value="PT15H40M43S">
            <text:p>15:40:43</text:p>
          </table:table-cell>
          <table:table-cell office:value-type="float" office:value="52.0691">
            <text:p>52.0691</text:p>
          </table:table-cell>
          <table:table-cell office:value-type="float" office:value="0.9162">
            <text:p>0.9162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B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8">
            <text:p>918</text:p>
          </table:table-cell>
          <table:table-cell office:value-type="time" office:time-value="PT15H40M43S">
            <text:p>15:40:43</text:p>
          </table:table-cell>
          <table:table-cell office:value-type="float" office:value="52.0691">
            <text:p>52.0691</text:p>
          </table:table-cell>
          <table:table-cell office:value-type="float" office:value="0.9162">
            <text:p>0.9162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B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18">
            <text:p>918</text:p>
          </table:table-cell>
          <table:table-cell office:value-type="time" office:time-value="PT15H40M43S">
            <text:p>15:40:43</text:p>
          </table:table-cell>
          <table:table-cell office:value-type="float" office:value="52.0691">
            <text:p>52.0691</text:p>
          </table:table-cell>
          <table:table-cell office:value-type="float" office:value="0.9162">
            <text:p>0.9162</text:p>
          </table:table-cell>
          <table:table-cell office:value-type="float" office:value="2084">
            <text:p>20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5B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19">
            <text:p>919</text:p>
          </table:table-cell>
          <table:table-cell office:value-type="time" office:time-value="PT15H40M56S">
            <text:p>15:40:56</text:p>
          </table:table-cell>
          <table:table-cell office:value-type="float" office:value="52.0689">
            <text:p>52.0689</text:p>
          </table:table-cell>
          <table:table-cell office:value-type="float" office:value="0.9186">
            <text:p>0.9186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19">
            <text:p>919</text:p>
          </table:table-cell>
          <table:table-cell office:value-type="time" office:time-value="PT15H40M56S">
            <text:p>15:40:56</text:p>
          </table:table-cell>
          <table:table-cell office:value-type="float" office:value="52.0689">
            <text:p>52.0689</text:p>
          </table:table-cell>
          <table:table-cell office:value-type="float" office:value="0.9186">
            <text:p>0.9186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19">
            <text:p>919</text:p>
          </table:table-cell>
          <table:table-cell office:value-type="time" office:time-value="PT15H40M56S">
            <text:p>15:40:56</text:p>
          </table:table-cell>
          <table:table-cell office:value-type="float" office:value="52.0689">
            <text:p>52.0689</text:p>
          </table:table-cell>
          <table:table-cell office:value-type="float" office:value="0.9186">
            <text:p>0.9186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19">
            <text:p>919</text:p>
          </table:table-cell>
          <table:table-cell office:value-type="time" office:time-value="PT15H40M56S">
            <text:p>15:40:56</text:p>
          </table:table-cell>
          <table:table-cell office:value-type="float" office:value="52.0689">
            <text:p>52.0689</text:p>
          </table:table-cell>
          <table:table-cell office:value-type="float" office:value="0.9186">
            <text:p>0.9186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22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0">
            <text:p>920</text:p>
          </table:table-cell>
          <table:table-cell office:value-type="time" office:time-value="PT15H41M10S">
            <text:p>15:41:10</text:p>
          </table:table-cell>
          <table:table-cell office:value-type="float" office:value="52.0687">
            <text:p>52.0687</text:p>
          </table:table-cell>
          <table:table-cell office:value-type="float" office:value="0.9212">
            <text:p>0.921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A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0">
            <text:p>920</text:p>
          </table:table-cell>
          <table:table-cell office:value-type="time" office:time-value="PT15H41M10S">
            <text:p>15:41:10</text:p>
          </table:table-cell>
          <table:table-cell office:value-type="float" office:value="52.0687">
            <text:p>52.0687</text:p>
          </table:table-cell>
          <table:table-cell office:value-type="float" office:value="0.9212">
            <text:p>0.921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A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0">
            <text:p>920</text:p>
          </table:table-cell>
          <table:table-cell office:value-type="time" office:time-value="PT15H41M10S">
            <text:p>15:41:10</text:p>
          </table:table-cell>
          <table:table-cell office:value-type="float" office:value="52.0687">
            <text:p>52.0687</text:p>
          </table:table-cell>
          <table:table-cell office:value-type="float" office:value="0.9212">
            <text:p>0.921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A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0">
            <text:p>920</text:p>
          </table:table-cell>
          <table:table-cell office:value-type="time" office:time-value="PT15H41M10S">
            <text:p>15:41:10</text:p>
          </table:table-cell>
          <table:table-cell office:value-type="float" office:value="52.0687">
            <text:p>52.0687</text:p>
          </table:table-cell>
          <table:table-cell office:value-type="float" office:value="0.9212">
            <text:p>0.921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A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20">
            <text:p>920</text:p>
          </table:table-cell>
          <table:table-cell office:value-type="time" office:time-value="PT15H41M10S">
            <text:p>15:41:10</text:p>
          </table:table-cell>
          <table:table-cell office:value-type="float" office:value="52.0687">
            <text:p>52.0687</text:p>
          </table:table-cell>
          <table:table-cell office:value-type="float" office:value="0.9212">
            <text:p>0.921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FA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1">
            <text:p>921</text:p>
          </table:table-cell>
          <table:table-cell office:value-type="time" office:time-value="PT15H41M23S">
            <text:p>15:41:23</text:p>
          </table:table-cell>
          <table:table-cell office:value-type="float" office:value="52.0685">
            <text:p>52.0685</text:p>
          </table:table-cell>
          <table:table-cell office:value-type="float" office:value="0.9236">
            <text:p>0.9236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B2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1">
            <text:p>921</text:p>
          </table:table-cell>
          <table:table-cell office:value-type="time" office:time-value="PT15H41M23S">
            <text:p>15:41:23</text:p>
          </table:table-cell>
          <table:table-cell office:value-type="float" office:value="52.0685">
            <text:p>52.0685</text:p>
          </table:table-cell>
          <table:table-cell office:value-type="float" office:value="0.9236">
            <text:p>0.9236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B2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1">
            <text:p>921</text:p>
          </table:table-cell>
          <table:table-cell office:value-type="time" office:time-value="PT15H41M23S">
            <text:p>15:41:23</text:p>
          </table:table-cell>
          <table:table-cell office:value-type="float" office:value="52.0685">
            <text:p>52.0685</text:p>
          </table:table-cell>
          <table:table-cell office:value-type="float" office:value="0.9236">
            <text:p>0.9236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B2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1">
            <text:p>921</text:p>
          </table:table-cell>
          <table:table-cell office:value-type="time" office:time-value="PT15H41M23S">
            <text:p>15:41:23</text:p>
          </table:table-cell>
          <table:table-cell office:value-type="float" office:value="52.0685">
            <text:p>52.0685</text:p>
          </table:table-cell>
          <table:table-cell office:value-type="float" office:value="0.9236">
            <text:p>0.9236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B2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21">
            <text:p>921</text:p>
          </table:table-cell>
          <table:table-cell office:value-type="time" office:time-value="PT15H41M23S">
            <text:p>15:41:23</text:p>
          </table:table-cell>
          <table:table-cell office:value-type="float" office:value="52.0685">
            <text:p>52.0685</text:p>
          </table:table-cell>
          <table:table-cell office:value-type="float" office:value="0.9236">
            <text:p>0.9236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B2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2">
            <text:p>922</text:p>
          </table:table-cell>
          <table:table-cell office:value-type="time" office:time-value="PT15H41M36S">
            <text:p>15:41:36</text:p>
          </table:table-cell>
          <table:table-cell office:value-type="float" office:value="52.0682">
            <text:p>52.0682</text:p>
          </table:table-cell>
          <table:table-cell office:value-type="float" office:value="0.926">
            <text:p>0.926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1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2">
            <text:p>922</text:p>
          </table:table-cell>
          <table:table-cell office:value-type="time" office:time-value="PT15H41M36S">
            <text:p>15:41:36</text:p>
          </table:table-cell>
          <table:table-cell office:value-type="float" office:value="52.0682">
            <text:p>52.0682</text:p>
          </table:table-cell>
          <table:table-cell office:value-type="float" office:value="0.926">
            <text:p>0.926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1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2">
            <text:p>922</text:p>
          </table:table-cell>
          <table:table-cell office:value-type="time" office:time-value="PT15H41M36S">
            <text:p>15:41:36</text:p>
          </table:table-cell>
          <table:table-cell office:value-type="float" office:value="52.0682">
            <text:p>52.0682</text:p>
          </table:table-cell>
          <table:table-cell office:value-type="float" office:value="0.926">
            <text:p>0.926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1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2">
            <text:p>922</text:p>
          </table:table-cell>
          <table:table-cell office:value-type="time" office:time-value="PT15H41M36S">
            <text:p>15:41:36</text:p>
          </table:table-cell>
          <table:table-cell office:value-type="float" office:value="52.0682">
            <text:p>52.0682</text:p>
          </table:table-cell>
          <table:table-cell office:value-type="float" office:value="0.926">
            <text:p>0.926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91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3">
            <text:p>923</text:p>
          </table:table-cell>
          <table:table-cell office:value-type="time" office:time-value="PT15H41M50S">
            <text:p>15:41:50</text:p>
          </table:table-cell>
          <table:table-cell office:value-type="float" office:value="52.0679">
            <text:p>52.0679</text:p>
          </table:table-cell>
          <table:table-cell office:value-type="float" office:value="0.9286">
            <text:p>0.9286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A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3">
            <text:p>923</text:p>
          </table:table-cell>
          <table:table-cell office:value-type="time" office:time-value="PT15H41M50S">
            <text:p>15:41:50</text:p>
          </table:table-cell>
          <table:table-cell office:value-type="float" office:value="52.0679">
            <text:p>52.0679</text:p>
          </table:table-cell>
          <table:table-cell office:value-type="float" office:value="0.9286">
            <text:p>0.9286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A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3">
            <text:p>923</text:p>
          </table:table-cell>
          <table:table-cell office:value-type="time" office:time-value="PT15H41M50S">
            <text:p>15:41:50</text:p>
          </table:table-cell>
          <table:table-cell office:value-type="float" office:value="52.0679">
            <text:p>52.0679</text:p>
          </table:table-cell>
          <table:table-cell office:value-type="float" office:value="0.9286">
            <text:p>0.9286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A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3">
            <text:p>923</text:p>
          </table:table-cell>
          <table:table-cell office:value-type="time" office:time-value="PT15H41M50S">
            <text:p>15:41:50</text:p>
          </table:table-cell>
          <table:table-cell office:value-type="float" office:value="52.0679">
            <text:p>52.0679</text:p>
          </table:table-cell>
          <table:table-cell office:value-type="float" office:value="0.9286">
            <text:p>0.9286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BA5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4">
            <text:p>924</text:p>
          </table:table-cell>
          <table:table-cell office:value-type="time" office:time-value="PT15H42M03S">
            <text:p>15:42:03</text:p>
          </table:table-cell>
          <table:table-cell office:value-type="float" office:value="52.0677">
            <text:p>52.0677</text:p>
          </table:table-cell>
          <table:table-cell office:value-type="float" office:value="0.931">
            <text:p>0.931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4">
            <text:p>924</text:p>
          </table:table-cell>
          <table:table-cell office:value-type="time" office:time-value="PT15H42M03S">
            <text:p>15:42:03</text:p>
          </table:table-cell>
          <table:table-cell office:value-type="float" office:value="52.0677">
            <text:p>52.0677</text:p>
          </table:table-cell>
          <table:table-cell office:value-type="float" office:value="0.931">
            <text:p>0.931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4">
            <text:p>924</text:p>
          </table:table-cell>
          <table:table-cell office:value-type="time" office:time-value="PT15H42M03S">
            <text:p>15:42:03</text:p>
          </table:table-cell>
          <table:table-cell office:value-type="float" office:value="52.0677">
            <text:p>52.0677</text:p>
          </table:table-cell>
          <table:table-cell office:value-type="float" office:value="0.931">
            <text:p>0.931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7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5">
            <text:p>925</text:p>
          </table:table-cell>
          <table:table-cell office:value-type="time" office:time-value="PT15H42M16S">
            <text:p>15:42:16</text:p>
          </table:table-cell>
          <table:table-cell office:value-type="float" office:value="52.0674">
            <text:p>52.0674</text:p>
          </table:table-cell>
          <table:table-cell office:value-type="float" office:value="0.9334">
            <text:p>0.9334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D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5">
            <text:p>925</text:p>
          </table:table-cell>
          <table:table-cell office:value-type="time" office:time-value="PT15H42M16S">
            <text:p>15:42:16</text:p>
          </table:table-cell>
          <table:table-cell office:value-type="float" office:value="52.0674">
            <text:p>52.0674</text:p>
          </table:table-cell>
          <table:table-cell office:value-type="float" office:value="0.9334">
            <text:p>0.9334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D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5">
            <text:p>925</text:p>
          </table:table-cell>
          <table:table-cell office:value-type="time" office:time-value="PT15H42M16S">
            <text:p>15:42:16</text:p>
          </table:table-cell>
          <table:table-cell office:value-type="float" office:value="52.0674">
            <text:p>52.0674</text:p>
          </table:table-cell>
          <table:table-cell office:value-type="float" office:value="0.9334">
            <text:p>0.9334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D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5">
            <text:p>925</text:p>
          </table:table-cell>
          <table:table-cell office:value-type="time" office:time-value="PT15H42M16S">
            <text:p>15:42:16</text:p>
          </table:table-cell>
          <table:table-cell office:value-type="float" office:value="52.0674">
            <text:p>52.0674</text:p>
          </table:table-cell>
          <table:table-cell office:value-type="float" office:value="0.9334">
            <text:p>0.9334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5D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6">
            <text:p>926</text:p>
          </table:table-cell>
          <table:table-cell office:value-type="time" office:time-value="PT15H42M29S">
            <text:p>15:42:29</text:p>
          </table:table-cell>
          <table:table-cell office:value-type="float" office:value="52.0671">
            <text:p>52.0671</text:p>
          </table:table-cell>
          <table:table-cell office:value-type="float" office:value="0.9358">
            <text:p>0.9358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E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6">
            <text:p>926</text:p>
          </table:table-cell>
          <table:table-cell office:value-type="time" office:time-value="PT15H42M29S">
            <text:p>15:42:29</text:p>
          </table:table-cell>
          <table:table-cell office:value-type="float" office:value="52.0671">
            <text:p>52.0671</text:p>
          </table:table-cell>
          <table:table-cell office:value-type="float" office:value="0.9358">
            <text:p>0.9358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E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6">
            <text:p>926</text:p>
          </table:table-cell>
          <table:table-cell office:value-type="time" office:time-value="PT15H42M29S">
            <text:p>15:42:29</text:p>
          </table:table-cell>
          <table:table-cell office:value-type="float" office:value="52.0671">
            <text:p>52.0671</text:p>
          </table:table-cell>
          <table:table-cell office:value-type="float" office:value="0.9358">
            <text:p>0.9358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FE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7">
            <text:p>927</text:p>
          </table:table-cell>
          <table:table-cell office:value-type="time" office:time-value="PT15H42M43S">
            <text:p>15:42:43</text:p>
          </table:table-cell>
          <table:table-cell office:value-type="float" office:value="52.0668">
            <text:p>52.0668</text:p>
          </table:table-cell>
          <table:table-cell office:value-type="float" office:value="0.9384">
            <text:p>0.9384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7">
            <text:p>927</text:p>
          </table:table-cell>
          <table:table-cell office:value-type="time" office:time-value="PT15H42M43S">
            <text:p>15:42:43</text:p>
          </table:table-cell>
          <table:table-cell office:value-type="float" office:value="52.0668">
            <text:p>52.0668</text:p>
          </table:table-cell>
          <table:table-cell office:value-type="float" office:value="0.9384">
            <text:p>0.9384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7">
            <text:p>927</text:p>
          </table:table-cell>
          <table:table-cell office:value-type="time" office:time-value="PT15H42M43S">
            <text:p>15:42:43</text:p>
          </table:table-cell>
          <table:table-cell office:value-type="float" office:value="52.0668">
            <text:p>52.0668</text:p>
          </table:table-cell>
          <table:table-cell office:value-type="float" office:value="0.9384">
            <text:p>0.9384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7">
            <text:p>927</text:p>
          </table:table-cell>
          <table:table-cell office:value-type="time" office:time-value="PT15H42M43S">
            <text:p>15:42:43</text:p>
          </table:table-cell>
          <table:table-cell office:value-type="float" office:value="52.0668">
            <text:p>52.0668</text:p>
          </table:table-cell>
          <table:table-cell office:value-type="float" office:value="0.9384">
            <text:p>0.9384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7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27">
            <text:p>927</text:p>
          </table:table-cell>
          <table:table-cell office:value-type="time" office:time-value="PT15H42M43S">
            <text:p>15:42:43</text:p>
          </table:table-cell>
          <table:table-cell office:value-type="float" office:value="52.0668">
            <text:p>52.0668</text:p>
          </table:table-cell>
          <table:table-cell office:value-type="float" office:value="0.9384">
            <text:p>0.9384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A7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8">
            <text:p>928</text:p>
          </table:table-cell>
          <table:table-cell office:value-type="time" office:time-value="PT15H42M56S">
            <text:p>15:42:56</text:p>
          </table:table-cell>
          <table:table-cell office:value-type="float" office:value="52.0666">
            <text:p>52.0666</text:p>
          </table:table-cell>
          <table:table-cell office:value-type="float" office:value="0.9408">
            <text:p>0.9408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C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8">
            <text:p>928</text:p>
          </table:table-cell>
          <table:table-cell office:value-type="time" office:time-value="PT15H42M56S">
            <text:p>15:42:56</text:p>
          </table:table-cell>
          <table:table-cell office:value-type="float" office:value="52.0666">
            <text:p>52.0666</text:p>
          </table:table-cell>
          <table:table-cell office:value-type="float" office:value="0.9408">
            <text:p>0.9408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8">
            <text:p>928</text:p>
          </table:table-cell>
          <table:table-cell office:value-type="time" office:time-value="PT15H42M56S">
            <text:p>15:42:56</text:p>
          </table:table-cell>
          <table:table-cell office:value-type="float" office:value="52.0666">
            <text:p>52.0666</text:p>
          </table:table-cell>
          <table:table-cell office:value-type="float" office:value="0.9408">
            <text:p>0.9408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C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8">
            <text:p>928</text:p>
          </table:table-cell>
          <table:table-cell office:value-type="time" office:time-value="PT15H42M56S">
            <text:p>15:42:56</text:p>
          </table:table-cell>
          <table:table-cell office:value-type="float" office:value="52.0666">
            <text:p>52.0666</text:p>
          </table:table-cell>
          <table:table-cell office:value-type="float" office:value="0.9408">
            <text:p>0.9408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DC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29">
            <text:p>929</text:p>
          </table:table-cell>
          <table:table-cell office:value-type="time" office:time-value="PT15H43M09S">
            <text:p>15:43:09</text:p>
          </table:table-cell>
          <table:table-cell office:value-type="float" office:value="52.0663">
            <text:p>52.0663</text:p>
          </table:table-cell>
          <table:table-cell office:value-type="float" office:value="0.9432">
            <text:p>0.9432</text:p>
          </table:table-cell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2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29">
            <text:p>929</text:p>
          </table:table-cell>
          <table:table-cell office:value-type="time" office:time-value="PT15H43M09S">
            <text:p>15:43:09</text:p>
          </table:table-cell>
          <table:table-cell office:value-type="float" office:value="52.0663">
            <text:p>52.0663</text:p>
          </table:table-cell>
          <table:table-cell office:value-type="float" office:value="0.9432">
            <text:p>0.9432</text:p>
          </table:table-cell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2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29">
            <text:p>929</text:p>
          </table:table-cell>
          <table:table-cell office:value-type="time" office:time-value="PT15H43M09S">
            <text:p>15:43:09</text:p>
          </table:table-cell>
          <table:table-cell office:value-type="float" office:value="52.0663">
            <text:p>52.0663</text:p>
          </table:table-cell>
          <table:table-cell office:value-type="float" office:value="0.9432">
            <text:p>0.9432</text:p>
          </table:table-cell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2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29">
            <text:p>929</text:p>
          </table:table-cell>
          <table:table-cell office:value-type="time" office:time-value="PT15H43M09S">
            <text:p>15:43:09</text:p>
          </table:table-cell>
          <table:table-cell office:value-type="float" office:value="52.0663">
            <text:p>52.0663</text:p>
          </table:table-cell>
          <table:table-cell office:value-type="float" office:value="0.9432">
            <text:p>0.9432</text:p>
          </table:table-cell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2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29">
            <text:p>929</text:p>
          </table:table-cell>
          <table:table-cell office:value-type="time" office:time-value="PT15H43M09S">
            <text:p>15:43:09</text:p>
          </table:table-cell>
          <table:table-cell office:value-type="float" office:value="52.0663">
            <text:p>52.0663</text:p>
          </table:table-cell>
          <table:table-cell office:value-type="float" office:value="0.9432">
            <text:p>0.9432</text:p>
          </table:table-cell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F2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0">
            <text:p>930</text:p>
          </table:table-cell>
          <table:table-cell office:value-type="time" office:time-value="PT15H43M23S">
            <text:p>15:43:23</text:p>
          </table:table-cell>
          <table:table-cell office:value-type="float" office:value="52.066">
            <text:p>52.066</text:p>
          </table:table-cell>
          <table:table-cell office:value-type="float" office:value="0.9458">
            <text:p>0.9458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B9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0">
            <text:p>930</text:p>
          </table:table-cell>
          <table:table-cell office:value-type="time" office:time-value="PT15H43M23S">
            <text:p>15:43:23</text:p>
          </table:table-cell>
          <table:table-cell office:value-type="float" office:value="52.066">
            <text:p>52.066</text:p>
          </table:table-cell>
          <table:table-cell office:value-type="float" office:value="0.9458">
            <text:p>0.9458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B9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0">
            <text:p>930</text:p>
          </table:table-cell>
          <table:table-cell office:value-type="time" office:time-value="PT15H43M23S">
            <text:p>15:43:23</text:p>
          </table:table-cell>
          <table:table-cell office:value-type="float" office:value="52.066">
            <text:p>52.066</text:p>
          </table:table-cell>
          <table:table-cell office:value-type="float" office:value="0.9458">
            <text:p>0.9458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B9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0">
            <text:p>930</text:p>
          </table:table-cell>
          <table:table-cell office:value-type="time" office:time-value="PT15H43M23S">
            <text:p>15:43:23</text:p>
          </table:table-cell>
          <table:table-cell office:value-type="float" office:value="52.066">
            <text:p>52.066</text:p>
          </table:table-cell>
          <table:table-cell office:value-type="float" office:value="0.9458">
            <text:p>0.9458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B9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1">
            <text:p>931</text:p>
          </table:table-cell>
          <table:table-cell office:value-type="time" office:time-value="PT15H43M36S">
            <text:p>15:43:36</text:p>
          </table:table-cell>
          <table:table-cell office:value-type="float" office:value="52.0657">
            <text:p>52.0657</text:p>
          </table:table-cell>
          <table:table-cell office:value-type="float" office:value="0.9481">
            <text:p>0.9481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A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1">
            <text:p>931</text:p>
          </table:table-cell>
          <table:table-cell office:value-type="time" office:time-value="PT15H43M36S">
            <text:p>15:43:36</text:p>
          </table:table-cell>
          <table:table-cell office:value-type="float" office:value="52.0657">
            <text:p>52.0657</text:p>
          </table:table-cell>
          <table:table-cell office:value-type="float" office:value="0.9481">
            <text:p>0.9481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A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1">
            <text:p>931</text:p>
          </table:table-cell>
          <table:table-cell office:value-type="time" office:time-value="PT15H43M36S">
            <text:p>15:43:36</text:p>
          </table:table-cell>
          <table:table-cell office:value-type="float" office:value="52.0657">
            <text:p>52.0657</text:p>
          </table:table-cell>
          <table:table-cell office:value-type="float" office:value="0.9481">
            <text:p>0.9481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A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1">
            <text:p>931</text:p>
          </table:table-cell>
          <table:table-cell office:value-type="time" office:time-value="PT15H43M36S">
            <text:p>15:43:36</text:p>
          </table:table-cell>
          <table:table-cell office:value-type="float" office:value="52.0657">
            <text:p>52.0657</text:p>
          </table:table-cell>
          <table:table-cell office:value-type="float" office:value="0.9481">
            <text:p>0.9481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A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2">
            <text:p>932</text:p>
          </table:table-cell>
          <table:table-cell office:value-type="time" office:time-value="PT15H43M49S">
            <text:p>15:43:49</text:p>
          </table:table-cell>
          <table:table-cell office:value-type="float" office:value="52.0654">
            <text:p>52.0654</text:p>
          </table:table-cell>
          <table:table-cell office:value-type="float" office:value="0.9504">
            <text:p>0.9504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D6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2">
            <text:p>932</text:p>
          </table:table-cell>
          <table:table-cell office:value-type="time" office:time-value="PT15H43M49S">
            <text:p>15:43:49</text:p>
          </table:table-cell>
          <table:table-cell office:value-type="float" office:value="52.0654">
            <text:p>52.0654</text:p>
          </table:table-cell>
          <table:table-cell office:value-type="float" office:value="0.9504">
            <text:p>0.9504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D6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2">
            <text:p>932</text:p>
          </table:table-cell>
          <table:table-cell office:value-type="time" office:time-value="PT15H43M49S">
            <text:p>15:43:49</text:p>
          </table:table-cell>
          <table:table-cell office:value-type="float" office:value="52.0654">
            <text:p>52.0654</text:p>
          </table:table-cell>
          <table:table-cell office:value-type="float" office:value="0.9504">
            <text:p>0.9504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D6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2">
            <text:p>932</text:p>
          </table:table-cell>
          <table:table-cell office:value-type="time" office:time-value="PT15H43M49S">
            <text:p>15:43:49</text:p>
          </table:table-cell>
          <table:table-cell office:value-type="float" office:value="52.0654">
            <text:p>52.0654</text:p>
          </table:table-cell>
          <table:table-cell office:value-type="float" office:value="0.9504">
            <text:p>0.9504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D6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3">
            <text:p>933</text:p>
          </table:table-cell>
          <table:table-cell office:value-type="time" office:time-value="PT15H44M02S">
            <text:p>15:44:02</text:p>
          </table:table-cell>
          <table:table-cell office:value-type="float" office:value="52.0651">
            <text:p>52.0651</text:p>
          </table:table-cell>
          <table:table-cell office:value-type="float" office:value="0.9528">
            <text:p>0.9528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5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3">
            <text:p>933</text:p>
          </table:table-cell>
          <table:table-cell office:value-type="time" office:time-value="PT15H44M02S">
            <text:p>15:44:02</text:p>
          </table:table-cell>
          <table:table-cell office:value-type="float" office:value="52.0651">
            <text:p>52.0651</text:p>
          </table:table-cell>
          <table:table-cell office:value-type="float" office:value="0.9528">
            <text:p>0.9528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5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3">
            <text:p>933</text:p>
          </table:table-cell>
          <table:table-cell office:value-type="time" office:time-value="PT15H44M02S">
            <text:p>15:44:02</text:p>
          </table:table-cell>
          <table:table-cell office:value-type="float" office:value="52.0651">
            <text:p>52.0651</text:p>
          </table:table-cell>
          <table:table-cell office:value-type="float" office:value="0.9528">
            <text:p>0.9528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5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3">
            <text:p>933</text:p>
          </table:table-cell>
          <table:table-cell office:value-type="time" office:time-value="PT15H44M02S">
            <text:p>15:44:02</text:p>
          </table:table-cell>
          <table:table-cell office:value-type="float" office:value="52.0651">
            <text:p>52.0651</text:p>
          </table:table-cell>
          <table:table-cell office:value-type="float" office:value="0.9528">
            <text:p>0.9528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5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33">
            <text:p>933</text:p>
          </table:table-cell>
          <table:table-cell office:value-type="time" office:time-value="PT15H44M02S">
            <text:p>15:44:02</text:p>
          </table:table-cell>
          <table:table-cell office:value-type="float" office:value="52.0651">
            <text:p>52.0651</text:p>
          </table:table-cell>
          <table:table-cell office:value-type="float" office:value="0.9528">
            <text:p>0.9528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65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4">
            <text:p>934</text:p>
          </table:table-cell>
          <table:table-cell office:value-type="time" office:time-value="PT15H44M16S">
            <text:p>15:44:16</text:p>
          </table:table-cell>
          <table:table-cell office:value-type="float" office:value="52.0648">
            <text:p>52.0648</text:p>
          </table:table-cell>
          <table:table-cell office:value-type="float" office:value="0.9552">
            <text:p>0.9552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8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4">
            <text:p>934</text:p>
          </table:table-cell>
          <table:table-cell office:value-type="time" office:time-value="PT15H44M16S">
            <text:p>15:44:16</text:p>
          </table:table-cell>
          <table:table-cell office:value-type="float" office:value="52.0648">
            <text:p>52.0648</text:p>
          </table:table-cell>
          <table:table-cell office:value-type="float" office:value="0.9552">
            <text:p>0.9552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8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4">
            <text:p>934</text:p>
          </table:table-cell>
          <table:table-cell office:value-type="time" office:time-value="PT15H44M16S">
            <text:p>15:44:16</text:p>
          </table:table-cell>
          <table:table-cell office:value-type="float" office:value="52.0648">
            <text:p>52.0648</text:p>
          </table:table-cell>
          <table:table-cell office:value-type="float" office:value="0.9552">
            <text:p>0.9552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8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4">
            <text:p>934</text:p>
          </table:table-cell>
          <table:table-cell office:value-type="time" office:time-value="PT15H44M16S">
            <text:p>15:44:16</text:p>
          </table:table-cell>
          <table:table-cell office:value-type="float" office:value="52.0648">
            <text:p>52.0648</text:p>
          </table:table-cell>
          <table:table-cell office:value-type="float" office:value="0.9552">
            <text:p>0.9552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08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5">
            <text:p>935</text:p>
          </table:table-cell>
          <table:table-cell office:value-type="time" office:time-value="PT15H44M29S">
            <text:p>15:44:29</text:p>
          </table:table-cell>
          <table:table-cell office:value-type="float" office:value="52.0644">
            <text:p>52.0644</text:p>
          </table:table-cell>
          <table:table-cell office:value-type="float" office:value="0.9575">
            <text:p>0.9575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BE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5">
            <text:p>935</text:p>
          </table:table-cell>
          <table:table-cell office:value-type="time" office:time-value="PT15H44M29S">
            <text:p>15:44:29</text:p>
          </table:table-cell>
          <table:table-cell office:value-type="float" office:value="52.0644">
            <text:p>52.0644</text:p>
          </table:table-cell>
          <table:table-cell office:value-type="float" office:value="0.9575">
            <text:p>0.9575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BE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5">
            <text:p>935</text:p>
          </table:table-cell>
          <table:table-cell office:value-type="time" office:time-value="PT15H44M29S">
            <text:p>15:44:29</text:p>
          </table:table-cell>
          <table:table-cell office:value-type="float" office:value="52.0644">
            <text:p>52.0644</text:p>
          </table:table-cell>
          <table:table-cell office:value-type="float" office:value="0.9575">
            <text:p>0.9575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BE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5">
            <text:p>935</text:p>
          </table:table-cell>
          <table:table-cell office:value-type="time" office:time-value="PT15H44M29S">
            <text:p>15:44:29</text:p>
          </table:table-cell>
          <table:table-cell office:value-type="float" office:value="52.0644">
            <text:p>52.0644</text:p>
          </table:table-cell>
          <table:table-cell office:value-type="float" office:value="0.9575">
            <text:p>0.9575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BE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6">
            <text:p>936</text:p>
          </table:table-cell>
          <table:table-cell office:value-type="time" office:time-value="PT15H44M42S">
            <text:p>15:44:42</text:p>
          </table:table-cell>
          <table:table-cell office:value-type="float" office:value="52.0641">
            <text:p>52.0641</text:p>
          </table:table-cell>
          <table:table-cell office:value-type="float" office:value="0.9597">
            <text:p>0.9597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5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6">
            <text:p>936</text:p>
          </table:table-cell>
          <table:table-cell office:value-type="time" office:time-value="PT15H44M42S">
            <text:p>15:44:42</text:p>
          </table:table-cell>
          <table:table-cell office:value-type="float" office:value="52.0641">
            <text:p>52.0641</text:p>
          </table:table-cell>
          <table:table-cell office:value-type="float" office:value="0.9597">
            <text:p>0.9597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5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36">
            <text:p>936</text:p>
          </table:table-cell>
          <table:table-cell office:value-type="time" office:time-value="PT15H44M42S">
            <text:p>15:44:42</text:p>
          </table:table-cell>
          <table:table-cell office:value-type="float" office:value="52.0641">
            <text:p>52.0641</text:p>
          </table:table-cell>
          <table:table-cell office:value-type="float" office:value="0.9597">
            <text:p>0.9597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5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6">
            <text:p>936</text:p>
          </table:table-cell>
          <table:table-cell office:value-type="time" office:time-value="PT15H44M42S">
            <text:p>15:44:42</text:p>
          </table:table-cell>
          <table:table-cell office:value-type="float" office:value="52.0641">
            <text:p>52.0641</text:p>
          </table:table-cell>
          <table:table-cell office:value-type="float" office:value="0.9597">
            <text:p>0.9597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C5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7">
            <text:p>937</text:p>
          </table:table-cell>
          <table:table-cell office:value-type="time" office:time-value="PT15H44M56S">
            <text:p>15:44:56</text:p>
          </table:table-cell>
          <table:table-cell office:value-type="float" office:value="52.0638">
            <text:p>52.0638</text:p>
          </table:table-cell>
          <table:table-cell office:value-type="float" office:value="0.9622">
            <text:p>0.9622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8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7">
            <text:p>937</text:p>
          </table:table-cell>
          <table:table-cell office:value-type="time" office:time-value="PT15H44M56S">
            <text:p>15:44:56</text:p>
          </table:table-cell>
          <table:table-cell office:value-type="float" office:value="52.0638">
            <text:p>52.0638</text:p>
          </table:table-cell>
          <table:table-cell office:value-type="float" office:value="0.9622">
            <text:p>0.9622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8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7">
            <text:p>937</text:p>
          </table:table-cell>
          <table:table-cell office:value-type="time" office:time-value="PT15H44M56S">
            <text:p>15:44:56</text:p>
          </table:table-cell>
          <table:table-cell office:value-type="float" office:value="52.0638">
            <text:p>52.0638</text:p>
          </table:table-cell>
          <table:table-cell office:value-type="float" office:value="0.9622">
            <text:p>0.9622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8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7">
            <text:p>937</text:p>
          </table:table-cell>
          <table:table-cell office:value-type="time" office:time-value="PT15H44M56S">
            <text:p>15:44:56</text:p>
          </table:table-cell>
          <table:table-cell office:value-type="float" office:value="52.0638">
            <text:p>52.0638</text:p>
          </table:table-cell>
          <table:table-cell office:value-type="float" office:value="0.9622">
            <text:p>0.9622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8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37">
            <text:p>937</text:p>
          </table:table-cell>
          <table:table-cell office:value-type="time" office:time-value="PT15H44M56S">
            <text:p>15:44:56</text:p>
          </table:table-cell>
          <table:table-cell office:value-type="float" office:value="52.0638">
            <text:p>52.0638</text:p>
          </table:table-cell>
          <table:table-cell office:value-type="float" office:value="0.9622">
            <text:p>0.9622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E87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8">
            <text:p>938</text:p>
          </table:table-cell>
          <table:table-cell office:value-type="time" office:time-value="PT15H45M09S">
            <text:p>15:45:09</text:p>
          </table:table-cell>
          <table:table-cell office:value-type="float" office:value="52.0635">
            <text:p>52.0635</text:p>
          </table:table-cell>
          <table:table-cell office:value-type="float" office:value="0.9645">
            <text:p>0.9645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C3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38">
            <text:p>938</text:p>
          </table:table-cell>
          <table:table-cell office:value-type="time" office:time-value="PT15H45M09S">
            <text:p>15:45:09</text:p>
          </table:table-cell>
          <table:table-cell office:value-type="float" office:value="52.0635">
            <text:p>52.0635</text:p>
          </table:table-cell>
          <table:table-cell office:value-type="float" office:value="0.9645">
            <text:p>0.9645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C3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8">
            <text:p>938</text:p>
          </table:table-cell>
          <table:table-cell office:value-type="time" office:time-value="PT15H45M09S">
            <text:p>15:45:09</text:p>
          </table:table-cell>
          <table:table-cell office:value-type="float" office:value="52.0635">
            <text:p>52.0635</text:p>
          </table:table-cell>
          <table:table-cell office:value-type="float" office:value="0.9645">
            <text:p>0.9645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C3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8">
            <text:p>938</text:p>
          </table:table-cell>
          <table:table-cell office:value-type="time" office:time-value="PT15H45M09S">
            <text:p>15:45:09</text:p>
          </table:table-cell>
          <table:table-cell office:value-type="float" office:value="52.0635">
            <text:p>52.0635</text:p>
          </table:table-cell>
          <table:table-cell office:value-type="float" office:value="0.9645">
            <text:p>0.9645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C3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38">
            <text:p>938</text:p>
          </table:table-cell>
          <table:table-cell office:value-type="time" office:time-value="PT15H45M09S">
            <text:p>15:45:09</text:p>
          </table:table-cell>
          <table:table-cell office:value-type="float" office:value="52.0635">
            <text:p>52.0635</text:p>
          </table:table-cell>
          <table:table-cell office:value-type="float" office:value="0.9645">
            <text:p>0.9645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C3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39">
            <text:p>939</text:p>
          </table:table-cell>
          <table:table-cell office:value-type="time" office:time-value="PT15H45M22S">
            <text:p>15:45:22</text:p>
          </table:table-cell>
          <table:table-cell office:value-type="float" office:value="52.0632">
            <text:p>52.0632</text:p>
          </table:table-cell>
          <table:table-cell office:value-type="float" office:value="0.9668">
            <text:p>0.9668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F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39">
            <text:p>939</text:p>
          </table:table-cell>
          <table:table-cell office:value-type="time" office:time-value="PT15H45M22S">
            <text:p>15:45:22</text:p>
          </table:table-cell>
          <table:table-cell office:value-type="float" office:value="52.0632">
            <text:p>52.0632</text:p>
          </table:table-cell>
          <table:table-cell office:value-type="float" office:value="0.9668">
            <text:p>0.9668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F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39">
            <text:p>939</text:p>
          </table:table-cell>
          <table:table-cell office:value-type="time" office:time-value="PT15H45M22S">
            <text:p>15:45:22</text:p>
          </table:table-cell>
          <table:table-cell office:value-type="float" office:value="52.0632">
            <text:p>52.0632</text:p>
          </table:table-cell>
          <table:table-cell office:value-type="float" office:value="0.9668">
            <text:p>0.9668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FF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0">
            <text:p>940</text:p>
          </table:table-cell>
          <table:table-cell office:value-type="time" office:time-value="PT15H45M36S">
            <text:p>15:45:36</text:p>
          </table:table-cell>
          <table:table-cell office:value-type="float" office:value="52.0629">
            <text:p>52.0629</text:p>
          </table:table-cell>
          <table:table-cell office:value-type="float" office:value="0.9693">
            <text:p>0.9693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0">
            <text:p>940</text:p>
          </table:table-cell>
          <table:table-cell office:value-type="time" office:time-value="PT15H45M36S">
            <text:p>15:45:36</text:p>
          </table:table-cell>
          <table:table-cell office:value-type="float" office:value="52.0629">
            <text:p>52.0629</text:p>
          </table:table-cell>
          <table:table-cell office:value-type="float" office:value="0.9693">
            <text:p>0.9693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E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0">
            <text:p>940</text:p>
          </table:table-cell>
          <table:table-cell office:value-type="time" office:time-value="PT15H45M36S">
            <text:p>15:45:36</text:p>
          </table:table-cell>
          <table:table-cell office:value-type="float" office:value="52.0629">
            <text:p>52.0629</text:p>
          </table:table-cell>
          <table:table-cell office:value-type="float" office:value="0.9693">
            <text:p>0.9693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E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0">
            <text:p>940</text:p>
          </table:table-cell>
          <table:table-cell office:value-type="time" office:time-value="PT15H45M36S">
            <text:p>15:45:36</text:p>
          </table:table-cell>
          <table:table-cell office:value-type="float" office:value="52.0629">
            <text:p>52.0629</text:p>
          </table:table-cell>
          <table:table-cell office:value-type="float" office:value="0.9693">
            <text:p>0.9693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E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40">
            <text:p>940</text:p>
          </table:table-cell>
          <table:table-cell office:value-type="time" office:time-value="PT15H45M36S">
            <text:p>15:45:36</text:p>
          </table:table-cell>
          <table:table-cell office:value-type="float" office:value="52.0629">
            <text:p>52.0629</text:p>
          </table:table-cell>
          <table:table-cell office:value-type="float" office:value="0.9693">
            <text:p>0.9693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AE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1">
            <text:p>941</text:p>
          </table:table-cell>
          <table:table-cell office:value-type="time" office:time-value="PT15H45M49S">
            <text:p>15:45:49</text:p>
          </table:table-cell>
          <table:table-cell office:value-type="float" office:value="52.0626">
            <text:p>52.0626</text:p>
          </table:table-cell>
          <table:table-cell office:value-type="float" office:value="0.9717">
            <text:p>0.9717</text:p>
          </table:table-cell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4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1">
            <text:p>941</text:p>
          </table:table-cell>
          <table:table-cell office:value-type="time" office:time-value="PT15H45M49S">
            <text:p>15:45:49</text:p>
          </table:table-cell>
          <table:table-cell office:value-type="float" office:value="52.0626">
            <text:p>52.0626</text:p>
          </table:table-cell>
          <table:table-cell office:value-type="float" office:value="0.9717">
            <text:p>0.9717</text:p>
          </table:table-cell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4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1">
            <text:p>941</text:p>
          </table:table-cell>
          <table:table-cell office:value-type="time" office:time-value="PT15H45M49S">
            <text:p>15:45:49</text:p>
          </table:table-cell>
          <table:table-cell office:value-type="float" office:value="52.0626">
            <text:p>52.0626</text:p>
          </table:table-cell>
          <table:table-cell office:value-type="float" office:value="0.9717">
            <text:p>0.9717</text:p>
          </table:table-cell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E4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2">
            <text:p>942</text:p>
          </table:table-cell>
          <table:table-cell office:value-type="time" office:time-value="PT15H46M02S">
            <text:p>15:46:02</text:p>
          </table:table-cell>
          <table:table-cell office:value-type="float" office:value="52.0623">
            <text:p>52.0623</text:p>
          </table:table-cell>
          <table:table-cell office:value-type="float" office:value="0.9741">
            <text:p>0.9741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4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2">
            <text:p>942</text:p>
          </table:table-cell>
          <table:table-cell office:value-type="time" office:time-value="PT15H46M02S">
            <text:p>15:46:02</text:p>
          </table:table-cell>
          <table:table-cell office:value-type="float" office:value="52.0623">
            <text:p>52.0623</text:p>
          </table:table-cell>
          <table:table-cell office:value-type="float" office:value="0.9741">
            <text:p>0.9741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4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2">
            <text:p>942</text:p>
          </table:table-cell>
          <table:table-cell office:value-type="time" office:time-value="PT15H46M02S">
            <text:p>15:46:02</text:p>
          </table:table-cell>
          <table:table-cell office:value-type="float" office:value="52.0623">
            <text:p>52.0623</text:p>
          </table:table-cell>
          <table:table-cell office:value-type="float" office:value="0.9741">
            <text:p>0.9741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44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3">
            <text:p>943</text:p>
          </table:table-cell>
          <table:table-cell office:value-type="time" office:time-value="PT15H46M15S">
            <text:p>15:46:15</text:p>
          </table:table-cell>
          <table:table-cell office:value-type="float" office:value="52.062">
            <text:p>52.062</text:p>
          </table:table-cell>
          <table:table-cell office:value-type="float" office:value="0.9764">
            <text:p>0.9764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3">
            <text:p>943</text:p>
          </table:table-cell>
          <table:table-cell office:value-type="time" office:time-value="PT15H46M15S">
            <text:p>15:46:15</text:p>
          </table:table-cell>
          <table:table-cell office:value-type="float" office:value="52.062">
            <text:p>52.062</text:p>
          </table:table-cell>
          <table:table-cell office:value-type="float" office:value="0.9764">
            <text:p>0.9764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E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3">
            <text:p>943</text:p>
          </table:table-cell>
          <table:table-cell office:value-type="time" office:time-value="PT15H46M15S">
            <text:p>15:46:15</text:p>
          </table:table-cell>
          <table:table-cell office:value-type="float" office:value="52.062">
            <text:p>52.062</text:p>
          </table:table-cell>
          <table:table-cell office:value-type="float" office:value="0.9764">
            <text:p>0.9764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3">
            <text:p>943</text:p>
          </table:table-cell>
          <table:table-cell office:value-type="time" office:time-value="PT15H46M15S">
            <text:p>15:46:15</text:p>
          </table:table-cell>
          <table:table-cell office:value-type="float" office:value="52.062">
            <text:p>52.062</text:p>
          </table:table-cell>
          <table:table-cell office:value-type="float" office:value="0.9764">
            <text:p>0.9764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4">
            <text:p>944</text:p>
          </table:table-cell>
          <table:table-cell office:value-type="time" office:time-value="PT15H46M29S">
            <text:p>15:46:29</text:p>
          </table:table-cell>
          <table:table-cell office:value-type="float" office:value="52.0617">
            <text:p>52.0617</text:p>
          </table:table-cell>
          <table:table-cell office:value-type="float" office:value="0.979">
            <text:p>0.97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0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4">
            <text:p>944</text:p>
          </table:table-cell>
          <table:table-cell office:value-type="time" office:time-value="PT15H46M29S">
            <text:p>15:46:29</text:p>
          </table:table-cell>
          <table:table-cell office:value-type="float" office:value="52.0617">
            <text:p>52.0617</text:p>
          </table:table-cell>
          <table:table-cell office:value-type="float" office:value="0.979">
            <text:p>0.97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0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4">
            <text:p>944</text:p>
          </table:table-cell>
          <table:table-cell office:value-type="time" office:time-value="PT15H46M29S">
            <text:p>15:46:29</text:p>
          </table:table-cell>
          <table:table-cell office:value-type="float" office:value="52.0617">
            <text:p>52.0617</text:p>
          </table:table-cell>
          <table:table-cell office:value-type="float" office:value="0.979">
            <text:p>0.97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0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4">
            <text:p>944</text:p>
          </table:table-cell>
          <table:table-cell office:value-type="time" office:time-value="PT15H46M29S">
            <text:p>15:46:29</text:p>
          </table:table-cell>
          <table:table-cell office:value-type="float" office:value="52.0617">
            <text:p>52.0617</text:p>
          </table:table-cell>
          <table:table-cell office:value-type="float" office:value="0.979">
            <text:p>0.979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D0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5">
            <text:p>945</text:p>
          </table:table-cell>
          <table:table-cell office:value-type="time" office:time-value="PT15H46M42S">
            <text:p>15:46:42</text:p>
          </table:table-cell>
          <table:table-cell office:value-type="float" office:value="52.0614">
            <text:p>52.0614</text:p>
          </table:table-cell>
          <table:table-cell office:value-type="float" office:value="0.9814">
            <text:p>0.9814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9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5">
            <text:p>945</text:p>
          </table:table-cell>
          <table:table-cell office:value-type="time" office:time-value="PT15H46M42S">
            <text:p>15:46:42</text:p>
          </table:table-cell>
          <table:table-cell office:value-type="float" office:value="52.0614">
            <text:p>52.0614</text:p>
          </table:table-cell>
          <table:table-cell office:value-type="float" office:value="0.9814">
            <text:p>0.9814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9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5">
            <text:p>945</text:p>
          </table:table-cell>
          <table:table-cell office:value-type="time" office:time-value="PT15H46M42S">
            <text:p>15:46:42</text:p>
          </table:table-cell>
          <table:table-cell office:value-type="float" office:value="52.0614">
            <text:p>52.0614</text:p>
          </table:table-cell>
          <table:table-cell office:value-type="float" office:value="0.9814">
            <text:p>0.9814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9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5">
            <text:p>945</text:p>
          </table:table-cell>
          <table:table-cell office:value-type="time" office:time-value="PT15H46M42S">
            <text:p>15:46:42</text:p>
          </table:table-cell>
          <table:table-cell office:value-type="float" office:value="52.0614">
            <text:p>52.0614</text:p>
          </table:table-cell>
          <table:table-cell office:value-type="float" office:value="0.9814">
            <text:p>0.9814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B9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6">
            <text:p>946</text:p>
          </table:table-cell>
          <table:table-cell office:value-type="time" office:time-value="PT15H46M55S">
            <text:p>15:46:55</text:p>
          </table:table-cell>
          <table:table-cell office:value-type="float" office:value="52.0611">
            <text:p>52.0611</text:p>
          </table:table-cell>
          <table:table-cell office:value-type="float" office:value="0.9839">
            <text:p>0.9839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6">
            <text:p>946</text:p>
          </table:table-cell>
          <table:table-cell office:value-type="time" office:time-value="PT15H46M55S">
            <text:p>15:46:55</text:p>
          </table:table-cell>
          <table:table-cell office:value-type="float" office:value="52.0611">
            <text:p>52.0611</text:p>
          </table:table-cell>
          <table:table-cell office:value-type="float" office:value="0.9839">
            <text:p>0.9839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6">
            <text:p>946</text:p>
          </table:table-cell>
          <table:table-cell office:value-type="time" office:time-value="PT15H46M55S">
            <text:p>15:46:55</text:p>
          </table:table-cell>
          <table:table-cell office:value-type="float" office:value="52.0611">
            <text:p>52.0611</text:p>
          </table:table-cell>
          <table:table-cell office:value-type="float" office:value="0.9839">
            <text:p>0.9839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46">
            <text:p>946</text:p>
          </table:table-cell>
          <table:table-cell office:value-type="time" office:time-value="PT15H46M55S">
            <text:p>15:46:55</text:p>
          </table:table-cell>
          <table:table-cell office:value-type="float" office:value="52.0611">
            <text:p>52.0611</text:p>
          </table:table-cell>
          <table:table-cell office:value-type="float" office:value="0.9839">
            <text:p>0.9839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34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7">
            <text:p>947</text:p>
          </table:table-cell>
          <table:table-cell office:value-type="time" office:time-value="PT15H47M09S">
            <text:p>15:47:09</text:p>
          </table:table-cell>
          <table:table-cell office:value-type="float" office:value="52.0607">
            <text:p>52.0607</text:p>
          </table:table-cell>
          <table:table-cell office:value-type="float" office:value="0.9865">
            <text:p>0.9865</text:p>
          </table:table-cell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B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7">
            <text:p>947</text:p>
          </table:table-cell>
          <table:table-cell office:value-type="time" office:time-value="PT15H47M09S">
            <text:p>15:47:09</text:p>
          </table:table-cell>
          <table:table-cell office:value-type="float" office:value="52.0607">
            <text:p>52.0607</text:p>
          </table:table-cell>
          <table:table-cell office:value-type="float" office:value="0.9865">
            <text:p>0.9865</text:p>
          </table:table-cell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B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7">
            <text:p>947</text:p>
          </table:table-cell>
          <table:table-cell office:value-type="time" office:time-value="PT15H47M09S">
            <text:p>15:47:09</text:p>
          </table:table-cell>
          <table:table-cell office:value-type="float" office:value="52.0607">
            <text:p>52.0607</text:p>
          </table:table-cell>
          <table:table-cell office:value-type="float" office:value="0.9865">
            <text:p>0.9865</text:p>
          </table:table-cell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B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7">
            <text:p>947</text:p>
          </table:table-cell>
          <table:table-cell office:value-type="time" office:time-value="PT15H47M09S">
            <text:p>15:47:09</text:p>
          </table:table-cell>
          <table:table-cell office:value-type="float" office:value="52.0607">
            <text:p>52.0607</text:p>
          </table:table-cell>
          <table:table-cell office:value-type="float" office:value="0.9865">
            <text:p>0.9865</text:p>
          </table:table-cell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5B0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8">
            <text:p>948</text:p>
          </table:table-cell>
          <table:table-cell office:value-type="time" office:time-value="PT15H47M22S">
            <text:p>15:47:22</text:p>
          </table:table-cell>
          <table:table-cell office:value-type="float" office:value="52.0604">
            <text:p>52.0604</text:p>
          </table:table-cell>
          <table:table-cell office:value-type="float" office:value="0.989">
            <text:p>0.989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2E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8">
            <text:p>948</text:p>
          </table:table-cell>
          <table:table-cell office:value-type="time" office:time-value="PT15H47M22S">
            <text:p>15:47:22</text:p>
          </table:table-cell>
          <table:table-cell office:value-type="float" office:value="52.0604">
            <text:p>52.0604</text:p>
          </table:table-cell>
          <table:table-cell office:value-type="float" office:value="0.989">
            <text:p>0.989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2E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8">
            <text:p>948</text:p>
          </table:table-cell>
          <table:table-cell office:value-type="time" office:time-value="PT15H47M22S">
            <text:p>15:47:22</text:p>
          </table:table-cell>
          <table:table-cell office:value-type="float" office:value="52.0604">
            <text:p>52.0604</text:p>
          </table:table-cell>
          <table:table-cell office:value-type="float" office:value="0.989">
            <text:p>0.989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2E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8">
            <text:p>948</text:p>
          </table:table-cell>
          <table:table-cell office:value-type="time" office:time-value="PT15H47M22S">
            <text:p>15:47:22</text:p>
          </table:table-cell>
          <table:table-cell office:value-type="float" office:value="52.0604">
            <text:p>52.0604</text:p>
          </table:table-cell>
          <table:table-cell office:value-type="float" office:value="0.989">
            <text:p>0.989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2E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49">
            <text:p>949</text:p>
          </table:table-cell>
          <table:table-cell office:value-type="time" office:time-value="PT15H47M35S">
            <text:p>15:47:35</text:p>
          </table:table-cell>
          <table:table-cell office:value-type="float" office:value="52.0601">
            <text:p>52.0601</text:p>
          </table:table-cell>
          <table:table-cell office:value-type="float" office:value="0.9916">
            <text:p>0.9916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8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49">
            <text:p>949</text:p>
          </table:table-cell>
          <table:table-cell office:value-type="time" office:time-value="PT15H47M35S">
            <text:p>15:47:35</text:p>
          </table:table-cell>
          <table:table-cell office:value-type="float" office:value="52.0601">
            <text:p>52.0601</text:p>
          </table:table-cell>
          <table:table-cell office:value-type="float" office:value="0.9916">
            <text:p>0.9916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8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49">
            <text:p>949</text:p>
          </table:table-cell>
          <table:table-cell office:value-type="time" office:time-value="PT15H47M35S">
            <text:p>15:47:35</text:p>
          </table:table-cell>
          <table:table-cell office:value-type="float" office:value="52.0601">
            <text:p>52.0601</text:p>
          </table:table-cell>
          <table:table-cell office:value-type="float" office:value="0.9916">
            <text:p>0.9916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8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49">
            <text:p>949</text:p>
          </table:table-cell>
          <table:table-cell office:value-type="time" office:time-value="PT15H47M35S">
            <text:p>15:47:35</text:p>
          </table:table-cell>
          <table:table-cell office:value-type="float" office:value="52.0601">
            <text:p>52.0601</text:p>
          </table:table-cell>
          <table:table-cell office:value-type="float" office:value="0.9916">
            <text:p>0.9916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48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0">
            <text:p>950</text:p>
          </table:table-cell>
          <table:table-cell office:value-type="time" office:time-value="PT15H47M48S">
            <text:p>15:47:48</text:p>
          </table:table-cell>
          <table:table-cell office:value-type="float" office:value="52.0598">
            <text:p>52.0598</text:p>
          </table:table-cell>
          <table:table-cell office:value-type="float" office:value="0.9941">
            <text:p>0.994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EC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0">
            <text:p>950</text:p>
          </table:table-cell>
          <table:table-cell office:value-type="time" office:time-value="PT15H47M48S">
            <text:p>15:47:48</text:p>
          </table:table-cell>
          <table:table-cell office:value-type="float" office:value="52.0598">
            <text:p>52.0598</text:p>
          </table:table-cell>
          <table:table-cell office:value-type="float" office:value="0.9941">
            <text:p>0.994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EC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0">
            <text:p>950</text:p>
          </table:table-cell>
          <table:table-cell office:value-type="time" office:time-value="PT15H47M48S">
            <text:p>15:47:48</text:p>
          </table:table-cell>
          <table:table-cell office:value-type="float" office:value="52.0598">
            <text:p>52.0598</text:p>
          </table:table-cell>
          <table:table-cell office:value-type="float" office:value="0.9941">
            <text:p>0.994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EC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0">
            <text:p>950</text:p>
          </table:table-cell>
          <table:table-cell office:value-type="time" office:time-value="PT15H47M48S">
            <text:p>15:47:48</text:p>
          </table:table-cell>
          <table:table-cell office:value-type="float" office:value="52.0598">
            <text:p>52.0598</text:p>
          </table:table-cell>
          <table:table-cell office:value-type="float" office:value="0.9941">
            <text:p>0.994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EC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1">
            <text:p>951</text:p>
          </table:table-cell>
          <table:table-cell office:value-type="time" office:time-value="PT15H48M02S">
            <text:p>15:48:02</text:p>
          </table:table-cell>
          <table:table-cell office:value-type="float" office:value="52.0595">
            <text:p>52.0595</text:p>
          </table:table-cell>
          <table:table-cell office:value-type="float" office:value="0.9968">
            <text:p>0.9968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1">
            <text:p>951</text:p>
          </table:table-cell>
          <table:table-cell office:value-type="time" office:time-value="PT15H48M02S">
            <text:p>15:48:02</text:p>
          </table:table-cell>
          <table:table-cell office:value-type="float" office:value="52.0595">
            <text:p>52.0595</text:p>
          </table:table-cell>
          <table:table-cell office:value-type="float" office:value="0.9968">
            <text:p>0.9968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1">
            <text:p>951</text:p>
          </table:table-cell>
          <table:table-cell office:value-type="time" office:time-value="PT15H48M02S">
            <text:p>15:48:02</text:p>
          </table:table-cell>
          <table:table-cell office:value-type="float" office:value="52.0595">
            <text:p>52.0595</text:p>
          </table:table-cell>
          <table:table-cell office:value-type="float" office:value="0.9968">
            <text:p>0.9968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1">
            <text:p>951</text:p>
          </table:table-cell>
          <table:table-cell office:value-type="time" office:time-value="PT15H48M02S">
            <text:p>15:48:02</text:p>
          </table:table-cell>
          <table:table-cell office:value-type="float" office:value="52.0595">
            <text:p>52.0595</text:p>
          </table:table-cell>
          <table:table-cell office:value-type="float" office:value="0.9968">
            <text:p>0.9968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4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1">
            <text:p>951</text:p>
          </table:table-cell>
          <table:table-cell office:value-type="time" office:time-value="PT15H48M02S">
            <text:p>15:48:02</text:p>
          </table:table-cell>
          <table:table-cell office:value-type="float" office:value="52.0595">
            <text:p>52.0595</text:p>
          </table:table-cell>
          <table:table-cell office:value-type="float" office:value="0.9968">
            <text:p>0.9968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A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2">
            <text:p>952</text:p>
          </table:table-cell>
          <table:table-cell office:value-type="time" office:time-value="PT15H48M15S">
            <text:p>15:48:15</text:p>
          </table:table-cell>
          <table:table-cell office:value-type="float" office:value="52.0592">
            <text:p>52.0592</text:p>
          </table:table-cell>
          <table:table-cell office:value-type="float" office:value="0.9993">
            <text:p>0.9993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0E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2">
            <text:p>952</text:p>
          </table:table-cell>
          <table:table-cell office:value-type="time" office:time-value="PT15H48M15S">
            <text:p>15:48:15</text:p>
          </table:table-cell>
          <table:table-cell office:value-type="float" office:value="52.0592">
            <text:p>52.0592</text:p>
          </table:table-cell>
          <table:table-cell office:value-type="float" office:value="0.9993">
            <text:p>0.9993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0E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2">
            <text:p>952</text:p>
          </table:table-cell>
          <table:table-cell office:value-type="time" office:time-value="PT15H48M15S">
            <text:p>15:48:15</text:p>
          </table:table-cell>
          <table:table-cell office:value-type="float" office:value="52.0592">
            <text:p>52.0592</text:p>
          </table:table-cell>
          <table:table-cell office:value-type="float" office:value="0.9993">
            <text:p>0.9993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0E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2">
            <text:p>952</text:p>
          </table:table-cell>
          <table:table-cell office:value-type="time" office:time-value="PT15H48M15S">
            <text:p>15:48:15</text:p>
          </table:table-cell>
          <table:table-cell office:value-type="float" office:value="52.0592">
            <text:p>52.0592</text:p>
          </table:table-cell>
          <table:table-cell office:value-type="float" office:value="0.9993">
            <text:p>0.9993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0E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2">
            <text:p>952</text:p>
          </table:table-cell>
          <table:table-cell office:value-type="time" office:time-value="PT15H48M15S">
            <text:p>15:48:15</text:p>
          </table:table-cell>
          <table:table-cell office:value-type="float" office:value="52.0592">
            <text:p>52.0592</text:p>
          </table:table-cell>
          <table:table-cell office:value-type="float" office:value="0.9993">
            <text:p>0.9993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0E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3">
            <text:p>953</text:p>
          </table:table-cell>
          <table:table-cell office:value-type="time" office:time-value="PT15H48M28S">
            <text:p>15:48:28</text:p>
          </table:table-cell>
          <table:table-cell office:value-type="float" office:value="52.0589">
            <text:p>52.0589</text:p>
          </table:table-cell>
          <table:table-cell office:value-type="float" office:value="1.0018">
            <text:p>1.0018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2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3">
            <text:p>953</text:p>
          </table:table-cell>
          <table:table-cell office:value-type="time" office:time-value="PT15H48M28S">
            <text:p>15:48:28</text:p>
          </table:table-cell>
          <table:table-cell office:value-type="float" office:value="52.0589">
            <text:p>52.0589</text:p>
          </table:table-cell>
          <table:table-cell office:value-type="float" office:value="1.0018">
            <text:p>1.0018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2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3">
            <text:p>953</text:p>
          </table:table-cell>
          <table:table-cell office:value-type="time" office:time-value="PT15H48M28S">
            <text:p>15:48:28</text:p>
          </table:table-cell>
          <table:table-cell office:value-type="float" office:value="52.0589">
            <text:p>52.0589</text:p>
          </table:table-cell>
          <table:table-cell office:value-type="float" office:value="1.0018">
            <text:p>1.0018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2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3">
            <text:p>953</text:p>
          </table:table-cell>
          <table:table-cell office:value-type="time" office:time-value="PT15H48M28S">
            <text:p>15:48:28</text:p>
          </table:table-cell>
          <table:table-cell office:value-type="float" office:value="52.0589">
            <text:p>52.0589</text:p>
          </table:table-cell>
          <table:table-cell office:value-type="float" office:value="1.0018">
            <text:p>1.0018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92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4">
            <text:p>954</text:p>
          </table:table-cell>
          <table:table-cell office:value-type="time" office:time-value="PT15H48M42S">
            <text:p>15:48:42</text:p>
          </table:table-cell>
          <table:table-cell office:value-type="float" office:value="52.0586">
            <text:p>52.0586</text:p>
          </table:table-cell>
          <table:table-cell office:value-type="float" office:value="1.0045">
            <text:p>1.0045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0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4">
            <text:p>954</text:p>
          </table:table-cell>
          <table:table-cell office:value-type="time" office:time-value="PT15H48M42S">
            <text:p>15:48:42</text:p>
          </table:table-cell>
          <table:table-cell office:value-type="float" office:value="52.0586">
            <text:p>52.0586</text:p>
          </table:table-cell>
          <table:table-cell office:value-type="float" office:value="1.0045">
            <text:p>1.0045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03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4">
            <text:p>954</text:p>
          </table:table-cell>
          <table:table-cell office:value-type="time" office:time-value="PT15H48M42S">
            <text:p>15:48:42</text:p>
          </table:table-cell>
          <table:table-cell office:value-type="float" office:value="52.0586">
            <text:p>52.0586</text:p>
          </table:table-cell>
          <table:table-cell office:value-type="float" office:value="1.0045">
            <text:p>1.0045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0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4">
            <text:p>954</text:p>
          </table:table-cell>
          <table:table-cell office:value-type="time" office:time-value="PT15H48M42S">
            <text:p>15:48:42</text:p>
          </table:table-cell>
          <table:table-cell office:value-type="float" office:value="52.0586">
            <text:p>52.0586</text:p>
          </table:table-cell>
          <table:table-cell office:value-type="float" office:value="1.0045">
            <text:p>1.0045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03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4">
            <text:p>954</text:p>
          </table:table-cell>
          <table:table-cell office:value-type="time" office:time-value="PT15H48M42S">
            <text:p>15:48:42</text:p>
          </table:table-cell>
          <table:table-cell office:value-type="float" office:value="52.0586">
            <text:p>52.0586</text:p>
          </table:table-cell>
          <table:table-cell office:value-type="float" office:value="1.0045">
            <text:p>1.0045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70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5">
            <text:p>955</text:p>
          </table:table-cell>
          <table:table-cell office:value-type="time" office:time-value="PT15H48M55S">
            <text:p>15:48:55</text:p>
          </table:table-cell>
          <table:table-cell office:value-type="float" office:value="52.0583">
            <text:p>52.0583</text:p>
          </table:table-cell>
          <table:table-cell office:value-type="float" office:value="1.007">
            <text:p>1.007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6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5">
            <text:p>955</text:p>
          </table:table-cell>
          <table:table-cell office:value-type="time" office:time-value="PT15H48M55S">
            <text:p>15:48:55</text:p>
          </table:table-cell>
          <table:table-cell office:value-type="float" office:value="52.0583">
            <text:p>52.0583</text:p>
          </table:table-cell>
          <table:table-cell office:value-type="float" office:value="1.007">
            <text:p>1.007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6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5">
            <text:p>955</text:p>
          </table:table-cell>
          <table:table-cell office:value-type="time" office:time-value="PT15H48M55S">
            <text:p>15:48:55</text:p>
          </table:table-cell>
          <table:table-cell office:value-type="float" office:value="52.0583">
            <text:p>52.0583</text:p>
          </table:table-cell>
          <table:table-cell office:value-type="float" office:value="1.007">
            <text:p>1.007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6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5">
            <text:p>955</text:p>
          </table:table-cell>
          <table:table-cell office:value-type="time" office:time-value="PT15H48M55S">
            <text:p>15:48:55</text:p>
          </table:table-cell>
          <table:table-cell office:value-type="float" office:value="52.0583">
            <text:p>52.0583</text:p>
          </table:table-cell>
          <table:table-cell office:value-type="float" office:value="1.007">
            <text:p>1.007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61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5">
            <text:p>955</text:p>
          </table:table-cell>
          <table:table-cell office:value-type="time" office:time-value="PT15H48M55S">
            <text:p>15:48:55</text:p>
          </table:table-cell>
          <table:table-cell office:value-type="float" office:value="52.0583">
            <text:p>52.0583</text:p>
          </table:table-cell>
          <table:table-cell office:value-type="float" office:value="1.007">
            <text:p>1.007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C6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6">
            <text:p>956</text:p>
          </table:table-cell>
          <table:table-cell office:value-type="time" office:time-value="PT15H49M08S">
            <text:p>15:49:08</text:p>
          </table:table-cell>
          <table:table-cell office:value-type="float" office:value="52.0581">
            <text:p>52.0581</text:p>
          </table:table-cell>
          <table:table-cell office:value-type="float" office:value="1.0095">
            <text:p>1.0095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52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6">
            <text:p>956</text:p>
          </table:table-cell>
          <table:table-cell office:value-type="time" office:time-value="PT15H49M08S">
            <text:p>15:49:08</text:p>
          </table:table-cell>
          <table:table-cell office:value-type="float" office:value="52.0581">
            <text:p>52.0581</text:p>
          </table:table-cell>
          <table:table-cell office:value-type="float" office:value="1.0095">
            <text:p>1.0095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52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6">
            <text:p>956</text:p>
          </table:table-cell>
          <table:table-cell office:value-type="time" office:time-value="PT15H49M08S">
            <text:p>15:49:08</text:p>
          </table:table-cell>
          <table:table-cell office:value-type="float" office:value="52.0581">
            <text:p>52.0581</text:p>
          </table:table-cell>
          <table:table-cell office:value-type="float" office:value="1.0095">
            <text:p>1.0095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52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6">
            <text:p>956</text:p>
          </table:table-cell>
          <table:table-cell office:value-type="time" office:time-value="PT15H49M08S">
            <text:p>15:49:08</text:p>
          </table:table-cell>
          <table:table-cell office:value-type="float" office:value="52.0581">
            <text:p>52.0581</text:p>
          </table:table-cell>
          <table:table-cell office:value-type="float" office:value="1.0095">
            <text:p>1.0095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52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7">
            <text:p>957</text:p>
          </table:table-cell>
          <table:table-cell office:value-type="time" office:time-value="PT15H49M21S">
            <text:p>15:49:21</text:p>
          </table:table-cell>
          <table:table-cell office:value-type="float" office:value="52.0578">
            <text:p>52.0578</text:p>
          </table:table-cell>
          <table:table-cell office:value-type="float" office:value="1.012">
            <text:p>1.012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C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7">
            <text:p>957</text:p>
          </table:table-cell>
          <table:table-cell office:value-type="time" office:time-value="PT15H49M21S">
            <text:p>15:49:21</text:p>
          </table:table-cell>
          <table:table-cell office:value-type="float" office:value="52.0578">
            <text:p>52.0578</text:p>
          </table:table-cell>
          <table:table-cell office:value-type="float" office:value="1.012">
            <text:p>1.012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C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7">
            <text:p>957</text:p>
          </table:table-cell>
          <table:table-cell office:value-type="time" office:time-value="PT15H49M21S">
            <text:p>15:49:21</text:p>
          </table:table-cell>
          <table:table-cell office:value-type="float" office:value="52.0578">
            <text:p>52.0578</text:p>
          </table:table-cell>
          <table:table-cell office:value-type="float" office:value="1.012">
            <text:p>1.012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C6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7">
            <text:p>957</text:p>
          </table:table-cell>
          <table:table-cell office:value-type="time" office:time-value="PT15H49M21S">
            <text:p>15:49:21</text:p>
          </table:table-cell>
          <table:table-cell office:value-type="float" office:value="52.0578">
            <text:p>52.0578</text:p>
          </table:table-cell>
          <table:table-cell office:value-type="float" office:value="1.012">
            <text:p>1.012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53C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8">
            <text:p>958</text:p>
          </table:table-cell>
          <table:table-cell office:value-type="time" office:time-value="PT15H49M35S">
            <text:p>15:49:35</text:p>
          </table:table-cell>
          <table:table-cell office:value-type="float" office:value="52.0576">
            <text:p>52.0576</text:p>
          </table:table-cell>
          <table:table-cell office:value-type="float" office:value="1.0147">
            <text:p>1.0147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15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8">
            <text:p>958</text:p>
          </table:table-cell>
          <table:table-cell office:value-type="time" office:time-value="PT15H49M35S">
            <text:p>15:49:35</text:p>
          </table:table-cell>
          <table:table-cell office:value-type="float" office:value="52.0576">
            <text:p>52.0576</text:p>
          </table:table-cell>
          <table:table-cell office:value-type="float" office:value="1.0147">
            <text:p>1.0147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1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8">
            <text:p>958</text:p>
          </table:table-cell>
          <table:table-cell office:value-type="time" office:time-value="PT15H49M35S">
            <text:p>15:49:35</text:p>
          </table:table-cell>
          <table:table-cell office:value-type="float" office:value="52.0576">
            <text:p>52.0576</text:p>
          </table:table-cell>
          <table:table-cell office:value-type="float" office:value="1.0147">
            <text:p>1.0147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15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8">
            <text:p>958</text:p>
          </table:table-cell>
          <table:table-cell office:value-type="time" office:time-value="PT15H49M35S">
            <text:p>15:49:35</text:p>
          </table:table-cell>
          <table:table-cell office:value-type="float" office:value="52.0576">
            <text:p>52.0576</text:p>
          </table:table-cell>
          <table:table-cell office:value-type="float" office:value="1.0147">
            <text:p>1.0147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15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8">
            <text:p>958</text:p>
          </table:table-cell>
          <table:table-cell office:value-type="time" office:time-value="PT15H49M35S">
            <text:p>15:49:35</text:p>
          </table:table-cell>
          <table:table-cell office:value-type="float" office:value="52.0576">
            <text:p>52.0576</text:p>
          </table:table-cell>
          <table:table-cell office:value-type="float" office:value="1.0147">
            <text:p>1.0147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915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59">
            <text:p>959</text:p>
          </table:table-cell>
          <table:table-cell office:value-type="time" office:time-value="PT15H49M48S">
            <text:p>15:49:48</text:p>
          </table:table-cell>
          <table:table-cell office:value-type="float" office:value="52.0574">
            <text:p>52.0574</text:p>
          </table:table-cell>
          <table:table-cell office:value-type="float" office:value="1.0172">
            <text:p>1.0172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A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59">
            <text:p>959</text:p>
          </table:table-cell>
          <table:table-cell office:value-type="time" office:time-value="PT15H49M48S">
            <text:p>15:49:48</text:p>
          </table:table-cell>
          <table:table-cell office:value-type="float" office:value="52.0574">
            <text:p>52.0574</text:p>
          </table:table-cell>
          <table:table-cell office:value-type="float" office:value="1.0172">
            <text:p>1.0172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A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59">
            <text:p>959</text:p>
          </table:table-cell>
          <table:table-cell office:value-type="time" office:time-value="PT15H49M48S">
            <text:p>15:49:48</text:p>
          </table:table-cell>
          <table:table-cell office:value-type="float" office:value="52.0574">
            <text:p>52.0574</text:p>
          </table:table-cell>
          <table:table-cell office:value-type="float" office:value="1.0172">
            <text:p>1.0172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A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59">
            <text:p>959</text:p>
          </table:table-cell>
          <table:table-cell office:value-type="time" office:time-value="PT15H49M48S">
            <text:p>15:49:48</text:p>
          </table:table-cell>
          <table:table-cell office:value-type="float" office:value="52.0574">
            <text:p>52.0574</text:p>
          </table:table-cell>
          <table:table-cell office:value-type="float" office:value="1.0172">
            <text:p>1.0172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A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59">
            <text:p>959</text:p>
          </table:table-cell>
          <table:table-cell office:value-type="time" office:time-value="PT15H49M48S">
            <text:p>15:49:48</text:p>
          </table:table-cell>
          <table:table-cell office:value-type="float" office:value="52.0574">
            <text:p>52.0574</text:p>
          </table:table-cell>
          <table:table-cell office:value-type="float" office:value="1.0172">
            <text:p>1.0172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5A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0">
            <text:p>960</text:p>
          </table:table-cell>
          <table:table-cell office:value-type="time" office:time-value="PT15H50M01S">
            <text:p>15:50:01</text:p>
          </table:table-cell>
          <table:table-cell office:value-type="float" office:value="52.0572">
            <text:p>52.0572</text:p>
          </table:table-cell>
          <table:table-cell office:value-type="float" office:value="1.0196">
            <text:p>1.0196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A0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0">
            <text:p>960</text:p>
          </table:table-cell>
          <table:table-cell office:value-type="time" office:time-value="PT15H50M01S">
            <text:p>15:50:01</text:p>
          </table:table-cell>
          <table:table-cell office:value-type="float" office:value="52.0572">
            <text:p>52.0572</text:p>
          </table:table-cell>
          <table:table-cell office:value-type="float" office:value="1.0196">
            <text:p>1.0196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A0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0">
            <text:p>960</text:p>
          </table:table-cell>
          <table:table-cell office:value-type="time" office:time-value="PT15H50M01S">
            <text:p>15:50:01</text:p>
          </table:table-cell>
          <table:table-cell office:value-type="float" office:value="52.0572">
            <text:p>52.0572</text:p>
          </table:table-cell>
          <table:table-cell office:value-type="float" office:value="1.0196">
            <text:p>1.0196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A0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0">
            <text:p>960</text:p>
          </table:table-cell>
          <table:table-cell office:value-type="time" office:time-value="PT15H50M01S">
            <text:p>15:50:01</text:p>
          </table:table-cell>
          <table:table-cell office:value-type="float" office:value="52.0572">
            <text:p>52.0572</text:p>
          </table:table-cell>
          <table:table-cell office:value-type="float" office:value="1.0196">
            <text:p>1.0196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8A0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1">
            <text:p>961</text:p>
          </table:table-cell>
          <table:table-cell office:value-type="time" office:time-value="PT15H50M15S">
            <text:p>15:50:15</text:p>
          </table:table-cell>
          <table:table-cell office:value-type="float" office:value="52.0569">
            <text:p>52.0569</text:p>
          </table:table-cell>
          <table:table-cell office:value-type="float" office:value="1.0221">
            <text:p>1.022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6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1">
            <text:p>961</text:p>
          </table:table-cell>
          <table:table-cell office:value-type="time" office:time-value="PT15H50M15S">
            <text:p>15:50:15</text:p>
          </table:table-cell>
          <table:table-cell office:value-type="float" office:value="52.0569">
            <text:p>52.0569</text:p>
          </table:table-cell>
          <table:table-cell office:value-type="float" office:value="1.0221">
            <text:p>1.022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6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1">
            <text:p>961</text:p>
          </table:table-cell>
          <table:table-cell office:value-type="time" office:time-value="PT15H50M15S">
            <text:p>15:50:15</text:p>
          </table:table-cell>
          <table:table-cell office:value-type="float" office:value="52.0569">
            <text:p>52.0569</text:p>
          </table:table-cell>
          <table:table-cell office:value-type="float" office:value="1.0221">
            <text:p>1.022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6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61">
            <text:p>961</text:p>
          </table:table-cell>
          <table:table-cell office:value-type="time" office:time-value="PT15H50M15S">
            <text:p>15:50:15</text:p>
          </table:table-cell>
          <table:table-cell office:value-type="float" office:value="52.0569">
            <text:p>52.0569</text:p>
          </table:table-cell>
          <table:table-cell office:value-type="float" office:value="1.0221">
            <text:p>1.022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6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1">
            <text:p>961</text:p>
          </table:table-cell>
          <table:table-cell office:value-type="time" office:time-value="PT15H50M15S">
            <text:p>15:50:15</text:p>
          </table:table-cell>
          <table:table-cell office:value-type="float" office:value="52.0569">
            <text:p>52.0569</text:p>
          </table:table-cell>
          <table:table-cell office:value-type="float" office:value="1.0221">
            <text:p>1.022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F6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2">
            <text:p>962</text:p>
          </table:table-cell>
          <table:table-cell office:value-type="time" office:time-value="PT15H50M28S">
            <text:p>15:50:28</text:p>
          </table:table-cell>
          <table:table-cell office:value-type="float" office:value="52.0567">
            <text:p>52.0567</text:p>
          </table:table-cell>
          <table:table-cell office:value-type="float" office:value="1.0244">
            <text:p>1.0244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B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2">
            <text:p>962</text:p>
          </table:table-cell>
          <table:table-cell office:value-type="time" office:time-value="PT15H50M28S">
            <text:p>15:50:28</text:p>
          </table:table-cell>
          <table:table-cell office:value-type="float" office:value="52.0567">
            <text:p>52.0567</text:p>
          </table:table-cell>
          <table:table-cell office:value-type="float" office:value="1.0244">
            <text:p>1.0244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B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2">
            <text:p>962</text:p>
          </table:table-cell>
          <table:table-cell office:value-type="time" office:time-value="PT15H50M28S">
            <text:p>15:50:28</text:p>
          </table:table-cell>
          <table:table-cell office:value-type="float" office:value="52.0567">
            <text:p>52.0567</text:p>
          </table:table-cell>
          <table:table-cell office:value-type="float" office:value="1.0244">
            <text:p>1.0244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B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2">
            <text:p>962</text:p>
          </table:table-cell>
          <table:table-cell office:value-type="time" office:time-value="PT15H50M28S">
            <text:p>15:50:28</text:p>
          </table:table-cell>
          <table:table-cell office:value-type="float" office:value="52.0567">
            <text:p>52.0567</text:p>
          </table:table-cell>
          <table:table-cell office:value-type="float" office:value="1.0244">
            <text:p>1.0244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CB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3">
            <text:p>963</text:p>
          </table:table-cell>
          <table:table-cell office:value-type="time" office:time-value="PT15H50M41S">
            <text:p>15:50:41</text:p>
          </table:table-cell>
          <table:table-cell office:value-type="float" office:value="52.0565">
            <text:p>52.0565</text:p>
          </table:table-cell>
          <table:table-cell office:value-type="float" office:value="1.0266">
            <text:p>1.026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A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3">
            <text:p>963</text:p>
          </table:table-cell>
          <table:table-cell office:value-type="time" office:time-value="PT15H50M41S">
            <text:p>15:50:41</text:p>
          </table:table-cell>
          <table:table-cell office:value-type="float" office:value="52.0565">
            <text:p>52.0565</text:p>
          </table:table-cell>
          <table:table-cell office:value-type="float" office:value="1.0266">
            <text:p>1.026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A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3">
            <text:p>963</text:p>
          </table:table-cell>
          <table:table-cell office:value-type="time" office:time-value="PT15H50M41S">
            <text:p>15:50:41</text:p>
          </table:table-cell>
          <table:table-cell office:value-type="float" office:value="52.0565">
            <text:p>52.0565</text:p>
          </table:table-cell>
          <table:table-cell office:value-type="float" office:value="1.0266">
            <text:p>1.026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A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3">
            <text:p>963</text:p>
          </table:table-cell>
          <table:table-cell office:value-type="time" office:time-value="PT15H50M41S">
            <text:p>15:50:41</text:p>
          </table:table-cell>
          <table:table-cell office:value-type="float" office:value="52.0565">
            <text:p>52.0565</text:p>
          </table:table-cell>
          <table:table-cell office:value-type="float" office:value="1.0266">
            <text:p>1.026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7A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4">
            <text:p>964</text:p>
          </table:table-cell>
          <table:table-cell office:value-type="time" office:time-value="PT15H50M54S">
            <text:p>15:50:54</text:p>
          </table:table-cell>
          <table:table-cell office:value-type="float" office:value="52.0563">
            <text:p>52.0563</text:p>
          </table:table-cell>
          <table:table-cell office:value-type="float" office:value="1.0289">
            <text:p>1.0289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72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4">
            <text:p>964</text:p>
          </table:table-cell>
          <table:table-cell office:value-type="time" office:time-value="PT15H50M54S">
            <text:p>15:50:54</text:p>
          </table:table-cell>
          <table:table-cell office:value-type="float" office:value="52.0563">
            <text:p>52.0563</text:p>
          </table:table-cell>
          <table:table-cell office:value-type="float" office:value="1.0289">
            <text:p>1.0289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72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4">
            <text:p>964</text:p>
          </table:table-cell>
          <table:table-cell office:value-type="time" office:time-value="PT15H50M54S">
            <text:p>15:50:54</text:p>
          </table:table-cell>
          <table:table-cell office:value-type="float" office:value="52.0563">
            <text:p>52.0563</text:p>
          </table:table-cell>
          <table:table-cell office:value-type="float" office:value="1.0289">
            <text:p>1.0289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072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5">
            <text:p>965</text:p>
          </table:table-cell>
          <table:table-cell office:value-type="time" office:time-value="PT15H51M08S">
            <text:p>15:51:08</text:p>
          </table:table-cell>
          <table:table-cell office:value-type="float" office:value="52.056">
            <text:p>52.056</text:p>
          </table:table-cell>
          <table:table-cell office:value-type="float" office:value="1.0313">
            <text:p>1.0313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3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5">
            <text:p>965</text:p>
          </table:table-cell>
          <table:table-cell office:value-type="time" office:time-value="PT15H51M08S">
            <text:p>15:51:08</text:p>
          </table:table-cell>
          <table:table-cell office:value-type="float" office:value="52.056">
            <text:p>52.056</text:p>
          </table:table-cell>
          <table:table-cell office:value-type="float" office:value="1.0313">
            <text:p>1.0313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3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5">
            <text:p>965</text:p>
          </table:table-cell>
          <table:table-cell office:value-type="time" office:time-value="PT15H51M08S">
            <text:p>15:51:08</text:p>
          </table:table-cell>
          <table:table-cell office:value-type="float" office:value="52.056">
            <text:p>52.056</text:p>
          </table:table-cell>
          <table:table-cell office:value-type="float" office:value="1.0313">
            <text:p>1.0313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3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5">
            <text:p>965</text:p>
          </table:table-cell>
          <table:table-cell office:value-type="time" office:time-value="PT15H51M08S">
            <text:p>15:51:08</text:p>
          </table:table-cell>
          <table:table-cell office:value-type="float" office:value="52.056">
            <text:p>52.056</text:p>
          </table:table-cell>
          <table:table-cell office:value-type="float" office:value="1.0313">
            <text:p>1.0313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83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6">
            <text:p>966</text:p>
          </table:table-cell>
          <table:table-cell office:value-type="time" office:time-value="PT15H51M21S">
            <text:p>15:51:21</text:p>
          </table:table-cell>
          <table:table-cell office:value-type="float" office:value="52.0557">
            <text:p>52.0557</text:p>
          </table:table-cell>
          <table:table-cell office:value-type="float" office:value="1.0334">
            <text:p>1.0334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6">
            <text:p>966</text:p>
          </table:table-cell>
          <table:table-cell office:value-type="time" office:time-value="PT15H51M21S">
            <text:p>15:51:21</text:p>
          </table:table-cell>
          <table:table-cell office:value-type="float" office:value="52.0557">
            <text:p>52.0557</text:p>
          </table:table-cell>
          <table:table-cell office:value-type="float" office:value="1.0334">
            <text:p>1.0334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4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6">
            <text:p>966</text:p>
          </table:table-cell>
          <table:table-cell office:value-type="time" office:time-value="PT15H51M21S">
            <text:p>15:51:21</text:p>
          </table:table-cell>
          <table:table-cell office:value-type="float" office:value="52.0557">
            <text:p>52.0557</text:p>
          </table:table-cell>
          <table:table-cell office:value-type="float" office:value="1.0334">
            <text:p>1.0334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4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6">
            <text:p>966</text:p>
          </table:table-cell>
          <table:table-cell office:value-type="time" office:time-value="PT15H51M21S">
            <text:p>15:51:21</text:p>
          </table:table-cell>
          <table:table-cell office:value-type="float" office:value="52.0557">
            <text:p>52.0557</text:p>
          </table:table-cell>
          <table:table-cell office:value-type="float" office:value="1.0334">
            <text:p>1.0334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234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7">
            <text:p>967</text:p>
          </table:table-cell>
          <table:table-cell office:value-type="time" office:time-value="PT15H51M34S">
            <text:p>15:51:34</text:p>
          </table:table-cell>
          <table:table-cell office:value-type="float" office:value="52.0554">
            <text:p>52.0554</text:p>
          </table:table-cell>
          <table:table-cell office:value-type="float" office:value="1.0356">
            <text:p>1.035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A5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7">
            <text:p>967</text:p>
          </table:table-cell>
          <table:table-cell office:value-type="time" office:time-value="PT15H51M34S">
            <text:p>15:51:34</text:p>
          </table:table-cell>
          <table:table-cell office:value-type="float" office:value="52.0554">
            <text:p>52.0554</text:p>
          </table:table-cell>
          <table:table-cell office:value-type="float" office:value="1.0356">
            <text:p>1.035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A5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7">
            <text:p>967</text:p>
          </table:table-cell>
          <table:table-cell office:value-type="time" office:time-value="PT15H51M34S">
            <text:p>15:51:34</text:p>
          </table:table-cell>
          <table:table-cell office:value-type="float" office:value="52.0554">
            <text:p>52.0554</text:p>
          </table:table-cell>
          <table:table-cell office:value-type="float" office:value="1.0356">
            <text:p>1.035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A5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7">
            <text:p>967</text:p>
          </table:table-cell>
          <table:table-cell office:value-type="time" office:time-value="PT15H51M34S">
            <text:p>15:51:34</text:p>
          </table:table-cell>
          <table:table-cell office:value-type="float" office:value="52.0554">
            <text:p>52.0554</text:p>
          </table:table-cell>
          <table:table-cell office:value-type="float" office:value="1.0356">
            <text:p>1.035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A5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67">
            <text:p>967</text:p>
          </table:table-cell>
          <table:table-cell office:value-type="time" office:time-value="PT15H51M34S">
            <text:p>15:51:34</text:p>
          </table:table-cell>
          <table:table-cell office:value-type="float" office:value="52.0554">
            <text:p>52.0554</text:p>
          </table:table-cell>
          <table:table-cell office:value-type="float" office:value="1.0356">
            <text:p>1.035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A5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8">
            <text:p>968</text:p>
          </table:table-cell>
          <table:table-cell office:value-type="time" office:time-value="PT15H51M48S">
            <text:p>15:51:48</text:p>
          </table:table-cell>
          <table:table-cell office:value-type="float" office:value="52.055">
            <text:p>52.055</text:p>
          </table:table-cell>
          <table:table-cell office:value-type="float" office:value="1.0378">
            <text:p>1.0378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9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8">
            <text:p>968</text:p>
          </table:table-cell>
          <table:table-cell office:value-type="time" office:time-value="PT15H51M48S">
            <text:p>15:51:48</text:p>
          </table:table-cell>
          <table:table-cell office:value-type="float" office:value="52.055">
            <text:p>52.055</text:p>
          </table:table-cell>
          <table:table-cell office:value-type="float" office:value="1.0378">
            <text:p>1.0378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9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8">
            <text:p>968</text:p>
          </table:table-cell>
          <table:table-cell office:value-type="time" office:time-value="PT15H51M48S">
            <text:p>15:51:48</text:p>
          </table:table-cell>
          <table:table-cell office:value-type="float" office:value="52.055">
            <text:p>52.055</text:p>
          </table:table-cell>
          <table:table-cell office:value-type="float" office:value="1.0378">
            <text:p>1.0378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9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8">
            <text:p>968</text:p>
          </table:table-cell>
          <table:table-cell office:value-type="time" office:time-value="PT15H51M48S">
            <text:p>15:51:48</text:p>
          </table:table-cell>
          <table:table-cell office:value-type="float" office:value="52.055">
            <text:p>52.055</text:p>
          </table:table-cell>
          <table:table-cell office:value-type="float" office:value="1.0378">
            <text:p>1.0378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9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69">
            <text:p>969</text:p>
          </table:table-cell>
          <table:table-cell office:value-type="time" office:time-value="PT15H52M01S">
            <text:p>15:52:01</text:p>
          </table:table-cell>
          <table:table-cell office:value-type="float" office:value="52.0546">
            <text:p>52.0546</text:p>
          </table:table-cell>
          <table:table-cell office:value-type="float" office:value="1.0398">
            <text:p>1.0398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1B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69">
            <text:p>969</text:p>
          </table:table-cell>
          <table:table-cell office:value-type="time" office:time-value="PT15H52M01S">
            <text:p>15:52:01</text:p>
          </table:table-cell>
          <table:table-cell office:value-type="float" office:value="52.0546">
            <text:p>52.0546</text:p>
          </table:table-cell>
          <table:table-cell office:value-type="float" office:value="1.0398">
            <text:p>1.0398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1B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69">
            <text:p>969</text:p>
          </table:table-cell>
          <table:table-cell office:value-type="time" office:time-value="PT15H52M01S">
            <text:p>15:52:01</text:p>
          </table:table-cell>
          <table:table-cell office:value-type="float" office:value="52.0546">
            <text:p>52.0546</text:p>
          </table:table-cell>
          <table:table-cell office:value-type="float" office:value="1.0398">
            <text:p>1.0398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1B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69">
            <text:p>969</text:p>
          </table:table-cell>
          <table:table-cell office:value-type="time" office:time-value="PT15H52M01S">
            <text:p>15:52:01</text:p>
          </table:table-cell>
          <table:table-cell office:value-type="float" office:value="52.0546">
            <text:p>52.0546</text:p>
          </table:table-cell>
          <table:table-cell office:value-type="float" office:value="1.0398">
            <text:p>1.0398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D1B2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0">
            <text:p>970</text:p>
          </table:table-cell>
          <table:table-cell office:value-type="time" office:time-value="PT15H52M14S">
            <text:p>15:52:14</text:p>
          </table:table-cell>
          <table:table-cell office:value-type="float" office:value="52.0543">
            <text:p>52.0543</text:p>
          </table:table-cell>
          <table:table-cell office:value-type="float" office:value="1.0419">
            <text:p>1.0419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3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0">
            <text:p>970</text:p>
          </table:table-cell>
          <table:table-cell office:value-type="time" office:time-value="PT15H52M14S">
            <text:p>15:52:14</text:p>
          </table:table-cell>
          <table:table-cell office:value-type="float" office:value="52.0543">
            <text:p>52.0543</text:p>
          </table:table-cell>
          <table:table-cell office:value-type="float" office:value="1.0419">
            <text:p>1.0419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3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0">
            <text:p>970</text:p>
          </table:table-cell>
          <table:table-cell office:value-type="time" office:time-value="PT15H52M14S">
            <text:p>15:52:14</text:p>
          </table:table-cell>
          <table:table-cell office:value-type="float" office:value="52.0543">
            <text:p>52.0543</text:p>
          </table:table-cell>
          <table:table-cell office:value-type="float" office:value="1.0419">
            <text:p>1.0419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3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0">
            <text:p>970</text:p>
          </table:table-cell>
          <table:table-cell office:value-type="time" office:time-value="PT15H52M14S">
            <text:p>15:52:14</text:p>
          </table:table-cell>
          <table:table-cell office:value-type="float" office:value="52.0543">
            <text:p>52.0543</text:p>
          </table:table-cell>
          <table:table-cell office:value-type="float" office:value="1.0419">
            <text:p>1.0419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A31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1">
            <text:p>971</text:p>
          </table:table-cell>
          <table:table-cell office:value-type="time" office:time-value="PT15H52M28S">
            <text:p>15:52:28</text:p>
          </table:table-cell>
          <table:table-cell office:value-type="float" office:value="52.0539">
            <text:p>52.0539</text:p>
          </table:table-cell>
          <table:table-cell office:value-type="float" office:value="1.0441">
            <text:p>1.0441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E8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1">
            <text:p>971</text:p>
          </table:table-cell>
          <table:table-cell office:value-type="time" office:time-value="PT15H52M28S">
            <text:p>15:52:28</text:p>
          </table:table-cell>
          <table:table-cell office:value-type="float" office:value="52.0539">
            <text:p>52.0539</text:p>
          </table:table-cell>
          <table:table-cell office:value-type="float" office:value="1.0441">
            <text:p>1.0441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E8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1">
            <text:p>971</text:p>
          </table:table-cell>
          <table:table-cell office:value-type="time" office:time-value="PT15H52M28S">
            <text:p>15:52:28</text:p>
          </table:table-cell>
          <table:table-cell office:value-type="float" office:value="52.0539">
            <text:p>52.0539</text:p>
          </table:table-cell>
          <table:table-cell office:value-type="float" office:value="1.0441">
            <text:p>1.0441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E8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1">
            <text:p>971</text:p>
          </table:table-cell>
          <table:table-cell office:value-type="time" office:time-value="PT15H52M28S">
            <text:p>15:52:28</text:p>
          </table:table-cell>
          <table:table-cell office:value-type="float" office:value="52.0539">
            <text:p>52.0539</text:p>
          </table:table-cell>
          <table:table-cell office:value-type="float" office:value="1.0441">
            <text:p>1.0441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9E8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2">
            <text:p>972</text:p>
          </table:table-cell>
          <table:table-cell office:value-type="time" office:time-value="PT15H52M41S">
            <text:p>15:52:41</text:p>
          </table:table-cell>
          <table:table-cell office:value-type="float" office:value="52.0536">
            <text:p>52.0536</text:p>
          </table:table-cell>
          <table:table-cell office:value-type="float" office:value="1.0461">
            <text:p>1.0461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D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2">
            <text:p>972</text:p>
          </table:table-cell>
          <table:table-cell office:value-type="time" office:time-value="PT15H52M41S">
            <text:p>15:52:41</text:p>
          </table:table-cell>
          <table:table-cell office:value-type="float" office:value="52.0536">
            <text:p>52.0536</text:p>
          </table:table-cell>
          <table:table-cell office:value-type="float" office:value="1.0461">
            <text:p>1.0461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8D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3">
            <text:p>973</text:p>
          </table:table-cell>
          <table:table-cell office:value-type="time" office:time-value="PT15H52M54S">
            <text:p>15:52:54</text:p>
          </table:table-cell>
          <table:table-cell office:value-type="float" office:value="52.0532">
            <text:p>52.0532</text:p>
          </table:table-cell>
          <table:table-cell office:value-type="float" office:value="1.0482">
            <text:p>1.0482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1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3">
            <text:p>973</text:p>
          </table:table-cell>
          <table:table-cell office:value-type="time" office:time-value="PT15H52M54S">
            <text:p>15:52:54</text:p>
          </table:table-cell>
          <table:table-cell office:value-type="float" office:value="52.0532">
            <text:p>52.0532</text:p>
          </table:table-cell>
          <table:table-cell office:value-type="float" office:value="1.0482">
            <text:p>1.0482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1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3">
            <text:p>973</text:p>
          </table:table-cell>
          <table:table-cell office:value-type="time" office:time-value="PT15H52M54S">
            <text:p>15:52:54</text:p>
          </table:table-cell>
          <table:table-cell office:value-type="float" office:value="52.0532">
            <text:p>52.0532</text:p>
          </table:table-cell>
          <table:table-cell office:value-type="float" office:value="1.0482">
            <text:p>1.0482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1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3">
            <text:p>973</text:p>
          </table:table-cell>
          <table:table-cell office:value-type="time" office:time-value="PT15H52M54S">
            <text:p>15:52:54</text:p>
          </table:table-cell>
          <table:table-cell office:value-type="float" office:value="52.0532">
            <text:p>52.0532</text:p>
          </table:table-cell>
          <table:table-cell office:value-type="float" office:value="1.0482">
            <text:p>1.0482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31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4">
            <text:p>974</text:p>
          </table:table-cell>
          <table:table-cell office:value-type="time" office:time-value="PT15H53M07S">
            <text:p>15:53:07</text:p>
          </table:table-cell>
          <table:table-cell office:value-type="float" office:value="52.053">
            <text:p>52.053</text:p>
          </table:table-cell>
          <table:table-cell office:value-type="float" office:value="1.0503">
            <text:p>1.0503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2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4">
            <text:p>974</text:p>
          </table:table-cell>
          <table:table-cell office:value-type="time" office:time-value="PT15H53M07S">
            <text:p>15:53:07</text:p>
          </table:table-cell>
          <table:table-cell office:value-type="float" office:value="52.053">
            <text:p>52.053</text:p>
          </table:table-cell>
          <table:table-cell office:value-type="float" office:value="1.0503">
            <text:p>1.0503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2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4">
            <text:p>974</text:p>
          </table:table-cell>
          <table:table-cell office:value-type="time" office:time-value="PT15H53M07S">
            <text:p>15:53:07</text:p>
          </table:table-cell>
          <table:table-cell office:value-type="float" office:value="52.053">
            <text:p>52.053</text:p>
          </table:table-cell>
          <table:table-cell office:value-type="float" office:value="1.0503">
            <text:p>1.0503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32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5">
            <text:p>975</text:p>
          </table:table-cell>
          <table:table-cell office:value-type="time" office:time-value="PT15H53M21S">
            <text:p>15:53:21</text:p>
          </table:table-cell>
          <table:table-cell office:value-type="float" office:value="52.0526">
            <text:p>52.0526</text:p>
          </table:table-cell>
          <table:table-cell office:value-type="float" office:value="1.0525">
            <text:p>1.0525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5">
            <text:p>975</text:p>
          </table:table-cell>
          <table:table-cell office:value-type="time" office:time-value="PT15H53M21S">
            <text:p>15:53:21</text:p>
          </table:table-cell>
          <table:table-cell office:value-type="float" office:value="52.0526">
            <text:p>52.0526</text:p>
          </table:table-cell>
          <table:table-cell office:value-type="float" office:value="1.0525">
            <text:p>1.0525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5">
            <text:p>975</text:p>
          </table:table-cell>
          <table:table-cell office:value-type="time" office:time-value="PT15H53M21S">
            <text:p>15:53:21</text:p>
          </table:table-cell>
          <table:table-cell office:value-type="float" office:value="52.0526">
            <text:p>52.0526</text:p>
          </table:table-cell>
          <table:table-cell office:value-type="float" office:value="1.0525">
            <text:p>1.0525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5">
            <text:p>975</text:p>
          </table:table-cell>
          <table:table-cell office:value-type="time" office:time-value="PT15H53M21S">
            <text:p>15:53:21</text:p>
          </table:table-cell>
          <table:table-cell office:value-type="float" office:value="52.0526">
            <text:p>52.0526</text:p>
          </table:table-cell>
          <table:table-cell office:value-type="float" office:value="1.0525">
            <text:p>1.0525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EB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6">
            <text:p>976</text:p>
          </table:table-cell>
          <table:table-cell office:value-type="time" office:time-value="PT15H53M34S">
            <text:p>15:53:34</text:p>
          </table:table-cell>
          <table:table-cell office:value-type="float" office:value="52.0524">
            <text:p>52.0524</text:p>
          </table:table-cell>
          <table:table-cell office:value-type="float" office:value="1.0546">
            <text:p>1.0546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8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6">
            <text:p>976</text:p>
          </table:table-cell>
          <table:table-cell office:value-type="time" office:time-value="PT15H53M34S">
            <text:p>15:53:34</text:p>
          </table:table-cell>
          <table:table-cell office:value-type="float" office:value="52.0524">
            <text:p>52.0524</text:p>
          </table:table-cell>
          <table:table-cell office:value-type="float" office:value="1.0546">
            <text:p>1.0546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8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6">
            <text:p>976</text:p>
          </table:table-cell>
          <table:table-cell office:value-type="time" office:time-value="PT15H53M34S">
            <text:p>15:53:34</text:p>
          </table:table-cell>
          <table:table-cell office:value-type="float" office:value="52.0524">
            <text:p>52.0524</text:p>
          </table:table-cell>
          <table:table-cell office:value-type="float" office:value="1.0546">
            <text:p>1.0546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8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6">
            <text:p>976</text:p>
          </table:table-cell>
          <table:table-cell office:value-type="time" office:time-value="PT15H53M34S">
            <text:p>15:53:34</text:p>
          </table:table-cell>
          <table:table-cell office:value-type="float" office:value="52.0524">
            <text:p>52.0524</text:p>
          </table:table-cell>
          <table:table-cell office:value-type="float" office:value="1.0546">
            <text:p>1.0546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678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7">
            <text:p>977</text:p>
          </table:table-cell>
          <table:table-cell office:value-type="time" office:time-value="PT15H53M47S">
            <text:p>15:53:47</text:p>
          </table:table-cell>
          <table:table-cell office:value-type="float" office:value="52.0521">
            <text:p>52.0521</text:p>
          </table:table-cell>
          <table:table-cell office:value-type="float" office:value="1.0568">
            <text:p>1.0568</text:p>
          </table:table-cell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B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7">
            <text:p>977</text:p>
          </table:table-cell>
          <table:table-cell office:value-type="time" office:time-value="PT15H53M47S">
            <text:p>15:53:47</text:p>
          </table:table-cell>
          <table:table-cell office:value-type="float" office:value="52.0521">
            <text:p>52.0521</text:p>
          </table:table-cell>
          <table:table-cell office:value-type="float" office:value="1.0568">
            <text:p>1.0568</text:p>
          </table:table-cell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B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7">
            <text:p>977</text:p>
          </table:table-cell>
          <table:table-cell office:value-type="time" office:time-value="PT15H53M47S">
            <text:p>15:53:47</text:p>
          </table:table-cell>
          <table:table-cell office:value-type="float" office:value="52.0521">
            <text:p>52.0521</text:p>
          </table:table-cell>
          <table:table-cell office:value-type="float" office:value="1.0568">
            <text:p>1.0568</text:p>
          </table:table-cell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B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7">
            <text:p>977</text:p>
          </table:table-cell>
          <table:table-cell office:value-type="time" office:time-value="PT15H53M47S">
            <text:p>15:53:47</text:p>
          </table:table-cell>
          <table:table-cell office:value-type="float" office:value="52.0521">
            <text:p>52.0521</text:p>
          </table:table-cell>
          <table:table-cell office:value-type="float" office:value="1.0568">
            <text:p>1.0568</text:p>
          </table:table-cell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6B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8">
            <text:p>978</text:p>
          </table:table-cell>
          <table:table-cell office:value-type="time" office:time-value="PT15H54M01S">
            <text:p>15:54:01</text:p>
          </table:table-cell>
          <table:table-cell office:value-type="float" office:value="52.0518">
            <text:p>52.0518</text:p>
          </table:table-cell>
          <table:table-cell office:value-type="float" office:value="1.0591">
            <text:p>1.0591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3D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8">
            <text:p>978</text:p>
          </table:table-cell>
          <table:table-cell office:value-type="time" office:time-value="PT15H54M01S">
            <text:p>15:54:01</text:p>
          </table:table-cell>
          <table:table-cell office:value-type="float" office:value="52.0518">
            <text:p>52.0518</text:p>
          </table:table-cell>
          <table:table-cell office:value-type="float" office:value="1.0591">
            <text:p>1.0591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3DE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8">
            <text:p>978</text:p>
          </table:table-cell>
          <table:table-cell office:value-type="time" office:time-value="PT15H54M01S">
            <text:p>15:54:01</text:p>
          </table:table-cell>
          <table:table-cell office:value-type="float" office:value="52.0518">
            <text:p>52.0518</text:p>
          </table:table-cell>
          <table:table-cell office:value-type="float" office:value="1.0591">
            <text:p>1.0591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3D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8">
            <text:p>978</text:p>
          </table:table-cell>
          <table:table-cell office:value-type="time" office:time-value="PT15H54M01S">
            <text:p>15:54:01</text:p>
          </table:table-cell>
          <table:table-cell office:value-type="float" office:value="52.0518">
            <text:p>52.0518</text:p>
          </table:table-cell>
          <table:table-cell office:value-type="float" office:value="1.0591">
            <text:p>1.0591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3DE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78">
            <text:p>978</text:p>
          </table:table-cell>
          <table:table-cell office:value-type="time" office:time-value="PT15H54M01S">
            <text:p>15:54:01</text:p>
          </table:table-cell>
          <table:table-cell office:value-type="float" office:value="52.0518">
            <text:p>52.0518</text:p>
          </table:table-cell>
          <table:table-cell office:value-type="float" office:value="1.0591">
            <text:p>1.0591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33D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79">
            <text:p>979</text:p>
          </table:table-cell>
          <table:table-cell office:value-type="time" office:time-value="PT15H54M14S">
            <text:p>15:54:14</text:p>
          </table:table-cell>
          <table:table-cell office:value-type="float" office:value="52.0516">
            <text:p>52.0516</text:p>
          </table:table-cell>
          <table:table-cell office:value-type="float" office:value="1.0613">
            <text:p>1.0613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D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79">
            <text:p>979</text:p>
          </table:table-cell>
          <table:table-cell office:value-type="time" office:time-value="PT15H54M14S">
            <text:p>15:54:14</text:p>
          </table:table-cell>
          <table:table-cell office:value-type="float" office:value="52.0516">
            <text:p>52.0516</text:p>
          </table:table-cell>
          <table:table-cell office:value-type="float" office:value="1.0613">
            <text:p>1.0613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D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79">
            <text:p>979</text:p>
          </table:table-cell>
          <table:table-cell office:value-type="time" office:time-value="PT15H54M14S">
            <text:p>15:54:14</text:p>
          </table:table-cell>
          <table:table-cell office:value-type="float" office:value="52.0516">
            <text:p>52.0516</text:p>
          </table:table-cell>
          <table:table-cell office:value-type="float" office:value="1.0613">
            <text:p>1.0613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D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79">
            <text:p>979</text:p>
          </table:table-cell>
          <table:table-cell office:value-type="time" office:time-value="PT15H54M14S">
            <text:p>15:54:14</text:p>
          </table:table-cell>
          <table:table-cell office:value-type="float" office:value="52.0516">
            <text:p>52.0516</text:p>
          </table:table-cell>
          <table:table-cell office:value-type="float" office:value="1.0613">
            <text:p>1.0613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D9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79">
            <text:p>979</text:p>
          </table:table-cell>
          <table:table-cell office:value-type="time" office:time-value="PT15H54M14S">
            <text:p>15:54:14</text:p>
          </table:table-cell>
          <table:table-cell office:value-type="float" office:value="52.0516">
            <text:p>52.0516</text:p>
          </table:table-cell>
          <table:table-cell office:value-type="float" office:value="1.0613">
            <text:p>1.0613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EBD9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0">
            <text:p>980</text:p>
          </table:table-cell>
          <table:table-cell office:value-type="time" office:time-value="PT15H54M27S">
            <text:p>15:54:27</text:p>
          </table:table-cell>
          <table:table-cell office:value-type="float" office:value="52.0514">
            <text:p>52.0514</text:p>
          </table:table-cell>
          <table:table-cell office:value-type="float" office:value="1.0634">
            <text:p>1.0634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5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0">
            <text:p>980</text:p>
          </table:table-cell>
          <table:table-cell office:value-type="time" office:time-value="PT15H54M27S">
            <text:p>15:54:27</text:p>
          </table:table-cell>
          <table:table-cell office:value-type="float" office:value="52.0514">
            <text:p>52.0514</text:p>
          </table:table-cell>
          <table:table-cell office:value-type="float" office:value="1.0634">
            <text:p>1.0634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5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0">
            <text:p>980</text:p>
          </table:table-cell>
          <table:table-cell office:value-type="time" office:time-value="PT15H54M27S">
            <text:p>15:54:27</text:p>
          </table:table-cell>
          <table:table-cell office:value-type="float" office:value="52.0514">
            <text:p>52.0514</text:p>
          </table:table-cell>
          <table:table-cell office:value-type="float" office:value="1.0634">
            <text:p>1.0634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5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0">
            <text:p>980</text:p>
          </table:table-cell>
          <table:table-cell office:value-type="time" office:time-value="PT15H54M27S">
            <text:p>15:54:27</text:p>
          </table:table-cell>
          <table:table-cell office:value-type="float" office:value="52.0514">
            <text:p>52.0514</text:p>
          </table:table-cell>
          <table:table-cell office:value-type="float" office:value="1.0634">
            <text:p>1.0634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52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0">
            <text:p>980</text:p>
          </table:table-cell>
          <table:table-cell office:value-type="time" office:time-value="PT15H54M27S">
            <text:p>15:54:27</text:p>
          </table:table-cell>
          <table:table-cell office:value-type="float" office:value="52.0514">
            <text:p>52.0514</text:p>
          </table:table-cell>
          <table:table-cell office:value-type="float" office:value="1.0634">
            <text:p>1.0634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D5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1">
            <text:p>981</text:p>
          </table:table-cell>
          <table:table-cell office:value-type="time" office:time-value="PT15H54M40S">
            <text:p>15:54:40</text:p>
          </table:table-cell>
          <table:table-cell office:value-type="float" office:value="52.0511">
            <text:p>52.0511</text:p>
          </table:table-cell>
          <table:table-cell office:value-type="float" office:value="1.0655">
            <text:p>1.0655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C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1">
            <text:p>981</text:p>
          </table:table-cell>
          <table:table-cell office:value-type="time" office:time-value="PT15H54M40S">
            <text:p>15:54:40</text:p>
          </table:table-cell>
          <table:table-cell office:value-type="float" office:value="52.0511">
            <text:p>52.0511</text:p>
          </table:table-cell>
          <table:table-cell office:value-type="float" office:value="1.0655">
            <text:p>1.0655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C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1">
            <text:p>981</text:p>
          </table:table-cell>
          <table:table-cell office:value-type="time" office:time-value="PT15H54M40S">
            <text:p>15:54:40</text:p>
          </table:table-cell>
          <table:table-cell office:value-type="float" office:value="52.0511">
            <text:p>52.0511</text:p>
          </table:table-cell>
          <table:table-cell office:value-type="float" office:value="1.0655">
            <text:p>1.0655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43CE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2">
            <text:p>982</text:p>
          </table:table-cell>
          <table:table-cell office:value-type="time" office:time-value="PT15H54M54S">
            <text:p>15:54:54</text:p>
          </table:table-cell>
          <table:table-cell office:value-type="float" office:value="52.0509">
            <text:p>52.0509</text:p>
          </table:table-cell>
          <table:table-cell office:value-type="float" office:value="1.0678">
            <text:p>1.0678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B734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3">
            <text:p>983</text:p>
          </table:table-cell>
          <table:table-cell office:value-type="time" office:time-value="PT15H55M07S">
            <text:p>15:55:07</text:p>
          </table:table-cell>
          <table:table-cell office:value-type="float" office:value="52.0507">
            <text:p>52.0507</text:p>
          </table:table-cell>
          <table:table-cell office:value-type="float" office:value="1.0699">
            <text:p>1.0699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F3B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4">
            <text:p>984</text:p>
          </table:table-cell>
          <table:table-cell office:value-type="time" office:time-value="PT15H55M20S">
            <text:p>15:55:20</text:p>
          </table:table-cell>
          <table:table-cell office:value-type="float" office:value="52.0504">
            <text:p>52.0504</text:p>
          </table:table-cell>
          <table:table-cell office:value-type="float" office:value="1.072">
            <text:p>1.072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4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4">
            <text:p>984</text:p>
          </table:table-cell>
          <table:table-cell office:value-type="time" office:time-value="PT15H55M20S">
            <text:p>15:55:20</text:p>
          </table:table-cell>
          <table:table-cell office:value-type="float" office:value="52.0504">
            <text:p>52.0504</text:p>
          </table:table-cell>
          <table:table-cell office:value-type="float" office:value="1.072">
            <text:p>1.072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4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4">
            <text:p>984</text:p>
          </table:table-cell>
          <table:table-cell office:value-type="time" office:time-value="PT15H55M20S">
            <text:p>15:55:20</text:p>
          </table:table-cell>
          <table:table-cell office:value-type="float" office:value="52.0504">
            <text:p>52.0504</text:p>
          </table:table-cell>
          <table:table-cell office:value-type="float" office:value="1.072">
            <text:p>1.072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4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4">
            <text:p>984</text:p>
          </table:table-cell>
          <table:table-cell office:value-type="time" office:time-value="PT15H55M20S">
            <text:p>15:55:20</text:p>
          </table:table-cell>
          <table:table-cell office:value-type="float" office:value="52.0504">
            <text:p>52.0504</text:p>
          </table:table-cell>
          <table:table-cell office:value-type="float" office:value="1.072">
            <text:p>1.072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F4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5">
            <text:p>985</text:p>
          </table:table-cell>
          <table:table-cell office:value-type="time" office:time-value="PT15H55M34S">
            <text:p>15:55:34</text:p>
          </table:table-cell>
          <table:table-cell office:value-type="float" office:value="52.0502">
            <text:p>52.0502</text:p>
          </table:table-cell>
          <table:table-cell office:value-type="float" office:value="1.0743">
            <text:p>1.0743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3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5">
            <text:p>985</text:p>
          </table:table-cell>
          <table:table-cell office:value-type="time" office:time-value="PT15H55M34S">
            <text:p>15:55:34</text:p>
          </table:table-cell>
          <table:table-cell office:value-type="float" office:value="52.0502">
            <text:p>52.0502</text:p>
          </table:table-cell>
          <table:table-cell office:value-type="float" office:value="1.0743">
            <text:p>1.0743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3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5">
            <text:p>985</text:p>
          </table:table-cell>
          <table:table-cell office:value-type="time" office:time-value="PT15H55M34S">
            <text:p>15:55:34</text:p>
          </table:table-cell>
          <table:table-cell office:value-type="float" office:value="52.0502">
            <text:p>52.0502</text:p>
          </table:table-cell>
          <table:table-cell office:value-type="float" office:value="1.0743">
            <text:p>1.0743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3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5">
            <text:p>985</text:p>
          </table:table-cell>
          <table:table-cell office:value-type="time" office:time-value="PT15H55M34S">
            <text:p>15:55:34</text:p>
          </table:table-cell>
          <table:table-cell office:value-type="float" office:value="52.0502">
            <text:p>52.0502</text:p>
          </table:table-cell>
          <table:table-cell office:value-type="float" office:value="1.0743">
            <text:p>1.0743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3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5">
            <text:p>985</text:p>
          </table:table-cell>
          <table:table-cell office:value-type="time" office:time-value="PT15H55M34S">
            <text:p>15:55:34</text:p>
          </table:table-cell>
          <table:table-cell office:value-type="float" office:value="52.0502">
            <text:p>52.0502</text:p>
          </table:table-cell>
          <table:table-cell office:value-type="float" office:value="1.0743">
            <text:p>1.0743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163A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6">
            <text:p>986</text:p>
          </table:table-cell>
          <table:table-cell office:value-type="time" office:time-value="PT15H55M47S">
            <text:p>15:55:47</text:p>
          </table:table-cell>
          <table:table-cell office:value-type="float" office:value="52.05">
            <text:p>52.05</text:p>
          </table:table-cell>
          <table:table-cell office:value-type="float" office:value="1.0764">
            <text:p>1.0764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83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6">
            <text:p>986</text:p>
          </table:table-cell>
          <table:table-cell office:value-type="time" office:time-value="PT15H55M47S">
            <text:p>15:55:47</text:p>
          </table:table-cell>
          <table:table-cell office:value-type="float" office:value="52.05">
            <text:p>52.05</text:p>
          </table:table-cell>
          <table:table-cell office:value-type="float" office:value="1.0764">
            <text:p>1.0764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8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6">
            <text:p>986</text:p>
          </table:table-cell>
          <table:table-cell office:value-type="time" office:time-value="PT15H55M47S">
            <text:p>15:55:47</text:p>
          </table:table-cell>
          <table:table-cell office:value-type="float" office:value="52.05">
            <text:p>52.05</text:p>
          </table:table-cell>
          <table:table-cell office:value-type="float" office:value="1.0764">
            <text:p>1.0764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8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6">
            <text:p>986</text:p>
          </table:table-cell>
          <table:table-cell office:value-type="time" office:time-value="PT15H55M47S">
            <text:p>15:55:47</text:p>
          </table:table-cell>
          <table:table-cell office:value-type="float" office:value="52.05">
            <text:p>52.05</text:p>
          </table:table-cell>
          <table:table-cell office:value-type="float" office:value="1.0764">
            <text:p>1.0764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7683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7">
            <text:p>987</text:p>
          </table:table-cell>
          <table:table-cell office:value-type="time" office:time-value="PT15H56M00S">
            <text:p>15:56:00</text:p>
          </table:table-cell>
          <table:table-cell office:value-type="float" office:value="52.0498">
            <text:p>52.0498</text:p>
          </table:table-cell>
          <table:table-cell office:value-type="float" office:value="1.0785">
            <text:p>1.0785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F54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8">
            <text:p>988</text:p>
          </table:table-cell>
          <table:table-cell office:value-type="time" office:time-value="PT15H56M13S">
            <text:p>15:56:13</text:p>
          </table:table-cell>
          <table:table-cell office:value-type="float" office:value="52.0495">
            <text:p>52.0495</text:p>
          </table:table-cell>
          <table:table-cell office:value-type="float" office:value="1.0805">
            <text:p>1.080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0*C1B7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89">
            <text:p>989</text:p>
          </table:table-cell>
          <table:table-cell office:value-type="time" office:time-value="PT15H56M27S">
            <text:p>15:56:27</text:p>
          </table:table-cell>
          <table:table-cell office:value-type="float" office:value="52.0493">
            <text:p>52.0493</text:p>
          </table:table-cell>
          <table:table-cell office:value-type="float" office:value="1.0828">
            <text:p>1.0828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67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89">
            <text:p>989</text:p>
          </table:table-cell>
          <table:table-cell office:value-type="time" office:time-value="PT15H56M27S">
            <text:p>15:56:27</text:p>
          </table:table-cell>
          <table:table-cell office:value-type="float" office:value="52.0493">
            <text:p>52.0493</text:p>
          </table:table-cell>
          <table:table-cell office:value-type="float" office:value="1.0828">
            <text:p>1.0828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89">
            <text:p>989</text:p>
          </table:table-cell>
          <table:table-cell office:value-type="time" office:time-value="PT15H56M27S">
            <text:p>15:56:27</text:p>
          </table:table-cell>
          <table:table-cell office:value-type="float" office:value="52.0493">
            <text:p>52.0493</text:p>
          </table:table-cell>
          <table:table-cell office:value-type="float" office:value="1.0828">
            <text:p>1.0828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6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89">
            <text:p>989</text:p>
          </table:table-cell>
          <table:table-cell office:value-type="time" office:time-value="PT15H56M27S">
            <text:p>15:56:27</text:p>
          </table:table-cell>
          <table:table-cell office:value-type="float" office:value="52.0493">
            <text:p>52.0493</text:p>
          </table:table-cell>
          <table:table-cell office:value-type="float" office:value="1.0828">
            <text:p>1.0828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67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89">
            <text:p>989</text:p>
          </table:table-cell>
          <table:table-cell office:value-type="time" office:time-value="PT15H56M27S">
            <text:p>15:56:27</text:p>
          </table:table-cell>
          <table:table-cell office:value-type="float" office:value="52.0493">
            <text:p>52.0493</text:p>
          </table:table-cell>
          <table:table-cell office:value-type="float" office:value="1.0828">
            <text:p>1.0828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867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0">
            <text:p>990</text:p>
          </table:table-cell>
          <table:table-cell office:value-type="time" office:time-value="PT15H56M40S">
            <text:p>15:56:40</text:p>
          </table:table-cell>
          <table:table-cell office:value-type="float" office:value="52.0491">
            <text:p>52.0491</text:p>
          </table:table-cell>
          <table:table-cell office:value-type="float" office:value="1.0848">
            <text:p>1.0848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F8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0">
            <text:p>990</text:p>
          </table:table-cell>
          <table:table-cell office:value-type="time" office:time-value="PT15H56M40S">
            <text:p>15:56:40</text:p>
          </table:table-cell>
          <table:table-cell office:value-type="float" office:value="52.0491">
            <text:p>52.0491</text:p>
          </table:table-cell>
          <table:table-cell office:value-type="float" office:value="1.0848">
            <text:p>1.0848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F8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0">
            <text:p>990</text:p>
          </table:table-cell>
          <table:table-cell office:value-type="time" office:time-value="PT15H56M40S">
            <text:p>15:56:40</text:p>
          </table:table-cell>
          <table:table-cell office:value-type="float" office:value="52.0491">
            <text:p>52.0491</text:p>
          </table:table-cell>
          <table:table-cell office:value-type="float" office:value="1.0848">
            <text:p>1.0848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F8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0">
            <text:p>990</text:p>
          </table:table-cell>
          <table:table-cell office:value-type="time" office:time-value="PT15H56M40S">
            <text:p>15:56:40</text:p>
          </table:table-cell>
          <table:table-cell office:value-type="float" office:value="52.0491">
            <text:p>52.0491</text:p>
          </table:table-cell>
          <table:table-cell office:value-type="float" office:value="1.0848">
            <text:p>1.0848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F8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0">
            <text:p>990</text:p>
          </table:table-cell>
          <table:table-cell office:value-type="time" office:time-value="PT15H56M40S">
            <text:p>15:56:40</text:p>
          </table:table-cell>
          <table:table-cell office:value-type="float" office:value="52.0491">
            <text:p>52.0491</text:p>
          </table:table-cell>
          <table:table-cell office:value-type="float" office:value="1.0848">
            <text:p>1.0848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8F8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1">
            <text:p>991</text:p>
          </table:table-cell>
          <table:table-cell office:value-type="time" office:time-value="PT15H56M53S">
            <text:p>15:56:53</text:p>
          </table:table-cell>
          <table:table-cell office:value-type="float" office:value="52.0489">
            <text:p>52.0489</text:p>
          </table:table-cell>
          <table:table-cell office:value-type="float" office:value="1.0868">
            <text:p>1.0868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EC90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92">
            <text:p>992</text:p>
          </table:table-cell>
          <table:table-cell office:value-type="time" office:time-value="PT15H57M07S">
            <text:p>15:57:07</text:p>
          </table:table-cell>
          <table:table-cell office:value-type="float" office:value="52.0486">
            <text:p>52.0486</text:p>
          </table:table-cell>
          <table:table-cell office:value-type="float" office:value="1.089">
            <text:p>1.089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A7A0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3">
            <text:p>993</text:p>
          </table:table-cell>
          <table:table-cell office:value-type="time" office:time-value="PT15H57M20S">
            <text:p>15:57:20</text:p>
          </table:table-cell>
          <table:table-cell office:value-type="float" office:value="52.0485">
            <text:p>52.0485</text:p>
          </table:table-cell>
          <table:table-cell office:value-type="float" office:value="1.091">
            <text:p>1.091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3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3">
            <text:p>993</text:p>
          </table:table-cell>
          <table:table-cell office:value-type="time" office:time-value="PT15H57M20S">
            <text:p>15:57:20</text:p>
          </table:table-cell>
          <table:table-cell office:value-type="float" office:value="52.0485">
            <text:p>52.0485</text:p>
          </table:table-cell>
          <table:table-cell office:value-type="float" office:value="1.091">
            <text:p>1.091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3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3">
            <text:p>993</text:p>
          </table:table-cell>
          <table:table-cell office:value-type="time" office:time-value="PT15H57M20S">
            <text:p>15:57:20</text:p>
          </table:table-cell>
          <table:table-cell office:value-type="float" office:value="52.0485">
            <text:p>52.0485</text:p>
          </table:table-cell>
          <table:table-cell office:value-type="float" office:value="1.091">
            <text:p>1.091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3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3">
            <text:p>993</text:p>
          </table:table-cell>
          <table:table-cell office:value-type="time" office:time-value="PT15H57M20S">
            <text:p>15:57:20</text:p>
          </table:table-cell>
          <table:table-cell office:value-type="float" office:value="52.0485">
            <text:p>52.0485</text:p>
          </table:table-cell>
          <table:table-cell office:value-type="float" office:value="1.091">
            <text:p>1.091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23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4">
            <text:p>994</text:p>
          </table:table-cell>
          <table:table-cell office:value-type="time" office:time-value="PT15H57M33S">
            <text:p>15:57:33</text:p>
          </table:table-cell>
          <table:table-cell office:value-type="float" office:value="52.0483">
            <text:p>52.0483</text:p>
          </table:table-cell>
          <table:table-cell office:value-type="float" office:value="1.0931">
            <text:p>1.093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A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4">
            <text:p>994</text:p>
          </table:table-cell>
          <table:table-cell office:value-type="time" office:time-value="PT15H57M33S">
            <text:p>15:57:33</text:p>
          </table:table-cell>
          <table:table-cell office:value-type="float" office:value="52.0483">
            <text:p>52.0483</text:p>
          </table:table-cell>
          <table:table-cell office:value-type="float" office:value="1.0931">
            <text:p>1.093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A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4">
            <text:p>994</text:p>
          </table:table-cell>
          <table:table-cell office:value-type="time" office:time-value="PT15H57M33S">
            <text:p>15:57:33</text:p>
          </table:table-cell>
          <table:table-cell office:value-type="float" office:value="52.0483">
            <text:p>52.0483</text:p>
          </table:table-cell>
          <table:table-cell office:value-type="float" office:value="1.0931">
            <text:p>1.093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4">
            <text:p>994</text:p>
          </table:table-cell>
          <table:table-cell office:value-type="time" office:time-value="PT15H57M33S">
            <text:p>15:57:33</text:p>
          </table:table-cell>
          <table:table-cell office:value-type="float" office:value="52.0483">
            <text:p>52.0483</text:p>
          </table:table-cell>
          <table:table-cell office:value-type="float" office:value="1.0931">
            <text:p>1.093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4">
            <text:p>994</text:p>
          </table:table-cell>
          <table:table-cell office:value-type="time" office:time-value="PT15H57M33S">
            <text:p>15:57:33</text:p>
          </table:table-cell>
          <table:table-cell office:value-type="float" office:value="52.0483">
            <text:p>52.0483</text:p>
          </table:table-cell>
          <table:table-cell office:value-type="float" office:value="1.0931">
            <text:p>1.093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78AA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5">
            <text:p>995</text:p>
          </table:table-cell>
          <table:table-cell office:value-type="time" office:time-value="PT15H57M46S">
            <text:p>15:57:46</text:p>
          </table:table-cell>
          <table:table-cell office:value-type="float" office:value="52.0481">
            <text:p>52.0481</text:p>
          </table:table-cell>
          <table:table-cell office:value-type="float" office:value="1.095">
            <text:p>1.095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A1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5">
            <text:p>995</text:p>
          </table:table-cell>
          <table:table-cell office:value-type="time" office:time-value="PT15H57M46S">
            <text:p>15:57:46</text:p>
          </table:table-cell>
          <table:table-cell office:value-type="float" office:value="52.0481">
            <text:p>52.0481</text:p>
          </table:table-cell>
          <table:table-cell office:value-type="float" office:value="1.095">
            <text:p>1.095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A1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5">
            <text:p>995</text:p>
          </table:table-cell>
          <table:table-cell office:value-type="time" office:time-value="PT15H57M46S">
            <text:p>15:57:46</text:p>
          </table:table-cell>
          <table:table-cell office:value-type="float" office:value="52.0481">
            <text:p>52.0481</text:p>
          </table:table-cell>
          <table:table-cell office:value-type="float" office:value="1.095">
            <text:p>1.095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A11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5">
            <text:p>995</text:p>
          </table:table-cell>
          <table:table-cell office:value-type="time" office:time-value="PT15H57M46S">
            <text:p>15:57:46</text:p>
          </table:table-cell>
          <table:table-cell office:value-type="float" office:value="52.0481">
            <text:p>52.0481</text:p>
          </table:table-cell>
          <table:table-cell office:value-type="float" office:value="1.095">
            <text:p>1.095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A1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5">
            <text:p>995</text:p>
          </table:table-cell>
          <table:table-cell office:value-type="time" office:time-value="PT15H57M46S">
            <text:p>15:57:46</text:p>
          </table:table-cell>
          <table:table-cell office:value-type="float" office:value="52.0481">
            <text:p>52.0481</text:p>
          </table:table-cell>
          <table:table-cell office:value-type="float" office:value="1.095">
            <text:p>1.095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6A11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96">
            <text:p>996</text:p>
          </table:table-cell>
          <table:table-cell office:value-type="time" office:time-value="PT15H58M00S">
            <text:p>15:58:00</text:p>
          </table:table-cell>
          <table:table-cell office:value-type="float" office:value="52.048">
            <text:p>52.048</text:p>
          </table:table-cell>
          <table:table-cell office:value-type="float" office:value="1.0972">
            <text:p>1.0972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FE7B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97">
            <text:p>997</text:p>
          </table:table-cell>
          <table:table-cell office:value-type="time" office:time-value="PT15H58M13S">
            <text:p>15:58:13</text:p>
          </table:table-cell>
          <table:table-cell office:value-type="float" office:value="52.0478">
            <text:p>52.0478</text:p>
          </table:table-cell>
          <table:table-cell office:value-type="float" office:value="1.0992">
            <text:p>1.0992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83F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8">
            <text:p>998</text:p>
          </table:table-cell>
          <table:table-cell office:value-type="time" office:time-value="PT15H58M26S">
            <text:p>15:58:26</text:p>
          </table:table-cell>
          <table:table-cell office:value-type="float" office:value="52.0477">
            <text:p>52.0477</text:p>
          </table:table-cell>
          <table:table-cell office:value-type="float" office:value="1.1012">
            <text:p>1.1012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A6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8">
            <text:p>998</text:p>
          </table:table-cell>
          <table:table-cell office:value-type="time" office:time-value="PT15H58M26S">
            <text:p>15:58:26</text:p>
          </table:table-cell>
          <table:table-cell office:value-type="float" office:value="52.0477">
            <text:p>52.0477</text:p>
          </table:table-cell>
          <table:table-cell office:value-type="float" office:value="1.1012">
            <text:p>1.1012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A6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8">
            <text:p>998</text:p>
          </table:table-cell>
          <table:table-cell office:value-type="time" office:time-value="PT15H58M26S">
            <text:p>15:58:26</text:p>
          </table:table-cell>
          <table:table-cell office:value-type="float" office:value="52.0477">
            <text:p>52.0477</text:p>
          </table:table-cell>
          <table:table-cell office:value-type="float" office:value="1.1012">
            <text:p>1.1012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A6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8">
            <text:p>998</text:p>
          </table:table-cell>
          <table:table-cell office:value-type="time" office:time-value="PT15H58M26S">
            <text:p>15:58:26</text:p>
          </table:table-cell>
          <table:table-cell office:value-type="float" office:value="52.0477">
            <text:p>52.0477</text:p>
          </table:table-cell>
          <table:table-cell office:value-type="float" office:value="1.1012">
            <text:p>1.1012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A6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998">
            <text:p>998</text:p>
          </table:table-cell>
          <table:table-cell office:value-type="time" office:time-value="PT15H58M26S">
            <text:p>15:58:26</text:p>
          </table:table-cell>
          <table:table-cell office:value-type="float" office:value="52.0477">
            <text:p>52.0477</text:p>
          </table:table-cell>
          <table:table-cell office:value-type="float" office:value="1.1012">
            <text:p>1.1012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2A6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999">
            <text:p>999</text:p>
          </table:table-cell>
          <table:table-cell office:value-type="time" office:time-value="PT15H58M40S">
            <text:p>15:58:40</text:p>
          </table:table-cell>
          <table:table-cell office:value-type="float" office:value="52.0476">
            <text:p>52.0476</text:p>
          </table:table-cell>
          <table:table-cell office:value-type="float" office:value="1.1033">
            <text:p>1.103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3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999">
            <text:p>999</text:p>
          </table:table-cell>
          <table:table-cell office:value-type="time" office:time-value="PT15H58M40S">
            <text:p>15:58:40</text:p>
          </table:table-cell>
          <table:table-cell office:value-type="float" office:value="52.0476">
            <text:p>52.0476</text:p>
          </table:table-cell>
          <table:table-cell office:value-type="float" office:value="1.1033">
            <text:p>1.103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3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999">
            <text:p>999</text:p>
          </table:table-cell>
          <table:table-cell office:value-type="time" office:time-value="PT15H58M40S">
            <text:p>15:58:40</text:p>
          </table:table-cell>
          <table:table-cell office:value-type="float" office:value="52.0476">
            <text:p>52.0476</text:p>
          </table:table-cell>
          <table:table-cell office:value-type="float" office:value="1.1033">
            <text:p>1.103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3C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999">
            <text:p>999</text:p>
          </table:table-cell>
          <table:table-cell office:value-type="time" office:time-value="PT15H58M40S">
            <text:p>15:58:40</text:p>
          </table:table-cell>
          <table:table-cell office:value-type="float" office:value="52.0476">
            <text:p>52.0476</text:p>
          </table:table-cell>
          <table:table-cell office:value-type="float" office:value="1.1033">
            <text:p>1.103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999">
            <text:p>999</text:p>
          </table:table-cell>
          <table:table-cell office:value-type="time" office:time-value="PT15H58M40S">
            <text:p>15:58:40</text:p>
          </table:table-cell>
          <table:table-cell office:value-type="float" office:value="52.0476">
            <text:p>52.0476</text:p>
          </table:table-cell>
          <table:table-cell office:value-type="float" office:value="1.1033">
            <text:p>1.103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0*B23C</text:p>
          </table:table-cell>
        </table:table-row>
        <table:table-row table:style-name="ro1">
          <table:table-cell office:value-type="string">
            <text:p>G7LEU : ICO</text:p>
          </table:table-cell>
          <table:table-cell office:value-type="float" office:value="1000">
            <text:p>1000</text:p>
          </table:table-cell>
          <table:table-cell office:value-type="time" office:time-value="PT15H58M53S">
            <text:p>15:58:53</text:p>
          </table:table-cell>
          <table:table-cell office:value-type="float" office:value="52.0475">
            <text:p>52.0475</text:p>
          </table:table-cell>
          <table:table-cell office:value-type="float" office:value="1.1053">
            <text:p>1.105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23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00">
            <text:p>1000</text:p>
          </table:table-cell>
          <table:table-cell office:value-type="time" office:time-value="PT15H58M53S">
            <text:p>15:58:53</text:p>
          </table:table-cell>
          <table:table-cell office:value-type="float" office:value="52.0475">
            <text:p>52.0475</text:p>
          </table:table-cell>
          <table:table-cell office:value-type="float" office:value="1.1053">
            <text:p>1.105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23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0">
            <text:p>1000</text:p>
          </table:table-cell>
          <table:table-cell office:value-type="time" office:time-value="PT15H58M53S">
            <text:p>15:58:53</text:p>
          </table:table-cell>
          <table:table-cell office:value-type="float" office:value="52.0475">
            <text:p>52.0475</text:p>
          </table:table-cell>
          <table:table-cell office:value-type="float" office:value="1.1053">
            <text:p>1.105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238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0">
            <text:p>1000</text:p>
          </table:table-cell>
          <table:table-cell office:value-type="time" office:time-value="PT15H58M53S">
            <text:p>15:58:53</text:p>
          </table:table-cell>
          <table:table-cell office:value-type="float" office:value="52.0475">
            <text:p>52.0475</text:p>
          </table:table-cell>
          <table:table-cell office:value-type="float" office:value="1.1053">
            <text:p>1.105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23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0">
            <text:p>1000</text:p>
          </table:table-cell>
          <table:table-cell office:value-type="time" office:time-value="PT15H58M53S">
            <text:p>15:58:53</text:p>
          </table:table-cell>
          <table:table-cell office:value-type="float" office:value="52.0475">
            <text:p>52.0475</text:p>
          </table:table-cell>
          <table:table-cell office:value-type="float" office:value="1.1053">
            <text:p>1.105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23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01">
            <text:p>1001</text:p>
          </table:table-cell>
          <table:table-cell office:value-type="time" office:time-value="PT15H59M18S">
            <text:p>15:59:18</text:p>
          </table:table-cell>
          <table:table-cell office:value-type="float" office:value="52.0473">
            <text:p>52.0473</text:p>
          </table:table-cell>
          <table:table-cell office:value-type="float" office:value="1.1091">
            <text:p>1.1091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BFD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1">
            <text:p>1001</text:p>
          </table:table-cell>
          <table:table-cell office:value-type="time" office:time-value="PT15H59M18S">
            <text:p>15:59:18</text:p>
          </table:table-cell>
          <table:table-cell office:value-type="float" office:value="52.0473">
            <text:p>52.0473</text:p>
          </table:table-cell>
          <table:table-cell office:value-type="float" office:value="1.1091">
            <text:p>1.1091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BF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1">
            <text:p>1001</text:p>
          </table:table-cell>
          <table:table-cell office:value-type="time" office:time-value="PT15H59M18S">
            <text:p>15:59:18</text:p>
          </table:table-cell>
          <table:table-cell office:value-type="float" office:value="52.0473">
            <text:p>52.0473</text:p>
          </table:table-cell>
          <table:table-cell office:value-type="float" office:value="1.1091">
            <text:p>1.1091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BF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1">
            <text:p>1001</text:p>
          </table:table-cell>
          <table:table-cell office:value-type="time" office:time-value="PT15H59M18S">
            <text:p>15:59:18</text:p>
          </table:table-cell>
          <table:table-cell office:value-type="float" office:value="52.0473">
            <text:p>52.0473</text:p>
          </table:table-cell>
          <table:table-cell office:value-type="float" office:value="1.1091">
            <text:p>1.1091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BFD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1001">
            <text:p>1001</text:p>
          </table:table-cell>
          <table:table-cell office:value-type="time" office:time-value="PT15H59M18S">
            <text:p>15:59:18</text:p>
          </table:table-cell>
          <table:table-cell office:value-type="float" office:value="52.0473">
            <text:p>52.0473</text:p>
          </table:table-cell>
          <table:table-cell office:value-type="float" office:value="1.1091">
            <text:p>1.1091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BFD</text:p>
          </table:table-cell>
        </table:table-row>
        <table:table-row table:style-name="ro1">
          <table:table-cell office:value-type="string">
            <text:p>G7LEU : 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G3VZV-FCD : PICO</text:p>
          </table:table-cell>
          <table:table-cell office:value-type="float" office:value="1002">
            <text:p>1002</text:p>
          </table:table-cell>
          <table:table-cell office:value-type="time" office:time-value="PT15H59M44S">
            <text:p>15:59:44</text:p>
          </table:table-cell>
          <table:table-cell office:value-type="float" office:value="52.0472">
            <text:p>52.0472</text:p>
          </table:table-cell>
          <table:table-cell office:value-type="float" office:value="1.1129">
            <text:p>1.1129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957F</text:p>
          </table:table-cell>
        </table:table-row>
        <table:table-row table:style-name="ro1">
          <table:table-cell office:value-type="string">
            <text:p>G7LEU : ICO</text:p>
          </table:table-cell>
          <table:table-cell office:value-type="float" office:value="1003">
            <text:p>1003</text:p>
          </table:table-cell>
          <table:table-cell office:value-type="time" office:time-value="PT16H00M09S">
            <text:p>16:00:09</text:p>
          </table:table-cell>
          <table:table-cell office:value-type="float" office:value="52.0471">
            <text:p>52.0471</text:p>
          </table:table-cell>
          <table:table-cell office:value-type="float" office:value="1.1166">
            <text:p>1.1166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4326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03">
            <text:p>1003</text:p>
          </table:table-cell>
          <table:table-cell office:value-type="time" office:time-value="PT16H00M09S">
            <text:p>16:00:09</text:p>
          </table:table-cell>
          <table:table-cell office:value-type="float" office:value="52.0471">
            <text:p>52.0471</text:p>
          </table:table-cell>
          <table:table-cell office:value-type="float" office:value="1.1166">
            <text:p>1.1166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432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3">
            <text:p>1003</text:p>
          </table:table-cell>
          <table:table-cell office:value-type="time" office:time-value="PT16H00M09S">
            <text:p>16:00:09</text:p>
          </table:table-cell>
          <table:table-cell office:value-type="float" office:value="52.0471">
            <text:p>52.0471</text:p>
          </table:table-cell>
          <table:table-cell office:value-type="float" office:value="1.1166">
            <text:p>1.1166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4326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3">
            <text:p>1003</text:p>
          </table:table-cell>
          <table:table-cell office:value-type="time" office:time-value="PT16H00M09S">
            <text:p>16:00:09</text:p>
          </table:table-cell>
          <table:table-cell office:value-type="float" office:value="52.0471">
            <text:p>52.0471</text:p>
          </table:table-cell>
          <table:table-cell office:value-type="float" office:value="1.1166">
            <text:p>1.1166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432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3">
            <text:p>1003</text:p>
          </table:table-cell>
          <table:table-cell office:value-type="time" office:time-value="PT16H00M09S">
            <text:p>16:00:09</text:p>
          </table:table-cell>
          <table:table-cell office:value-type="float" office:value="52.0471">
            <text:p>52.0471</text:p>
          </table:table-cell>
          <table:table-cell office:value-type="float" office:value="1.1166">
            <text:p>1.1166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1*4326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04">
            <text:p>1004</text:p>
          </table:table-cell>
          <table:table-cell office:value-type="time" office:time-value="PT16H00M35S">
            <text:p>16:00:35</text:p>
          </table:table-cell>
          <table:table-cell office:value-type="float" office:value="52.0469">
            <text:p>52.0469</text:p>
          </table:table-cell>
          <table:table-cell office:value-type="float" office:value="1.1204">
            <text:p>1.120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C46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4">
            <text:p>1004</text:p>
          </table:table-cell>
          <table:table-cell office:value-type="time" office:time-value="PT16H00M35S">
            <text:p>16:00:35</text:p>
          </table:table-cell>
          <table:table-cell office:value-type="float" office:value="52.0469">
            <text:p>52.0469</text:p>
          </table:table-cell>
          <table:table-cell office:value-type="float" office:value="1.1204">
            <text:p>1.120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C46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4">
            <text:p>1004</text:p>
          </table:table-cell>
          <table:table-cell office:value-type="time" office:time-value="PT16H00M35S">
            <text:p>16:00:35</text:p>
          </table:table-cell>
          <table:table-cell office:value-type="float" office:value="52.0469">
            <text:p>52.0469</text:p>
          </table:table-cell>
          <table:table-cell office:value-type="float" office:value="1.1204">
            <text:p>1.1204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C4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5">
            <text:p>1005</text:p>
          </table:table-cell>
          <table:table-cell office:value-type="time" office:time-value="PT16H01M21S">
            <text:p>16:01:21</text:p>
          </table:table-cell>
          <table:table-cell office:value-type="float" office:value="52.0467">
            <text:p>52.0467</text:p>
          </table:table-cell>
          <table:table-cell office:value-type="float" office:value="1.1269">
            <text:p>1.1269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E62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5">
            <text:p>1005</text:p>
          </table:table-cell>
          <table:table-cell office:value-type="time" office:time-value="PT16H01M21S">
            <text:p>16:01:21</text:p>
          </table:table-cell>
          <table:table-cell office:value-type="float" office:value="52.0467">
            <text:p>52.0467</text:p>
          </table:table-cell>
          <table:table-cell office:value-type="float" office:value="1.1269">
            <text:p>1.1269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E6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6">
            <text:p>1006</text:p>
          </table:table-cell>
          <table:table-cell office:value-type="time" office:time-value="PT16H02M06S">
            <text:p>16:02:06</text:p>
          </table:table-cell>
          <table:table-cell office:value-type="float" office:value="52.0463">
            <text:p>52.0463</text:p>
          </table:table-cell>
          <table:table-cell office:value-type="float" office:value="1.1328">
            <text:p>1.1328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5F19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6">
            <text:p>1006</text:p>
          </table:table-cell>
          <table:table-cell office:value-type="time" office:time-value="PT16H02M06S">
            <text:p>16:02:06</text:p>
          </table:table-cell>
          <table:table-cell office:value-type="float" office:value="52.0463">
            <text:p>52.0463</text:p>
          </table:table-cell>
          <table:table-cell office:value-type="float" office:value="1.1328">
            <text:p>1.1328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5F19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6">
            <text:p>1006</text:p>
          </table:table-cell>
          <table:table-cell office:value-type="time" office:time-value="PT16H02M06S">
            <text:p>16:02:06</text:p>
          </table:table-cell>
          <table:table-cell office:value-type="float" office:value="52.0463">
            <text:p>52.0463</text:p>
          </table:table-cell>
          <table:table-cell office:value-type="float" office:value="1.1328">
            <text:p>1.1328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5F19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7">
            <text:p>1007</text:p>
          </table:table-cell>
          <table:table-cell office:value-type="time" office:time-value="PT16H02M52S">
            <text:p>16:02:52</text:p>
          </table:table-cell>
          <table:table-cell office:value-type="float" office:value="52.046">
            <text:p>52.046</text:p>
          </table:table-cell>
          <table:table-cell office:value-type="float" office:value="1.1384">
            <text:p>1.138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D0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7">
            <text:p>1007</text:p>
          </table:table-cell>
          <table:table-cell office:value-type="time" office:time-value="PT16H02M52S">
            <text:p>16:02:52</text:p>
          </table:table-cell>
          <table:table-cell office:value-type="float" office:value="52.046">
            <text:p>52.046</text:p>
          </table:table-cell>
          <table:table-cell office:value-type="float" office:value="1.1384">
            <text:p>1.138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D0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8">
            <text:p>1008</text:p>
          </table:table-cell>
          <table:table-cell office:value-type="time" office:time-value="PT16H03M38S">
            <text:p>16:03:38</text:p>
          </table:table-cell>
          <table:table-cell office:value-type="float" office:value="52.0457">
            <text:p>52.0457</text:p>
          </table:table-cell>
          <table:table-cell office:value-type="float" office:value="1.1437">
            <text:p>1.1437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E247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8">
            <text:p>1008</text:p>
          </table:table-cell>
          <table:table-cell office:value-type="time" office:time-value="PT16H03M38S">
            <text:p>16:03:38</text:p>
          </table:table-cell>
          <table:table-cell office:value-type="float" office:value="52.0457">
            <text:p>52.0457</text:p>
          </table:table-cell>
          <table:table-cell office:value-type="float" office:value="1.1437">
            <text:p>1.1437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E24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8">
            <text:p>1008</text:p>
          </table:table-cell>
          <table:table-cell office:value-type="time" office:time-value="PT16H03M38S">
            <text:p>16:03:38</text:p>
          </table:table-cell>
          <table:table-cell office:value-type="float" office:value="52.0457">
            <text:p>52.0457</text:p>
          </table:table-cell>
          <table:table-cell office:value-type="float" office:value="1.1437">
            <text:p>1.1437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E24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09">
            <text:p>1009</text:p>
          </table:table-cell>
          <table:table-cell office:value-type="time" office:time-value="PT16H04M23S">
            <text:p>16:04:23</text:p>
          </table:table-cell>
          <table:table-cell office:value-type="float" office:value="52.0452">
            <text:p>52.0452</text:p>
          </table:table-cell>
          <table:table-cell office:value-type="float" office:value="1.1489">
            <text:p>1.1489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9572</text:p>
          </table:table-cell>
        </table:table-row>
        <table:table-row table:style-name="ro1">
          <table:table-cell office:value-type="string">
            <text:p>G3VZV-3 <text:s/>: PICO</text:p>
          </table:table-cell>
          <table:table-cell office:value-type="float" office:value="1009">
            <text:p>1009</text:p>
          </table:table-cell>
          <table:table-cell office:value-type="time" office:time-value="PT16H04M23S">
            <text:p>16:04:23</text:p>
          </table:table-cell>
          <table:table-cell office:value-type="float" office:value="52.0452">
            <text:p>52.0452</text:p>
          </table:table-cell>
          <table:table-cell office:value-type="float" office:value="1.1489">
            <text:p>1.1489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957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09">
            <text:p>1009</text:p>
          </table:table-cell>
          <table:table-cell office:value-type="time" office:time-value="PT16H04M23S">
            <text:p>16:04:23</text:p>
          </table:table-cell>
          <table:table-cell office:value-type="float" office:value="52.0452">
            <text:p>52.0452</text:p>
          </table:table-cell>
          <table:table-cell office:value-type="float" office:value="1.1489">
            <text:p>1.1489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957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0">
            <text:p>1010</text:p>
          </table:table-cell>
          <table:table-cell office:value-type="time" office:time-value="PT16H05M09S">
            <text:p>16:05:09</text:p>
          </table:table-cell>
          <table:table-cell office:value-type="float" office:value="52.0448">
            <text:p>52.0448</text:p>
          </table:table-cell>
          <table:table-cell office:value-type="float" office:value="1.154">
            <text:p>1.154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67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0">
            <text:p>1010</text:p>
          </table:table-cell>
          <table:table-cell office:value-type="time" office:time-value="PT16H05M09S">
            <text:p>16:05:09</text:p>
          </table:table-cell>
          <table:table-cell office:value-type="float" office:value="52.0448">
            <text:p>52.0448</text:p>
          </table:table-cell>
          <table:table-cell office:value-type="float" office:value="1.154">
            <text:p>1.154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67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1">
            <text:p>1011</text:p>
          </table:table-cell>
          <table:table-cell office:value-type="time" office:time-value="PT16H05M54S">
            <text:p>16:05:54</text:p>
          </table:table-cell>
          <table:table-cell office:value-type="float" office:value="52.0442">
            <text:p>52.0442</text:p>
          </table:table-cell>
          <table:table-cell office:value-type="float" office:value="1.1588">
            <text:p>1.1588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749F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2">
            <text:p>1012</text:p>
          </table:table-cell>
          <table:table-cell office:value-type="time" office:time-value="PT16H06M40S">
            <text:p>16:06:40</text:p>
          </table:table-cell>
          <table:table-cell office:value-type="float" office:value="52.0435">
            <text:p>52.0435</text:p>
          </table:table-cell>
          <table:table-cell office:value-type="float" office:value="1.1634">
            <text:p>1.1634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16CA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2">
            <text:p>1012</text:p>
          </table:table-cell>
          <table:table-cell office:value-type="time" office:time-value="PT16H06M40S">
            <text:p>16:06:40</text:p>
          </table:table-cell>
          <table:table-cell office:value-type="float" office:value="52.0435">
            <text:p>52.0435</text:p>
          </table:table-cell>
          <table:table-cell office:value-type="float" office:value="1.1634">
            <text:p>1.1634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16CA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2">
            <text:p>1012</text:p>
          </table:table-cell>
          <table:table-cell office:value-type="time" office:time-value="PT16H06M40S">
            <text:p>16:06:40</text:p>
          </table:table-cell>
          <table:table-cell office:value-type="float" office:value="52.0435">
            <text:p>52.0435</text:p>
          </table:table-cell>
          <table:table-cell office:value-type="float" office:value="1.1634">
            <text:p>1.1634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16CA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3">
            <text:p>1013</text:p>
          </table:table-cell>
          <table:table-cell office:value-type="time" office:time-value="PT16H07M26S">
            <text:p>16:07:26</text:p>
          </table:table-cell>
          <table:table-cell office:value-type="float" office:value="52.0427">
            <text:p>52.0427</text:p>
          </table:table-cell>
          <table:table-cell office:value-type="float" office:value="1.1677">
            <text:p>1.1677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F3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3">
            <text:p>1013</text:p>
          </table:table-cell>
          <table:table-cell office:value-type="time" office:time-value="PT16H07M26S">
            <text:p>16:07:26</text:p>
          </table:table-cell>
          <table:table-cell office:value-type="float" office:value="52.0427">
            <text:p>52.0427</text:p>
          </table:table-cell>
          <table:table-cell office:value-type="float" office:value="1.1677">
            <text:p>1.1677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F3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3">
            <text:p>1013</text:p>
          </table:table-cell>
          <table:table-cell office:value-type="time" office:time-value="PT16H07M26S">
            <text:p>16:07:26</text:p>
          </table:table-cell>
          <table:table-cell office:value-type="float" office:value="52.0427">
            <text:p>52.0427</text:p>
          </table:table-cell>
          <table:table-cell office:value-type="float" office:value="1.1677">
            <text:p>1.1677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F3C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14">
            <text:p>1014</text:p>
          </table:table-cell>
          <table:table-cell office:value-type="time" office:time-value="PT16H08M11S">
            <text:p>16:08:11</text:p>
          </table:table-cell>
          <table:table-cell office:value-type="float" office:value="52.0417">
            <text:p>52.0417</text:p>
          </table:table-cell>
          <table:table-cell office:value-type="float" office:value="1.1719">
            <text:p>1.1719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A8F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4">
            <text:p>1014</text:p>
          </table:table-cell>
          <table:table-cell office:value-type="time" office:time-value="PT16H08M11S">
            <text:p>16:08:11</text:p>
          </table:table-cell>
          <table:table-cell office:value-type="float" office:value="52.0417">
            <text:p>52.0417</text:p>
          </table:table-cell>
          <table:table-cell office:value-type="float" office:value="1.1719">
            <text:p>1.1719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A8F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4">
            <text:p>1014</text:p>
          </table:table-cell>
          <table:table-cell office:value-type="time" office:time-value="PT16H08M11S">
            <text:p>16:08:11</text:p>
          </table:table-cell>
          <table:table-cell office:value-type="float" office:value="52.0417">
            <text:p>52.0417</text:p>
          </table:table-cell>
          <table:table-cell office:value-type="float" office:value="1.1719">
            <text:p>1.1719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A8F2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4">
            <text:p>1014</text:p>
          </table:table-cell>
          <table:table-cell office:value-type="time" office:time-value="PT16H08M11S">
            <text:p>16:08:11</text:p>
          </table:table-cell>
          <table:table-cell office:value-type="float" office:value="52.0417">
            <text:p>52.0417</text:p>
          </table:table-cell>
          <table:table-cell office:value-type="float" office:value="1.1719">
            <text:p>1.1719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A8F2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5">
            <text:p>1015</text:p>
          </table:table-cell>
          <table:table-cell office:value-type="time" office:time-value="PT16H08M57S">
            <text:p>16:08:57</text:p>
          </table:table-cell>
          <table:table-cell office:value-type="float" office:value="52.0408">
            <text:p>52.0408</text:p>
          </table:table-cell>
          <table:table-cell office:value-type="float" office:value="1.1762">
            <text:p>1.1762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3ED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15">
            <text:p>1015</text:p>
          </table:table-cell>
          <table:table-cell office:value-type="time" office:time-value="PT16H08M57S">
            <text:p>16:08:57</text:p>
          </table:table-cell>
          <table:table-cell office:value-type="float" office:value="52.0408">
            <text:p>52.0408</text:p>
          </table:table-cell>
          <table:table-cell office:value-type="float" office:value="1.1762">
            <text:p>1.1762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3ED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5">
            <text:p>1015</text:p>
          </table:table-cell>
          <table:table-cell office:value-type="time" office:time-value="PT16H08M57S">
            <text:p>16:08:57</text:p>
          </table:table-cell>
          <table:table-cell office:value-type="float" office:value="52.0408">
            <text:p>52.0408</text:p>
          </table:table-cell>
          <table:table-cell office:value-type="float" office:value="1.1762">
            <text:p>1.1762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3ED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5">
            <text:p>1015</text:p>
          </table:table-cell>
          <table:table-cell office:value-type="time" office:time-value="PT16H08M57S">
            <text:p>16:08:57</text:p>
          </table:table-cell>
          <table:table-cell office:value-type="float" office:value="52.0408">
            <text:p>52.0408</text:p>
          </table:table-cell>
          <table:table-cell office:value-type="float" office:value="1.1762">
            <text:p>1.1762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3ED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6">
            <text:p>1016</text:p>
          </table:table-cell>
          <table:table-cell office:value-type="time" office:time-value="PT16H09M43S">
            <text:p>16:09:43</text:p>
          </table:table-cell>
          <table:table-cell office:value-type="float" office:value="52.0398">
            <text:p>52.0398</text:p>
          </table:table-cell>
          <table:table-cell office:value-type="float" office:value="1.1802">
            <text:p>1.1802</text:p>
          </table:table-cell>
          <table:table-cell office:value-type="string">
            <text:p>12u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68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6">
            <text:p>1016</text:p>
          </table:table-cell>
          <table:table-cell office:value-type="time" office:time-value="PT16H09M43S">
            <text:p>16:09:43</text:p>
          </table:table-cell>
          <table:table-cell office:value-type="float" office:value="52.0398">
            <text:p>52.0398</text:p>
          </table:table-cell>
          <table:table-cell office:value-type="float" office:value="1.1802">
            <text:p>1.1802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68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6">
            <text:p>1016</text:p>
          </table:table-cell>
          <table:table-cell office:value-type="time" office:time-value="PT16H09M43S">
            <text:p>16:09:43</text:p>
          </table:table-cell>
          <table:table-cell office:value-type="float" office:value="52.0398">
            <text:p>52.0398</text:p>
          </table:table-cell>
          <table:table-cell office:value-type="float" office:value="1.1802">
            <text:p>1.1802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68E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17">
            <text:p>1017</text:p>
          </table:table-cell>
          <table:table-cell office:value-type="time" office:time-value="PT16H10M28S">
            <text:p>16:10:28</text:p>
          </table:table-cell>
          <table:table-cell office:value-type="float" office:value="52.0388">
            <text:p>52.0388</text:p>
          </table:table-cell>
          <table:table-cell office:value-type="float" office:value="1.184">
            <text:p>1.184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5BB8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17">
            <text:p>1017</text:p>
          </table:table-cell>
          <table:table-cell office:value-type="time" office:time-value="PT16H10M28S">
            <text:p>16:10:28</text:p>
          </table:table-cell>
          <table:table-cell office:value-type="float" office:value="52.0388">
            <text:p>52.0388</text:p>
          </table:table-cell>
          <table:table-cell office:value-type="float" office:value="1.184">
            <text:p>1.184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5BB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7">
            <text:p>1017</text:p>
          </table:table-cell>
          <table:table-cell office:value-type="time" office:time-value="PT16H10M28S">
            <text:p>16:10:28</text:p>
          </table:table-cell>
          <table:table-cell office:value-type="float" office:value="52.0388">
            <text:p>52.0388</text:p>
          </table:table-cell>
          <table:table-cell office:value-type="float" office:value="1.184">
            <text:p>1.184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5BB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7">
            <text:p>1017</text:p>
          </table:table-cell>
          <table:table-cell office:value-type="time" office:time-value="PT16H10M28S">
            <text:p>16:10:28</text:p>
          </table:table-cell>
          <table:table-cell office:value-type="float" office:value="52.0388">
            <text:p>52.0388</text:p>
          </table:table-cell>
          <table:table-cell office:value-type="float" office:value="1.184">
            <text:p>1.184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5BB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8">
            <text:p>1018</text:p>
          </table:table-cell>
          <table:table-cell office:value-type="time" office:time-value="PT16H11M13S">
            <text:p>16:11:13</text:p>
          </table:table-cell>
          <table:table-cell office:value-type="float" office:value="52.0379">
            <text:p>52.0379</text:p>
          </table:table-cell>
          <table:table-cell office:value-type="float" office:value="1.1877">
            <text:p>1.1877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B75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8">
            <text:p>1018</text:p>
          </table:table-cell>
          <table:table-cell office:value-type="time" office:time-value="PT16H11M13S">
            <text:p>16:11:13</text:p>
          </table:table-cell>
          <table:table-cell office:value-type="float" office:value="52.0379">
            <text:p>52.0379</text:p>
          </table:table-cell>
          <table:table-cell office:value-type="float" office:value="1.1877">
            <text:p>1.1877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B75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19">
            <text:p>1019</text:p>
          </table:table-cell>
          <table:table-cell office:value-type="time" office:time-value="PT16H11M59S">
            <text:p>16:11:59</text:p>
          </table:table-cell>
          <table:table-cell office:value-type="float" office:value="52.037">
            <text:p>52.037</text:p>
          </table:table-cell>
          <table:table-cell office:value-type="float" office:value="1.1912">
            <text:p>1.191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6BE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19">
            <text:p>1019</text:p>
          </table:table-cell>
          <table:table-cell office:value-type="time" office:time-value="PT16H11M59S">
            <text:p>16:11:59</text:p>
          </table:table-cell>
          <table:table-cell office:value-type="float" office:value="52.037">
            <text:p>52.037</text:p>
          </table:table-cell>
          <table:table-cell office:value-type="float" office:value="1.1912">
            <text:p>1.191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6BE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0">
            <text:p>1020</text:p>
          </table:table-cell>
          <table:table-cell office:value-type="time" office:time-value="PT16H12M44S">
            <text:p>16:12:44</text:p>
          </table:table-cell>
          <table:table-cell office:value-type="float" office:value="52.0362">
            <text:p>52.0362</text:p>
          </table:table-cell>
          <table:table-cell office:value-type="float" office:value="1.1944">
            <text:p>1.1944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0758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21">
            <text:p>1021</text:p>
          </table:table-cell>
          <table:table-cell office:value-type="time" office:time-value="PT16H13M30S">
            <text:p>16:13:30</text:p>
          </table:table-cell>
          <table:table-cell office:value-type="float" office:value="52.0353">
            <text:p>52.0353</text:p>
          </table:table-cell>
          <table:table-cell office:value-type="float" office:value="1.1975">
            <text:p>1.197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D0F3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1">
            <text:p>1021</text:p>
          </table:table-cell>
          <table:table-cell office:value-type="time" office:time-value="PT16H13M30S">
            <text:p>16:13:30</text:p>
          </table:table-cell>
          <table:table-cell office:value-type="float" office:value="52.0353">
            <text:p>52.0353</text:p>
          </table:table-cell>
          <table:table-cell office:value-type="float" office:value="1.1975">
            <text:p>1.197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D0F3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1">
            <text:p>1021</text:p>
          </table:table-cell>
          <table:table-cell office:value-type="time" office:time-value="PT16H13M30S">
            <text:p>16:13:30</text:p>
          </table:table-cell>
          <table:table-cell office:value-type="float" office:value="52.0353">
            <text:p>52.0353</text:p>
          </table:table-cell>
          <table:table-cell office:value-type="float" office:value="1.1975">
            <text:p>1.197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D0F3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22">
            <text:p>1022</text:p>
          </table:table-cell>
          <table:table-cell office:value-type="time" office:time-value="PT16H14M15S">
            <text:p>16:14:15</text:p>
          </table:table-cell>
          <table:table-cell office:value-type="float" office:value="52.0342">
            <text:p>52.0342</text:p>
          </table:table-cell>
          <table:table-cell office:value-type="float" office:value="1.2003">
            <text:p>1.200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CD6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2">
            <text:p>1022</text:p>
          </table:table-cell>
          <table:table-cell office:value-type="time" office:time-value="PT16H14M15S">
            <text:p>16:14:15</text:p>
          </table:table-cell>
          <table:table-cell office:value-type="float" office:value="52.0342">
            <text:p>52.0342</text:p>
          </table:table-cell>
          <table:table-cell office:value-type="float" office:value="1.2003">
            <text:p>1.200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CD6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2">
            <text:p>1022</text:p>
          </table:table-cell>
          <table:table-cell office:value-type="time" office:time-value="PT16H14M15S">
            <text:p>16:14:15</text:p>
          </table:table-cell>
          <table:table-cell office:value-type="float" office:value="52.0342">
            <text:p>52.0342</text:p>
          </table:table-cell>
          <table:table-cell office:value-type="float" office:value="1.2003">
            <text:p>1.200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CD67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23">
            <text:p>1023</text:p>
          </table:table-cell>
          <table:table-cell office:value-type="time" office:time-value="PT16H15M01S">
            <text:p>16:15:01</text:p>
          </table:table-cell>
          <table:table-cell office:value-type="float" office:value="52.0332">
            <text:p>52.0332</text:p>
          </table:table-cell>
          <table:table-cell office:value-type="float" office:value="1.2032">
            <text:p>1.2032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B321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3">
            <text:p>1023</text:p>
          </table:table-cell>
          <table:table-cell office:value-type="time" office:time-value="PT16H15M01S">
            <text:p>16:15:01</text:p>
          </table:table-cell>
          <table:table-cell office:value-type="float" office:value="52.0332">
            <text:p>52.0332</text:p>
          </table:table-cell>
          <table:table-cell office:value-type="float" office:value="1.2032">
            <text:p>1.2032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B321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3">
            <text:p>1023</text:p>
          </table:table-cell>
          <table:table-cell office:value-type="time" office:time-value="PT16H15M01S">
            <text:p>16:15:01</text:p>
          </table:table-cell>
          <table:table-cell office:value-type="float" office:value="52.0332">
            <text:p>52.0332</text:p>
          </table:table-cell>
          <table:table-cell office:value-type="float" office:value="1.2032">
            <text:p>1.2032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B321</text:p>
          </table:table-cell>
        </table:table-row>
        <table:table-row table:style-name="ro1">
          <table:table-cell office:value-type="string">
            <text:p>G0KYA : PICO</text:p>
          </table:table-cell>
          <table:table-cell office:value-type="float" office:value="1023">
            <text:p>1023</text:p>
          </table:table-cell>
          <table:table-cell office:value-type="time" office:time-value="PT16H15M01S">
            <text:p>16:15:01</text:p>
          </table:table-cell>
          <table:table-cell office:value-type="float" office:value="52.0332">
            <text:p>52.0332</text:p>
          </table:table-cell>
          <table:table-cell office:value-type="float" office:value="1.2032">
            <text:p>1.2032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B321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24">
            <text:p>1024</text:p>
          </table:table-cell>
          <table:table-cell office:value-type="time" office:time-value="PT16H15M46S">
            <text:p>16:15:46</text:p>
          </table:table-cell>
          <table:table-cell office:value-type="float" office:value="52.032">
            <text:p>52.032</text:p>
          </table:table-cell>
          <table:table-cell office:value-type="float" office:value="1.2055">
            <text:p>1.2055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9A0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4">
            <text:p>1024</text:p>
          </table:table-cell>
          <table:table-cell office:value-type="time" office:time-value="PT16H15M46S">
            <text:p>16:15:46</text:p>
          </table:table-cell>
          <table:table-cell office:value-type="float" office:value="52.032">
            <text:p>52.032</text:p>
          </table:table-cell>
          <table:table-cell office:value-type="float" office:value="1.2055">
            <text:p>1.2055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9A0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4">
            <text:p>1024</text:p>
          </table:table-cell>
          <table:table-cell office:value-type="time" office:time-value="PT16H15M46S">
            <text:p>16:15:46</text:p>
          </table:table-cell>
          <table:table-cell office:value-type="float" office:value="52.032">
            <text:p>52.032</text:p>
          </table:table-cell>
          <table:table-cell office:value-type="float" office:value="1.2055">
            <text:p>1.2055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9A0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5">
            <text:p>1025</text:p>
          </table:table-cell>
          <table:table-cell office:value-type="time" office:time-value="PT16H16M31S">
            <text:p>16:16:31</text:p>
          </table:table-cell>
          <table:table-cell office:value-type="float" office:value="52.0305">
            <text:p>52.0305</text:p>
          </table:table-cell>
          <table:table-cell office:value-type="float" office:value="1.2075">
            <text:p>1.2075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944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5">
            <text:p>1025</text:p>
          </table:table-cell>
          <table:table-cell office:value-type="time" office:time-value="PT16H16M31S">
            <text:p>16:16:31</text:p>
          </table:table-cell>
          <table:table-cell office:value-type="float" office:value="52.0305">
            <text:p>52.0305</text:p>
          </table:table-cell>
          <table:table-cell office:value-type="float" office:value="1.2075">
            <text:p>1.2075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944E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6">
            <text:p>1026</text:p>
          </table:table-cell>
          <table:table-cell office:value-type="time" office:time-value="PT16H17M17S">
            <text:p>16:17:17</text:p>
          </table:table-cell>
          <table:table-cell office:value-type="float" office:value="52.0287">
            <text:p>52.0287</text:p>
          </table:table-cell>
          <table:table-cell office:value-type="float" office:value="1.2091">
            <text:p>1.2091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A05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6">
            <text:p>1026</text:p>
          </table:table-cell>
          <table:table-cell office:value-type="time" office:time-value="PT16H17M17S">
            <text:p>16:17:17</text:p>
          </table:table-cell>
          <table:table-cell office:value-type="float" office:value="52.0287">
            <text:p>52.0287</text:p>
          </table:table-cell>
          <table:table-cell office:value-type="float" office:value="1.2091">
            <text:p>1.2091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;2*A05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7">
            <text:p>1027</text:p>
          </table:table-cell>
          <table:table-cell office:value-type="time" office:time-value="PT16H18M02S">
            <text:p>16:18:02</text:p>
          </table:table-cell>
          <table:table-cell office:value-type="float" office:value="52.0266">
            <text:p>52.0266</text:p>
          </table:table-cell>
          <table:table-cell office:value-type="float" office:value="1.2102">
            <text:p>1.2102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ED74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7">
            <text:p>1027</text:p>
          </table:table-cell>
          <table:table-cell office:value-type="time" office:time-value="PT16H18M02S">
            <text:p>16:18:02</text:p>
          </table:table-cell>
          <table:table-cell office:value-type="float" office:value="52.0266">
            <text:p>52.0266</text:p>
          </table:table-cell>
          <table:table-cell office:value-type="float" office:value="1.2102">
            <text:p>1.2102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ED74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8">
            <text:p>1028</text:p>
          </table:table-cell>
          <table:table-cell office:value-type="time" office:time-value="PT16H18M47S">
            <text:p>16:18:47</text:p>
          </table:table-cell>
          <table:table-cell office:value-type="float" office:value="52.0246">
            <text:p>52.0246</text:p>
          </table:table-cell>
          <table:table-cell office:value-type="float" office:value="1.2112">
            <text:p>1.2112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90C6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8">
            <text:p>1028</text:p>
          </table:table-cell>
          <table:table-cell office:value-type="time" office:time-value="PT16H18M47S">
            <text:p>16:18:47</text:p>
          </table:table-cell>
          <table:table-cell office:value-type="float" office:value="52.0246">
            <text:p>52.0246</text:p>
          </table:table-cell>
          <table:table-cell office:value-type="float" office:value="1.2112">
            <text:p>1.2112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90C6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29">
            <text:p>1029</text:p>
          </table:table-cell>
          <table:table-cell office:value-type="time" office:time-value="PT16H19M33S">
            <text:p>16:19:33</text:p>
          </table:table-cell>
          <table:table-cell office:value-type="float" office:value="52.0224">
            <text:p>52.0224</text:p>
          </table:table-cell>
          <table:table-cell office:value-type="float" office:value="1.2119">
            <text:p>1.2119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67C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29">
            <text:p>1029</text:p>
          </table:table-cell>
          <table:table-cell office:value-type="time" office:time-value="PT16H19M33S">
            <text:p>16:19:33</text:p>
          </table:table-cell>
          <table:table-cell office:value-type="float" office:value="52.0224">
            <text:p>52.0224</text:p>
          </table:table-cell>
          <table:table-cell office:value-type="float" office:value="1.2119">
            <text:p>1.2119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67C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0">
            <text:p>1030</text:p>
          </table:table-cell>
          <table:table-cell office:value-type="time" office:time-value="PT16H20M18S">
            <text:p>16:20:18</text:p>
          </table:table-cell>
          <table:table-cell office:value-type="float" office:value="52.0201">
            <text:p>52.0201</text:p>
          </table:table-cell>
          <table:table-cell office:value-type="float" office:value="1.2123">
            <text:p>1.212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D0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0">
            <text:p>1030</text:p>
          </table:table-cell>
          <table:table-cell office:value-type="time" office:time-value="PT16H20M18S">
            <text:p>16:20:18</text:p>
          </table:table-cell>
          <table:table-cell office:value-type="float" office:value="52.0201">
            <text:p>52.0201</text:p>
          </table:table-cell>
          <table:table-cell office:value-type="float" office:value="1.2123">
            <text:p>1.2123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D0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1">
            <text:p>1031</text:p>
          </table:table-cell>
          <table:table-cell office:value-type="time" office:time-value="PT16H21M03S">
            <text:p>16:21:03</text:p>
          </table:table-cell>
          <table:table-cell office:value-type="float" office:value="52.0178">
            <text:p>52.0178</text:p>
          </table:table-cell>
          <table:table-cell office:value-type="float" office:value="1.2125">
            <text:p>1.2125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D37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1">
            <text:p>1031</text:p>
          </table:table-cell>
          <table:table-cell office:value-type="time" office:time-value="PT16H21M03S">
            <text:p>16:21:03</text:p>
          </table:table-cell>
          <table:table-cell office:value-type="float" office:value="52.0178">
            <text:p>52.0178</text:p>
          </table:table-cell>
          <table:table-cell office:value-type="float" office:value="1.2125">
            <text:p>1.2125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D37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2">
            <text:p>1032</text:p>
          </table:table-cell>
          <table:table-cell office:value-type="time" office:time-value="PT16H21M48S">
            <text:p>16:21:48</text:p>
          </table:table-cell>
          <table:table-cell office:value-type="float" office:value="52.0153">
            <text:p>52.0153</text:p>
          </table:table-cell>
          <table:table-cell office:value-type="float" office:value="1.2122">
            <text:p>1.2122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24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2">
            <text:p>1032</text:p>
          </table:table-cell>
          <table:table-cell office:value-type="time" office:time-value="PT16H21M48S">
            <text:p>16:21:48</text:p>
          </table:table-cell>
          <table:table-cell office:value-type="float" office:value="52.0153">
            <text:p>52.0153</text:p>
          </table:table-cell>
          <table:table-cell office:value-type="float" office:value="1.2122">
            <text:p>1.2122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24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3">
            <text:p>1033</text:p>
          </table:table-cell>
          <table:table-cell office:value-type="time" office:time-value="PT16H22M33S">
            <text:p>16:22:33</text:p>
          </table:table-cell>
          <table:table-cell office:value-type="float" office:value="52.0127">
            <text:p>52.0127</text:p>
          </table:table-cell>
          <table:table-cell office:value-type="float" office:value="1.2116">
            <text:p>1.2116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FD7B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3">
            <text:p>1033</text:p>
          </table:table-cell>
          <table:table-cell office:value-type="time" office:time-value="PT16H22M33S">
            <text:p>16:22:33</text:p>
          </table:table-cell>
          <table:table-cell office:value-type="float" office:value="52.0127">
            <text:p>52.0127</text:p>
          </table:table-cell>
          <table:table-cell office:value-type="float" office:value="1.2116">
            <text:p>1.2116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FD7B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4">
            <text:p>1034</text:p>
          </table:table-cell>
          <table:table-cell office:value-type="time" office:time-value="PT16H23M19S">
            <text:p>16:23:19</text:p>
          </table:table-cell>
          <table:table-cell office:value-type="float" office:value="52.0099">
            <text:p>52.0099</text:p>
          </table:table-cell>
          <table:table-cell office:value-type="float" office:value="1.2106">
            <text:p>1.2106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EA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4">
            <text:p>1034</text:p>
          </table:table-cell>
          <table:table-cell office:value-type="time" office:time-value="PT16H23M19S">
            <text:p>16:23:19</text:p>
          </table:table-cell>
          <table:table-cell office:value-type="float" office:value="52.0099">
            <text:p>52.0099</text:p>
          </table:table-cell>
          <table:table-cell office:value-type="float" office:value="1.2106">
            <text:p>1.2106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EAE</text:p>
          </table:table-cell>
        </table:table-row>
        <table:table-row table:style-name="ro1">
          <table:table-cell office:value-type="string">
            <text:p>G7LEU : PICO</text:p>
          </table:table-cell>
          <table:table-cell office:value-type="float" office:value="1035">
            <text:p>1035</text:p>
          </table:table-cell>
          <table:table-cell office:value-type="time" office:time-value="PT16H24M04S">
            <text:p>16:24:04</text:p>
          </table:table-cell>
          <table:table-cell office:value-type="float" office:value="52.007">
            <text:p>52.007</text:p>
          </table:table-cell>
          <table:table-cell office:value-type="float" office:value="1.2095">
            <text:p>1.2095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422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5">
            <text:p>1035</text:p>
          </table:table-cell>
          <table:table-cell office:value-type="time" office:time-value="PT16H24M04S">
            <text:p>16:24:04</text:p>
          </table:table-cell>
          <table:table-cell office:value-type="float" office:value="52.007">
            <text:p>52.007</text:p>
          </table:table-cell>
          <table:table-cell office:value-type="float" office:value="1.2095">
            <text:p>1.2095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42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5">
            <text:p>1035</text:p>
          </table:table-cell>
          <table:table-cell office:value-type="time" office:time-value="PT16H24M04S">
            <text:p>16:24:04</text:p>
          </table:table-cell>
          <table:table-cell office:value-type="float" office:value="52.007">
            <text:p>52.007</text:p>
          </table:table-cell>
          <table:table-cell office:value-type="float" office:value="1.2095">
            <text:p>1.2095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642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36">
            <text:p>1036</text:p>
          </table:table-cell>
          <table:table-cell office:value-type="time" office:time-value="PT16H24M49S">
            <text:p>16:24:49</text:p>
          </table:table-cell>
          <table:table-cell office:value-type="float" office:value="52.0041">
            <text:p>52.0041</text:p>
          </table:table-cell>
          <table:table-cell office:value-type="float" office:value="1.2082">
            <text:p>1.2082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2C8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6">
            <text:p>1036</text:p>
          </table:table-cell>
          <table:table-cell office:value-type="time" office:time-value="PT16H24M49S">
            <text:p>16:24:49</text:p>
          </table:table-cell>
          <table:table-cell office:value-type="float" office:value="52.0041">
            <text:p>52.0041</text:p>
          </table:table-cell>
          <table:table-cell office:value-type="float" office:value="1.2082">
            <text:p>1.2082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2C8F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7">
            <text:p>1037</text:p>
          </table:table-cell>
          <table:table-cell office:value-type="time" office:time-value="PT16H25M34S">
            <text:p>16:25:34</text:p>
          </table:table-cell>
          <table:table-cell office:value-type="float" office:value="52.001">
            <text:p>52.001</text:p>
          </table:table-cell>
          <table:table-cell office:value-type="float" office:value="1.2068">
            <text:p>1.2068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86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37">
            <text:p>1037</text:p>
          </table:table-cell>
          <table:table-cell office:value-type="time" office:time-value="PT16H25M34S">
            <text:p>16:25:34</text:p>
          </table:table-cell>
          <table:table-cell office:value-type="float" office:value="52.001">
            <text:p>52.001</text:p>
          </table:table-cell>
          <table:table-cell office:value-type="float" office:value="1.2068">
            <text:p>1.2068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386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38">
            <text:p>1038</text:p>
          </table:table-cell>
          <table:table-cell office:value-type="time" office:time-value="PT16H26M19S">
            <text:p>16:26:19</text:p>
          </table:table-cell>
          <table:table-cell office:value-type="float" office:value="51.9975">
            <text:p>51.9975</text:p>
          </table:table-cell>
          <table:table-cell office:value-type="float" office:value="1.2051">
            <text:p>1.2051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CE60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38">
            <text:p>1038</text:p>
          </table:table-cell>
          <table:table-cell office:value-type="time" office:time-value="PT16H26M19S">
            <text:p>16:26:19</text:p>
          </table:table-cell>
          <table:table-cell office:value-type="float" office:value="51.9975">
            <text:p>51.9975</text:p>
          </table:table-cell>
          <table:table-cell office:value-type="float" office:value="1.2051">
            <text:p>1.2051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CE60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38">
            <text:p>1038</text:p>
          </table:table-cell>
          <table:table-cell office:value-type="time" office:time-value="PT16H26M19S">
            <text:p>16:26:19</text:p>
          </table:table-cell>
          <table:table-cell office:value-type="float" office:value="51.9975">
            <text:p>51.9975</text:p>
          </table:table-cell>
          <table:table-cell office:value-type="float" office:value="1.2051">
            <text:p>1.2051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CE6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39">
            <text:p>1039</text:p>
          </table:table-cell>
          <table:table-cell office:value-type="time" office:time-value="PT16H27M05S">
            <text:p>16:27:05</text:p>
          </table:table-cell>
          <table:table-cell office:value-type="float" office:value="51.9937">
            <text:p>51.9937</text:p>
          </table:table-cell>
          <table:table-cell office:value-type="float" office:value="1.2034">
            <text:p>1.2034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FB18</text:p>
          </table:table-cell>
        </table:table-row>
        <table:table-row table:style-name="ro1">
          <table:table-cell office:value-type="string">
            <text:p>G4FEV : PICO</text:p>
          </table:table-cell>
          <table:table-cell office:value-type="float" office:value="1040">
            <text:p>1040</text:p>
          </table:table-cell>
          <table:table-cell office:value-type="time" office:time-value="PT16H27M50S">
            <text:p>16:27:50</text:p>
          </table:table-cell>
          <table:table-cell office:value-type="float" office:value="51.9899">
            <text:p>51.9899</text:p>
          </table:table-cell>
          <table:table-cell office:value-type="float" office:value="1.2016">
            <text:p>1.201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E88E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40">
            <text:p>1040</text:p>
          </table:table-cell>
          <table:table-cell office:value-type="time" office:time-value="PT16H27M50S">
            <text:p>16:27:50</text:p>
          </table:table-cell>
          <table:table-cell office:value-type="float" office:value="51.9899">
            <text:p>51.9899</text:p>
          </table:table-cell>
          <table:table-cell office:value-type="float" office:value="1.2016">
            <text:p>1.201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E88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1">
            <text:p>1041</text:p>
          </table:table-cell>
          <table:table-cell office:value-type="time" office:time-value="PT16H28M35S">
            <text:p>16:28:35</text:p>
          </table:table-cell>
          <table:table-cell office:value-type="float" office:value="51.9858">
            <text:p>51.9858</text:p>
          </table:table-cell>
          <table:table-cell office:value-type="float" office:value="1.1997">
            <text:p>1.1997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A566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2">
            <text:p>1042</text:p>
          </table:table-cell>
          <table:table-cell office:value-type="time" office:time-value="PT16H29M20S">
            <text:p>16:29:20</text:p>
          </table:table-cell>
          <table:table-cell office:value-type="float" office:value="51.9814">
            <text:p>51.9814</text:p>
          </table:table-cell>
          <table:table-cell office:value-type="float" office:value="1.198">
            <text:p>1.198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065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3">
            <text:p>1043</text:p>
          </table:table-cell>
          <table:table-cell office:value-type="time" office:time-value="PT16H30M05S">
            <text:p>16:30:05</text:p>
          </table:table-cell>
          <table:table-cell office:value-type="float" office:value="51.977">
            <text:p>51.977</text:p>
          </table:table-cell>
          <table:table-cell office:value-type="float" office:value="1.1965">
            <text:p>1.1965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2A42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43">
            <text:p>1043</text:p>
          </table:table-cell>
          <table:table-cell office:value-type="time" office:time-value="PT16H30M05S">
            <text:p>16:30:05</text:p>
          </table:table-cell>
          <table:table-cell office:value-type="float" office:value="51.977">
            <text:p>51.977</text:p>
          </table:table-cell>
          <table:table-cell office:value-type="float" office:value="1.1965">
            <text:p>1.1965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;2*2A42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4">
            <text:p>1044</text:p>
          </table:table-cell>
          <table:table-cell office:value-type="time" office:time-value="PT16H30M51S">
            <text:p>16:30:51</text:p>
          </table:table-cell>
          <table:table-cell office:value-type="float" office:value="51.9726">
            <text:p>51.9726</text:p>
          </table:table-cell>
          <table:table-cell office:value-type="float" office:value="1.1951">
            <text:p>1.1951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5ED8</text:p>
          </table:table-cell>
        </table:table-row>
        <table:table-row table:style-name="ro1">
          <table:table-cell office:value-type="string">
            <text:p>M6LEP : PICO</text:p>
          </table:table-cell>
          <table:table-cell office:value-type="float" office:value="1044">
            <text:p>1044</text:p>
          </table:table-cell>
          <table:table-cell office:value-type="time" office:time-value="PT16H30M51S">
            <text:p>16:30:51</text:p>
          </table:table-cell>
          <table:table-cell office:value-type="float" office:value="51.9726">
            <text:p>51.9726</text:p>
          </table:table-cell>
          <table:table-cell office:value-type="float" office:value="1.1951">
            <text:p>1.1951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5ED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5">
            <text:p>1045</text:p>
          </table:table-cell>
          <table:table-cell office:value-type="time" office:time-value="PT16H31M36S">
            <text:p>16:31:36</text:p>
          </table:table-cell>
          <table:table-cell office:value-type="float" office:value="51.9683">
            <text:p>51.9683</text:p>
          </table:table-cell>
          <table:table-cell office:value-type="float" office:value="1.1939">
            <text:p>1.19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1790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46">
            <text:p>1046</text:p>
          </table:table-cell>
          <table:table-cell office:value-type="time" office:time-value="PT16H32M21S">
            <text:p>16:32:21</text:p>
          </table:table-cell>
          <table:table-cell office:value-type="float" office:value="51.964">
            <text:p>51.964</text:p>
          </table:table-cell>
          <table:table-cell office:value-type="float" office:value="1.1925">
            <text:p>1.1925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84C7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0">
            <text:p>1050</text:p>
          </table:table-cell>
          <table:table-cell office:value-type="time" office:time-value="PT16H35M23S">
            <text:p>16:35:23</text:p>
          </table:table-cell>
          <table:table-cell office:value-type="float" office:value="51.9474">
            <text:p>51.9474</text:p>
          </table:table-cell>
          <table:table-cell office:value-type="float" office:value="1.1862">
            <text:p>1.1862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A8E8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1">
            <text:p>1051</text:p>
          </table:table-cell>
          <table:table-cell office:value-type="time" office:time-value="PT16H36M08S">
            <text:p>16:36:08</text:p>
          </table:table-cell>
          <table:table-cell office:value-type="float" office:value="51.9438">
            <text:p>51.9438</text:p>
          </table:table-cell>
          <table:table-cell office:value-type="float" office:value="1.1854">
            <text:p>1.1854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;2*47BD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2">
            <text:p>1052</text:p>
          </table:table-cell>
          <table:table-cell office:value-type="time" office:time-value="PT16H36M54S">
            <text:p>16:36:54</text:p>
          </table:table-cell>
          <table:table-cell office:value-type="float" office:value="51.9403">
            <text:p>51.9403</text:p>
          </table:table-cell>
          <table:table-cell office:value-type="float" office:value="1.185">
            <text:p>1.1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B356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3">
            <text:p>1053</text:p>
          </table:table-cell>
          <table:table-cell office:value-type="time" office:time-value="PT16H37M39S">
            <text:p>16:37:39</text:p>
          </table:table-cell>
          <table:table-cell office:value-type="float" office:value="51.937">
            <text:p>51.937</text:p>
          </table:table-cell>
          <table:table-cell office:value-type="float" office:value="1.1843">
            <text:p>1.1843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21B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4">
            <text:p>1054</text:p>
          </table:table-cell>
          <table:table-cell office:value-type="time" office:time-value="PT16H38M25S">
            <text:p>16:38:25</text:p>
          </table:table-cell>
          <table:table-cell office:value-type="float" office:value="51.9338">
            <text:p>51.9338</text:p>
          </table:table-cell>
          <table:table-cell office:value-type="float" office:value="1.1838">
            <text:p>1.183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BDE4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5">
            <text:p>1055</text:p>
          </table:table-cell>
          <table:table-cell office:value-type="time" office:time-value="PT16H39M10S">
            <text:p>16:39:10</text:p>
          </table:table-cell>
          <table:table-cell office:value-type="float" office:value="51.9309">
            <text:p>51.9309</text:p>
          </table:table-cell>
          <table:table-cell office:value-type="float" office:value="1.1836">
            <text:p>1.1836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14AF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6">
            <text:p>1056</text:p>
          </table:table-cell>
          <table:table-cell office:value-type="time" office:time-value="PT16H39M56S">
            <text:p>16:39:56</text:p>
          </table:table-cell>
          <table:table-cell office:value-type="float" office:value="51.928">
            <text:p>51.928</text:p>
          </table:table-cell>
          <table:table-cell office:value-type="float" office:value="1.1835">
            <text:p>1.1835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7C5C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59">
            <text:p>1059</text:p>
          </table:table-cell>
          <table:table-cell office:value-type="time" office:time-value="PT16H42M12S">
            <text:p>16:42:12</text:p>
          </table:table-cell>
          <table:table-cell office:value-type="float" office:value="51.9203">
            <text:p>51.9203</text:p>
          </table:table-cell>
          <table:table-cell office:value-type="float" office:value="1.1826">
            <text:p>1.182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4549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60">
            <text:p>1060</text:p>
          </table:table-cell>
          <table:table-cell office:value-type="time" office:time-value="PT16H42M57S">
            <text:p>16:42:57</text:p>
          </table:table-cell>
          <table:table-cell office:value-type="float" office:value="51.9181">
            <text:p>51.9181</text:p>
          </table:table-cell>
          <table:table-cell office:value-type="float" office:value="1.1825">
            <text:p>1.182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124E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061">
            <text:p>1061</text:p>
          </table:table-cell>
          <table:table-cell office:value-type="time" office:time-value="PT16H43M43S">
            <text:p>16:43:43</text:p>
          </table:table-cell>
          <table:table-cell office:value-type="float" office:value="51.9157">
            <text:p>51.9157</text:p>
          </table:table-cell>
          <table:table-cell office:value-type="float" office:value="1.1822">
            <text:p>1.1822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;2*F7DB</text:p>
          </table:table-cell>
        </table:table-row>
        <table:table-row table:style-name="ro1">
          <table:table-cell office:value-type="string">
            <text:p>M6JCX : PICO</text:p>
          </table:table-cell>
          <table:table-cell office:value-type="float" office:value="1436">
            <text:p>1436</text:p>
          </table:table-cell>
          <table:table-cell office:value-type="time" office:time-value="PT18H17M32S">
            <text:p>18:17:32</text:p>
          </table:table-cell>
          <table:table-cell office:value-type="float" office:value="51.9083">
            <text:p>51.9083</text:p>
          </table:table-cell>
          <table:table-cell office:value-type="float" office:value="1.1818">
            <text:p>1.181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6;0*421D</text:p>
          </table:table-cell>
        </table:table-row>
        <table:table-row table:style-name="ro1" table:number-rows-repeated="10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database-ranges>
        <table:database-range table:target-range-address="Sheet1.A1:Sheet1.AMJ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07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19T07:31:47</dc:date>
    <dc:creator>James Coxon</dc:creator>
    <meta:generator>OpenOffice.org/3.1$Unix OpenOffice.org_project/310m19$Build-9420</meta:generator>
    <meta:editing-duration>PT00H15M22S</meta:editing-duration>
    <meta:editing-cycles>1</meta:editing-cycles>
    <meta:document-statistic meta:table-count="1" meta:cell-count="23760" meta:object-count="0"/>
  </office:meta>
</office:document-meta>
</file>